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5.941cm"/>
    </style:style>
    <style:style style:name="co4" style:family="table-column">
      <style:table-column-properties fo:break-before="auto" style:column-width="5.272cm"/>
    </style:style>
    <style:style style:name="co5" style:family="table-column">
      <style:table-column-properties fo:break-before="auto" style:column-width="6.56cm"/>
    </style:style>
    <style:style style:name="co6" style:family="table-column">
      <style:table-column-properties fo:break-before="auto" style:column-width="4.159cm"/>
    </style:style>
    <style:style style:name="co7" style:family="table-column">
      <style:table-column-properties fo:break-before="auto" style:column-width="2.723cm"/>
    </style:style>
    <style:style style:name="co8" style:family="table-column">
      <style:table-column-properties fo:break-before="auto" style:column-width="5.569cm"/>
    </style:style>
    <style:style style:name="co9" style:family="table-column">
      <style:table-column-properties fo:break-before="auto" style:column-width="3.318cm"/>
    </style:style>
    <style:style style:name="co10" style:family="table-column">
      <style:table-column-properties fo:break-before="auto" style:column-width="4.976cm"/>
    </style:style>
    <style:style style:name="co11" style:family="table-column">
      <style:table-column-properties fo:break-before="auto" style:column-width="2.97cm"/>
    </style:style>
    <style:style style:name="co12" style:family="table-column">
      <style:table-column-properties fo:break-before="auto" style:column-width="3.491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9.705cm"/>
    </style:style>
    <style:style style:name="co15" style:family="table-column">
      <style:table-column-properties fo:break-before="auto" style:column-width="14.706cm"/>
    </style:style>
    <style:style style:name="ro1" style:family="table-row">
      <style:table-row-properties style:row-height="1.26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6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fo:border-bottom="1.5pt solid #000000" fo:border-left="1.5pt solid #000000" fo:border-right="none" fo:border-top="1.5pt solid #000000" style:vertical-align="middle"/>
    </style:style>
    <style:style style:name="ce2" style:family="table-cell" style:parent-style-name="Default" style:data-style-name="N37">
      <style:table-cell-properties style:vertical-align="middle"/>
      <style:map style:condition="is-true-formula([.$A3]&lt;&gt;[.$A2])" style:apply-style-name="New_5f_Day_5f_Underline" style:base-cell-address="Tracker_Sheet.A2"/>
      <style:map style:condition="is-true-formula(AND([.$A2]&lt;&gt;[.A3]; SEARCH(&quot;HEADACHE&quot;;[.$D2])))" style:apply-style-name="Bad" style:base-cell-address="Tracker_Sheet.A2"/>
    </style:style>
    <style:style style:name="ce3" style:family="table-cell" style:parent-style-name="Default" style:data-style-name="N37">
      <style:table-cell-properties style:vertical-align="middle"/>
    </style:style>
    <style:style style:name="ce4" style:family="table-cell" style:parent-style-name="Default">
      <style:table-cell-properties fo:border-bottom="1.5pt solid #000000" fo:border-left="none" fo:border-right="none" fo:border-top="1.5pt solid #000000" style:vertical-align="middle"/>
    </style:style>
    <style:style style:name="ce5" style:family="table-cell" style:parent-style-name="Default">
      <style:table-cell-properties style:vertical-align="middle"/>
      <style:map style:condition="is-true-formula([.$A3]&lt;&gt;[.$A2])" style:apply-style-name="New_5f_Day_5f_Underline" style:base-cell-address="Tracker_Sheet.A2"/>
      <style:map style:condition="is-true-formula(AND([.$A2]&lt;&gt;[.A3]; SEARCH(&quot;HEADACHE&quot;;[.$D2])))" style:apply-style-name="Bad" style:base-cell-address="Tracker_Sheet.A2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border-bottom="1.5pt solid #000000" style:text-align-source="fix" style:repeat-content="false" fo:border-left="none" fo:border-right="none" fo:border-top="1.5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is-true-formula([.$A3]&lt;&gt;[.$A2])" style:apply-style-name="New_5f_Day_5f_Underline" style:base-cell-address="Tracker_Sheet.A2"/>
      <style:map style:condition="is-true-formula(AND([.$A2]&lt;&gt;[.A3]; SEARCH(&quot;HEADACHE&quot;;[.$D2])))" style:apply-style-name="Bad" style:base-cell-address="Tracker_Sheet.A2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1.5pt solid #000000" fo:wrap-option="wrap" fo:border-left="none" fo:border-right="none" fo:border-top="1.5pt solid #000000" style:vertical-align="middle"/>
    </style:style>
    <style:style style:name="ce11" style:family="table-cell" style:parent-style-name="Default">
      <style:table-cell-properties fo:wrap-option="wrap" style:vertical-align="middle"/>
      <style:map style:condition="is-true-formula([.$A3]&lt;&gt;[.$A2])" style:apply-style-name="New_5f_Day_5f_Underline" style:base-cell-address="Tracker_Sheet.A2"/>
      <style:map style:condition="is-true-formula(AND([.$A2]&lt;&gt;[.A3]; SEARCH(&quot;HEADACHE&quot;;[.$D2])))" style:apply-style-name="Bad" style:base-cell-address="Tracker_Sheet.A2"/>
    </style:style>
    <style:style style:name="ce12" style:family="table-cell" style:parent-style-name="Default" style:data-style-name="N0">
      <style:table-cell-properties fo:wrap-option="wrap" style:vertical-align="middle"/>
      <style:map style:condition="is-true-formula([.$A3]&lt;&gt;[.$A2])" style:apply-style-name="New_5f_Day_5f_Underline" style:base-cell-address="Tracker_Sheet.A2"/>
      <style:map style:condition="is-true-formula(AND([.$A2]&lt;&gt;[.A3]; SEARCH(&quot;HEADACHE&quot;;[.$D2])))" style:apply-style-name="Bad" style:base-cell-address="Tracker_Sheet.A2"/>
    </style:style>
    <style:style style:name="ce13" style:family="table-cell" style:parent-style-name="Default">
      <style:table-cell-properties fo:wrap-option="wrap" style:vertical-align="middle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6" style:family="table-cell" style:parent-style-name="Default">
      <style:map style:condition="is-true-formula([.$D89] = &quot;HEADACHE&quot;)" style:apply-style-name="Bad" style:base-cell-address="Suspect_Foods.A89"/>
    </style:style>
  </office:automatic-styles>
  <office:body>
    <office:spreadsheet>
      <table:calculation-settings table:automatic-find-labels="false" table:use-regular-expressions="false" table:use-wildcards="true"/>
      <table:table table:name="Tracker_Sheet" table:style-name="ta1">
        <office:forms form:automatic-focus="false" form:apply-design-mode="false"/>
        <table:table-column table:style-name="co1" table:default-cell-style-name="ce3"/>
        <table:table-column table:style-name="co1" table:default-cell-style-name="ce6"/>
        <table:table-column table:style-name="co2" table:default-cell-style-name="ce9"/>
        <table:table-column table:style-name="co3" table:default-cell-style-name="ce6"/>
        <table:table-column table:style-name="co4" table:default-cell-style-name="ce6"/>
        <table:table-column table:style-name="co5" table:default-cell-style-name="ce13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number-columns-repeated="16371" table:default-cell-style-name="ce6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Time</text:p>
          </table:table-cell>
          <table:table-cell table:style-name="ce7" office:value-type="string" calcext:value-type="string">
            <text:p>Suspect?</text:p>
          </table:table-cell>
          <table:table-cell table:style-name="ce4" office:value-type="string" calcext:value-type="string">
            <text:p>Food / Drink / Symptom</text:p>
          </table:table-cell>
          <table:table-cell table:style-name="ce10" office:value-type="string" calcext:value-type="string">
            <text:p>Notes (brand ingredients)</text:p>
          </table:table-cell>
          <table:table-cell table:style-name="ce10" office:value-type="string" calcext:value-type="string">
            <text:p>Symptom Description / </text:p>
            <text:p>Suspect Foods</text:p>
          </table:table-cell>
          <table:table-cell table:style-name="ce4" office:value-type="string" calcext:value-type="string">
            <text:p>Severity (Mild/Mod/Sev)</text:p>
          </table:table-cell>
          <table:table-cell table:style-name="ce4" office:value-type="string" calcext:value-type="string">
            <text:p>Symptom Time</text:p>
          </table:table-cell>
          <table:table-cell table:style-name="ce10" office:value-type="string" calcext:value-type="string">
            <text:p>Symptom Notes </text:p>
            <text:p>(duration, Suspect Food triggers)</text:p>
          </table:table-cell>
          <table:table-cell table:style-name="ce4" office:value-type="string" calcext:value-type="string">
            <text:p>Sleep Quality (hrs)</text:p>
          </table:table-cell>
          <table:table-cell table:style-name="ce4" office:value-type="string" calcext:value-type="string">
            <text:p>Stress Level (Low/Med/High)</text:p>
          </table:table-cell>
          <table:table-cell table:style-name="ce4" office:value-type="string" calcext:value-type="string">
            <text:p>Hydration (litres)</text:p>
          </table:table-cell>
          <table:table-cell table:style-name="ce4" office:value-type="string" calcext:value-type="string">
            <text:p>Other Observations</text:p>
          </table:table-cell>
          <table:table-cell table:style-name="ce4" table:number-columns-repeated="16370"/>
          <table:table-cell/>
        </table:table-row>
        <table:table-row table:style-name="ro2">
          <table:table-cell table:style-name="ce2" office:value-type="date" office:date-value="2025-05-30" calcext:value-type="date">
            <text:p>30/05/25</text:p>
          </table:table-cell>
          <table:table-cell table:style-name="ce5" office:value-type="string" calcext:value-type="string">
            <text:p>12:49</text:p>
          </table:table-cell>
          <table:table-cell table:style-name="ce8"/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2]=&quot;X&quot;;IF(VLOOKUP([.E2];suspect_foods;3;0) &lt;&gt;[.E2];VLOOKUP([.E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5-30" calcext:value-type="date">
            <text:p>30/05/25</text:p>
          </table:table-cell>
          <table:table-cell table:style-name="ce5" office:value-type="string" calcext:value-type="string">
            <text:p>12:49</text:p>
          </table:table-cell>
          <table:table-cell table:style-name="ce8" table:formula="of:=IF(ISERROR(IF(VLOOKUP([.E3];suspect_foods;3;0)&lt;&gt;[.E3];&quot;X&quot;;&quot;&quot;));&quot;&quot;;IF(VLOOKUP([.E3];suspect_foods;3;0)&lt;&gt;[.E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otatoes</text:p>
          </table:table-cell>
          <table:table-cell table:style-name="ce12" table:formula="of:=IF([.C3]=&quot;X&quot;;IF(VLOOKUP([.E3];suspect_foods;3;0) &lt;&gt;[.E3];VLOOKUP([.E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5-30" calcext:value-type="date">
            <text:p>30/05/25</text:p>
          </table:table-cell>
          <table:table-cell table:style-name="ce5" office:value-type="string" calcext:value-type="string">
            <text:p>16:14</text:p>
          </table:table-cell>
          <table:table-cell table:style-name="ce8" table:formula="of:=IF(ISERROR(IF(VLOOKUP([.E4];suspect_foods;3;0)&lt;&gt;[.E4];&quot;X&quot;;&quot;&quot;));&quot;&quot;;IF(VLOOKUP([.E4];suspect_foods;3;0)&lt;&gt;[.E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4]=&quot;X&quot;;IF(VLOOKUP([.E4];suspect_foods;3;0) &lt;&gt;[.E4];VLOOKUP([.E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5-30" calcext:value-type="date">
            <text:p>30/05/25</text:p>
          </table:table-cell>
          <table:table-cell table:style-name="ce5" office:value-type="string" calcext:value-type="string">
            <text:p>16:14</text:p>
          </table:table-cell>
          <table:table-cell table:style-name="ce8" table:formula="of:=IF(ISERROR(IF(VLOOKUP([.E5];suspect_foods;3;0)&lt;&gt;[.E5];&quot;X&quot;;&quot;&quot;));&quot;&quot;;IF(VLOOKUP([.E5];suspect_foods;3;0)&lt;&gt;[.E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5]=&quot;X&quot;;IF(VLOOKUP([.E5];suspect_foods;3;0) &lt;&gt;[.E5];VLOOKUP([.E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5-30" calcext:value-type="date">
            <text:p>30/05/25</text:p>
          </table:table-cell>
          <table:table-cell table:style-name="ce5" office:value-type="string" calcext:value-type="string">
            <text:p>16:14</text:p>
          </table:table-cell>
          <table:table-cell table:style-name="ce8" table:formula="of:=IF(ISERROR(IF(VLOOKUP([.E6];suspect_foods;3;0)&lt;&gt;[.E6];&quot;X&quot;;&quot;&quot;));&quot;&quot;;IF(VLOOKUP([.E6];suspect_foods;3;0)&lt;&gt;[.E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6]=&quot;X&quot;;IF(VLOOKUP([.E6];suspect_foods;3;0) &lt;&gt;[.E6];VLOOKUP([.E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5-30" calcext:value-type="date">
            <text:p>30/05/25</text:p>
          </table:table-cell>
          <table:table-cell table:style-name="ce5" office:value-type="string" calcext:value-type="string">
            <text:p>16:14</text:p>
          </table:table-cell>
          <table:table-cell table:style-name="ce8" table:formula="of:=IF(ISERROR(IF(VLOOKUP([.E7];suspect_foods;3;0)&lt;&gt;[.E7];&quot;X&quot;;&quot;&quot;));&quot;&quot;;IF(VLOOKUP([.E7];suspect_foods;3;0)&lt;&gt;[.E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7]=&quot;X&quot;;IF(VLOOKUP([.E7];suspect_foods;3;0) &lt;&gt;[.E7];VLOOKUP([.E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5-30" calcext:value-type="date">
            <text:p>30/05/25</text:p>
          </table:table-cell>
          <table:table-cell table:style-name="ce5" office:value-type="string" calcext:value-type="string">
            <text:p>21:15</text:p>
          </table:table-cell>
          <table:table-cell table:style-name="ce8" table:formula="of:=IF(ISERROR(IF(VLOOKUP([.E8];suspect_foods;3;0)&lt;&gt;[.E8];&quot;X&quot;;&quot;&quot;));&quot;&quot;;IF(VLOOKUP([.E8];suspect_foods;3;0)&lt;&gt;[.E8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psicum</text:p>
          </table:table-cell>
          <table:table-cell table:style-name="ce11" table:formula="of:=IF([.C8]=&quot;X&quot;;IF(VLOOKUP([.E8];suspect_foods;3;0) &lt;&gt;[.E8];VLOOKUP([.E8];suspect_foods;3;0);&quot;&quot;);&quot;&quot;)" office:value-type="string" office:string-value="Capsicum - Nightshade Family" calcext:value-type="string">
            <text:p>Capsicum - Nightshade Family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5-30" calcext:value-type="date">
            <text:p>30/05/25</text:p>
          </table:table-cell>
          <table:table-cell table:style-name="ce5" office:value-type="string" calcext:value-type="string">
            <text:p>21:15</text:p>
          </table:table-cell>
          <table:table-cell table:style-name="ce8" table:formula="of:=IF(ISERROR(IF(VLOOKUP([.E9];suspect_foods;3;0)&lt;&gt;[.E9];&quot;X&quot;;&quot;&quot;));&quot;&quot;;IF(VLOOKUP([.E9];suspect_foods;3;0)&lt;&gt;[.E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9]=&quot;X&quot;;IF(VLOOKUP([.E9];suspect_foods;3;0) &lt;&gt;[.E9];VLOOKUP([.E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5-30" calcext:value-type="date">
            <text:p>30/05/25</text:p>
          </table:table-cell>
          <table:table-cell table:style-name="ce5" office:value-type="string" calcext:value-type="string">
            <text:p>21:15</text:p>
          </table:table-cell>
          <table:table-cell table:style-name="ce8" table:formula="of:=IF(ISERROR(IF(VLOOKUP([.E10];suspect_foods;3;0)&lt;&gt;[.E10];&quot;X&quot;;&quot;&quot;));&quot;&quot;;IF(VLOOKUP([.E10];suspect_foods;3;0)&lt;&gt;[.E1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 Stock</text:p>
          </table:table-cell>
          <table:table-cell table:style-name="ce11" table:formula="of:=IF([.C10]=&quot;X&quot;;IF(VLOOKUP([.E10];suspect_foods;3;0) &lt;&gt;[.E10];VLOOKUP([.E1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5-30" calcext:value-type="date">
            <text:p>30/05/25</text:p>
          </table:table-cell>
          <table:table-cell table:style-name="ce5" office:value-type="string" calcext:value-type="string">
            <text:p>21:15</text:p>
          </table:table-cell>
          <table:table-cell table:style-name="ce8" table:formula="of:=IF(ISERROR(IF(VLOOKUP([.E11];suspect_foods;3;0)&lt;&gt;[.E11];&quot;X&quot;;&quot;&quot;));&quot;&quot;;IF(VLOOKUP([.E11];suspect_foods;3;0)&lt;&gt;[.E1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arlic</text:p>
          </table:table-cell>
          <table:table-cell table:style-name="ce11" table:formula="of:=IF([.C11]=&quot;X&quot;;IF(VLOOKUP([.E11];suspect_foods;3;0) &lt;&gt;[.E11];VLOOKUP([.E1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5-30" calcext:value-type="date">
            <text:p>30/05/25</text:p>
          </table:table-cell>
          <table:table-cell table:style-name="ce5" office:value-type="string" calcext:value-type="string">
            <text:p>21:15</text:p>
          </table:table-cell>
          <table:table-cell table:style-name="ce8" table:formula="of:=IF(ISERROR(IF(VLOOKUP([.E12];suspect_foods;3;0)&lt;&gt;[.E12];&quot;X&quot;;&quot;&quot;));&quot;&quot;;IF(VLOOKUP([.E12];suspect_foods;3;0)&lt;&gt;[.E1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Onion</text:p>
          </table:table-cell>
          <table:table-cell table:style-name="ce11" table:formula="of:=IF([.C12]=&quot;X&quot;;IF(VLOOKUP([.E12];suspect_foods;3;0) &lt;&gt;[.E12];VLOOKUP([.E1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5-30" calcext:value-type="date">
            <text:p>30/05/25</text:p>
          </table:table-cell>
          <table:table-cell table:style-name="ce5" office:value-type="string" calcext:value-type="string">
            <text:p>21:15</text:p>
          </table:table-cell>
          <table:table-cell table:style-name="ce8" table:formula="of:=IF(ISERROR(IF(VLOOKUP([.E13];suspect_foods;3;0)&lt;&gt;[.E13];&quot;X&quot;;&quot;&quot;));&quot;&quot;;IF(VLOOKUP([.E13];suspect_foods;3;0)&lt;&gt;[.E1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aella</text:p>
          </table:table-cell>
          <table:table-cell table:style-name="ce11" table:formula="of:=IF([.C13]=&quot;X&quot;;IF(VLOOKUP([.E13];suspect_foods;3;0) &lt;&gt;[.E13];VLOOKUP([.E1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5-30" calcext:value-type="date">
            <text:p>30/05/25</text:p>
          </table:table-cell>
          <table:table-cell table:style-name="ce5" office:value-type="string" calcext:value-type="string">
            <text:p>21:15</text:p>
          </table:table-cell>
          <table:table-cell table:style-name="ce8" table:formula="of:=IF(ISERROR(IF(VLOOKUP([.E14];suspect_foods;3;0)&lt;&gt;[.E14];&quot;X&quot;;&quot;&quot;));&quot;&quot;;IF(VLOOKUP([.E14];suspect_foods;3;0)&lt;&gt;[.E1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Rice</text:p>
          </table:table-cell>
          <table:table-cell table:style-name="ce11" table:formula="of:=IF([.C14]=&quot;X&quot;;IF(VLOOKUP([.E14];suspect_foods;3;0) &lt;&gt;[.E14];VLOOKUP([.E1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5-30" calcext:value-type="date">
            <text:p>30/05/25</text:p>
          </table:table-cell>
          <table:table-cell table:style-name="ce5" office:value-type="string" calcext:value-type="string">
            <text:p>21:16</text:p>
          </table:table-cell>
          <table:table-cell table:style-name="ce8" table:formula="of:=IF(ISERROR(IF(VLOOKUP([.E15];suspect_foods;3;0)&lt;&gt;[.E15];&quot;X&quot;;&quot;&quot;));&quot;&quot;;IF(VLOOKUP([.E15];suspect_foods;3;0)&lt;&gt;[.E1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pple</text:p>
          </table:table-cell>
          <table:table-cell table:style-name="ce11" table:formula="of:=IF([.C15]=&quot;X&quot;;IF(VLOOKUP([.E15];suspect_foods;3;0) &lt;&gt;[.E15];VLOOKUP([.E1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5-30" calcext:value-type="date">
            <text:p>30/05/25</text:p>
          </table:table-cell>
          <table:table-cell table:style-name="ce5" office:value-type="string" calcext:value-type="string">
            <text:p>21:16</text:p>
          </table:table-cell>
          <table:table-cell table:style-name="ce8" table:formula="of:=IF(ISERROR(IF(VLOOKUP([.E16];suspect_foods;3;0)&lt;&gt;[.E16];&quot;X&quot;;&quot;&quot;));&quot;&quot;;IF(VLOOKUP([.E16];suspect_foods;3;0)&lt;&gt;[.E1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trawberries</text:p>
          </table:table-cell>
          <table:table-cell table:style-name="ce11" table:formula="of:=IF([.C16]=&quot;X&quot;;IF(VLOOKUP([.E16];suspect_foods;3;0) &lt;&gt;[.E16];VLOOKUP([.E1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5-30" calcext:value-type="date">
            <text:p>30/05/25</text:p>
          </table:table-cell>
          <table:table-cell table:style-name="ce5" office:value-type="string" calcext:value-type="string">
            <text:p>21:16</text:p>
          </table:table-cell>
          <table:table-cell table:style-name="ce8" table:formula="of:=IF(ISERROR(IF(VLOOKUP([.E17];suspect_foods;3;0)&lt;&gt;[.E17];&quot;X&quot;;&quot;&quot;));&quot;&quot;;IF(VLOOKUP([.E17];suspect_foods;3;0)&lt;&gt;[.E1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17]=&quot;X&quot;;IF(VLOOKUP([.E17];suspect_foods;3;0) &lt;&gt;[.E17];VLOOKUP([.E1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5-31" calcext:value-type="date">
            <text:p>31/05/25</text:p>
          </table:table-cell>
          <table:table-cell table:style-name="ce5" office:value-type="string" calcext:value-type="string">
            <text:p>08:31</text:p>
          </table:table-cell>
          <table:table-cell table:style-name="ce8" table:formula="of:=IF(ISERROR(IF(VLOOKUP([.E18];suspect_foods;3;0)&lt;&gt;[.E18];&quot;X&quot;;&quot;&quot;));&quot;&quot;;IF(VLOOKUP([.E18];suspect_foods;3;0)&lt;&gt;[.E18];&quot;X&quot;;&quot;&quot;))">
            <text:p/>
          </table:table-cell>
          <table:table-cell table:style-name="ce5" office:value-type="string" calcext:value-type="string">
            <text:p>HEADACHE</text:p>
          </table:table-cell>
          <table:table-cell table:style-name="ce5"/>
          <table:table-cell table:style-name="ce11" table:formula="of:=IF([.C18]=&quot;X&quot;;IF(VLOOKUP([.E18];suspect_foods;3;0) &lt;&gt;[.E18];VLOOKUP([.E1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5-31" calcext:value-type="date">
            <text:p>31/05/25</text:p>
          </table:table-cell>
          <table:table-cell table:style-name="ce5" office:value-type="string" calcext:value-type="string">
            <text:p>13:59</text:p>
          </table:table-cell>
          <table:table-cell table:style-name="ce8" table:formula="of:=IF(ISERROR(IF(VLOOKUP([.E19];suspect_foods;3;0)&lt;&gt;[.E19];&quot;X&quot;;&quot;&quot;));&quot;&quot;;IF(VLOOKUP([.E19];suspect_foods;3;0)&lt;&gt;[.E19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psicum</text:p>
          </table:table-cell>
          <table:table-cell table:style-name="ce11" table:formula="of:=IF([.C19]=&quot;X&quot;;IF(VLOOKUP([.E19];suspect_foods;3;0) &lt;&gt;[.E19];VLOOKUP([.E19];suspect_foods;3;0);&quot;&quot;);&quot;&quot;)" office:value-type="string" office:string-value="Capsicum - Nightshade Family" calcext:value-type="string">
            <text:p>Capsicum - Nightshade Family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5-31" calcext:value-type="date">
            <text:p>31/05/25</text:p>
          </table:table-cell>
          <table:table-cell table:style-name="ce5" office:value-type="string" calcext:value-type="string">
            <text:p>13:59</text:p>
          </table:table-cell>
          <table:table-cell table:style-name="ce8" table:formula="of:=IF(ISERROR(IF(VLOOKUP([.E20];suspect_foods;3;0)&lt;&gt;[.E20];&quot;X&quot;;&quot;&quot;));&quot;&quot;;IF(VLOOKUP([.E20];suspect_foods;3;0)&lt;&gt;[.E20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elery</text:p>
          </table:table-cell>
          <table:table-cell table:style-name="ce11" table:formula="of:=IF([.C20]=&quot;X&quot;;IF(VLOOKUP([.E20];suspect_foods;3;0) &lt;&gt;[.E20];VLOOKUP([.E20];suspect_foods;3;0);&quot;&quot;);&quot;&quot;)" office:value-type="string" office:string-value="Celery Allergenic" calcext:value-type="string">
            <text:p>Celery Allergenic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5-31" calcext:value-type="date">
            <text:p>31/05/25</text:p>
          </table:table-cell>
          <table:table-cell table:style-name="ce5" office:value-type="string" calcext:value-type="string">
            <text:p>13:59</text:p>
          </table:table-cell>
          <table:table-cell table:style-name="ce8" table:formula="of:=IF(ISERROR(IF(VLOOKUP([.E21];suspect_foods;3;0)&lt;&gt;[.E21];&quot;X&quot;;&quot;&quot;));&quot;&quot;;IF(VLOOKUP([.E21];suspect_foods;3;0)&lt;&gt;[.E2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21]=&quot;X&quot;;IF(VLOOKUP([.E21];suspect_foods;3;0) &lt;&gt;[.E21];VLOOKUP([.E2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5-31" calcext:value-type="date">
            <text:p>31/05/25</text:p>
          </table:table-cell>
          <table:table-cell table:style-name="ce5" office:value-type="string" calcext:value-type="string">
            <text:p>13:59</text:p>
          </table:table-cell>
          <table:table-cell table:style-name="ce8" table:formula="of:=IF(ISERROR(IF(VLOOKUP([.E22];suspect_foods;3;0)&lt;&gt;[.E22];&quot;X&quot;;&quot;&quot;));&quot;&quot;;IF(VLOOKUP([.E22];suspect_foods;3;0)&lt;&gt;[.E2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22]=&quot;X&quot;;IF(VLOOKUP([.E22];suspect_foods;3;0) &lt;&gt;[.E22];VLOOKUP([.E2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5-31" calcext:value-type="date">
            <text:p>31/05/25</text:p>
          </table:table-cell>
          <table:table-cell table:style-name="ce5" office:value-type="string" calcext:value-type="string">
            <text:p>13:59</text:p>
          </table:table-cell>
          <table:table-cell table:style-name="ce8" table:formula="of:=IF(ISERROR(IF(VLOOKUP([.E23];suspect_foods;3;0)&lt;&gt;[.E23];&quot;X&quot;;&quot;&quot;));&quot;&quot;;IF(VLOOKUP([.E23];suspect_foods;3;0)&lt;&gt;[.E2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Sourdough Bread Slice</text:p>
          </table:table-cell>
          <table:table-cell table:style-name="ce11" table:formula="of:=IF([.C23]=&quot;X&quot;;IF(VLOOKUP([.E23];suspect_foods;3;0) &lt;&gt;[.E23];VLOOKUP([.E2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5-31" calcext:value-type="date">
            <text:p>31/05/25</text:p>
          </table:table-cell>
          <table:table-cell table:style-name="ce5" office:value-type="string" calcext:value-type="string">
            <text:p>13:59</text:p>
          </table:table-cell>
          <table:table-cell table:style-name="ce8" table:formula="of:=IF(ISERROR(IF(VLOOKUP([.E24];suspect_foods;3;0)&lt;&gt;[.E24];&quot;X&quot;;&quot;&quot;));&quot;&quot;;IF(VLOOKUP([.E24];suspect_foods;3;0)&lt;&gt;[.E2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24]=&quot;X&quot;;IF(VLOOKUP([.E24];suspect_foods;3;0) &lt;&gt;[.E24];VLOOKUP([.E2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5-31" calcext:value-type="date">
            <text:p>31/05/25</text:p>
          </table:table-cell>
          <table:table-cell table:style-name="ce5" office:value-type="string" calcext:value-type="string">
            <text:p>13:59</text:p>
          </table:table-cell>
          <table:table-cell table:style-name="ce8" table:formula="of:=IF(ISERROR(IF(VLOOKUP([.E25];suspect_foods;3;0)&lt;&gt;[.E25];&quot;X&quot;;&quot;&quot;));&quot;&quot;;IF(VLOOKUP([.E25];suspect_foods;3;0)&lt;&gt;[.E2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25]=&quot;X&quot;;IF(VLOOKUP([.E25];suspect_foods;3;0) &lt;&gt;[.E25];VLOOKUP([.E2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5-31" calcext:value-type="date">
            <text:p>31/05/25</text:p>
          </table:table-cell>
          <table:table-cell table:style-name="ce5" office:value-type="string" calcext:value-type="string">
            <text:p>13:59</text:p>
          </table:table-cell>
          <table:table-cell table:style-name="ce8" table:formula="of:=IF(ISERROR(IF(VLOOKUP([.E26];suspect_foods;3;0)&lt;&gt;[.E26];&quot;X&quot;;&quot;&quot;));&quot;&quot;;IF(VLOOKUP([.E26];suspect_foods;3;0)&lt;&gt;[.E2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otatoes</text:p>
          </table:table-cell>
          <table:table-cell table:style-name="ce11" table:formula="of:=IF([.C26]=&quot;X&quot;;IF(VLOOKUP([.E26];suspect_foods;3;0) &lt;&gt;[.E26];VLOOKUP([.E2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5-31" calcext:value-type="date">
            <text:p>31/05/25</text:p>
          </table:table-cell>
          <table:table-cell table:style-name="ce5" office:value-type="string" calcext:value-type="string">
            <text:p>15:40</text:p>
          </table:table-cell>
          <table:table-cell table:style-name="ce8" table:formula="of:=IF(ISERROR(IF(VLOOKUP([.E27];suspect_foods;3;0)&lt;&gt;[.E27];&quot;X&quot;;&quot;&quot;));&quot;&quot;;IF(VLOOKUP([.E27];suspect_foods;3;0)&lt;&gt;[.E2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pple</text:p>
          </table:table-cell>
          <table:table-cell table:style-name="ce11" table:formula="of:=IF([.C27]=&quot;X&quot;;IF(VLOOKUP([.E27];suspect_foods;3;0) &lt;&gt;[.E27];VLOOKUP([.E2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5-31" calcext:value-type="date">
            <text:p>31/05/25</text:p>
          </table:table-cell>
          <table:table-cell table:style-name="ce5" office:value-type="string" calcext:value-type="string">
            <text:p>15:40</text:p>
          </table:table-cell>
          <table:table-cell table:style-name="ce8" table:formula="of:=IF(ISERROR(IF(VLOOKUP([.E28];suspect_foods;3;0)&lt;&gt;[.E28];&quot;X&quot;;&quot;&quot;));&quot;&quot;;IF(VLOOKUP([.E28];suspect_foods;3;0)&lt;&gt;[.E2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trawberries</text:p>
          </table:table-cell>
          <table:table-cell table:style-name="ce11" table:formula="of:=IF([.C28]=&quot;X&quot;;IF(VLOOKUP([.E28];suspect_foods;3;0) &lt;&gt;[.E28];VLOOKUP([.E2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5-31" calcext:value-type="date">
            <text:p>31/05/25</text:p>
          </table:table-cell>
          <table:table-cell table:style-name="ce5" office:value-type="string" calcext:value-type="string">
            <text:p>19:56</text:p>
          </table:table-cell>
          <table:table-cell table:style-name="ce8" table:formula="of:=IF(ISERROR(IF(VLOOKUP([.E29];suspect_foods;3;0)&lt;&gt;[.E29];&quot;X&quot;;&quot;&quot;));&quot;&quot;;IF(VLOOKUP([.E29];suspect_foods;3;0)&lt;&gt;[.E29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psicum</text:p>
          </table:table-cell>
          <table:table-cell table:style-name="ce11" table:formula="of:=IF([.C29]=&quot;X&quot;;IF(VLOOKUP([.E29];suspect_foods;3;0) &lt;&gt;[.E29];VLOOKUP([.E29];suspect_foods;3;0);&quot;&quot;);&quot;&quot;)" office:value-type="string" office:string-value="Capsicum - Nightshade Family" calcext:value-type="string">
            <text:p>Capsicum - Nightshade Family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5-31" calcext:value-type="date">
            <text:p>31/05/25</text:p>
          </table:table-cell>
          <table:table-cell table:style-name="ce5" office:value-type="string" calcext:value-type="string">
            <text:p>19:56</text:p>
          </table:table-cell>
          <table:table-cell table:style-name="ce8" table:formula="of:=IF(ISERROR(IF(VLOOKUP([.E30];suspect_foods;3;0)&lt;&gt;[.E30];&quot;X&quot;;&quot;&quot;));&quot;&quot;;IF(VLOOKUP([.E30];suspect_foods;3;0)&lt;&gt;[.E3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30]=&quot;X&quot;;IF(VLOOKUP([.E30];suspect_foods;3;0) &lt;&gt;[.E30];VLOOKUP([.E3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5-31" calcext:value-type="date">
            <text:p>31/05/25</text:p>
          </table:table-cell>
          <table:table-cell table:style-name="ce5" office:value-type="string" calcext:value-type="string">
            <text:p>19:56</text:p>
          </table:table-cell>
          <table:table-cell table:style-name="ce8" table:formula="of:=IF(ISERROR(IF(VLOOKUP([.E31];suspect_foods;3;0)&lt;&gt;[.E31];&quot;X&quot;;&quot;&quot;));&quot;&quot;;IF(VLOOKUP([.E31];suspect_foods;3;0)&lt;&gt;[.E3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 Stock</text:p>
          </table:table-cell>
          <table:table-cell table:style-name="ce11" table:formula="of:=IF([.C31]=&quot;X&quot;;IF(VLOOKUP([.E31];suspect_foods;3;0) &lt;&gt;[.E31];VLOOKUP([.E3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5-31" calcext:value-type="date">
            <text:p>31/05/25</text:p>
          </table:table-cell>
          <table:table-cell table:style-name="ce5" office:value-type="string" calcext:value-type="string">
            <text:p>19:56</text:p>
          </table:table-cell>
          <table:table-cell table:style-name="ce8" table:formula="of:=IF(ISERROR(IF(VLOOKUP([.E32];suspect_foods;3;0)&lt;&gt;[.E32];&quot;X&quot;;&quot;&quot;));&quot;&quot;;IF(VLOOKUP([.E32];suspect_foods;3;0)&lt;&gt;[.E3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Onion</text:p>
          </table:table-cell>
          <table:table-cell table:style-name="ce11" table:formula="of:=IF([.C32]=&quot;X&quot;;IF(VLOOKUP([.E32];suspect_foods;3;0) &lt;&gt;[.E32];VLOOKUP([.E3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5-31" calcext:value-type="date">
            <text:p>31/05/25</text:p>
          </table:table-cell>
          <table:table-cell table:style-name="ce5" office:value-type="string" calcext:value-type="string">
            <text:p>19:56</text:p>
          </table:table-cell>
          <table:table-cell table:style-name="ce8" table:formula="of:=IF(ISERROR(IF(VLOOKUP([.E33];suspect_foods;3;0)&lt;&gt;[.E33];&quot;X&quot;;&quot;&quot;));&quot;&quot;;IF(VLOOKUP([.E33];suspect_foods;3;0)&lt;&gt;[.E3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Rice</text:p>
          </table:table-cell>
          <table:table-cell table:style-name="ce11" table:formula="of:=IF([.C33]=&quot;X&quot;;IF(VLOOKUP([.E33];suspect_foods;3;0) &lt;&gt;[.E33];VLOOKUP([.E3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1" calcext:value-type="date">
            <text:p>01/06/25</text:p>
          </table:table-cell>
          <table:table-cell table:style-name="ce5" office:value-type="string" calcext:value-type="string">
            <text:p>08:12</text:p>
          </table:table-cell>
          <table:table-cell table:style-name="ce8" table:formula="of:=IF(ISERROR(IF(VLOOKUP([.E34];suspect_foods;3;0)&lt;&gt;[.E34];&quot;X&quot;;&quot;&quot;));&quot;&quot;;IF(VLOOKUP([.E34];suspect_foods;3;0)&lt;&gt;[.E34];&quot;X&quot;;&quot;&quot;))">
            <text:p/>
          </table:table-cell>
          <table:table-cell table:style-name="ce5" office:value-type="string" calcext:value-type="string">
            <text:p>HEADACHE</text:p>
          </table:table-cell>
          <table:table-cell table:style-name="ce5" office:value-type="string" calcext:value-type="string">
            <text:p>RECORD</text:p>
          </table:table-cell>
          <table:table-cell table:style-name="ce11" table:formula="of:=IF([.C34]=&quot;X&quot;;IF(VLOOKUP([.E34];suspect_foods;3;0) &lt;&gt;[.E34];VLOOKUP([.E3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1" calcext:value-type="date">
            <text:p>01/06/25</text:p>
          </table:table-cell>
          <table:table-cell table:style-name="ce5" office:value-type="string" calcext:value-type="string">
            <text:p>11:34</text:p>
          </table:table-cell>
          <table:table-cell table:style-name="ce8" table:formula="of:=IF(ISERROR(IF(VLOOKUP([.E35];suspect_foods;3;0)&lt;&gt;[.E35];&quot;X&quot;;&quot;&quot;));&quot;&quot;;IF(VLOOKUP([.E35];suspect_foods;3;0)&lt;&gt;[.E3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35]=&quot;X&quot;;IF(VLOOKUP([.E35];suspect_foods;3;0) &lt;&gt;[.E35];VLOOKUP([.E3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1" calcext:value-type="date">
            <text:p>01/06/25</text:p>
          </table:table-cell>
          <table:table-cell table:style-name="ce5" office:value-type="string" calcext:value-type="string">
            <text:p>11:34</text:p>
          </table:table-cell>
          <table:table-cell table:style-name="ce8" table:formula="of:=IF(ISERROR(IF(VLOOKUP([.E36];suspect_foods;3;0)&lt;&gt;[.E36];&quot;X&quot;;&quot;&quot;));&quot;&quot;;IF(VLOOKUP([.E36];suspect_foods;3;0)&lt;&gt;[.E3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36]=&quot;X&quot;;IF(VLOOKUP([.E36];suspect_foods;3;0) &lt;&gt;[.E36];VLOOKUP([.E3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1" calcext:value-type="date">
            <text:p>01/06/25</text:p>
          </table:table-cell>
          <table:table-cell table:style-name="ce5" office:value-type="string" calcext:value-type="string">
            <text:p>11:34</text:p>
          </table:table-cell>
          <table:table-cell table:style-name="ce8" table:formula="of:=IF(ISERROR(IF(VLOOKUP([.E37];suspect_foods;3;0)&lt;&gt;[.E37];&quot;X&quot;;&quot;&quot;));&quot;&quot;;IF(VLOOKUP([.E37];suspect_foods;3;0)&lt;&gt;[.E3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37]=&quot;X&quot;;IF(VLOOKUP([.E37];suspect_foods;3;0) &lt;&gt;[.E37];VLOOKUP([.E3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1" calcext:value-type="date">
            <text:p>01/06/25</text:p>
          </table:table-cell>
          <table:table-cell table:style-name="ce5" office:value-type="string" calcext:value-type="string">
            <text:p>11:34</text:p>
          </table:table-cell>
          <table:table-cell table:style-name="ce8" table:formula="of:=IF(ISERROR(IF(VLOOKUP([.E38];suspect_foods;3;0)&lt;&gt;[.E38];&quot;X&quot;;&quot;&quot;));&quot;&quot;;IF(VLOOKUP([.E38];suspect_foods;3;0)&lt;&gt;[.E3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38]=&quot;X&quot;;IF(VLOOKUP([.E38];suspect_foods;3;0) &lt;&gt;[.E38];VLOOKUP([.E3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1" calcext:value-type="date">
            <text:p>01/06/25</text:p>
          </table:table-cell>
          <table:table-cell table:style-name="ce5" office:value-type="string" calcext:value-type="string">
            <text:p>16:19</text:p>
          </table:table-cell>
          <table:table-cell table:style-name="ce8" table:formula="of:=IF(ISERROR(IF(VLOOKUP([.E39];suspect_foods;3;0)&lt;&gt;[.E39];&quot;X&quot;;&quot;&quot;));&quot;&quot;;IF(VLOOKUP([.E39];suspect_foods;3;0)&lt;&gt;[.E3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39]=&quot;X&quot;;IF(VLOOKUP([.E39];suspect_foods;3;0) &lt;&gt;[.E39];VLOOKUP([.E3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1" calcext:value-type="date">
            <text:p>01/06/25</text:p>
          </table:table-cell>
          <table:table-cell table:style-name="ce5" office:value-type="string" calcext:value-type="string">
            <text:p>16:19</text:p>
          </table:table-cell>
          <table:table-cell table:style-name="ce8" table:formula="of:=IF(ISERROR(IF(VLOOKUP([.E40];suspect_foods;3;0)&lt;&gt;[.E40];&quot;X&quot;;&quot;&quot;));&quot;&quot;;IF(VLOOKUP([.E40];suspect_foods;3;0)&lt;&gt;[.E4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40]=&quot;X&quot;;IF(VLOOKUP([.E40];suspect_foods;3;0) &lt;&gt;[.E40];VLOOKUP([.E4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1" calcext:value-type="date">
            <text:p>01/06/25</text:p>
          </table:table-cell>
          <table:table-cell table:style-name="ce5" office:value-type="string" calcext:value-type="string">
            <text:p>16:19</text:p>
          </table:table-cell>
          <table:table-cell table:style-name="ce8" table:formula="of:=IF(ISERROR(IF(VLOOKUP([.E41];suspect_foods;3;0)&lt;&gt;[.E41];&quot;X&quot;;&quot;&quot;));&quot;&quot;;IF(VLOOKUP([.E41];suspect_foods;3;0)&lt;&gt;[.E4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Sourdough Bread Slice</text:p>
          </table:table-cell>
          <table:table-cell table:style-name="ce11" table:formula="of:=IF([.C41]=&quot;X&quot;;IF(VLOOKUP([.E41];suspect_foods;3;0) &lt;&gt;[.E41];VLOOKUP([.E4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1" calcext:value-type="date">
            <text:p>01/06/25</text:p>
          </table:table-cell>
          <table:table-cell table:style-name="ce5" office:value-type="string" calcext:value-type="string">
            <text:p>16:19</text:p>
          </table:table-cell>
          <table:table-cell table:style-name="ce8" table:formula="of:=IF(ISERROR(IF(VLOOKUP([.E42];suspect_foods;3;0)&lt;&gt;[.E42];&quot;X&quot;;&quot;&quot;));&quot;&quot;;IF(VLOOKUP([.E42];suspect_foods;3;0)&lt;&gt;[.E4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42]=&quot;X&quot;;IF(VLOOKUP([.E42];suspect_foods;3;0) &lt;&gt;[.E42];VLOOKUP([.E4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1" calcext:value-type="date">
            <text:p>01/06/25</text:p>
          </table:table-cell>
          <table:table-cell table:style-name="ce5" office:value-type="string" calcext:value-type="string">
            <text:p>16:19</text:p>
          </table:table-cell>
          <table:table-cell table:style-name="ce8" table:formula="of:=IF(ISERROR(IF(VLOOKUP([.E43];suspect_foods;3;0)&lt;&gt;[.E43];&quot;X&quot;;&quot;&quot;));&quot;&quot;;IF(VLOOKUP([.E43];suspect_foods;3;0)&lt;&gt;[.E4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43]=&quot;X&quot;;IF(VLOOKUP([.E43];suspect_foods;3;0) &lt;&gt;[.E43];VLOOKUP([.E4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1" calcext:value-type="date">
            <text:p>01/06/25</text:p>
          </table:table-cell>
          <table:table-cell table:style-name="ce5" office:value-type="string" calcext:value-type="string">
            <text:p>16:20</text:p>
          </table:table-cell>
          <table:table-cell table:style-name="ce8" table:formula="of:=IF(ISERROR(IF(VLOOKUP([.E44];suspect_foods;3;0)&lt;&gt;[.E44];&quot;X&quot;;&quot;&quot;));&quot;&quot;;IF(VLOOKUP([.E44];suspect_foods;3;0)&lt;&gt;[.E44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psicum</text:p>
          </table:table-cell>
          <table:table-cell table:style-name="ce11" table:formula="of:=IF([.C44]=&quot;X&quot;;IF(VLOOKUP([.E44];suspect_foods;3;0) &lt;&gt;[.E44];VLOOKUP([.E44];suspect_foods;3;0);&quot;&quot;);&quot;&quot;)" office:value-type="string" office:string-value="Capsicum - Nightshade Family" calcext:value-type="string">
            <text:p>Capsicum - Nightshade Family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1" calcext:value-type="date">
            <text:p>01/06/25</text:p>
          </table:table-cell>
          <table:table-cell table:style-name="ce5" office:value-type="string" calcext:value-type="string">
            <text:p>16:20</text:p>
          </table:table-cell>
          <table:table-cell table:style-name="ce8" table:formula="of:=IF(ISERROR(IF(VLOOKUP([.E45];suspect_foods;3;0)&lt;&gt;[.E45];&quot;X&quot;;&quot;&quot;));&quot;&quot;;IF(VLOOKUP([.E45];suspect_foods;3;0)&lt;&gt;[.E45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elery</text:p>
          </table:table-cell>
          <table:table-cell table:style-name="ce11" table:formula="of:=IF([.C45]=&quot;X&quot;;IF(VLOOKUP([.E45];suspect_foods;3;0) &lt;&gt;[.E45];VLOOKUP([.E45];suspect_foods;3;0);&quot;&quot;);&quot;&quot;)" office:value-type="string" office:string-value="Celery Allergenic" calcext:value-type="string">
            <text:p>Celery Allergenic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1" calcext:value-type="date">
            <text:p>01/06/25</text:p>
          </table:table-cell>
          <table:table-cell table:style-name="ce5" office:value-type="string" calcext:value-type="string">
            <text:p>16:20</text:p>
          </table:table-cell>
          <table:table-cell table:style-name="ce8" table:formula="of:=IF(ISERROR(IF(VLOOKUP([.E46];suspect_foods;3;0)&lt;&gt;[.E46];&quot;X&quot;;&quot;&quot;));&quot;&quot;;IF(VLOOKUP([.E46];suspect_foods;3;0)&lt;&gt;[.E4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otatoes</text:p>
          </table:table-cell>
          <table:table-cell table:style-name="ce11" table:formula="of:=IF([.C46]=&quot;X&quot;;IF(VLOOKUP([.E46];suspect_foods;3;0) &lt;&gt;[.E46];VLOOKUP([.E4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2" calcext:value-type="date">
            <text:p>02/06/25</text:p>
          </table:table-cell>
          <table:table-cell table:style-name="ce5" office:value-type="string" calcext:value-type="string">
            <text:p>09:55</text:p>
          </table:table-cell>
          <table:table-cell table:style-name="ce8" table:formula="of:=IF(ISERROR(IF(VLOOKUP([.E47];suspect_foods;3;0)&lt;&gt;[.E47];&quot;X&quot;;&quot;&quot;));&quot;&quot;;IF(VLOOKUP([.E47];suspect_foods;3;0)&lt;&gt;[.E4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47]=&quot;X&quot;;IF(VLOOKUP([.E47];suspect_foods;3;0) &lt;&gt;[.E47];VLOOKUP([.E4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2" calcext:value-type="date">
            <text:p>02/06/25</text:p>
          </table:table-cell>
          <table:table-cell table:style-name="ce5" office:value-type="string" calcext:value-type="string">
            <text:p>09:55</text:p>
          </table:table-cell>
          <table:table-cell table:style-name="ce8" table:formula="of:=IF(ISERROR(IF(VLOOKUP([.E48];suspect_foods;3;0)&lt;&gt;[.E48];&quot;X&quot;;&quot;&quot;));&quot;&quot;;IF(VLOOKUP([.E48];suspect_foods;3;0)&lt;&gt;[.E4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48]=&quot;X&quot;;IF(VLOOKUP([.E48];suspect_foods;3;0) &lt;&gt;[.E48];VLOOKUP([.E4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2" calcext:value-type="date">
            <text:p>02/06/25</text:p>
          </table:table-cell>
          <table:table-cell table:style-name="ce5" office:value-type="string" calcext:value-type="string">
            <text:p>09:55</text:p>
          </table:table-cell>
          <table:table-cell table:style-name="ce8" table:formula="of:=IF(ISERROR(IF(VLOOKUP([.E49];suspect_foods;3;0)&lt;&gt;[.E49];&quot;X&quot;;&quot;&quot;));&quot;&quot;;IF(VLOOKUP([.E49];suspect_foods;3;0)&lt;&gt;[.E4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49]=&quot;X&quot;;IF(VLOOKUP([.E49];suspect_foods;3;0) &lt;&gt;[.E49];VLOOKUP([.E4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2" calcext:value-type="date">
            <text:p>02/06/25</text:p>
          </table:table-cell>
          <table:table-cell table:style-name="ce5" office:value-type="string" calcext:value-type="string">
            <text:p>09:55</text:p>
          </table:table-cell>
          <table:table-cell table:style-name="ce8" table:formula="of:=IF(ISERROR(IF(VLOOKUP([.E50];suspect_foods;3;0)&lt;&gt;[.E50];&quot;X&quot;;&quot;&quot;));&quot;&quot;;IF(VLOOKUP([.E50];suspect_foods;3;0)&lt;&gt;[.E5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50]=&quot;X&quot;;IF(VLOOKUP([.E50];suspect_foods;3;0) &lt;&gt;[.E50];VLOOKUP([.E5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2" calcext:value-type="date">
            <text:p>02/06/25</text:p>
          </table:table-cell>
          <table:table-cell table:style-name="ce5" office:value-type="string" calcext:value-type="string">
            <text:p>20:55</text:p>
          </table:table-cell>
          <table:table-cell table:style-name="ce8" table:formula="of:=IF(ISERROR(IF(VLOOKUP([.E51];suspect_foods;3;0)&lt;&gt;[.E51];&quot;X&quot;;&quot;&quot;));&quot;&quot;;IF(VLOOKUP([.E51];suspect_foods;3;0)&lt;&gt;[.E51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Frozen Burgers</text:p>
          </table:table-cell>
          <table:table-cell table:style-name="ce11" table:formula="of:=IF([.C51]=&quot;X&quot;;IF(VLOOKUP([.E51];suspect_foods;3;0) &lt;&gt;[.E51];VLOOKUP([.E51];suspect_foods;3;0);&quot;&quot;);&quot;&quot;)" office:value-type="string" office:string-value="Frozen Burgers - Wheat/Gluten" calcext:value-type="string">
            <text:p>Frozen Burgers - Wheat/Gluten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2" calcext:value-type="date">
            <text:p>02/06/25</text:p>
          </table:table-cell>
          <table:table-cell table:style-name="ce5" office:value-type="string" calcext:value-type="string">
            <text:p>20:55</text:p>
          </table:table-cell>
          <table:table-cell table:style-name="ce8" table:formula="of:=IF(ISERROR(IF(VLOOKUP([.E52];suspect_foods;3;0)&lt;&gt;[.E52];&quot;X&quot;;&quot;&quot;));&quot;&quot;;IF(VLOOKUP([.E52];suspect_foods;3;0)&lt;&gt;[.E5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(Promise) White Muffin Roll</text:p>
          </table:table-cell>
          <table:table-cell table:style-name="ce11" table:formula="of:=IF([.C52]=&quot;X&quot;;IF(VLOOKUP([.E52];suspect_foods;3;0) &lt;&gt;[.E52];VLOOKUP([.E5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2" calcext:value-type="date">
            <text:p>02/06/25</text:p>
          </table:table-cell>
          <table:table-cell table:style-name="ce5" office:value-type="string" calcext:value-type="string">
            <text:p>20:55</text:p>
          </table:table-cell>
          <table:table-cell table:style-name="ce8" table:formula="of:=IF(ISERROR(IF(VLOOKUP([.E53];suspect_foods;3;0)&lt;&gt;[.E53];&quot;X&quot;;&quot;&quot;));&quot;&quot;;IF(VLOOKUP([.E53];suspect_foods;3;0)&lt;&gt;[.E5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53]=&quot;X&quot;;IF(VLOOKUP([.E53];suspect_foods;3;0) &lt;&gt;[.E53];VLOOKUP([.E5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2" calcext:value-type="date">
            <text:p>02/06/25</text:p>
          </table:table-cell>
          <table:table-cell table:style-name="ce5" office:value-type="string" calcext:value-type="string">
            <text:p>20:55</text:p>
          </table:table-cell>
          <table:table-cell table:style-name="ce8" table:formula="of:=IF(ISERROR(IF(VLOOKUP([.E54];suspect_foods;3;0)&lt;&gt;[.E54];&quot;X&quot;;&quot;&quot;));&quot;&quot;;IF(VLOOKUP([.E54];suspect_foods;3;0)&lt;&gt;[.E5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54]=&quot;X&quot;;IF(VLOOKUP([.E54];suspect_foods;3;0) &lt;&gt;[.E54];VLOOKUP([.E5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2" calcext:value-type="date">
            <text:p>02/06/25</text:p>
          </table:table-cell>
          <table:table-cell table:style-name="ce5" office:value-type="string" calcext:value-type="string">
            <text:p>20:55</text:p>
          </table:table-cell>
          <table:table-cell table:style-name="ce8" table:formula="of:=IF(ISERROR(IF(VLOOKUP([.E55];suspect_foods;3;0)&lt;&gt;[.E55];&quot;X&quot;;&quot;&quot;));&quot;&quot;;IF(VLOOKUP([.E55];suspect_foods;3;0)&lt;&gt;[.E5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alad</text:p>
          </table:table-cell>
          <table:table-cell table:style-name="ce11" table:formula="of:=IF([.C55]=&quot;X&quot;;IF(VLOOKUP([.E55];suspect_foods;3;0) &lt;&gt;[.E55];VLOOKUP([.E5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2" calcext:value-type="date">
            <text:p>02/06/25</text:p>
          </table:table-cell>
          <table:table-cell table:style-name="ce5" office:value-type="string" calcext:value-type="string">
            <text:p>20:55</text:p>
          </table:table-cell>
          <table:table-cell table:style-name="ce8" table:formula="of:=IF(ISERROR(IF(VLOOKUP([.E56];suspect_foods;3;0)&lt;&gt;[.E56];&quot;X&quot;;&quot;&quot;));&quot;&quot;;IF(VLOOKUP([.E56];suspect_foods;3;0)&lt;&gt;[.E56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paghetti Bolognaise</text:p>
          </table:table-cell>
          <table:table-cell table:style-name="ce11" table:formula="of:=IF([.C56]=&quot;X&quot;;IF(VLOOKUP([.E56];suspect_foods;3;0) &lt;&gt;[.E56];VLOOKUP([.E56];suspect_foods;3;0);&quot;&quot;);&quot;&quot;)" office:value-type="string" office:string-value="Spaghetti Bolognaise - Wheat/Gluten" calcext:value-type="string">
            <text:p>Spaghetti Bolognaise - Wheat/Gluten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2" calcext:value-type="date">
            <text:p>02/06/25</text:p>
          </table:table-cell>
          <table:table-cell table:style-name="ce5" office:value-type="string" calcext:value-type="string">
            <text:p>20:56</text:p>
          </table:table-cell>
          <table:table-cell table:style-name="ce8" table:formula="of:=IF(ISERROR(IF(VLOOKUP([.E57];suspect_foods;3;0)&lt;&gt;[.E57];&quot;X&quot;;&quot;&quot;));&quot;&quot;;IF(VLOOKUP([.E57];suspect_foods;3;0)&lt;&gt;[.E5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pple</text:p>
          </table:table-cell>
          <table:table-cell table:style-name="ce11" table:formula="of:=IF([.C57]=&quot;X&quot;;IF(VLOOKUP([.E57];suspect_foods;3;0) &lt;&gt;[.E57];VLOOKUP([.E5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2" calcext:value-type="date">
            <text:p>02/06/25</text:p>
          </table:table-cell>
          <table:table-cell table:style-name="ce5" office:value-type="string" calcext:value-type="string">
            <text:p>20:56</text:p>
          </table:table-cell>
          <table:table-cell table:style-name="ce8" table:formula="of:=IF(ISERROR(IF(VLOOKUP([.E58];suspect_foods;3;0)&lt;&gt;[.E58];&quot;X&quot;;&quot;&quot;));&quot;&quot;;IF(VLOOKUP([.E58];suspect_foods;3;0)&lt;&gt;[.E5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trawberries</text:p>
          </table:table-cell>
          <table:table-cell table:style-name="ce11" table:formula="of:=IF([.C58]=&quot;X&quot;;IF(VLOOKUP([.E58];suspect_foods;3;0) &lt;&gt;[.E58];VLOOKUP([.E5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3" calcext:value-type="date">
            <text:p>03/06/25</text:p>
          </table:table-cell>
          <table:table-cell table:style-name="ce5" office:value-type="string" calcext:value-type="string">
            <text:p>07:50</text:p>
          </table:table-cell>
          <table:table-cell table:style-name="ce8" table:formula="of:=IF(ISERROR(IF(VLOOKUP([.E59];suspect_foods;3;0)&lt;&gt;[.E59];&quot;X&quot;;&quot;&quot;));&quot;&quot;;IF(VLOOKUP([.E59];suspect_foods;3;0)&lt;&gt;[.E59];&quot;X&quot;;&quot;&quot;))">
            <text:p/>
          </table:table-cell>
          <table:table-cell table:style-name="ce5" office:value-type="string" calcext:value-type="string">
            <text:p>HEADACHE</text:p>
          </table:table-cell>
          <table:table-cell table:style-name="ce5" office:value-type="string" calcext:value-type="string">
            <text:p>RECORD</text:p>
          </table:table-cell>
          <table:table-cell table:style-name="ce11" table:formula="of:=IF([.C59]=&quot;X&quot;;IF(VLOOKUP([.E59];suspect_foods;3;0) &lt;&gt;[.E59];VLOOKUP([.E5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3" calcext:value-type="date">
            <text:p>03/06/25</text:p>
          </table:table-cell>
          <table:table-cell table:style-name="ce5" office:value-type="string" calcext:value-type="string">
            <text:p>08:44</text:p>
          </table:table-cell>
          <table:table-cell table:style-name="ce8" table:formula="of:=IF(ISERROR(IF(VLOOKUP([.E60];suspect_foods;3;0)&lt;&gt;[.E60];&quot;X&quot;;&quot;&quot;));&quot;&quot;;IF(VLOOKUP([.E60];suspect_foods;3;0)&lt;&gt;[.E6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60]=&quot;X&quot;;IF(VLOOKUP([.E60];suspect_foods;3;0) &lt;&gt;[.E60];VLOOKUP([.E6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3" calcext:value-type="date">
            <text:p>03/06/25</text:p>
          </table:table-cell>
          <table:table-cell table:style-name="ce5" office:value-type="string" calcext:value-type="string">
            <text:p>08:44</text:p>
          </table:table-cell>
          <table:table-cell table:style-name="ce8" table:formula="of:=IF(ISERROR(IF(VLOOKUP([.E61];suspect_foods;3;0)&lt;&gt;[.E61];&quot;X&quot;;&quot;&quot;));&quot;&quot;;IF(VLOOKUP([.E61];suspect_foods;3;0)&lt;&gt;[.E6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61]=&quot;X&quot;;IF(VLOOKUP([.E61];suspect_foods;3;0) &lt;&gt;[.E61];VLOOKUP([.E6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3" calcext:value-type="date">
            <text:p>03/06/25</text:p>
          </table:table-cell>
          <table:table-cell table:style-name="ce5" office:value-type="string" calcext:value-type="string">
            <text:p>08:44</text:p>
          </table:table-cell>
          <table:table-cell table:style-name="ce8" table:formula="of:=IF(ISERROR(IF(VLOOKUP([.E62];suspect_foods;3;0)&lt;&gt;[.E62];&quot;X&quot;;&quot;&quot;));&quot;&quot;;IF(VLOOKUP([.E62];suspect_foods;3;0)&lt;&gt;[.E6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62]=&quot;X&quot;;IF(VLOOKUP([.E62];suspect_foods;3;0) &lt;&gt;[.E62];VLOOKUP([.E6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3" calcext:value-type="date">
            <text:p>03/06/25</text:p>
          </table:table-cell>
          <table:table-cell table:style-name="ce5" office:value-type="string" calcext:value-type="string">
            <text:p>08:44</text:p>
          </table:table-cell>
          <table:table-cell table:style-name="ce8" table:formula="of:=IF(ISERROR(IF(VLOOKUP([.E63];suspect_foods;3;0)&lt;&gt;[.E63];&quot;X&quot;;&quot;&quot;));&quot;&quot;;IF(VLOOKUP([.E63];suspect_foods;3;0)&lt;&gt;[.E6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63]=&quot;X&quot;;IF(VLOOKUP([.E63];suspect_foods;3;0) &lt;&gt;[.E63];VLOOKUP([.E6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4" calcext:value-type="date">
            <text:p>04/06/25</text:p>
          </table:table-cell>
          <table:table-cell table:style-name="ce5" office:value-type="string" calcext:value-type="string">
            <text:p>07:45</text:p>
          </table:table-cell>
          <table:table-cell table:style-name="ce8" table:formula="of:=IF(ISERROR(IF(VLOOKUP([.E64];suspect_foods;3;0)&lt;&gt;[.E64];&quot;X&quot;;&quot;&quot;));&quot;&quot;;IF(VLOOKUP([.E64];suspect_foods;3;0)&lt;&gt;[.E64];&quot;X&quot;;&quot;&quot;))">
            <text:p/>
          </table:table-cell>
          <table:table-cell table:style-name="ce5" office:value-type="string" calcext:value-type="string">
            <text:p>HEADACHE</text:p>
          </table:table-cell>
          <table:table-cell table:style-name="ce5" office:value-type="string" calcext:value-type="string">
            <text:p>RECORD</text:p>
          </table:table-cell>
          <table:table-cell table:style-name="ce11" table:formula="of:=IF([.C64]=&quot;X&quot;;IF(VLOOKUP([.E64];suspect_foods;3;0) &lt;&gt;[.E64];VLOOKUP([.E6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4" calcext:value-type="date">
            <text:p>04/06/25</text:p>
          </table:table-cell>
          <table:table-cell table:style-name="ce5" office:value-type="string" calcext:value-type="string">
            <text:p>08:19</text:p>
          </table:table-cell>
          <table:table-cell table:style-name="ce8" table:formula="of:=IF(ISERROR(IF(VLOOKUP([.E65];suspect_foods;3;0)&lt;&gt;[.E65];&quot;X&quot;;&quot;&quot;));&quot;&quot;;IF(VLOOKUP([.E65];suspect_foods;3;0)&lt;&gt;[.E6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65]=&quot;X&quot;;IF(VLOOKUP([.E65];suspect_foods;3;0) &lt;&gt;[.E65];VLOOKUP([.E6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4" calcext:value-type="date">
            <text:p>04/06/25</text:p>
          </table:table-cell>
          <table:table-cell table:style-name="ce5" office:value-type="string" calcext:value-type="string">
            <text:p>08:19</text:p>
          </table:table-cell>
          <table:table-cell table:style-name="ce8" table:formula="of:=IF(ISERROR(IF(VLOOKUP([.E66];suspect_foods;3;0)&lt;&gt;[.E66];&quot;X&quot;;&quot;&quot;));&quot;&quot;;IF(VLOOKUP([.E66];suspect_foods;3;0)&lt;&gt;[.E6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66]=&quot;X&quot;;IF(VLOOKUP([.E66];suspect_foods;3;0) &lt;&gt;[.E66];VLOOKUP([.E6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4" calcext:value-type="date">
            <text:p>04/06/25</text:p>
          </table:table-cell>
          <table:table-cell table:style-name="ce5" office:value-type="string" calcext:value-type="string">
            <text:p>08:19</text:p>
          </table:table-cell>
          <table:table-cell table:style-name="ce8" table:formula="of:=IF(ISERROR(IF(VLOOKUP([.E67];suspect_foods;3;0)&lt;&gt;[.E67];&quot;X&quot;;&quot;&quot;));&quot;&quot;;IF(VLOOKUP([.E67];suspect_foods;3;0)&lt;&gt;[.E6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67]=&quot;X&quot;;IF(VLOOKUP([.E67];suspect_foods;3;0) &lt;&gt;[.E67];VLOOKUP([.E6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4" calcext:value-type="date">
            <text:p>04/06/25</text:p>
          </table:table-cell>
          <table:table-cell table:style-name="ce5" office:value-type="string" calcext:value-type="string">
            <text:p>08:19</text:p>
          </table:table-cell>
          <table:table-cell table:style-name="ce8" table:formula="of:=IF(ISERROR(IF(VLOOKUP([.E68];suspect_foods;3;0)&lt;&gt;[.E68];&quot;X&quot;;&quot;&quot;));&quot;&quot;;IF(VLOOKUP([.E68];suspect_foods;3;0)&lt;&gt;[.E6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68]=&quot;X&quot;;IF(VLOOKUP([.E68];suspect_foods;3;0) &lt;&gt;[.E68];VLOOKUP([.E6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4" calcext:value-type="date">
            <text:p>04/06/25</text:p>
          </table:table-cell>
          <table:table-cell table:style-name="ce5" office:value-type="string" calcext:value-type="string">
            <text:p>13:27</text:p>
          </table:table-cell>
          <table:table-cell table:style-name="ce8" table:formula="of:=IF(ISERROR(IF(VLOOKUP([.E69];suspect_foods;3;0)&lt;&gt;[.E69];&quot;X&quot;;&quot;&quot;));&quot;&quot;;IF(VLOOKUP([.E69];suspect_foods;3;0)&lt;&gt;[.E6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69]=&quot;X&quot;;IF(VLOOKUP([.E69];suspect_foods;3;0) &lt;&gt;[.E69];VLOOKUP([.E6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4" calcext:value-type="date">
            <text:p>04/06/25</text:p>
          </table:table-cell>
          <table:table-cell table:style-name="ce5" office:value-type="string" calcext:value-type="string">
            <text:p>13:27</text:p>
          </table:table-cell>
          <table:table-cell table:style-name="ce8" table:formula="of:=IF(ISERROR(IF(VLOOKUP([.E70];suspect_foods;3;0)&lt;&gt;[.E70];&quot;X&quot;;&quot;&quot;));&quot;&quot;;IF(VLOOKUP([.E70];suspect_foods;3;0)&lt;&gt;[.E7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70]=&quot;X&quot;;IF(VLOOKUP([.E70];suspect_foods;3;0) &lt;&gt;[.E70];VLOOKUP([.E7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4" calcext:value-type="date">
            <text:p>04/06/25</text:p>
          </table:table-cell>
          <table:table-cell table:style-name="ce5" office:value-type="string" calcext:value-type="string">
            <text:p>13:27</text:p>
          </table:table-cell>
          <table:table-cell table:style-name="ce8" table:formula="of:=IF(ISERROR(IF(VLOOKUP([.E71];suspect_foods;3;0)&lt;&gt;[.E71];&quot;X&quot;;&quot;&quot;));&quot;&quot;;IF(VLOOKUP([.E71];suspect_foods;3;0)&lt;&gt;[.E7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71]=&quot;X&quot;;IF(VLOOKUP([.E71];suspect_foods;3;0) &lt;&gt;[.E71];VLOOKUP([.E7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4" calcext:value-type="date">
            <text:p>04/06/25</text:p>
          </table:table-cell>
          <table:table-cell table:style-name="ce5" office:value-type="string" calcext:value-type="string">
            <text:p>13:27</text:p>
          </table:table-cell>
          <table:table-cell table:style-name="ce8" table:formula="of:=IF(ISERROR(IF(VLOOKUP([.E72];suspect_foods;3;0)&lt;&gt;[.E72];&quot;X&quot;;&quot;&quot;));&quot;&quot;;IF(VLOOKUP([.E72];suspect_foods;3;0)&lt;&gt;[.E7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72]=&quot;X&quot;;IF(VLOOKUP([.E72];suspect_foods;3;0) &lt;&gt;[.E72];VLOOKUP([.E7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4" calcext:value-type="date">
            <text:p>04/06/25</text:p>
          </table:table-cell>
          <table:table-cell table:style-name="ce5" office:value-type="string" calcext:value-type="string">
            <text:p>13:27</text:p>
          </table:table-cell>
          <table:table-cell table:style-name="ce8" table:formula="of:=IF(ISERROR(IF(VLOOKUP([.E73];suspect_foods;3;0)&lt;&gt;[.E73];&quot;X&quot;;&quot;&quot;));&quot;&quot;;IF(VLOOKUP([.E73];suspect_foods;3;0)&lt;&gt;[.E7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otatoes</text:p>
          </table:table-cell>
          <table:table-cell table:style-name="ce11" table:formula="of:=IF([.C73]=&quot;X&quot;;IF(VLOOKUP([.E73];suspect_foods;3;0) &lt;&gt;[.E73];VLOOKUP([.E7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4" calcext:value-type="date">
            <text:p>04/06/25</text:p>
          </table:table-cell>
          <table:table-cell table:style-name="ce5" office:value-type="string" calcext:value-type="string">
            <text:p>13:27</text:p>
          </table:table-cell>
          <table:table-cell table:style-name="ce8" table:formula="of:=IF(ISERROR(IF(VLOOKUP([.E74];suspect_foods;3;0)&lt;&gt;[.E74];&quot;X&quot;;&quot;&quot;));&quot;&quot;;IF(VLOOKUP([.E74];suspect_foods;3;0)&lt;&gt;[.E7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trawberries</text:p>
          </table:table-cell>
          <table:table-cell table:style-name="ce11" table:formula="of:=IF([.C74]=&quot;X&quot;;IF(VLOOKUP([.E74];suspect_foods;3;0) &lt;&gt;[.E74];VLOOKUP([.E7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4" calcext:value-type="date">
            <text:p>04/06/25</text:p>
          </table:table-cell>
          <table:table-cell table:style-name="ce5" office:value-type="string" calcext:value-type="string">
            <text:p>19:51</text:p>
          </table:table-cell>
          <table:table-cell table:style-name="ce8" table:formula="of:=IF(ISERROR(IF(VLOOKUP([.E75];suspect_foods;3;0)&lt;&gt;[.E75];&quot;X&quot;;&quot;&quot;));&quot;&quot;;IF(VLOOKUP([.E75];suspect_foods;3;0)&lt;&gt;[.E7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pple</text:p>
          </table:table-cell>
          <table:table-cell table:style-name="ce11" table:formula="of:=IF([.C75]=&quot;X&quot;;IF(VLOOKUP([.E75];suspect_foods;3;0) &lt;&gt;[.E75];VLOOKUP([.E7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4" calcext:value-type="date">
            <text:p>04/06/25</text:p>
          </table:table-cell>
          <table:table-cell table:style-name="ce5" office:value-type="string" calcext:value-type="string">
            <text:p>19:51</text:p>
          </table:table-cell>
          <table:table-cell table:style-name="ce8" table:formula="of:=IF(ISERROR(IF(VLOOKUP([.E76];suspect_foods;3;0)&lt;&gt;[.E76];&quot;X&quot;;&quot;&quot;));&quot;&quot;;IF(VLOOKUP([.E76];suspect_foods;3;0)&lt;&gt;[.E7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76]=&quot;X&quot;;IF(VLOOKUP([.E76];suspect_foods;3;0) &lt;&gt;[.E76];VLOOKUP([.E7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4" calcext:value-type="date">
            <text:p>04/06/25</text:p>
          </table:table-cell>
          <table:table-cell table:style-name="ce5" office:value-type="string" calcext:value-type="string">
            <text:p>19:51</text:p>
          </table:table-cell>
          <table:table-cell table:style-name="ce8" table:formula="of:=IF(ISERROR(IF(VLOOKUP([.E77];suspect_foods;3;0)&lt;&gt;[.E77];&quot;X&quot;;&quot;&quot;));&quot;&quot;;IF(VLOOKUP([.E77];suspect_foods;3;0)&lt;&gt;[.E7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77]=&quot;X&quot;;IF(VLOOKUP([.E77];suspect_foods;3;0) &lt;&gt;[.E77];VLOOKUP([.E7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4" calcext:value-type="date">
            <text:p>04/06/25</text:p>
          </table:table-cell>
          <table:table-cell table:style-name="ce5" office:value-type="string" calcext:value-type="string">
            <text:p>19:51</text:p>
          </table:table-cell>
          <table:table-cell table:style-name="ce8" table:formula="of:=IF(ISERROR(IF(VLOOKUP([.E78];suspect_foods;3;0)&lt;&gt;[.E78];&quot;X&quot;;&quot;&quot;));&quot;&quot;;IF(VLOOKUP([.E78];suspect_foods;3;0)&lt;&gt;[.E7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Crumpet (ugh!)</text:p>
          </table:table-cell>
          <table:table-cell table:style-name="ce11" table:formula="of:=IF([.C78]=&quot;X&quot;;IF(VLOOKUP([.E78];suspect_foods;3;0) &lt;&gt;[.E78];VLOOKUP([.E7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4" calcext:value-type="date">
            <text:p>04/06/25</text:p>
          </table:table-cell>
          <table:table-cell table:style-name="ce5" office:value-type="string" calcext:value-type="string">
            <text:p>19:51</text:p>
          </table:table-cell>
          <table:table-cell table:style-name="ce8" table:formula="of:=IF(ISERROR(IF(VLOOKUP([.E79];suspect_foods;3;0)&lt;&gt;[.E79];&quot;X&quot;;&quot;&quot;));&quot;&quot;;IF(VLOOKUP([.E79];suspect_foods;3;0)&lt;&gt;[.E7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79]=&quot;X&quot;;IF(VLOOKUP([.E79];suspect_foods;3;0) &lt;&gt;[.E79];VLOOKUP([.E7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4" calcext:value-type="date">
            <text:p>04/06/25</text:p>
          </table:table-cell>
          <table:table-cell table:style-name="ce5" office:value-type="string" calcext:value-type="string">
            <text:p>19:51</text:p>
          </table:table-cell>
          <table:table-cell table:style-name="ce8" table:formula="of:=IF(ISERROR(IF(VLOOKUP([.E80];suspect_foods;3;0)&lt;&gt;[.E80];&quot;X&quot;;&quot;&quot;));&quot;&quot;;IF(VLOOKUP([.E80];suspect_foods;3;0)&lt;&gt;[.E8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80]=&quot;X&quot;;IF(VLOOKUP([.E80];suspect_foods;3;0) &lt;&gt;[.E80];VLOOKUP([.E8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4" calcext:value-type="date">
            <text:p>04/06/25</text:p>
          </table:table-cell>
          <table:table-cell table:style-name="ce5" office:value-type="string" calcext:value-type="string">
            <text:p>19:51</text:p>
          </table:table-cell>
          <table:table-cell table:style-name="ce8" table:formula="of:=IF(ISERROR(IF(VLOOKUP([.E81];suspect_foods;3;0)&lt;&gt;[.E81];&quot;X&quot;;&quot;&quot;));&quot;&quot;;IF(VLOOKUP([.E81];suspect_foods;3;0)&lt;&gt;[.E8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otatoes</text:p>
          </table:table-cell>
          <table:table-cell table:style-name="ce11" table:formula="of:=IF([.C81]=&quot;X&quot;;IF(VLOOKUP([.E81];suspect_foods;3;0) &lt;&gt;[.E81];VLOOKUP([.E8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4" calcext:value-type="date">
            <text:p>04/06/25</text:p>
          </table:table-cell>
          <table:table-cell table:style-name="ce5" office:value-type="string" calcext:value-type="string">
            <text:p>19:51</text:p>
          </table:table-cell>
          <table:table-cell table:style-name="ce8" table:formula="of:=IF(ISERROR(IF(VLOOKUP([.E82];suspect_foods;3;0)&lt;&gt;[.E82];&quot;X&quot;;&quot;&quot;));&quot;&quot;;IF(VLOOKUP([.E82];suspect_foods;3;0)&lt;&gt;[.E8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trawberries</text:p>
          </table:table-cell>
          <table:table-cell table:style-name="ce11" table:formula="of:=IF([.C82]=&quot;X&quot;;IF(VLOOKUP([.E82];suspect_foods;3;0) &lt;&gt;[.E82];VLOOKUP([.E8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5" calcext:value-type="date">
            <text:p>05/06/25</text:p>
          </table:table-cell>
          <table:table-cell table:style-name="ce5" office:value-type="string" calcext:value-type="string">
            <text:p>09:39</text:p>
          </table:table-cell>
          <table:table-cell table:style-name="ce8" table:formula="of:=IF(ISERROR(IF(VLOOKUP([.E83];suspect_foods;3;0)&lt;&gt;[.E83];&quot;X&quot;;&quot;&quot;));&quot;&quot;;IF(VLOOKUP([.E83];suspect_foods;3;0)&lt;&gt;[.E8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83]=&quot;X&quot;;IF(VLOOKUP([.E83];suspect_foods;3;0) &lt;&gt;[.E83];VLOOKUP([.E8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5" calcext:value-type="date">
            <text:p>05/06/25</text:p>
          </table:table-cell>
          <table:table-cell table:style-name="ce5" office:value-type="string" calcext:value-type="string">
            <text:p>09:39</text:p>
          </table:table-cell>
          <table:table-cell table:style-name="ce8" table:formula="of:=IF(ISERROR(IF(VLOOKUP([.E84];suspect_foods;3;0)&lt;&gt;[.E84];&quot;X&quot;;&quot;&quot;));&quot;&quot;;IF(VLOOKUP([.E84];suspect_foods;3;0)&lt;&gt;[.E8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84]=&quot;X&quot;;IF(VLOOKUP([.E84];suspect_foods;3;0) &lt;&gt;[.E84];VLOOKUP([.E8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5" calcext:value-type="date">
            <text:p>05/06/25</text:p>
          </table:table-cell>
          <table:table-cell table:style-name="ce5" office:value-type="string" calcext:value-type="string">
            <text:p>09:39</text:p>
          </table:table-cell>
          <table:table-cell table:style-name="ce8" table:formula="of:=IF(ISERROR(IF(VLOOKUP([.E85];suspect_foods;3;0)&lt;&gt;[.E85];&quot;X&quot;;&quot;&quot;));&quot;&quot;;IF(VLOOKUP([.E85];suspect_foods;3;0)&lt;&gt;[.E8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85]=&quot;X&quot;;IF(VLOOKUP([.E85];suspect_foods;3;0) &lt;&gt;[.E85];VLOOKUP([.E8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5" calcext:value-type="date">
            <text:p>05/06/25</text:p>
          </table:table-cell>
          <table:table-cell table:style-name="ce5" office:value-type="string" calcext:value-type="string">
            <text:p>09:39</text:p>
          </table:table-cell>
          <table:table-cell table:style-name="ce8" table:formula="of:=IF(ISERROR(IF(VLOOKUP([.E86];suspect_foods;3;0)&lt;&gt;[.E86];&quot;X&quot;;&quot;&quot;));&quot;&quot;;IF(VLOOKUP([.E86];suspect_foods;3;0)&lt;&gt;[.E8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86]=&quot;X&quot;;IF(VLOOKUP([.E86];suspect_foods;3;0) &lt;&gt;[.E86];VLOOKUP([.E8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5" calcext:value-type="date">
            <text:p>05/06/25</text:p>
          </table:table-cell>
          <table:table-cell table:style-name="ce5" office:value-type="string" calcext:value-type="string">
            <text:p>13:14</text:p>
          </table:table-cell>
          <table:table-cell table:style-name="ce8" table:formula="of:=IF(ISERROR(IF(VLOOKUP([.E87];suspect_foods;3;0)&lt;&gt;[.E87];&quot;X&quot;;&quot;&quot;));&quot;&quot;;IF(VLOOKUP([.E87];suspect_foods;3;0)&lt;&gt;[.E8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Bacon</text:p>
          </table:table-cell>
          <table:table-cell table:style-name="ce11" table:formula="of:=IF([.C87]=&quot;X&quot;;IF(VLOOKUP([.E87];suspect_foods;3;0) &lt;&gt;[.E87];VLOOKUP([.E8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5" calcext:value-type="date">
            <text:p>05/06/25</text:p>
          </table:table-cell>
          <table:table-cell table:style-name="ce5" office:value-type="string" calcext:value-type="string">
            <text:p>13:14</text:p>
          </table:table-cell>
          <table:table-cell table:style-name="ce8" table:formula="of:=IF(ISERROR(IF(VLOOKUP([.E88];suspect_foods;3;0)&lt;&gt;[.E88];&quot;X&quot;;&quot;&quot;));&quot;&quot;;IF(VLOOKUP([.E88];suspect_foods;3;0)&lt;&gt;[.E8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otatoes</text:p>
          </table:table-cell>
          <table:table-cell table:style-name="ce11" table:formula="of:=IF([.C88]=&quot;X&quot;;IF(VLOOKUP([.E88];suspect_foods;3;0) &lt;&gt;[.E88];VLOOKUP([.E8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5" calcext:value-type="date">
            <text:p>05/06/25</text:p>
          </table:table-cell>
          <table:table-cell table:style-name="ce5" office:value-type="string" calcext:value-type="string">
            <text:p>13:15</text:p>
          </table:table-cell>
          <table:table-cell table:style-name="ce8" table:formula="of:=IF(ISERROR(IF(VLOOKUP([.E89];suspect_foods;3;0)&lt;&gt;[.E89];&quot;X&quot;;&quot;&quot;));&quot;&quot;;IF(VLOOKUP([.E89];suspect_foods;3;0)&lt;&gt;[.E8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Egg</text:p>
          </table:table-cell>
          <table:table-cell table:style-name="ce11" table:formula="of:=IF([.C89]=&quot;X&quot;;IF(VLOOKUP([.E89];suspect_foods;3;0) &lt;&gt;[.E89];VLOOKUP([.E8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5" calcext:value-type="date">
            <text:p>05/06/25</text:p>
          </table:table-cell>
          <table:table-cell table:style-name="ce5" office:value-type="string" calcext:value-type="string">
            <text:p>13:15</text:p>
          </table:table-cell>
          <table:table-cell table:style-name="ce8" table:formula="of:=IF(ISERROR(IF(VLOOKUP([.E90];suspect_foods;3;0)&lt;&gt;[.E90];&quot;X&quot;;&quot;&quot;));&quot;&quot;;IF(VLOOKUP([.E90];suspect_foods;3;0)&lt;&gt;[.E90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ime and Chili Peanuts</text:p>
          </table:table-cell>
          <table:table-cell table:style-name="ce11" table:formula="of:=IF([.C90]=&quot;X&quot;;IF(VLOOKUP([.E90];suspect_foods;3;0) &lt;&gt;[.E90];VLOOKUP([.E90];suspect_foods;3;0);&quot;&quot;);&quot;&quot;)" office:value-type="string" office:string-value="Lime and Chili Peanuts - Chillies" calcext:value-type="string">
            <text:p>Lime and Chili Peanuts - Chillies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6" calcext:value-type="date">
            <text:p>06/06/25</text:p>
          </table:table-cell>
          <table:table-cell table:style-name="ce5" office:value-type="string" calcext:value-type="string">
            <text:p>08:56</text:p>
          </table:table-cell>
          <table:table-cell table:style-name="ce8" table:formula="of:=IF(ISERROR(IF(VLOOKUP([.E91];suspect_foods;3;0)&lt;&gt;[.E91];&quot;X&quot;;&quot;&quot;));&quot;&quot;;IF(VLOOKUP([.E91];suspect_foods;3;0)&lt;&gt;[.E9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91]=&quot;X&quot;;IF(VLOOKUP([.E91];suspect_foods;3;0) &lt;&gt;[.E91];VLOOKUP([.E9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6" calcext:value-type="date">
            <text:p>06/06/25</text:p>
          </table:table-cell>
          <table:table-cell table:style-name="ce5" office:value-type="string" calcext:value-type="string">
            <text:p>08:56</text:p>
          </table:table-cell>
          <table:table-cell table:style-name="ce8" table:formula="of:=IF(ISERROR(IF(VLOOKUP([.E92];suspect_foods;3;0)&lt;&gt;[.E92];&quot;X&quot;;&quot;&quot;));&quot;&quot;;IF(VLOOKUP([.E92];suspect_foods;3;0)&lt;&gt;[.E9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92]=&quot;X&quot;;IF(VLOOKUP([.E92];suspect_foods;3;0) &lt;&gt;[.E92];VLOOKUP([.E9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6" calcext:value-type="date">
            <text:p>06/06/25</text:p>
          </table:table-cell>
          <table:table-cell table:style-name="ce5" office:value-type="string" calcext:value-type="string">
            <text:p>08:56</text:p>
          </table:table-cell>
          <table:table-cell table:style-name="ce8" table:formula="of:=IF(ISERROR(IF(VLOOKUP([.E93];suspect_foods;3;0)&lt;&gt;[.E93];&quot;X&quot;;&quot;&quot;));&quot;&quot;;IF(VLOOKUP([.E93];suspect_foods;3;0)&lt;&gt;[.E9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93]=&quot;X&quot;;IF(VLOOKUP([.E93];suspect_foods;3;0) &lt;&gt;[.E93];VLOOKUP([.E9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6" calcext:value-type="date">
            <text:p>06/06/25</text:p>
          </table:table-cell>
          <table:table-cell table:style-name="ce5" office:value-type="string" calcext:value-type="string">
            <text:p>08:56</text:p>
          </table:table-cell>
          <table:table-cell table:style-name="ce8" table:formula="of:=IF(ISERROR(IF(VLOOKUP([.E94];suspect_foods;3;0)&lt;&gt;[.E94];&quot;X&quot;;&quot;&quot;));&quot;&quot;;IF(VLOOKUP([.E94];suspect_foods;3;0)&lt;&gt;[.E9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94]=&quot;X&quot;;IF(VLOOKUP([.E94];suspect_foods;3;0) &lt;&gt;[.E94];VLOOKUP([.E9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6" calcext:value-type="date">
            <text:p>06/06/25</text:p>
          </table:table-cell>
          <table:table-cell table:style-name="ce5" office:value-type="string" calcext:value-type="string">
            <text:p>12:15</text:p>
          </table:table-cell>
          <table:table-cell table:style-name="ce8" table:formula="of:=IF(ISERROR(IF(VLOOKUP([.E95];suspect_foods;3;0)&lt;&gt;[.E95];&quot;X&quot;;&quot;&quot;));&quot;&quot;;IF(VLOOKUP([.E95];suspect_foods;3;0)&lt;&gt;[.E95];&quot;X&quot;;&quot;&quot;))">
            <text:p/>
          </table:table-cell>
          <table:table-cell table:style-name="ce5" office:value-type="string" calcext:value-type="string">
            <text:p>HEADACHE</text:p>
          </table:table-cell>
          <table:table-cell table:style-name="ce5" office:value-type="string" calcext:value-type="string">
            <text:p>RECORD</text:p>
          </table:table-cell>
          <table:table-cell table:style-name="ce11" table:formula="of:=IF([.C95]=&quot;X&quot;;IF(VLOOKUP([.E95];suspect_foods;3;0) &lt;&gt;[.E95];VLOOKUP([.E9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6" calcext:value-type="date">
            <text:p>06/06/25</text:p>
          </table:table-cell>
          <table:table-cell table:style-name="ce5" office:value-type="string" calcext:value-type="string">
            <text:p>13:04</text:p>
          </table:table-cell>
          <table:table-cell table:style-name="ce8" table:formula="of:=IF(ISERROR(IF(VLOOKUP([.E96];suspect_foods;3;0)&lt;&gt;[.E96];&quot;X&quot;;&quot;&quot;));&quot;&quot;;IF(VLOOKUP([.E96];suspect_foods;3;0)&lt;&gt;[.E9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Bacon</text:p>
          </table:table-cell>
          <table:table-cell table:style-name="ce11" table:formula="of:=IF([.C96]=&quot;X&quot;;IF(VLOOKUP([.E96];suspect_foods;3;0) &lt;&gt;[.E96];VLOOKUP([.E9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6" calcext:value-type="date">
            <text:p>06/06/25</text:p>
          </table:table-cell>
          <table:table-cell table:style-name="ce5" office:value-type="string" calcext:value-type="string">
            <text:p>13:04</text:p>
          </table:table-cell>
          <table:table-cell table:style-name="ce8" table:formula="of:=IF(ISERROR(IF(VLOOKUP([.E97];suspect_foods;3;0)&lt;&gt;[.E97];&quot;X&quot;;&quot;&quot;));&quot;&quot;;IF(VLOOKUP([.E97];suspect_foods;3;0)&lt;&gt;[.E9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Sourdough Bread Slice</text:p>
          </table:table-cell>
          <table:table-cell table:style-name="ce11" table:formula="of:=IF([.C97]=&quot;X&quot;;IF(VLOOKUP([.E97];suspect_foods;3;0) &lt;&gt;[.E97];VLOOKUP([.E9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6" calcext:value-type="date">
            <text:p>06/06/25</text:p>
          </table:table-cell>
          <table:table-cell table:style-name="ce5" office:value-type="string" calcext:value-type="string">
            <text:p>13:04</text:p>
          </table:table-cell>
          <table:table-cell table:style-name="ce8" table:formula="of:=IF(ISERROR(IF(VLOOKUP([.E98];suspect_foods;3;0)&lt;&gt;[.E98];&quot;X&quot;;&quot;&quot;));&quot;&quot;;IF(VLOOKUP([.E98];suspect_foods;3;0)&lt;&gt;[.E9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otatoes</text:p>
          </table:table-cell>
          <table:table-cell table:style-name="ce11" table:formula="of:=IF([.C98]=&quot;X&quot;;IF(VLOOKUP([.E98];suspect_foods;3;0) &lt;&gt;[.E98];VLOOKUP([.E9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6" calcext:value-type="date">
            <text:p>06/06/25</text:p>
          </table:table-cell>
          <table:table-cell table:style-name="ce5" office:value-type="string" calcext:value-type="string">
            <text:p>20:04</text:p>
          </table:table-cell>
          <table:table-cell table:style-name="ce8" table:formula="of:=IF(ISERROR(IF(VLOOKUP([.E99];suspect_foods;3;0)&lt;&gt;[.E99];&quot;X&quot;;&quot;&quot;));&quot;&quot;;IF(VLOOKUP([.E99];suspect_foods;3;0)&lt;&gt;[.E9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pple</text:p>
          </table:table-cell>
          <table:table-cell table:style-name="ce11" table:formula="of:=IF([.C99]=&quot;X&quot;;IF(VLOOKUP([.E99];suspect_foods;3;0) &lt;&gt;[.E99];VLOOKUP([.E9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6" calcext:value-type="date">
            <text:p>06/06/25</text:p>
          </table:table-cell>
          <table:table-cell table:style-name="ce5" office:value-type="string" calcext:value-type="string">
            <text:p>20:04</text:p>
          </table:table-cell>
          <table:table-cell table:style-name="ce8" table:formula="of:=IF(ISERROR(IF(VLOOKUP([.E100];suspect_foods;3;0)&lt;&gt;[.E100];&quot;X&quot;;&quot;&quot;));&quot;&quot;;IF(VLOOKUP([.E100];suspect_foods;3;0)&lt;&gt;[.E100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Black Bean Sauce</text:p>
          </table:table-cell>
          <table:table-cell table:style-name="ce11" table:formula="of:=IF([.C100]=&quot;X&quot;;IF(VLOOKUP([.E100];suspect_foods;3;0) &lt;&gt;[.E100];VLOOKUP([.E100];suspect_foods;3;0);&quot;&quot;);&quot;&quot;)" office:value-type="string" office:string-value="Black Bean Sauce - Wheat/Gluten" calcext:value-type="string">
            <text:p>Black Bean Sauce - Wheat/Gluten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6" calcext:value-type="date">
            <text:p>06/06/25</text:p>
          </table:table-cell>
          <table:table-cell table:style-name="ce5" office:value-type="string" calcext:value-type="string">
            <text:p>20:04</text:p>
          </table:table-cell>
          <table:table-cell table:style-name="ce8" table:formula="of:=IF(ISERROR(IF(VLOOKUP([.E101];suspect_foods;3;0)&lt;&gt;[.E101];&quot;X&quot;;&quot;&quot;));&quot;&quot;;IF(VLOOKUP([.E101];suspect_foods;3;0)&lt;&gt;[.E101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psicum</text:p>
          </table:table-cell>
          <table:table-cell table:style-name="ce11" table:formula="of:=IF([.C101]=&quot;X&quot;;IF(VLOOKUP([.E101];suspect_foods;3;0) &lt;&gt;[.E101];VLOOKUP([.E101];suspect_foods;3;0);&quot;&quot;);&quot;&quot;)" office:value-type="string" office:string-value="Capsicum - Nightshade Family" calcext:value-type="string">
            <text:p>Capsicum - Nightshade Family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6" calcext:value-type="date">
            <text:p>06/06/25</text:p>
          </table:table-cell>
          <table:table-cell table:style-name="ce5" office:value-type="string" calcext:value-type="string">
            <text:p>20:04</text:p>
          </table:table-cell>
          <table:table-cell table:style-name="ce8" table:formula="of:=IF(ISERROR(IF(VLOOKUP([.E102];suspect_foods;3;0)&lt;&gt;[.E102];&quot;X&quot;;&quot;&quot;));&quot;&quot;;IF(VLOOKUP([.E102];suspect_foods;3;0)&lt;&gt;[.E10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102]=&quot;X&quot;;IF(VLOOKUP([.E102];suspect_foods;3;0) &lt;&gt;[.E102];VLOOKUP([.E10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6" calcext:value-type="date">
            <text:p>06/06/25</text:p>
          </table:table-cell>
          <table:table-cell table:style-name="ce5" office:value-type="string" calcext:value-type="string">
            <text:p>20:04</text:p>
          </table:table-cell>
          <table:table-cell table:style-name="ce8" table:formula="of:=IF(ISERROR(IF(VLOOKUP([.E103];suspect_foods;3;0)&lt;&gt;[.E103];&quot;X&quot;;&quot;&quot;));&quot;&quot;;IF(VLOOKUP([.E103];suspect_foods;3;0)&lt;&gt;[.E10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Onion</text:p>
          </table:table-cell>
          <table:table-cell table:style-name="ce11" table:formula="of:=IF([.C103]=&quot;X&quot;;IF(VLOOKUP([.E103];suspect_foods;3;0) &lt;&gt;[.E103];VLOOKUP([.E10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6" calcext:value-type="date">
            <text:p>06/06/25</text:p>
          </table:table-cell>
          <table:table-cell table:style-name="ce5" office:value-type="string" calcext:value-type="string">
            <text:p>20:04</text:p>
          </table:table-cell>
          <table:table-cell table:style-name="ce8" table:formula="of:=IF(ISERROR(IF(VLOOKUP([.E104];suspect_foods;3;0)&lt;&gt;[.E104];&quot;X&quot;;&quot;&quot;));&quot;&quot;;IF(VLOOKUP([.E104];suspect_foods;3;0)&lt;&gt;[.E10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Rice</text:p>
          </table:table-cell>
          <table:table-cell table:style-name="ce11" table:formula="of:=IF([.C104]=&quot;X&quot;;IF(VLOOKUP([.E104];suspect_foods;3;0) &lt;&gt;[.E104];VLOOKUP([.E10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6" calcext:value-type="date">
            <text:p>06/06/25</text:p>
          </table:table-cell>
          <table:table-cell table:style-name="ce5" office:value-type="string" calcext:value-type="string">
            <text:p>20:04</text:p>
          </table:table-cell>
          <table:table-cell table:style-name="ce8" table:formula="of:=IF(ISERROR(IF(VLOOKUP([.E105];suspect_foods;3;0)&lt;&gt;[.E105];&quot;X&quot;;&quot;&quot;));&quot;&quot;;IF(VLOOKUP([.E105];suspect_foods;3;0)&lt;&gt;[.E10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trawberries</text:p>
          </table:table-cell>
          <table:table-cell table:style-name="ce11" table:formula="of:=IF([.C105]=&quot;X&quot;;IF(VLOOKUP([.E105];suspect_foods;3;0) &lt;&gt;[.E105];VLOOKUP([.E10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6" calcext:value-type="date">
            <text:p>06/06/25</text:p>
          </table:table-cell>
          <table:table-cell table:style-name="ce5" office:value-type="string" calcext:value-type="string">
            <text:p>22:04</text:p>
          </table:table-cell>
          <table:table-cell table:style-name="ce8" table:formula="of:=IF(ISERROR(IF(VLOOKUP([.E106];suspect_foods;3;0)&lt;&gt;[.E106];&quot;X&quot;;&quot;&quot;));&quot;&quot;;IF(VLOOKUP([.E106];suspect_foods;3;0)&lt;&gt;[.E10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106]=&quot;X&quot;;IF(VLOOKUP([.E106];suspect_foods;3;0) &lt;&gt;[.E106];VLOOKUP([.E10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6" calcext:value-type="date">
            <text:p>06/06/25</text:p>
          </table:table-cell>
          <table:table-cell table:style-name="ce5" office:value-type="string" calcext:value-type="string">
            <text:p>22:04</text:p>
          </table:table-cell>
          <table:table-cell table:style-name="ce8" table:formula="of:=IF(ISERROR(IF(VLOOKUP([.E107];suspect_foods;3;0)&lt;&gt;[.E107];&quot;X&quot;;&quot;&quot;));&quot;&quot;;IF(VLOOKUP([.E107];suspect_foods;3;0)&lt;&gt;[.E10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107]=&quot;X&quot;;IF(VLOOKUP([.E107];suspect_foods;3;0) &lt;&gt;[.E107];VLOOKUP([.E10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6" calcext:value-type="date">
            <text:p>06/06/25</text:p>
          </table:table-cell>
          <table:table-cell table:style-name="ce5" office:value-type="string" calcext:value-type="string">
            <text:p>22:04</text:p>
          </table:table-cell>
          <table:table-cell table:style-name="ce8" table:formula="of:=IF(ISERROR(IF(VLOOKUP([.E108];suspect_foods;3;0)&lt;&gt;[.E108];&quot;X&quot;;&quot;&quot;));&quot;&quot;;IF(VLOOKUP([.E108];suspect_foods;3;0)&lt;&gt;[.E10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108]=&quot;X&quot;;IF(VLOOKUP([.E108];suspect_foods;3;0) &lt;&gt;[.E108];VLOOKUP([.E10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7" calcext:value-type="date">
            <text:p>07/06/25</text:p>
          </table:table-cell>
          <table:table-cell table:style-name="ce5" office:value-type="string" calcext:value-type="string">
            <text:p>09:00</text:p>
          </table:table-cell>
          <table:table-cell table:style-name="ce8" table:formula="of:=IF(ISERROR(IF(VLOOKUP([.E109];suspect_foods;3;0)&lt;&gt;[.E109];&quot;X&quot;;&quot;&quot;));&quot;&quot;;IF(VLOOKUP([.E109];suspect_foods;3;0)&lt;&gt;[.E10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109]=&quot;X&quot;;IF(VLOOKUP([.E109];suspect_foods;3;0) &lt;&gt;[.E109];VLOOKUP([.E10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7" calcext:value-type="date">
            <text:p>07/06/25</text:p>
          </table:table-cell>
          <table:table-cell table:style-name="ce5" office:value-type="string" calcext:value-type="string">
            <text:p>08:30</text:p>
          </table:table-cell>
          <table:table-cell table:style-name="ce8" table:formula="of:=IF(ISERROR(IF(VLOOKUP([.E110];suspect_foods;3;0)&lt;&gt;[.E110];&quot;X&quot;;&quot;&quot;));&quot;&quot;;IF(VLOOKUP([.E110];suspect_foods;3;0)&lt;&gt;[.E110];&quot;X&quot;;&quot;&quot;))">
            <text:p/>
          </table:table-cell>
          <table:table-cell table:style-name="ce5" office:value-type="string" calcext:value-type="string">
            <text:p>HEADACHE</text:p>
          </table:table-cell>
          <table:table-cell table:style-name="ce5" office:value-type="string" calcext:value-type="string">
            <text:p>RECORD</text:p>
          </table:table-cell>
          <table:table-cell table:style-name="ce11" table:formula="of:=IF([.C110]=&quot;X&quot;;IF(VLOOKUP([.E110];suspect_foods;3;0) &lt;&gt;[.E110];VLOOKUP([.E11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7" calcext:value-type="date">
            <text:p>07/06/25</text:p>
          </table:table-cell>
          <table:table-cell table:style-name="ce5" office:value-type="string" calcext:value-type="string">
            <text:p>09:00</text:p>
          </table:table-cell>
          <table:table-cell table:style-name="ce8" table:formula="of:=IF(ISERROR(IF(VLOOKUP([.E111];suspect_foods;3;0)&lt;&gt;[.E111];&quot;X&quot;;&quot;&quot;));&quot;&quot;;IF(VLOOKUP([.E111];suspect_foods;3;0)&lt;&gt;[.E11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111]=&quot;X&quot;;IF(VLOOKUP([.E111];suspect_foods;3;0) &lt;&gt;[.E111];VLOOKUP([.E11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7" calcext:value-type="date">
            <text:p>07/06/25</text:p>
          </table:table-cell>
          <table:table-cell table:style-name="ce5" office:value-type="string" calcext:value-type="string">
            <text:p>09:00</text:p>
          </table:table-cell>
          <table:table-cell table:style-name="ce8" table:formula="of:=IF(ISERROR(IF(VLOOKUP([.E112];suspect_foods;3;0)&lt;&gt;[.E112];&quot;X&quot;;&quot;&quot;));&quot;&quot;;IF(VLOOKUP([.E112];suspect_foods;3;0)&lt;&gt;[.E11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112]=&quot;X&quot;;IF(VLOOKUP([.E112];suspect_foods;3;0) &lt;&gt;[.E112];VLOOKUP([.E11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7" calcext:value-type="date">
            <text:p>07/06/25</text:p>
          </table:table-cell>
          <table:table-cell table:style-name="ce5" office:value-type="string" calcext:value-type="string">
            <text:p>09:00</text:p>
          </table:table-cell>
          <table:table-cell table:style-name="ce8" table:formula="of:=IF(ISERROR(IF(VLOOKUP([.E113];suspect_foods;3;0)&lt;&gt;[.E113];&quot;X&quot;;&quot;&quot;));&quot;&quot;;IF(VLOOKUP([.E113];suspect_foods;3;0)&lt;&gt;[.E11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113]=&quot;X&quot;;IF(VLOOKUP([.E113];suspect_foods;3;0) &lt;&gt;[.E113];VLOOKUP([.E11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7" calcext:value-type="date">
            <text:p>07/06/25</text:p>
          </table:table-cell>
          <table:table-cell table:style-name="ce5" office:value-type="string" calcext:value-type="string">
            <text:p>09:00</text:p>
          </table:table-cell>
          <table:table-cell table:style-name="ce8" table:formula="of:=IF(ISERROR(IF(VLOOKUP([.E114];suspect_foods;3;0)&lt;&gt;[.E114];&quot;X&quot;;&quot;&quot;));&quot;&quot;;IF(VLOOKUP([.E114];suspect_foods;3;0)&lt;&gt;[.E11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114]=&quot;X&quot;;IF(VLOOKUP([.E114];suspect_foods;3;0) &lt;&gt;[.E114];VLOOKUP([.E11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7" calcext:value-type="date">
            <text:p>07/06/25</text:p>
          </table:table-cell>
          <table:table-cell table:style-name="ce5" office:value-type="string" calcext:value-type="string">
            <text:p>20:03</text:p>
          </table:table-cell>
          <table:table-cell table:style-name="ce8" table:formula="of:=IF(ISERROR(IF(VLOOKUP([.E115];suspect_foods;3;0)&lt;&gt;[.E115];&quot;X&quot;;&quot;&quot;));&quot;&quot;;IF(VLOOKUP([.E115];suspect_foods;3;0)&lt;&gt;[.E11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Singapore Chow Mein (GF Spaghetti)</text:p>
          </table:table-cell>
          <table:table-cell table:style-name="ce11" table:formula="of:=IF([.C115]=&quot;X&quot;;IF(VLOOKUP([.E115];suspect_foods;3;0) &lt;&gt;[.E115];VLOOKUP([.E11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8" calcext:value-type="date">
            <text:p>08/06/25</text:p>
          </table:table-cell>
          <table:table-cell table:style-name="ce5" office:value-type="string" calcext:value-type="string">
            <text:p>13:19</text:p>
          </table:table-cell>
          <table:table-cell table:style-name="ce8" table:formula="of:=IF(ISERROR(IF(VLOOKUP([.E116];suspect_foods;3;0)&lt;&gt;[.E116];&quot;X&quot;;&quot;&quot;));&quot;&quot;;IF(VLOOKUP([.E116];suspect_foods;3;0)&lt;&gt;[.E11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Bacon</text:p>
          </table:table-cell>
          <table:table-cell table:style-name="ce11" table:formula="of:=IF([.C116]=&quot;X&quot;;IF(VLOOKUP([.E116];suspect_foods;3;0) &lt;&gt;[.E116];VLOOKUP([.E11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8" calcext:value-type="date">
            <text:p>08/06/25</text:p>
          </table:table-cell>
          <table:table-cell table:style-name="ce5" office:value-type="string" calcext:value-type="string">
            <text:p>13:19</text:p>
          </table:table-cell>
          <table:table-cell table:style-name="ce8" table:formula="of:=IF(ISERROR(IF(VLOOKUP([.E117];suspect_foods;3;0)&lt;&gt;[.E117];&quot;X&quot;;&quot;&quot;));&quot;&quot;;IF(VLOOKUP([.E117];suspect_foods;3;0)&lt;&gt;[.E11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117]=&quot;X&quot;;IF(VLOOKUP([.E117];suspect_foods;3;0) &lt;&gt;[.E117];VLOOKUP([.E11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8" calcext:value-type="date">
            <text:p>08/06/25</text:p>
          </table:table-cell>
          <table:table-cell table:style-name="ce5" office:value-type="string" calcext:value-type="string">
            <text:p>13:19</text:p>
          </table:table-cell>
          <table:table-cell table:style-name="ce8" table:formula="of:=IF(ISERROR(IF(VLOOKUP([.E118];suspect_foods;3;0)&lt;&gt;[.E118];&quot;X&quot;;&quot;&quot;));&quot;&quot;;IF(VLOOKUP([.E118];suspect_foods;3;0)&lt;&gt;[.E11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Egg</text:p>
          </table:table-cell>
          <table:table-cell table:style-name="ce11" table:formula="of:=IF([.C118]=&quot;X&quot;;IF(VLOOKUP([.E118];suspect_foods;3;0) &lt;&gt;[.E118];VLOOKUP([.E11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8" calcext:value-type="date">
            <text:p>08/06/25</text:p>
          </table:table-cell>
          <table:table-cell table:style-name="ce5" office:value-type="string" calcext:value-type="string">
            <text:p>13:19</text:p>
          </table:table-cell>
          <table:table-cell table:style-name="ce8" table:formula="of:=IF(ISERROR(IF(VLOOKUP([.E119];suspect_foods;3;0)&lt;&gt;[.E119];&quot;X&quot;;&quot;&quot;));&quot;&quot;;IF(VLOOKUP([.E119];suspect_foods;3;0)&lt;&gt;[.E11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Hash Brown</text:p>
          </table:table-cell>
          <table:table-cell table:style-name="ce11" table:formula="of:=IF([.C119]=&quot;X&quot;;IF(VLOOKUP([.E119];suspect_foods;3;0) &lt;&gt;[.E119];VLOOKUP([.E11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8" calcext:value-type="date">
            <text:p>08/06/25</text:p>
          </table:table-cell>
          <table:table-cell table:style-name="ce5" office:value-type="string" calcext:value-type="string">
            <text:p>13:19</text:p>
          </table:table-cell>
          <table:table-cell table:style-name="ce8" table:formula="of:=IF(ISERROR(IF(VLOOKUP([.E120];suspect_foods;3;0)&lt;&gt;[.E120];&quot;X&quot;;&quot;&quot;));&quot;&quot;;IF(VLOOKUP([.E120];suspect_foods;3;0)&lt;&gt;[.E12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120]=&quot;X&quot;;IF(VLOOKUP([.E120];suspect_foods;3;0) &lt;&gt;[.E120];VLOOKUP([.E12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8" calcext:value-type="date">
            <text:p>08/06/25</text:p>
          </table:table-cell>
          <table:table-cell table:style-name="ce5" office:value-type="string" calcext:value-type="string">
            <text:p>13:19</text:p>
          </table:table-cell>
          <table:table-cell table:style-name="ce8" table:formula="of:=IF(ISERROR(IF(VLOOKUP([.E121];suspect_foods;3;0)&lt;&gt;[.E121];&quot;X&quot;;&quot;&quot;));&quot;&quot;;IF(VLOOKUP([.E121];suspect_foods;3;0)&lt;&gt;[.E12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121]=&quot;X&quot;;IF(VLOOKUP([.E121];suspect_foods;3;0) &lt;&gt;[.E121];VLOOKUP([.E12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8" calcext:value-type="date">
            <text:p>08/06/25</text:p>
          </table:table-cell>
          <table:table-cell table:style-name="ce5" office:value-type="string" calcext:value-type="string">
            <text:p>13:19</text:p>
          </table:table-cell>
          <table:table-cell table:style-name="ce8" table:formula="of:=IF(ISERROR(IF(VLOOKUP([.E122];suspect_foods;3;0)&lt;&gt;[.E122];&quot;X&quot;;&quot;&quot;));&quot;&quot;;IF(VLOOKUP([.E122];suspect_foods;3;0)&lt;&gt;[.E12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122]=&quot;X&quot;;IF(VLOOKUP([.E122];suspect_foods;3;0) &lt;&gt;[.E122];VLOOKUP([.E12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8" calcext:value-type="date">
            <text:p>08/06/25</text:p>
          </table:table-cell>
          <table:table-cell table:style-name="ce5" office:value-type="string" calcext:value-type="string">
            <text:p>20:35</text:p>
          </table:table-cell>
          <table:table-cell table:style-name="ce8" table:formula="of:=IF(ISERROR(IF(VLOOKUP([.E123];suspect_foods;3;0)&lt;&gt;[.E123];&quot;X&quot;;&quot;&quot;));&quot;&quot;;IF(VLOOKUP([.E123];suspect_foods;3;0)&lt;&gt;[.E12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pple</text:p>
          </table:table-cell>
          <table:table-cell table:style-name="ce11" table:formula="of:=IF([.C123]=&quot;X&quot;;IF(VLOOKUP([.E123];suspect_foods;3;0) &lt;&gt;[.E123];VLOOKUP([.E12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8" calcext:value-type="date">
            <text:p>08/06/25</text:p>
          </table:table-cell>
          <table:table-cell table:style-name="ce5" office:value-type="string" calcext:value-type="string">
            <text:p>20:35</text:p>
          </table:table-cell>
          <table:table-cell table:style-name="ce8" table:formula="of:=IF(ISERROR(IF(VLOOKUP([.E124];suspect_foods;3;0)&lt;&gt;[.E124];&quot;X&quot;;&quot;&quot;));&quot;&quot;;IF(VLOOKUP([.E124];suspect_foods;3;0)&lt;&gt;[.E124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psicum</text:p>
          </table:table-cell>
          <table:table-cell table:style-name="ce11" table:formula="of:=IF([.C124]=&quot;X&quot;;IF(VLOOKUP([.E124];suspect_foods;3;0) &lt;&gt;[.E124];VLOOKUP([.E124];suspect_foods;3;0);&quot;&quot;);&quot;&quot;)" office:value-type="string" office:string-value="Capsicum - Nightshade Family" calcext:value-type="string">
            <text:p>Capsicum - Nightshade Family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8" calcext:value-type="date">
            <text:p>08/06/25</text:p>
          </table:table-cell>
          <table:table-cell table:style-name="ce5" office:value-type="string" calcext:value-type="string">
            <text:p>20:35</text:p>
          </table:table-cell>
          <table:table-cell table:style-name="ce8" table:formula="of:=IF(ISERROR(IF(VLOOKUP([.E125];suspect_foods;3;0)&lt;&gt;[.E125];&quot;X&quot;;&quot;&quot;));&quot;&quot;;IF(VLOOKUP([.E125];suspect_foods;3;0)&lt;&gt;[.E125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elery</text:p>
          </table:table-cell>
          <table:table-cell table:style-name="ce11" table:formula="of:=IF([.C125]=&quot;X&quot;;IF(VLOOKUP([.E125];suspect_foods;3;0) &lt;&gt;[.E125];VLOOKUP([.E125];suspect_foods;3;0);&quot;&quot;);&quot;&quot;)" office:value-type="string" office:string-value="Celery Allergenic" calcext:value-type="string">
            <text:p>Celery Allergenic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8" calcext:value-type="date">
            <text:p>08/06/25</text:p>
          </table:table-cell>
          <table:table-cell table:style-name="ce5" office:value-type="string" calcext:value-type="string">
            <text:p>20:35</text:p>
          </table:table-cell>
          <table:table-cell table:style-name="ce8" table:formula="of:=IF(ISERROR(IF(VLOOKUP([.E126];suspect_foods;3;0)&lt;&gt;[.E126];&quot;X&quot;;&quot;&quot;));&quot;&quot;;IF(VLOOKUP([.E126];suspect_foods;3;0)&lt;&gt;[.E12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126]=&quot;X&quot;;IF(VLOOKUP([.E126];suspect_foods;3;0) &lt;&gt;[.E126];VLOOKUP([.E12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8" calcext:value-type="date">
            <text:p>08/06/25</text:p>
          </table:table-cell>
          <table:table-cell table:style-name="ce5" office:value-type="string" calcext:value-type="string">
            <text:p>20:35</text:p>
          </table:table-cell>
          <table:table-cell table:style-name="ce8" table:formula="of:=IF(ISERROR(IF(VLOOKUP([.E127];suspect_foods;3;0)&lt;&gt;[.E127];&quot;X&quot;;&quot;&quot;));&quot;&quot;;IF(VLOOKUP([.E127];suspect_foods;3;0)&lt;&gt;[.E12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 Stock</text:p>
          </table:table-cell>
          <table:table-cell table:style-name="ce11" table:formula="of:=IF([.C127]=&quot;X&quot;;IF(VLOOKUP([.E127];suspect_foods;3;0) &lt;&gt;[.E127];VLOOKUP([.E12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8" calcext:value-type="date">
            <text:p>08/06/25</text:p>
          </table:table-cell>
          <table:table-cell table:style-name="ce5" office:value-type="string" calcext:value-type="string">
            <text:p>20:35</text:p>
          </table:table-cell>
          <table:table-cell table:style-name="ce8" table:formula="of:=IF(ISERROR(IF(VLOOKUP([.E128];suspect_foods;3;0)&lt;&gt;[.E128];&quot;X&quot;;&quot;&quot;));&quot;&quot;;IF(VLOOKUP([.E128];suspect_foods;3;0)&lt;&gt;[.E12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Egg</text:p>
          </table:table-cell>
          <table:table-cell table:style-name="ce11" table:formula="of:=IF([.C128]=&quot;X&quot;;IF(VLOOKUP([.E128];suspect_foods;3;0) &lt;&gt;[.E128];VLOOKUP([.E12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8" calcext:value-type="date">
            <text:p>08/06/25</text:p>
          </table:table-cell>
          <table:table-cell table:style-name="ce5" office:value-type="string" calcext:value-type="string">
            <text:p>20:35</text:p>
          </table:table-cell>
          <table:table-cell table:style-name="ce8" table:formula="of:=IF(ISERROR(IF(VLOOKUP([.E129];suspect_foods;3;0)&lt;&gt;[.E129];&quot;X&quot;;&quot;&quot;));&quot;&quot;;IF(VLOOKUP([.E129];suspect_foods;3;0)&lt;&gt;[.E12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arlic</text:p>
          </table:table-cell>
          <table:table-cell table:style-name="ce11" table:formula="of:=IF([.C129]=&quot;X&quot;;IF(VLOOKUP([.E129];suspect_foods;3;0) &lt;&gt;[.E129];VLOOKUP([.E12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8" calcext:value-type="date">
            <text:p>08/06/25</text:p>
          </table:table-cell>
          <table:table-cell table:style-name="ce5" office:value-type="string" calcext:value-type="string">
            <text:p>20:35</text:p>
          </table:table-cell>
          <table:table-cell table:style-name="ce8" table:formula="of:=IF(ISERROR(IF(VLOOKUP([.E130];suspect_foods;3;0)&lt;&gt;[.E130];&quot;X&quot;;&quot;&quot;));&quot;&quot;;IF(VLOOKUP([.E130];suspect_foods;3;0)&lt;&gt;[.E13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Onion</text:p>
          </table:table-cell>
          <table:table-cell table:style-name="ce11" table:formula="of:=IF([.C130]=&quot;X&quot;;IF(VLOOKUP([.E130];suspect_foods;3;0) &lt;&gt;[.E130];VLOOKUP([.E13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8" calcext:value-type="date">
            <text:p>08/06/25</text:p>
          </table:table-cell>
          <table:table-cell table:style-name="ce5" office:value-type="string" calcext:value-type="string">
            <text:p>20:35</text:p>
          </table:table-cell>
          <table:table-cell table:style-name="ce8" table:formula="of:=IF(ISERROR(IF(VLOOKUP([.E131];suspect_foods;3;0)&lt;&gt;[.E131];&quot;X&quot;;&quot;&quot;));&quot;&quot;;IF(VLOOKUP([.E131];suspect_foods;3;0)&lt;&gt;[.E13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Rice</text:p>
          </table:table-cell>
          <table:table-cell table:style-name="ce11" table:formula="of:=IF([.C131]=&quot;X&quot;;IF(VLOOKUP([.E131];suspect_foods;3;0) &lt;&gt;[.E131];VLOOKUP([.E13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8" calcext:value-type="date">
            <text:p>08/06/25</text:p>
          </table:table-cell>
          <table:table-cell table:style-name="ce5" office:value-type="string" calcext:value-type="string">
            <text:p>20:35</text:p>
          </table:table-cell>
          <table:table-cell table:style-name="ce8" table:formula="of:=IF(ISERROR(IF(VLOOKUP([.E132];suspect_foods;3;0)&lt;&gt;[.E132];&quot;X&quot;;&quot;&quot;));&quot;&quot;;IF(VLOOKUP([.E132];suspect_foods;3;0)&lt;&gt;[.E13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trawberries</text:p>
          </table:table-cell>
          <table:table-cell table:style-name="ce11" table:formula="of:=IF([.C132]=&quot;X&quot;;IF(VLOOKUP([.E132];suspect_foods;3;0) &lt;&gt;[.E132];VLOOKUP([.E13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9" calcext:value-type="date">
            <text:p>09/06/25</text:p>
          </table:table-cell>
          <table:table-cell table:style-name="ce5" office:value-type="string" calcext:value-type="string">
            <text:p>08:41</text:p>
          </table:table-cell>
          <table:table-cell table:style-name="ce8" table:formula="of:=IF(ISERROR(IF(VLOOKUP([.E133];suspect_foods;3;0)&lt;&gt;[.E133];&quot;X&quot;;&quot;&quot;));&quot;&quot;;IF(VLOOKUP([.E133];suspect_foods;3;0)&lt;&gt;[.E13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133]=&quot;X&quot;;IF(VLOOKUP([.E133];suspect_foods;3;0) &lt;&gt;[.E133];VLOOKUP([.E13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9" calcext:value-type="date">
            <text:p>09/06/25</text:p>
          </table:table-cell>
          <table:table-cell table:style-name="ce5" office:value-type="string" calcext:value-type="string">
            <text:p>08:41</text:p>
          </table:table-cell>
          <table:table-cell table:style-name="ce8" table:formula="of:=IF(ISERROR(IF(VLOOKUP([.E134];suspect_foods;3;0)&lt;&gt;[.E134];&quot;X&quot;;&quot;&quot;));&quot;&quot;;IF(VLOOKUP([.E134];suspect_foods;3;0)&lt;&gt;[.E13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134]=&quot;X&quot;;IF(VLOOKUP([.E134];suspect_foods;3;0) &lt;&gt;[.E134];VLOOKUP([.E13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9" calcext:value-type="date">
            <text:p>09/06/25</text:p>
          </table:table-cell>
          <table:table-cell table:style-name="ce5" office:value-type="string" calcext:value-type="string">
            <text:p>08:41</text:p>
          </table:table-cell>
          <table:table-cell table:style-name="ce8" table:formula="of:=IF(ISERROR(IF(VLOOKUP([.E135];suspect_foods;3;0)&lt;&gt;[.E135];&quot;X&quot;;&quot;&quot;));&quot;&quot;;IF(VLOOKUP([.E135];suspect_foods;3;0)&lt;&gt;[.E13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135]=&quot;X&quot;;IF(VLOOKUP([.E135];suspect_foods;3;0) &lt;&gt;[.E135];VLOOKUP([.E13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09" calcext:value-type="date">
            <text:p>09/06/25</text:p>
          </table:table-cell>
          <table:table-cell table:style-name="ce5" office:value-type="string" calcext:value-type="string">
            <text:p>08:41</text:p>
          </table:table-cell>
          <table:table-cell table:style-name="ce8" table:formula="of:=IF(ISERROR(IF(VLOOKUP([.E136];suspect_foods;3;0)&lt;&gt;[.E136];&quot;X&quot;;&quot;&quot;));&quot;&quot;;IF(VLOOKUP([.E136];suspect_foods;3;0)&lt;&gt;[.E13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136]=&quot;X&quot;;IF(VLOOKUP([.E136];suspect_foods;3;0) &lt;&gt;[.E136];VLOOKUP([.E13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0" calcext:value-type="date">
            <text:p>10/06/25</text:p>
          </table:table-cell>
          <table:table-cell table:style-name="ce5" office:value-type="string" calcext:value-type="string">
            <text:p>11:19</text:p>
          </table:table-cell>
          <table:table-cell table:style-name="ce8" table:formula="of:=IF(ISERROR(IF(VLOOKUP([.E137];suspect_foods;3;0)&lt;&gt;[.E137];&quot;X&quot;;&quot;&quot;));&quot;&quot;;IF(VLOOKUP([.E137];suspect_foods;3;0)&lt;&gt;[.E13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137]=&quot;X&quot;;IF(VLOOKUP([.E137];suspect_foods;3;0) &lt;&gt;[.E137];VLOOKUP([.E13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0" calcext:value-type="date">
            <text:p>10/06/25</text:p>
          </table:table-cell>
          <table:table-cell table:style-name="ce5" office:value-type="string" calcext:value-type="string">
            <text:p>11:20</text:p>
          </table:table-cell>
          <table:table-cell table:style-name="ce8" table:formula="of:=IF(ISERROR(IF(VLOOKUP([.E138];suspect_foods;3;0)&lt;&gt;[.E138];&quot;X&quot;;&quot;&quot;));&quot;&quot;;IF(VLOOKUP([.E138];suspect_foods;3;0)&lt;&gt;[.E13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138]=&quot;X&quot;;IF(VLOOKUP([.E138];suspect_foods;3;0) &lt;&gt;[.E138];VLOOKUP([.E13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0" calcext:value-type="date">
            <text:p>10/06/25</text:p>
          </table:table-cell>
          <table:table-cell table:style-name="ce5" office:value-type="string" calcext:value-type="string">
            <text:p>11:20</text:p>
          </table:table-cell>
          <table:table-cell table:style-name="ce8" table:formula="of:=IF(ISERROR(IF(VLOOKUP([.E139];suspect_foods;3;0)&lt;&gt;[.E139];&quot;X&quot;;&quot;&quot;));&quot;&quot;;IF(VLOOKUP([.E139];suspect_foods;3;0)&lt;&gt;[.E13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139]=&quot;X&quot;;IF(VLOOKUP([.E139];suspect_foods;3;0) &lt;&gt;[.E139];VLOOKUP([.E13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0" calcext:value-type="date">
            <text:p>10/06/25</text:p>
          </table:table-cell>
          <table:table-cell table:style-name="ce5" office:value-type="string" calcext:value-type="string">
            <text:p>11:20</text:p>
          </table:table-cell>
          <table:table-cell table:style-name="ce8" table:formula="of:=IF(ISERROR(IF(VLOOKUP([.E140];suspect_foods;3;0)&lt;&gt;[.E140];&quot;X&quot;;&quot;&quot;));&quot;&quot;;IF(VLOOKUP([.E140];suspect_foods;3;0)&lt;&gt;[.E14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140]=&quot;X&quot;;IF(VLOOKUP([.E140];suspect_foods;3;0) &lt;&gt;[.E140];VLOOKUP([.E14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0" calcext:value-type="date">
            <text:p>10/06/25</text:p>
          </table:table-cell>
          <table:table-cell table:style-name="ce5" office:value-type="string" calcext:value-type="string">
            <text:p>13:42</text:p>
          </table:table-cell>
          <table:table-cell table:style-name="ce8" table:formula="of:=IF(ISERROR(IF(VLOOKUP([.E141];suspect_foods;3;0)&lt;&gt;[.E141];&quot;X&quot;;&quot;&quot;));&quot;&quot;;IF(VLOOKUP([.E141];suspect_foods;3;0)&lt;&gt;[.E14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pple</text:p>
          </table:table-cell>
          <table:table-cell table:style-name="ce11" table:formula="of:=IF([.C141]=&quot;X&quot;;IF(VLOOKUP([.E141];suspect_foods;3;0) &lt;&gt;[.E141];VLOOKUP([.E14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0" calcext:value-type="date">
            <text:p>10/06/25</text:p>
          </table:table-cell>
          <table:table-cell table:style-name="ce5" office:value-type="string" calcext:value-type="string">
            <text:p>13:42</text:p>
          </table:table-cell>
          <table:table-cell table:style-name="ce8" table:formula="of:=IF(ISERROR(IF(VLOOKUP([.E142];suspect_foods;3;0)&lt;&gt;[.E142];&quot;X&quot;;&quot;&quot;));&quot;&quot;;IF(VLOOKUP([.E142];suspect_foods;3;0)&lt;&gt;[.E14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142]=&quot;X&quot;;IF(VLOOKUP([.E142];suspect_foods;3;0) &lt;&gt;[.E142];VLOOKUP([.E14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0" calcext:value-type="date">
            <text:p>10/06/25</text:p>
          </table:table-cell>
          <table:table-cell table:style-name="ce5" office:value-type="string" calcext:value-type="string">
            <text:p>13:42</text:p>
          </table:table-cell>
          <table:table-cell table:style-name="ce8" table:formula="of:=IF(ISERROR(IF(VLOOKUP([.E143];suspect_foods;3;0)&lt;&gt;[.E143];&quot;X&quot;;&quot;&quot;));&quot;&quot;;IF(VLOOKUP([.E143];suspect_foods;3;0)&lt;&gt;[.E14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143]=&quot;X&quot;;IF(VLOOKUP([.E143];suspect_foods;3;0) &lt;&gt;[.E143];VLOOKUP([.E14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0" calcext:value-type="date">
            <text:p>10/06/25</text:p>
          </table:table-cell>
          <table:table-cell table:style-name="ce5" office:value-type="string" calcext:value-type="string">
            <text:p>13:42</text:p>
          </table:table-cell>
          <table:table-cell table:style-name="ce8" table:formula="of:=IF(ISERROR(IF(VLOOKUP([.E144];suspect_foods;3;0)&lt;&gt;[.E144];&quot;X&quot;;&quot;&quot;));&quot;&quot;;IF(VLOOKUP([.E144];suspect_foods;3;0)&lt;&gt;[.E14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Sourdough Bread Slice</text:p>
          </table:table-cell>
          <table:table-cell table:style-name="ce11" table:formula="of:=IF([.C144]=&quot;X&quot;;IF(VLOOKUP([.E144];suspect_foods;3;0) &lt;&gt;[.E144];VLOOKUP([.E14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0" calcext:value-type="date">
            <text:p>10/06/25</text:p>
          </table:table-cell>
          <table:table-cell table:style-name="ce5" office:value-type="string" calcext:value-type="string">
            <text:p>13:42</text:p>
          </table:table-cell>
          <table:table-cell table:style-name="ce8" table:formula="of:=IF(ISERROR(IF(VLOOKUP([.E145];suspect_foods;3;0)&lt;&gt;[.E145];&quot;X&quot;;&quot;&quot;));&quot;&quot;;IF(VLOOKUP([.E145];suspect_foods;3;0)&lt;&gt;[.E14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145]=&quot;X&quot;;IF(VLOOKUP([.E145];suspect_foods;3;0) &lt;&gt;[.E145];VLOOKUP([.E14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0" calcext:value-type="date">
            <text:p>10/06/25</text:p>
          </table:table-cell>
          <table:table-cell table:style-name="ce5" office:value-type="string" calcext:value-type="string">
            <text:p>13:42</text:p>
          </table:table-cell>
          <table:table-cell table:style-name="ce8" table:formula="of:=IF(ISERROR(IF(VLOOKUP([.E146];suspect_foods;3;0)&lt;&gt;[.E146];&quot;X&quot;;&quot;&quot;));&quot;&quot;;IF(VLOOKUP([.E146];suspect_foods;3;0)&lt;&gt;[.E14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146]=&quot;X&quot;;IF(VLOOKUP([.E146];suspect_foods;3;0) &lt;&gt;[.E146];VLOOKUP([.E14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0" calcext:value-type="date">
            <text:p>10/06/25</text:p>
          </table:table-cell>
          <table:table-cell table:style-name="ce5" office:value-type="string" calcext:value-type="string">
            <text:p>13:42</text:p>
          </table:table-cell>
          <table:table-cell table:style-name="ce8" table:formula="of:=IF(ISERROR(IF(VLOOKUP([.E147];suspect_foods;3;0)&lt;&gt;[.E147];&quot;X&quot;;&quot;&quot;));&quot;&quot;;IF(VLOOKUP([.E147];suspect_foods;3;0)&lt;&gt;[.E14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otatoes</text:p>
          </table:table-cell>
          <table:table-cell table:style-name="ce11" table:formula="of:=IF([.C147]=&quot;X&quot;;IF(VLOOKUP([.E147];suspect_foods;3;0) &lt;&gt;[.E147];VLOOKUP([.E14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0" calcext:value-type="date">
            <text:p>10/06/25</text:p>
          </table:table-cell>
          <table:table-cell table:style-name="ce5" office:value-type="string" calcext:value-type="string">
            <text:p>13:42</text:p>
          </table:table-cell>
          <table:table-cell table:style-name="ce8" table:formula="of:=IF(ISERROR(IF(VLOOKUP([.E148];suspect_foods;3;0)&lt;&gt;[.E148];&quot;X&quot;;&quot;&quot;));&quot;&quot;;IF(VLOOKUP([.E148];suspect_foods;3;0)&lt;&gt;[.E14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trawberries</text:p>
          </table:table-cell>
          <table:table-cell table:style-name="ce11" table:formula="of:=IF([.C148]=&quot;X&quot;;IF(VLOOKUP([.E148];suspect_foods;3;0) &lt;&gt;[.E148];VLOOKUP([.E14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0" calcext:value-type="date">
            <text:p>10/06/25</text:p>
          </table:table-cell>
          <table:table-cell table:style-name="ce5" office:value-type="string" calcext:value-type="string">
            <text:p>13:49</text:p>
          </table:table-cell>
          <table:table-cell table:style-name="ce8" table:formula="of:=IF(ISERROR(IF(VLOOKUP([.E149];suspect_foods;3;0)&lt;&gt;[.E149];&quot;X&quot;;&quot;&quot;));&quot;&quot;;IF(VLOOKUP([.E149];suspect_foods;3;0)&lt;&gt;[.E14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149]=&quot;X&quot;;IF(VLOOKUP([.E149];suspect_foods;3;0) &lt;&gt;[.E149];VLOOKUP([.E14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0" calcext:value-type="date">
            <text:p>10/06/25</text:p>
          </table:table-cell>
          <table:table-cell table:style-name="ce5" office:value-type="string" calcext:value-type="string">
            <text:p>20:15</text:p>
          </table:table-cell>
          <table:table-cell table:style-name="ce8" table:formula="of:=IF(ISERROR(IF(VLOOKUP([.E150];suspect_foods;3;0)&lt;&gt;[.E150];&quot;X&quot;;&quot;&quot;));&quot;&quot;;IF(VLOOKUP([.E150];suspect_foods;3;0)&lt;&gt;[.E15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150]=&quot;X&quot;;IF(VLOOKUP([.E150];suspect_foods;3;0) &lt;&gt;[.E150];VLOOKUP([.E15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0" calcext:value-type="date">
            <text:p>10/06/25</text:p>
          </table:table-cell>
          <table:table-cell table:style-name="ce5" office:value-type="string" calcext:value-type="string">
            <text:p>20:16</text:p>
          </table:table-cell>
          <table:table-cell table:style-name="ce8" table:formula="of:=IF(ISERROR(IF(VLOOKUP([.E151];suspect_foods;3;0)&lt;&gt;[.E151];&quot;X&quot;;&quot;&quot;));&quot;&quot;;IF(VLOOKUP([.E151];suspect_foods;3;0)&lt;&gt;[.E151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psicum</text:p>
          </table:table-cell>
          <table:table-cell table:style-name="ce11" table:formula="of:=IF([.C151]=&quot;X&quot;;IF(VLOOKUP([.E151];suspect_foods;3;0) &lt;&gt;[.E151];VLOOKUP([.E151];suspect_foods;3;0);&quot;&quot;);&quot;&quot;)" office:value-type="string" office:string-value="Capsicum - Nightshade Family" calcext:value-type="string">
            <text:p>Capsicum - Nightshade Family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0" calcext:value-type="date">
            <text:p>10/06/25</text:p>
          </table:table-cell>
          <table:table-cell table:style-name="ce5" office:value-type="string" calcext:value-type="string">
            <text:p>20:16</text:p>
          </table:table-cell>
          <table:table-cell table:style-name="ce8" table:formula="of:=IF(ISERROR(IF(VLOOKUP([.E152];suspect_foods;3;0)&lt;&gt;[.E152];&quot;X&quot;;&quot;&quot;));&quot;&quot;;IF(VLOOKUP([.E152];suspect_foods;3;0)&lt;&gt;[.E15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152]=&quot;X&quot;;IF(VLOOKUP([.E152];suspect_foods;3;0) &lt;&gt;[.E152];VLOOKUP([.E15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0" calcext:value-type="date">
            <text:p>10/06/25</text:p>
          </table:table-cell>
          <table:table-cell table:style-name="ce5" office:value-type="string" calcext:value-type="string">
            <text:p>20:16</text:p>
          </table:table-cell>
          <table:table-cell table:style-name="ce8" table:formula="of:=IF(ISERROR(IF(VLOOKUP([.E153];suspect_foods;3;0)&lt;&gt;[.E153];&quot;X&quot;;&quot;&quot;));&quot;&quot;;IF(VLOOKUP([.E153];suspect_foods;3;0)&lt;&gt;[.E15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153]=&quot;X&quot;;IF(VLOOKUP([.E153];suspect_foods;3;0) &lt;&gt;[.E153];VLOOKUP([.E15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0" calcext:value-type="date">
            <text:p>10/06/25</text:p>
          </table:table-cell>
          <table:table-cell table:style-name="ce5" office:value-type="string" calcext:value-type="string">
            <text:p>20:16</text:p>
          </table:table-cell>
          <table:table-cell table:style-name="ce8" table:formula="of:=IF(ISERROR(IF(VLOOKUP([.E154];suspect_foods;3;0)&lt;&gt;[.E154];&quot;X&quot;;&quot;&quot;));&quot;&quot;;IF(VLOOKUP([.E154];suspect_foods;3;0)&lt;&gt;[.E15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panish Omelette</text:p>
          </table:table-cell>
          <table:table-cell table:style-name="ce11" table:formula="of:=IF([.C154]=&quot;X&quot;;IF(VLOOKUP([.E154];suspect_foods;3;0) &lt;&gt;[.E154];VLOOKUP([.E15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1" calcext:value-type="date">
            <text:p>11/06/25</text:p>
          </table:table-cell>
          <table:table-cell table:style-name="ce5" office:value-type="string" calcext:value-type="string">
            <text:p>12:56</text:p>
          </table:table-cell>
          <table:table-cell table:style-name="ce8" table:formula="of:=IF(ISERROR(IF(VLOOKUP([.E155];suspect_foods;3;0)&lt;&gt;[.E155];&quot;X&quot;;&quot;&quot;));&quot;&quot;;IF(VLOOKUP([.E155];suspect_foods;3;0)&lt;&gt;[.E15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155]=&quot;X&quot;;IF(VLOOKUP([.E155];suspect_foods;3;0) &lt;&gt;[.E155];VLOOKUP([.E15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1" calcext:value-type="date">
            <text:p>11/06/25</text:p>
          </table:table-cell>
          <table:table-cell table:style-name="ce5" office:value-type="string" calcext:value-type="string">
            <text:p>12:56</text:p>
          </table:table-cell>
          <table:table-cell table:style-name="ce8" table:formula="of:=IF(ISERROR(IF(VLOOKUP([.E156];suspect_foods;3;0)&lt;&gt;[.E156];&quot;X&quot;;&quot;&quot;));&quot;&quot;;IF(VLOOKUP([.E156];suspect_foods;3;0)&lt;&gt;[.E15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156]=&quot;X&quot;;IF(VLOOKUP([.E156];suspect_foods;3;0) &lt;&gt;[.E156];VLOOKUP([.E15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1" calcext:value-type="date">
            <text:p>11/06/25</text:p>
          </table:table-cell>
          <table:table-cell table:style-name="ce5" office:value-type="string" calcext:value-type="string">
            <text:p>12:56</text:p>
          </table:table-cell>
          <table:table-cell table:style-name="ce8" table:formula="of:=IF(ISERROR(IF(VLOOKUP([.E157];suspect_foods;3;0)&lt;&gt;[.E157];&quot;X&quot;;&quot;&quot;));&quot;&quot;;IF(VLOOKUP([.E157];suspect_foods;3;0)&lt;&gt;[.E15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157]=&quot;X&quot;;IF(VLOOKUP([.E157];suspect_foods;3;0) &lt;&gt;[.E157];VLOOKUP([.E15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1" calcext:value-type="date">
            <text:p>11/06/25</text:p>
          </table:table-cell>
          <table:table-cell table:style-name="ce5" office:value-type="string" calcext:value-type="string">
            <text:p>12:57</text:p>
          </table:table-cell>
          <table:table-cell table:style-name="ce8" table:formula="of:=IF(ISERROR(IF(VLOOKUP([.E158];suspect_foods;3;0)&lt;&gt;[.E158];&quot;X&quot;;&quot;&quot;));&quot;&quot;;IF(VLOOKUP([.E158];suspect_foods;3;0)&lt;&gt;[.E158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psicum</text:p>
          </table:table-cell>
          <table:table-cell table:style-name="ce11" table:formula="of:=IF([.C158]=&quot;X&quot;;IF(VLOOKUP([.E158];suspect_foods;3;0) &lt;&gt;[.E158];VLOOKUP([.E158];suspect_foods;3;0);&quot;&quot;);&quot;&quot;)" office:value-type="string" office:string-value="Capsicum - Nightshade Family" calcext:value-type="string">
            <text:p>Capsicum - Nightshade Family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1" calcext:value-type="date">
            <text:p>11/06/25</text:p>
          </table:table-cell>
          <table:table-cell table:style-name="ce5" office:value-type="string" calcext:value-type="string">
            <text:p>12:57</text:p>
          </table:table-cell>
          <table:table-cell table:style-name="ce8" table:formula="of:=IF(ISERROR(IF(VLOOKUP([.E159];suspect_foods;3;0)&lt;&gt;[.E159];&quot;X&quot;;&quot;&quot;));&quot;&quot;;IF(VLOOKUP([.E159];suspect_foods;3;0)&lt;&gt;[.E159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elery</text:p>
          </table:table-cell>
          <table:table-cell table:style-name="ce11" table:formula="of:=IF([.C159]=&quot;X&quot;;IF(VLOOKUP([.E159];suspect_foods;3;0) &lt;&gt;[.E159];VLOOKUP([.E159];suspect_foods;3;0);&quot;&quot;);&quot;&quot;)" office:value-type="string" office:string-value="Celery Allergenic" calcext:value-type="string">
            <text:p>Celery Allergenic</text:p>
          </table:table-cell>
          <table:table-cell table:style-name="ce5" table:number-columns-repeated="7"/>
          <table:table-cell table:number-columns-repeated="16371"/>
        </table:table-row>
        <table:table-row table:style-name="ro3">
          <table:table-cell table:style-name="ce2" office:value-type="date" office:date-value="2025-06-11" calcext:value-type="date">
            <text:p>11/06/25</text:p>
          </table:table-cell>
          <table:table-cell table:style-name="ce5" office:value-type="string" calcext:value-type="string">
            <text:p>12:57</text:p>
          </table:table-cell>
          <table:table-cell table:style-name="ce8" table:formula="of:=IF(ISERROR(IF(VLOOKUP([.E160];suspect_foods;3;0)&lt;&gt;[.E160];&quot;X&quot;;&quot;&quot;));&quot;&quot;;IF(VLOOKUP([.E160];suspect_foods;3;0)&lt;&gt;[.E160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eri Spice Mix</text:p>
          </table:table-cell>
          <table:table-cell table:style-name="ce11" table:formula="of:=IF([.C160]=&quot;X&quot;;IF(VLOOKUP([.E160];suspect_foods;3;0) &lt;&gt;[.E160];VLOOKUP([.E160];suspect_foods;3;0);&quot;&quot;);&quot;&quot;)" office:value-type="string" office:string-value="Peri Peri Spice Mix – Nightshade Family – Chillis" calcext:value-type="string">
            <text:p>Peri Peri Spice Mix – Nightshade Family – Chillis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1" calcext:value-type="date">
            <text:p>11/06/25</text:p>
          </table:table-cell>
          <table:table-cell table:style-name="ce5" office:value-type="string" calcext:value-type="string">
            <text:p>12:57</text:p>
          </table:table-cell>
          <table:table-cell table:style-name="ce8" table:formula="of:=IF(ISERROR(IF(VLOOKUP([.E161];suspect_foods;3;0)&lt;&gt;[.E161];&quot;X&quot;;&quot;&quot;));&quot;&quot;;IF(VLOOKUP([.E161];suspect_foods;3;0)&lt;&gt;[.E16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panish Omelette</text:p>
          </table:table-cell>
          <table:table-cell table:style-name="ce11" table:formula="of:=IF([.C161]=&quot;X&quot;;IF(VLOOKUP([.E161];suspect_foods;3;0) &lt;&gt;[.E161];VLOOKUP([.E16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1" calcext:value-type="date">
            <text:p>11/06/25</text:p>
          </table:table-cell>
          <table:table-cell table:style-name="ce5" office:value-type="string" calcext:value-type="string">
            <text:p>21:05</text:p>
          </table:table-cell>
          <table:table-cell table:style-name="ce8" table:formula="of:=IF(ISERROR(IF(VLOOKUP([.E162];suspect_foods;3;0)&lt;&gt;[.E162];&quot;X&quot;;&quot;&quot;));&quot;&quot;;IF(VLOOKUP([.E162];suspect_foods;3;0)&lt;&gt;[.E16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pple</text:p>
          </table:table-cell>
          <table:table-cell table:style-name="ce11" table:formula="of:=IF([.C162]=&quot;X&quot;;IF(VLOOKUP([.E162];suspect_foods;3;0) &lt;&gt;[.E162];VLOOKUP([.E16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1" calcext:value-type="date">
            <text:p>11/06/25</text:p>
          </table:table-cell>
          <table:table-cell table:style-name="ce5" office:value-type="string" calcext:value-type="string">
            <text:p>21:05</text:p>
          </table:table-cell>
          <table:table-cell table:style-name="ce8" table:formula="of:=IF(ISERROR(IF(VLOOKUP([.E163];suspect_foods;3;0)&lt;&gt;[.E163];&quot;X&quot;;&quot;&quot;));&quot;&quot;;IF(VLOOKUP([.E163];suspect_foods;3;0)&lt;&gt;[.E163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paghetti Bolognaise</text:p>
          </table:table-cell>
          <table:table-cell table:style-name="ce11" table:formula="of:=IF([.C163]=&quot;X&quot;;IF(VLOOKUP([.E163];suspect_foods;3;0) &lt;&gt;[.E163];VLOOKUP([.E163];suspect_foods;3;0);&quot;&quot;);&quot;&quot;)" office:value-type="string" office:string-value="Spaghetti Bolognaise - Wheat/Gluten" calcext:value-type="string">
            <text:p>Spaghetti Bolognaise - Wheat/Gluten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1" calcext:value-type="date">
            <text:p>11/06/25</text:p>
          </table:table-cell>
          <table:table-cell table:style-name="ce5" office:value-type="string" calcext:value-type="string">
            <text:p>21:05</text:p>
          </table:table-cell>
          <table:table-cell table:style-name="ce8" table:formula="of:=IF(ISERROR(IF(VLOOKUP([.E164];suspect_foods;3;0)&lt;&gt;[.E164];&quot;X&quot;;&quot;&quot;));&quot;&quot;;IF(VLOOKUP([.E164];suspect_foods;3;0)&lt;&gt;[.E16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trawberries</text:p>
          </table:table-cell>
          <table:table-cell table:style-name="ce11" table:formula="of:=IF([.C164]=&quot;X&quot;;IF(VLOOKUP([.E164];suspect_foods;3;0) &lt;&gt;[.E164];VLOOKUP([.E16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2" calcext:value-type="date">
            <text:p>12/06/25</text:p>
          </table:table-cell>
          <table:table-cell table:style-name="ce5" office:value-type="string" calcext:value-type="string">
            <text:p>07:50</text:p>
          </table:table-cell>
          <table:table-cell table:style-name="ce8" table:formula="of:=IF(ISERROR(IF(VLOOKUP([.E165];suspect_foods;3;0)&lt;&gt;[.E165];&quot;X&quot;;&quot;&quot;));&quot;&quot;;IF(VLOOKUP([.E165];suspect_foods;3;0)&lt;&gt;[.E165];&quot;X&quot;;&quot;&quot;))">
            <text:p/>
          </table:table-cell>
          <table:table-cell table:style-name="ce5" office:value-type="string" calcext:value-type="string">
            <text:p>HEADACHE</text:p>
          </table:table-cell>
          <table:table-cell table:style-name="ce5" office:value-type="string" calcext:value-type="string">
            <text:p>RECORD</text:p>
          </table:table-cell>
          <table:table-cell table:style-name="ce11" table:formula="of:=IF([.C165]=&quot;X&quot;;IF(VLOOKUP([.E165];suspect_foods;3;0) &lt;&gt;[.E165];VLOOKUP([.E16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2" calcext:value-type="date">
            <text:p>12/06/25</text:p>
          </table:table-cell>
          <table:table-cell table:style-name="ce5" office:value-type="string" calcext:value-type="string">
            <text:p>13:52</text:p>
          </table:table-cell>
          <table:table-cell table:style-name="ce8" table:formula="of:=IF(ISERROR(IF(VLOOKUP([.E166];suspect_foods;3;0)&lt;&gt;[.E166];&quot;X&quot;;&quot;&quot;));&quot;&quot;;IF(VLOOKUP([.E166];suspect_foods;3;0)&lt;&gt;[.E16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pple</text:p>
          </table:table-cell>
          <table:table-cell table:style-name="ce11" table:formula="of:=IF([.C166]=&quot;X&quot;;IF(VLOOKUP([.E166];suspect_foods;3;0) &lt;&gt;[.E166];VLOOKUP([.E16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2" calcext:value-type="date">
            <text:p>12/06/25</text:p>
          </table:table-cell>
          <table:table-cell table:style-name="ce5" office:value-type="string" calcext:value-type="string">
            <text:p>13:52</text:p>
          </table:table-cell>
          <table:table-cell table:style-name="ce8" table:formula="of:=IF(ISERROR(IF(VLOOKUP([.E167];suspect_foods;3;0)&lt;&gt;[.E167];&quot;X&quot;;&quot;&quot;));&quot;&quot;;IF(VLOOKUP([.E167];suspect_foods;3;0)&lt;&gt;[.E167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psicum</text:p>
          </table:table-cell>
          <table:table-cell table:style-name="ce11" table:formula="of:=IF([.C167]=&quot;X&quot;;IF(VLOOKUP([.E167];suspect_foods;3;0) &lt;&gt;[.E167];VLOOKUP([.E167];suspect_foods;3;0);&quot;&quot;);&quot;&quot;)" office:value-type="string" office:string-value="Capsicum - Nightshade Family" calcext:value-type="string">
            <text:p>Capsicum - Nightshade Family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2" calcext:value-type="date">
            <text:p>12/06/25</text:p>
          </table:table-cell>
          <table:table-cell table:style-name="ce5" office:value-type="string" calcext:value-type="string">
            <text:p>13:52</text:p>
          </table:table-cell>
          <table:table-cell table:style-name="ce8" table:formula="of:=IF(ISERROR(IF(VLOOKUP([.E168];suspect_foods;3;0)&lt;&gt;[.E168];&quot;X&quot;;&quot;&quot;));&quot;&quot;;IF(VLOOKUP([.E168];suspect_foods;3;0)&lt;&gt;[.E168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elery</text:p>
          </table:table-cell>
          <table:table-cell table:style-name="ce11" table:formula="of:=IF([.C168]=&quot;X&quot;;IF(VLOOKUP([.E168];suspect_foods;3;0) &lt;&gt;[.E168];VLOOKUP([.E168];suspect_foods;3;0);&quot;&quot;);&quot;&quot;)" office:value-type="string" office:string-value="Celery Allergenic" calcext:value-type="string">
            <text:p>Celery Allergenic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2" calcext:value-type="date">
            <text:p>12/06/25</text:p>
          </table:table-cell>
          <table:table-cell table:style-name="ce5" office:value-type="string" calcext:value-type="string">
            <text:p>13:52</text:p>
          </table:table-cell>
          <table:table-cell table:style-name="ce8" table:formula="of:=IF(ISERROR(IF(VLOOKUP([.E169];suspect_foods;3;0)&lt;&gt;[.E169];&quot;X&quot;;&quot;&quot;));&quot;&quot;;IF(VLOOKUP([.E169];suspect_foods;3;0)&lt;&gt;[.E16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169]=&quot;X&quot;;IF(VLOOKUP([.E169];suspect_foods;3;0) &lt;&gt;[.E169];VLOOKUP([.E16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2" calcext:value-type="date">
            <text:p>12/06/25</text:p>
          </table:table-cell>
          <table:table-cell table:style-name="ce5" office:value-type="string" calcext:value-type="string">
            <text:p>13:52</text:p>
          </table:table-cell>
          <table:table-cell table:style-name="ce8" table:formula="of:=IF(ISERROR(IF(VLOOKUP([.E170];suspect_foods;3;0)&lt;&gt;[.E170];&quot;X&quot;;&quot;&quot;));&quot;&quot;;IF(VLOOKUP([.E170];suspect_foods;3;0)&lt;&gt;[.E17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170]=&quot;X&quot;;IF(VLOOKUP([.E170];suspect_foods;3;0) &lt;&gt;[.E170];VLOOKUP([.E17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2" calcext:value-type="date">
            <text:p>12/06/25</text:p>
          </table:table-cell>
          <table:table-cell table:style-name="ce5" office:value-type="string" calcext:value-type="string">
            <text:p>13:52</text:p>
          </table:table-cell>
          <table:table-cell table:style-name="ce8" table:formula="of:=IF(ISERROR(IF(VLOOKUP([.E171];suspect_foods;3;0)&lt;&gt;[.E171];&quot;X&quot;;&quot;&quot;));&quot;&quot;;IF(VLOOKUP([.E171];suspect_foods;3;0)&lt;&gt;[.E17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171]=&quot;X&quot;;IF(VLOOKUP([.E171];suspect_foods;3;0) &lt;&gt;[.E171];VLOOKUP([.E17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2" calcext:value-type="date">
            <text:p>12/06/25</text:p>
          </table:table-cell>
          <table:table-cell table:style-name="ce5" office:value-type="string" calcext:value-type="string">
            <text:p>13:52</text:p>
          </table:table-cell>
          <table:table-cell table:style-name="ce8" table:formula="of:=IF(ISERROR(IF(VLOOKUP([.E172];suspect_foods;3;0)&lt;&gt;[.E172];&quot;X&quot;;&quot;&quot;));&quot;&quot;;IF(VLOOKUP([.E172];suspect_foods;3;0)&lt;&gt;[.E17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172]=&quot;X&quot;;IF(VLOOKUP([.E172];suspect_foods;3;0) &lt;&gt;[.E172];VLOOKUP([.E17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2" calcext:value-type="date">
            <text:p>12/06/25</text:p>
          </table:table-cell>
          <table:table-cell table:style-name="ce5" office:value-type="string" calcext:value-type="string">
            <text:p>13:52</text:p>
          </table:table-cell>
          <table:table-cell table:style-name="ce8" table:formula="of:=IF(ISERROR(IF(VLOOKUP([.E173];suspect_foods;3;0)&lt;&gt;[.E173];&quot;X&quot;;&quot;&quot;));&quot;&quot;;IF(VLOOKUP([.E173];suspect_foods;3;0)&lt;&gt;[.E17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173]=&quot;X&quot;;IF(VLOOKUP([.E173];suspect_foods;3;0) &lt;&gt;[.E173];VLOOKUP([.E17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2" calcext:value-type="date">
            <text:p>12/06/25</text:p>
          </table:table-cell>
          <table:table-cell table:style-name="ce5" office:value-type="string" calcext:value-type="string">
            <text:p>13:52</text:p>
          </table:table-cell>
          <table:table-cell table:style-name="ce8" table:formula="of:=IF(ISERROR(IF(VLOOKUP([.E174];suspect_foods;3;0)&lt;&gt;[.E174];&quot;X&quot;;&quot;&quot;));&quot;&quot;;IF(VLOOKUP([.E174];suspect_foods;3;0)&lt;&gt;[.E17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174]=&quot;X&quot;;IF(VLOOKUP([.E174];suspect_foods;3;0) &lt;&gt;[.E174];VLOOKUP([.E17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2" calcext:value-type="date">
            <text:p>12/06/25</text:p>
          </table:table-cell>
          <table:table-cell table:style-name="ce5" office:value-type="string" calcext:value-type="string">
            <text:p>13:52</text:p>
          </table:table-cell>
          <table:table-cell table:style-name="ce8" table:formula="of:=IF(ISERROR(IF(VLOOKUP([.E175];suspect_foods;3;0)&lt;&gt;[.E175];&quot;X&quot;;&quot;&quot;));&quot;&quot;;IF(VLOOKUP([.E175];suspect_foods;3;0)&lt;&gt;[.E17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175]=&quot;X&quot;;IF(VLOOKUP([.E175];suspect_foods;3;0) &lt;&gt;[.E175];VLOOKUP([.E17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2" calcext:value-type="date">
            <text:p>12/06/25</text:p>
          </table:table-cell>
          <table:table-cell table:style-name="ce5" office:value-type="string" calcext:value-type="string">
            <text:p>13:52</text:p>
          </table:table-cell>
          <table:table-cell table:style-name="ce8" table:formula="of:=IF(ISERROR(IF(VLOOKUP([.E176];suspect_foods;3;0)&lt;&gt;[.E176];&quot;X&quot;;&quot;&quot;));&quot;&quot;;IF(VLOOKUP([.E176];suspect_foods;3;0)&lt;&gt;[.E176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eanuts</text:p>
          </table:table-cell>
          <table:table-cell table:style-name="ce11" table:formula="of:=IF([.C176]=&quot;X&quot;;IF(VLOOKUP([.E176];suspect_foods;3;0) &lt;&gt;[.E176];VLOOKUP([.E176];suspect_foods;3;0);&quot;&quot;);&quot;&quot;)" office:value-type="string" office:string-value="Peanuts – HISTAMINE" calcext:value-type="string">
            <text:p>Peanuts – HISTAMINE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2" calcext:value-type="date">
            <text:p>12/06/25</text:p>
          </table:table-cell>
          <table:table-cell table:style-name="ce5" office:value-type="string" calcext:value-type="string">
            <text:p>13:52</text:p>
          </table:table-cell>
          <table:table-cell table:style-name="ce8" table:formula="of:=IF(ISERROR(IF(VLOOKUP([.E177];suspect_foods;3;0)&lt;&gt;[.E177];&quot;X&quot;;&quot;&quot;));&quot;&quot;;IF(VLOOKUP([.E177];suspect_foods;3;0)&lt;&gt;[.E17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panish Omelette</text:p>
          </table:table-cell>
          <table:table-cell table:style-name="ce11" table:formula="of:=IF([.C177]=&quot;X&quot;;IF(VLOOKUP([.E177];suspect_foods;3;0) &lt;&gt;[.E177];VLOOKUP([.E17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2" calcext:value-type="date">
            <text:p>12/06/25</text:p>
          </table:table-cell>
          <table:table-cell table:style-name="ce5" office:value-type="string" calcext:value-type="string">
            <text:p>13:52</text:p>
          </table:table-cell>
          <table:table-cell table:style-name="ce8" table:formula="of:=IF(ISERROR(IF(VLOOKUP([.E178];suspect_foods;3;0)&lt;&gt;[.E178];&quot;X&quot;;&quot;&quot;));&quot;&quot;;IF(VLOOKUP([.E178];suspect_foods;3;0)&lt;&gt;[.E17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178]=&quot;X&quot;;IF(VLOOKUP([.E178];suspect_foods;3;0) &lt;&gt;[.E178];VLOOKUP([.E17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2" calcext:value-type="date">
            <text:p>12/06/25</text:p>
          </table:table-cell>
          <table:table-cell table:style-name="ce5" office:value-type="string" calcext:value-type="string">
            <text:p>20:11</text:p>
          </table:table-cell>
          <table:table-cell table:style-name="ce8" table:formula="of:=IF(ISERROR(IF(VLOOKUP([.E179];suspect_foods;3;0)&lt;&gt;[.E179];&quot;X&quot;;&quot;&quot;));&quot;&quot;;IF(VLOOKUP([.E179];suspect_foods;3;0)&lt;&gt;[.E17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pple</text:p>
          </table:table-cell>
          <table:table-cell table:style-name="ce11" table:formula="of:=IF([.C179]=&quot;X&quot;;IF(VLOOKUP([.E179];suspect_foods;3;0) &lt;&gt;[.E179];VLOOKUP([.E17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2" calcext:value-type="date">
            <text:p>12/06/25</text:p>
          </table:table-cell>
          <table:table-cell table:style-name="ce5" office:value-type="string" calcext:value-type="string">
            <text:p>20:11</text:p>
          </table:table-cell>
          <table:table-cell table:style-name="ce8" table:formula="of:=IF(ISERROR(IF(VLOOKUP([.E180];suspect_foods;3;0)&lt;&gt;[.E180];&quot;X&quot;;&quot;&quot;));&quot;&quot;;IF(VLOOKUP([.E180];suspect_foods;3;0)&lt;&gt;[.E180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psicum</text:p>
          </table:table-cell>
          <table:table-cell table:style-name="ce11" table:formula="of:=IF([.C180]=&quot;X&quot;;IF(VLOOKUP([.E180];suspect_foods;3;0) &lt;&gt;[.E180];VLOOKUP([.E180];suspect_foods;3;0);&quot;&quot;);&quot;&quot;)" office:value-type="string" office:string-value="Capsicum - Nightshade Family" calcext:value-type="string">
            <text:p>Capsicum - Nightshade Family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2" calcext:value-type="date">
            <text:p>12/06/25</text:p>
          </table:table-cell>
          <table:table-cell table:style-name="ce5" office:value-type="string" calcext:value-type="string">
            <text:p>20:11</text:p>
          </table:table-cell>
          <table:table-cell table:style-name="ce8" table:formula="of:=IF(ISERROR(IF(VLOOKUP([.E181];suspect_foods;3;0)&lt;&gt;[.E181];&quot;X&quot;;&quot;&quot;));&quot;&quot;;IF(VLOOKUP([.E181];suspect_foods;3;0)&lt;&gt;[.E18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 Stock</text:p>
          </table:table-cell>
          <table:table-cell table:style-name="ce11" table:formula="of:=IF([.C181]=&quot;X&quot;;IF(VLOOKUP([.E181];suspect_foods;3;0) &lt;&gt;[.E181];VLOOKUP([.E18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2" calcext:value-type="date">
            <text:p>12/06/25</text:p>
          </table:table-cell>
          <table:table-cell table:style-name="ce5" office:value-type="string" calcext:value-type="string">
            <text:p>20:11</text:p>
          </table:table-cell>
          <table:table-cell table:style-name="ce8" table:formula="of:=IF(ISERROR(IF(VLOOKUP([.E182];suspect_foods;3;0)&lt;&gt;[.E182];&quot;X&quot;;&quot;&quot;));&quot;&quot;;IF(VLOOKUP([.E182];suspect_foods;3;0)&lt;&gt;[.E18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Onion</text:p>
          </table:table-cell>
          <table:table-cell table:style-name="ce11" table:formula="of:=IF([.C182]=&quot;X&quot;;IF(VLOOKUP([.E182];suspect_foods;3;0) &lt;&gt;[.E182];VLOOKUP([.E18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2" calcext:value-type="date">
            <text:p>12/06/25</text:p>
          </table:table-cell>
          <table:table-cell table:style-name="ce5" office:value-type="string" calcext:value-type="string">
            <text:p>20:11</text:p>
          </table:table-cell>
          <table:table-cell table:style-name="ce8" table:formula="of:=IF(ISERROR(IF(VLOOKUP([.E183];suspect_foods;3;0)&lt;&gt;[.E183];&quot;X&quot;;&quot;&quot;));&quot;&quot;;IF(VLOOKUP([.E183];suspect_foods;3;0)&lt;&gt;[.E18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Rice</text:p>
          </table:table-cell>
          <table:table-cell table:style-name="ce11" table:formula="of:=IF([.C183]=&quot;X&quot;;IF(VLOOKUP([.E183];suspect_foods;3;0) &lt;&gt;[.E183];VLOOKUP([.E18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2" calcext:value-type="date">
            <text:p>12/06/25</text:p>
          </table:table-cell>
          <table:table-cell table:style-name="ce5" office:value-type="string" calcext:value-type="string">
            <text:p>20:11</text:p>
          </table:table-cell>
          <table:table-cell table:style-name="ce8" table:formula="of:=IF(ISERROR(IF(VLOOKUP([.E184];suspect_foods;3;0)&lt;&gt;[.E184];&quot;X&quot;;&quot;&quot;));&quot;&quot;;IF(VLOOKUP([.E184];suspect_foods;3;0)&lt;&gt;[.E18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Roast Pork</text:p>
          </table:table-cell>
          <table:table-cell table:style-name="ce11" table:formula="of:=IF([.C184]=&quot;X&quot;;IF(VLOOKUP([.E184];suspect_foods;3;0) &lt;&gt;[.E184];VLOOKUP([.E18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2" calcext:value-type="date">
            <text:p>12/06/25</text:p>
          </table:table-cell>
          <table:table-cell table:style-name="ce5" office:value-type="string" calcext:value-type="string">
            <text:p>20:11</text:p>
          </table:table-cell>
          <table:table-cell table:style-name="ce8" table:formula="of:=IF(ISERROR(IF(VLOOKUP([.E185];suspect_foods;3;0)&lt;&gt;[.E185];&quot;X&quot;;&quot;&quot;));&quot;&quot;;IF(VLOOKUP([.E185];suspect_foods;3;0)&lt;&gt;[.E18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trawberries</text:p>
          </table:table-cell>
          <table:table-cell table:style-name="ce11" table:formula="of:=IF([.C185]=&quot;X&quot;;IF(VLOOKUP([.E185];suspect_foods;3;0) &lt;&gt;[.E185];VLOOKUP([.E18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3" calcext:value-type="date">
            <text:p>13/06/25</text:p>
          </table:table-cell>
          <table:table-cell table:style-name="ce5" office:value-type="string" calcext:value-type="string">
            <text:p>09:18</text:p>
          </table:table-cell>
          <table:table-cell table:style-name="ce8" table:formula="of:=IF(ISERROR(IF(VLOOKUP([.E186];suspect_foods;3;0)&lt;&gt;[.E186];&quot;X&quot;;&quot;&quot;));&quot;&quot;;IF(VLOOKUP([.E186];suspect_foods;3;0)&lt;&gt;[.E18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186]=&quot;X&quot;;IF(VLOOKUP([.E186];suspect_foods;3;0) &lt;&gt;[.E186];VLOOKUP([.E18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3" calcext:value-type="date">
            <text:p>13/06/25</text:p>
          </table:table-cell>
          <table:table-cell table:style-name="ce5" office:value-type="string" calcext:value-type="string">
            <text:p>09:18</text:p>
          </table:table-cell>
          <table:table-cell table:style-name="ce8" table:formula="of:=IF(ISERROR(IF(VLOOKUP([.E187];suspect_foods;3;0)&lt;&gt;[.E187];&quot;X&quot;;&quot;&quot;));&quot;&quot;;IF(VLOOKUP([.E187];suspect_foods;3;0)&lt;&gt;[.E18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187]=&quot;X&quot;;IF(VLOOKUP([.E187];suspect_foods;3;0) &lt;&gt;[.E187];VLOOKUP([.E18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3" calcext:value-type="date">
            <text:p>13/06/25</text:p>
          </table:table-cell>
          <table:table-cell table:style-name="ce5" office:value-type="string" calcext:value-type="string">
            <text:p>09:18</text:p>
          </table:table-cell>
          <table:table-cell table:style-name="ce8" table:formula="of:=IF(ISERROR(IF(VLOOKUP([.E188];suspect_foods;3;0)&lt;&gt;[.E188];&quot;X&quot;;&quot;&quot;));&quot;&quot;;IF(VLOOKUP([.E188];suspect_foods;3;0)&lt;&gt;[.E18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188]=&quot;X&quot;;IF(VLOOKUP([.E188];suspect_foods;3;0) &lt;&gt;[.E188];VLOOKUP([.E18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3" calcext:value-type="date">
            <text:p>13/06/25</text:p>
          </table:table-cell>
          <table:table-cell table:style-name="ce5" office:value-type="string" calcext:value-type="string">
            <text:p>09:18</text:p>
          </table:table-cell>
          <table:table-cell table:style-name="ce8" table:formula="of:=IF(ISERROR(IF(VLOOKUP([.E189];suspect_foods;3;0)&lt;&gt;[.E189];&quot;X&quot;;&quot;&quot;));&quot;&quot;;IF(VLOOKUP([.E189];suspect_foods;3;0)&lt;&gt;[.E18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189]=&quot;X&quot;;IF(VLOOKUP([.E189];suspect_foods;3;0) &lt;&gt;[.E189];VLOOKUP([.E18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3" calcext:value-type="date">
            <text:p>13/06/25</text:p>
          </table:table-cell>
          <table:table-cell table:style-name="ce5" office:value-type="string" calcext:value-type="string">
            <text:p>14:05</text:p>
          </table:table-cell>
          <table:table-cell table:style-name="ce8" table:formula="of:=IF(ISERROR(IF(VLOOKUP([.E190];suspect_foods;3;0)&lt;&gt;[.E190];&quot;X&quot;;&quot;&quot;));&quot;&quot;;IF(VLOOKUP([.E190];suspect_foods;3;0)&lt;&gt;[.E19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Bacon</text:p>
          </table:table-cell>
          <table:table-cell table:style-name="ce11" table:formula="of:=IF([.C190]=&quot;X&quot;;IF(VLOOKUP([.E190];suspect_foods;3;0) &lt;&gt;[.E190];VLOOKUP([.E19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3" calcext:value-type="date">
            <text:p>13/06/25</text:p>
          </table:table-cell>
          <table:table-cell table:style-name="ce5" office:value-type="string" calcext:value-type="string">
            <text:p>14:05</text:p>
          </table:table-cell>
          <table:table-cell table:style-name="ce8" table:formula="of:=IF(ISERROR(IF(VLOOKUP([.E191];suspect_foods;3;0)&lt;&gt;[.E191];&quot;X&quot;;&quot;&quot;));&quot;&quot;;IF(VLOOKUP([.E191];suspect_foods;3;0)&lt;&gt;[.E19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Sourdough Bread Slice</text:p>
          </table:table-cell>
          <table:table-cell table:style-name="ce11" table:formula="of:=IF([.C191]=&quot;X&quot;;IF(VLOOKUP([.E191];suspect_foods;3;0) &lt;&gt;[.E191];VLOOKUP([.E19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3" calcext:value-type="date">
            <text:p>13/06/25</text:p>
          </table:table-cell>
          <table:table-cell table:style-name="ce5" office:value-type="string" calcext:value-type="string">
            <text:p>14:06</text:p>
          </table:table-cell>
          <table:table-cell table:style-name="ce8" table:formula="of:=IF(ISERROR(IF(VLOOKUP([.E192];suspect_foods;3;0)&lt;&gt;[.E192];&quot;X&quot;;&quot;&quot;));&quot;&quot;;IF(VLOOKUP([.E192];suspect_foods;3;0)&lt;&gt;[.E19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pple</text:p>
          </table:table-cell>
          <table:table-cell table:style-name="ce11" table:formula="of:=IF([.C192]=&quot;X&quot;;IF(VLOOKUP([.E192];suspect_foods;3;0) &lt;&gt;[.E192];VLOOKUP([.E19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3" calcext:value-type="date">
            <text:p>13/06/25</text:p>
          </table:table-cell>
          <table:table-cell table:style-name="ce5" office:value-type="string" calcext:value-type="string">
            <text:p>14:06</text:p>
          </table:table-cell>
          <table:table-cell table:style-name="ce8" table:formula="of:=IF(ISERROR(IF(VLOOKUP([.E193];suspect_foods;3;0)&lt;&gt;[.E193];&quot;X&quot;;&quot;&quot;));&quot;&quot;;IF(VLOOKUP([.E193];suspect_foods;3;0)&lt;&gt;[.E19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otatoes</text:p>
          </table:table-cell>
          <table:table-cell table:style-name="ce11" table:formula="of:=IF([.C193]=&quot;X&quot;;IF(VLOOKUP([.E193];suspect_foods;3;0) &lt;&gt;[.E193];VLOOKUP([.E19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3" calcext:value-type="date">
            <text:p>13/06/25</text:p>
          </table:table-cell>
          <table:table-cell table:style-name="ce5" office:value-type="string" calcext:value-type="string">
            <text:p>14:06</text:p>
          </table:table-cell>
          <table:table-cell table:style-name="ce8" table:formula="of:=IF(ISERROR(IF(VLOOKUP([.E194];suspect_foods;3;0)&lt;&gt;[.E194];&quot;X&quot;;&quot;&quot;));&quot;&quot;;IF(VLOOKUP([.E194];suspect_foods;3;0)&lt;&gt;[.E19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trawberries</text:p>
          </table:table-cell>
          <table:table-cell table:style-name="ce11" table:formula="of:=IF([.C194]=&quot;X&quot;;IF(VLOOKUP([.E194];suspect_foods;3;0) &lt;&gt;[.E194];VLOOKUP([.E19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3" calcext:value-type="date">
            <text:p>13/06/25</text:p>
          </table:table-cell>
          <table:table-cell table:style-name="ce5" office:value-type="string" calcext:value-type="string">
            <text:p>21:48</text:p>
          </table:table-cell>
          <table:table-cell table:style-name="ce8" table:formula="of:=IF(ISERROR(IF(VLOOKUP([.E195];suspect_foods;3;0)&lt;&gt;[.E195];&quot;X&quot;;&quot;&quot;));&quot;&quot;;IF(VLOOKUP([.E195];suspect_foods;3;0)&lt;&gt;[.E195];&quot;X&quot;;&quot;&quot;))">
            <text:p/>
          </table:table-cell>
          <table:table-cell table:style-name="ce5" office:value-type="string" calcext:value-type="string">
            <text:p>HEADACHE</text:p>
          </table:table-cell>
          <table:table-cell table:style-name="ce5" office:value-type="string" calcext:value-type="string">
            <text:p>RECORD</text:p>
          </table:table-cell>
          <table:table-cell table:style-name="ce11" table:formula="of:=IF([.C195]=&quot;X&quot;;IF(VLOOKUP([.E195];suspect_foods;3;0) &lt;&gt;[.E195];VLOOKUP([.E19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4" calcext:value-type="date">
            <text:p>14/06/25</text:p>
          </table:table-cell>
          <table:table-cell table:style-name="ce5" office:value-type="string" calcext:value-type="string">
            <text:p>10:25</text:p>
          </table:table-cell>
          <table:table-cell table:style-name="ce8" table:formula="of:=IF(ISERROR(IF(VLOOKUP([.E196];suspect_foods;3;0)&lt;&gt;[.E196];&quot;X&quot;;&quot;&quot;));&quot;&quot;;IF(VLOOKUP([.E196];suspect_foods;3;0)&lt;&gt;[.E19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196]=&quot;X&quot;;IF(VLOOKUP([.E196];suspect_foods;3;0) &lt;&gt;[.E196];VLOOKUP([.E19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4" calcext:value-type="date">
            <text:p>14/06/25</text:p>
          </table:table-cell>
          <table:table-cell table:style-name="ce5" office:value-type="string" calcext:value-type="string">
            <text:p>10:25</text:p>
          </table:table-cell>
          <table:table-cell table:style-name="ce8" table:formula="of:=IF(ISERROR(IF(VLOOKUP([.E197];suspect_foods;3;0)&lt;&gt;[.E197];&quot;X&quot;;&quot;&quot;));&quot;&quot;;IF(VLOOKUP([.E197];suspect_foods;3;0)&lt;&gt;[.E19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197]=&quot;X&quot;;IF(VLOOKUP([.E197];suspect_foods;3;0) &lt;&gt;[.E197];VLOOKUP([.E19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4" calcext:value-type="date">
            <text:p>14/06/25</text:p>
          </table:table-cell>
          <table:table-cell table:style-name="ce5" office:value-type="string" calcext:value-type="string">
            <text:p>10:25</text:p>
          </table:table-cell>
          <table:table-cell table:style-name="ce8" table:formula="of:=IF(ISERROR(IF(VLOOKUP([.E198];suspect_foods;3;0)&lt;&gt;[.E198];&quot;X&quot;;&quot;&quot;));&quot;&quot;;IF(VLOOKUP([.E198];suspect_foods;3;0)&lt;&gt;[.E19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198]=&quot;X&quot;;IF(VLOOKUP([.E198];suspect_foods;3;0) &lt;&gt;[.E198];VLOOKUP([.E19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4" calcext:value-type="date">
            <text:p>14/06/25</text:p>
          </table:table-cell>
          <table:table-cell table:style-name="ce5" office:value-type="string" calcext:value-type="string">
            <text:p>10:25</text:p>
          </table:table-cell>
          <table:table-cell table:style-name="ce8" table:formula="of:=IF(ISERROR(IF(VLOOKUP([.E199];suspect_foods;3;0)&lt;&gt;[.E199];&quot;X&quot;;&quot;&quot;));&quot;&quot;;IF(VLOOKUP([.E199];suspect_foods;3;0)&lt;&gt;[.E19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199]=&quot;X&quot;;IF(VLOOKUP([.E199];suspect_foods;3;0) &lt;&gt;[.E199];VLOOKUP([.E19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4" calcext:value-type="date">
            <text:p>14/06/25</text:p>
          </table:table-cell>
          <table:table-cell table:style-name="ce5" office:value-type="string" calcext:value-type="string">
            <text:p>13:07</text:p>
          </table:table-cell>
          <table:table-cell table:style-name="ce8" table:formula="of:=IF(ISERROR(IF(VLOOKUP([.E200];suspect_foods;3;0)&lt;&gt;[.E200];&quot;X&quot;;&quot;&quot;));&quot;&quot;;IF(VLOOKUP([.E200];suspect_foods;3;0)&lt;&gt;[.E20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Bacon</text:p>
          </table:table-cell>
          <table:table-cell table:style-name="ce11" table:formula="of:=IF([.C200]=&quot;X&quot;;IF(VLOOKUP([.E200];suspect_foods;3;0) &lt;&gt;[.E200];VLOOKUP([.E20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4" calcext:value-type="date">
            <text:p>14/06/25</text:p>
          </table:table-cell>
          <table:table-cell table:style-name="ce5" office:value-type="string" calcext:value-type="string">
            <text:p>13:07</text:p>
          </table:table-cell>
          <table:table-cell table:style-name="ce8" table:formula="of:=IF(ISERROR(IF(VLOOKUP([.E201];suspect_foods;3;0)&lt;&gt;[.E201];&quot;X&quot;;&quot;&quot;));&quot;&quot;;IF(VLOOKUP([.E201];suspect_foods;3;0)&lt;&gt;[.E20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Sourdough Bread Slice</text:p>
          </table:table-cell>
          <table:table-cell table:style-name="ce11" table:formula="of:=IF([.C201]=&quot;X&quot;;IF(VLOOKUP([.E201];suspect_foods;3;0) &lt;&gt;[.E201];VLOOKUP([.E20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4" calcext:value-type="date">
            <text:p>14/06/25</text:p>
          </table:table-cell>
          <table:table-cell table:style-name="ce5" office:value-type="string" calcext:value-type="string">
            <text:p>13:07</text:p>
          </table:table-cell>
          <table:table-cell table:style-name="ce8" table:formula="of:=IF(ISERROR(IF(VLOOKUP([.E202];suspect_foods;3;0)&lt;&gt;[.E202];&quot;X&quot;;&quot;&quot;));&quot;&quot;;IF(VLOOKUP([.E202];suspect_foods;3;0)&lt;&gt;[.E20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otatoes</text:p>
          </table:table-cell>
          <table:table-cell table:style-name="ce11" table:formula="of:=IF([.C202]=&quot;X&quot;;IF(VLOOKUP([.E202];suspect_foods;3;0) &lt;&gt;[.E202];VLOOKUP([.E20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4" calcext:value-type="date">
            <text:p>14/06/25</text:p>
          </table:table-cell>
          <table:table-cell table:style-name="ce5" office:value-type="string" calcext:value-type="string">
            <text:p>20:44</text:p>
          </table:table-cell>
          <table:table-cell table:style-name="ce8" table:formula="of:=IF(ISERROR(IF(VLOOKUP([.E203];suspect_foods;3;0)&lt;&gt;[.E203];&quot;X&quot;;&quot;&quot;));&quot;&quot;;IF(VLOOKUP([.E203];suspect_foods;3;0)&lt;&gt;[.E203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psicum</text:p>
          </table:table-cell>
          <table:table-cell table:style-name="ce11" table:formula="of:=IF([.C203]=&quot;X&quot;;IF(VLOOKUP([.E203];suspect_foods;3;0) &lt;&gt;[.E203];VLOOKUP([.E203];suspect_foods;3;0);&quot;&quot;);&quot;&quot;)" office:value-type="string" office:string-value="Capsicum - Nightshade Family" calcext:value-type="string">
            <text:p>Capsicum - Nightshade Family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4" calcext:value-type="date">
            <text:p>14/06/25</text:p>
          </table:table-cell>
          <table:table-cell table:style-name="ce5" office:value-type="string" calcext:value-type="string">
            <text:p>20:44</text:p>
          </table:table-cell>
          <table:table-cell table:style-name="ce8" table:formula="of:=IF(ISERROR(IF(VLOOKUP([.E204];suspect_foods;3;0)&lt;&gt;[.E204];&quot;X&quot;;&quot;&quot;));&quot;&quot;;IF(VLOOKUP([.E204];suspect_foods;3;0)&lt;&gt;[.E204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elery</text:p>
          </table:table-cell>
          <table:table-cell table:style-name="ce11" table:formula="of:=IF([.C204]=&quot;X&quot;;IF(VLOOKUP([.E204];suspect_foods;3;0) &lt;&gt;[.E204];VLOOKUP([.E204];suspect_foods;3;0);&quot;&quot;);&quot;&quot;)" office:value-type="string" office:string-value="Celery Allergenic" calcext:value-type="string">
            <text:p>Celery Allergenic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4" calcext:value-type="date">
            <text:p>14/06/25</text:p>
          </table:table-cell>
          <table:table-cell table:style-name="ce5" office:value-type="string" calcext:value-type="string">
            <text:p>20:44</text:p>
          </table:table-cell>
          <table:table-cell table:style-name="ce8" table:formula="of:=IF(ISERROR(IF(VLOOKUP([.E205];suspect_foods;3;0)&lt;&gt;[.E205];&quot;X&quot;;&quot;&quot;));&quot;&quot;;IF(VLOOKUP([.E205];suspect_foods;3;0)&lt;&gt;[.E20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205]=&quot;X&quot;;IF(VLOOKUP([.E205];suspect_foods;3;0) &lt;&gt;[.E205];VLOOKUP([.E20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4" calcext:value-type="date">
            <text:p>14/06/25</text:p>
          </table:table-cell>
          <table:table-cell table:style-name="ce5" office:value-type="string" calcext:value-type="string">
            <text:p>20:44</text:p>
          </table:table-cell>
          <table:table-cell table:style-name="ce8" table:formula="of:=IF(ISERROR(IF(VLOOKUP([.E206];suspect_foods;3;0)&lt;&gt;[.E206];&quot;X&quot;;&quot;&quot;));&quot;&quot;;IF(VLOOKUP([.E206];suspect_foods;3;0)&lt;&gt;[.E20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Onion</text:p>
          </table:table-cell>
          <table:table-cell table:style-name="ce11" table:formula="of:=IF([.C206]=&quot;X&quot;;IF(VLOOKUP([.E206];suspect_foods;3;0) &lt;&gt;[.E206];VLOOKUP([.E20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4" calcext:value-type="date">
            <text:p>14/06/25</text:p>
          </table:table-cell>
          <table:table-cell table:style-name="ce5" office:value-type="string" calcext:value-type="string">
            <text:p>20:44</text:p>
          </table:table-cell>
          <table:table-cell table:style-name="ce8" table:formula="of:=IF(ISERROR(IF(VLOOKUP([.E207];suspect_foods;3;0)&lt;&gt;[.E207];&quot;X&quot;;&quot;&quot;));&quot;&quot;;IF(VLOOKUP([.E207];suspect_foods;3;0)&lt;&gt;[.E20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Rice</text:p>
          </table:table-cell>
          <table:table-cell table:style-name="ce11" table:formula="of:=IF([.C207]=&quot;X&quot;;IF(VLOOKUP([.E207];suspect_foods;3;0) &lt;&gt;[.E207];VLOOKUP([.E20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4" calcext:value-type="date">
            <text:p>14/06/25</text:p>
          </table:table-cell>
          <table:table-cell table:style-name="ce5" office:value-type="string" calcext:value-type="string">
            <text:p>20:45</text:p>
          </table:table-cell>
          <table:table-cell table:style-name="ce8" table:formula="of:=IF(ISERROR(IF(VLOOKUP([.E208];suspect_foods;3;0)&lt;&gt;[.E208];&quot;X&quot;;&quot;&quot;));&quot;&quot;;IF(VLOOKUP([.E208];suspect_foods;3;0)&lt;&gt;[.E20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pple</text:p>
          </table:table-cell>
          <table:table-cell table:style-name="ce11" table:formula="of:=IF([.C208]=&quot;X&quot;;IF(VLOOKUP([.E208];suspect_foods;3;0) &lt;&gt;[.E208];VLOOKUP([.E20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4" calcext:value-type="date">
            <text:p>14/06/25</text:p>
          </table:table-cell>
          <table:table-cell table:style-name="ce5" office:value-type="string" calcext:value-type="string">
            <text:p>20:45</text:p>
          </table:table-cell>
          <table:table-cell table:style-name="ce8" table:formula="of:=IF(ISERROR(IF(VLOOKUP([.E209];suspect_foods;3;0)&lt;&gt;[.E209];&quot;X&quot;;&quot;&quot;));&quot;&quot;;IF(VLOOKUP([.E209];suspect_foods;3;0)&lt;&gt;[.E20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trawberries</text:p>
          </table:table-cell>
          <table:table-cell table:style-name="ce11" table:formula="of:=IF([.C209]=&quot;X&quot;;IF(VLOOKUP([.E209];suspect_foods;3;0) &lt;&gt;[.E209];VLOOKUP([.E20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5" calcext:value-type="date">
            <text:p>15/06/25</text:p>
          </table:table-cell>
          <table:table-cell table:style-name="ce5" office:value-type="string" calcext:value-type="string">
            <text:p>08:35</text:p>
          </table:table-cell>
          <table:table-cell table:style-name="ce8" table:formula="of:=IF(ISERROR(IF(VLOOKUP([.E210];suspect_foods;3;0)&lt;&gt;[.E210];&quot;X&quot;;&quot;&quot;));&quot;&quot;;IF(VLOOKUP([.E210];suspect_foods;3;0)&lt;&gt;[.E21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210]=&quot;X&quot;;IF(VLOOKUP([.E210];suspect_foods;3;0) &lt;&gt;[.E210];VLOOKUP([.E21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5" calcext:value-type="date">
            <text:p>15/06/25</text:p>
          </table:table-cell>
          <table:table-cell table:style-name="ce5" office:value-type="string" calcext:value-type="string">
            <text:p>08:35</text:p>
          </table:table-cell>
          <table:table-cell table:style-name="ce8" table:formula="of:=IF(ISERROR(IF(VLOOKUP([.E211];suspect_foods;3;0)&lt;&gt;[.E211];&quot;X&quot;;&quot;&quot;));&quot;&quot;;IF(VLOOKUP([.E211];suspect_foods;3;0)&lt;&gt;[.E21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211]=&quot;X&quot;;IF(VLOOKUP([.E211];suspect_foods;3;0) &lt;&gt;[.E211];VLOOKUP([.E21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5" calcext:value-type="date">
            <text:p>15/06/25</text:p>
          </table:table-cell>
          <table:table-cell table:style-name="ce5" office:value-type="string" calcext:value-type="string">
            <text:p>08:35</text:p>
          </table:table-cell>
          <table:table-cell table:style-name="ce8" table:formula="of:=IF(ISERROR(IF(VLOOKUP([.E212];suspect_foods;3;0)&lt;&gt;[.E212];&quot;X&quot;;&quot;&quot;));&quot;&quot;;IF(VLOOKUP([.E212];suspect_foods;3;0)&lt;&gt;[.E21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212]=&quot;X&quot;;IF(VLOOKUP([.E212];suspect_foods;3;0) &lt;&gt;[.E212];VLOOKUP([.E21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5" calcext:value-type="date">
            <text:p>15/06/25</text:p>
          </table:table-cell>
          <table:table-cell table:style-name="ce5" office:value-type="string" calcext:value-type="string">
            <text:p>08:35</text:p>
          </table:table-cell>
          <table:table-cell table:style-name="ce8" table:formula="of:=IF(ISERROR(IF(VLOOKUP([.E213];suspect_foods;3;0)&lt;&gt;[.E213];&quot;X&quot;;&quot;&quot;));&quot;&quot;;IF(VLOOKUP([.E213];suspect_foods;3;0)&lt;&gt;[.E21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213]=&quot;X&quot;;IF(VLOOKUP([.E213];suspect_foods;3;0) &lt;&gt;[.E213];VLOOKUP([.E21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5" calcext:value-type="date">
            <text:p>15/06/25</text:p>
          </table:table-cell>
          <table:table-cell table:style-name="ce5" office:value-type="string" calcext:value-type="string">
            <text:p>09:14</text:p>
          </table:table-cell>
          <table:table-cell table:style-name="ce8" table:formula="of:=IF(ISERROR(IF(VLOOKUP([.E214];suspect_foods;3;0)&lt;&gt;[.E214];&quot;X&quot;;&quot;&quot;));&quot;&quot;;IF(VLOOKUP([.E214];suspect_foods;3;0)&lt;&gt;[.E214];&quot;X&quot;;&quot;&quot;))">
            <text:p/>
          </table:table-cell>
          <table:table-cell table:style-name="ce5" office:value-type="string" calcext:value-type="string">
            <text:p>HEADACHE</text:p>
          </table:table-cell>
          <table:table-cell table:style-name="ce5" office:value-type="string" calcext:value-type="string">
            <text:p>RECORD</text:p>
          </table:table-cell>
          <table:table-cell table:style-name="ce11" table:formula="of:=IF([.C214]=&quot;X&quot;;IF(VLOOKUP([.E214];suspect_foods;3;0) &lt;&gt;[.E214];VLOOKUP([.E21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5" calcext:value-type="date">
            <text:p>15/06/25</text:p>
          </table:table-cell>
          <table:table-cell table:style-name="ce5" office:value-type="string" calcext:value-type="string">
            <text:p>12:30</text:p>
          </table:table-cell>
          <table:table-cell table:style-name="ce8" table:formula="of:=IF(ISERROR(IF(VLOOKUP([.E215];suspect_foods;3;0)&lt;&gt;[.E215];&quot;X&quot;;&quot;&quot;));&quot;&quot;;IF(VLOOKUP([.E215];suspect_foods;3;0)&lt;&gt;[.E215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psicum</text:p>
          </table:table-cell>
          <table:table-cell table:style-name="ce11" table:formula="of:=IF([.C215]=&quot;X&quot;;IF(VLOOKUP([.E215];suspect_foods;3;0) &lt;&gt;[.E215];VLOOKUP([.E215];suspect_foods;3;0);&quot;&quot;);&quot;&quot;)" office:value-type="string" office:string-value="Capsicum - Nightshade Family" calcext:value-type="string">
            <text:p>Capsicum - Nightshade Family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5" calcext:value-type="date">
            <text:p>15/06/25</text:p>
          </table:table-cell>
          <table:table-cell table:style-name="ce5" office:value-type="string" calcext:value-type="string">
            <text:p>12:30</text:p>
          </table:table-cell>
          <table:table-cell table:style-name="ce8" table:formula="of:=IF(ISERROR(IF(VLOOKUP([.E216];suspect_foods;3;0)&lt;&gt;[.E216];&quot;X&quot;;&quot;&quot;));&quot;&quot;;IF(VLOOKUP([.E216];suspect_foods;3;0)&lt;&gt;[.E21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216]=&quot;X&quot;;IF(VLOOKUP([.E216];suspect_foods;3;0) &lt;&gt;[.E216];VLOOKUP([.E21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5" calcext:value-type="date">
            <text:p>15/06/25</text:p>
          </table:table-cell>
          <table:table-cell table:style-name="ce5" office:value-type="string" calcext:value-type="string">
            <text:p>12:30</text:p>
          </table:table-cell>
          <table:table-cell table:style-name="ce8" table:formula="of:=IF(ISERROR(IF(VLOOKUP([.E217];suspect_foods;3;0)&lt;&gt;[.E217];&quot;X&quot;;&quot;&quot;));&quot;&quot;;IF(VLOOKUP([.E217];suspect_foods;3;0)&lt;&gt;[.E21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217]=&quot;X&quot;;IF(VLOOKUP([.E217];suspect_foods;3;0) &lt;&gt;[.E217];VLOOKUP([.E21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5" calcext:value-type="date">
            <text:p>15/06/25</text:p>
          </table:table-cell>
          <table:table-cell table:style-name="ce5" office:value-type="string" calcext:value-type="string">
            <text:p>12:30</text:p>
          </table:table-cell>
          <table:table-cell table:style-name="ce8" table:formula="of:=IF(ISERROR(IF(VLOOKUP([.E218];suspect_foods;3;0)&lt;&gt;[.E218];&quot;X&quot;;&quot;&quot;));&quot;&quot;;IF(VLOOKUP([.E218];suspect_foods;3;0)&lt;&gt;[.E21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Hash Brown</text:p>
          </table:table-cell>
          <table:table-cell table:style-name="ce11" table:formula="of:=IF([.C218]=&quot;X&quot;;IF(VLOOKUP([.E218];suspect_foods;3;0) &lt;&gt;[.E218];VLOOKUP([.E21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5" calcext:value-type="date">
            <text:p>15/06/25</text:p>
          </table:table-cell>
          <table:table-cell table:style-name="ce5" office:value-type="string" calcext:value-type="string">
            <text:p>12:30</text:p>
          </table:table-cell>
          <table:table-cell table:style-name="ce8" table:formula="of:=IF(ISERROR(IF(VLOOKUP([.E219];suspect_foods;3;0)&lt;&gt;[.E219];&quot;X&quot;;&quot;&quot;));&quot;&quot;;IF(VLOOKUP([.E219];suspect_foods;3;0)&lt;&gt;[.E21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219]=&quot;X&quot;;IF(VLOOKUP([.E219];suspect_foods;3;0) &lt;&gt;[.E219];VLOOKUP([.E21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5" calcext:value-type="date">
            <text:p>15/06/25</text:p>
          </table:table-cell>
          <table:table-cell table:style-name="ce5" office:value-type="string" calcext:value-type="string">
            <text:p>12:30</text:p>
          </table:table-cell>
          <table:table-cell table:style-name="ce8" table:formula="of:=IF(ISERROR(IF(VLOOKUP([.E220];suspect_foods;3;0)&lt;&gt;[.E220];&quot;X&quot;;&quot;&quot;));&quot;&quot;;IF(VLOOKUP([.E220];suspect_foods;3;0)&lt;&gt;[.E22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220]=&quot;X&quot;;IF(VLOOKUP([.E220];suspect_foods;3;0) &lt;&gt;[.E220];VLOOKUP([.E22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5" calcext:value-type="date">
            <text:p>15/06/25</text:p>
          </table:table-cell>
          <table:table-cell table:style-name="ce5" office:value-type="string" calcext:value-type="string">
            <text:p>20:52</text:p>
          </table:table-cell>
          <table:table-cell table:style-name="ce8" table:formula="of:=IF(ISERROR(IF(VLOOKUP([.E221];suspect_foods;3;0)&lt;&gt;[.E221];&quot;X&quot;;&quot;&quot;));&quot;&quot;;IF(VLOOKUP([.E221];suspect_foods;3;0)&lt;&gt;[.E221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psicum</text:p>
          </table:table-cell>
          <table:table-cell table:style-name="ce11" table:formula="of:=IF([.C221]=&quot;X&quot;;IF(VLOOKUP([.E221];suspect_foods;3;0) &lt;&gt;[.E221];VLOOKUP([.E221];suspect_foods;3;0);&quot;&quot;);&quot;&quot;)" office:value-type="string" office:string-value="Capsicum - Nightshade Family" calcext:value-type="string">
            <text:p>Capsicum - Nightshade Family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5" calcext:value-type="date">
            <text:p>15/06/25</text:p>
          </table:table-cell>
          <table:table-cell table:style-name="ce5" office:value-type="string" calcext:value-type="string">
            <text:p>20:52</text:p>
          </table:table-cell>
          <table:table-cell table:style-name="ce8" table:formula="of:=IF(ISERROR(IF(VLOOKUP([.E222];suspect_foods;3;0)&lt;&gt;[.E222];&quot;X&quot;;&quot;&quot;));&quot;&quot;;IF(VLOOKUP([.E222];suspect_foods;3;0)&lt;&gt;[.E22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222]=&quot;X&quot;;IF(VLOOKUP([.E222];suspect_foods;3;0) &lt;&gt;[.E222];VLOOKUP([.E22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5" calcext:value-type="date">
            <text:p>15/06/25</text:p>
          </table:table-cell>
          <table:table-cell table:style-name="ce5" office:value-type="string" calcext:value-type="string">
            <text:p>20:52</text:p>
          </table:table-cell>
          <table:table-cell table:style-name="ce8" table:formula="of:=IF(ISERROR(IF(VLOOKUP([.E223];suspect_foods;3;0)&lt;&gt;[.E223];&quot;X&quot;;&quot;&quot;));&quot;&quot;;IF(VLOOKUP([.E223];suspect_foods;3;0)&lt;&gt;[.E22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 Stock</text:p>
          </table:table-cell>
          <table:table-cell table:style-name="ce11" table:formula="of:=IF([.C223]=&quot;X&quot;;IF(VLOOKUP([.E223];suspect_foods;3;0) &lt;&gt;[.E223];VLOOKUP([.E22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5" calcext:value-type="date">
            <text:p>15/06/25</text:p>
          </table:table-cell>
          <table:table-cell table:style-name="ce5" office:value-type="string" calcext:value-type="string">
            <text:p>20:52</text:p>
          </table:table-cell>
          <table:table-cell table:style-name="ce8" table:formula="of:=IF(ISERROR(IF(VLOOKUP([.E224];suspect_foods;3;0)&lt;&gt;[.E224];&quot;X&quot;;&quot;&quot;));&quot;&quot;;IF(VLOOKUP([.E224];suspect_foods;3;0)&lt;&gt;[.E22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Onion</text:p>
          </table:table-cell>
          <table:table-cell table:style-name="ce11" table:formula="of:=IF([.C224]=&quot;X&quot;;IF(VLOOKUP([.E224];suspect_foods;3;0) &lt;&gt;[.E224];VLOOKUP([.E22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5" calcext:value-type="date">
            <text:p>15/06/25</text:p>
          </table:table-cell>
          <table:table-cell table:style-name="ce5" office:value-type="string" calcext:value-type="string">
            <text:p>20:52</text:p>
          </table:table-cell>
          <table:table-cell table:style-name="ce8" table:formula="of:=IF(ISERROR(IF(VLOOKUP([.E225];suspect_foods;3;0)&lt;&gt;[.E225];&quot;X&quot;;&quot;&quot;));&quot;&quot;;IF(VLOOKUP([.E225];suspect_foods;3;0)&lt;&gt;[.E22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Rice</text:p>
          </table:table-cell>
          <table:table-cell table:style-name="ce11" table:formula="of:=IF([.C225]=&quot;X&quot;;IF(VLOOKUP([.E225];suspect_foods;3;0) &lt;&gt;[.E225];VLOOKUP([.E22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6" calcext:value-type="date">
            <text:p>16/06/25</text:p>
          </table:table-cell>
          <table:table-cell table:style-name="ce5" office:value-type="string" calcext:value-type="string">
            <text:p>10:47</text:p>
          </table:table-cell>
          <table:table-cell table:style-name="ce8" table:formula="of:=IF(ISERROR(IF(VLOOKUP([.E226];suspect_foods;3;0)&lt;&gt;[.E226];&quot;X&quot;;&quot;&quot;));&quot;&quot;;IF(VLOOKUP([.E226];suspect_foods;3;0)&lt;&gt;[.E22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226]=&quot;X&quot;;IF(VLOOKUP([.E226];suspect_foods;3;0) &lt;&gt;[.E226];VLOOKUP([.E22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6" calcext:value-type="date">
            <text:p>16/06/25</text:p>
          </table:table-cell>
          <table:table-cell table:style-name="ce5" office:value-type="string" calcext:value-type="string">
            <text:p>10:47</text:p>
          </table:table-cell>
          <table:table-cell table:style-name="ce8" table:formula="of:=IF(ISERROR(IF(VLOOKUP([.E227];suspect_foods;3;0)&lt;&gt;[.E227];&quot;X&quot;;&quot;&quot;));&quot;&quot;;IF(VLOOKUP([.E227];suspect_foods;3;0)&lt;&gt;[.E22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227]=&quot;X&quot;;IF(VLOOKUP([.E227];suspect_foods;3;0) &lt;&gt;[.E227];VLOOKUP([.E22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6" calcext:value-type="date">
            <text:p>16/06/25</text:p>
          </table:table-cell>
          <table:table-cell table:style-name="ce5" office:value-type="string" calcext:value-type="string">
            <text:p>10:47</text:p>
          </table:table-cell>
          <table:table-cell table:style-name="ce8" table:formula="of:=IF(ISERROR(IF(VLOOKUP([.E228];suspect_foods;3;0)&lt;&gt;[.E228];&quot;X&quot;;&quot;&quot;));&quot;&quot;;IF(VLOOKUP([.E228];suspect_foods;3;0)&lt;&gt;[.E22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228]=&quot;X&quot;;IF(VLOOKUP([.E228];suspect_foods;3;0) &lt;&gt;[.E228];VLOOKUP([.E22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6" calcext:value-type="date">
            <text:p>16/06/25</text:p>
          </table:table-cell>
          <table:table-cell table:style-name="ce5" office:value-type="string" calcext:value-type="string">
            <text:p>10:47</text:p>
          </table:table-cell>
          <table:table-cell table:style-name="ce8" table:formula="of:=IF(ISERROR(IF(VLOOKUP([.E229];suspect_foods;3;0)&lt;&gt;[.E229];&quot;X&quot;;&quot;&quot;));&quot;&quot;;IF(VLOOKUP([.E229];suspect_foods;3;0)&lt;&gt;[.E22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229]=&quot;X&quot;;IF(VLOOKUP([.E229];suspect_foods;3;0) &lt;&gt;[.E229];VLOOKUP([.E22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6" calcext:value-type="date">
            <text:p>16/06/25</text:p>
          </table:table-cell>
          <table:table-cell table:style-name="ce5" office:value-type="string" calcext:value-type="string">
            <text:p>13:00</text:p>
          </table:table-cell>
          <table:table-cell table:style-name="ce8" table:formula="of:=IF(ISERROR(IF(VLOOKUP([.E230];suspect_foods;3;0)&lt;&gt;[.E230];&quot;X&quot;;&quot;&quot;));&quot;&quot;;IF(VLOOKUP([.E230];suspect_foods;3;0)&lt;&gt;[.E23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230]=&quot;X&quot;;IF(VLOOKUP([.E230];suspect_foods;3;0) &lt;&gt;[.E230];VLOOKUP([.E23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6" calcext:value-type="date">
            <text:p>16/06/25</text:p>
          </table:table-cell>
          <table:table-cell table:style-name="ce5" office:value-type="string" calcext:value-type="string">
            <text:p>13:00</text:p>
          </table:table-cell>
          <table:table-cell table:style-name="ce8" table:formula="of:=IF(ISERROR(IF(VLOOKUP([.E231];suspect_foods;3;0)&lt;&gt;[.E231];&quot;X&quot;;&quot;&quot;));&quot;&quot;;IF(VLOOKUP([.E231];suspect_foods;3;0)&lt;&gt;[.E23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231]=&quot;X&quot;;IF(VLOOKUP([.E231];suspect_foods;3;0) &lt;&gt;[.E231];VLOOKUP([.E23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6" calcext:value-type="date">
            <text:p>16/06/25</text:p>
          </table:table-cell>
          <table:table-cell table:style-name="ce5" office:value-type="string" calcext:value-type="string">
            <text:p>13:00</text:p>
          </table:table-cell>
          <table:table-cell table:style-name="ce8" table:formula="of:=IF(ISERROR(IF(VLOOKUP([.E232];suspect_foods;3;0)&lt;&gt;[.E232];&quot;X&quot;;&quot;&quot;));&quot;&quot;;IF(VLOOKUP([.E232];suspect_foods;3;0)&lt;&gt;[.E23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232]=&quot;X&quot;;IF(VLOOKUP([.E232];suspect_foods;3;0) &lt;&gt;[.E232];VLOOKUP([.E23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6" calcext:value-type="date">
            <text:p>16/06/25</text:p>
          </table:table-cell>
          <table:table-cell table:style-name="ce5" office:value-type="string" calcext:value-type="string">
            <text:p>13:00</text:p>
          </table:table-cell>
          <table:table-cell table:style-name="ce8" table:formula="of:=IF(ISERROR(IF(VLOOKUP([.E233];suspect_foods;3;0)&lt;&gt;[.E233];&quot;X&quot;;&quot;&quot;));&quot;&quot;;IF(VLOOKUP([.E233];suspect_foods;3;0)&lt;&gt;[.E23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233]=&quot;X&quot;;IF(VLOOKUP([.E233];suspect_foods;3;0) &lt;&gt;[.E233];VLOOKUP([.E23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6" calcext:value-type="date">
            <text:p>16/06/25</text:p>
          </table:table-cell>
          <table:table-cell table:style-name="ce5" office:value-type="string" calcext:value-type="string">
            <text:p>13:04</text:p>
          </table:table-cell>
          <table:table-cell table:style-name="ce8" table:formula="of:=IF(ISERROR(IF(VLOOKUP([.E234];suspect_foods;3;0)&lt;&gt;[.E234];&quot;X&quot;;&quot;&quot;));&quot;&quot;;IF(VLOOKUP([.E234];suspect_foods;3;0)&lt;&gt;[.E23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otatoes</text:p>
          </table:table-cell>
          <table:table-cell table:style-name="ce11" table:formula="of:=IF([.C234]=&quot;X&quot;;IF(VLOOKUP([.E234];suspect_foods;3;0) &lt;&gt;[.E234];VLOOKUP([.E23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6" calcext:value-type="date">
            <text:p>16/06/25</text:p>
          </table:table-cell>
          <table:table-cell table:style-name="ce5" office:value-type="string" calcext:value-type="string">
            <text:p>20:17</text:p>
          </table:table-cell>
          <table:table-cell table:style-name="ce8" table:formula="of:=IF(ISERROR(IF(VLOOKUP([.E235];suspect_foods;3;0)&lt;&gt;[.E235];&quot;X&quot;;&quot;&quot;));&quot;&quot;;IF(VLOOKUP([.E235];suspect_foods;3;0)&lt;&gt;[.E235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psicum</text:p>
          </table:table-cell>
          <table:table-cell table:style-name="ce11" table:formula="of:=IF([.C235]=&quot;X&quot;;IF(VLOOKUP([.E235];suspect_foods;3;0) &lt;&gt;[.E235];VLOOKUP([.E235];suspect_foods;3;0);&quot;&quot;);&quot;&quot;)" office:value-type="string" office:string-value="Capsicum - Nightshade Family" calcext:value-type="string">
            <text:p>Capsicum - Nightshade Family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6" calcext:value-type="date">
            <text:p>16/06/25</text:p>
          </table:table-cell>
          <table:table-cell table:style-name="ce5" office:value-type="string" calcext:value-type="string">
            <text:p>20:17</text:p>
          </table:table-cell>
          <table:table-cell table:style-name="ce8" table:formula="of:=IF(ISERROR(IF(VLOOKUP([.E236];suspect_foods;3;0)&lt;&gt;[.E236];&quot;X&quot;;&quot;&quot;));&quot;&quot;;IF(VLOOKUP([.E236];suspect_foods;3;0)&lt;&gt;[.E23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236]=&quot;X&quot;;IF(VLOOKUP([.E236];suspect_foods;3;0) &lt;&gt;[.E236];VLOOKUP([.E23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6" calcext:value-type="date">
            <text:p>16/06/25</text:p>
          </table:table-cell>
          <table:table-cell table:style-name="ce5" office:value-type="string" calcext:value-type="string">
            <text:p>20:17</text:p>
          </table:table-cell>
          <table:table-cell table:style-name="ce8" table:formula="of:=IF(ISERROR(IF(VLOOKUP([.E237];suspect_foods;3;0)&lt;&gt;[.E237];&quot;X&quot;;&quot;&quot;));&quot;&quot;;IF(VLOOKUP([.E237];suspect_foods;3;0)&lt;&gt;[.E23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237]=&quot;X&quot;;IF(VLOOKUP([.E237];suspect_foods;3;0) &lt;&gt;[.E237];VLOOKUP([.E23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6" calcext:value-type="date">
            <text:p>16/06/25</text:p>
          </table:table-cell>
          <table:table-cell table:style-name="ce5" office:value-type="string" calcext:value-type="string">
            <text:p>20:17</text:p>
          </table:table-cell>
          <table:table-cell table:style-name="ce8" table:formula="of:=IF(ISERROR(IF(VLOOKUP([.E238];suspect_foods;3;0)&lt;&gt;[.E238];&quot;X&quot;;&quot;&quot;));&quot;&quot;;IF(VLOOKUP([.E238];suspect_foods;3;0)&lt;&gt;[.E23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238]=&quot;X&quot;;IF(VLOOKUP([.E238];suspect_foods;3;0) &lt;&gt;[.E238];VLOOKUP([.E23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6" calcext:value-type="date">
            <text:p>16/06/25</text:p>
          </table:table-cell>
          <table:table-cell table:style-name="ce5" office:value-type="string" calcext:value-type="string">
            <text:p>20:17</text:p>
          </table:table-cell>
          <table:table-cell table:style-name="ce8" table:formula="of:=IF(ISERROR(IF(VLOOKUP([.E239];suspect_foods;3;0)&lt;&gt;[.E239];&quot;X&quot;;&quot;&quot;));&quot;&quot;;IF(VLOOKUP([.E239];suspect_foods;3;0)&lt;&gt;[.E23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239]=&quot;X&quot;;IF(VLOOKUP([.E239];suspect_foods;3;0) &lt;&gt;[.E239];VLOOKUP([.E23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6" calcext:value-type="date">
            <text:p>16/06/25</text:p>
          </table:table-cell>
          <table:table-cell table:style-name="ce5" office:value-type="string" calcext:value-type="string">
            <text:p>20:18</text:p>
          </table:table-cell>
          <table:table-cell table:style-name="ce8" table:formula="of:=IF(ISERROR(IF(VLOOKUP([.E240];suspect_foods;3;0)&lt;&gt;[.E240];&quot;X&quot;;&quot;&quot;));&quot;&quot;;IF(VLOOKUP([.E240];suspect_foods;3;0)&lt;&gt;[.E24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otatoes</text:p>
          </table:table-cell>
          <table:table-cell table:style-name="ce11" table:formula="of:=IF([.C240]=&quot;X&quot;;IF(VLOOKUP([.E240];suspect_foods;3;0) &lt;&gt;[.E240];VLOOKUP([.E24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6" calcext:value-type="date">
            <text:p>16/06/25</text:p>
          </table:table-cell>
          <table:table-cell table:style-name="ce5" office:value-type="string" calcext:value-type="string">
            <text:p>22:01</text:p>
          </table:table-cell>
          <table:table-cell table:style-name="ce8" table:formula="of:=IF(ISERROR(IF(VLOOKUP([.E241];suspect_foods;3;0)&lt;&gt;[.E241];&quot;X&quot;;&quot;&quot;));&quot;&quot;;IF(VLOOKUP([.E241];suspect_foods;3;0)&lt;&gt;[.E24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pple</text:p>
          </table:table-cell>
          <table:table-cell table:style-name="ce11" table:formula="of:=IF([.C241]=&quot;X&quot;;IF(VLOOKUP([.E241];suspect_foods;3;0) &lt;&gt;[.E241];VLOOKUP([.E24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6" calcext:value-type="date">
            <text:p>16/06/25</text:p>
          </table:table-cell>
          <table:table-cell table:style-name="ce5" office:value-type="string" calcext:value-type="string">
            <text:p>22:01</text:p>
          </table:table-cell>
          <table:table-cell table:style-name="ce8" table:formula="of:=IF(ISERROR(IF(VLOOKUP([.E242];suspect_foods;3;0)&lt;&gt;[.E242];&quot;X&quot;;&quot;&quot;));&quot;&quot;;IF(VLOOKUP([.E242];suspect_foods;3;0)&lt;&gt;[.E24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trawberries</text:p>
          </table:table-cell>
          <table:table-cell table:style-name="ce11" table:formula="of:=IF([.C242]=&quot;X&quot;;IF(VLOOKUP([.E242];suspect_foods;3;0) &lt;&gt;[.E242];VLOOKUP([.E24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7" calcext:value-type="date">
            <text:p>17/06/25</text:p>
          </table:table-cell>
          <table:table-cell table:style-name="ce5" office:value-type="string" calcext:value-type="string">
            <text:p>10:56</text:p>
          </table:table-cell>
          <table:table-cell table:style-name="ce8" table:formula="of:=IF(ISERROR(IF(VLOOKUP([.E243];suspect_foods;3;0)&lt;&gt;[.E243];&quot;X&quot;;&quot;&quot;));&quot;&quot;;IF(VLOOKUP([.E243];suspect_foods;3;0)&lt;&gt;[.E24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243]=&quot;X&quot;;IF(VLOOKUP([.E243];suspect_foods;3;0) &lt;&gt;[.E243];VLOOKUP([.E24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7" calcext:value-type="date">
            <text:p>17/06/25</text:p>
          </table:table-cell>
          <table:table-cell table:style-name="ce5" office:value-type="string" calcext:value-type="string">
            <text:p>10:56</text:p>
          </table:table-cell>
          <table:table-cell table:style-name="ce8" table:formula="of:=IF(ISERROR(IF(VLOOKUP([.E244];suspect_foods;3;0)&lt;&gt;[.E244];&quot;X&quot;;&quot;&quot;));&quot;&quot;;IF(VLOOKUP([.E244];suspect_foods;3;0)&lt;&gt;[.E24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244]=&quot;X&quot;;IF(VLOOKUP([.E244];suspect_foods;3;0) &lt;&gt;[.E244];VLOOKUP([.E24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7" calcext:value-type="date">
            <text:p>17/06/25</text:p>
          </table:table-cell>
          <table:table-cell table:style-name="ce5" office:value-type="string" calcext:value-type="string">
            <text:p>10:56</text:p>
          </table:table-cell>
          <table:table-cell table:style-name="ce8" table:formula="of:=IF(ISERROR(IF(VLOOKUP([.E245];suspect_foods;3;0)&lt;&gt;[.E245];&quot;X&quot;;&quot;&quot;));&quot;&quot;;IF(VLOOKUP([.E245];suspect_foods;3;0)&lt;&gt;[.E24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245]=&quot;X&quot;;IF(VLOOKUP([.E245];suspect_foods;3;0) &lt;&gt;[.E245];VLOOKUP([.E24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7" calcext:value-type="date">
            <text:p>17/06/25</text:p>
          </table:table-cell>
          <table:table-cell table:style-name="ce5" office:value-type="string" calcext:value-type="string">
            <text:p>10:56</text:p>
          </table:table-cell>
          <table:table-cell table:style-name="ce8" table:formula="of:=IF(ISERROR(IF(VLOOKUP([.E246];suspect_foods;3;0)&lt;&gt;[.E246];&quot;X&quot;;&quot;&quot;));&quot;&quot;;IF(VLOOKUP([.E246];suspect_foods;3;0)&lt;&gt;[.E24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246]=&quot;X&quot;;IF(VLOOKUP([.E246];suspect_foods;3;0) &lt;&gt;[.E246];VLOOKUP([.E24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7" calcext:value-type="date">
            <text:p>17/06/25</text:p>
          </table:table-cell>
          <table:table-cell table:style-name="ce5" office:value-type="string" calcext:value-type="string">
            <text:p>20:01</text:p>
          </table:table-cell>
          <table:table-cell table:style-name="ce8" table:formula="of:=IF(ISERROR(IF(VLOOKUP([.E247];suspect_foods;3;0)&lt;&gt;[.E247];&quot;X&quot;;&quot;&quot;));&quot;&quot;;IF(VLOOKUP([.E247];suspect_foods;3;0)&lt;&gt;[.E24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pple</text:p>
          </table:table-cell>
          <table:table-cell table:style-name="ce11" table:formula="of:=IF([.C247]=&quot;X&quot;;IF(VLOOKUP([.E247];suspect_foods;3;0) &lt;&gt;[.E247];VLOOKUP([.E24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7" calcext:value-type="date">
            <text:p>17/06/25</text:p>
          </table:table-cell>
          <table:table-cell table:style-name="ce5" office:value-type="string" calcext:value-type="string">
            <text:p>20:01</text:p>
          </table:table-cell>
          <table:table-cell table:style-name="ce8" table:formula="of:=IF(ISERROR(IF(VLOOKUP([.E248];suspect_foods;3;0)&lt;&gt;[.E248];&quot;X&quot;;&quot;&quot;));&quot;&quot;;IF(VLOOKUP([.E248];suspect_foods;3;0)&lt;&gt;[.E248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paghetti Bolognaise</text:p>
          </table:table-cell>
          <table:table-cell table:style-name="ce11" table:formula="of:=IF([.C248]=&quot;X&quot;;IF(VLOOKUP([.E248];suspect_foods;3;0) &lt;&gt;[.E248];VLOOKUP([.E248];suspect_foods;3;0);&quot;&quot;);&quot;&quot;)" office:value-type="string" office:string-value="Spaghetti Bolognaise - Wheat/Gluten" calcext:value-type="string">
            <text:p>Spaghetti Bolognaise - Wheat/Gluten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7" calcext:value-type="date">
            <text:p>17/06/25</text:p>
          </table:table-cell>
          <table:table-cell table:style-name="ce5" office:value-type="string" calcext:value-type="string">
            <text:p>20:01</text:p>
          </table:table-cell>
          <table:table-cell table:style-name="ce8" table:formula="of:=IF(ISERROR(IF(VLOOKUP([.E249];suspect_foods;3;0)&lt;&gt;[.E249];&quot;X&quot;;&quot;&quot;));&quot;&quot;;IF(VLOOKUP([.E249];suspect_foods;3;0)&lt;&gt;[.E24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trawberries</text:p>
          </table:table-cell>
          <table:table-cell table:style-name="ce11" table:formula="of:=IF([.C249]=&quot;X&quot;;IF(VLOOKUP([.E249];suspect_foods;3;0) &lt;&gt;[.E249];VLOOKUP([.E24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8" calcext:value-type="date">
            <text:p>18/06/25</text:p>
          </table:table-cell>
          <table:table-cell table:style-name="ce5" office:value-type="string" calcext:value-type="string">
            <text:p>08:30</text:p>
          </table:table-cell>
          <table:table-cell table:style-name="ce8" table:formula="of:=IF(ISERROR(IF(VLOOKUP([.E250];suspect_foods;3;0)&lt;&gt;[.E250];&quot;X&quot;;&quot;&quot;));&quot;&quot;;IF(VLOOKUP([.E250];suspect_foods;3;0)&lt;&gt;[.E25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250]=&quot;X&quot;;IF(VLOOKUP([.E250];suspect_foods;3;0) &lt;&gt;[.E250];VLOOKUP([.E25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8" calcext:value-type="date">
            <text:p>18/06/25</text:p>
          </table:table-cell>
          <table:table-cell table:style-name="ce5" office:value-type="string" calcext:value-type="string">
            <text:p>08:30</text:p>
          </table:table-cell>
          <table:table-cell table:style-name="ce8" table:formula="of:=IF(ISERROR(IF(VLOOKUP([.E251];suspect_foods;3;0)&lt;&gt;[.E251];&quot;X&quot;;&quot;&quot;));&quot;&quot;;IF(VLOOKUP([.E251];suspect_foods;3;0)&lt;&gt;[.E25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251]=&quot;X&quot;;IF(VLOOKUP([.E251];suspect_foods;3;0) &lt;&gt;[.E251];VLOOKUP([.E25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8" calcext:value-type="date">
            <text:p>18/06/25</text:p>
          </table:table-cell>
          <table:table-cell table:style-name="ce5" office:value-type="string" calcext:value-type="string">
            <text:p>08:30</text:p>
          </table:table-cell>
          <table:table-cell table:style-name="ce8" table:formula="of:=IF(ISERROR(IF(VLOOKUP([.E252];suspect_foods;3;0)&lt;&gt;[.E252];&quot;X&quot;;&quot;&quot;));&quot;&quot;;IF(VLOOKUP([.E252];suspect_foods;3;0)&lt;&gt;[.E25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252]=&quot;X&quot;;IF(VLOOKUP([.E252];suspect_foods;3;0) &lt;&gt;[.E252];VLOOKUP([.E25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8" calcext:value-type="date">
            <text:p>18/06/25</text:p>
          </table:table-cell>
          <table:table-cell table:style-name="ce5" office:value-type="string" calcext:value-type="string">
            <text:p>08:30</text:p>
          </table:table-cell>
          <table:table-cell table:style-name="ce8" table:formula="of:=IF(ISERROR(IF(VLOOKUP([.E253];suspect_foods;3;0)&lt;&gt;[.E253];&quot;X&quot;;&quot;&quot;));&quot;&quot;;IF(VLOOKUP([.E253];suspect_foods;3;0)&lt;&gt;[.E25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253]=&quot;X&quot;;IF(VLOOKUP([.E253];suspect_foods;3;0) &lt;&gt;[.E253];VLOOKUP([.E25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8" calcext:value-type="date">
            <text:p>18/06/25</text:p>
          </table:table-cell>
          <table:table-cell table:style-name="ce5" office:value-type="string" calcext:value-type="string">
            <text:p>13:50</text:p>
          </table:table-cell>
          <table:table-cell table:style-name="ce8" table:formula="of:=IF(ISERROR(IF(VLOOKUP([.E254];suspect_foods;3;0)&lt;&gt;[.E254];&quot;X&quot;;&quot;&quot;));&quot;&quot;;IF(VLOOKUP([.E254];suspect_foods;3;0)&lt;&gt;[.E25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Bacon</text:p>
          </table:table-cell>
          <table:table-cell table:style-name="ce11" table:formula="of:=IF([.C254]=&quot;X&quot;;IF(VLOOKUP([.E254];suspect_foods;3;0) &lt;&gt;[.E254];VLOOKUP([.E25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8" calcext:value-type="date">
            <text:p>18/06/25</text:p>
          </table:table-cell>
          <table:table-cell table:style-name="ce5" office:value-type="string" calcext:value-type="string">
            <text:p>13:50</text:p>
          </table:table-cell>
          <table:table-cell table:style-name="ce8" table:formula="of:=IF(ISERROR(IF(VLOOKUP([.E255];suspect_foods;3;0)&lt;&gt;[.E255];&quot;X&quot;;&quot;&quot;));&quot;&quot;;IF(VLOOKUP([.E255];suspect_foods;3;0)&lt;&gt;[.E25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Sourdough Bread Slice</text:p>
          </table:table-cell>
          <table:table-cell table:style-name="ce11" table:formula="of:=IF([.C255]=&quot;X&quot;;IF(VLOOKUP([.E255];suspect_foods;3;0) &lt;&gt;[.E255];VLOOKUP([.E25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8" calcext:value-type="date">
            <text:p>18/06/25</text:p>
          </table:table-cell>
          <table:table-cell table:style-name="ce5" office:value-type="string" calcext:value-type="string">
            <text:p>13:50</text:p>
          </table:table-cell>
          <table:table-cell table:style-name="ce8" table:formula="of:=IF(ISERROR(IF(VLOOKUP([.E256];suspect_foods;3;0)&lt;&gt;[.E256];&quot;X&quot;;&quot;&quot;));&quot;&quot;;IF(VLOOKUP([.E256];suspect_foods;3;0)&lt;&gt;[.E25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otatoes</text:p>
          </table:table-cell>
          <table:table-cell table:style-name="ce11" table:formula="of:=IF([.C256]=&quot;X&quot;;IF(VLOOKUP([.E256];suspect_foods;3;0) &lt;&gt;[.E256];VLOOKUP([.E25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8" calcext:value-type="date">
            <text:p>18/06/25</text:p>
          </table:table-cell>
          <table:table-cell table:style-name="ce5" office:value-type="string" calcext:value-type="string">
            <text:p>20:59</text:p>
          </table:table-cell>
          <table:table-cell table:style-name="ce8" table:formula="of:=IF(ISERROR(IF(VLOOKUP([.E257];suspect_foods;3;0)&lt;&gt;[.E257];&quot;X&quot;;&quot;&quot;));&quot;&quot;;IF(VLOOKUP([.E257];suspect_foods;3;0)&lt;&gt;[.E25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pple</text:p>
          </table:table-cell>
          <table:table-cell table:style-name="ce11" table:formula="of:=IF([.C257]=&quot;X&quot;;IF(VLOOKUP([.E257];suspect_foods;3;0) &lt;&gt;[.E257];VLOOKUP([.E25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8" calcext:value-type="date">
            <text:p>18/06/25</text:p>
          </table:table-cell>
          <table:table-cell table:style-name="ce5" office:value-type="string" calcext:value-type="string">
            <text:p>20:59</text:p>
          </table:table-cell>
          <table:table-cell table:style-name="ce8" table:formula="of:=IF(ISERROR(IF(VLOOKUP([.E258];suspect_foods;3;0)&lt;&gt;[.E258];&quot;X&quot;;&quot;&quot;));&quot;&quot;;IF(VLOOKUP([.E258];suspect_foods;3;0)&lt;&gt;[.E258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paghetti Bolognaise</text:p>
          </table:table-cell>
          <table:table-cell table:style-name="ce11" table:formula="of:=IF([.C258]=&quot;X&quot;;IF(VLOOKUP([.E258];suspect_foods;3;0) &lt;&gt;[.E258];VLOOKUP([.E258];suspect_foods;3;0);&quot;&quot;);&quot;&quot;)" office:value-type="string" office:string-value="Spaghetti Bolognaise - Wheat/Gluten" calcext:value-type="string">
            <text:p>Spaghetti Bolognaise - Wheat/Gluten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8" calcext:value-type="date">
            <text:p>18/06/25</text:p>
          </table:table-cell>
          <table:table-cell table:style-name="ce5" office:value-type="string" calcext:value-type="string">
            <text:p>20:59</text:p>
          </table:table-cell>
          <table:table-cell table:style-name="ce8" table:formula="of:=IF(ISERROR(IF(VLOOKUP([.E259];suspect_foods;3;0)&lt;&gt;[.E259];&quot;X&quot;;&quot;&quot;));&quot;&quot;;IF(VLOOKUP([.E259];suspect_foods;3;0)&lt;&gt;[.E25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trawberries</text:p>
          </table:table-cell>
          <table:table-cell table:style-name="ce11" table:formula="of:=IF([.C259]=&quot;X&quot;;IF(VLOOKUP([.E259];suspect_foods;3;0) &lt;&gt;[.E259];VLOOKUP([.E25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8" calcext:value-type="date">
            <text:p>18/06/25</text:p>
          </table:table-cell>
          <table:table-cell table:style-name="ce5" office:value-type="string" calcext:value-type="string">
            <text:p>20:59</text:p>
          </table:table-cell>
          <table:table-cell table:style-name="ce8" table:formula="of:=IF(ISERROR(IF(VLOOKUP([.E260];suspect_foods;3;0)&lt;&gt;[.E260];&quot;X&quot;;&quot;&quot;));&quot;&quot;;IF(VLOOKUP([.E260];suspect_foods;3;0)&lt;&gt;[.E26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260]=&quot;X&quot;;IF(VLOOKUP([.E260];suspect_foods;3;0) &lt;&gt;[.E260];VLOOKUP([.E26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9" calcext:value-type="date">
            <text:p>19/06/25</text:p>
          </table:table-cell>
          <table:table-cell table:style-name="ce5" office:value-type="string" calcext:value-type="string">
            <text:p>08:41</text:p>
          </table:table-cell>
          <table:table-cell table:style-name="ce8" table:formula="of:=IF(ISERROR(IF(VLOOKUP([.E261];suspect_foods;3;0)&lt;&gt;[.E261];&quot;X&quot;;&quot;&quot;));&quot;&quot;;IF(VLOOKUP([.E261];suspect_foods;3;0)&lt;&gt;[.E26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261]=&quot;X&quot;;IF(VLOOKUP([.E261];suspect_foods;3;0) &lt;&gt;[.E261];VLOOKUP([.E26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9" calcext:value-type="date">
            <text:p>19/06/25</text:p>
          </table:table-cell>
          <table:table-cell table:style-name="ce5" office:value-type="string" calcext:value-type="string">
            <text:p>08:41</text:p>
          </table:table-cell>
          <table:table-cell table:style-name="ce8" table:formula="of:=IF(ISERROR(IF(VLOOKUP([.E262];suspect_foods;3;0)&lt;&gt;[.E262];&quot;X&quot;;&quot;&quot;));&quot;&quot;;IF(VLOOKUP([.E262];suspect_foods;3;0)&lt;&gt;[.E26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262]=&quot;X&quot;;IF(VLOOKUP([.E262];suspect_foods;3;0) &lt;&gt;[.E262];VLOOKUP([.E26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9" calcext:value-type="date">
            <text:p>19/06/25</text:p>
          </table:table-cell>
          <table:table-cell table:style-name="ce5" office:value-type="string" calcext:value-type="string">
            <text:p>08:41</text:p>
          </table:table-cell>
          <table:table-cell table:style-name="ce8" table:formula="of:=IF(ISERROR(IF(VLOOKUP([.E263];suspect_foods;3;0)&lt;&gt;[.E263];&quot;X&quot;;&quot;&quot;));&quot;&quot;;IF(VLOOKUP([.E263];suspect_foods;3;0)&lt;&gt;[.E26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263]=&quot;X&quot;;IF(VLOOKUP([.E263];suspect_foods;3;0) &lt;&gt;[.E263];VLOOKUP([.E26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9" calcext:value-type="date">
            <text:p>19/06/25</text:p>
          </table:table-cell>
          <table:table-cell table:style-name="ce5" office:value-type="string" calcext:value-type="string">
            <text:p>08:41</text:p>
          </table:table-cell>
          <table:table-cell table:style-name="ce8" table:formula="of:=IF(ISERROR(IF(VLOOKUP([.E264];suspect_foods;3;0)&lt;&gt;[.E264];&quot;X&quot;;&quot;&quot;));&quot;&quot;;IF(VLOOKUP([.E264];suspect_foods;3;0)&lt;&gt;[.E26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264]=&quot;X&quot;;IF(VLOOKUP([.E264];suspect_foods;3;0) &lt;&gt;[.E264];VLOOKUP([.E26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9" calcext:value-type="date">
            <text:p>19/06/25</text:p>
          </table:table-cell>
          <table:table-cell table:style-name="ce5" office:value-type="string" calcext:value-type="string">
            <text:p>13:00</text:p>
          </table:table-cell>
          <table:table-cell table:style-name="ce8" table:formula="of:=IF(ISERROR(IF(VLOOKUP([.E265];suspect_foods;3;0)&lt;&gt;[.E265];&quot;X&quot;;&quot;&quot;));&quot;&quot;;IF(VLOOKUP([.E265];suspect_foods;3;0)&lt;&gt;[.E265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psicum</text:p>
          </table:table-cell>
          <table:table-cell table:style-name="ce11" table:formula="of:=IF([.C265]=&quot;X&quot;;IF(VLOOKUP([.E265];suspect_foods;3;0) &lt;&gt;[.E265];VLOOKUP([.E265];suspect_foods;3;0);&quot;&quot;);&quot;&quot;)" office:value-type="string" office:string-value="Capsicum - Nightshade Family" calcext:value-type="string">
            <text:p>Capsicum - Nightshade Family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9" calcext:value-type="date">
            <text:p>19/06/25</text:p>
          </table:table-cell>
          <table:table-cell table:style-name="ce5" office:value-type="string" calcext:value-type="string">
            <text:p>13:00</text:p>
          </table:table-cell>
          <table:table-cell table:style-name="ce8" table:formula="of:=IF(ISERROR(IF(VLOOKUP([.E266];suspect_foods;3;0)&lt;&gt;[.E266];&quot;X&quot;;&quot;&quot;));&quot;&quot;;IF(VLOOKUP([.E266];suspect_foods;3;0)&lt;&gt;[.E26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266]=&quot;X&quot;;IF(VLOOKUP([.E266];suspect_foods;3;0) &lt;&gt;[.E266];VLOOKUP([.E26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9" calcext:value-type="date">
            <text:p>19/06/25</text:p>
          </table:table-cell>
          <table:table-cell table:style-name="ce5" office:value-type="string" calcext:value-type="string">
            <text:p>13:00</text:p>
          </table:table-cell>
          <table:table-cell table:style-name="ce8" table:formula="of:=IF(ISERROR(IF(VLOOKUP([.E267];suspect_foods;3;0)&lt;&gt;[.E267];&quot;X&quot;;&quot;&quot;));&quot;&quot;;IF(VLOOKUP([.E267];suspect_foods;3;0)&lt;&gt;[.E267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Frozen Burgers</text:p>
          </table:table-cell>
          <table:table-cell table:style-name="ce11" table:formula="of:=IF([.C267]=&quot;X&quot;;IF(VLOOKUP([.E267];suspect_foods;3;0) &lt;&gt;[.E267];VLOOKUP([.E267];suspect_foods;3;0);&quot;&quot;);&quot;&quot;)" office:value-type="string" office:string-value="Frozen Burgers - Wheat/Gluten" calcext:value-type="string">
            <text:p>Frozen Burgers - Wheat/Gluten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9" calcext:value-type="date">
            <text:p>19/06/25</text:p>
          </table:table-cell>
          <table:table-cell table:style-name="ce5" office:value-type="string" calcext:value-type="string">
            <text:p>13:00</text:p>
          </table:table-cell>
          <table:table-cell table:style-name="ce8" table:formula="of:=IF(ISERROR(IF(VLOOKUP([.E268];suspect_foods;3;0)&lt;&gt;[.E268];&quot;X&quot;;&quot;&quot;));&quot;&quot;;IF(VLOOKUP([.E268];suspect_foods;3;0)&lt;&gt;[.E26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(Promise) White Muffin Roll</text:p>
          </table:table-cell>
          <table:table-cell table:style-name="ce11" table:formula="of:=IF([.C268]=&quot;X&quot;;IF(VLOOKUP([.E268];suspect_foods;3;0) &lt;&gt;[.E268];VLOOKUP([.E26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9" calcext:value-type="date">
            <text:p>19/06/25</text:p>
          </table:table-cell>
          <table:table-cell table:style-name="ce5" office:value-type="string" calcext:value-type="string">
            <text:p>13:00</text:p>
          </table:table-cell>
          <table:table-cell table:style-name="ce8" table:formula="of:=IF(ISERROR(IF(VLOOKUP([.E269];suspect_foods;3;0)&lt;&gt;[.E269];&quot;X&quot;;&quot;&quot;));&quot;&quot;;IF(VLOOKUP([.E269];suspect_foods;3;0)&lt;&gt;[.E26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269]=&quot;X&quot;;IF(VLOOKUP([.E269];suspect_foods;3;0) &lt;&gt;[.E269];VLOOKUP([.E26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9" calcext:value-type="date">
            <text:p>19/06/25</text:p>
          </table:table-cell>
          <table:table-cell table:style-name="ce5" office:value-type="string" calcext:value-type="string">
            <text:p>13:00</text:p>
          </table:table-cell>
          <table:table-cell table:style-name="ce8" table:formula="of:=IF(ISERROR(IF(VLOOKUP([.E270];suspect_foods;3;0)&lt;&gt;[.E270];&quot;X&quot;;&quot;&quot;));&quot;&quot;;IF(VLOOKUP([.E270];suspect_foods;3;0)&lt;&gt;[.E27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otatoes</text:p>
          </table:table-cell>
          <table:table-cell table:style-name="ce11" table:formula="of:=IF([.C270]=&quot;X&quot;;IF(VLOOKUP([.E270];suspect_foods;3;0) &lt;&gt;[.E270];VLOOKUP([.E27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3">
          <table:table-cell table:style-name="ce2" office:value-type="date" office:date-value="2025-06-19" calcext:value-type="date">
            <text:p>19/06/25</text:p>
          </table:table-cell>
          <table:table-cell table:style-name="ce5" office:value-type="string" calcext:value-type="string">
            <text:p>13:00</text:p>
          </table:table-cell>
          <table:table-cell table:style-name="ce8" table:formula="of:=IF(ISERROR(IF(VLOOKUP([.E271];suspect_foods;3;0)&lt;&gt;[.E271];&quot;X&quot;;&quot;&quot;));&quot;&quot;;IF(VLOOKUP([.E271];suspect_foods;3;0)&lt;&gt;[.E271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weetcorn &amp; Red Pepper Relish</text:p>
          </table:table-cell>
          <table:table-cell table:style-name="ce11" table:formula="of:=IF([.C271]=&quot;X&quot;;IF(VLOOKUP([.E271];suspect_foods;3;0) &lt;&gt;[.E271];VLOOKUP([.E271];suspect_foods;3;0);&quot;&quot;);&quot;&quot;)" office:value-type="string" office:string-value="Sweetcorn &amp; Red Pepper Relish – HISTAMINE – Red Pepper" calcext:value-type="string">
            <text:p>Sweetcorn &amp; Red Pepper Relish – HISTAMINE – Red Pepper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9" calcext:value-type="date">
            <text:p>19/06/25</text:p>
          </table:table-cell>
          <table:table-cell table:style-name="ce5" office:value-type="string" calcext:value-type="string">
            <text:p>21:08</text:p>
          </table:table-cell>
          <table:table-cell table:style-name="ce8" table:formula="of:=IF(ISERROR(IF(VLOOKUP([.E272];suspect_foods;3;0)&lt;&gt;[.E272];&quot;X&quot;;&quot;&quot;));&quot;&quot;;IF(VLOOKUP([.E272];suspect_foods;3;0)&lt;&gt;[.E272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Frozen Burgers</text:p>
          </table:table-cell>
          <table:table-cell table:style-name="ce11" table:formula="of:=IF([.C272]=&quot;X&quot;;IF(VLOOKUP([.E272];suspect_foods;3;0) &lt;&gt;[.E272];VLOOKUP([.E272];suspect_foods;3;0);&quot;&quot;);&quot;&quot;)" office:value-type="string" office:string-value="Frozen Burgers - Wheat/Gluten" calcext:value-type="string">
            <text:p>Frozen Burgers - Wheat/Gluten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9" calcext:value-type="date">
            <text:p>19/06/25</text:p>
          </table:table-cell>
          <table:table-cell table:style-name="ce5" office:value-type="string" calcext:value-type="string">
            <text:p>21:08</text:p>
          </table:table-cell>
          <table:table-cell table:style-name="ce8" table:formula="of:=IF(ISERROR(IF(VLOOKUP([.E273];suspect_foods;3;0)&lt;&gt;[.E273];&quot;X&quot;;&quot;&quot;));&quot;&quot;;IF(VLOOKUP([.E273];suspect_foods;3;0)&lt;&gt;[.E27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(Promise) White Muffin Roll</text:p>
          </table:table-cell>
          <table:table-cell table:style-name="ce11" table:formula="of:=IF([.C273]=&quot;X&quot;;IF(VLOOKUP([.E273];suspect_foods;3;0) &lt;&gt;[.E273];VLOOKUP([.E27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9" calcext:value-type="date">
            <text:p>19/06/25</text:p>
          </table:table-cell>
          <table:table-cell table:style-name="ce5" office:value-type="string" calcext:value-type="string">
            <text:p>21:08</text:p>
          </table:table-cell>
          <table:table-cell table:style-name="ce8" table:formula="of:=IF(ISERROR(IF(VLOOKUP([.E274];suspect_foods;3;0)&lt;&gt;[.E274];&quot;X&quot;;&quot;&quot;));&quot;&quot;;IF(VLOOKUP([.E274];suspect_foods;3;0)&lt;&gt;[.E27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otatoes</text:p>
          </table:table-cell>
          <table:table-cell table:style-name="ce11" table:formula="of:=IF([.C274]=&quot;X&quot;;IF(VLOOKUP([.E274];suspect_foods;3;0) &lt;&gt;[.E274];VLOOKUP([.E27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9" calcext:value-type="date">
            <text:p>19/06/25</text:p>
          </table:table-cell>
          <table:table-cell table:style-name="ce5" office:value-type="string" calcext:value-type="string">
            <text:p>21:09</text:p>
          </table:table-cell>
          <table:table-cell table:style-name="ce8" table:formula="of:=IF(ISERROR(IF(VLOOKUP([.E275];suspect_foods;3;0)&lt;&gt;[.E275];&quot;X&quot;;&quot;&quot;));&quot;&quot;;IF(VLOOKUP([.E275];suspect_foods;3;0)&lt;&gt;[.E27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pple</text:p>
          </table:table-cell>
          <table:table-cell table:style-name="ce11" table:formula="of:=IF([.C275]=&quot;X&quot;;IF(VLOOKUP([.E275];suspect_foods;3;0) &lt;&gt;[.E275];VLOOKUP([.E27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9" calcext:value-type="date">
            <text:p>19/06/25</text:p>
          </table:table-cell>
          <table:table-cell table:style-name="ce5" office:value-type="string" calcext:value-type="string">
            <text:p>21:09</text:p>
          </table:table-cell>
          <table:table-cell table:style-name="ce8" table:formula="of:=IF(ISERROR(IF(VLOOKUP([.E276];suspect_foods;3;0)&lt;&gt;[.E276];&quot;X&quot;;&quot;&quot;));&quot;&quot;;IF(VLOOKUP([.E276];suspect_foods;3;0)&lt;&gt;[.E276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psicum</text:p>
          </table:table-cell>
          <table:table-cell table:style-name="ce11" table:formula="of:=IF([.C276]=&quot;X&quot;;IF(VLOOKUP([.E276];suspect_foods;3;0) &lt;&gt;[.E276];VLOOKUP([.E276];suspect_foods;3;0);&quot;&quot;);&quot;&quot;)" office:value-type="string" office:string-value="Capsicum - Nightshade Family" calcext:value-type="string">
            <text:p>Capsicum - Nightshade Family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9" calcext:value-type="date">
            <text:p>19/06/25</text:p>
          </table:table-cell>
          <table:table-cell table:style-name="ce5" office:value-type="string" calcext:value-type="string">
            <text:p>21:09</text:p>
          </table:table-cell>
          <table:table-cell table:style-name="ce8" table:formula="of:=IF(ISERROR(IF(VLOOKUP([.E277];suspect_foods;3;0)&lt;&gt;[.E277];&quot;X&quot;;&quot;&quot;));&quot;&quot;;IF(VLOOKUP([.E277];suspect_foods;3;0)&lt;&gt;[.E27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277]=&quot;X&quot;;IF(VLOOKUP([.E277];suspect_foods;3;0) &lt;&gt;[.E277];VLOOKUP([.E27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9" calcext:value-type="date">
            <text:p>19/06/25</text:p>
          </table:table-cell>
          <table:table-cell table:style-name="ce5" office:value-type="string" calcext:value-type="string">
            <text:p>21:09</text:p>
          </table:table-cell>
          <table:table-cell table:style-name="ce8" table:formula="of:=IF(ISERROR(IF(VLOOKUP([.E278];suspect_foods;3;0)&lt;&gt;[.E278];&quot;X&quot;;&quot;&quot;));&quot;&quot;;IF(VLOOKUP([.E278];suspect_foods;3;0)&lt;&gt;[.E27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278]=&quot;X&quot;;IF(VLOOKUP([.E278];suspect_foods;3;0) &lt;&gt;[.E278];VLOOKUP([.E27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19" calcext:value-type="date">
            <text:p>19/06/25</text:p>
          </table:table-cell>
          <table:table-cell table:style-name="ce5" office:value-type="string" calcext:value-type="string">
            <text:p>21:09</text:p>
          </table:table-cell>
          <table:table-cell table:style-name="ce8" table:formula="of:=IF(ISERROR(IF(VLOOKUP([.E279];suspect_foods;3;0)&lt;&gt;[.E279];&quot;X&quot;;&quot;&quot;));&quot;&quot;;IF(VLOOKUP([.E279];suspect_foods;3;0)&lt;&gt;[.E27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trawberries</text:p>
          </table:table-cell>
          <table:table-cell table:style-name="ce11" table:formula="of:=IF([.C279]=&quot;X&quot;;IF(VLOOKUP([.E279];suspect_foods;3;0) &lt;&gt;[.E279];VLOOKUP([.E27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0" calcext:value-type="date">
            <text:p>20/06/25</text:p>
          </table:table-cell>
          <table:table-cell table:style-name="ce5" office:value-type="string" calcext:value-type="string">
            <text:p>07:43</text:p>
          </table:table-cell>
          <table:table-cell table:style-name="ce8" table:formula="of:=IF(ISERROR(IF(VLOOKUP([.E280];suspect_foods;3;0)&lt;&gt;[.E280];&quot;X&quot;;&quot;&quot;));&quot;&quot;;IF(VLOOKUP([.E280];suspect_foods;3;0)&lt;&gt;[.E280];&quot;X&quot;;&quot;&quot;))">
            <text:p/>
          </table:table-cell>
          <table:table-cell table:style-name="ce5" office:value-type="string" calcext:value-type="string">
            <text:p>HEADACHE</text:p>
          </table:table-cell>
          <table:table-cell table:style-name="ce5" office:value-type="string" calcext:value-type="string">
            <text:p>RECORD</text:p>
          </table:table-cell>
          <table:table-cell table:style-name="ce11" table:formula="of:=IF([.C280]=&quot;X&quot;;IF(VLOOKUP([.E280];suspect_foods;3;0) &lt;&gt;[.E280];VLOOKUP([.E28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0" calcext:value-type="date">
            <text:p>20/06/25</text:p>
          </table:table-cell>
          <table:table-cell table:style-name="ce5" office:value-type="string" calcext:value-type="string">
            <text:p>11:02</text:p>
          </table:table-cell>
          <table:table-cell table:style-name="ce8" table:formula="of:=IF(ISERROR(IF(VLOOKUP([.E281];suspect_foods;3;0)&lt;&gt;[.E281];&quot;X&quot;;&quot;&quot;));&quot;&quot;;IF(VLOOKUP([.E281];suspect_foods;3;0)&lt;&gt;[.E28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281]=&quot;X&quot;;IF(VLOOKUP([.E281];suspect_foods;3;0) &lt;&gt;[.E281];VLOOKUP([.E28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0" calcext:value-type="date">
            <text:p>20/06/25</text:p>
          </table:table-cell>
          <table:table-cell table:style-name="ce5" office:value-type="string" calcext:value-type="string">
            <text:p>11:02</text:p>
          </table:table-cell>
          <table:table-cell table:style-name="ce8" table:formula="of:=IF(ISERROR(IF(VLOOKUP([.E282];suspect_foods;3;0)&lt;&gt;[.E282];&quot;X&quot;;&quot;&quot;));&quot;&quot;;IF(VLOOKUP([.E282];suspect_foods;3;0)&lt;&gt;[.E28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282]=&quot;X&quot;;IF(VLOOKUP([.E282];suspect_foods;3;0) &lt;&gt;[.E282];VLOOKUP([.E28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0" calcext:value-type="date">
            <text:p>20/06/25</text:p>
          </table:table-cell>
          <table:table-cell table:style-name="ce5" office:value-type="string" calcext:value-type="string">
            <text:p>11:02</text:p>
          </table:table-cell>
          <table:table-cell table:style-name="ce8" table:formula="of:=IF(ISERROR(IF(VLOOKUP([.E283];suspect_foods;3;0)&lt;&gt;[.E283];&quot;X&quot;;&quot;&quot;));&quot;&quot;;IF(VLOOKUP([.E283];suspect_foods;3;0)&lt;&gt;[.E28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283]=&quot;X&quot;;IF(VLOOKUP([.E283];suspect_foods;3;0) &lt;&gt;[.E283];VLOOKUP([.E28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0" calcext:value-type="date">
            <text:p>20/06/25</text:p>
          </table:table-cell>
          <table:table-cell table:style-name="ce5" office:value-type="string" calcext:value-type="string">
            <text:p>11:02</text:p>
          </table:table-cell>
          <table:table-cell table:style-name="ce8" table:formula="of:=IF(ISERROR(IF(VLOOKUP([.E284];suspect_foods;3;0)&lt;&gt;[.E284];&quot;X&quot;;&quot;&quot;));&quot;&quot;;IF(VLOOKUP([.E284];suspect_foods;3;0)&lt;&gt;[.E28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284]=&quot;X&quot;;IF(VLOOKUP([.E284];suspect_foods;3;0) &lt;&gt;[.E284];VLOOKUP([.E28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0" calcext:value-type="date">
            <text:p>20/06/25</text:p>
          </table:table-cell>
          <table:table-cell table:style-name="ce5" office:value-type="string" calcext:value-type="string">
            <text:p>13:02</text:p>
          </table:table-cell>
          <table:table-cell table:style-name="ce8" table:formula="of:=IF(ISERROR(IF(VLOOKUP([.E285];suspect_foods;3;0)&lt;&gt;[.E285];&quot;X&quot;;&quot;&quot;));&quot;&quot;;IF(VLOOKUP([.E285];suspect_foods;3;0)&lt;&gt;[.E285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psicum</text:p>
          </table:table-cell>
          <table:table-cell table:style-name="ce11" table:formula="of:=IF([.C285]=&quot;X&quot;;IF(VLOOKUP([.E285];suspect_foods;3;0) &lt;&gt;[.E285];VLOOKUP([.E285];suspect_foods;3;0);&quot;&quot;);&quot;&quot;)" office:value-type="string" office:string-value="Capsicum - Nightshade Family" calcext:value-type="string">
            <text:p>Capsicum - Nightshade Family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0" calcext:value-type="date">
            <text:p>20/06/25</text:p>
          </table:table-cell>
          <table:table-cell table:style-name="ce5" office:value-type="string" calcext:value-type="string">
            <text:p>13:02</text:p>
          </table:table-cell>
          <table:table-cell table:style-name="ce8" table:formula="of:=IF(ISERROR(IF(VLOOKUP([.E286];suspect_foods;3;0)&lt;&gt;[.E286];&quot;X&quot;;&quot;&quot;));&quot;&quot;;IF(VLOOKUP([.E286];suspect_foods;3;0)&lt;&gt;[.E28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286]=&quot;X&quot;;IF(VLOOKUP([.E286];suspect_foods;3;0) &lt;&gt;[.E286];VLOOKUP([.E28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0" calcext:value-type="date">
            <text:p>20/06/25</text:p>
          </table:table-cell>
          <table:table-cell table:style-name="ce5" office:value-type="string" calcext:value-type="string">
            <text:p>13:02</text:p>
          </table:table-cell>
          <table:table-cell table:style-name="ce8" table:formula="of:=IF(ISERROR(IF(VLOOKUP([.E287];suspect_foods;3;0)&lt;&gt;[.E287];&quot;X&quot;;&quot;&quot;));&quot;&quot;;IF(VLOOKUP([.E287];suspect_foods;3;0)&lt;&gt;[.E287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Frozen Burgers</text:p>
          </table:table-cell>
          <table:table-cell table:style-name="ce11" table:formula="of:=IF([.C287]=&quot;X&quot;;IF(VLOOKUP([.E287];suspect_foods;3;0) &lt;&gt;[.E287];VLOOKUP([.E287];suspect_foods;3;0);&quot;&quot;);&quot;&quot;)" office:value-type="string" office:string-value="Frozen Burgers - Wheat/Gluten" calcext:value-type="string">
            <text:p>Frozen Burgers - Wheat/Gluten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0" calcext:value-type="date">
            <text:p>20/06/25</text:p>
          </table:table-cell>
          <table:table-cell table:style-name="ce5" office:value-type="string" calcext:value-type="string">
            <text:p>13:02</text:p>
          </table:table-cell>
          <table:table-cell table:style-name="ce8" table:formula="of:=IF(ISERROR(IF(VLOOKUP([.E288];suspect_foods;3;0)&lt;&gt;[.E288];&quot;X&quot;;&quot;&quot;));&quot;&quot;;IF(VLOOKUP([.E288];suspect_foods;3;0)&lt;&gt;[.E28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White Roll</text:p>
          </table:table-cell>
          <table:table-cell table:style-name="ce11" table:formula="of:=IF([.C288]=&quot;X&quot;;IF(VLOOKUP([.E288];suspect_foods;3;0) &lt;&gt;[.E288];VLOOKUP([.E28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0" calcext:value-type="date">
            <text:p>20/06/25</text:p>
          </table:table-cell>
          <table:table-cell table:style-name="ce5" office:value-type="string" calcext:value-type="string">
            <text:p>13:02</text:p>
          </table:table-cell>
          <table:table-cell table:style-name="ce8" table:formula="of:=IF(ISERROR(IF(VLOOKUP([.E289];suspect_foods;3;0)&lt;&gt;[.E289];&quot;X&quot;;&quot;&quot;));&quot;&quot;;IF(VLOOKUP([.E289];suspect_foods;3;0)&lt;&gt;[.E28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289]=&quot;X&quot;;IF(VLOOKUP([.E289];suspect_foods;3;0) &lt;&gt;[.E289];VLOOKUP([.E28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0" calcext:value-type="date">
            <text:p>20/06/25</text:p>
          </table:table-cell>
          <table:table-cell table:style-name="ce5" office:value-type="string" calcext:value-type="string">
            <text:p>19:46</text:p>
          </table:table-cell>
          <table:table-cell table:style-name="ce8" table:formula="of:=IF(ISERROR(IF(VLOOKUP([.E290];suspect_foods;3;0)&lt;&gt;[.E290];&quot;X&quot;;&quot;&quot;));&quot;&quot;;IF(VLOOKUP([.E290];suspect_foods;3;0)&lt;&gt;[.E290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psicum</text:p>
          </table:table-cell>
          <table:table-cell table:style-name="ce11" table:formula="of:=IF([.C290]=&quot;X&quot;;IF(VLOOKUP([.E290];suspect_foods;3;0) &lt;&gt;[.E290];VLOOKUP([.E290];suspect_foods;3;0);&quot;&quot;);&quot;&quot;)" office:value-type="string" office:string-value="Capsicum - Nightshade Family" calcext:value-type="string">
            <text:p>Capsicum - Nightshade Family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0" calcext:value-type="date">
            <text:p>20/06/25</text:p>
          </table:table-cell>
          <table:table-cell table:style-name="ce5" office:value-type="string" calcext:value-type="string">
            <text:p>19:46</text:p>
          </table:table-cell>
          <table:table-cell table:style-name="ce8" table:formula="of:=IF(ISERROR(IF(VLOOKUP([.E291];suspect_foods;3;0)&lt;&gt;[.E291];&quot;X&quot;;&quot;&quot;));&quot;&quot;;IF(VLOOKUP([.E291];suspect_foods;3;0)&lt;&gt;[.E29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291]=&quot;X&quot;;IF(VLOOKUP([.E291];suspect_foods;3;0) &lt;&gt;[.E291];VLOOKUP([.E29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0" calcext:value-type="date">
            <text:p>20/06/25</text:p>
          </table:table-cell>
          <table:table-cell table:style-name="ce5" office:value-type="string" calcext:value-type="string">
            <text:p>19:46</text:p>
          </table:table-cell>
          <table:table-cell table:style-name="ce8" table:formula="of:=IF(ISERROR(IF(VLOOKUP([.E292];suspect_foods;3;0)&lt;&gt;[.E292];&quot;X&quot;;&quot;&quot;));&quot;&quot;;IF(VLOOKUP([.E292];suspect_foods;3;0)&lt;&gt;[.E292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Frozen Burgers</text:p>
          </table:table-cell>
          <table:table-cell table:style-name="ce11" table:formula="of:=IF([.C292]=&quot;X&quot;;IF(VLOOKUP([.E292];suspect_foods;3;0) &lt;&gt;[.E292];VLOOKUP([.E292];suspect_foods;3;0);&quot;&quot;);&quot;&quot;)" office:value-type="string" office:string-value="Frozen Burgers - Wheat/Gluten" calcext:value-type="string">
            <text:p>Frozen Burgers - Wheat/Gluten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0" calcext:value-type="date">
            <text:p>20/06/25</text:p>
          </table:table-cell>
          <table:table-cell table:style-name="ce5" office:value-type="string" calcext:value-type="string">
            <text:p>19:46</text:p>
          </table:table-cell>
          <table:table-cell table:style-name="ce8" table:formula="of:=IF(ISERROR(IF(VLOOKUP([.E293];suspect_foods;3;0)&lt;&gt;[.E293];&quot;X&quot;;&quot;&quot;));&quot;&quot;;IF(VLOOKUP([.E293];suspect_foods;3;0)&lt;&gt;[.E29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White Roll</text:p>
          </table:table-cell>
          <table:table-cell table:style-name="ce11" table:formula="of:=IF([.C293]=&quot;X&quot;;IF(VLOOKUP([.E293];suspect_foods;3;0) &lt;&gt;[.E293];VLOOKUP([.E29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0" calcext:value-type="date">
            <text:p>20/06/25</text:p>
          </table:table-cell>
          <table:table-cell table:style-name="ce5" office:value-type="string" calcext:value-type="string">
            <text:p>19:46</text:p>
          </table:table-cell>
          <table:table-cell table:style-name="ce8" table:formula="of:=IF(ISERROR(IF(VLOOKUP([.E294];suspect_foods;3;0)&lt;&gt;[.E294];&quot;X&quot;;&quot;&quot;));&quot;&quot;;IF(VLOOKUP([.E294];suspect_foods;3;0)&lt;&gt;[.E29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294]=&quot;X&quot;;IF(VLOOKUP([.E294];suspect_foods;3;0) &lt;&gt;[.E294];VLOOKUP([.E29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0" calcext:value-type="date">
            <text:p>20/06/25</text:p>
          </table:table-cell>
          <table:table-cell table:style-name="ce5" office:value-type="string" calcext:value-type="string">
            <text:p>19:46</text:p>
          </table:table-cell>
          <table:table-cell table:style-name="ce8" table:formula="of:=IF(ISERROR(IF(VLOOKUP([.E295];suspect_foods;3;0)&lt;&gt;[.E295];&quot;X&quot;;&quot;&quot;));&quot;&quot;;IF(VLOOKUP([.E295];suspect_foods;3;0)&lt;&gt;[.E29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295]=&quot;X&quot;;IF(VLOOKUP([.E295];suspect_foods;3;0) &lt;&gt;[.E295];VLOOKUP([.E29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0" calcext:value-type="date">
            <text:p>20/06/25</text:p>
          </table:table-cell>
          <table:table-cell table:style-name="ce5" office:value-type="string" calcext:value-type="string">
            <text:p>19:46</text:p>
          </table:table-cell>
          <table:table-cell table:style-name="ce8" table:formula="of:=IF(ISERROR(IF(VLOOKUP([.E296];suspect_foods;3;0)&lt;&gt;[.E296];&quot;X&quot;;&quot;&quot;));&quot;&quot;;IF(VLOOKUP([.E296];suspect_foods;3;0)&lt;&gt;[.E29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otatoes</text:p>
          </table:table-cell>
          <table:table-cell table:style-name="ce11" table:formula="of:=IF([.C296]=&quot;X&quot;;IF(VLOOKUP([.E296];suspect_foods;3;0) &lt;&gt;[.E296];VLOOKUP([.E29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1" calcext:value-type="date">
            <text:p>21/06/25</text:p>
          </table:table-cell>
          <table:table-cell table:style-name="ce5" office:value-type="string" calcext:value-type="string">
            <text:p>08:53</text:p>
          </table:table-cell>
          <table:table-cell table:style-name="ce8" table:formula="of:=IF(ISERROR(IF(VLOOKUP([.E297];suspect_foods;3;0)&lt;&gt;[.E297];&quot;X&quot;;&quot;&quot;));&quot;&quot;;IF(VLOOKUP([.E297];suspect_foods;3;0)&lt;&gt;[.E29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297]=&quot;X&quot;;IF(VLOOKUP([.E297];suspect_foods;3;0) &lt;&gt;[.E297];VLOOKUP([.E29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1" calcext:value-type="date">
            <text:p>21/06/25</text:p>
          </table:table-cell>
          <table:table-cell table:style-name="ce5" office:value-type="string" calcext:value-type="string">
            <text:p>08:53</text:p>
          </table:table-cell>
          <table:table-cell table:style-name="ce8" table:formula="of:=IF(ISERROR(IF(VLOOKUP([.E298];suspect_foods;3;0)&lt;&gt;[.E298];&quot;X&quot;;&quot;&quot;));&quot;&quot;;IF(VLOOKUP([.E298];suspect_foods;3;0)&lt;&gt;[.E29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298]=&quot;X&quot;;IF(VLOOKUP([.E298];suspect_foods;3;0) &lt;&gt;[.E298];VLOOKUP([.E29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1" calcext:value-type="date">
            <text:p>21/06/25</text:p>
          </table:table-cell>
          <table:table-cell table:style-name="ce5" office:value-type="string" calcext:value-type="string">
            <text:p>08:53</text:p>
          </table:table-cell>
          <table:table-cell table:style-name="ce8" table:formula="of:=IF(ISERROR(IF(VLOOKUP([.E299];suspect_foods;3;0)&lt;&gt;[.E299];&quot;X&quot;;&quot;&quot;));&quot;&quot;;IF(VLOOKUP([.E299];suspect_foods;3;0)&lt;&gt;[.E29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299]=&quot;X&quot;;IF(VLOOKUP([.E299];suspect_foods;3;0) &lt;&gt;[.E299];VLOOKUP([.E29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1" calcext:value-type="date">
            <text:p>21/06/25</text:p>
          </table:table-cell>
          <table:table-cell table:style-name="ce5" office:value-type="string" calcext:value-type="string">
            <text:p>08:53</text:p>
          </table:table-cell>
          <table:table-cell table:style-name="ce8" table:formula="of:=IF(ISERROR(IF(VLOOKUP([.E300];suspect_foods;3;0)&lt;&gt;[.E300];&quot;X&quot;;&quot;&quot;));&quot;&quot;;IF(VLOOKUP([.E300];suspect_foods;3;0)&lt;&gt;[.E30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300]=&quot;X&quot;;IF(VLOOKUP([.E300];suspect_foods;3;0) &lt;&gt;[.E300];VLOOKUP([.E30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2" calcext:value-type="date">
            <text:p>22/06/25</text:p>
          </table:table-cell>
          <table:table-cell table:style-name="ce5" office:value-type="string" calcext:value-type="string">
            <text:p>13:40</text:p>
          </table:table-cell>
          <table:table-cell table:style-name="ce8" table:formula="of:=IF(ISERROR(IF(VLOOKUP([.E301];suspect_foods;3;0)&lt;&gt;[.E301];&quot;X&quot;;&quot;&quot;));&quot;&quot;;IF(VLOOKUP([.E301];suspect_foods;3;0)&lt;&gt;[.E30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301]=&quot;X&quot;;IF(VLOOKUP([.E301];suspect_foods;3;0) &lt;&gt;[.E301];VLOOKUP([.E30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2" calcext:value-type="date">
            <text:p>22/06/25</text:p>
          </table:table-cell>
          <table:table-cell table:style-name="ce5" office:value-type="string" calcext:value-type="string">
            <text:p>13:40</text:p>
          </table:table-cell>
          <table:table-cell table:style-name="ce8" table:formula="of:=IF(ISERROR(IF(VLOOKUP([.E302];suspect_foods;3;0)&lt;&gt;[.E302];&quot;X&quot;;&quot;&quot;));&quot;&quot;;IF(VLOOKUP([.E302];suspect_foods;3;0)&lt;&gt;[.E30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302]=&quot;X&quot;;IF(VLOOKUP([.E302];suspect_foods;3;0) &lt;&gt;[.E302];VLOOKUP([.E30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2" calcext:value-type="date">
            <text:p>22/06/25</text:p>
          </table:table-cell>
          <table:table-cell table:style-name="ce5" office:value-type="string" calcext:value-type="string">
            <text:p>13:40</text:p>
          </table:table-cell>
          <table:table-cell table:style-name="ce8" table:formula="of:=IF(ISERROR(IF(VLOOKUP([.E303];suspect_foods;3;0)&lt;&gt;[.E303];&quot;X&quot;;&quot;&quot;));&quot;&quot;;IF(VLOOKUP([.E303];suspect_foods;3;0)&lt;&gt;[.E30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303]=&quot;X&quot;;IF(VLOOKUP([.E303];suspect_foods;3;0) &lt;&gt;[.E303];VLOOKUP([.E30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2" calcext:value-type="date">
            <text:p>22/06/25</text:p>
          </table:table-cell>
          <table:table-cell table:style-name="ce5" office:value-type="string" calcext:value-type="string">
            <text:p>13:40</text:p>
          </table:table-cell>
          <table:table-cell table:style-name="ce8" table:formula="of:=IF(ISERROR(IF(VLOOKUP([.E304];suspect_foods;3;0)&lt;&gt;[.E304];&quot;X&quot;;&quot;&quot;));&quot;&quot;;IF(VLOOKUP([.E304];suspect_foods;3;0)&lt;&gt;[.E30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304]=&quot;X&quot;;IF(VLOOKUP([.E304];suspect_foods;3;0) &lt;&gt;[.E304];VLOOKUP([.E30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2" calcext:value-type="date">
            <text:p>22/06/25</text:p>
          </table:table-cell>
          <table:table-cell table:style-name="ce5" office:value-type="string" calcext:value-type="string">
            <text:p>13:40</text:p>
          </table:table-cell>
          <table:table-cell table:style-name="ce8" table:formula="of:=IF(ISERROR(IF(VLOOKUP([.E305];suspect_foods;3;0)&lt;&gt;[.E305];&quot;X&quot;;&quot;&quot;));&quot;&quot;;IF(VLOOKUP([.E305];suspect_foods;3;0)&lt;&gt;[.E30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305]=&quot;X&quot;;IF(VLOOKUP([.E305];suspect_foods;3;0) &lt;&gt;[.E305];VLOOKUP([.E30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2" calcext:value-type="date">
            <text:p>22/06/25</text:p>
          </table:table-cell>
          <table:table-cell table:style-name="ce5" office:value-type="string" calcext:value-type="string">
            <text:p>13:40</text:p>
          </table:table-cell>
          <table:table-cell table:style-name="ce8" table:formula="of:=IF(ISERROR(IF(VLOOKUP([.E306];suspect_foods;3;0)&lt;&gt;[.E306];&quot;X&quot;;&quot;&quot;));&quot;&quot;;IF(VLOOKUP([.E306];suspect_foods;3;0)&lt;&gt;[.E30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306]=&quot;X&quot;;IF(VLOOKUP([.E306];suspect_foods;3;0) &lt;&gt;[.E306];VLOOKUP([.E30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2" calcext:value-type="date">
            <text:p>22/06/25</text:p>
          </table:table-cell>
          <table:table-cell table:style-name="ce5" office:value-type="string" calcext:value-type="string">
            <text:p>13:40</text:p>
          </table:table-cell>
          <table:table-cell table:style-name="ce8" table:formula="of:=IF(ISERROR(IF(VLOOKUP([.E307];suspect_foods;3;0)&lt;&gt;[.E307];&quot;X&quot;;&quot;&quot;));&quot;&quot;;IF(VLOOKUP([.E307];suspect_foods;3;0)&lt;&gt;[.E30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307]=&quot;X&quot;;IF(VLOOKUP([.E307];suspect_foods;3;0) &lt;&gt;[.E307];VLOOKUP([.E30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2" calcext:value-type="date">
            <text:p>22/06/25</text:p>
          </table:table-cell>
          <table:table-cell table:style-name="ce5" office:value-type="string" calcext:value-type="string">
            <text:p>13:41</text:p>
          </table:table-cell>
          <table:table-cell table:style-name="ce8" table:formula="of:=IF(ISERROR(IF(VLOOKUP([.E308];suspect_foods;3;0)&lt;&gt;[.E308];&quot;X&quot;;&quot;&quot;));&quot;&quot;;IF(VLOOKUP([.E308];suspect_foods;3;0)&lt;&gt;[.E308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psicum</text:p>
          </table:table-cell>
          <table:table-cell table:style-name="ce11" table:formula="of:=IF([.C308]=&quot;X&quot;;IF(VLOOKUP([.E308];suspect_foods;3;0) &lt;&gt;[.E308];VLOOKUP([.E308];suspect_foods;3;0);&quot;&quot;);&quot;&quot;)" office:value-type="string" office:string-value="Capsicum - Nightshade Family" calcext:value-type="string">
            <text:p>Capsicum - Nightshade Family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2" calcext:value-type="date">
            <text:p>22/06/25</text:p>
          </table:table-cell>
          <table:table-cell table:style-name="ce5" office:value-type="string" calcext:value-type="string">
            <text:p>13:41</text:p>
          </table:table-cell>
          <table:table-cell table:style-name="ce8" table:formula="of:=IF(ISERROR(IF(VLOOKUP([.E309];suspect_foods;3;0)&lt;&gt;[.E309];&quot;X&quot;;&quot;&quot;));&quot;&quot;;IF(VLOOKUP([.E309];suspect_foods;3;0)&lt;&gt;[.E30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rrot</text:p>
          </table:table-cell>
          <table:table-cell table:style-name="ce11" table:formula="of:=IF([.C309]=&quot;X&quot;;IF(VLOOKUP([.E309];suspect_foods;3;0) &lt;&gt;[.E309];VLOOKUP([.E30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2" calcext:value-type="date">
            <text:p>22/06/25</text:p>
          </table:table-cell>
          <table:table-cell table:style-name="ce5" office:value-type="string" calcext:value-type="string">
            <text:p>13:41</text:p>
          </table:table-cell>
          <table:table-cell table:style-name="ce8" table:formula="of:=IF(ISERROR(IF(VLOOKUP([.E310];suspect_foods;3;0)&lt;&gt;[.E310];&quot;X&quot;;&quot;&quot;));&quot;&quot;;IF(VLOOKUP([.E310];suspect_foods;3;0)&lt;&gt;[.E31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310]=&quot;X&quot;;IF(VLOOKUP([.E310];suspect_foods;3;0) &lt;&gt;[.E310];VLOOKUP([.E31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2" calcext:value-type="date">
            <text:p>22/06/25</text:p>
          </table:table-cell>
          <table:table-cell table:style-name="ce5" office:value-type="string" calcext:value-type="string">
            <text:p>14:09</text:p>
          </table:table-cell>
          <table:table-cell table:style-name="ce8" table:formula="of:=IF(ISERROR(IF(VLOOKUP([.E311];suspect_foods;3;0)&lt;&gt;[.E311];&quot;X&quot;;&quot;&quot;));&quot;&quot;;IF(VLOOKUP([.E311];suspect_foods;3;0)&lt;&gt;[.E311];&quot;X&quot;;&quot;&quot;))">
            <text:p/>
          </table:table-cell>
          <table:table-cell table:style-name="ce5" office:value-type="string" calcext:value-type="string">
            <text:p>HEADACHE</text:p>
          </table:table-cell>
          <table:table-cell table:style-name="ce5" office:value-type="string" calcext:value-type="string">
            <text:p>RECORD</text:p>
          </table:table-cell>
          <table:table-cell table:style-name="ce11" table:formula="of:=IF([.C311]=&quot;X&quot;;IF(VLOOKUP([.E311];suspect_foods;3;0) &lt;&gt;[.E311];VLOOKUP([.E31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2" calcext:value-type="date">
            <text:p>22/06/25</text:p>
          </table:table-cell>
          <table:table-cell table:style-name="ce5" office:value-type="string" calcext:value-type="string">
            <text:p>20:00</text:p>
          </table:table-cell>
          <table:table-cell table:style-name="ce8" table:formula="of:=IF(ISERROR(IF(VLOOKUP([.E312];suspect_foods;3;0)&lt;&gt;[.E312];&quot;X&quot;;&quot;&quot;));&quot;&quot;;IF(VLOOKUP([.E312];suspect_foods;3;0)&lt;&gt;[.E31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pple</text:p>
          </table:table-cell>
          <table:table-cell table:style-name="ce11" table:formula="of:=IF([.C312]=&quot;X&quot;;IF(VLOOKUP([.E312];suspect_foods;3;0) &lt;&gt;[.E312];VLOOKUP([.E31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2" calcext:value-type="date">
            <text:p>22/06/25</text:p>
          </table:table-cell>
          <table:table-cell table:style-name="ce5" office:value-type="string" calcext:value-type="string">
            <text:p>20:00</text:p>
          </table:table-cell>
          <table:table-cell table:style-name="ce8" table:formula="of:=IF(ISERROR(IF(VLOOKUP([.E313];suspect_foods;3;0)&lt;&gt;[.E313];&quot;X&quot;;&quot;&quot;));&quot;&quot;;IF(VLOOKUP([.E313];suspect_foods;3;0)&lt;&gt;[.E31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313]=&quot;X&quot;;IF(VLOOKUP([.E313];suspect_foods;3;0) &lt;&gt;[.E313];VLOOKUP([.E31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2" calcext:value-type="date">
            <text:p>22/06/25</text:p>
          </table:table-cell>
          <table:table-cell table:style-name="ce5" office:value-type="string" calcext:value-type="string">
            <text:p>20:00</text:p>
          </table:table-cell>
          <table:table-cell table:style-name="ce8" table:formula="of:=IF(ISERROR(IF(VLOOKUP([.E314];suspect_foods;3;0)&lt;&gt;[.E314];&quot;X&quot;;&quot;&quot;));&quot;&quot;;IF(VLOOKUP([.E314];suspect_foods;3;0)&lt;&gt;[.E31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314]=&quot;X&quot;;IF(VLOOKUP([.E314];suspect_foods;3;0) &lt;&gt;[.E314];VLOOKUP([.E31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2" calcext:value-type="date">
            <text:p>22/06/25</text:p>
          </table:table-cell>
          <table:table-cell table:style-name="ce5" office:value-type="string" calcext:value-type="string">
            <text:p>20:00</text:p>
          </table:table-cell>
          <table:table-cell table:style-name="ce8" table:formula="of:=IF(ISERROR(IF(VLOOKUP([.E315];suspect_foods;3;0)&lt;&gt;[.E315];&quot;X&quot;;&quot;&quot;));&quot;&quot;;IF(VLOOKUP([.E315];suspect_foods;3;0)&lt;&gt;[.E31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315]=&quot;X&quot;;IF(VLOOKUP([.E315];suspect_foods;3;0) &lt;&gt;[.E315];VLOOKUP([.E31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2" calcext:value-type="date">
            <text:p>22/06/25</text:p>
          </table:table-cell>
          <table:table-cell table:style-name="ce5" office:value-type="string" calcext:value-type="string">
            <text:p>20:00</text:p>
          </table:table-cell>
          <table:table-cell table:style-name="ce8" table:formula="of:=IF(ISERROR(IF(VLOOKUP([.E316];suspect_foods;3;0)&lt;&gt;[.E316];&quot;X&quot;;&quot;&quot;));&quot;&quot;;IF(VLOOKUP([.E316];suspect_foods;3;0)&lt;&gt;[.E31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316]=&quot;X&quot;;IF(VLOOKUP([.E316];suspect_foods;3;0) &lt;&gt;[.E316];VLOOKUP([.E31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2" calcext:value-type="date">
            <text:p>22/06/25</text:p>
          </table:table-cell>
          <table:table-cell table:style-name="ce5" office:value-type="string" calcext:value-type="string">
            <text:p>20:00</text:p>
          </table:table-cell>
          <table:table-cell table:style-name="ce8" table:formula="of:=IF(ISERROR(IF(VLOOKUP([.E317];suspect_foods;3;0)&lt;&gt;[.E317];&quot;X&quot;;&quot;&quot;));&quot;&quot;;IF(VLOOKUP([.E317];suspect_foods;3;0)&lt;&gt;[.E31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otatoes</text:p>
          </table:table-cell>
          <table:table-cell table:style-name="ce11" table:formula="of:=IF([.C317]=&quot;X&quot;;IF(VLOOKUP([.E317];suspect_foods;3;0) &lt;&gt;[.E317];VLOOKUP([.E31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2" calcext:value-type="date">
            <text:p>22/06/25</text:p>
          </table:table-cell>
          <table:table-cell table:style-name="ce5" office:value-type="string" calcext:value-type="string">
            <text:p>20:00</text:p>
          </table:table-cell>
          <table:table-cell table:style-name="ce8" table:formula="of:=IF(ISERROR(IF(VLOOKUP([.E318];suspect_foods;3;0)&lt;&gt;[.E318];&quot;X&quot;;&quot;&quot;));&quot;&quot;;IF(VLOOKUP([.E318];suspect_foods;3;0)&lt;&gt;[.E31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trawberries</text:p>
          </table:table-cell>
          <table:table-cell table:style-name="ce11" table:formula="of:=IF([.C318]=&quot;X&quot;;IF(VLOOKUP([.E318];suspect_foods;3;0) &lt;&gt;[.E318];VLOOKUP([.E31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3" calcext:value-type="date">
            <text:p>23/06/25</text:p>
          </table:table-cell>
          <table:table-cell table:style-name="ce5" office:value-type="string" calcext:value-type="string">
            <text:p>08:22</text:p>
          </table:table-cell>
          <table:table-cell table:style-name="ce8" table:formula="of:=IF(ISERROR(IF(VLOOKUP([.E319];suspect_foods;3;0)&lt;&gt;[.E319];&quot;X&quot;;&quot;&quot;));&quot;&quot;;IF(VLOOKUP([.E319];suspect_foods;3;0)&lt;&gt;[.E319];&quot;X&quot;;&quot;&quot;))">
            <text:p/>
          </table:table-cell>
          <table:table-cell table:style-name="ce5" office:value-type="string" calcext:value-type="string">
            <text:p>HEADACHE</text:p>
          </table:table-cell>
          <table:table-cell table:style-name="ce5" office:value-type="string" calcext:value-type="string">
            <text:p>RECORD</text:p>
          </table:table-cell>
          <table:table-cell table:style-name="ce11" table:formula="of:=IF([.C319]=&quot;X&quot;;IF(VLOOKUP([.E319];suspect_foods;3;0) &lt;&gt;[.E319];VLOOKUP([.E31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3" calcext:value-type="date">
            <text:p>23/06/25</text:p>
          </table:table-cell>
          <table:table-cell table:style-name="ce5" office:value-type="string" calcext:value-type="string">
            <text:p>09:02</text:p>
          </table:table-cell>
          <table:table-cell table:style-name="ce8" table:formula="of:=IF(ISERROR(IF(VLOOKUP([.E320];suspect_foods;3;0)&lt;&gt;[.E320];&quot;X&quot;;&quot;&quot;));&quot;&quot;;IF(VLOOKUP([.E320];suspect_foods;3;0)&lt;&gt;[.E32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320]=&quot;X&quot;;IF(VLOOKUP([.E320];suspect_foods;3;0) &lt;&gt;[.E320];VLOOKUP([.E32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3" calcext:value-type="date">
            <text:p>23/06/25</text:p>
          </table:table-cell>
          <table:table-cell table:style-name="ce5" office:value-type="string" calcext:value-type="string">
            <text:p>09:02</text:p>
          </table:table-cell>
          <table:table-cell table:style-name="ce8" table:formula="of:=IF(ISERROR(IF(VLOOKUP([.E321];suspect_foods;3;0)&lt;&gt;[.E321];&quot;X&quot;;&quot;&quot;));&quot;&quot;;IF(VLOOKUP([.E321];suspect_foods;3;0)&lt;&gt;[.E32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321]=&quot;X&quot;;IF(VLOOKUP([.E321];suspect_foods;3;0) &lt;&gt;[.E321];VLOOKUP([.E32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3" calcext:value-type="date">
            <text:p>23/06/25</text:p>
          </table:table-cell>
          <table:table-cell table:style-name="ce5" office:value-type="string" calcext:value-type="string">
            <text:p>09:02</text:p>
          </table:table-cell>
          <table:table-cell table:style-name="ce8" table:formula="of:=IF(ISERROR(IF(VLOOKUP([.E322];suspect_foods;3;0)&lt;&gt;[.E322];&quot;X&quot;;&quot;&quot;));&quot;&quot;;IF(VLOOKUP([.E322];suspect_foods;3;0)&lt;&gt;[.E32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322]=&quot;X&quot;;IF(VLOOKUP([.E322];suspect_foods;3;0) &lt;&gt;[.E322];VLOOKUP([.E32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3" calcext:value-type="date">
            <text:p>23/06/25</text:p>
          </table:table-cell>
          <table:table-cell table:style-name="ce5" office:value-type="string" calcext:value-type="string">
            <text:p>13:41</text:p>
          </table:table-cell>
          <table:table-cell table:style-name="ce8" table:formula="of:=IF(ISERROR(IF(VLOOKUP([.E323];suspect_foods;3;0)&lt;&gt;[.E323];&quot;X&quot;;&quot;&quot;));&quot;&quot;;IF(VLOOKUP([.E323];suspect_foods;3;0)&lt;&gt;[.E323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psicum</text:p>
          </table:table-cell>
          <table:table-cell table:style-name="ce11" table:formula="of:=IF([.C323]=&quot;X&quot;;IF(VLOOKUP([.E323];suspect_foods;3;0) &lt;&gt;[.E323];VLOOKUP([.E323];suspect_foods;3;0);&quot;&quot;);&quot;&quot;)" office:value-type="string" office:string-value="Capsicum - Nightshade Family" calcext:value-type="string">
            <text:p>Capsicum - Nightshade Family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3" calcext:value-type="date">
            <text:p>23/06/25</text:p>
          </table:table-cell>
          <table:table-cell table:style-name="ce5" office:value-type="string" calcext:value-type="string">
            <text:p>13:41</text:p>
          </table:table-cell>
          <table:table-cell table:style-name="ce8" table:formula="of:=IF(ISERROR(IF(VLOOKUP([.E324];suspect_foods;3;0)&lt;&gt;[.E324];&quot;X&quot;;&quot;&quot;));&quot;&quot;;IF(VLOOKUP([.E324];suspect_foods;3;0)&lt;&gt;[.E32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324]=&quot;X&quot;;IF(VLOOKUP([.E324];suspect_foods;3;0) &lt;&gt;[.E324];VLOOKUP([.E32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3" calcext:value-type="date">
            <text:p>23/06/25</text:p>
          </table:table-cell>
          <table:table-cell table:style-name="ce5" office:value-type="string" calcext:value-type="string">
            <text:p>13:41</text:p>
          </table:table-cell>
          <table:table-cell table:style-name="ce8" table:formula="of:=IF(ISERROR(IF(VLOOKUP([.E325];suspect_foods;3;0)&lt;&gt;[.E325];&quot;X&quot;;&quot;&quot;));&quot;&quot;;IF(VLOOKUP([.E325];suspect_foods;3;0)&lt;&gt;[.E32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325]=&quot;X&quot;;IF(VLOOKUP([.E325];suspect_foods;3;0) &lt;&gt;[.E325];VLOOKUP([.E32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3" calcext:value-type="date">
            <text:p>23/06/25</text:p>
          </table:table-cell>
          <table:table-cell table:style-name="ce5" office:value-type="string" calcext:value-type="string">
            <text:p>13:41</text:p>
          </table:table-cell>
          <table:table-cell table:style-name="ce8" table:formula="of:=IF(ISERROR(IF(VLOOKUP([.E326];suspect_foods;3;0)&lt;&gt;[.E326];&quot;X&quot;;&quot;&quot;));&quot;&quot;;IF(VLOOKUP([.E326];suspect_foods;3;0)&lt;&gt;[.E32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326]=&quot;X&quot;;IF(VLOOKUP([.E326];suspect_foods;3;0) &lt;&gt;[.E326];VLOOKUP([.E32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3" calcext:value-type="date">
            <text:p>23/06/25</text:p>
          </table:table-cell>
          <table:table-cell table:style-name="ce5" office:value-type="string" calcext:value-type="string">
            <text:p>13:41</text:p>
          </table:table-cell>
          <table:table-cell table:style-name="ce8" table:formula="of:=IF(ISERROR(IF(VLOOKUP([.E327];suspect_foods;3;0)&lt;&gt;[.E327];&quot;X&quot;;&quot;&quot;));&quot;&quot;;IF(VLOOKUP([.E327];suspect_foods;3;0)&lt;&gt;[.E32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327]=&quot;X&quot;;IF(VLOOKUP([.E327];suspect_foods;3;0) &lt;&gt;[.E327];VLOOKUP([.E32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3" calcext:value-type="date">
            <text:p>23/06/25</text:p>
          </table:table-cell>
          <table:table-cell table:style-name="ce5" office:value-type="string" calcext:value-type="string">
            <text:p>20:28</text:p>
          </table:table-cell>
          <table:table-cell table:style-name="ce8" table:formula="of:=IF(ISERROR(IF(VLOOKUP([.E328];suspect_foods;3;0)&lt;&gt;[.E328];&quot;X&quot;;&quot;&quot;));&quot;&quot;;IF(VLOOKUP([.E328];suspect_foods;3;0)&lt;&gt;[.E328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psicum</text:p>
          </table:table-cell>
          <table:table-cell table:style-name="ce11" table:formula="of:=IF([.C328]=&quot;X&quot;;IF(VLOOKUP([.E328];suspect_foods;3;0) &lt;&gt;[.E328];VLOOKUP([.E328];suspect_foods;3;0);&quot;&quot;);&quot;&quot;)" office:value-type="string" office:string-value="Capsicum - Nightshade Family" calcext:value-type="string">
            <text:p>Capsicum - Nightshade Family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3" calcext:value-type="date">
            <text:p>23/06/25</text:p>
          </table:table-cell>
          <table:table-cell table:style-name="ce5" office:value-type="string" calcext:value-type="string">
            <text:p>20:28</text:p>
          </table:table-cell>
          <table:table-cell table:style-name="ce8" table:formula="of:=IF(ISERROR(IF(VLOOKUP([.E329];suspect_foods;3;0)&lt;&gt;[.E329];&quot;X&quot;;&quot;&quot;));&quot;&quot;;IF(VLOOKUP([.E329];suspect_foods;3;0)&lt;&gt;[.E32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329]=&quot;X&quot;;IF(VLOOKUP([.E329];suspect_foods;3;0) &lt;&gt;[.E329];VLOOKUP([.E32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3" calcext:value-type="date">
            <text:p>23/06/25</text:p>
          </table:table-cell>
          <table:table-cell table:style-name="ce5" office:value-type="string" calcext:value-type="string">
            <text:p>20:28</text:p>
          </table:table-cell>
          <table:table-cell table:style-name="ce8" table:formula="of:=IF(ISERROR(IF(VLOOKUP([.E330];suspect_foods;3;0)&lt;&gt;[.E330];&quot;X&quot;;&quot;&quot;));&quot;&quot;;IF(VLOOKUP([.E330];suspect_foods;3;0)&lt;&gt;[.E33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330]=&quot;X&quot;;IF(VLOOKUP([.E330];suspect_foods;3;0) &lt;&gt;[.E330];VLOOKUP([.E33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3" calcext:value-type="date">
            <text:p>23/06/25</text:p>
          </table:table-cell>
          <table:table-cell table:style-name="ce5" office:value-type="string" calcext:value-type="string">
            <text:p>20:28</text:p>
          </table:table-cell>
          <table:table-cell table:style-name="ce8" table:formula="of:=IF(ISERROR(IF(VLOOKUP([.E331];suspect_foods;3;0)&lt;&gt;[.E331];&quot;X&quot;;&quot;&quot;));&quot;&quot;;IF(VLOOKUP([.E331];suspect_foods;3;0)&lt;&gt;[.E33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331]=&quot;X&quot;;IF(VLOOKUP([.E331];suspect_foods;3;0) &lt;&gt;[.E331];VLOOKUP([.E33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3" calcext:value-type="date">
            <text:p>23/06/25</text:p>
          </table:table-cell>
          <table:table-cell table:style-name="ce5" office:value-type="string" calcext:value-type="string">
            <text:p>20:28</text:p>
          </table:table-cell>
          <table:table-cell table:style-name="ce8" table:formula="of:=IF(ISERROR(IF(VLOOKUP([.E332];suspect_foods;3;0)&lt;&gt;[.E332];&quot;X&quot;;&quot;&quot;));&quot;&quot;;IF(VLOOKUP([.E332];suspect_foods;3;0)&lt;&gt;[.E33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otatoes</text:p>
          </table:table-cell>
          <table:table-cell table:style-name="ce11" table:formula="of:=IF([.C332]=&quot;X&quot;;IF(VLOOKUP([.E332];suspect_foods;3;0) &lt;&gt;[.E332];VLOOKUP([.E33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3" calcext:value-type="date">
            <text:p>23/06/25</text:p>
          </table:table-cell>
          <table:table-cell table:style-name="ce5" office:value-type="string" calcext:value-type="string">
            <text:p>22:25</text:p>
          </table:table-cell>
          <table:table-cell table:style-name="ce8" table:formula="of:=IF(ISERROR(IF(VLOOKUP([.E333];suspect_foods;3;0)&lt;&gt;[.E333];&quot;X&quot;;&quot;&quot;));&quot;&quot;;IF(VLOOKUP([.E333];suspect_foods;3;0)&lt;&gt;[.E33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pple</text:p>
          </table:table-cell>
          <table:table-cell table:style-name="ce11" table:formula="of:=IF([.C333]=&quot;X&quot;;IF(VLOOKUP([.E333];suspect_foods;3;0) &lt;&gt;[.E333];VLOOKUP([.E33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3" calcext:value-type="date">
            <text:p>23/06/25</text:p>
          </table:table-cell>
          <table:table-cell table:style-name="ce5" office:value-type="string" calcext:value-type="string">
            <text:p>22:25</text:p>
          </table:table-cell>
          <table:table-cell table:style-name="ce8" table:formula="of:=IF(ISERROR(IF(VLOOKUP([.E334];suspect_foods;3;0)&lt;&gt;[.E334];&quot;X&quot;;&quot;&quot;));&quot;&quot;;IF(VLOOKUP([.E334];suspect_foods;3;0)&lt;&gt;[.E33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rrot</text:p>
          </table:table-cell>
          <table:table-cell table:style-name="ce11" table:formula="of:=IF([.C334]=&quot;X&quot;;IF(VLOOKUP([.E334];suspect_foods;3;0) &lt;&gt;[.E334];VLOOKUP([.E33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3" calcext:value-type="date">
            <text:p>23/06/25</text:p>
          </table:table-cell>
          <table:table-cell table:style-name="ce5" office:value-type="string" calcext:value-type="string">
            <text:p>22:25</text:p>
          </table:table-cell>
          <table:table-cell table:style-name="ce8" table:formula="of:=IF(ISERROR(IF(VLOOKUP([.E335];suspect_foods;3;0)&lt;&gt;[.E335];&quot;X&quot;;&quot;&quot;));&quot;&quot;;IF(VLOOKUP([.E335];suspect_foods;3;0)&lt;&gt;[.E33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335]=&quot;X&quot;;IF(VLOOKUP([.E335];suspect_foods;3;0) &lt;&gt;[.E335];VLOOKUP([.E33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3" calcext:value-type="date">
            <text:p>23/06/25</text:p>
          </table:table-cell>
          <table:table-cell table:style-name="ce5" office:value-type="string" calcext:value-type="string">
            <text:p>22:25</text:p>
          </table:table-cell>
          <table:table-cell table:style-name="ce8" table:formula="of:=IF(ISERROR(IF(VLOOKUP([.E336];suspect_foods;3;0)&lt;&gt;[.E336];&quot;X&quot;;&quot;&quot;));&quot;&quot;;IF(VLOOKUP([.E336];suspect_foods;3;0)&lt;&gt;[.E33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trawberries</text:p>
          </table:table-cell>
          <table:table-cell table:style-name="ce11" table:formula="of:=IF([.C336]=&quot;X&quot;;IF(VLOOKUP([.E336];suspect_foods;3;0) &lt;&gt;[.E336];VLOOKUP([.E33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4" calcext:value-type="date">
            <text:p>24/06/25</text:p>
          </table:table-cell>
          <table:table-cell table:style-name="ce5" office:value-type="string" calcext:value-type="string">
            <text:p>08:41</text:p>
          </table:table-cell>
          <table:table-cell table:style-name="ce8" table:formula="of:=IF(ISERROR(IF(VLOOKUP([.E337];suspect_foods;3;0)&lt;&gt;[.E337];&quot;X&quot;;&quot;&quot;));&quot;&quot;;IF(VLOOKUP([.E337];suspect_foods;3;0)&lt;&gt;[.E33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337]=&quot;X&quot;;IF(VLOOKUP([.E337];suspect_foods;3;0) &lt;&gt;[.E337];VLOOKUP([.E33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4" calcext:value-type="date">
            <text:p>24/06/25</text:p>
          </table:table-cell>
          <table:table-cell table:style-name="ce5" office:value-type="string" calcext:value-type="string">
            <text:p>08:41</text:p>
          </table:table-cell>
          <table:table-cell table:style-name="ce8" table:formula="of:=IF(ISERROR(IF(VLOOKUP([.E338];suspect_foods;3;0)&lt;&gt;[.E338];&quot;X&quot;;&quot;&quot;));&quot;&quot;;IF(VLOOKUP([.E338];suspect_foods;3;0)&lt;&gt;[.E33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338]=&quot;X&quot;;IF(VLOOKUP([.E338];suspect_foods;3;0) &lt;&gt;[.E338];VLOOKUP([.E33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4" calcext:value-type="date">
            <text:p>24/06/25</text:p>
          </table:table-cell>
          <table:table-cell table:style-name="ce5" office:value-type="string" calcext:value-type="string">
            <text:p>08:41</text:p>
          </table:table-cell>
          <table:table-cell table:style-name="ce8" table:formula="of:=IF(ISERROR(IF(VLOOKUP([.E339];suspect_foods;3;0)&lt;&gt;[.E339];&quot;X&quot;;&quot;&quot;));&quot;&quot;;IF(VLOOKUP([.E339];suspect_foods;3;0)&lt;&gt;[.E33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339]=&quot;X&quot;;IF(VLOOKUP([.E339];suspect_foods;3;0) &lt;&gt;[.E339];VLOOKUP([.E33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4" calcext:value-type="date">
            <text:p>24/06/25</text:p>
          </table:table-cell>
          <table:table-cell table:style-name="ce5" office:value-type="string" calcext:value-type="string">
            <text:p>08:41</text:p>
          </table:table-cell>
          <table:table-cell table:style-name="ce8" table:formula="of:=IF(ISERROR(IF(VLOOKUP([.E340];suspect_foods;3;0)&lt;&gt;[.E340];&quot;X&quot;;&quot;&quot;));&quot;&quot;;IF(VLOOKUP([.E340];suspect_foods;3;0)&lt;&gt;[.E34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340]=&quot;X&quot;;IF(VLOOKUP([.E340];suspect_foods;3;0) &lt;&gt;[.E340];VLOOKUP([.E34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4" calcext:value-type="date">
            <text:p>24/06/25</text:p>
          </table:table-cell>
          <table:table-cell table:style-name="ce5" office:value-type="string" calcext:value-type="string">
            <text:p>13:09</text:p>
          </table:table-cell>
          <table:table-cell table:style-name="ce8" table:formula="of:=IF(ISERROR(IF(VLOOKUP([.E341];suspect_foods;3;0)&lt;&gt;[.E341];&quot;X&quot;;&quot;&quot;));&quot;&quot;;IF(VLOOKUP([.E341];suspect_foods;3;0)&lt;&gt;[.E34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Bacon</text:p>
          </table:table-cell>
          <table:table-cell table:style-name="ce11" table:formula="of:=IF([.C341]=&quot;X&quot;;IF(VLOOKUP([.E341];suspect_foods;3;0) &lt;&gt;[.E341];VLOOKUP([.E34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4" calcext:value-type="date">
            <text:p>24/06/25</text:p>
          </table:table-cell>
          <table:table-cell table:style-name="ce5" office:value-type="string" calcext:value-type="string">
            <text:p>13:09</text:p>
          </table:table-cell>
          <table:table-cell table:style-name="ce8" table:formula="of:=IF(ISERROR(IF(VLOOKUP([.E342];suspect_foods;3;0)&lt;&gt;[.E342];&quot;X&quot;;&quot;&quot;));&quot;&quot;;IF(VLOOKUP([.E342];suspect_foods;3;0)&lt;&gt;[.E34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Egg</text:p>
          </table:table-cell>
          <table:table-cell table:style-name="ce11" table:formula="of:=IF([.C342]=&quot;X&quot;;IF(VLOOKUP([.E342];suspect_foods;3;0) &lt;&gt;[.E342];VLOOKUP([.E34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4" calcext:value-type="date">
            <text:p>24/06/25</text:p>
          </table:table-cell>
          <table:table-cell table:style-name="ce5" office:value-type="string" calcext:value-type="string">
            <text:p>13:09</text:p>
          </table:table-cell>
          <table:table-cell table:style-name="ce8" table:formula="of:=IF(ISERROR(IF(VLOOKUP([.E343];suspect_foods;3;0)&lt;&gt;[.E343];&quot;X&quot;;&quot;&quot;));&quot;&quot;;IF(VLOOKUP([.E343];suspect_foods;3;0)&lt;&gt;[.E34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otatoes</text:p>
          </table:table-cell>
          <table:table-cell table:style-name="ce11" table:formula="of:=IF([.C343]=&quot;X&quot;;IF(VLOOKUP([.E343];suspect_foods;3;0) &lt;&gt;[.E343];VLOOKUP([.E34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4" calcext:value-type="date">
            <text:p>24/06/25</text:p>
          </table:table-cell>
          <table:table-cell table:style-name="ce5" office:value-type="string" calcext:value-type="string">
            <text:p>21:33</text:p>
          </table:table-cell>
          <table:table-cell table:style-name="ce8" table:formula="of:=IF(ISERROR(IF(VLOOKUP([.E344];suspect_foods;3;0)&lt;&gt;[.E344];&quot;X&quot;;&quot;&quot;));&quot;&quot;;IF(VLOOKUP([.E344];suspect_foods;3;0)&lt;&gt;[.E34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pple</text:p>
          </table:table-cell>
          <table:table-cell table:style-name="ce11" table:formula="of:=IF([.C344]=&quot;X&quot;;IF(VLOOKUP([.E344];suspect_foods;3;0) &lt;&gt;[.E344];VLOOKUP([.E34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4" calcext:value-type="date">
            <text:p>24/06/25</text:p>
          </table:table-cell>
          <table:table-cell table:style-name="ce5" office:value-type="string" calcext:value-type="string">
            <text:p>21:33</text:p>
          </table:table-cell>
          <table:table-cell table:style-name="ce8" table:formula="of:=IF(ISERROR(IF(VLOOKUP([.E345];suspect_foods;3;0)&lt;&gt;[.E345];&quot;X&quot;;&quot;&quot;));&quot;&quot;;IF(VLOOKUP([.E345];suspect_foods;3;0)&lt;&gt;[.E345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psicum</text:p>
          </table:table-cell>
          <table:table-cell table:style-name="ce11" table:formula="of:=IF([.C345]=&quot;X&quot;;IF(VLOOKUP([.E345];suspect_foods;3;0) &lt;&gt;[.E345];VLOOKUP([.E345];suspect_foods;3;0);&quot;&quot;);&quot;&quot;)" office:value-type="string" office:string-value="Capsicum - Nightshade Family" calcext:value-type="string">
            <text:p>Capsicum - Nightshade Family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4" calcext:value-type="date">
            <text:p>24/06/25</text:p>
          </table:table-cell>
          <table:table-cell table:style-name="ce5" office:value-type="string" calcext:value-type="string">
            <text:p>21:33</text:p>
          </table:table-cell>
          <table:table-cell table:style-name="ce8" table:formula="of:=IF(ISERROR(IF(VLOOKUP([.E346];suspect_foods;3;0)&lt;&gt;[.E346];&quot;X&quot;;&quot;&quot;));&quot;&quot;;IF(VLOOKUP([.E346];suspect_foods;3;0)&lt;&gt;[.E34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346]=&quot;X&quot;;IF(VLOOKUP([.E346];suspect_foods;3;0) &lt;&gt;[.E346];VLOOKUP([.E34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4" calcext:value-type="date">
            <text:p>24/06/25</text:p>
          </table:table-cell>
          <table:table-cell table:style-name="ce5" office:value-type="string" calcext:value-type="string">
            <text:p>21:33</text:p>
          </table:table-cell>
          <table:table-cell table:style-name="ce8" table:formula="of:=IF(ISERROR(IF(VLOOKUP([.E347];suspect_foods;3;0)&lt;&gt;[.E347];&quot;X&quot;;&quot;&quot;));&quot;&quot;;IF(VLOOKUP([.E347];suspect_foods;3;0)&lt;&gt;[.E34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347]=&quot;X&quot;;IF(VLOOKUP([.E347];suspect_foods;3;0) &lt;&gt;[.E347];VLOOKUP([.E34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4" calcext:value-type="date">
            <text:p>24/06/25</text:p>
          </table:table-cell>
          <table:table-cell table:style-name="ce5" office:value-type="string" calcext:value-type="string">
            <text:p>21:33</text:p>
          </table:table-cell>
          <table:table-cell table:style-name="ce8" table:formula="of:=IF(ISERROR(IF(VLOOKUP([.E348];suspect_foods;3;0)&lt;&gt;[.E348];&quot;X&quot;;&quot;&quot;));&quot;&quot;;IF(VLOOKUP([.E348];suspect_foods;3;0)&lt;&gt;[.E34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348]=&quot;X&quot;;IF(VLOOKUP([.E348];suspect_foods;3;0) &lt;&gt;[.E348];VLOOKUP([.E34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4" calcext:value-type="date">
            <text:p>24/06/25</text:p>
          </table:table-cell>
          <table:table-cell table:style-name="ce5" office:value-type="string" calcext:value-type="string">
            <text:p>21:33</text:p>
          </table:table-cell>
          <table:table-cell table:style-name="ce8" table:formula="of:=IF(ISERROR(IF(VLOOKUP([.E349];suspect_foods;3;0)&lt;&gt;[.E349];&quot;X&quot;;&quot;&quot;));&quot;&quot;;IF(VLOOKUP([.E349];suspect_foods;3;0)&lt;&gt;[.E34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349]=&quot;X&quot;;IF(VLOOKUP([.E349];suspect_foods;3;0) &lt;&gt;[.E349];VLOOKUP([.E34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4" calcext:value-type="date">
            <text:p>24/06/25</text:p>
          </table:table-cell>
          <table:table-cell table:style-name="ce5" office:value-type="string" calcext:value-type="string">
            <text:p>21:33</text:p>
          </table:table-cell>
          <table:table-cell table:style-name="ce8" table:formula="of:=IF(ISERROR(IF(VLOOKUP([.E350];suspect_foods;3;0)&lt;&gt;[.E350];&quot;X&quot;;&quot;&quot;));&quot;&quot;;IF(VLOOKUP([.E350];suspect_foods;3;0)&lt;&gt;[.E35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otatoes</text:p>
          </table:table-cell>
          <table:table-cell table:style-name="ce11" table:formula="of:=IF([.C350]=&quot;X&quot;;IF(VLOOKUP([.E350];suspect_foods;3;0) &lt;&gt;[.E350];VLOOKUP([.E35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4" calcext:value-type="date">
            <text:p>24/06/25</text:p>
          </table:table-cell>
          <table:table-cell table:style-name="ce5" office:value-type="string" calcext:value-type="string">
            <text:p>21:33</text:p>
          </table:table-cell>
          <table:table-cell table:style-name="ce8" table:formula="of:=IF(ISERROR(IF(VLOOKUP([.E351];suspect_foods;3;0)&lt;&gt;[.E351];&quot;X&quot;;&quot;&quot;));&quot;&quot;;IF(VLOOKUP([.E351];suspect_foods;3;0)&lt;&gt;[.E35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trawberries</text:p>
          </table:table-cell>
          <table:table-cell table:style-name="ce11" table:formula="of:=IF([.C351]=&quot;X&quot;;IF(VLOOKUP([.E351];suspect_foods;3;0) &lt;&gt;[.E351];VLOOKUP([.E35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5" calcext:value-type="date">
            <text:p>25/06/25</text:p>
          </table:table-cell>
          <table:table-cell table:style-name="ce5" office:value-type="string" calcext:value-type="string">
            <text:p>09:54</text:p>
          </table:table-cell>
          <table:table-cell table:style-name="ce8" table:formula="of:=IF(ISERROR(IF(VLOOKUP([.E352];suspect_foods;3;0)&lt;&gt;[.E352];&quot;X&quot;;&quot;&quot;));&quot;&quot;;IF(VLOOKUP([.E352];suspect_foods;3;0)&lt;&gt;[.E35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352]=&quot;X&quot;;IF(VLOOKUP([.E352];suspect_foods;3;0) &lt;&gt;[.E352];VLOOKUP([.E35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5" calcext:value-type="date">
            <text:p>25/06/25</text:p>
          </table:table-cell>
          <table:table-cell table:style-name="ce5" office:value-type="string" calcext:value-type="string">
            <text:p>09:54</text:p>
          </table:table-cell>
          <table:table-cell table:style-name="ce8" table:formula="of:=IF(ISERROR(IF(VLOOKUP([.E353];suspect_foods;3;0)&lt;&gt;[.E353];&quot;X&quot;;&quot;&quot;));&quot;&quot;;IF(VLOOKUP([.E353];suspect_foods;3;0)&lt;&gt;[.E35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353]=&quot;X&quot;;IF(VLOOKUP([.E353];suspect_foods;3;0) &lt;&gt;[.E353];VLOOKUP([.E35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5" calcext:value-type="date">
            <text:p>25/06/25</text:p>
          </table:table-cell>
          <table:table-cell table:style-name="ce5" office:value-type="string" calcext:value-type="string">
            <text:p>09:54</text:p>
          </table:table-cell>
          <table:table-cell table:style-name="ce8" table:formula="of:=IF(ISERROR(IF(VLOOKUP([.E354];suspect_foods;3;0)&lt;&gt;[.E354];&quot;X&quot;;&quot;&quot;));&quot;&quot;;IF(VLOOKUP([.E354];suspect_foods;3;0)&lt;&gt;[.E35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354]=&quot;X&quot;;IF(VLOOKUP([.E354];suspect_foods;3;0) &lt;&gt;[.E354];VLOOKUP([.E35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5" calcext:value-type="date">
            <text:p>25/06/25</text:p>
          </table:table-cell>
          <table:table-cell table:style-name="ce5" office:value-type="string" calcext:value-type="string">
            <text:p>09:54</text:p>
          </table:table-cell>
          <table:table-cell table:style-name="ce8" table:formula="of:=IF(ISERROR(IF(VLOOKUP([.E355];suspect_foods;3;0)&lt;&gt;[.E355];&quot;X&quot;;&quot;&quot;));&quot;&quot;;IF(VLOOKUP([.E355];suspect_foods;3;0)&lt;&gt;[.E35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355]=&quot;X&quot;;IF(VLOOKUP([.E355];suspect_foods;3;0) &lt;&gt;[.E355];VLOOKUP([.E35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5" calcext:value-type="date">
            <text:p>25/06/25</text:p>
          </table:table-cell>
          <table:table-cell table:style-name="ce5" office:value-type="string" calcext:value-type="string">
            <text:p>12:50</text:p>
          </table:table-cell>
          <table:table-cell table:style-name="ce8" table:formula="of:=IF(ISERROR(IF(VLOOKUP([.E356];suspect_foods;3;0)&lt;&gt;[.E356];&quot;X&quot;;&quot;&quot;));&quot;&quot;;IF(VLOOKUP([.E356];suspect_foods;3;0)&lt;&gt;[.E356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psicum</text:p>
          </table:table-cell>
          <table:table-cell table:style-name="ce11" table:formula="of:=IF([.C356]=&quot;X&quot;;IF(VLOOKUP([.E356];suspect_foods;3;0) &lt;&gt;[.E356];VLOOKUP([.E356];suspect_foods;3;0);&quot;&quot;);&quot;&quot;)" office:value-type="string" office:string-value="Capsicum - Nightshade Family" calcext:value-type="string">
            <text:p>Capsicum - Nightshade Family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5" calcext:value-type="date">
            <text:p>25/06/25</text:p>
          </table:table-cell>
          <table:table-cell table:style-name="ce5" office:value-type="string" calcext:value-type="string">
            <text:p>12:50</text:p>
          </table:table-cell>
          <table:table-cell table:style-name="ce8" table:formula="of:=IF(ISERROR(IF(VLOOKUP([.E357];suspect_foods;3;0)&lt;&gt;[.E357];&quot;X&quot;;&quot;&quot;));&quot;&quot;;IF(VLOOKUP([.E357];suspect_foods;3;0)&lt;&gt;[.E35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357]=&quot;X&quot;;IF(VLOOKUP([.E357];suspect_foods;3;0) &lt;&gt;[.E357];VLOOKUP([.E35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5" calcext:value-type="date">
            <text:p>25/06/25</text:p>
          </table:table-cell>
          <table:table-cell table:style-name="ce5" office:value-type="string" calcext:value-type="string">
            <text:p>12:50</text:p>
          </table:table-cell>
          <table:table-cell table:style-name="ce8" table:formula="of:=IF(ISERROR(IF(VLOOKUP([.E358];suspect_foods;3;0)&lt;&gt;[.E358];&quot;X&quot;;&quot;&quot;));&quot;&quot;;IF(VLOOKUP([.E358];suspect_foods;3;0)&lt;&gt;[.E35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358]=&quot;X&quot;;IF(VLOOKUP([.E358];suspect_foods;3;0) &lt;&gt;[.E358];VLOOKUP([.E35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5" calcext:value-type="date">
            <text:p>25/06/25</text:p>
          </table:table-cell>
          <table:table-cell table:style-name="ce5" office:value-type="string" calcext:value-type="string">
            <text:p>12:50</text:p>
          </table:table-cell>
          <table:table-cell table:style-name="ce8" table:formula="of:=IF(ISERROR(IF(VLOOKUP([.E359];suspect_foods;3;0)&lt;&gt;[.E359];&quot;X&quot;;&quot;&quot;));&quot;&quot;;IF(VLOOKUP([.E359];suspect_foods;3;0)&lt;&gt;[.E35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Sourdough Bread Slice</text:p>
          </table:table-cell>
          <table:table-cell table:style-name="ce11" table:formula="of:=IF([.C359]=&quot;X&quot;;IF(VLOOKUP([.E359];suspect_foods;3;0) &lt;&gt;[.E359];VLOOKUP([.E35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5" calcext:value-type="date">
            <text:p>25/06/25</text:p>
          </table:table-cell>
          <table:table-cell table:style-name="ce5" office:value-type="string" calcext:value-type="string">
            <text:p>12:50</text:p>
          </table:table-cell>
          <table:table-cell table:style-name="ce8" table:formula="of:=IF(ISERROR(IF(VLOOKUP([.E360];suspect_foods;3;0)&lt;&gt;[.E360];&quot;X&quot;;&quot;&quot;));&quot;&quot;;IF(VLOOKUP([.E360];suspect_foods;3;0)&lt;&gt;[.E36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360]=&quot;X&quot;;IF(VLOOKUP([.E360];suspect_foods;3;0) &lt;&gt;[.E360];VLOOKUP([.E36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5" calcext:value-type="date">
            <text:p>25/06/25</text:p>
          </table:table-cell>
          <table:table-cell table:style-name="ce5" office:value-type="string" calcext:value-type="string">
            <text:p>12:50</text:p>
          </table:table-cell>
          <table:table-cell table:style-name="ce8" table:formula="of:=IF(ISERROR(IF(VLOOKUP([.E361];suspect_foods;3;0)&lt;&gt;[.E361];&quot;X&quot;;&quot;&quot;));&quot;&quot;;IF(VLOOKUP([.E361];suspect_foods;3;0)&lt;&gt;[.E36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361]=&quot;X&quot;;IF(VLOOKUP([.E361];suspect_foods;3;0) &lt;&gt;[.E361];VLOOKUP([.E36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5" calcext:value-type="date">
            <text:p>25/06/25</text:p>
          </table:table-cell>
          <table:table-cell table:style-name="ce5" office:value-type="string" calcext:value-type="string">
            <text:p>20:06</text:p>
          </table:table-cell>
          <table:table-cell table:style-name="ce8" table:formula="of:=IF(ISERROR(IF(VLOOKUP([.E362];suspect_foods;3;0)&lt;&gt;[.E362];&quot;X&quot;;&quot;&quot;));&quot;&quot;;IF(VLOOKUP([.E362];suspect_foods;3;0)&lt;&gt;[.E36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362]=&quot;X&quot;;IF(VLOOKUP([.E362];suspect_foods;3;0) &lt;&gt;[.E362];VLOOKUP([.E36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5" calcext:value-type="date">
            <text:p>25/06/25</text:p>
          </table:table-cell>
          <table:table-cell table:style-name="ce5" office:value-type="string" calcext:value-type="string">
            <text:p>20:06</text:p>
          </table:table-cell>
          <table:table-cell table:style-name="ce8" table:formula="of:=IF(ISERROR(IF(VLOOKUP([.E363];suspect_foods;3;0)&lt;&gt;[.E363];&quot;X&quot;;&quot;&quot;));&quot;&quot;;IF(VLOOKUP([.E363];suspect_foods;3;0)&lt;&gt;[.E363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Frozen Burgers</text:p>
          </table:table-cell>
          <table:table-cell table:style-name="ce11" table:formula="of:=IF([.C363]=&quot;X&quot;;IF(VLOOKUP([.E363];suspect_foods;3;0) &lt;&gt;[.E363];VLOOKUP([.E363];suspect_foods;3;0);&quot;&quot;);&quot;&quot;)" office:value-type="string" office:string-value="Frozen Burgers - Wheat/Gluten" calcext:value-type="string">
            <text:p>Frozen Burgers - Wheat/Gluten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5" calcext:value-type="date">
            <text:p>25/06/25</text:p>
          </table:table-cell>
          <table:table-cell table:style-name="ce5" office:value-type="string" calcext:value-type="string">
            <text:p>20:06</text:p>
          </table:table-cell>
          <table:table-cell table:style-name="ce8" table:formula="of:=IF(ISERROR(IF(VLOOKUP([.E364];suspect_foods;3;0)&lt;&gt;[.E364];&quot;X&quot;;&quot;&quot;));&quot;&quot;;IF(VLOOKUP([.E364];suspect_foods;3;0)&lt;&gt;[.E36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White Roll</text:p>
          </table:table-cell>
          <table:table-cell table:style-name="ce11" table:formula="of:=IF([.C364]=&quot;X&quot;;IF(VLOOKUP([.E364];suspect_foods;3;0) &lt;&gt;[.E364];VLOOKUP([.E36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5" calcext:value-type="date">
            <text:p>25/06/25</text:p>
          </table:table-cell>
          <table:table-cell table:style-name="ce5" office:value-type="string" calcext:value-type="string">
            <text:p>20:06</text:p>
          </table:table-cell>
          <table:table-cell table:style-name="ce8" table:formula="of:=IF(ISERROR(IF(VLOOKUP([.E365];suspect_foods;3;0)&lt;&gt;[.E365];&quot;X&quot;;&quot;&quot;));&quot;&quot;;IF(VLOOKUP([.E365];suspect_foods;3;0)&lt;&gt;[.E36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365]=&quot;X&quot;;IF(VLOOKUP([.E365];suspect_foods;3;0) &lt;&gt;[.E365];VLOOKUP([.E36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5" calcext:value-type="date">
            <text:p>25/06/25</text:p>
          </table:table-cell>
          <table:table-cell table:style-name="ce5" office:value-type="string" calcext:value-type="string">
            <text:p>20:06</text:p>
          </table:table-cell>
          <table:table-cell table:style-name="ce8" table:formula="of:=IF(ISERROR(IF(VLOOKUP([.E366];suspect_foods;3;0)&lt;&gt;[.E366];&quot;X&quot;;&quot;&quot;));&quot;&quot;;IF(VLOOKUP([.E366];suspect_foods;3;0)&lt;&gt;[.E36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366]=&quot;X&quot;;IF(VLOOKUP([.E366];suspect_foods;3;0) &lt;&gt;[.E366];VLOOKUP([.E36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5" calcext:value-type="date">
            <text:p>25/06/25</text:p>
          </table:table-cell>
          <table:table-cell table:style-name="ce5" office:value-type="string" calcext:value-type="string">
            <text:p>20:06</text:p>
          </table:table-cell>
          <table:table-cell table:style-name="ce8" table:formula="of:=IF(ISERROR(IF(VLOOKUP([.E367];suspect_foods;3;0)&lt;&gt;[.E367];&quot;X&quot;;&quot;&quot;));&quot;&quot;;IF(VLOOKUP([.E367];suspect_foods;3;0)&lt;&gt;[.E36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otatoes</text:p>
          </table:table-cell>
          <table:table-cell table:style-name="ce11" table:formula="of:=IF([.C367]=&quot;X&quot;;IF(VLOOKUP([.E367];suspect_foods;3;0) &lt;&gt;[.E367];VLOOKUP([.E36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5" calcext:value-type="date">
            <text:p>25/06/25</text:p>
          </table:table-cell>
          <table:table-cell table:style-name="ce5" office:value-type="string" calcext:value-type="string">
            <text:p>20:07</text:p>
          </table:table-cell>
          <table:table-cell table:style-name="ce8" table:formula="of:=IF(ISERROR(IF(VLOOKUP([.E368];suspect_foods;3;0)&lt;&gt;[.E368];&quot;X&quot;;&quot;&quot;));&quot;&quot;;IF(VLOOKUP([.E368];suspect_foods;3;0)&lt;&gt;[.E368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psicum</text:p>
          </table:table-cell>
          <table:table-cell table:style-name="ce11" table:formula="of:=IF([.C368]=&quot;X&quot;;IF(VLOOKUP([.E368];suspect_foods;3;0) &lt;&gt;[.E368];VLOOKUP([.E368];suspect_foods;3;0);&quot;&quot;);&quot;&quot;)" office:value-type="string" office:string-value="Capsicum - Nightshade Family" calcext:value-type="string">
            <text:p>Capsicum - Nightshade Family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5" calcext:value-type="date">
            <text:p>25/06/25</text:p>
          </table:table-cell>
          <table:table-cell table:style-name="ce5" office:value-type="string" calcext:value-type="string">
            <text:p>20:07</text:p>
          </table:table-cell>
          <table:table-cell table:style-name="ce8" table:formula="of:=IF(ISERROR(IF(VLOOKUP([.E369];suspect_foods;3;0)&lt;&gt;[.E369];&quot;X&quot;;&quot;&quot;));&quot;&quot;;IF(VLOOKUP([.E369];suspect_foods;3;0)&lt;&gt;[.E36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arlic</text:p>
          </table:table-cell>
          <table:table-cell table:style-name="ce11" table:formula="of:=IF([.C369]=&quot;X&quot;;IF(VLOOKUP([.E369];suspect_foods;3;0) &lt;&gt;[.E369];VLOOKUP([.E36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5" calcext:value-type="date">
            <text:p>25/06/25</text:p>
          </table:table-cell>
          <table:table-cell table:style-name="ce5" office:value-type="string" calcext:value-type="string">
            <text:p>20:53</text:p>
          </table:table-cell>
          <table:table-cell table:style-name="ce8" table:formula="of:=IF(ISERROR(IF(VLOOKUP([.E370];suspect_foods;3;0)&lt;&gt;[.E370];&quot;X&quot;;&quot;&quot;));&quot;&quot;;IF(VLOOKUP([.E370];suspect_foods;3;0)&lt;&gt;[.E37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pple</text:p>
          </table:table-cell>
          <table:table-cell table:style-name="ce11" table:formula="of:=IF([.C370]=&quot;X&quot;;IF(VLOOKUP([.E370];suspect_foods;3;0) &lt;&gt;[.E370];VLOOKUP([.E37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5" calcext:value-type="date">
            <text:p>25/06/25</text:p>
          </table:table-cell>
          <table:table-cell table:style-name="ce5" office:value-type="string" calcext:value-type="string">
            <text:p>20:53</text:p>
          </table:table-cell>
          <table:table-cell table:style-name="ce8" table:formula="of:=IF(ISERROR(IF(VLOOKUP([.E371];suspect_foods;3;0)&lt;&gt;[.E371];&quot;X&quot;;&quot;&quot;));&quot;&quot;;IF(VLOOKUP([.E371];suspect_foods;3;0)&lt;&gt;[.E37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trawberries</text:p>
          </table:table-cell>
          <table:table-cell table:style-name="ce11" table:formula="of:=IF([.C371]=&quot;X&quot;;IF(VLOOKUP([.E371];suspect_foods;3;0) &lt;&gt;[.E371];VLOOKUP([.E37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6" calcext:value-type="date">
            <text:p>26/06/25</text:p>
          </table:table-cell>
          <table:table-cell table:style-name="ce5" office:value-type="string" calcext:value-type="string">
            <text:p>12:49</text:p>
          </table:table-cell>
          <table:table-cell table:style-name="ce8" table:formula="of:=IF(ISERROR(IF(VLOOKUP([.E372];suspect_foods;3;0)&lt;&gt;[.E372];&quot;X&quot;;&quot;&quot;));&quot;&quot;;IF(VLOOKUP([.E372];suspect_foods;3;0)&lt;&gt;[.E37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Bacon</text:p>
          </table:table-cell>
          <table:table-cell table:style-name="ce11" table:formula="of:=IF([.C372]=&quot;X&quot;;IF(VLOOKUP([.E372];suspect_foods;3;0) &lt;&gt;[.E372];VLOOKUP([.E37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6" calcext:value-type="date">
            <text:p>26/06/25</text:p>
          </table:table-cell>
          <table:table-cell table:style-name="ce5" office:value-type="string" calcext:value-type="string">
            <text:p>12:49</text:p>
          </table:table-cell>
          <table:table-cell table:style-name="ce8" table:formula="of:=IF(ISERROR(IF(VLOOKUP([.E373];suspect_foods;3;0)&lt;&gt;[.E373];&quot;X&quot;;&quot;&quot;));&quot;&quot;;IF(VLOOKUP([.E373];suspect_foods;3;0)&lt;&gt;[.E37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373]=&quot;X&quot;;IF(VLOOKUP([.E373];suspect_foods;3;0) &lt;&gt;[.E373];VLOOKUP([.E37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6" calcext:value-type="date">
            <text:p>26/06/25</text:p>
          </table:table-cell>
          <table:table-cell table:style-name="ce5" office:value-type="string" calcext:value-type="string">
            <text:p>12:49</text:p>
          </table:table-cell>
          <table:table-cell table:style-name="ce8" table:formula="of:=IF(ISERROR(IF(VLOOKUP([.E374];suspect_foods;3;0)&lt;&gt;[.E374];&quot;X&quot;;&quot;&quot;));&quot;&quot;;IF(VLOOKUP([.E374];suspect_foods;3;0)&lt;&gt;[.E37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Sourdough Bread Slice</text:p>
          </table:table-cell>
          <table:table-cell table:style-name="ce11" table:formula="of:=IF([.C374]=&quot;X&quot;;IF(VLOOKUP([.E374];suspect_foods;3;0) &lt;&gt;[.E374];VLOOKUP([.E37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6" calcext:value-type="date">
            <text:p>26/06/25</text:p>
          </table:table-cell>
          <table:table-cell table:style-name="ce5" office:value-type="string" calcext:value-type="string">
            <text:p>12:49</text:p>
          </table:table-cell>
          <table:table-cell table:style-name="ce8" table:formula="of:=IF(ISERROR(IF(VLOOKUP([.E375];suspect_foods;3;0)&lt;&gt;[.E375];&quot;X&quot;;&quot;&quot;));&quot;&quot;;IF(VLOOKUP([.E375];suspect_foods;3;0)&lt;&gt;[.E37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375]=&quot;X&quot;;IF(VLOOKUP([.E375];suspect_foods;3;0) &lt;&gt;[.E375];VLOOKUP([.E37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6" calcext:value-type="date">
            <text:p>26/06/25</text:p>
          </table:table-cell>
          <table:table-cell table:style-name="ce5" office:value-type="string" calcext:value-type="string">
            <text:p>12:49</text:p>
          </table:table-cell>
          <table:table-cell table:style-name="ce8" table:formula="of:=IF(ISERROR(IF(VLOOKUP([.E376];suspect_foods;3;0)&lt;&gt;[.E376];&quot;X&quot;;&quot;&quot;));&quot;&quot;;IF(VLOOKUP([.E376];suspect_foods;3;0)&lt;&gt;[.E37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376]=&quot;X&quot;;IF(VLOOKUP([.E376];suspect_foods;3;0) &lt;&gt;[.E376];VLOOKUP([.E37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6" calcext:value-type="date">
            <text:p>26/06/25</text:p>
          </table:table-cell>
          <table:table-cell table:style-name="ce5" office:value-type="string" calcext:value-type="string">
            <text:p>12:49</text:p>
          </table:table-cell>
          <table:table-cell table:style-name="ce8" table:formula="of:=IF(ISERROR(IF(VLOOKUP([.E377];suspect_foods;3;0)&lt;&gt;[.E377];&quot;X&quot;;&quot;&quot;));&quot;&quot;;IF(VLOOKUP([.E377];suspect_foods;3;0)&lt;&gt;[.E37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otatoes</text:p>
          </table:table-cell>
          <table:table-cell table:style-name="ce11" table:formula="of:=IF([.C377]=&quot;X&quot;;IF(VLOOKUP([.E377];suspect_foods;3;0) &lt;&gt;[.E377];VLOOKUP([.E37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6" calcext:value-type="date">
            <text:p>26/06/25</text:p>
          </table:table-cell>
          <table:table-cell table:style-name="ce5" office:value-type="string" calcext:value-type="string">
            <text:p>19:49</text:p>
          </table:table-cell>
          <table:table-cell table:style-name="ce8" table:formula="of:=IF(ISERROR(IF(VLOOKUP([.E378];suspect_foods;3;0)&lt;&gt;[.E378];&quot;X&quot;;&quot;&quot;));&quot;&quot;;IF(VLOOKUP([.E378];suspect_foods;3;0)&lt;&gt;[.E378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Frozen Burgers</text:p>
          </table:table-cell>
          <table:table-cell table:style-name="ce11" table:formula="of:=IF([.C378]=&quot;X&quot;;IF(VLOOKUP([.E378];suspect_foods;3;0) &lt;&gt;[.E378];VLOOKUP([.E378];suspect_foods;3;0);&quot;&quot;);&quot;&quot;)" office:value-type="string" office:string-value="Frozen Burgers - Wheat/Gluten" calcext:value-type="string">
            <text:p>Frozen Burgers - Wheat/Gluten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6" calcext:value-type="date">
            <text:p>26/06/25</text:p>
          </table:table-cell>
          <table:table-cell table:style-name="ce5" office:value-type="string" calcext:value-type="string">
            <text:p>19:49</text:p>
          </table:table-cell>
          <table:table-cell table:style-name="ce8" table:formula="of:=IF(ISERROR(IF(VLOOKUP([.E379];suspect_foods;3;0)&lt;&gt;[.E379];&quot;X&quot;;&quot;&quot;));&quot;&quot;;IF(VLOOKUP([.E379];suspect_foods;3;0)&lt;&gt;[.E37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White Roll</text:p>
          </table:table-cell>
          <table:table-cell table:style-name="ce11" table:formula="of:=IF([.C379]=&quot;X&quot;;IF(VLOOKUP([.E379];suspect_foods;3;0) &lt;&gt;[.E379];VLOOKUP([.E37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6" calcext:value-type="date">
            <text:p>26/06/25</text:p>
          </table:table-cell>
          <table:table-cell table:style-name="ce5" office:value-type="string" calcext:value-type="string">
            <text:p>19:50</text:p>
          </table:table-cell>
          <table:table-cell table:style-name="ce8" table:formula="of:=IF(ISERROR(IF(VLOOKUP([.E380];suspect_foods;3;0)&lt;&gt;[.E380];&quot;X&quot;;&quot;&quot;));&quot;&quot;;IF(VLOOKUP([.E380];suspect_foods;3;0)&lt;&gt;[.E38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otatoes</text:p>
          </table:table-cell>
          <table:table-cell table:style-name="ce11" table:formula="of:=IF([.C380]=&quot;X&quot;;IF(VLOOKUP([.E380];suspect_foods;3;0) &lt;&gt;[.E380];VLOOKUP([.E38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6" calcext:value-type="date">
            <text:p>26/06/25</text:p>
          </table:table-cell>
          <table:table-cell table:style-name="ce5" office:value-type="string" calcext:value-type="string">
            <text:p>19:53</text:p>
          </table:table-cell>
          <table:table-cell table:style-name="ce8" table:formula="of:=IF(ISERROR(IF(VLOOKUP([.E381];suspect_foods;3;0)&lt;&gt;[.E381];&quot;X&quot;;&quot;&quot;));&quot;&quot;;IF(VLOOKUP([.E381];suspect_foods;3;0)&lt;&gt;[.E38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pple</text:p>
          </table:table-cell>
          <table:table-cell table:style-name="ce11" table:formula="of:=IF([.C381]=&quot;X&quot;;IF(VLOOKUP([.E381];suspect_foods;3;0) &lt;&gt;[.E381];VLOOKUP([.E38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6" calcext:value-type="date">
            <text:p>26/06/25</text:p>
          </table:table-cell>
          <table:table-cell table:style-name="ce5" office:value-type="string" calcext:value-type="string">
            <text:p>19:53</text:p>
          </table:table-cell>
          <table:table-cell table:style-name="ce8" table:formula="of:=IF(ISERROR(IF(VLOOKUP([.E382];suspect_foods;3;0)&lt;&gt;[.E382];&quot;X&quot;;&quot;&quot;));&quot;&quot;;IF(VLOOKUP([.E382];suspect_foods;3;0)&lt;&gt;[.E38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trawberries</text:p>
          </table:table-cell>
          <table:table-cell table:style-name="ce11" table:formula="of:=IF([.C382]=&quot;X&quot;;IF(VLOOKUP([.E382];suspect_foods;3;0) &lt;&gt;[.E382];VLOOKUP([.E38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7" calcext:value-type="date">
            <text:p>27/06/25</text:p>
          </table:table-cell>
          <table:table-cell table:style-name="ce5" office:value-type="string" calcext:value-type="string">
            <text:p>08:22</text:p>
          </table:table-cell>
          <table:table-cell table:style-name="ce8" table:formula="of:=IF(ISERROR(IF(VLOOKUP([.E383];suspect_foods;3;0)&lt;&gt;[.E383];&quot;X&quot;;&quot;&quot;));&quot;&quot;;IF(VLOOKUP([.E383];suspect_foods;3;0)&lt;&gt;[.E38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383]=&quot;X&quot;;IF(VLOOKUP([.E383];suspect_foods;3;0) &lt;&gt;[.E383];VLOOKUP([.E38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7" calcext:value-type="date">
            <text:p>27/06/25</text:p>
          </table:table-cell>
          <table:table-cell table:style-name="ce5" office:value-type="string" calcext:value-type="string">
            <text:p>08:22</text:p>
          </table:table-cell>
          <table:table-cell table:style-name="ce8" table:formula="of:=IF(ISERROR(IF(VLOOKUP([.E384];suspect_foods;3;0)&lt;&gt;[.E384];&quot;X&quot;;&quot;&quot;));&quot;&quot;;IF(VLOOKUP([.E384];suspect_foods;3;0)&lt;&gt;[.E38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384]=&quot;X&quot;;IF(VLOOKUP([.E384];suspect_foods;3;0) &lt;&gt;[.E384];VLOOKUP([.E38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7" calcext:value-type="date">
            <text:p>27/06/25</text:p>
          </table:table-cell>
          <table:table-cell table:style-name="ce5" office:value-type="string" calcext:value-type="string">
            <text:p>08:22</text:p>
          </table:table-cell>
          <table:table-cell table:style-name="ce8" table:formula="of:=IF(ISERROR(IF(VLOOKUP([.E385];suspect_foods;3;0)&lt;&gt;[.E385];&quot;X&quot;;&quot;&quot;));&quot;&quot;;IF(VLOOKUP([.E385];suspect_foods;3;0)&lt;&gt;[.E38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385]=&quot;X&quot;;IF(VLOOKUP([.E385];suspect_foods;3;0) &lt;&gt;[.E385];VLOOKUP([.E38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7" calcext:value-type="date">
            <text:p>27/06/25</text:p>
          </table:table-cell>
          <table:table-cell table:style-name="ce5" office:value-type="string" calcext:value-type="string">
            <text:p>08:22</text:p>
          </table:table-cell>
          <table:table-cell table:style-name="ce8" table:formula="of:=IF(ISERROR(IF(VLOOKUP([.E386];suspect_foods;3;0)&lt;&gt;[.E386];&quot;X&quot;;&quot;&quot;));&quot;&quot;;IF(VLOOKUP([.E386];suspect_foods;3;0)&lt;&gt;[.E38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386]=&quot;X&quot;;IF(VLOOKUP([.E386];suspect_foods;3;0) &lt;&gt;[.E386];VLOOKUP([.E38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7" calcext:value-type="date">
            <text:p>27/06/25</text:p>
          </table:table-cell>
          <table:table-cell table:style-name="ce5" office:value-type="string" calcext:value-type="string">
            <text:p>12:56</text:p>
          </table:table-cell>
          <table:table-cell table:style-name="ce8" table:formula="of:=IF(ISERROR(IF(VLOOKUP([.E387];suspect_foods;3;0)&lt;&gt;[.E387];&quot;X&quot;;&quot;&quot;));&quot;&quot;;IF(VLOOKUP([.E387];suspect_foods;3;0)&lt;&gt;[.E38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387]=&quot;X&quot;;IF(VLOOKUP([.E387];suspect_foods;3;0) &lt;&gt;[.E387];VLOOKUP([.E38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7" calcext:value-type="date">
            <text:p>27/06/25</text:p>
          </table:table-cell>
          <table:table-cell table:style-name="ce5" office:value-type="string" calcext:value-type="string">
            <text:p>12:56</text:p>
          </table:table-cell>
          <table:table-cell table:style-name="ce8" table:formula="of:=IF(ISERROR(IF(VLOOKUP([.E388];suspect_foods;3;0)&lt;&gt;[.E388];&quot;X&quot;;&quot;&quot;));&quot;&quot;;IF(VLOOKUP([.E388];suspect_foods;3;0)&lt;&gt;[.E38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Sourdough Bread Slice</text:p>
          </table:table-cell>
          <table:table-cell table:style-name="ce11" table:formula="of:=IF([.C388]=&quot;X&quot;;IF(VLOOKUP([.E388];suspect_foods;3;0) &lt;&gt;[.E388];VLOOKUP([.E38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7" calcext:value-type="date">
            <text:p>27/06/25</text:p>
          </table:table-cell>
          <table:table-cell table:style-name="ce5" office:value-type="string" calcext:value-type="string">
            <text:p>12:56</text:p>
          </table:table-cell>
          <table:table-cell table:style-name="ce8" table:formula="of:=IF(ISERROR(IF(VLOOKUP([.E389];suspect_foods;3;0)&lt;&gt;[.E389];&quot;X&quot;;&quot;&quot;));&quot;&quot;;IF(VLOOKUP([.E389];suspect_foods;3;0)&lt;&gt;[.E38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389]=&quot;X&quot;;IF(VLOOKUP([.E389];suspect_foods;3;0) &lt;&gt;[.E389];VLOOKUP([.E38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7" calcext:value-type="date">
            <text:p>27/06/25</text:p>
          </table:table-cell>
          <table:table-cell table:style-name="ce5" office:value-type="string" calcext:value-type="string">
            <text:p>12:56</text:p>
          </table:table-cell>
          <table:table-cell table:style-name="ce8" table:formula="of:=IF(ISERROR(IF(VLOOKUP([.E390];suspect_foods;3;0)&lt;&gt;[.E390];&quot;X&quot;;&quot;&quot;));&quot;&quot;;IF(VLOOKUP([.E390];suspect_foods;3;0)&lt;&gt;[.E39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390]=&quot;X&quot;;IF(VLOOKUP([.E390];suspect_foods;3;0) &lt;&gt;[.E390];VLOOKUP([.E39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7" calcext:value-type="date">
            <text:p>27/06/25</text:p>
          </table:table-cell>
          <table:table-cell table:style-name="ce5" office:value-type="string" calcext:value-type="string">
            <text:p>19:56</text:p>
          </table:table-cell>
          <table:table-cell table:style-name="ce8" table:formula="of:=IF(ISERROR(IF(VLOOKUP([.E391];suspect_foods;3;0)&lt;&gt;[.E391];&quot;X&quot;;&quot;&quot;));&quot;&quot;;IF(VLOOKUP([.E391];suspect_foods;3;0)&lt;&gt;[.E39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391]=&quot;X&quot;;IF(VLOOKUP([.E391];suspect_foods;3;0) &lt;&gt;[.E391];VLOOKUP([.E39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7" calcext:value-type="date">
            <text:p>27/06/25</text:p>
          </table:table-cell>
          <table:table-cell table:style-name="ce5" office:value-type="string" calcext:value-type="string">
            <text:p>19:56</text:p>
          </table:table-cell>
          <table:table-cell table:style-name="ce8" table:formula="of:=IF(ISERROR(IF(VLOOKUP([.E392];suspect_foods;3;0)&lt;&gt;[.E392];&quot;X&quot;;&quot;&quot;));&quot;&quot;;IF(VLOOKUP([.E392];suspect_foods;3;0)&lt;&gt;[.E39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392]=&quot;X&quot;;IF(VLOOKUP([.E392];suspect_foods;3;0) &lt;&gt;[.E392];VLOOKUP([.E39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7" calcext:value-type="date">
            <text:p>27/06/25</text:p>
          </table:table-cell>
          <table:table-cell table:style-name="ce5" office:value-type="string" calcext:value-type="string">
            <text:p>19:56</text:p>
          </table:table-cell>
          <table:table-cell table:style-name="ce8" table:formula="of:=IF(ISERROR(IF(VLOOKUP([.E393];suspect_foods;3;0)&lt;&gt;[.E393];&quot;X&quot;;&quot;&quot;));&quot;&quot;;IF(VLOOKUP([.E393];suspect_foods;3;0)&lt;&gt;[.E39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Spaghetti Bolognaise</text:p>
          </table:table-cell>
          <table:table-cell table:style-name="ce11" table:formula="of:=IF([.C393]=&quot;X&quot;;IF(VLOOKUP([.E393];suspect_foods;3;0) &lt;&gt;[.E393];VLOOKUP([.E39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8" calcext:value-type="date">
            <text:p>28/06/25</text:p>
          </table:table-cell>
          <table:table-cell table:style-name="ce5" office:value-type="string" calcext:value-type="string">
            <text:p>07:56</text:p>
          </table:table-cell>
          <table:table-cell table:style-name="ce8" table:formula="of:=IF(ISERROR(IF(VLOOKUP([.E394];suspect_foods;3;0)&lt;&gt;[.E394];&quot;X&quot;;&quot;&quot;));&quot;&quot;;IF(VLOOKUP([.E394];suspect_foods;3;0)&lt;&gt;[.E39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394]=&quot;X&quot;;IF(VLOOKUP([.E394];suspect_foods;3;0) &lt;&gt;[.E394];VLOOKUP([.E39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8" calcext:value-type="date">
            <text:p>28/06/25</text:p>
          </table:table-cell>
          <table:table-cell table:style-name="ce5" office:value-type="string" calcext:value-type="string">
            <text:p>07:56</text:p>
          </table:table-cell>
          <table:table-cell table:style-name="ce8" table:formula="of:=IF(ISERROR(IF(VLOOKUP([.E395];suspect_foods;3;0)&lt;&gt;[.E395];&quot;X&quot;;&quot;&quot;));&quot;&quot;;IF(VLOOKUP([.E395];suspect_foods;3;0)&lt;&gt;[.E39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395]=&quot;X&quot;;IF(VLOOKUP([.E395];suspect_foods;3;0) &lt;&gt;[.E395];VLOOKUP([.E39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8" calcext:value-type="date">
            <text:p>28/06/25</text:p>
          </table:table-cell>
          <table:table-cell table:style-name="ce5" office:value-type="string" calcext:value-type="string">
            <text:p>07:56</text:p>
          </table:table-cell>
          <table:table-cell table:style-name="ce8" table:formula="of:=IF(ISERROR(IF(VLOOKUP([.E396];suspect_foods;3;0)&lt;&gt;[.E396];&quot;X&quot;;&quot;&quot;));&quot;&quot;;IF(VLOOKUP([.E396];suspect_foods;3;0)&lt;&gt;[.E39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396]=&quot;X&quot;;IF(VLOOKUP([.E396];suspect_foods;3;0) &lt;&gt;[.E396];VLOOKUP([.E39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8" calcext:value-type="date">
            <text:p>28/06/25</text:p>
          </table:table-cell>
          <table:table-cell table:style-name="ce5" office:value-type="string" calcext:value-type="string">
            <text:p>07:56</text:p>
          </table:table-cell>
          <table:table-cell table:style-name="ce8" table:formula="of:=IF(ISERROR(IF(VLOOKUP([.E397];suspect_foods;3;0)&lt;&gt;[.E397];&quot;X&quot;;&quot;&quot;));&quot;&quot;;IF(VLOOKUP([.E397];suspect_foods;3;0)&lt;&gt;[.E39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397]=&quot;X&quot;;IF(VLOOKUP([.E397];suspect_foods;3;0) &lt;&gt;[.E397];VLOOKUP([.E39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8" calcext:value-type="date">
            <text:p>28/06/25</text:p>
          </table:table-cell>
          <table:table-cell table:style-name="ce5" office:value-type="string" calcext:value-type="string">
            <text:p>12:55</text:p>
          </table:table-cell>
          <table:table-cell table:style-name="ce8" table:formula="of:=IF(ISERROR(IF(VLOOKUP([.E398];suspect_foods;3;0)&lt;&gt;[.E398];&quot;X&quot;;&quot;&quot;));&quot;&quot;;IF(VLOOKUP([.E398];suspect_foods;3;0)&lt;&gt;[.E39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White Roll</text:p>
          </table:table-cell>
          <table:table-cell table:style-name="ce11" table:formula="of:=IF([.C398]=&quot;X&quot;;IF(VLOOKUP([.E398];suspect_foods;3;0) &lt;&gt;[.E398];VLOOKUP([.E39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8" calcext:value-type="date">
            <text:p>28/06/25</text:p>
          </table:table-cell>
          <table:table-cell table:style-name="ce5" office:value-type="string" calcext:value-type="string">
            <text:p>12:56</text:p>
          </table:table-cell>
          <table:table-cell table:style-name="ce8" table:formula="of:=IF(ISERROR(IF(VLOOKUP([.E399];suspect_foods;3;0)&lt;&gt;[.E399];&quot;X&quot;;&quot;&quot;));&quot;&quot;;IF(VLOOKUP([.E399];suspect_foods;3;0)&lt;&gt;[.E399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psicum</text:p>
          </table:table-cell>
          <table:table-cell table:style-name="ce11" table:formula="of:=IF([.C399]=&quot;X&quot;;IF(VLOOKUP([.E399];suspect_foods;3;0) &lt;&gt;[.E399];VLOOKUP([.E399];suspect_foods;3;0);&quot;&quot;);&quot;&quot;)" office:value-type="string" office:string-value="Capsicum - Nightshade Family" calcext:value-type="string">
            <text:p>Capsicum - Nightshade Family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8" calcext:value-type="date">
            <text:p>28/06/25</text:p>
          </table:table-cell>
          <table:table-cell table:style-name="ce5" office:value-type="string" calcext:value-type="string">
            <text:p>12:56</text:p>
          </table:table-cell>
          <table:table-cell table:style-name="ce8" table:formula="of:=IF(ISERROR(IF(VLOOKUP([.E400];suspect_foods;3;0)&lt;&gt;[.E400];&quot;X&quot;;&quot;&quot;));&quot;&quot;;IF(VLOOKUP([.E400];suspect_foods;3;0)&lt;&gt;[.E40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rrot</text:p>
          </table:table-cell>
          <table:table-cell table:style-name="ce11" table:formula="of:=IF([.C400]=&quot;X&quot;;IF(VLOOKUP([.E400];suspect_foods;3;0) &lt;&gt;[.E400];VLOOKUP([.E40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8" calcext:value-type="date">
            <text:p>28/06/25</text:p>
          </table:table-cell>
          <table:table-cell table:style-name="ce5" office:value-type="string" calcext:value-type="string">
            <text:p>12:56</text:p>
          </table:table-cell>
          <table:table-cell table:style-name="ce8" table:formula="of:=IF(ISERROR(IF(VLOOKUP([.E401];suspect_foods;3;0)&lt;&gt;[.E401];&quot;X&quot;;&quot;&quot;));&quot;&quot;;IF(VLOOKUP([.E401];suspect_foods;3;0)&lt;&gt;[.E40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401]=&quot;X&quot;;IF(VLOOKUP([.E401];suspect_foods;3;0) &lt;&gt;[.E401];VLOOKUP([.E40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8" calcext:value-type="date">
            <text:p>28/06/25</text:p>
          </table:table-cell>
          <table:table-cell table:style-name="ce5" office:value-type="string" calcext:value-type="string">
            <text:p>12:56</text:p>
          </table:table-cell>
          <table:table-cell table:style-name="ce8" table:formula="of:=IF(ISERROR(IF(VLOOKUP([.E402];suspect_foods;3;0)&lt;&gt;[.E402];&quot;X&quot;;&quot;&quot;));&quot;&quot;;IF(VLOOKUP([.E402];suspect_foods;3;0)&lt;&gt;[.E40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402]=&quot;X&quot;;IF(VLOOKUP([.E402];suspect_foods;3;0) &lt;&gt;[.E402];VLOOKUP([.E40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8" calcext:value-type="date">
            <text:p>28/06/25</text:p>
          </table:table-cell>
          <table:table-cell table:style-name="ce5" office:value-type="string" calcext:value-type="string">
            <text:p>12:56</text:p>
          </table:table-cell>
          <table:table-cell table:style-name="ce8" table:formula="of:=IF(ISERROR(IF(VLOOKUP([.E403];suspect_foods;3;0)&lt;&gt;[.E403];&quot;X&quot;;&quot;&quot;));&quot;&quot;;IF(VLOOKUP([.E403];suspect_foods;3;0)&lt;&gt;[.E40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403]=&quot;X&quot;;IF(VLOOKUP([.E403];suspect_foods;3;0) &lt;&gt;[.E403];VLOOKUP([.E40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8" calcext:value-type="date">
            <text:p>28/06/25</text:p>
          </table:table-cell>
          <table:table-cell table:style-name="ce5" office:value-type="string" calcext:value-type="string">
            <text:p>12:56</text:p>
          </table:table-cell>
          <table:table-cell table:style-name="ce8" table:formula="of:=IF(ISERROR(IF(VLOOKUP([.E404];suspect_foods;3;0)&lt;&gt;[.E404];&quot;X&quot;;&quot;&quot;));&quot;&quot;;IF(VLOOKUP([.E404];suspect_foods;3;0)&lt;&gt;[.E40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404]=&quot;X&quot;;IF(VLOOKUP([.E404];suspect_foods;3;0) &lt;&gt;[.E404];VLOOKUP([.E40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8" calcext:value-type="date">
            <text:p>28/06/25</text:p>
          </table:table-cell>
          <table:table-cell table:style-name="ce5" office:value-type="string" calcext:value-type="string">
            <text:p>20:07</text:p>
          </table:table-cell>
          <table:table-cell table:style-name="ce8" table:formula="of:=IF(ISERROR(IF(VLOOKUP([.E405];suspect_foods;3;0)&lt;&gt;[.E405];&quot;X&quot;;&quot;&quot;));&quot;&quot;;IF(VLOOKUP([.E405];suspect_foods;3;0)&lt;&gt;[.E405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psicum</text:p>
          </table:table-cell>
          <table:table-cell table:style-name="ce11" table:formula="of:=IF([.C405]=&quot;X&quot;;IF(VLOOKUP([.E405];suspect_foods;3;0) &lt;&gt;[.E405];VLOOKUP([.E405];suspect_foods;3;0);&quot;&quot;);&quot;&quot;)" office:value-type="string" office:string-value="Capsicum - Nightshade Family" calcext:value-type="string">
            <text:p>Capsicum - Nightshade Family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8" calcext:value-type="date">
            <text:p>28/06/25</text:p>
          </table:table-cell>
          <table:table-cell table:style-name="ce5" office:value-type="string" calcext:value-type="string">
            <text:p>20:07</text:p>
          </table:table-cell>
          <table:table-cell table:style-name="ce8" table:formula="of:=IF(ISERROR(IF(VLOOKUP([.E406];suspect_foods;3;0)&lt;&gt;[.E406];&quot;X&quot;;&quot;&quot;));&quot;&quot;;IF(VLOOKUP([.E406];suspect_foods;3;0)&lt;&gt;[.E40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406]=&quot;X&quot;;IF(VLOOKUP([.E406];suspect_foods;3;0) &lt;&gt;[.E406];VLOOKUP([.E40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8" calcext:value-type="date">
            <text:p>28/06/25</text:p>
          </table:table-cell>
          <table:table-cell table:style-name="ce5" office:value-type="string" calcext:value-type="string">
            <text:p>20:07</text:p>
          </table:table-cell>
          <table:table-cell table:style-name="ce8" table:formula="of:=IF(ISERROR(IF(VLOOKUP([.E407];suspect_foods;3;0)&lt;&gt;[.E407];&quot;X&quot;;&quot;&quot;));&quot;&quot;;IF(VLOOKUP([.E407];suspect_foods;3;0)&lt;&gt;[.E40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407]=&quot;X&quot;;IF(VLOOKUP([.E407];suspect_foods;3;0) &lt;&gt;[.E407];VLOOKUP([.E40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8" calcext:value-type="date">
            <text:p>28/06/25</text:p>
          </table:table-cell>
          <table:table-cell table:style-name="ce5" office:value-type="string" calcext:value-type="string">
            <text:p>20:07</text:p>
          </table:table-cell>
          <table:table-cell table:style-name="ce8" table:formula="of:=IF(ISERROR(IF(VLOOKUP([.E408];suspect_foods;3;0)&lt;&gt;[.E408];&quot;X&quot;;&quot;&quot;));&quot;&quot;;IF(VLOOKUP([.E408];suspect_foods;3;0)&lt;&gt;[.E40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408]=&quot;X&quot;;IF(VLOOKUP([.E408];suspect_foods;3;0) &lt;&gt;[.E408];VLOOKUP([.E40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8" calcext:value-type="date">
            <text:p>28/06/25</text:p>
          </table:table-cell>
          <table:table-cell table:style-name="ce5" office:value-type="string" calcext:value-type="string">
            <text:p>20:07</text:p>
          </table:table-cell>
          <table:table-cell table:style-name="ce8" table:formula="of:=IF(ISERROR(IF(VLOOKUP([.E409];suspect_foods;3;0)&lt;&gt;[.E409];&quot;X&quot;;&quot;&quot;));&quot;&quot;;IF(VLOOKUP([.E409];suspect_foods;3;0)&lt;&gt;[.E40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409]=&quot;X&quot;;IF(VLOOKUP([.E409];suspect_foods;3;0) &lt;&gt;[.E409];VLOOKUP([.E40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8" calcext:value-type="date">
            <text:p>28/06/25</text:p>
          </table:table-cell>
          <table:table-cell table:style-name="ce5" office:value-type="string" calcext:value-type="string">
            <text:p>20:07</text:p>
          </table:table-cell>
          <table:table-cell table:style-name="ce8" table:formula="of:=IF(ISERROR(IF(VLOOKUP([.E410];suspect_foods;3;0)&lt;&gt;[.E410];&quot;X&quot;;&quot;&quot;));&quot;&quot;;IF(VLOOKUP([.E410];suspect_foods;3;0)&lt;&gt;[.E41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otatoes</text:p>
          </table:table-cell>
          <table:table-cell table:style-name="ce11" table:formula="of:=IF([.C410]=&quot;X&quot;;IF(VLOOKUP([.E410];suspect_foods;3;0) &lt;&gt;[.E410];VLOOKUP([.E41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8" calcext:value-type="date">
            <text:p>28/06/25</text:p>
          </table:table-cell>
          <table:table-cell table:style-name="ce5" office:value-type="string" calcext:value-type="string">
            <text:p>20:25</text:p>
          </table:table-cell>
          <table:table-cell table:style-name="ce8" table:formula="of:=IF(ISERROR(IF(VLOOKUP([.E411];suspect_foods;3;0)&lt;&gt;[.E411];&quot;X&quot;;&quot;&quot;));&quot;&quot;;IF(VLOOKUP([.E411];suspect_foods;3;0)&lt;&gt;[.E41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pple</text:p>
          </table:table-cell>
          <table:table-cell table:style-name="ce11" table:formula="of:=IF([.C411]=&quot;X&quot;;IF(VLOOKUP([.E411];suspect_foods;3;0) &lt;&gt;[.E411];VLOOKUP([.E41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8" calcext:value-type="date">
            <text:p>28/06/25</text:p>
          </table:table-cell>
          <table:table-cell table:style-name="ce5" office:value-type="string" calcext:value-type="string">
            <text:p>20:25</text:p>
          </table:table-cell>
          <table:table-cell table:style-name="ce8" table:formula="of:=IF(ISERROR(IF(VLOOKUP([.E412];suspect_foods;3;0)&lt;&gt;[.E412];&quot;X&quot;;&quot;&quot;));&quot;&quot;;IF(VLOOKUP([.E412];suspect_foods;3;0)&lt;&gt;[.E41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trawberries</text:p>
          </table:table-cell>
          <table:table-cell table:style-name="ce11" table:formula="of:=IF([.C412]=&quot;X&quot;;IF(VLOOKUP([.E412];suspect_foods;3;0) &lt;&gt;[.E412];VLOOKUP([.E41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9" calcext:value-type="date">
            <text:p>29/06/25</text:p>
          </table:table-cell>
          <table:table-cell table:style-name="ce5" office:value-type="string" calcext:value-type="string">
            <text:p>09:59</text:p>
          </table:table-cell>
          <table:table-cell table:style-name="ce8" table:formula="of:=IF(ISERROR(IF(VLOOKUP([.E413];suspect_foods;3;0)&lt;&gt;[.E413];&quot;X&quot;;&quot;&quot;));&quot;&quot;;IF(VLOOKUP([.E413];suspect_foods;3;0)&lt;&gt;[.E41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413]=&quot;X&quot;;IF(VLOOKUP([.E413];suspect_foods;3;0) &lt;&gt;[.E413];VLOOKUP([.E41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9" calcext:value-type="date">
            <text:p>29/06/25</text:p>
          </table:table-cell>
          <table:table-cell table:style-name="ce5" office:value-type="string" calcext:value-type="string">
            <text:p>09:59</text:p>
          </table:table-cell>
          <table:table-cell table:style-name="ce8" table:formula="of:=IF(ISERROR(IF(VLOOKUP([.E414];suspect_foods;3;0)&lt;&gt;[.E414];&quot;X&quot;;&quot;&quot;));&quot;&quot;;IF(VLOOKUP([.E414];suspect_foods;3;0)&lt;&gt;[.E41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414]=&quot;X&quot;;IF(VLOOKUP([.E414];suspect_foods;3;0) &lt;&gt;[.E414];VLOOKUP([.E41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9" calcext:value-type="date">
            <text:p>29/06/25</text:p>
          </table:table-cell>
          <table:table-cell table:style-name="ce5" office:value-type="string" calcext:value-type="string">
            <text:p>09:59</text:p>
          </table:table-cell>
          <table:table-cell table:style-name="ce8" table:formula="of:=IF(ISERROR(IF(VLOOKUP([.E415];suspect_foods;3;0)&lt;&gt;[.E415];&quot;X&quot;;&quot;&quot;));&quot;&quot;;IF(VLOOKUP([.E415];suspect_foods;3;0)&lt;&gt;[.E41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415]=&quot;X&quot;;IF(VLOOKUP([.E415];suspect_foods;3;0) &lt;&gt;[.E415];VLOOKUP([.E41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9" calcext:value-type="date">
            <text:p>29/06/25</text:p>
          </table:table-cell>
          <table:table-cell table:style-name="ce5" office:value-type="string" calcext:value-type="string">
            <text:p>09:59</text:p>
          </table:table-cell>
          <table:table-cell table:style-name="ce8" table:formula="of:=IF(ISERROR(IF(VLOOKUP([.E416];suspect_foods;3;0)&lt;&gt;[.E416];&quot;X&quot;;&quot;&quot;));&quot;&quot;;IF(VLOOKUP([.E416];suspect_foods;3;0)&lt;&gt;[.E41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416]=&quot;X&quot;;IF(VLOOKUP([.E416];suspect_foods;3;0) &lt;&gt;[.E416];VLOOKUP([.E41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9" calcext:value-type="date">
            <text:p>29/06/25</text:p>
          </table:table-cell>
          <table:table-cell table:style-name="ce5" office:value-type="string" calcext:value-type="string">
            <text:p>12:52</text:p>
          </table:table-cell>
          <table:table-cell table:style-name="ce8" table:formula="of:=IF(ISERROR(IF(VLOOKUP([.E417];suspect_foods;3;0)&lt;&gt;[.E417];&quot;X&quot;;&quot;&quot;));&quot;&quot;;IF(VLOOKUP([.E417];suspect_foods;3;0)&lt;&gt;[.E41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rrot</text:p>
          </table:table-cell>
          <table:table-cell table:style-name="ce11" table:formula="of:=IF([.C417]=&quot;X&quot;;IF(VLOOKUP([.E417];suspect_foods;3;0) &lt;&gt;[.E417];VLOOKUP([.E41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9" calcext:value-type="date">
            <text:p>29/06/25</text:p>
          </table:table-cell>
          <table:table-cell table:style-name="ce5" office:value-type="string" calcext:value-type="string">
            <text:p>12:52</text:p>
          </table:table-cell>
          <table:table-cell table:style-name="ce8" table:formula="of:=IF(ISERROR(IF(VLOOKUP([.E418];suspect_foods;3;0)&lt;&gt;[.E418];&quot;X&quot;;&quot;&quot;));&quot;&quot;;IF(VLOOKUP([.E418];suspect_foods;3;0)&lt;&gt;[.E41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418]=&quot;X&quot;;IF(VLOOKUP([.E418];suspect_foods;3;0) &lt;&gt;[.E418];VLOOKUP([.E41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9" calcext:value-type="date">
            <text:p>29/06/25</text:p>
          </table:table-cell>
          <table:table-cell table:style-name="ce5" office:value-type="string" calcext:value-type="string">
            <text:p>12:52</text:p>
          </table:table-cell>
          <table:table-cell table:style-name="ce8" table:formula="of:=IF(ISERROR(IF(VLOOKUP([.E419];suspect_foods;3;0)&lt;&gt;[.E419];&quot;X&quot;;&quot;&quot;));&quot;&quot;;IF(VLOOKUP([.E419];suspect_foods;3;0)&lt;&gt;[.E41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419]=&quot;X&quot;;IF(VLOOKUP([.E419];suspect_foods;3;0) &lt;&gt;[.E419];VLOOKUP([.E41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9" calcext:value-type="date">
            <text:p>29/06/25</text:p>
          </table:table-cell>
          <table:table-cell table:style-name="ce5" office:value-type="string" calcext:value-type="string">
            <text:p>12:52</text:p>
          </table:table-cell>
          <table:table-cell table:style-name="ce8" table:formula="of:=IF(ISERROR(IF(VLOOKUP([.E420];suspect_foods;3;0)&lt;&gt;[.E420];&quot;X&quot;;&quot;&quot;));&quot;&quot;;IF(VLOOKUP([.E420];suspect_foods;3;0)&lt;&gt;[.E42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Sourdough Bread Slice</text:p>
          </table:table-cell>
          <table:table-cell table:style-name="ce11" table:formula="of:=IF([.C420]=&quot;X&quot;;IF(VLOOKUP([.E420];suspect_foods;3;0) &lt;&gt;[.E420];VLOOKUP([.E42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9" calcext:value-type="date">
            <text:p>29/06/25</text:p>
          </table:table-cell>
          <table:table-cell table:style-name="ce5" office:value-type="string" calcext:value-type="string">
            <text:p>12:52</text:p>
          </table:table-cell>
          <table:table-cell table:style-name="ce8" table:formula="of:=IF(ISERROR(IF(VLOOKUP([.E421];suspect_foods;3;0)&lt;&gt;[.E421];&quot;X&quot;;&quot;&quot;));&quot;&quot;;IF(VLOOKUP([.E421];suspect_foods;3;0)&lt;&gt;[.E42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421]=&quot;X&quot;;IF(VLOOKUP([.E421];suspect_foods;3;0) &lt;&gt;[.E421];VLOOKUP([.E42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9" calcext:value-type="date">
            <text:p>29/06/25</text:p>
          </table:table-cell>
          <table:table-cell table:style-name="ce5" office:value-type="string" calcext:value-type="string">
            <text:p>12:52</text:p>
          </table:table-cell>
          <table:table-cell table:style-name="ce8" table:formula="of:=IF(ISERROR(IF(VLOOKUP([.E422];suspect_foods;3;0)&lt;&gt;[.E422];&quot;X&quot;;&quot;&quot;));&quot;&quot;;IF(VLOOKUP([.E422];suspect_foods;3;0)&lt;&gt;[.E42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422]=&quot;X&quot;;IF(VLOOKUP([.E422];suspect_foods;3;0) &lt;&gt;[.E422];VLOOKUP([.E42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9" calcext:value-type="date">
            <text:p>29/06/25</text:p>
          </table:table-cell>
          <table:table-cell table:style-name="ce5" office:value-type="string" calcext:value-type="string">
            <text:p>20:07</text:p>
          </table:table-cell>
          <table:table-cell table:style-name="ce8" table:formula="of:=IF(ISERROR(IF(VLOOKUP([.E423];suspect_foods;3;0)&lt;&gt;[.E423];&quot;X&quot;;&quot;&quot;));&quot;&quot;;IF(VLOOKUP([.E423];suspect_foods;3;0)&lt;&gt;[.E42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423]=&quot;X&quot;;IF(VLOOKUP([.E423];suspect_foods;3;0) &lt;&gt;[.E423];VLOOKUP([.E42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9" calcext:value-type="date">
            <text:p>29/06/25</text:p>
          </table:table-cell>
          <table:table-cell table:style-name="ce5" office:value-type="string" calcext:value-type="string">
            <text:p>20:07</text:p>
          </table:table-cell>
          <table:table-cell table:style-name="ce8" table:formula="of:=IF(ISERROR(IF(VLOOKUP([.E424];suspect_foods;3;0)&lt;&gt;[.E424];&quot;X&quot;;&quot;&quot;));&quot;&quot;;IF(VLOOKUP([.E424];suspect_foods;3;0)&lt;&gt;[.E42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424]=&quot;X&quot;;IF(VLOOKUP([.E424];suspect_foods;3;0) &lt;&gt;[.E424];VLOOKUP([.E42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9" calcext:value-type="date">
            <text:p>29/06/25</text:p>
          </table:table-cell>
          <table:table-cell table:style-name="ce5" office:value-type="string" calcext:value-type="string">
            <text:p>20:07</text:p>
          </table:table-cell>
          <table:table-cell table:style-name="ce8" table:formula="of:=IF(ISERROR(IF(VLOOKUP([.E425];suspect_foods;3;0)&lt;&gt;[.E425];&quot;X&quot;;&quot;&quot;));&quot;&quot;;IF(VLOOKUP([.E425];suspect_foods;3;0)&lt;&gt;[.E42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425]=&quot;X&quot;;IF(VLOOKUP([.E425];suspect_foods;3;0) &lt;&gt;[.E425];VLOOKUP([.E42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9" calcext:value-type="date">
            <text:p>29/06/25</text:p>
          </table:table-cell>
          <table:table-cell table:style-name="ce5" office:value-type="string" calcext:value-type="string">
            <text:p>20:07</text:p>
          </table:table-cell>
          <table:table-cell table:style-name="ce8" table:formula="of:=IF(ISERROR(IF(VLOOKUP([.E426];suspect_foods;3;0)&lt;&gt;[.E426];&quot;X&quot;;&quot;&quot;));&quot;&quot;;IF(VLOOKUP([.E426];suspect_foods;3;0)&lt;&gt;[.E42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426]=&quot;X&quot;;IF(VLOOKUP([.E426];suspect_foods;3;0) &lt;&gt;[.E426];VLOOKUP([.E42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9" calcext:value-type="date">
            <text:p>29/06/25</text:p>
          </table:table-cell>
          <table:table-cell table:style-name="ce5" office:value-type="string" calcext:value-type="string">
            <text:p>20:07</text:p>
          </table:table-cell>
          <table:table-cell table:style-name="ce8" table:formula="of:=IF(ISERROR(IF(VLOOKUP([.E427];suspect_foods;3;0)&lt;&gt;[.E427];&quot;X&quot;;&quot;&quot;));&quot;&quot;;IF(VLOOKUP([.E427];suspect_foods;3;0)&lt;&gt;[.E42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otatoes</text:p>
          </table:table-cell>
          <table:table-cell table:style-name="ce11" table:formula="of:=IF([.C427]=&quot;X&quot;;IF(VLOOKUP([.E427];suspect_foods;3;0) &lt;&gt;[.E427];VLOOKUP([.E42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9" calcext:value-type="date">
            <text:p>29/06/25</text:p>
          </table:table-cell>
          <table:table-cell table:style-name="ce5" office:value-type="string" calcext:value-type="string">
            <text:p>20:08</text:p>
          </table:table-cell>
          <table:table-cell table:style-name="ce8" table:formula="of:=IF(ISERROR(IF(VLOOKUP([.E428];suspect_foods;3;0)&lt;&gt;[.E428];&quot;X&quot;;&quot;&quot;));&quot;&quot;;IF(VLOOKUP([.E428];suspect_foods;3;0)&lt;&gt;[.E42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rrot</text:p>
          </table:table-cell>
          <table:table-cell table:style-name="ce11" table:formula="of:=IF([.C428]=&quot;X&quot;;IF(VLOOKUP([.E428];suspect_foods;3;0) &lt;&gt;[.E428];VLOOKUP([.E42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9" calcext:value-type="date">
            <text:p>29/06/25</text:p>
          </table:table-cell>
          <table:table-cell table:style-name="ce5" office:value-type="string" calcext:value-type="string">
            <text:p>21:18</text:p>
          </table:table-cell>
          <table:table-cell table:style-name="ce8" table:formula="of:=IF(ISERROR(IF(VLOOKUP([.E429];suspect_foods;3;0)&lt;&gt;[.E429];&quot;X&quot;;&quot;&quot;));&quot;&quot;;IF(VLOOKUP([.E429];suspect_foods;3;0)&lt;&gt;[.E42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pple</text:p>
          </table:table-cell>
          <table:table-cell table:style-name="ce11" table:formula="of:=IF([.C429]=&quot;X&quot;;IF(VLOOKUP([.E429];suspect_foods;3;0) &lt;&gt;[.E429];VLOOKUP([.E42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29" calcext:value-type="date">
            <text:p>29/06/25</text:p>
          </table:table-cell>
          <table:table-cell table:style-name="ce5" office:value-type="string" calcext:value-type="string">
            <text:p>21:18</text:p>
          </table:table-cell>
          <table:table-cell table:style-name="ce8" table:formula="of:=IF(ISERROR(IF(VLOOKUP([.E430];suspect_foods;3;0)&lt;&gt;[.E430];&quot;X&quot;;&quot;&quot;));&quot;&quot;;IF(VLOOKUP([.E430];suspect_foods;3;0)&lt;&gt;[.E43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trawberries</text:p>
          </table:table-cell>
          <table:table-cell table:style-name="ce11" table:formula="of:=IF([.C430]=&quot;X&quot;;IF(VLOOKUP([.E430];suspect_foods;3;0) &lt;&gt;[.E430];VLOOKUP([.E43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30" calcext:value-type="date">
            <text:p>30/06/25</text:p>
          </table:table-cell>
          <table:table-cell table:style-name="ce5" office:value-type="string" calcext:value-type="string">
            <text:p>09:55</text:p>
          </table:table-cell>
          <table:table-cell table:style-name="ce8" table:formula="of:=IF(ISERROR(IF(VLOOKUP([.E431];suspect_foods;3;0)&lt;&gt;[.E431];&quot;X&quot;;&quot;&quot;));&quot;&quot;;IF(VLOOKUP([.E431];suspect_foods;3;0)&lt;&gt;[.E43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431]=&quot;X&quot;;IF(VLOOKUP([.E431];suspect_foods;3;0) &lt;&gt;[.E431];VLOOKUP([.E43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30" calcext:value-type="date">
            <text:p>30/06/25</text:p>
          </table:table-cell>
          <table:table-cell table:style-name="ce5" office:value-type="string" calcext:value-type="string">
            <text:p>09:55</text:p>
          </table:table-cell>
          <table:table-cell table:style-name="ce8" table:formula="of:=IF(ISERROR(IF(VLOOKUP([.E432];suspect_foods;3;0)&lt;&gt;[.E432];&quot;X&quot;;&quot;&quot;));&quot;&quot;;IF(VLOOKUP([.E432];suspect_foods;3;0)&lt;&gt;[.E43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432]=&quot;X&quot;;IF(VLOOKUP([.E432];suspect_foods;3;0) &lt;&gt;[.E432];VLOOKUP([.E43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30" calcext:value-type="date">
            <text:p>30/06/25</text:p>
          </table:table-cell>
          <table:table-cell table:style-name="ce5" office:value-type="string" calcext:value-type="string">
            <text:p>09:55</text:p>
          </table:table-cell>
          <table:table-cell table:style-name="ce8" table:formula="of:=IF(ISERROR(IF(VLOOKUP([.E433];suspect_foods;3;0)&lt;&gt;[.E433];&quot;X&quot;;&quot;&quot;));&quot;&quot;;IF(VLOOKUP([.E433];suspect_foods;3;0)&lt;&gt;[.E43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433]=&quot;X&quot;;IF(VLOOKUP([.E433];suspect_foods;3;0) &lt;&gt;[.E433];VLOOKUP([.E43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30" calcext:value-type="date">
            <text:p>30/06/25</text:p>
          </table:table-cell>
          <table:table-cell table:style-name="ce5" office:value-type="string" calcext:value-type="string">
            <text:p>09:55</text:p>
          </table:table-cell>
          <table:table-cell table:style-name="ce8" table:formula="of:=IF(ISERROR(IF(VLOOKUP([.E434];suspect_foods;3;0)&lt;&gt;[.E434];&quot;X&quot;;&quot;&quot;));&quot;&quot;;IF(VLOOKUP([.E434];suspect_foods;3;0)&lt;&gt;[.E43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434]=&quot;X&quot;;IF(VLOOKUP([.E434];suspect_foods;3;0) &lt;&gt;[.E434];VLOOKUP([.E43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30" calcext:value-type="date">
            <text:p>30/06/25</text:p>
          </table:table-cell>
          <table:table-cell table:style-name="ce5" office:value-type="string" calcext:value-type="string">
            <text:p>13:02</text:p>
          </table:table-cell>
          <table:table-cell table:style-name="ce8" table:formula="of:=IF(ISERROR(IF(VLOOKUP([.E435];suspect_foods;3;0)&lt;&gt;[.E435];&quot;X&quot;;&quot;&quot;));&quot;&quot;;IF(VLOOKUP([.E435];suspect_foods;3;0)&lt;&gt;[.E43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435]=&quot;X&quot;;IF(VLOOKUP([.E435];suspect_foods;3;0) &lt;&gt;[.E435];VLOOKUP([.E43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30" calcext:value-type="date">
            <text:p>30/06/25</text:p>
          </table:table-cell>
          <table:table-cell table:style-name="ce5" office:value-type="string" calcext:value-type="string">
            <text:p>13:02</text:p>
          </table:table-cell>
          <table:table-cell table:style-name="ce8" table:formula="of:=IF(ISERROR(IF(VLOOKUP([.E436];suspect_foods;3;0)&lt;&gt;[.E436];&quot;X&quot;;&quot;&quot;));&quot;&quot;;IF(VLOOKUP([.E436];suspect_foods;3;0)&lt;&gt;[.E436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Frozen Burgers</text:p>
          </table:table-cell>
          <table:table-cell table:style-name="ce11" table:formula="of:=IF([.C436]=&quot;X&quot;;IF(VLOOKUP([.E436];suspect_foods;3;0) &lt;&gt;[.E436];VLOOKUP([.E436];suspect_foods;3;0);&quot;&quot;);&quot;&quot;)" office:value-type="string" office:string-value="Frozen Burgers - Wheat/Gluten" calcext:value-type="string">
            <text:p>Frozen Burgers - Wheat/Gluten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30" calcext:value-type="date">
            <text:p>30/06/25</text:p>
          </table:table-cell>
          <table:table-cell table:style-name="ce5" office:value-type="string" calcext:value-type="string">
            <text:p>13:02</text:p>
          </table:table-cell>
          <table:table-cell table:style-name="ce8" table:formula="of:=IF(ISERROR(IF(VLOOKUP([.E437];suspect_foods;3;0)&lt;&gt;[.E437];&quot;X&quot;;&quot;&quot;));&quot;&quot;;IF(VLOOKUP([.E437];suspect_foods;3;0)&lt;&gt;[.E43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(Promise) White Muffin Roll</text:p>
          </table:table-cell>
          <table:table-cell table:style-name="ce11" table:formula="of:=IF([.C437]=&quot;X&quot;;IF(VLOOKUP([.E437];suspect_foods;3;0) &lt;&gt;[.E437];VLOOKUP([.E43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30" calcext:value-type="date">
            <text:p>30/06/25</text:p>
          </table:table-cell>
          <table:table-cell table:style-name="ce5" office:value-type="string" calcext:value-type="string">
            <text:p>13:02</text:p>
          </table:table-cell>
          <table:table-cell table:style-name="ce8" table:formula="of:=IF(ISERROR(IF(VLOOKUP([.E438];suspect_foods;3;0)&lt;&gt;[.E438];&quot;X&quot;;&quot;&quot;));&quot;&quot;;IF(VLOOKUP([.E438];suspect_foods;3;0)&lt;&gt;[.E43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438]=&quot;X&quot;;IF(VLOOKUP([.E438];suspect_foods;3;0) &lt;&gt;[.E438];VLOOKUP([.E43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30" calcext:value-type="date">
            <text:p>30/06/25</text:p>
          </table:table-cell>
          <table:table-cell table:style-name="ce5" office:value-type="string" calcext:value-type="string">
            <text:p>13:02</text:p>
          </table:table-cell>
          <table:table-cell table:style-name="ce8" table:formula="of:=IF(ISERROR(IF(VLOOKUP([.E439];suspect_foods;3;0)&lt;&gt;[.E439];&quot;X&quot;;&quot;&quot;));&quot;&quot;;IF(VLOOKUP([.E439];suspect_foods;3;0)&lt;&gt;[.E43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439]=&quot;X&quot;;IF(VLOOKUP([.E439];suspect_foods;3;0) &lt;&gt;[.E439];VLOOKUP([.E43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30" calcext:value-type="date">
            <text:p>30/06/25</text:p>
          </table:table-cell>
          <table:table-cell table:style-name="ce5" office:value-type="string" calcext:value-type="string">
            <text:p>13:02</text:p>
          </table:table-cell>
          <table:table-cell table:style-name="ce8" table:formula="of:=IF(ISERROR(IF(VLOOKUP([.E440];suspect_foods;3;0)&lt;&gt;[.E440];&quot;X&quot;;&quot;&quot;));&quot;&quot;;IF(VLOOKUP([.E440];suspect_foods;3;0)&lt;&gt;[.E44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otatoes</text:p>
          </table:table-cell>
          <table:table-cell table:style-name="ce11" table:formula="of:=IF([.C440]=&quot;X&quot;;IF(VLOOKUP([.E440];suspect_foods;3;0) &lt;&gt;[.E440];VLOOKUP([.E44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30" calcext:value-type="date">
            <text:p>30/06/25</text:p>
          </table:table-cell>
          <table:table-cell table:style-name="ce5" office:value-type="string" calcext:value-type="string">
            <text:p>20:07</text:p>
          </table:table-cell>
          <table:table-cell table:style-name="ce8" table:formula="of:=IF(ISERROR(IF(VLOOKUP([.E441];suspect_foods;3;0)&lt;&gt;[.E441];&quot;X&quot;;&quot;&quot;));&quot;&quot;;IF(VLOOKUP([.E441];suspect_foods;3;0)&lt;&gt;[.E44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rrot</text:p>
          </table:table-cell>
          <table:table-cell table:style-name="ce11" table:formula="of:=IF([.C441]=&quot;X&quot;;IF(VLOOKUP([.E441];suspect_foods;3;0) &lt;&gt;[.E441];VLOOKUP([.E44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30" calcext:value-type="date">
            <text:p>30/06/25</text:p>
          </table:table-cell>
          <table:table-cell table:style-name="ce5" office:value-type="string" calcext:value-type="string">
            <text:p>20:07</text:p>
          </table:table-cell>
          <table:table-cell table:style-name="ce8" table:formula="of:=IF(ISERROR(IF(VLOOKUP([.E442];suspect_foods;3;0)&lt;&gt;[.E442];&quot;X&quot;;&quot;&quot;));&quot;&quot;;IF(VLOOKUP([.E442];suspect_foods;3;0)&lt;&gt;[.E44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442]=&quot;X&quot;;IF(VLOOKUP([.E442];suspect_foods;3;0) &lt;&gt;[.E442];VLOOKUP([.E44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30" calcext:value-type="date">
            <text:p>30/06/25</text:p>
          </table:table-cell>
          <table:table-cell table:style-name="ce5" office:value-type="string" calcext:value-type="string">
            <text:p>20:07</text:p>
          </table:table-cell>
          <table:table-cell table:style-name="ce8" table:formula="of:=IF(ISERROR(IF(VLOOKUP([.E443];suspect_foods;3;0)&lt;&gt;[.E443];&quot;X&quot;;&quot;&quot;));&quot;&quot;;IF(VLOOKUP([.E443];suspect_foods;3;0)&lt;&gt;[.E44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 seasoning</text:p>
          </table:table-cell>
          <table:table-cell table:style-name="ce11" table:formula="of:=IF([.C443]=&quot;X&quot;;IF(VLOOKUP([.E443];suspect_foods;3;0) &lt;&gt;[.E443];VLOOKUP([.E44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30" calcext:value-type="date">
            <text:p>30/06/25</text:p>
          </table:table-cell>
          <table:table-cell table:style-name="ce5" office:value-type="string" calcext:value-type="string">
            <text:p>20:07</text:p>
          </table:table-cell>
          <table:table-cell table:style-name="ce8" table:formula="of:=IF(ISERROR(IF(VLOOKUP([.E444];suspect_foods;3;0)&lt;&gt;[.E444];&quot;X&quot;;&quot;&quot;));&quot;&quot;;IF(VLOOKUP([.E444];suspect_foods;3;0)&lt;&gt;[.E44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444]=&quot;X&quot;;IF(VLOOKUP([.E444];suspect_foods;3;0) &lt;&gt;[.E444];VLOOKUP([.E44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30" calcext:value-type="date">
            <text:p>30/06/25</text:p>
          </table:table-cell>
          <table:table-cell table:style-name="ce5" office:value-type="string" calcext:value-type="string">
            <text:p>20:07</text:p>
          </table:table-cell>
          <table:table-cell table:style-name="ce8" table:formula="of:=IF(ISERROR(IF(VLOOKUP([.E445];suspect_foods;3;0)&lt;&gt;[.E445];&quot;X&quot;;&quot;&quot;));&quot;&quot;;IF(VLOOKUP([.E445];suspect_foods;3;0)&lt;&gt;[.E44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445]=&quot;X&quot;;IF(VLOOKUP([.E445];suspect_foods;3;0) &lt;&gt;[.E445];VLOOKUP([.E44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30" calcext:value-type="date">
            <text:p>30/06/25</text:p>
          </table:table-cell>
          <table:table-cell table:style-name="ce5" office:value-type="string" calcext:value-type="string">
            <text:p>20:07</text:p>
          </table:table-cell>
          <table:table-cell table:style-name="ce8" table:formula="of:=IF(ISERROR(IF(VLOOKUP([.E446];suspect_foods;3;0)&lt;&gt;[.E446];&quot;X&quot;;&quot;&quot;));&quot;&quot;;IF(VLOOKUP([.E446];suspect_foods;3;0)&lt;&gt;[.E44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446]=&quot;X&quot;;IF(VLOOKUP([.E446];suspect_foods;3;0) &lt;&gt;[.E446];VLOOKUP([.E44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30" calcext:value-type="date">
            <text:p>30/06/25</text:p>
          </table:table-cell>
          <table:table-cell table:style-name="ce5" office:value-type="string" calcext:value-type="string">
            <text:p>21:24</text:p>
          </table:table-cell>
          <table:table-cell table:style-name="ce8" table:formula="of:=IF(ISERROR(IF(VLOOKUP([.E447];suspect_foods;3;0)&lt;&gt;[.E447];&quot;X&quot;;&quot;&quot;));&quot;&quot;;IF(VLOOKUP([.E447];suspect_foods;3;0)&lt;&gt;[.E44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pple</text:p>
          </table:table-cell>
          <table:table-cell table:style-name="ce11" table:formula="of:=IF([.C447]=&quot;X&quot;;IF(VLOOKUP([.E447];suspect_foods;3;0) &lt;&gt;[.E447];VLOOKUP([.E44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6-30" calcext:value-type="date">
            <text:p>30/06/25</text:p>
          </table:table-cell>
          <table:table-cell table:style-name="ce5" office:value-type="string" calcext:value-type="string">
            <text:p>21:25</text:p>
          </table:table-cell>
          <table:table-cell table:style-name="ce8" table:formula="of:=IF(ISERROR(IF(VLOOKUP([.E448];suspect_foods;3;0)&lt;&gt;[.E448];&quot;X&quot;;&quot;&quot;));&quot;&quot;;IF(VLOOKUP([.E448];suspect_foods;3;0)&lt;&gt;[.E44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trawberries</text:p>
          </table:table-cell>
          <table:table-cell table:style-name="ce11" table:formula="of:=IF([.C448]=&quot;X&quot;;IF(VLOOKUP([.E448];suspect_foods;3;0) &lt;&gt;[.E448];VLOOKUP([.E44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1" calcext:value-type="date">
            <text:p>01/07/25</text:p>
          </table:table-cell>
          <table:table-cell table:style-name="ce5" office:value-type="string" calcext:value-type="string">
            <text:p>10:04</text:p>
          </table:table-cell>
          <table:table-cell table:style-name="ce8" table:formula="of:=IF(ISERROR(IF(VLOOKUP([.E449];suspect_foods;3;0)&lt;&gt;[.E449];&quot;X&quot;;&quot;&quot;));&quot;&quot;;IF(VLOOKUP([.E449];suspect_foods;3;0)&lt;&gt;[.E44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449]=&quot;X&quot;;IF(VLOOKUP([.E449];suspect_foods;3;0) &lt;&gt;[.E449];VLOOKUP([.E44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1" calcext:value-type="date">
            <text:p>01/07/25</text:p>
          </table:table-cell>
          <table:table-cell table:style-name="ce5" office:value-type="string" calcext:value-type="string">
            <text:p>10:04</text:p>
          </table:table-cell>
          <table:table-cell table:style-name="ce8" table:formula="of:=IF(ISERROR(IF(VLOOKUP([.E450];suspect_foods;3;0)&lt;&gt;[.E450];&quot;X&quot;;&quot;&quot;));&quot;&quot;;IF(VLOOKUP([.E450];suspect_foods;3;0)&lt;&gt;[.E45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450]=&quot;X&quot;;IF(VLOOKUP([.E450];suspect_foods;3;0) &lt;&gt;[.E450];VLOOKUP([.E45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1" calcext:value-type="date">
            <text:p>01/07/25</text:p>
          </table:table-cell>
          <table:table-cell table:style-name="ce5" office:value-type="string" calcext:value-type="string">
            <text:p>10:04</text:p>
          </table:table-cell>
          <table:table-cell table:style-name="ce8" table:formula="of:=IF(ISERROR(IF(VLOOKUP([.E451];suspect_foods;3;0)&lt;&gt;[.E451];&quot;X&quot;;&quot;&quot;));&quot;&quot;;IF(VLOOKUP([.E451];suspect_foods;3;0)&lt;&gt;[.E45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451]=&quot;X&quot;;IF(VLOOKUP([.E451];suspect_foods;3;0) &lt;&gt;[.E451];VLOOKUP([.E45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1" calcext:value-type="date">
            <text:p>01/07/25</text:p>
          </table:table-cell>
          <table:table-cell table:style-name="ce5" office:value-type="string" calcext:value-type="string">
            <text:p>10:04</text:p>
          </table:table-cell>
          <table:table-cell table:style-name="ce8" table:formula="of:=IF(ISERROR(IF(VLOOKUP([.E452];suspect_foods;3;0)&lt;&gt;[.E452];&quot;X&quot;;&quot;&quot;));&quot;&quot;;IF(VLOOKUP([.E452];suspect_foods;3;0)&lt;&gt;[.E45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452]=&quot;X&quot;;IF(VLOOKUP([.E452];suspect_foods;3;0) &lt;&gt;[.E452];VLOOKUP([.E45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1" calcext:value-type="date">
            <text:p>01/07/25</text:p>
          </table:table-cell>
          <table:table-cell table:style-name="ce5" office:value-type="string" calcext:value-type="string">
            <text:p>13:29</text:p>
          </table:table-cell>
          <table:table-cell table:style-name="ce8" table:formula="of:=IF(ISERROR(IF(VLOOKUP([.E453];suspect_foods;3;0)&lt;&gt;[.E453];&quot;X&quot;;&quot;&quot;));&quot;&quot;;IF(VLOOKUP([.E453];suspect_foods;3;0)&lt;&gt;[.E453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elery</text:p>
          </table:table-cell>
          <table:table-cell table:style-name="ce11" table:formula="of:=IF([.C453]=&quot;X&quot;;IF(VLOOKUP([.E453];suspect_foods;3;0) &lt;&gt;[.E453];VLOOKUP([.E453];suspect_foods;3;0);&quot;&quot;);&quot;&quot;)" office:value-type="string" office:string-value="Celery Allergenic" calcext:value-type="string">
            <text:p>Celery Allergenic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1" calcext:value-type="date">
            <text:p>01/07/25</text:p>
          </table:table-cell>
          <table:table-cell table:style-name="ce5" office:value-type="string" calcext:value-type="string">
            <text:p>13:29</text:p>
          </table:table-cell>
          <table:table-cell table:style-name="ce8" table:formula="of:=IF(ISERROR(IF(VLOOKUP([.E454];suspect_foods;3;0)&lt;&gt;[.E454];&quot;X&quot;;&quot;&quot;));&quot;&quot;;IF(VLOOKUP([.E454];suspect_foods;3;0)&lt;&gt;[.E45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454]=&quot;X&quot;;IF(VLOOKUP([.E454];suspect_foods;3;0) &lt;&gt;[.E454];VLOOKUP([.E45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1" calcext:value-type="date">
            <text:p>01/07/25</text:p>
          </table:table-cell>
          <table:table-cell table:style-name="ce5" office:value-type="string" calcext:value-type="string">
            <text:p>13:29</text:p>
          </table:table-cell>
          <table:table-cell table:style-name="ce8" table:formula="of:=IF(ISERROR(IF(VLOOKUP([.E455];suspect_foods;3;0)&lt;&gt;[.E455];&quot;X&quot;;&quot;&quot;));&quot;&quot;;IF(VLOOKUP([.E455];suspect_foods;3;0)&lt;&gt;[.E45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455]=&quot;X&quot;;IF(VLOOKUP([.E455];suspect_foods;3;0) &lt;&gt;[.E455];VLOOKUP([.E45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1" calcext:value-type="date">
            <text:p>01/07/25</text:p>
          </table:table-cell>
          <table:table-cell table:style-name="ce5" office:value-type="string" calcext:value-type="string">
            <text:p>13:29</text:p>
          </table:table-cell>
          <table:table-cell table:style-name="ce8" table:formula="of:=IF(ISERROR(IF(VLOOKUP([.E456];suspect_foods;3;0)&lt;&gt;[.E456];&quot;X&quot;;&quot;&quot;));&quot;&quot;;IF(VLOOKUP([.E456];suspect_foods;3;0)&lt;&gt;[.E45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Sourdough Bread Slice</text:p>
          </table:table-cell>
          <table:table-cell table:style-name="ce11" table:formula="of:=IF([.C456]=&quot;X&quot;;IF(VLOOKUP([.E456];suspect_foods;3;0) &lt;&gt;[.E456];VLOOKUP([.E45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1" calcext:value-type="date">
            <text:p>01/07/25</text:p>
          </table:table-cell>
          <table:table-cell table:style-name="ce5" office:value-type="string" calcext:value-type="string">
            <text:p>13:29</text:p>
          </table:table-cell>
          <table:table-cell table:style-name="ce8" table:formula="of:=IF(ISERROR(IF(VLOOKUP([.E457];suspect_foods;3;0)&lt;&gt;[.E457];&quot;X&quot;;&quot;&quot;));&quot;&quot;;IF(VLOOKUP([.E457];suspect_foods;3;0)&lt;&gt;[.E45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457]=&quot;X&quot;;IF(VLOOKUP([.E457];suspect_foods;3;0) &lt;&gt;[.E457];VLOOKUP([.E45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1" calcext:value-type="date">
            <text:p>01/07/25</text:p>
          </table:table-cell>
          <table:table-cell table:style-name="ce5" office:value-type="string" calcext:value-type="string">
            <text:p>13:29</text:p>
          </table:table-cell>
          <table:table-cell table:style-name="ce8" table:formula="of:=IF(ISERROR(IF(VLOOKUP([.E458];suspect_foods;3;0)&lt;&gt;[.E458];&quot;X&quot;;&quot;&quot;));&quot;&quot;;IF(VLOOKUP([.E458];suspect_foods;3;0)&lt;&gt;[.E45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458]=&quot;X&quot;;IF(VLOOKUP([.E458];suspect_foods;3;0) &lt;&gt;[.E458];VLOOKUP([.E45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1" calcext:value-type="date">
            <text:p>01/07/25</text:p>
          </table:table-cell>
          <table:table-cell table:style-name="ce5" office:value-type="string" calcext:value-type="string">
            <text:p>20:53</text:p>
          </table:table-cell>
          <table:table-cell table:style-name="ce8" table:formula="of:=IF(ISERROR(IF(VLOOKUP([.E459];suspect_foods;3;0)&lt;&gt;[.E459];&quot;X&quot;;&quot;&quot;));&quot;&quot;;IF(VLOOKUP([.E459];suspect_foods;3;0)&lt;&gt;[.E45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pple</text:p>
          </table:table-cell>
          <table:table-cell table:style-name="ce11" table:formula="of:=IF([.C459]=&quot;X&quot;;IF(VLOOKUP([.E459];suspect_foods;3;0) &lt;&gt;[.E459];VLOOKUP([.E45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1" calcext:value-type="date">
            <text:p>01/07/25</text:p>
          </table:table-cell>
          <table:table-cell table:style-name="ce5" office:value-type="string" calcext:value-type="string">
            <text:p>20:53</text:p>
          </table:table-cell>
          <table:table-cell table:style-name="ce8" table:formula="of:=IF(ISERROR(IF(VLOOKUP([.E460];suspect_foods;3;0)&lt;&gt;[.E460];&quot;X&quot;;&quot;&quot;));&quot;&quot;;IF(VLOOKUP([.E460];suspect_foods;3;0)&lt;&gt;[.E46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rrot</text:p>
          </table:table-cell>
          <table:table-cell table:style-name="ce11" table:formula="of:=IF([.C460]=&quot;X&quot;;IF(VLOOKUP([.E460];suspect_foods;3;0) &lt;&gt;[.E460];VLOOKUP([.E46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1" calcext:value-type="date">
            <text:p>01/07/25</text:p>
          </table:table-cell>
          <table:table-cell table:style-name="ce5" office:value-type="string" calcext:value-type="string">
            <text:p>20:53</text:p>
          </table:table-cell>
          <table:table-cell table:style-name="ce8" table:formula="of:=IF(ISERROR(IF(VLOOKUP([.E461];suspect_foods;3;0)&lt;&gt;[.E461];&quot;X&quot;;&quot;&quot;));&quot;&quot;;IF(VLOOKUP([.E461];suspect_foods;3;0)&lt;&gt;[.E461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elery</text:p>
          </table:table-cell>
          <table:table-cell table:style-name="ce11" table:formula="of:=IF([.C461]=&quot;X&quot;;IF(VLOOKUP([.E461];suspect_foods;3;0) &lt;&gt;[.E461];VLOOKUP([.E461];suspect_foods;3;0);&quot;&quot;);&quot;&quot;)" office:value-type="string" office:string-value="Celery Allergenic" calcext:value-type="string">
            <text:p>Celery Allergenic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1" calcext:value-type="date">
            <text:p>01/07/25</text:p>
          </table:table-cell>
          <table:table-cell table:style-name="ce5" office:value-type="string" calcext:value-type="string">
            <text:p>20:53</text:p>
          </table:table-cell>
          <table:table-cell table:style-name="ce8" table:formula="of:=IF(ISERROR(IF(VLOOKUP([.E462];suspect_foods;3;0)&lt;&gt;[.E462];&quot;X&quot;;&quot;&quot;));&quot;&quot;;IF(VLOOKUP([.E462];suspect_foods;3;0)&lt;&gt;[.E46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462]=&quot;X&quot;;IF(VLOOKUP([.E462];suspect_foods;3;0) &lt;&gt;[.E462];VLOOKUP([.E46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1" calcext:value-type="date">
            <text:p>01/07/25</text:p>
          </table:table-cell>
          <table:table-cell table:style-name="ce5" office:value-type="string" calcext:value-type="string">
            <text:p>20:53</text:p>
          </table:table-cell>
          <table:table-cell table:style-name="ce8" table:formula="of:=IF(ISERROR(IF(VLOOKUP([.E463];suspect_foods;3;0)&lt;&gt;[.E463];&quot;X&quot;;&quot;&quot;));&quot;&quot;;IF(VLOOKUP([.E463];suspect_foods;3;0)&lt;&gt;[.E46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463]=&quot;X&quot;;IF(VLOOKUP([.E463];suspect_foods;3;0) &lt;&gt;[.E463];VLOOKUP([.E46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1" calcext:value-type="date">
            <text:p>01/07/25</text:p>
          </table:table-cell>
          <table:table-cell table:style-name="ce5" office:value-type="string" calcext:value-type="string">
            <text:p>20:53</text:p>
          </table:table-cell>
          <table:table-cell table:style-name="ce8" table:formula="of:=IF(ISERROR(IF(VLOOKUP([.E464];suspect_foods;3;0)&lt;&gt;[.E464];&quot;X&quot;;&quot;&quot;));&quot;&quot;;IF(VLOOKUP([.E464];suspect_foods;3;0)&lt;&gt;[.E46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otatoes</text:p>
          </table:table-cell>
          <table:table-cell table:style-name="ce11" table:formula="of:=IF([.C464]=&quot;X&quot;;IF(VLOOKUP([.E464];suspect_foods;3;0) &lt;&gt;[.E464];VLOOKUP([.E46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1" calcext:value-type="date">
            <text:p>01/07/25</text:p>
          </table:table-cell>
          <table:table-cell table:style-name="ce5" office:value-type="string" calcext:value-type="string">
            <text:p>20:53</text:p>
          </table:table-cell>
          <table:table-cell table:style-name="ce8" table:formula="of:=IF(ISERROR(IF(VLOOKUP([.E465];suspect_foods;3;0)&lt;&gt;[.E465];&quot;X&quot;;&quot;&quot;));&quot;&quot;;IF(VLOOKUP([.E465];suspect_foods;3;0)&lt;&gt;[.E46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Roast Pork</text:p>
          </table:table-cell>
          <table:table-cell table:style-name="ce11" table:formula="of:=IF([.C465]=&quot;X&quot;;IF(VLOOKUP([.E465];suspect_foods;3;0) &lt;&gt;[.E465];VLOOKUP([.E46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1" calcext:value-type="date">
            <text:p>01/07/25</text:p>
          </table:table-cell>
          <table:table-cell table:style-name="ce5" office:value-type="string" calcext:value-type="string">
            <text:p>20:53</text:p>
          </table:table-cell>
          <table:table-cell table:style-name="ce8" table:formula="of:=IF(ISERROR(IF(VLOOKUP([.E466];suspect_foods;3;0)&lt;&gt;[.E466];&quot;X&quot;;&quot;&quot;));&quot;&quot;;IF(VLOOKUP([.E466];suspect_foods;3;0)&lt;&gt;[.E46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trawberries</text:p>
          </table:table-cell>
          <table:table-cell table:style-name="ce11" table:formula="of:=IF([.C466]=&quot;X&quot;;IF(VLOOKUP([.E466];suspect_foods;3;0) &lt;&gt;[.E466];VLOOKUP([.E46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2" calcext:value-type="date">
            <text:p>02/07/25</text:p>
          </table:table-cell>
          <table:table-cell table:style-name="ce5" office:value-type="string" calcext:value-type="string">
            <text:p>08:28</text:p>
          </table:table-cell>
          <table:table-cell table:style-name="ce8" table:formula="of:=IF(ISERROR(IF(VLOOKUP([.E467];suspect_foods;3;0)&lt;&gt;[.E467];&quot;X&quot;;&quot;&quot;));&quot;&quot;;IF(VLOOKUP([.E467];suspect_foods;3;0)&lt;&gt;[.E46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467]=&quot;X&quot;;IF(VLOOKUP([.E467];suspect_foods;3;0) &lt;&gt;[.E467];VLOOKUP([.E46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2" calcext:value-type="date">
            <text:p>02/07/25</text:p>
          </table:table-cell>
          <table:table-cell table:style-name="ce5" office:value-type="string" calcext:value-type="string">
            <text:p>08:28</text:p>
          </table:table-cell>
          <table:table-cell table:style-name="ce8" table:formula="of:=IF(ISERROR(IF(VLOOKUP([.E468];suspect_foods;3;0)&lt;&gt;[.E468];&quot;X&quot;;&quot;&quot;));&quot;&quot;;IF(VLOOKUP([.E468];suspect_foods;3;0)&lt;&gt;[.E46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468]=&quot;X&quot;;IF(VLOOKUP([.E468];suspect_foods;3;0) &lt;&gt;[.E468];VLOOKUP([.E46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2" calcext:value-type="date">
            <text:p>02/07/25</text:p>
          </table:table-cell>
          <table:table-cell table:style-name="ce5" office:value-type="string" calcext:value-type="string">
            <text:p>08:28</text:p>
          </table:table-cell>
          <table:table-cell table:style-name="ce8" table:formula="of:=IF(ISERROR(IF(VLOOKUP([.E469];suspect_foods;3;0)&lt;&gt;[.E469];&quot;X&quot;;&quot;&quot;));&quot;&quot;;IF(VLOOKUP([.E469];suspect_foods;3;0)&lt;&gt;[.E46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469]=&quot;X&quot;;IF(VLOOKUP([.E469];suspect_foods;3;0) &lt;&gt;[.E469];VLOOKUP([.E46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2" calcext:value-type="date">
            <text:p>02/07/25</text:p>
          </table:table-cell>
          <table:table-cell table:style-name="ce5" office:value-type="string" calcext:value-type="string">
            <text:p>08:28</text:p>
          </table:table-cell>
          <table:table-cell table:style-name="ce8" table:formula="of:=IF(ISERROR(IF(VLOOKUP([.E470];suspect_foods;3;0)&lt;&gt;[.E470];&quot;X&quot;;&quot;&quot;));&quot;&quot;;IF(VLOOKUP([.E470];suspect_foods;3;0)&lt;&gt;[.E47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470]=&quot;X&quot;;IF(VLOOKUP([.E470];suspect_foods;3;0) &lt;&gt;[.E470];VLOOKUP([.E47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2" calcext:value-type="date">
            <text:p>02/07/25</text:p>
          </table:table-cell>
          <table:table-cell table:style-name="ce5" office:value-type="string" calcext:value-type="string">
            <text:p>12:39</text:p>
          </table:table-cell>
          <table:table-cell table:style-name="ce8" table:formula="of:=IF(ISERROR(IF(VLOOKUP([.E471];suspect_foods;3;0)&lt;&gt;[.E471];&quot;X&quot;;&quot;&quot;));&quot;&quot;;IF(VLOOKUP([.E471];suspect_foods;3;0)&lt;&gt;[.E47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rrot</text:p>
          </table:table-cell>
          <table:table-cell table:style-name="ce11" table:formula="of:=IF([.C471]=&quot;X&quot;;IF(VLOOKUP([.E471];suspect_foods;3;0) &lt;&gt;[.E471];VLOOKUP([.E47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2" calcext:value-type="date">
            <text:p>02/07/25</text:p>
          </table:table-cell>
          <table:table-cell table:style-name="ce5" office:value-type="string" calcext:value-type="string">
            <text:p>12:39</text:p>
          </table:table-cell>
          <table:table-cell table:style-name="ce8" table:formula="of:=IF(ISERROR(IF(VLOOKUP([.E472];suspect_foods;3;0)&lt;&gt;[.E472];&quot;X&quot;;&quot;&quot;));&quot;&quot;;IF(VLOOKUP([.E472];suspect_foods;3;0)&lt;&gt;[.E47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472]=&quot;X&quot;;IF(VLOOKUP([.E472];suspect_foods;3;0) &lt;&gt;[.E472];VLOOKUP([.E47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2" calcext:value-type="date">
            <text:p>02/07/25</text:p>
          </table:table-cell>
          <table:table-cell table:style-name="ce5" office:value-type="string" calcext:value-type="string">
            <text:p>12:39</text:p>
          </table:table-cell>
          <table:table-cell table:style-name="ce8" table:formula="of:=IF(ISERROR(IF(VLOOKUP([.E473];suspect_foods;3;0)&lt;&gt;[.E473];&quot;X&quot;;&quot;&quot;));&quot;&quot;;IF(VLOOKUP([.E473];suspect_foods;3;0)&lt;&gt;[.E47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Seeded Roll</text:p>
          </table:table-cell>
          <table:table-cell table:style-name="ce11" table:formula="of:=IF([.C473]=&quot;X&quot;;IF(VLOOKUP([.E473];suspect_foods;3;0) &lt;&gt;[.E473];VLOOKUP([.E47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2" calcext:value-type="date">
            <text:p>02/07/25</text:p>
          </table:table-cell>
          <table:table-cell table:style-name="ce5" office:value-type="string" calcext:value-type="string">
            <text:p>12:39</text:p>
          </table:table-cell>
          <table:table-cell table:style-name="ce8" table:formula="of:=IF(ISERROR(IF(VLOOKUP([.E474];suspect_foods;3;0)&lt;&gt;[.E474];&quot;X&quot;;&quot;&quot;));&quot;&quot;;IF(VLOOKUP([.E474];suspect_foods;3;0)&lt;&gt;[.E47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474]=&quot;X&quot;;IF(VLOOKUP([.E474];suspect_foods;3;0) &lt;&gt;[.E474];VLOOKUP([.E47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2" calcext:value-type="date">
            <text:p>02/07/25</text:p>
          </table:table-cell>
          <table:table-cell table:style-name="ce5" office:value-type="string" calcext:value-type="string">
            <text:p>12:39</text:p>
          </table:table-cell>
          <table:table-cell table:style-name="ce8" table:formula="of:=IF(ISERROR(IF(VLOOKUP([.E475];suspect_foods;3;0)&lt;&gt;[.E475];&quot;X&quot;;&quot;&quot;));&quot;&quot;;IF(VLOOKUP([.E475];suspect_foods;3;0)&lt;&gt;[.E47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475]=&quot;X&quot;;IF(VLOOKUP([.E475];suspect_foods;3;0) &lt;&gt;[.E475];VLOOKUP([.E47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2" calcext:value-type="date">
            <text:p>02/07/25</text:p>
          </table:table-cell>
          <table:table-cell table:style-name="ce5" office:value-type="string" calcext:value-type="string">
            <text:p>12:39</text:p>
          </table:table-cell>
          <table:table-cell table:style-name="ce8" table:formula="of:=IF(ISERROR(IF(VLOOKUP([.E476];suspect_foods;3;0)&lt;&gt;[.E476];&quot;X&quot;;&quot;&quot;));&quot;&quot;;IF(VLOOKUP([.E476];suspect_foods;3;0)&lt;&gt;[.E47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mash Burger (Fresh)</text:p>
          </table:table-cell>
          <table:table-cell table:style-name="ce11" table:formula="of:=IF([.C476]=&quot;X&quot;;IF(VLOOKUP([.E476];suspect_foods;3;0) &lt;&gt;[.E476];VLOOKUP([.E47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2" calcext:value-type="date">
            <text:p>02/07/25</text:p>
          </table:table-cell>
          <table:table-cell table:style-name="ce5" office:value-type="string" calcext:value-type="string">
            <text:p>12:41</text:p>
          </table:table-cell>
          <table:table-cell table:style-name="ce8" table:formula="of:=IF(ISERROR(IF(VLOOKUP([.E477];suspect_foods;3;0)&lt;&gt;[.E477];&quot;X&quot;;&quot;&quot;));&quot;&quot;;IF(VLOOKUP([.E477];suspect_foods;3;0)&lt;&gt;[.E47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otatoes</text:p>
          </table:table-cell>
          <table:table-cell table:style-name="ce11" table:formula="of:=IF([.C477]=&quot;X&quot;;IF(VLOOKUP([.E477];suspect_foods;3;0) &lt;&gt;[.E477];VLOOKUP([.E47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3">
          <table:table-cell table:style-name="ce2" office:value-type="date" office:date-value="2025-07-02" calcext:value-type="date">
            <text:p>02/07/25</text:p>
          </table:table-cell>
          <table:table-cell table:style-name="ce5" office:value-type="string" calcext:value-type="string">
            <text:p>12:41</text:p>
          </table:table-cell>
          <table:table-cell table:style-name="ce8" table:formula="of:=IF(ISERROR(IF(VLOOKUP([.E478];suspect_foods;3;0)&lt;&gt;[.E478];&quot;X&quot;;&quot;&quot;));&quot;&quot;;IF(VLOOKUP([.E478];suspect_foods;3;0)&lt;&gt;[.E478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weetcorn &amp; Red Pepper Relish</text:p>
          </table:table-cell>
          <table:table-cell table:style-name="ce11" table:formula="of:=IF([.C478]=&quot;X&quot;;IF(VLOOKUP([.E478];suspect_foods;3;0) &lt;&gt;[.E478];VLOOKUP([.E478];suspect_foods;3;0);&quot;&quot;);&quot;&quot;)" office:value-type="string" office:string-value="Sweetcorn &amp; Red Pepper Relish – HISTAMINE – Red Pepper" calcext:value-type="string">
            <text:p>Sweetcorn &amp; Red Pepper Relish – HISTAMINE – Red Pepper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2" calcext:value-type="date">
            <text:p>02/07/25</text:p>
          </table:table-cell>
          <table:table-cell table:style-name="ce5" office:value-type="string" calcext:value-type="string">
            <text:p>20:18</text:p>
          </table:table-cell>
          <table:table-cell table:style-name="ce8" table:formula="of:=IF(ISERROR(IF(VLOOKUP([.E479];suspect_foods;3;0)&lt;&gt;[.E479];&quot;X&quot;;&quot;&quot;));&quot;&quot;;IF(VLOOKUP([.E479];suspect_foods;3;0)&lt;&gt;[.E47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479]=&quot;X&quot;;IF(VLOOKUP([.E479];suspect_foods;3;0) &lt;&gt;[.E479];VLOOKUP([.E47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2" calcext:value-type="date">
            <text:p>02/07/25</text:p>
          </table:table-cell>
          <table:table-cell table:style-name="ce5" office:value-type="string" calcext:value-type="string">
            <text:p>20:19</text:p>
          </table:table-cell>
          <table:table-cell table:style-name="ce8" table:formula="of:=IF(ISERROR(IF(VLOOKUP([.E480];suspect_foods;3;0)&lt;&gt;[.E480];&quot;X&quot;;&quot;&quot;));&quot;&quot;;IF(VLOOKUP([.E480];suspect_foods;3;0)&lt;&gt;[.E48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otatoes</text:p>
          </table:table-cell>
          <table:table-cell table:style-name="ce11" table:formula="of:=IF([.C480]=&quot;X&quot;;IF(VLOOKUP([.E480];suspect_foods;3;0) &lt;&gt;[.E480];VLOOKUP([.E48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2" calcext:value-type="date">
            <text:p>02/07/25</text:p>
          </table:table-cell>
          <table:table-cell table:style-name="ce5" office:value-type="string" calcext:value-type="string">
            <text:p>20:19</text:p>
          </table:table-cell>
          <table:table-cell table:style-name="ce8" table:formula="of:=IF(ISERROR(IF(VLOOKUP([.E481];suspect_foods;3;0)&lt;&gt;[.E481];&quot;X&quot;;&quot;&quot;));&quot;&quot;;IF(VLOOKUP([.E481];suspect_foods;3;0)&lt;&gt;[.E48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Egg</text:p>
          </table:table-cell>
          <table:table-cell table:style-name="ce11" table:formula="of:=IF([.C481]=&quot;X&quot;;IF(VLOOKUP([.E481];suspect_foods;3;0) &lt;&gt;[.E481];VLOOKUP([.E48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2" calcext:value-type="date">
            <text:p>02/07/25</text:p>
          </table:table-cell>
          <table:table-cell table:style-name="ce5" office:value-type="string" calcext:value-type="string">
            <text:p>20:20</text:p>
          </table:table-cell>
          <table:table-cell table:style-name="ce8" table:formula="of:=IF(ISERROR(IF(VLOOKUP([.E482];suspect_foods;3;0)&lt;&gt;[.E482];&quot;X&quot;;&quot;&quot;));&quot;&quot;;IF(VLOOKUP([.E482];suspect_foods;3;0)&lt;&gt;[.E48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Bacon</text:p>
          </table:table-cell>
          <table:table-cell table:style-name="ce11" table:formula="of:=IF([.C482]=&quot;X&quot;;IF(VLOOKUP([.E482];suspect_foods;3;0) &lt;&gt;[.E482];VLOOKUP([.E48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2" calcext:value-type="date">
            <text:p>02/07/25</text:p>
          </table:table-cell>
          <table:table-cell table:style-name="ce5" office:value-type="string" calcext:value-type="string">
            <text:p>20:21</text:p>
          </table:table-cell>
          <table:table-cell table:style-name="ce8" table:formula="of:=IF(ISERROR(IF(VLOOKUP([.E483];suspect_foods;3;0)&lt;&gt;[.E483];&quot;X&quot;;&quot;&quot;));&quot;&quot;;IF(VLOOKUP([.E483];suspect_foods;3;0)&lt;&gt;[.E48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pple</text:p>
          </table:table-cell>
          <table:table-cell table:style-name="ce11" table:formula="of:=IF([.C483]=&quot;X&quot;;IF(VLOOKUP([.E483];suspect_foods;3;0) &lt;&gt;[.E483];VLOOKUP([.E48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2" calcext:value-type="date">
            <text:p>02/07/25</text:p>
          </table:table-cell>
          <table:table-cell table:style-name="ce5" office:value-type="string" calcext:value-type="string">
            <text:p>20:21</text:p>
          </table:table-cell>
          <table:table-cell table:style-name="ce8" table:formula="of:=IF(ISERROR(IF(VLOOKUP([.E484];suspect_foods;3;0)&lt;&gt;[.E484];&quot;X&quot;;&quot;&quot;));&quot;&quot;;IF(VLOOKUP([.E484];suspect_foods;3;0)&lt;&gt;[.E48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trawberries</text:p>
          </table:table-cell>
          <table:table-cell table:style-name="ce11" table:formula="of:=IF([.C484]=&quot;X&quot;;IF(VLOOKUP([.E484];suspect_foods;3;0) &lt;&gt;[.E484];VLOOKUP([.E48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3" calcext:value-type="date">
            <text:p>03/07/25</text:p>
          </table:table-cell>
          <table:table-cell table:style-name="ce5" office:value-type="string" calcext:value-type="string">
            <text:p>09:40</text:p>
          </table:table-cell>
          <table:table-cell table:style-name="ce8" table:formula="of:=IF(ISERROR(IF(VLOOKUP([.E485];suspect_foods;3;0)&lt;&gt;[.E485];&quot;X&quot;;&quot;&quot;));&quot;&quot;;IF(VLOOKUP([.E485];suspect_foods;3;0)&lt;&gt;[.E48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485]=&quot;X&quot;;IF(VLOOKUP([.E485];suspect_foods;3;0) &lt;&gt;[.E485];VLOOKUP([.E48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3" calcext:value-type="date">
            <text:p>03/07/25</text:p>
          </table:table-cell>
          <table:table-cell table:style-name="ce5" office:value-type="string" calcext:value-type="string">
            <text:p>09:40</text:p>
          </table:table-cell>
          <table:table-cell table:style-name="ce8" table:formula="of:=IF(ISERROR(IF(VLOOKUP([.E486];suspect_foods;3;0)&lt;&gt;[.E486];&quot;X&quot;;&quot;&quot;));&quot;&quot;;IF(VLOOKUP([.E486];suspect_foods;3;0)&lt;&gt;[.E48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486]=&quot;X&quot;;IF(VLOOKUP([.E486];suspect_foods;3;0) &lt;&gt;[.E486];VLOOKUP([.E48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3" calcext:value-type="date">
            <text:p>03/07/25</text:p>
          </table:table-cell>
          <table:table-cell table:style-name="ce5" office:value-type="string" calcext:value-type="string">
            <text:p>09:40</text:p>
          </table:table-cell>
          <table:table-cell table:style-name="ce8" table:formula="of:=IF(ISERROR(IF(VLOOKUP([.E487];suspect_foods;3;0)&lt;&gt;[.E487];&quot;X&quot;;&quot;&quot;));&quot;&quot;;IF(VLOOKUP([.E487];suspect_foods;3;0)&lt;&gt;[.E48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487]=&quot;X&quot;;IF(VLOOKUP([.E487];suspect_foods;3;0) &lt;&gt;[.E487];VLOOKUP([.E48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3" calcext:value-type="date">
            <text:p>03/07/25</text:p>
          </table:table-cell>
          <table:table-cell table:style-name="ce5" office:value-type="string" calcext:value-type="string">
            <text:p>09:40</text:p>
          </table:table-cell>
          <table:table-cell table:style-name="ce8" table:formula="of:=IF(ISERROR(IF(VLOOKUP([.E488];suspect_foods;3;0)&lt;&gt;[.E488];&quot;X&quot;;&quot;&quot;));&quot;&quot;;IF(VLOOKUP([.E488];suspect_foods;3;0)&lt;&gt;[.E48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488]=&quot;X&quot;;IF(VLOOKUP([.E488];suspect_foods;3;0) &lt;&gt;[.E488];VLOOKUP([.E48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3" calcext:value-type="date">
            <text:p>03/07/25</text:p>
          </table:table-cell>
          <table:table-cell table:style-name="ce5" office:value-type="string" calcext:value-type="string">
            <text:p>13:23</text:p>
          </table:table-cell>
          <table:table-cell table:style-name="ce8" table:formula="of:=IF(ISERROR(IF(VLOOKUP([.E489];suspect_foods;3;0)&lt;&gt;[.E489];&quot;X&quot;;&quot;&quot;));&quot;&quot;;IF(VLOOKUP([.E489];suspect_foods;3;0)&lt;&gt;[.E48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Sourdough Bread Slice</text:p>
          </table:table-cell>
          <table:table-cell table:style-name="ce11" table:formula="of:=IF([.C489]=&quot;X&quot;;IF(VLOOKUP([.E489];suspect_foods;3;0) &lt;&gt;[.E489];VLOOKUP([.E48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3" calcext:value-type="date">
            <text:p>03/07/25</text:p>
          </table:table-cell>
          <table:table-cell table:style-name="ce5" office:value-type="string" calcext:value-type="string">
            <text:p>13:23</text:p>
          </table:table-cell>
          <table:table-cell table:style-name="ce8" table:formula="of:=IF(ISERROR(IF(VLOOKUP([.E490];suspect_foods;3;0)&lt;&gt;[.E490];&quot;X&quot;;&quot;&quot;));&quot;&quot;;IF(VLOOKUP([.E490];suspect_foods;3;0)&lt;&gt;[.E49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Bacon</text:p>
          </table:table-cell>
          <table:table-cell table:style-name="ce11" table:formula="of:=IF([.C490]=&quot;X&quot;;IF(VLOOKUP([.E490];suspect_foods;3;0) &lt;&gt;[.E490];VLOOKUP([.E49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3" calcext:value-type="date">
            <text:p>03/07/25</text:p>
          </table:table-cell>
          <table:table-cell table:style-name="ce5" office:value-type="string" calcext:value-type="string">
            <text:p>19:55</text:p>
          </table:table-cell>
          <table:table-cell table:style-name="ce8" table:formula="of:=IF(ISERROR(IF(VLOOKUP([.E491];suspect_foods;3;0)&lt;&gt;[.E491];&quot;X&quot;;&quot;&quot;));&quot;&quot;;IF(VLOOKUP([.E491];suspect_foods;3;0)&lt;&gt;[.E49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491]=&quot;X&quot;;IF(VLOOKUP([.E491];suspect_foods;3;0) &lt;&gt;[.E491];VLOOKUP([.E49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3" calcext:value-type="date">
            <text:p>03/07/25</text:p>
          </table:table-cell>
          <table:table-cell table:style-name="ce5" office:value-type="string" calcext:value-type="string">
            <text:p>19:55</text:p>
          </table:table-cell>
          <table:table-cell table:style-name="ce8" table:formula="of:=IF(ISERROR(IF(VLOOKUP([.E492];suspect_foods;3;0)&lt;&gt;[.E492];&quot;X&quot;;&quot;&quot;));&quot;&quot;;IF(VLOOKUP([.E492];suspect_foods;3;0)&lt;&gt;[.E49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492]=&quot;X&quot;;IF(VLOOKUP([.E492];suspect_foods;3;0) &lt;&gt;[.E492];VLOOKUP([.E49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3" calcext:value-type="date">
            <text:p>03/07/25</text:p>
          </table:table-cell>
          <table:table-cell table:style-name="ce5" office:value-type="string" calcext:value-type="string">
            <text:p>19:55</text:p>
          </table:table-cell>
          <table:table-cell table:style-name="ce8" table:formula="of:=IF(ISERROR(IF(VLOOKUP([.E493];suspect_foods;3;0)&lt;&gt;[.E493];&quot;X&quot;;&quot;&quot;));&quot;&quot;;IF(VLOOKUP([.E493];suspect_foods;3;0)&lt;&gt;[.E49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493]=&quot;X&quot;;IF(VLOOKUP([.E493];suspect_foods;3;0) &lt;&gt;[.E493];VLOOKUP([.E49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3" calcext:value-type="date">
            <text:p>03/07/25</text:p>
          </table:table-cell>
          <table:table-cell table:style-name="ce5" office:value-type="string" calcext:value-type="string">
            <text:p>19:55</text:p>
          </table:table-cell>
          <table:table-cell table:style-name="ce8" table:formula="of:=IF(ISERROR(IF(VLOOKUP([.E494];suspect_foods;3;0)&lt;&gt;[.E494];&quot;X&quot;;&quot;&quot;));&quot;&quot;;IF(VLOOKUP([.E494];suspect_foods;3;0)&lt;&gt;[.E49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494]=&quot;X&quot;;IF(VLOOKUP([.E494];suspect_foods;3;0) &lt;&gt;[.E494];VLOOKUP([.E49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3" calcext:value-type="date">
            <text:p>03/07/25</text:p>
          </table:table-cell>
          <table:table-cell table:style-name="ce5" office:value-type="string" calcext:value-type="string">
            <text:p>19:55</text:p>
          </table:table-cell>
          <table:table-cell table:style-name="ce8" table:formula="of:=IF(ISERROR(IF(VLOOKUP([.E495];suspect_foods;3;0)&lt;&gt;[.E495];&quot;X&quot;;&quot;&quot;));&quot;&quot;;IF(VLOOKUP([.E495];suspect_foods;3;0)&lt;&gt;[.E49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rrot</text:p>
          </table:table-cell>
          <table:table-cell table:style-name="ce11" table:formula="of:=IF([.C495]=&quot;X&quot;;IF(VLOOKUP([.E495];suspect_foods;3;0) &lt;&gt;[.E495];VLOOKUP([.E49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3" calcext:value-type="date">
            <text:p>03/07/25</text:p>
          </table:table-cell>
          <table:table-cell table:style-name="ce5" office:value-type="string" calcext:value-type="string">
            <text:p>19:55</text:p>
          </table:table-cell>
          <table:table-cell table:style-name="ce8" table:formula="of:=IF(ISERROR(IF(VLOOKUP([.E496];suspect_foods;3;0)&lt;&gt;[.E496];&quot;X&quot;;&quot;&quot;));&quot;&quot;;IF(VLOOKUP([.E496];suspect_foods;3;0)&lt;&gt;[.E496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elery</text:p>
          </table:table-cell>
          <table:table-cell table:style-name="ce11" table:formula="of:=IF([.C496]=&quot;X&quot;;IF(VLOOKUP([.E496];suspect_foods;3;0) &lt;&gt;[.E496];VLOOKUP([.E496];suspect_foods;3;0);&quot;&quot;);&quot;&quot;)" office:value-type="string" office:string-value="Celery Allergenic" calcext:value-type="string">
            <text:p>Celery Allergenic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3" calcext:value-type="date">
            <text:p>03/07/25</text:p>
          </table:table-cell>
          <table:table-cell table:style-name="ce5" office:value-type="string" calcext:value-type="string">
            <text:p>19:59</text:p>
          </table:table-cell>
          <table:table-cell table:style-name="ce8" table:formula="of:=IF(ISERROR(IF(VLOOKUP([.E497];suspect_foods;3;0)&lt;&gt;[.E497];&quot;X&quot;;&quot;&quot;));&quot;&quot;;IF(VLOOKUP([.E497];suspect_foods;3;0)&lt;&gt;[.E497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 Seasoning</text:p>
          </table:table-cell>
          <table:table-cell table:style-name="ce11" table:formula="of:=IF([.C497]=&quot;X&quot;;IF(VLOOKUP([.E497];suspect_foods;3;0) &lt;&gt;[.E497];VLOOKUP([.E497];suspect_foods;3;0);&quot;&quot;);&quot;&quot;)" office:value-type="string" office:string-value="Chicken seasoning" calcext:value-type="string">
            <text:p>Chicken seasoning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3" calcext:value-type="date">
            <text:p>03/07/25</text:p>
          </table:table-cell>
          <table:table-cell table:style-name="ce5" office:value-type="string" calcext:value-type="string">
            <text:p>20:22</text:p>
          </table:table-cell>
          <table:table-cell table:style-name="ce8" table:formula="of:=IF(ISERROR(IF(VLOOKUP([.E498];suspect_foods;3;0)&lt;&gt;[.E498];&quot;X&quot;;&quot;&quot;));&quot;&quot;;IF(VLOOKUP([.E498];suspect_foods;3;0)&lt;&gt;[.E49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pple</text:p>
          </table:table-cell>
          <table:table-cell table:style-name="ce11" table:formula="of:=IF([.C498]=&quot;X&quot;;IF(VLOOKUP([.E498];suspect_foods;3;0) &lt;&gt;[.E498];VLOOKUP([.E49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3" calcext:value-type="date">
            <text:p>03/07/25</text:p>
          </table:table-cell>
          <table:table-cell table:style-name="ce5" office:value-type="string" calcext:value-type="string">
            <text:p>20:22</text:p>
          </table:table-cell>
          <table:table-cell table:style-name="ce8" table:formula="of:=IF(ISERROR(IF(VLOOKUP([.E499];suspect_foods;3;0)&lt;&gt;[.E499];&quot;X&quot;;&quot;&quot;));&quot;&quot;;IF(VLOOKUP([.E499];suspect_foods;3;0)&lt;&gt;[.E49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trawberries</text:p>
          </table:table-cell>
          <table:table-cell table:style-name="ce11" table:formula="of:=IF([.C499]=&quot;X&quot;;IF(VLOOKUP([.E499];suspect_foods;3;0) &lt;&gt;[.E499];VLOOKUP([.E49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4" calcext:value-type="date">
            <text:p>04/07/25</text:p>
          </table:table-cell>
          <table:table-cell table:style-name="ce5" office:value-type="string" calcext:value-type="string">
            <text:p>09:34</text:p>
          </table:table-cell>
          <table:table-cell table:style-name="ce8" table:formula="of:=IF(ISERROR(IF(VLOOKUP([.E500];suspect_foods;3;0)&lt;&gt;[.E500];&quot;X&quot;;&quot;&quot;));&quot;&quot;;IF(VLOOKUP([.E500];suspect_foods;3;0)&lt;&gt;[.E500];&quot;X&quot;;&quot;&quot;))">
            <text:p/>
          </table:table-cell>
          <table:table-cell table:style-name="ce5" office:value-type="string" calcext:value-type="string">
            <text:p>HEADACHE</text:p>
          </table:table-cell>
          <table:table-cell table:style-name="ce5" office:value-type="string" calcext:value-type="string">
            <text:p>RECORD</text:p>
          </table:table-cell>
          <table:table-cell table:style-name="ce11" table:formula="of:=IF([.C500]=&quot;X&quot;;IF(VLOOKUP([.E500];suspect_foods;3;0) &lt;&gt;[.E500];VLOOKUP([.E50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4" calcext:value-type="date">
            <text:p>04/07/25</text:p>
          </table:table-cell>
          <table:table-cell table:style-name="ce5" office:value-type="string" calcext:value-type="string">
            <text:p>12:54</text:p>
          </table:table-cell>
          <table:table-cell table:style-name="ce8" table:formula="of:=IF(ISERROR(IF(VLOOKUP([.E501];suspect_foods;3;0)&lt;&gt;[.E501];&quot;X&quot;;&quot;&quot;));&quot;&quot;;IF(VLOOKUP([.E501];suspect_foods;3;0)&lt;&gt;[.E50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501]=&quot;X&quot;;IF(VLOOKUP([.E501];suspect_foods;3;0) &lt;&gt;[.E501];VLOOKUP([.E50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4" calcext:value-type="date">
            <text:p>04/07/25</text:p>
          </table:table-cell>
          <table:table-cell table:style-name="ce5" office:value-type="string" calcext:value-type="string">
            <text:p>12:54</text:p>
          </table:table-cell>
          <table:table-cell table:style-name="ce8" table:formula="of:=IF(ISERROR(IF(VLOOKUP([.E502];suspect_foods;3;0)&lt;&gt;[.E502];&quot;X&quot;;&quot;&quot;));&quot;&quot;;IF(VLOOKUP([.E502];suspect_foods;3;0)&lt;&gt;[.E50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502]=&quot;X&quot;;IF(VLOOKUP([.E502];suspect_foods;3;0) &lt;&gt;[.E502];VLOOKUP([.E50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4" calcext:value-type="date">
            <text:p>04/07/25</text:p>
          </table:table-cell>
          <table:table-cell table:style-name="ce5" office:value-type="string" calcext:value-type="string">
            <text:p>12:54</text:p>
          </table:table-cell>
          <table:table-cell table:style-name="ce8" table:formula="of:=IF(ISERROR(IF(VLOOKUP([.E503];suspect_foods;3;0)&lt;&gt;[.E503];&quot;X&quot;;&quot;&quot;));&quot;&quot;;IF(VLOOKUP([.E503];suspect_foods;3;0)&lt;&gt;[.E50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503]=&quot;X&quot;;IF(VLOOKUP([.E503];suspect_foods;3;0) &lt;&gt;[.E503];VLOOKUP([.E50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4" calcext:value-type="date">
            <text:p>04/07/25</text:p>
          </table:table-cell>
          <table:table-cell table:style-name="ce5" office:value-type="string" calcext:value-type="string">
            <text:p>12:54</text:p>
          </table:table-cell>
          <table:table-cell table:style-name="ce8" table:formula="of:=IF(ISERROR(IF(VLOOKUP([.E504];suspect_foods;3;0)&lt;&gt;[.E504];&quot;X&quot;;&quot;&quot;));&quot;&quot;;IF(VLOOKUP([.E504];suspect_foods;3;0)&lt;&gt;[.E50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504]=&quot;X&quot;;IF(VLOOKUP([.E504];suspect_foods;3;0) &lt;&gt;[.E504];VLOOKUP([.E50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4" calcext:value-type="date">
            <text:p>04/07/25</text:p>
          </table:table-cell>
          <table:table-cell table:style-name="ce5" office:value-type="string" calcext:value-type="string">
            <text:p>12:54</text:p>
          </table:table-cell>
          <table:table-cell table:style-name="ce8" table:formula="of:=IF(ISERROR(IF(VLOOKUP([.E505];suspect_foods;3;0)&lt;&gt;[.E505];&quot;X&quot;;&quot;&quot;));&quot;&quot;;IF(VLOOKUP([.E505];suspect_foods;3;0)&lt;&gt;[.E50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Sourdough Bread Sliced</text:p>
          </table:table-cell>
          <table:table-cell table:style-name="ce11" table:formula="of:=IF([.C505]=&quot;X&quot;;IF(VLOOKUP([.E505];suspect_foods;3;0) &lt;&gt;[.E505];VLOOKUP([.E50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4" calcext:value-type="date">
            <text:p>04/07/25</text:p>
          </table:table-cell>
          <table:table-cell table:style-name="ce5" office:value-type="string" calcext:value-type="string">
            <text:p>12:54</text:p>
          </table:table-cell>
          <table:table-cell table:style-name="ce8" table:formula="of:=IF(ISERROR(IF(VLOOKUP([.E506];suspect_foods;3;0)&lt;&gt;[.E506];&quot;X&quot;;&quot;&quot;));&quot;&quot;;IF(VLOOKUP([.E506];suspect_foods;3;0)&lt;&gt;[.E50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506]=&quot;X&quot;;IF(VLOOKUP([.E506];suspect_foods;3;0) &lt;&gt;[.E506];VLOOKUP([.E50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4" calcext:value-type="date">
            <text:p>04/07/25</text:p>
          </table:table-cell>
          <table:table-cell table:style-name="ce5" office:value-type="string" calcext:value-type="string">
            <text:p>12:55</text:p>
          </table:table-cell>
          <table:table-cell table:style-name="ce8" table:formula="of:=IF(ISERROR(IF(VLOOKUP([.E507];suspect_foods;3;0)&lt;&gt;[.E507];&quot;X&quot;;&quot;&quot;));&quot;&quot;;IF(VLOOKUP([.E507];suspect_foods;3;0)&lt;&gt;[.E50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507]=&quot;X&quot;;IF(VLOOKUP([.E507];suspect_foods;3;0) &lt;&gt;[.E507];VLOOKUP([.E50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4" calcext:value-type="date">
            <text:p>04/07/25</text:p>
          </table:table-cell>
          <table:table-cell table:style-name="ce5" office:value-type="string" calcext:value-type="string">
            <text:p>12:55</text:p>
          </table:table-cell>
          <table:table-cell table:style-name="ce8" table:formula="of:=IF(ISERROR(IF(VLOOKUP([.E508];suspect_foods;3;0)&lt;&gt;[.E508];&quot;X&quot;;&quot;&quot;));&quot;&quot;;IF(VLOOKUP([.E508];suspect_foods;3;0)&lt;&gt;[.E50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508]=&quot;X&quot;;IF(VLOOKUP([.E508];suspect_foods;3;0) &lt;&gt;[.E508];VLOOKUP([.E50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4" calcext:value-type="date">
            <text:p>04/07/25</text:p>
          </table:table-cell>
          <table:table-cell table:style-name="ce5" office:value-type="string" calcext:value-type="string">
            <text:p>12:55</text:p>
          </table:table-cell>
          <table:table-cell table:style-name="ce8" table:formula="of:=IF(ISERROR(IF(VLOOKUP([.E509];suspect_foods;3;0)&lt;&gt;[.E509];&quot;X&quot;;&quot;&quot;));&quot;&quot;;IF(VLOOKUP([.E509];suspect_foods;3;0)&lt;&gt;[.E50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509]=&quot;X&quot;;IF(VLOOKUP([.E509];suspect_foods;3;0) &lt;&gt;[.E509];VLOOKUP([.E50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4" calcext:value-type="date">
            <text:p>04/07/25</text:p>
          </table:table-cell>
          <table:table-cell table:style-name="ce5" office:value-type="string" calcext:value-type="string">
            <text:p>12:55</text:p>
          </table:table-cell>
          <table:table-cell table:style-name="ce8" table:formula="of:=IF(ISERROR(IF(VLOOKUP([.E510];suspect_foods;3;0)&lt;&gt;[.E510];&quot;X&quot;;&quot;&quot;));&quot;&quot;;IF(VLOOKUP([.E510];suspect_foods;3;0)&lt;&gt;[.E51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rrot</text:p>
          </table:table-cell>
          <table:table-cell table:style-name="ce11" table:formula="of:=IF([.C510]=&quot;X&quot;;IF(VLOOKUP([.E510];suspect_foods;3;0) &lt;&gt;[.E510];VLOOKUP([.E51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4" calcext:value-type="date">
            <text:p>04/07/25</text:p>
          </table:table-cell>
          <table:table-cell table:style-name="ce5" office:value-type="string" calcext:value-type="string">
            <text:p>20:26</text:p>
          </table:table-cell>
          <table:table-cell table:style-name="ce8" table:formula="of:=IF(ISERROR(IF(VLOOKUP([.E511];suspect_foods;3;0)&lt;&gt;[.E511];&quot;X&quot;;&quot;&quot;));&quot;&quot;;IF(VLOOKUP([.E511];suspect_foods;3;0)&lt;&gt;[.E51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511]=&quot;X&quot;;IF(VLOOKUP([.E511];suspect_foods;3;0) &lt;&gt;[.E511];VLOOKUP([.E51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4" calcext:value-type="date">
            <text:p>04/07/25</text:p>
          </table:table-cell>
          <table:table-cell table:style-name="ce5" office:value-type="string" calcext:value-type="string">
            <text:p>20:26</text:p>
          </table:table-cell>
          <table:table-cell table:style-name="ce8" table:formula="of:=IF(ISERROR(IF(VLOOKUP([.E512];suspect_foods;3;0)&lt;&gt;[.E512];&quot;X&quot;;&quot;&quot;));&quot;&quot;;IF(VLOOKUP([.E512];suspect_foods;3;0)&lt;&gt;[.E51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512]=&quot;X&quot;;IF(VLOOKUP([.E512];suspect_foods;3;0) &lt;&gt;[.E512];VLOOKUP([.E51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4" calcext:value-type="date">
            <text:p>04/07/25</text:p>
          </table:table-cell>
          <table:table-cell table:style-name="ce5" office:value-type="string" calcext:value-type="string">
            <text:p>20:26</text:p>
          </table:table-cell>
          <table:table-cell table:style-name="ce8" table:formula="of:=IF(ISERROR(IF(VLOOKUP([.E513];suspect_foods;3;0)&lt;&gt;[.E513];&quot;X&quot;;&quot;&quot;));&quot;&quot;;IF(VLOOKUP([.E513];suspect_foods;3;0)&lt;&gt;[.E51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513]=&quot;X&quot;;IF(VLOOKUP([.E513];suspect_foods;3;0) &lt;&gt;[.E513];VLOOKUP([.E51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4" calcext:value-type="date">
            <text:p>04/07/25</text:p>
          </table:table-cell>
          <table:table-cell table:style-name="ce5" office:value-type="string" calcext:value-type="string">
            <text:p>20:26</text:p>
          </table:table-cell>
          <table:table-cell table:style-name="ce8" table:formula="of:=IF(ISERROR(IF(VLOOKUP([.E514];suspect_foods;3;0)&lt;&gt;[.E514];&quot;X&quot;;&quot;&quot;));&quot;&quot;;IF(VLOOKUP([.E514];suspect_foods;3;0)&lt;&gt;[.E51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514]=&quot;X&quot;;IF(VLOOKUP([.E514];suspect_foods;3;0) &lt;&gt;[.E514];VLOOKUP([.E51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4" calcext:value-type="date">
            <text:p>04/07/25</text:p>
          </table:table-cell>
          <table:table-cell table:style-name="ce5" office:value-type="string" calcext:value-type="string">
            <text:p>20:26</text:p>
          </table:table-cell>
          <table:table-cell table:style-name="ce8" table:formula="of:=IF(ISERROR(IF(VLOOKUP([.E515];suspect_foods;3;0)&lt;&gt;[.E515];&quot;X&quot;;&quot;&quot;));&quot;&quot;;IF(VLOOKUP([.E515];suspect_foods;3;0)&lt;&gt;[.E51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rrot</text:p>
          </table:table-cell>
          <table:table-cell table:style-name="ce11" table:formula="of:=IF([.C515]=&quot;X&quot;;IF(VLOOKUP([.E515];suspect_foods;3;0) &lt;&gt;[.E515];VLOOKUP([.E51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4" calcext:value-type="date">
            <text:p>04/07/25</text:p>
          </table:table-cell>
          <table:table-cell table:style-name="ce5" office:value-type="string" calcext:value-type="string">
            <text:p>20:26</text:p>
          </table:table-cell>
          <table:table-cell table:style-name="ce8" table:formula="of:=IF(ISERROR(IF(VLOOKUP([.E516];suspect_foods;3;0)&lt;&gt;[.E516];&quot;X&quot;;&quot;&quot;));&quot;&quot;;IF(VLOOKUP([.E516];suspect_foods;3;0)&lt;&gt;[.E51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otatoes</text:p>
          </table:table-cell>
          <table:table-cell table:style-name="ce11" table:formula="of:=IF([.C516]=&quot;X&quot;;IF(VLOOKUP([.E516];suspect_foods;3;0) &lt;&gt;[.E516];VLOOKUP([.E51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4" calcext:value-type="date">
            <text:p>04/07/25</text:p>
          </table:table-cell>
          <table:table-cell table:style-name="ce5" office:value-type="string" calcext:value-type="string">
            <text:p>20:38</text:p>
          </table:table-cell>
          <table:table-cell table:style-name="ce8" table:formula="of:=IF(ISERROR(IF(VLOOKUP([.E517];suspect_foods;3;0)&lt;&gt;[.E517];&quot;X&quot;;&quot;&quot;));&quot;&quot;;IF(VLOOKUP([.E517];suspect_foods;3;0)&lt;&gt;[.E517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 Seasoning</text:p>
          </table:table-cell>
          <table:table-cell table:style-name="ce11" table:formula="of:=IF([.C517]=&quot;X&quot;;IF(VLOOKUP([.E517];suspect_foods;3;0) &lt;&gt;[.E517];VLOOKUP([.E517];suspect_foods;3;0);&quot;&quot;);&quot;&quot;)" office:value-type="string" office:string-value="Chicken seasoning" calcext:value-type="string">
            <text:p>Chicken seasoning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4" calcext:value-type="date">
            <text:p>04/07/25</text:p>
          </table:table-cell>
          <table:table-cell table:style-name="ce5" office:value-type="string" calcext:value-type="string">
            <text:p>20:38</text:p>
          </table:table-cell>
          <table:table-cell table:style-name="ce8" table:formula="of:=IF(ISERROR(IF(VLOOKUP([.E518];suspect_foods;3;0)&lt;&gt;[.E518];&quot;X&quot;;&quot;&quot;));&quot;&quot;;IF(VLOOKUP([.E518];suspect_foods;3;0)&lt;&gt;[.E51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pple</text:p>
          </table:table-cell>
          <table:table-cell table:style-name="ce11" table:formula="of:=IF([.C518]=&quot;X&quot;;IF(VLOOKUP([.E518];suspect_foods;3;0) &lt;&gt;[.E518];VLOOKUP([.E51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5" calcext:value-type="date">
            <text:p>05/07/25</text:p>
          </table:table-cell>
          <table:table-cell table:style-name="ce5" office:value-type="string" calcext:value-type="string">
            <text:p>10:11</text:p>
          </table:table-cell>
          <table:table-cell table:style-name="ce8" table:formula="of:=IF(ISERROR(IF(VLOOKUP([.E519];suspect_foods;3;0)&lt;&gt;[.E519];&quot;X&quot;;&quot;&quot;));&quot;&quot;;IF(VLOOKUP([.E519];suspect_foods;3;0)&lt;&gt;[.E51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519]=&quot;X&quot;;IF(VLOOKUP([.E519];suspect_foods;3;0) &lt;&gt;[.E519];VLOOKUP([.E51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5" calcext:value-type="date">
            <text:p>05/07/25</text:p>
          </table:table-cell>
          <table:table-cell table:style-name="ce5" office:value-type="string" calcext:value-type="string">
            <text:p>10:11</text:p>
          </table:table-cell>
          <table:table-cell table:style-name="ce8" table:formula="of:=IF(ISERROR(IF(VLOOKUP([.E520];suspect_foods;3;0)&lt;&gt;[.E520];&quot;X&quot;;&quot;&quot;));&quot;&quot;;IF(VLOOKUP([.E520];suspect_foods;3;0)&lt;&gt;[.E52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520]=&quot;X&quot;;IF(VLOOKUP([.E520];suspect_foods;3;0) &lt;&gt;[.E520];VLOOKUP([.E52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5" calcext:value-type="date">
            <text:p>05/07/25</text:p>
          </table:table-cell>
          <table:table-cell table:style-name="ce5" office:value-type="string" calcext:value-type="string">
            <text:p>10:11</text:p>
          </table:table-cell>
          <table:table-cell table:style-name="ce8" table:formula="of:=IF(ISERROR(IF(VLOOKUP([.E521];suspect_foods;3;0)&lt;&gt;[.E521];&quot;X&quot;;&quot;&quot;));&quot;&quot;;IF(VLOOKUP([.E521];suspect_foods;3;0)&lt;&gt;[.E52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521]=&quot;X&quot;;IF(VLOOKUP([.E521];suspect_foods;3;0) &lt;&gt;[.E521];VLOOKUP([.E52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5" calcext:value-type="date">
            <text:p>05/07/25</text:p>
          </table:table-cell>
          <table:table-cell table:style-name="ce5" office:value-type="string" calcext:value-type="string">
            <text:p>10:11</text:p>
          </table:table-cell>
          <table:table-cell table:style-name="ce8" table:formula="of:=IF(ISERROR(IF(VLOOKUP([.E522];suspect_foods;3;0)&lt;&gt;[.E522];&quot;X&quot;;&quot;&quot;));&quot;&quot;;IF(VLOOKUP([.E522];suspect_foods;3;0)&lt;&gt;[.E52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522]=&quot;X&quot;;IF(VLOOKUP([.E522];suspect_foods;3;0) &lt;&gt;[.E522];VLOOKUP([.E52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5" calcext:value-type="date">
            <text:p>05/07/25</text:p>
          </table:table-cell>
          <table:table-cell table:style-name="ce5" office:value-type="string" calcext:value-type="string">
            <text:p>13:57</text:p>
          </table:table-cell>
          <table:table-cell table:style-name="ce8" table:formula="of:=IF(ISERROR(IF(VLOOKUP([.E523];suspect_foods;3;0)&lt;&gt;[.E523];&quot;X&quot;;&quot;&quot;));&quot;&quot;;IF(VLOOKUP([.E523];suspect_foods;3;0)&lt;&gt;[.E52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523]=&quot;X&quot;;IF(VLOOKUP([.E523];suspect_foods;3;0) &lt;&gt;[.E523];VLOOKUP([.E52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5" calcext:value-type="date">
            <text:p>05/07/25</text:p>
          </table:table-cell>
          <table:table-cell table:style-name="ce5" office:value-type="string" calcext:value-type="string">
            <text:p>13:57</text:p>
          </table:table-cell>
          <table:table-cell table:style-name="ce8" table:formula="of:=IF(ISERROR(IF(VLOOKUP([.E524];suspect_foods;3;0)&lt;&gt;[.E524];&quot;X&quot;;&quot;&quot;));&quot;&quot;;IF(VLOOKUP([.E524];suspect_foods;3;0)&lt;&gt;[.E52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524]=&quot;X&quot;;IF(VLOOKUP([.E524];suspect_foods;3;0) &lt;&gt;[.E524];VLOOKUP([.E52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5" calcext:value-type="date">
            <text:p>05/07/25</text:p>
          </table:table-cell>
          <table:table-cell table:style-name="ce5" office:value-type="string" calcext:value-type="string">
            <text:p>13:57</text:p>
          </table:table-cell>
          <table:table-cell table:style-name="ce8" table:formula="of:=IF(ISERROR(IF(VLOOKUP([.E525];suspect_foods;3;0)&lt;&gt;[.E525];&quot;X&quot;;&quot;&quot;));&quot;&quot;;IF(VLOOKUP([.E525];suspect_foods;3;0)&lt;&gt;[.E52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525]=&quot;X&quot;;IF(VLOOKUP([.E525];suspect_foods;3;0) &lt;&gt;[.E525];VLOOKUP([.E52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5" calcext:value-type="date">
            <text:p>05/07/25</text:p>
          </table:table-cell>
          <table:table-cell table:style-name="ce5" office:value-type="string" calcext:value-type="string">
            <text:p>13:57</text:p>
          </table:table-cell>
          <table:table-cell table:style-name="ce8" table:formula="of:=IF(ISERROR(IF(VLOOKUP([.E526];suspect_foods;3;0)&lt;&gt;[.E526];&quot;X&quot;;&quot;&quot;));&quot;&quot;;IF(VLOOKUP([.E526];suspect_foods;3;0)&lt;&gt;[.E52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rrot</text:p>
          </table:table-cell>
          <table:table-cell table:style-name="ce11" table:formula="of:=IF([.C526]=&quot;X&quot;;IF(VLOOKUP([.E526];suspect_foods;3;0) &lt;&gt;[.E526];VLOOKUP([.E52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5" calcext:value-type="date">
            <text:p>05/07/25</text:p>
          </table:table-cell>
          <table:table-cell table:style-name="ce5" office:value-type="string" calcext:value-type="string">
            <text:p>13:57</text:p>
          </table:table-cell>
          <table:table-cell table:style-name="ce8" table:formula="of:=IF(ISERROR(IF(VLOOKUP([.E527];suspect_foods;3;0)&lt;&gt;[.E527];&quot;X&quot;;&quot;&quot;));&quot;&quot;;IF(VLOOKUP([.E527];suspect_foods;3;0)&lt;&gt;[.E52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527]=&quot;X&quot;;IF(VLOOKUP([.E527];suspect_foods;3;0) &lt;&gt;[.E527];VLOOKUP([.E52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5" calcext:value-type="date">
            <text:p>05/07/25</text:p>
          </table:table-cell>
          <table:table-cell table:style-name="ce5" office:value-type="string" calcext:value-type="string">
            <text:p>13:57</text:p>
          </table:table-cell>
          <table:table-cell table:style-name="ce8" table:formula="of:=IF(ISERROR(IF(VLOOKUP([.E528];suspect_foods;3;0)&lt;&gt;[.E528];&quot;X&quot;;&quot;&quot;));&quot;&quot;;IF(VLOOKUP([.E528];suspect_foods;3;0)&lt;&gt;[.E52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otatoes</text:p>
          </table:table-cell>
          <table:table-cell table:style-name="ce11" table:formula="of:=IF([.C528]=&quot;X&quot;;IF(VLOOKUP([.E528];suspect_foods;3;0) &lt;&gt;[.E528];VLOOKUP([.E52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5" calcext:value-type="date">
            <text:p>05/07/25</text:p>
          </table:table-cell>
          <table:table-cell table:style-name="ce5" office:value-type="string" calcext:value-type="string">
            <text:p>20:26</text:p>
          </table:table-cell>
          <table:table-cell table:style-name="ce8" table:formula="of:=IF(ISERROR(IF(VLOOKUP([.E529];suspect_foods;3;0)&lt;&gt;[.E529];&quot;X&quot;;&quot;&quot;));&quot;&quot;;IF(VLOOKUP([.E529];suspect_foods;3;0)&lt;&gt;[.E52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529]=&quot;X&quot;;IF(VLOOKUP([.E529];suspect_foods;3;0) &lt;&gt;[.E529];VLOOKUP([.E52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5" calcext:value-type="date">
            <text:p>05/07/25</text:p>
          </table:table-cell>
          <table:table-cell table:style-name="ce5" office:value-type="string" calcext:value-type="string">
            <text:p>20:26</text:p>
          </table:table-cell>
          <table:table-cell table:style-name="ce8" table:formula="of:=IF(ISERROR(IF(VLOOKUP([.E530];suspect_foods;3;0)&lt;&gt;[.E530];&quot;X&quot;;&quot;&quot;));&quot;&quot;;IF(VLOOKUP([.E530];suspect_foods;3;0)&lt;&gt;[.E53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530]=&quot;X&quot;;IF(VLOOKUP([.E530];suspect_foods;3;0) &lt;&gt;[.E530];VLOOKUP([.E53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5" calcext:value-type="date">
            <text:p>05/07/25</text:p>
          </table:table-cell>
          <table:table-cell table:style-name="ce5" office:value-type="string" calcext:value-type="string">
            <text:p>20:26</text:p>
          </table:table-cell>
          <table:table-cell table:style-name="ce8" table:formula="of:=IF(ISERROR(IF(VLOOKUP([.E531];suspect_foods;3;0)&lt;&gt;[.E531];&quot;X&quot;;&quot;&quot;));&quot;&quot;;IF(VLOOKUP([.E531];suspect_foods;3;0)&lt;&gt;[.E53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531]=&quot;X&quot;;IF(VLOOKUP([.E531];suspect_foods;3;0) &lt;&gt;[.E531];VLOOKUP([.E53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5" calcext:value-type="date">
            <text:p>05/07/25</text:p>
          </table:table-cell>
          <table:table-cell table:style-name="ce5" office:value-type="string" calcext:value-type="string">
            <text:p>20:26</text:p>
          </table:table-cell>
          <table:table-cell table:style-name="ce8" table:formula="of:=IF(ISERROR(IF(VLOOKUP([.E532];suspect_foods;3;0)&lt;&gt;[.E532];&quot;X&quot;;&quot;&quot;));&quot;&quot;;IF(VLOOKUP([.E532];suspect_foods;3;0)&lt;&gt;[.E53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532]=&quot;X&quot;;IF(VLOOKUP([.E532];suspect_foods;3;0) &lt;&gt;[.E532];VLOOKUP([.E53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5" calcext:value-type="date">
            <text:p>05/07/25</text:p>
          </table:table-cell>
          <table:table-cell table:style-name="ce5" office:value-type="string" calcext:value-type="string">
            <text:p>20:26</text:p>
          </table:table-cell>
          <table:table-cell table:style-name="ce8" table:formula="of:=IF(ISERROR(IF(VLOOKUP([.E533];suspect_foods;3;0)&lt;&gt;[.E533];&quot;X&quot;;&quot;&quot;));&quot;&quot;;IF(VLOOKUP([.E533];suspect_foods;3;0)&lt;&gt;[.E53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rrot</text:p>
          </table:table-cell>
          <table:table-cell table:style-name="ce11" table:formula="of:=IF([.C533]=&quot;X&quot;;IF(VLOOKUP([.E533];suspect_foods;3;0) &lt;&gt;[.E533];VLOOKUP([.E53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5" calcext:value-type="date">
            <text:p>05/07/25</text:p>
          </table:table-cell>
          <table:table-cell table:style-name="ce5" office:value-type="string" calcext:value-type="string">
            <text:p>20:26</text:p>
          </table:table-cell>
          <table:table-cell table:style-name="ce8" table:formula="of:=IF(ISERROR(IF(VLOOKUP([.E534];suspect_foods;3;0)&lt;&gt;[.E534];&quot;X&quot;;&quot;&quot;));&quot;&quot;;IF(VLOOKUP([.E534];suspect_foods;3;0)&lt;&gt;[.E53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otatoes</text:p>
          </table:table-cell>
          <table:table-cell table:style-name="ce11" table:formula="of:=IF([.C534]=&quot;X&quot;;IF(VLOOKUP([.E534];suspect_foods;3;0) &lt;&gt;[.E534];VLOOKUP([.E53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5" calcext:value-type="date">
            <text:p>05/07/25</text:p>
          </table:table-cell>
          <table:table-cell table:style-name="ce5" office:value-type="string" calcext:value-type="string">
            <text:p>20:38</text:p>
          </table:table-cell>
          <table:table-cell table:style-name="ce8" table:formula="of:=IF(ISERROR(IF(VLOOKUP([.E535];suspect_foods;3;0)&lt;&gt;[.E535];&quot;X&quot;;&quot;&quot;));&quot;&quot;;IF(VLOOKUP([.E535];suspect_foods;3;0)&lt;&gt;[.E535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 Seasoning</text:p>
          </table:table-cell>
          <table:table-cell table:style-name="ce11" table:formula="of:=IF([.C535]=&quot;X&quot;;IF(VLOOKUP([.E535];suspect_foods;3;0) &lt;&gt;[.E535];VLOOKUP([.E535];suspect_foods;3;0);&quot;&quot;);&quot;&quot;)" office:value-type="string" office:string-value="Chicken seasoning" calcext:value-type="string">
            <text:p>Chicken seasoning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5" calcext:value-type="date">
            <text:p>05/07/25</text:p>
          </table:table-cell>
          <table:table-cell table:style-name="ce5" office:value-type="string" calcext:value-type="string">
            <text:p>20:38</text:p>
          </table:table-cell>
          <table:table-cell table:style-name="ce8" table:formula="of:=IF(ISERROR(IF(VLOOKUP([.E536];suspect_foods;3;0)&lt;&gt;[.E536];&quot;X&quot;;&quot;&quot;));&quot;&quot;;IF(VLOOKUP([.E536];suspect_foods;3;0)&lt;&gt;[.E53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pple</text:p>
          </table:table-cell>
          <table:table-cell table:style-name="ce11" table:formula="of:=IF([.C536]=&quot;X&quot;;IF(VLOOKUP([.E536];suspect_foods;3;0) &lt;&gt;[.E536];VLOOKUP([.E53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5" calcext:value-type="date">
            <text:p>05/07/25</text:p>
          </table:table-cell>
          <table:table-cell table:style-name="ce5" office:value-type="string" calcext:value-type="string">
            <text:p>20:38</text:p>
          </table:table-cell>
          <table:table-cell table:style-name="ce8" table:formula="of:=IF(ISERROR(IF(VLOOKUP([.E537];suspect_foods;3;0)&lt;&gt;[.E537];&quot;X&quot;;&quot;&quot;));&quot;&quot;;IF(VLOOKUP([.E537];suspect_foods;3;0)&lt;&gt;[.E53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trawberries</text:p>
          </table:table-cell>
          <table:table-cell table:style-name="ce11" table:formula="of:=IF([.C537]=&quot;X&quot;;IF(VLOOKUP([.E537];suspect_foods;3;0) &lt;&gt;[.E537];VLOOKUP([.E53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6" calcext:value-type="date">
            <text:p>06/07/25</text:p>
          </table:table-cell>
          <table:table-cell table:style-name="ce5" office:value-type="string" calcext:value-type="string">
            <text:p>08:49</text:p>
          </table:table-cell>
          <table:table-cell table:style-name="ce8" table:formula="of:=IF(ISERROR(IF(VLOOKUP([.E538];suspect_foods;3;0)&lt;&gt;[.E538];&quot;X&quot;;&quot;&quot;));&quot;&quot;;IF(VLOOKUP([.E538];suspect_foods;3;0)&lt;&gt;[.E53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538]=&quot;X&quot;;IF(VLOOKUP([.E538];suspect_foods;3;0) &lt;&gt;[.E538];VLOOKUP([.E53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6" calcext:value-type="date">
            <text:p>06/07/25</text:p>
          </table:table-cell>
          <table:table-cell table:style-name="ce5" office:value-type="string" calcext:value-type="string">
            <text:p>08:49</text:p>
          </table:table-cell>
          <table:table-cell table:style-name="ce8" table:formula="of:=IF(ISERROR(IF(VLOOKUP([.E539];suspect_foods;3;0)&lt;&gt;[.E539];&quot;X&quot;;&quot;&quot;));&quot;&quot;;IF(VLOOKUP([.E539];suspect_foods;3;0)&lt;&gt;[.E53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539]=&quot;X&quot;;IF(VLOOKUP([.E539];suspect_foods;3;0) &lt;&gt;[.E539];VLOOKUP([.E53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6" calcext:value-type="date">
            <text:p>06/07/25</text:p>
          </table:table-cell>
          <table:table-cell table:style-name="ce5" office:value-type="string" calcext:value-type="string">
            <text:p>08:49</text:p>
          </table:table-cell>
          <table:table-cell table:style-name="ce8" table:formula="of:=IF(ISERROR(IF(VLOOKUP([.E540];suspect_foods;3;0)&lt;&gt;[.E540];&quot;X&quot;;&quot;&quot;));&quot;&quot;;IF(VLOOKUP([.E540];suspect_foods;3;0)&lt;&gt;[.E54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540]=&quot;X&quot;;IF(VLOOKUP([.E540];suspect_foods;3;0) &lt;&gt;[.E540];VLOOKUP([.E54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6" calcext:value-type="date">
            <text:p>06/07/25</text:p>
          </table:table-cell>
          <table:table-cell table:style-name="ce5" office:value-type="string" calcext:value-type="string">
            <text:p>08:49</text:p>
          </table:table-cell>
          <table:table-cell table:style-name="ce8" table:formula="of:=IF(ISERROR(IF(VLOOKUP([.E541];suspect_foods;3;0)&lt;&gt;[.E541];&quot;X&quot;;&quot;&quot;));&quot;&quot;;IF(VLOOKUP([.E541];suspect_foods;3;0)&lt;&gt;[.E54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541]=&quot;X&quot;;IF(VLOOKUP([.E541];suspect_foods;3;0) &lt;&gt;[.E541];VLOOKUP([.E54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6" calcext:value-type="date">
            <text:p>06/07/25</text:p>
          </table:table-cell>
          <table:table-cell table:style-name="ce5" office:value-type="string" calcext:value-type="string">
            <text:p>13:11</text:p>
          </table:table-cell>
          <table:table-cell table:style-name="ce8" table:formula="of:=IF(ISERROR(IF(VLOOKUP([.E542];suspect_foods;3;0)&lt;&gt;[.E542];&quot;X&quot;;&quot;&quot;));&quot;&quot;;IF(VLOOKUP([.E542];suspect_foods;3;0)&lt;&gt;[.E54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Sourdough Bread Sliced</text:p>
          </table:table-cell>
          <table:table-cell table:style-name="ce11" table:formula="of:=IF([.C542]=&quot;X&quot;;IF(VLOOKUP([.E542];suspect_foods;3;0) &lt;&gt;[.E542];VLOOKUP([.E54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6" calcext:value-type="date">
            <text:p>06/07/25</text:p>
          </table:table-cell>
          <table:table-cell table:style-name="ce5" office:value-type="string" calcext:value-type="string">
            <text:p>13:11</text:p>
          </table:table-cell>
          <table:table-cell table:style-name="ce8" table:formula="of:=IF(ISERROR(IF(VLOOKUP([.E543];suspect_foods;3;0)&lt;&gt;[.E543];&quot;X&quot;;&quot;&quot;));&quot;&quot;;IF(VLOOKUP([.E543];suspect_foods;3;0)&lt;&gt;[.E54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543]=&quot;X&quot;;IF(VLOOKUP([.E543];suspect_foods;3;0) &lt;&gt;[.E543];VLOOKUP([.E54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6" calcext:value-type="date">
            <text:p>06/07/25</text:p>
          </table:table-cell>
          <table:table-cell table:style-name="ce5" office:value-type="string" calcext:value-type="string">
            <text:p>13:11</text:p>
          </table:table-cell>
          <table:table-cell table:style-name="ce8" table:formula="of:=IF(ISERROR(IF(VLOOKUP([.E544];suspect_foods;3;0)&lt;&gt;[.E544];&quot;X&quot;;&quot;&quot;));&quot;&quot;;IF(VLOOKUP([.E544];suspect_foods;3;0)&lt;&gt;[.E54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544]=&quot;X&quot;;IF(VLOOKUP([.E544];suspect_foods;3;0) &lt;&gt;[.E544];VLOOKUP([.E54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6" calcext:value-type="date">
            <text:p>06/07/25</text:p>
          </table:table-cell>
          <table:table-cell table:style-name="ce5" office:value-type="string" calcext:value-type="string">
            <text:p>13:11</text:p>
          </table:table-cell>
          <table:table-cell table:style-name="ce8" table:formula="of:=IF(ISERROR(IF(VLOOKUP([.E545];suspect_foods;3;0)&lt;&gt;[.E545];&quot;X&quot;;&quot;&quot;));&quot;&quot;;IF(VLOOKUP([.E545];suspect_foods;3;0)&lt;&gt;[.E54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545]=&quot;X&quot;;IF(VLOOKUP([.E545];suspect_foods;3;0) &lt;&gt;[.E545];VLOOKUP([.E54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6" calcext:value-type="date">
            <text:p>06/07/25</text:p>
          </table:table-cell>
          <table:table-cell table:style-name="ce5" office:value-type="string" calcext:value-type="string">
            <text:p>13:11</text:p>
          </table:table-cell>
          <table:table-cell table:style-name="ce8" table:formula="of:=IF(ISERROR(IF(VLOOKUP([.E546];suspect_foods;3;0)&lt;&gt;[.E546];&quot;X&quot;;&quot;&quot;));&quot;&quot;;IF(VLOOKUP([.E546];suspect_foods;3;0)&lt;&gt;[.E54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546]=&quot;X&quot;;IF(VLOOKUP([.E546];suspect_foods;3;0) &lt;&gt;[.E546];VLOOKUP([.E54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6" calcext:value-type="date">
            <text:p>06/07/25</text:p>
          </table:table-cell>
          <table:table-cell table:style-name="ce5" office:value-type="string" calcext:value-type="string">
            <text:p>13:11</text:p>
          </table:table-cell>
          <table:table-cell table:style-name="ce8" table:formula="of:=IF(ISERROR(IF(VLOOKUP([.E547];suspect_foods;3;0)&lt;&gt;[.E547];&quot;X&quot;;&quot;&quot;));&quot;&quot;;IF(VLOOKUP([.E547];suspect_foods;3;0)&lt;&gt;[.E54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rrot</text:p>
          </table:table-cell>
          <table:table-cell table:style-name="ce11" table:formula="of:=IF([.C547]=&quot;X&quot;;IF(VLOOKUP([.E547];suspect_foods;3;0) &lt;&gt;[.E547];VLOOKUP([.E54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6" calcext:value-type="date">
            <text:p>06/07/25</text:p>
          </table:table-cell>
          <table:table-cell table:style-name="ce5" office:value-type="string" calcext:value-type="string">
            <text:p>20:33</text:p>
          </table:table-cell>
          <table:table-cell table:style-name="ce8" table:formula="of:=IF(ISERROR(IF(VLOOKUP([.E548];suspect_foods;3;0)&lt;&gt;[.E548];&quot;X&quot;;&quot;&quot;));&quot;&quot;;IF(VLOOKUP([.E548];suspect_foods;3;0)&lt;&gt;[.E54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luten Free White Roll (25g Carbs)</text:p>
          </table:table-cell>
          <table:table-cell table:style-name="ce11" table:formula="of:=IF([.C548]=&quot;X&quot;;IF(VLOOKUP([.E548];suspect_foods;3;0) &lt;&gt;[.E548];VLOOKUP([.E54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6" calcext:value-type="date">
            <text:p>06/07/25</text:p>
          </table:table-cell>
          <table:table-cell table:style-name="ce5" office:value-type="string" calcext:value-type="string">
            <text:p>20:33</text:p>
          </table:table-cell>
          <table:table-cell table:style-name="ce8" table:formula="of:=IF(ISERROR(IF(VLOOKUP([.E549];suspect_foods;3;0)&lt;&gt;[.E549];&quot;X&quot;;&quot;&quot;));&quot;&quot;;IF(VLOOKUP([.E549];suspect_foods;3;0)&lt;&gt;[.E54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mash Burger</text:p>
          </table:table-cell>
          <table:table-cell table:style-name="ce11" table:formula="of:=IF([.C549]=&quot;X&quot;;IF(VLOOKUP([.E549];suspect_foods;3;0) &lt;&gt;[.E549];VLOOKUP([.E54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6" calcext:value-type="date">
            <text:p>06/07/25</text:p>
          </table:table-cell>
          <table:table-cell table:style-name="ce5" office:value-type="string" calcext:value-type="string">
            <text:p>20:33</text:p>
          </table:table-cell>
          <table:table-cell table:style-name="ce8" table:formula="of:=IF(ISERROR(IF(VLOOKUP([.E550];suspect_foods;3;0)&lt;&gt;[.E550];&quot;X&quot;;&quot;&quot;));&quot;&quot;;IF(VLOOKUP([.E550];suspect_foods;3;0)&lt;&gt;[.E55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550]=&quot;X&quot;;IF(VLOOKUP([.E550];suspect_foods;3;0) &lt;&gt;[.E550];VLOOKUP([.E55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6" calcext:value-type="date">
            <text:p>06/07/25</text:p>
          </table:table-cell>
          <table:table-cell table:style-name="ce5" office:value-type="string" calcext:value-type="string">
            <text:p>20:33</text:p>
          </table:table-cell>
          <table:table-cell table:style-name="ce8" table:formula="of:=IF(ISERROR(IF(VLOOKUP([.E551];suspect_foods;3;0)&lt;&gt;[.E551];&quot;X&quot;;&quot;&quot;));&quot;&quot;;IF(VLOOKUP([.E551];suspect_foods;3;0)&lt;&gt;[.E55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551]=&quot;X&quot;;IF(VLOOKUP([.E551];suspect_foods;3;0) &lt;&gt;[.E551];VLOOKUP([.E55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6" calcext:value-type="date">
            <text:p>06/07/25</text:p>
          </table:table-cell>
          <table:table-cell table:style-name="ce5" office:value-type="string" calcext:value-type="string">
            <text:p>20:33</text:p>
          </table:table-cell>
          <table:table-cell table:style-name="ce8" table:formula="of:=IF(ISERROR(IF(VLOOKUP([.E552];suspect_foods;3;0)&lt;&gt;[.E552];&quot;X&quot;;&quot;&quot;));&quot;&quot;;IF(VLOOKUP([.E552];suspect_foods;3;0)&lt;&gt;[.E55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552]=&quot;X&quot;;IF(VLOOKUP([.E552];suspect_foods;3;0) &lt;&gt;[.E552];VLOOKUP([.E55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6" calcext:value-type="date">
            <text:p>06/07/25</text:p>
          </table:table-cell>
          <table:table-cell table:style-name="ce5" office:value-type="string" calcext:value-type="string">
            <text:p>20:33</text:p>
          </table:table-cell>
          <table:table-cell table:style-name="ce8" table:formula="of:=IF(ISERROR(IF(VLOOKUP([.E553];suspect_foods;3;0)&lt;&gt;[.E553];&quot;X&quot;;&quot;&quot;));&quot;&quot;;IF(VLOOKUP([.E553];suspect_foods;3;0)&lt;&gt;[.E55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rrot</text:p>
          </table:table-cell>
          <table:table-cell table:style-name="ce11" table:formula="of:=IF([.C553]=&quot;X&quot;;IF(VLOOKUP([.E553];suspect_foods;3;0) &lt;&gt;[.E553];VLOOKUP([.E55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6" calcext:value-type="date">
            <text:p>06/07/25</text:p>
          </table:table-cell>
          <table:table-cell table:style-name="ce5" office:value-type="string" calcext:value-type="string">
            <text:p>20:33</text:p>
          </table:table-cell>
          <table:table-cell table:style-name="ce8" table:formula="of:=IF(ISERROR(IF(VLOOKUP([.E554];suspect_foods;3;0)&lt;&gt;[.E554];&quot;X&quot;;&quot;&quot;));&quot;&quot;;IF(VLOOKUP([.E554];suspect_foods;3;0)&lt;&gt;[.E55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otatoes</text:p>
          </table:table-cell>
          <table:table-cell table:style-name="ce11" table:formula="of:=IF([.C554]=&quot;X&quot;;IF(VLOOKUP([.E554];suspect_foods;3;0) &lt;&gt;[.E554];VLOOKUP([.E55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6" calcext:value-type="date">
            <text:p>06/07/25</text:p>
          </table:table-cell>
          <table:table-cell table:style-name="ce5" office:value-type="string" calcext:value-type="string">
            <text:p>20:33</text:p>
          </table:table-cell>
          <table:table-cell table:style-name="ce8" table:formula="of:=IF(ISERROR(IF(VLOOKUP([.E555];suspect_foods;3;0)&lt;&gt;[.E555];&quot;X&quot;;&quot;&quot;));&quot;&quot;;IF(VLOOKUP([.E555];suspect_foods;3;0)&lt;&gt;[.E55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pple</text:p>
          </table:table-cell>
          <table:table-cell table:style-name="ce11" table:formula="of:=IF([.C555]=&quot;X&quot;;IF(VLOOKUP([.E555];suspect_foods;3;0) &lt;&gt;[.E555];VLOOKUP([.E55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6" calcext:value-type="date">
            <text:p>06/07/25</text:p>
          </table:table-cell>
          <table:table-cell table:style-name="ce5" office:value-type="string" calcext:value-type="string">
            <text:p>20:33</text:p>
          </table:table-cell>
          <table:table-cell table:style-name="ce8" table:formula="of:=IF(ISERROR(IF(VLOOKUP([.E556];suspect_foods;3;0)&lt;&gt;[.E556];&quot;X&quot;;&quot;&quot;));&quot;&quot;;IF(VLOOKUP([.E556];suspect_foods;3;0)&lt;&gt;[.E55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trawberries</text:p>
          </table:table-cell>
          <table:table-cell table:style-name="ce11" table:formula="of:=IF([.C556]=&quot;X&quot;;IF(VLOOKUP([.E556];suspect_foods;3;0) &lt;&gt;[.E556];VLOOKUP([.E55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7" calcext:value-type="date">
            <text:p>07/07/25</text:p>
          </table:table-cell>
          <table:table-cell table:style-name="ce5" office:value-type="string" calcext:value-type="string">
            <text:p>08:39</text:p>
          </table:table-cell>
          <table:table-cell table:style-name="ce8" table:formula="of:=IF(ISERROR(IF(VLOOKUP([.E557];suspect_foods;3;0)&lt;&gt;[.E557];&quot;X&quot;;&quot;&quot;));&quot;&quot;;IF(VLOOKUP([.E557];suspect_foods;3;0)&lt;&gt;[.E55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557]=&quot;X&quot;;IF(VLOOKUP([.E557];suspect_foods;3;0) &lt;&gt;[.E557];VLOOKUP([.E55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7" calcext:value-type="date">
            <text:p>07/07/25</text:p>
          </table:table-cell>
          <table:table-cell table:style-name="ce5" office:value-type="string" calcext:value-type="string">
            <text:p>08:39</text:p>
          </table:table-cell>
          <table:table-cell table:style-name="ce8" table:formula="of:=IF(ISERROR(IF(VLOOKUP([.E558];suspect_foods;3;0)&lt;&gt;[.E558];&quot;X&quot;;&quot;&quot;));&quot;&quot;;IF(VLOOKUP([.E558];suspect_foods;3;0)&lt;&gt;[.E55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558]=&quot;X&quot;;IF(VLOOKUP([.E558];suspect_foods;3;0) &lt;&gt;[.E558];VLOOKUP([.E55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7" calcext:value-type="date">
            <text:p>07/07/25</text:p>
          </table:table-cell>
          <table:table-cell table:style-name="ce5" office:value-type="string" calcext:value-type="string">
            <text:p>08:39</text:p>
          </table:table-cell>
          <table:table-cell table:style-name="ce8" table:formula="of:=IF(ISERROR(IF(VLOOKUP([.E559];suspect_foods;3;0)&lt;&gt;[.E559];&quot;X&quot;;&quot;&quot;));&quot;&quot;;IF(VLOOKUP([.E559];suspect_foods;3;0)&lt;&gt;[.E55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559]=&quot;X&quot;;IF(VLOOKUP([.E559];suspect_foods;3;0) &lt;&gt;[.E559];VLOOKUP([.E55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7" calcext:value-type="date">
            <text:p>07/07/25</text:p>
          </table:table-cell>
          <table:table-cell table:style-name="ce5" office:value-type="string" calcext:value-type="string">
            <text:p>08:39</text:p>
          </table:table-cell>
          <table:table-cell table:style-name="ce8" table:formula="of:=IF(ISERROR(IF(VLOOKUP([.E560];suspect_foods;3;0)&lt;&gt;[.E560];&quot;X&quot;;&quot;&quot;));&quot;&quot;;IF(VLOOKUP([.E560];suspect_foods;3;0)&lt;&gt;[.E56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560]=&quot;X&quot;;IF(VLOOKUP([.E560];suspect_foods;3;0) &lt;&gt;[.E560];VLOOKUP([.E56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7" calcext:value-type="date">
            <text:p>07/07/25</text:p>
          </table:table-cell>
          <table:table-cell table:style-name="ce5" office:value-type="string" calcext:value-type="string">
            <text:p>13:05</text:p>
          </table:table-cell>
          <table:table-cell table:style-name="ce8" table:formula="of:=IF(ISERROR(IF(VLOOKUP([.E561];suspect_foods;3;0)&lt;&gt;[.E561];&quot;X&quot;;&quot;&quot;));&quot;&quot;;IF(VLOOKUP([.E561];suspect_foods;3;0)&lt;&gt;[.E56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Sourdough Bread Sliced</text:p>
          </table:table-cell>
          <table:table-cell table:style-name="ce11" table:formula="of:=IF([.C561]=&quot;X&quot;;IF(VLOOKUP([.E561];suspect_foods;3;0) &lt;&gt;[.E561];VLOOKUP([.E56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7" calcext:value-type="date">
            <text:p>07/07/25</text:p>
          </table:table-cell>
          <table:table-cell table:style-name="ce5" office:value-type="string" calcext:value-type="string">
            <text:p>13:05</text:p>
          </table:table-cell>
          <table:table-cell table:style-name="ce8" table:formula="of:=IF(ISERROR(IF(VLOOKUP([.E562];suspect_foods;3;0)&lt;&gt;[.E562];&quot;X&quot;;&quot;&quot;));&quot;&quot;;IF(VLOOKUP([.E562];suspect_foods;3;0)&lt;&gt;[.E56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562]=&quot;X&quot;;IF(VLOOKUP([.E562];suspect_foods;3;0) &lt;&gt;[.E562];VLOOKUP([.E56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7" calcext:value-type="date">
            <text:p>07/07/25</text:p>
          </table:table-cell>
          <table:table-cell table:style-name="ce5" office:value-type="string" calcext:value-type="string">
            <text:p>13:05</text:p>
          </table:table-cell>
          <table:table-cell table:style-name="ce8" table:formula="of:=IF(ISERROR(IF(VLOOKUP([.E563];suspect_foods;3;0)&lt;&gt;[.E563];&quot;X&quot;;&quot;&quot;));&quot;&quot;;IF(VLOOKUP([.E563];suspect_foods;3;0)&lt;&gt;[.E56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563]=&quot;X&quot;;IF(VLOOKUP([.E563];suspect_foods;3;0) &lt;&gt;[.E563];VLOOKUP([.E56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7" calcext:value-type="date">
            <text:p>07/07/25</text:p>
          </table:table-cell>
          <table:table-cell table:style-name="ce5" office:value-type="string" calcext:value-type="string">
            <text:p>13:05</text:p>
          </table:table-cell>
          <table:table-cell table:style-name="ce8" table:formula="of:=IF(ISERROR(IF(VLOOKUP([.E564];suspect_foods;3;0)&lt;&gt;[.E564];&quot;X&quot;;&quot;&quot;));&quot;&quot;;IF(VLOOKUP([.E564];suspect_foods;3;0)&lt;&gt;[.E56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564]=&quot;X&quot;;IF(VLOOKUP([.E564];suspect_foods;3;0) &lt;&gt;[.E564];VLOOKUP([.E56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7" calcext:value-type="date">
            <text:p>07/07/25</text:p>
          </table:table-cell>
          <table:table-cell table:style-name="ce5" office:value-type="string" calcext:value-type="string">
            <text:p>13:05</text:p>
          </table:table-cell>
          <table:table-cell table:style-name="ce8" table:formula="of:=IF(ISERROR(IF(VLOOKUP([.E565];suspect_foods;3;0)&lt;&gt;[.E565];&quot;X&quot;;&quot;&quot;));&quot;&quot;;IF(VLOOKUP([.E565];suspect_foods;3;0)&lt;&gt;[.E56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565]=&quot;X&quot;;IF(VLOOKUP([.E565];suspect_foods;3;0) &lt;&gt;[.E565];VLOOKUP([.E56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7" calcext:value-type="date">
            <text:p>07/07/25</text:p>
          </table:table-cell>
          <table:table-cell table:style-name="ce5" office:value-type="string" calcext:value-type="string">
            <text:p>13:05</text:p>
          </table:table-cell>
          <table:table-cell table:style-name="ce8" table:formula="of:=IF(ISERROR(IF(VLOOKUP([.E566];suspect_foods;3;0)&lt;&gt;[.E566];&quot;X&quot;;&quot;&quot;));&quot;&quot;;IF(VLOOKUP([.E566];suspect_foods;3;0)&lt;&gt;[.E56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rrot</text:p>
          </table:table-cell>
          <table:table-cell table:style-name="ce11" table:formula="of:=IF([.C566]=&quot;X&quot;;IF(VLOOKUP([.E566];suspect_foods;3;0) &lt;&gt;[.E566];VLOOKUP([.E56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7" calcext:value-type="date">
            <text:p>07/07/25</text:p>
          </table:table-cell>
          <table:table-cell table:style-name="ce5" office:value-type="string" calcext:value-type="string">
            <text:p>20:02</text:p>
          </table:table-cell>
          <table:table-cell table:style-name="ce8" table:formula="of:=IF(ISERROR(IF(VLOOKUP([.E567];suspect_foods;3;0)&lt;&gt;[.E567];&quot;X&quot;;&quot;&quot;));&quot;&quot;;IF(VLOOKUP([.E567];suspect_foods;3;0)&lt;&gt;[.E56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567]=&quot;X&quot;;IF(VLOOKUP([.E567];suspect_foods;3;0) &lt;&gt;[.E567];VLOOKUP([.E56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7" calcext:value-type="date">
            <text:p>07/07/25</text:p>
          </table:table-cell>
          <table:table-cell table:style-name="ce5" office:value-type="string" calcext:value-type="string">
            <text:p>20:02</text:p>
          </table:table-cell>
          <table:table-cell table:style-name="ce8" table:formula="of:=IF(ISERROR(IF(VLOOKUP([.E568];suspect_foods;3;0)&lt;&gt;[.E568];&quot;X&quot;;&quot;&quot;));&quot;&quot;;IF(VLOOKUP([.E568];suspect_foods;3;0)&lt;&gt;[.E56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568]=&quot;X&quot;;IF(VLOOKUP([.E568];suspect_foods;3;0) &lt;&gt;[.E568];VLOOKUP([.E56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7" calcext:value-type="date">
            <text:p>07/07/25</text:p>
          </table:table-cell>
          <table:table-cell table:style-name="ce5" office:value-type="string" calcext:value-type="string">
            <text:p>20:02</text:p>
          </table:table-cell>
          <table:table-cell table:style-name="ce8" table:formula="of:=IF(ISERROR(IF(VLOOKUP([.E569];suspect_foods;3;0)&lt;&gt;[.E569];&quot;X&quot;;&quot;&quot;));&quot;&quot;;IF(VLOOKUP([.E569];suspect_foods;3;0)&lt;&gt;[.E56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569]=&quot;X&quot;;IF(VLOOKUP([.E569];suspect_foods;3;0) &lt;&gt;[.E569];VLOOKUP([.E56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7" calcext:value-type="date">
            <text:p>07/07/25</text:p>
          </table:table-cell>
          <table:table-cell table:style-name="ce5" office:value-type="string" calcext:value-type="string">
            <text:p>20:02</text:p>
          </table:table-cell>
          <table:table-cell table:style-name="ce8" table:formula="of:=IF(ISERROR(IF(VLOOKUP([.E570];suspect_foods;3;0)&lt;&gt;[.E570];&quot;X&quot;;&quot;&quot;));&quot;&quot;;IF(VLOOKUP([.E570];suspect_foods;3;0)&lt;&gt;[.E57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570]=&quot;X&quot;;IF(VLOOKUP([.E570];suspect_foods;3;0) &lt;&gt;[.E570];VLOOKUP([.E57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7" calcext:value-type="date">
            <text:p>07/07/25</text:p>
          </table:table-cell>
          <table:table-cell table:style-name="ce5" office:value-type="string" calcext:value-type="string">
            <text:p>20:02</text:p>
          </table:table-cell>
          <table:table-cell table:style-name="ce8" table:formula="of:=IF(ISERROR(IF(VLOOKUP([.E571];suspect_foods;3;0)&lt;&gt;[.E571];&quot;X&quot;;&quot;&quot;));&quot;&quot;;IF(VLOOKUP([.E571];suspect_foods;3;0)&lt;&gt;[.E57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rrot</text:p>
          </table:table-cell>
          <table:table-cell table:style-name="ce11" table:formula="of:=IF([.C571]=&quot;X&quot;;IF(VLOOKUP([.E571];suspect_foods;3;0) &lt;&gt;[.E571];VLOOKUP([.E57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7" calcext:value-type="date">
            <text:p>07/07/25</text:p>
          </table:table-cell>
          <table:table-cell table:style-name="ce5" office:value-type="string" calcext:value-type="string">
            <text:p>20:02</text:p>
          </table:table-cell>
          <table:table-cell table:style-name="ce8" table:formula="of:=IF(ISERROR(IF(VLOOKUP([.E572];suspect_foods;3;0)&lt;&gt;[.E572];&quot;X&quot;;&quot;&quot;));&quot;&quot;;IF(VLOOKUP([.E572];suspect_foods;3;0)&lt;&gt;[.E57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otatoes</text:p>
          </table:table-cell>
          <table:table-cell table:style-name="ce11" table:formula="of:=IF([.C572]=&quot;X&quot;;IF(VLOOKUP([.E572];suspect_foods;3;0) &lt;&gt;[.E572];VLOOKUP([.E57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3">
          <table:table-cell table:style-name="ce2" office:value-type="date" office:date-value="2025-07-07" calcext:value-type="date">
            <text:p>07/07/25</text:p>
          </table:table-cell>
          <table:table-cell table:style-name="ce5" office:value-type="string" calcext:value-type="string">
            <text:p>20:02</text:p>
          </table:table-cell>
          <table:table-cell table:style-name="ce8" table:formula="of:=IF(ISERROR(IF(VLOOKUP([.E573];suspect_foods;3;0)&lt;&gt;[.E573];&quot;X&quot;;&quot;&quot;));&quot;&quot;;IF(VLOOKUP([.E573];suspect_foods;3;0)&lt;&gt;[.E573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eri Spice Mix</text:p>
          </table:table-cell>
          <table:table-cell table:style-name="ce11" table:formula="of:=IF([.C573]=&quot;X&quot;;IF(VLOOKUP([.E573];suspect_foods;3;0) &lt;&gt;[.E573];VLOOKUP([.E573];suspect_foods;3;0);&quot;&quot;);&quot;&quot;)" office:value-type="string" office:string-value="Peri Peri Spice Mix – Nightshade Family – Chillis" calcext:value-type="string">
            <text:p>Peri Peri Spice Mix – Nightshade Family – Chillis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7" calcext:value-type="date">
            <text:p>07/07/25</text:p>
          </table:table-cell>
          <table:table-cell table:style-name="ce5" office:value-type="string" calcext:value-type="string">
            <text:p>20:02</text:p>
          </table:table-cell>
          <table:table-cell table:style-name="ce8" table:formula="of:=IF(ISERROR(IF(VLOOKUP([.E574];suspect_foods;3;0)&lt;&gt;[.E574];&quot;X&quot;;&quot;&quot;));&quot;&quot;;IF(VLOOKUP([.E574];suspect_foods;3;0)&lt;&gt;[.E57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pple</text:p>
          </table:table-cell>
          <table:table-cell table:style-name="ce11" table:formula="of:=IF([.C574]=&quot;X&quot;;IF(VLOOKUP([.E574];suspect_foods;3;0) &lt;&gt;[.E574];VLOOKUP([.E57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7" calcext:value-type="date">
            <text:p>07/07/25</text:p>
          </table:table-cell>
          <table:table-cell table:style-name="ce5" office:value-type="string" calcext:value-type="string">
            <text:p>20:02</text:p>
          </table:table-cell>
          <table:table-cell table:style-name="ce8" table:formula="of:=IF(ISERROR(IF(VLOOKUP([.E575];suspect_foods;3;0)&lt;&gt;[.E575];&quot;X&quot;;&quot;&quot;));&quot;&quot;;IF(VLOOKUP([.E575];suspect_foods;3;0)&lt;&gt;[.E57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trawberries</text:p>
          </table:table-cell>
          <table:table-cell table:style-name="ce11" table:formula="of:=IF([.C575]=&quot;X&quot;;IF(VLOOKUP([.E575];suspect_foods;3;0) &lt;&gt;[.E575];VLOOKUP([.E57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8" calcext:value-type="date">
            <text:p>08/07/25</text:p>
          </table:table-cell>
          <table:table-cell table:style-name="ce5" office:value-type="string" calcext:value-type="string">
            <text:p>16:01</text:p>
          </table:table-cell>
          <table:table-cell table:style-name="ce8" table:formula="of:=IF(ISERROR(IF(VLOOKUP([.E576];suspect_foods;3;0)&lt;&gt;[.E576];&quot;X&quot;;&quot;&quot;));&quot;&quot;;IF(VLOOKUP([.E576];suspect_foods;3;0)&lt;&gt;[.E57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576]=&quot;X&quot;;IF(VLOOKUP([.E576];suspect_foods;3;0) &lt;&gt;[.E576];VLOOKUP([.E57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8" calcext:value-type="date">
            <text:p>08/07/25</text:p>
          </table:table-cell>
          <table:table-cell table:style-name="ce5" office:value-type="string" calcext:value-type="string">
            <text:p>16:01</text:p>
          </table:table-cell>
          <table:table-cell table:style-name="ce8" table:formula="of:=IF(ISERROR(IF(VLOOKUP([.E577];suspect_foods;3;0)&lt;&gt;[.E577];&quot;X&quot;;&quot;&quot;));&quot;&quot;;IF(VLOOKUP([.E577];suspect_foods;3;0)&lt;&gt;[.E57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577]=&quot;X&quot;;IF(VLOOKUP([.E577];suspect_foods;3;0) &lt;&gt;[.E577];VLOOKUP([.E57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8" calcext:value-type="date">
            <text:p>08/07/25</text:p>
          </table:table-cell>
          <table:table-cell table:style-name="ce5" office:value-type="string" calcext:value-type="string">
            <text:p>16:01</text:p>
          </table:table-cell>
          <table:table-cell table:style-name="ce8" table:formula="of:=IF(ISERROR(IF(VLOOKUP([.E578];suspect_foods;3;0)&lt;&gt;[.E578];&quot;X&quot;;&quot;&quot;));&quot;&quot;;IF(VLOOKUP([.E578];suspect_foods;3;0)&lt;&gt;[.E57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578]=&quot;X&quot;;IF(VLOOKUP([.E578];suspect_foods;3;0) &lt;&gt;[.E578];VLOOKUP([.E57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8" calcext:value-type="date">
            <text:p>08/07/25</text:p>
          </table:table-cell>
          <table:table-cell table:style-name="ce5" office:value-type="string" calcext:value-type="string">
            <text:p>16:01</text:p>
          </table:table-cell>
          <table:table-cell table:style-name="ce8" table:formula="of:=IF(ISERROR(IF(VLOOKUP([.E579];suspect_foods;3;0)&lt;&gt;[.E579];&quot;X&quot;;&quot;&quot;));&quot;&quot;;IF(VLOOKUP([.E579];suspect_foods;3;0)&lt;&gt;[.E57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579]=&quot;X&quot;;IF(VLOOKUP([.E579];suspect_foods;3;0) &lt;&gt;[.E579];VLOOKUP([.E57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8" calcext:value-type="date">
            <text:p>08/07/25</text:p>
          </table:table-cell>
          <table:table-cell table:style-name="ce5" office:value-type="string" calcext:value-type="string">
            <text:p>19:11</text:p>
          </table:table-cell>
          <table:table-cell table:style-name="ce8" table:formula="of:=IF(ISERROR(IF(VLOOKUP([.E580];suspect_foods;3;0)&lt;&gt;[.E580];&quot;X&quot;;&quot;&quot;));&quot;&quot;;IF(VLOOKUP([.E580];suspect_foods;3;0)&lt;&gt;[.E58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DF Custard Creams</text:p>
          </table:table-cell>
          <table:table-cell table:style-name="ce11" table:formula="of:=IF([.C580]=&quot;X&quot;;IF(VLOOKUP([.E580];suspect_foods;3;0) &lt;&gt;[.E580];VLOOKUP([.E58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9" calcext:value-type="date">
            <text:p>09/07/25</text:p>
          </table:table-cell>
          <table:table-cell table:style-name="ce5" office:value-type="string" calcext:value-type="string">
            <text:p>09:51</text:p>
          </table:table-cell>
          <table:table-cell table:style-name="ce8" table:formula="of:=IF(ISERROR(IF(VLOOKUP([.E581];suspect_foods;3;0)&lt;&gt;[.E581];&quot;X&quot;;&quot;&quot;));&quot;&quot;;IF(VLOOKUP([.E581];suspect_foods;3;0)&lt;&gt;[.E58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581]=&quot;X&quot;;IF(VLOOKUP([.E581];suspect_foods;3;0) &lt;&gt;[.E581];VLOOKUP([.E58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9" calcext:value-type="date">
            <text:p>09/07/25</text:p>
          </table:table-cell>
          <table:table-cell table:style-name="ce5" office:value-type="string" calcext:value-type="string">
            <text:p>09:51</text:p>
          </table:table-cell>
          <table:table-cell table:style-name="ce8" table:formula="of:=IF(ISERROR(IF(VLOOKUP([.E582];suspect_foods;3;0)&lt;&gt;[.E582];&quot;X&quot;;&quot;&quot;));&quot;&quot;;IF(VLOOKUP([.E582];suspect_foods;3;0)&lt;&gt;[.E58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582]=&quot;X&quot;;IF(VLOOKUP([.E582];suspect_foods;3;0) &lt;&gt;[.E582];VLOOKUP([.E58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9" calcext:value-type="date">
            <text:p>09/07/25</text:p>
          </table:table-cell>
          <table:table-cell table:style-name="ce5" office:value-type="string" calcext:value-type="string">
            <text:p>09:51</text:p>
          </table:table-cell>
          <table:table-cell table:style-name="ce8" table:formula="of:=IF(ISERROR(IF(VLOOKUP([.E583];suspect_foods;3;0)&lt;&gt;[.E583];&quot;X&quot;;&quot;&quot;));&quot;&quot;;IF(VLOOKUP([.E583];suspect_foods;3;0)&lt;&gt;[.E58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583]=&quot;X&quot;;IF(VLOOKUP([.E583];suspect_foods;3;0) &lt;&gt;[.E583];VLOOKUP([.E58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9" calcext:value-type="date">
            <text:p>09/07/25</text:p>
          </table:table-cell>
          <table:table-cell table:style-name="ce5" office:value-type="string" calcext:value-type="string">
            <text:p>09:51</text:p>
          </table:table-cell>
          <table:table-cell table:style-name="ce8" table:formula="of:=IF(ISERROR(IF(VLOOKUP([.E584];suspect_foods;3;0)&lt;&gt;[.E584];&quot;X&quot;;&quot;&quot;));&quot;&quot;;IF(VLOOKUP([.E584];suspect_foods;3;0)&lt;&gt;[.E58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584]=&quot;X&quot;;IF(VLOOKUP([.E584];suspect_foods;3;0) &lt;&gt;[.E584];VLOOKUP([.E58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9" calcext:value-type="date">
            <text:p>09/07/25</text:p>
          </table:table-cell>
          <table:table-cell table:style-name="ce5" office:value-type="string" calcext:value-type="string">
            <text:p>14:46</text:p>
          </table:table-cell>
          <table:table-cell table:style-name="ce8" table:formula="of:=IF(ISERROR(IF(VLOOKUP([.E585];suspect_foods;3;0)&lt;&gt;[.E585];&quot;X&quot;;&quot;&quot;));&quot;&quot;;IF(VLOOKUP([.E585];suspect_foods;3;0)&lt;&gt;[.E58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Sourdough Bread Sliced</text:p>
          </table:table-cell>
          <table:table-cell table:style-name="ce11" table:formula="of:=IF([.C585]=&quot;X&quot;;IF(VLOOKUP([.E585];suspect_foods;3;0) &lt;&gt;[.E585];VLOOKUP([.E58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9" calcext:value-type="date">
            <text:p>09/07/25</text:p>
          </table:table-cell>
          <table:table-cell table:style-name="ce5" office:value-type="string" calcext:value-type="string">
            <text:p>14:46</text:p>
          </table:table-cell>
          <table:table-cell table:style-name="ce8" table:formula="of:=IF(ISERROR(IF(VLOOKUP([.E586];suspect_foods;3;0)&lt;&gt;[.E586];&quot;X&quot;;&quot;&quot;));&quot;&quot;;IF(VLOOKUP([.E586];suspect_foods;3;0)&lt;&gt;[.E58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586]=&quot;X&quot;;IF(VLOOKUP([.E586];suspect_foods;3;0) &lt;&gt;[.E586];VLOOKUP([.E58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9" calcext:value-type="date">
            <text:p>09/07/25</text:p>
          </table:table-cell>
          <table:table-cell table:style-name="ce5" office:value-type="string" calcext:value-type="string">
            <text:p>14:46</text:p>
          </table:table-cell>
          <table:table-cell table:style-name="ce8" table:formula="of:=IF(ISERROR(IF(VLOOKUP([.E587];suspect_foods;3;0)&lt;&gt;[.E587];&quot;X&quot;;&quot;&quot;));&quot;&quot;;IF(VLOOKUP([.E587];suspect_foods;3;0)&lt;&gt;[.E58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587]=&quot;X&quot;;IF(VLOOKUP([.E587];suspect_foods;3;0) &lt;&gt;[.E587];VLOOKUP([.E58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9" calcext:value-type="date">
            <text:p>09/07/25</text:p>
          </table:table-cell>
          <table:table-cell table:style-name="ce5" office:value-type="string" calcext:value-type="string">
            <text:p>14:46</text:p>
          </table:table-cell>
          <table:table-cell table:style-name="ce8" table:formula="of:=IF(ISERROR(IF(VLOOKUP([.E588];suspect_foods;3;0)&lt;&gt;[.E588];&quot;X&quot;;&quot;&quot;));&quot;&quot;;IF(VLOOKUP([.E588];suspect_foods;3;0)&lt;&gt;[.E58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588]=&quot;X&quot;;IF(VLOOKUP([.E588];suspect_foods;3;0) &lt;&gt;[.E588];VLOOKUP([.E58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9" calcext:value-type="date">
            <text:p>09/07/25</text:p>
          </table:table-cell>
          <table:table-cell table:style-name="ce5" office:value-type="string" calcext:value-type="string">
            <text:p>14:46</text:p>
          </table:table-cell>
          <table:table-cell table:style-name="ce8" table:formula="of:=IF(ISERROR(IF(VLOOKUP([.E589];suspect_foods;3;0)&lt;&gt;[.E589];&quot;X&quot;;&quot;&quot;));&quot;&quot;;IF(VLOOKUP([.E589];suspect_foods;3;0)&lt;&gt;[.E58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589]=&quot;X&quot;;IF(VLOOKUP([.E589];suspect_foods;3;0) &lt;&gt;[.E589];VLOOKUP([.E58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9" calcext:value-type="date">
            <text:p>09/07/25</text:p>
          </table:table-cell>
          <table:table-cell table:style-name="ce5" office:value-type="string" calcext:value-type="string">
            <text:p>14:46</text:p>
          </table:table-cell>
          <table:table-cell table:style-name="ce8" table:formula="of:=IF(ISERROR(IF(VLOOKUP([.E590];suspect_foods;3;0)&lt;&gt;[.E590];&quot;X&quot;;&quot;&quot;));&quot;&quot;;IF(VLOOKUP([.E590];suspect_foods;3;0)&lt;&gt;[.E59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rrot</text:p>
          </table:table-cell>
          <table:table-cell table:style-name="ce11" table:formula="of:=IF([.C590]=&quot;X&quot;;IF(VLOOKUP([.E590];suspect_foods;3;0) &lt;&gt;[.E590];VLOOKUP([.E59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9" calcext:value-type="date">
            <text:p>09/07/25</text:p>
          </table:table-cell>
          <table:table-cell table:style-name="ce5" office:value-type="string" calcext:value-type="string">
            <text:p>14:52</text:p>
          </table:table-cell>
          <table:table-cell table:style-name="ce8" table:formula="of:=IF(ISERROR(IF(VLOOKUP([.E591];suspect_foods;3;0)&lt;&gt;[.E591];&quot;X&quot;;&quot;&quot;));&quot;&quot;;IF(VLOOKUP([.E591];suspect_foods;3;0)&lt;&gt;[.E59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lli Lime Peanuts</text:p>
          </table:table-cell>
          <table:table-cell table:style-name="ce11" table:formula="of:=IF([.C591]=&quot;X&quot;;IF(VLOOKUP([.E591];suspect_foods;3;0) &lt;&gt;[.E591];VLOOKUP([.E59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9" calcext:value-type="date">
            <text:p>09/07/25</text:p>
          </table:table-cell>
          <table:table-cell table:style-name="ce5" office:value-type="string" calcext:value-type="string">
            <text:p>19:57</text:p>
          </table:table-cell>
          <table:table-cell table:style-name="ce8" table:formula="of:=IF(ISERROR(IF(VLOOKUP([.E592];suspect_foods;3;0)&lt;&gt;[.E592];&quot;X&quot;;&quot;&quot;));&quot;&quot;;IF(VLOOKUP([.E592];suspect_foods;3;0)&lt;&gt;[.E59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592]=&quot;X&quot;;IF(VLOOKUP([.E592];suspect_foods;3;0) &lt;&gt;[.E592];VLOOKUP([.E59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9" calcext:value-type="date">
            <text:p>09/07/25</text:p>
          </table:table-cell>
          <table:table-cell table:style-name="ce5" office:value-type="string" calcext:value-type="string">
            <text:p>19:57</text:p>
          </table:table-cell>
          <table:table-cell table:style-name="ce8" table:formula="of:=IF(ISERROR(IF(VLOOKUP([.E593];suspect_foods;3;0)&lt;&gt;[.E593];&quot;X&quot;;&quot;&quot;));&quot;&quot;;IF(VLOOKUP([.E593];suspect_foods;3;0)&lt;&gt;[.E59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593]=&quot;X&quot;;IF(VLOOKUP([.E593];suspect_foods;3;0) &lt;&gt;[.E593];VLOOKUP([.E59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9" calcext:value-type="date">
            <text:p>09/07/25</text:p>
          </table:table-cell>
          <table:table-cell table:style-name="ce5" office:value-type="string" calcext:value-type="string">
            <text:p>19:57</text:p>
          </table:table-cell>
          <table:table-cell table:style-name="ce8" table:formula="of:=IF(ISERROR(IF(VLOOKUP([.E594];suspect_foods;3;0)&lt;&gt;[.E594];&quot;X&quot;;&quot;&quot;));&quot;&quot;;IF(VLOOKUP([.E594];suspect_foods;3;0)&lt;&gt;[.E59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594]=&quot;X&quot;;IF(VLOOKUP([.E594];suspect_foods;3;0) &lt;&gt;[.E594];VLOOKUP([.E59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9" calcext:value-type="date">
            <text:p>09/07/25</text:p>
          </table:table-cell>
          <table:table-cell table:style-name="ce5" office:value-type="string" calcext:value-type="string">
            <text:p>19:57</text:p>
          </table:table-cell>
          <table:table-cell table:style-name="ce8" table:formula="of:=IF(ISERROR(IF(VLOOKUP([.E595];suspect_foods;3;0)&lt;&gt;[.E595];&quot;X&quot;;&quot;&quot;));&quot;&quot;;IF(VLOOKUP([.E595];suspect_foods;3;0)&lt;&gt;[.E59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595]=&quot;X&quot;;IF(VLOOKUP([.E595];suspect_foods;3;0) &lt;&gt;[.E595];VLOOKUP([.E59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9" calcext:value-type="date">
            <text:p>09/07/25</text:p>
          </table:table-cell>
          <table:table-cell table:style-name="ce5" office:value-type="string" calcext:value-type="string">
            <text:p>19:57</text:p>
          </table:table-cell>
          <table:table-cell table:style-name="ce8" table:formula="of:=IF(ISERROR(IF(VLOOKUP([.E596];suspect_foods;3;0)&lt;&gt;[.E596];&quot;X&quot;;&quot;&quot;));&quot;&quot;;IF(VLOOKUP([.E596];suspect_foods;3;0)&lt;&gt;[.E59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rrot</text:p>
          </table:table-cell>
          <table:table-cell table:style-name="ce11" table:formula="of:=IF([.C596]=&quot;X&quot;;IF(VLOOKUP([.E596];suspect_foods;3;0) &lt;&gt;[.E596];VLOOKUP([.E59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9" calcext:value-type="date">
            <text:p>09/07/25</text:p>
          </table:table-cell>
          <table:table-cell table:style-name="ce5" office:value-type="string" calcext:value-type="string">
            <text:p>19:58</text:p>
          </table:table-cell>
          <table:table-cell table:style-name="ce8" table:formula="of:=IF(ISERROR(IF(VLOOKUP([.E597];suspect_foods;3;0)&lt;&gt;[.E597];&quot;X&quot;;&quot;&quot;));&quot;&quot;;IF(VLOOKUP([.E597];suspect_foods;3;0)&lt;&gt;[.E59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otatoes</text:p>
          </table:table-cell>
          <table:table-cell table:style-name="ce11" table:formula="of:=IF([.C597]=&quot;X&quot;;IF(VLOOKUP([.E597];suspect_foods;3;0) &lt;&gt;[.E597];VLOOKUP([.E59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3">
          <table:table-cell table:style-name="ce2" office:value-type="date" office:date-value="2025-07-09" calcext:value-type="date">
            <text:p>09/07/25</text:p>
          </table:table-cell>
          <table:table-cell table:style-name="ce5" office:value-type="string" calcext:value-type="string">
            <text:p>19:58</text:p>
          </table:table-cell>
          <table:table-cell table:style-name="ce8" table:formula="of:=IF(ISERROR(IF(VLOOKUP([.E598];suspect_foods;3;0)&lt;&gt;[.E598];&quot;X&quot;;&quot;&quot;));&quot;&quot;;IF(VLOOKUP([.E598];suspect_foods;3;0)&lt;&gt;[.E598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eri Spice Mix</text:p>
          </table:table-cell>
          <table:table-cell table:style-name="ce11" table:formula="of:=IF([.C598]=&quot;X&quot;;IF(VLOOKUP([.E598];suspect_foods;3;0) &lt;&gt;[.E598];VLOOKUP([.E598];suspect_foods;3;0);&quot;&quot;);&quot;&quot;)" office:value-type="string" office:string-value="Peri Peri Spice Mix – Nightshade Family – Chillis" calcext:value-type="string">
            <text:p>Peri Peri Spice Mix – Nightshade Family – Chillis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9" calcext:value-type="date">
            <text:p>09/07/25</text:p>
          </table:table-cell>
          <table:table-cell table:style-name="ce5" office:value-type="string" calcext:value-type="string">
            <text:p>19:59</text:p>
          </table:table-cell>
          <table:table-cell table:style-name="ce8" table:formula="of:=IF(ISERROR(IF(VLOOKUP([.E599];suspect_foods;3;0)&lt;&gt;[.E599];&quot;X&quot;;&quot;&quot;));&quot;&quot;;IF(VLOOKUP([.E599];suspect_foods;3;0)&lt;&gt;[.E59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pple</text:p>
          </table:table-cell>
          <table:table-cell table:style-name="ce11" table:formula="of:=IF([.C599]=&quot;X&quot;;IF(VLOOKUP([.E599];suspect_foods;3;0) &lt;&gt;[.E599];VLOOKUP([.E59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09" calcext:value-type="date">
            <text:p>09/07/25</text:p>
          </table:table-cell>
          <table:table-cell table:style-name="ce5" office:value-type="string" calcext:value-type="string">
            <text:p>19:59</text:p>
          </table:table-cell>
          <table:table-cell table:style-name="ce8" table:formula="of:=IF(ISERROR(IF(VLOOKUP([.E600];suspect_foods;3;0)&lt;&gt;[.E600];&quot;X&quot;;&quot;&quot;));&quot;&quot;;IF(VLOOKUP([.E600];suspect_foods;3;0)&lt;&gt;[.E60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trawberries</text:p>
          </table:table-cell>
          <table:table-cell table:style-name="ce11" table:formula="of:=IF([.C600]=&quot;X&quot;;IF(VLOOKUP([.E600];suspect_foods;3;0) &lt;&gt;[.E600];VLOOKUP([.E60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0" calcext:value-type="date">
            <text:p>10/07/25</text:p>
          </table:table-cell>
          <table:table-cell table:style-name="ce5" office:value-type="string" calcext:value-type="string">
            <text:p>09:43</text:p>
          </table:table-cell>
          <table:table-cell table:style-name="ce8" table:formula="of:=IF(ISERROR(IF(VLOOKUP([.E601];suspect_foods;3;0)&lt;&gt;[.E601];&quot;X&quot;;&quot;&quot;));&quot;&quot;;IF(VLOOKUP([.E601];suspect_foods;3;0)&lt;&gt;[.E60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601]=&quot;X&quot;;IF(VLOOKUP([.E601];suspect_foods;3;0) &lt;&gt;[.E601];VLOOKUP([.E60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0" calcext:value-type="date">
            <text:p>10/07/25</text:p>
          </table:table-cell>
          <table:table-cell table:style-name="ce5" office:value-type="string" calcext:value-type="string">
            <text:p>09:43</text:p>
          </table:table-cell>
          <table:table-cell table:style-name="ce8" table:formula="of:=IF(ISERROR(IF(VLOOKUP([.E602];suspect_foods;3;0)&lt;&gt;[.E602];&quot;X&quot;;&quot;&quot;));&quot;&quot;;IF(VLOOKUP([.E602];suspect_foods;3;0)&lt;&gt;[.E60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602]=&quot;X&quot;;IF(VLOOKUP([.E602];suspect_foods;3;0) &lt;&gt;[.E602];VLOOKUP([.E60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0" calcext:value-type="date">
            <text:p>10/07/25</text:p>
          </table:table-cell>
          <table:table-cell table:style-name="ce5" office:value-type="string" calcext:value-type="string">
            <text:p>09:43</text:p>
          </table:table-cell>
          <table:table-cell table:style-name="ce8" table:formula="of:=IF(ISERROR(IF(VLOOKUP([.E603];suspect_foods;3;0)&lt;&gt;[.E603];&quot;X&quot;;&quot;&quot;));&quot;&quot;;IF(VLOOKUP([.E603];suspect_foods;3;0)&lt;&gt;[.E60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603]=&quot;X&quot;;IF(VLOOKUP([.E603];suspect_foods;3;0) &lt;&gt;[.E603];VLOOKUP([.E60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0" calcext:value-type="date">
            <text:p>10/07/25</text:p>
          </table:table-cell>
          <table:table-cell table:style-name="ce5" office:value-type="string" calcext:value-type="string">
            <text:p>09:43</text:p>
          </table:table-cell>
          <table:table-cell table:style-name="ce8" table:formula="of:=IF(ISERROR(IF(VLOOKUP([.E604];suspect_foods;3;0)&lt;&gt;[.E604];&quot;X&quot;;&quot;&quot;));&quot;&quot;;IF(VLOOKUP([.E604];suspect_foods;3;0)&lt;&gt;[.E60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604]=&quot;X&quot;;IF(VLOOKUP([.E604];suspect_foods;3;0) &lt;&gt;[.E604];VLOOKUP([.E60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3">
          <table:table-cell table:style-name="ce2" office:value-type="date" office:date-value="2025-07-10" calcext:value-type="date">
            <text:p>10/07/25</text:p>
          </table:table-cell>
          <table:table-cell table:style-name="ce5" office:value-type="string" calcext:value-type="string">
            <text:p>12:03</text:p>
          </table:table-cell>
          <table:table-cell table:style-name="ce8" table:formula="of:=IF(ISERROR(IF(VLOOKUP([.E605];suspect_foods;3;0)&lt;&gt;[.E605];&quot;X&quot;;&quot;&quot;));&quot;&quot;;IF(VLOOKUP([.E605];suspect_foods;3;0)&lt;&gt;[.E605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eri Spice Mix</text:p>
          </table:table-cell>
          <table:table-cell table:style-name="ce11" table:formula="of:=IF([.C605]=&quot;X&quot;;IF(VLOOKUP([.E605];suspect_foods;3;0) &lt;&gt;[.E605];VLOOKUP([.E605];suspect_foods;3;0);&quot;&quot;);&quot;&quot;)" office:value-type="string" office:string-value="Peri Peri Spice Mix – Nightshade Family – Chillis" calcext:value-type="string">
            <text:p>Peri Peri Spice Mix – Nightshade Family – Chillis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0" calcext:value-type="date">
            <text:p>10/07/25</text:p>
          </table:table-cell>
          <table:table-cell table:style-name="ce5" office:value-type="string" calcext:value-type="string">
            <text:p>15:15</text:p>
          </table:table-cell>
          <table:table-cell table:style-name="ce8" table:formula="of:=IF(ISERROR(IF(VLOOKUP([.E606];suspect_foods;3;0)&lt;&gt;[.E606];&quot;X&quot;;&quot;&quot;));&quot;&quot;;IF(VLOOKUP([.E606];suspect_foods;3;0)&lt;&gt;[.E60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Sourdough Bread Sliced</text:p>
          </table:table-cell>
          <table:table-cell table:style-name="ce11" table:formula="of:=IF([.C606]=&quot;X&quot;;IF(VLOOKUP([.E606];suspect_foods;3;0) &lt;&gt;[.E606];VLOOKUP([.E60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0" calcext:value-type="date">
            <text:p>10/07/25</text:p>
          </table:table-cell>
          <table:table-cell table:style-name="ce5" office:value-type="string" calcext:value-type="string">
            <text:p>15:15</text:p>
          </table:table-cell>
          <table:table-cell table:style-name="ce8" table:formula="of:=IF(ISERROR(IF(VLOOKUP([.E607];suspect_foods;3;0)&lt;&gt;[.E607];&quot;X&quot;;&quot;&quot;));&quot;&quot;;IF(VLOOKUP([.E607];suspect_foods;3;0)&lt;&gt;[.E60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607]=&quot;X&quot;;IF(VLOOKUP([.E607];suspect_foods;3;0) &lt;&gt;[.E607];VLOOKUP([.E60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0" calcext:value-type="date">
            <text:p>10/07/25</text:p>
          </table:table-cell>
          <table:table-cell table:style-name="ce5" office:value-type="string" calcext:value-type="string">
            <text:p>15:15</text:p>
          </table:table-cell>
          <table:table-cell table:style-name="ce8" table:formula="of:=IF(ISERROR(IF(VLOOKUP([.E608];suspect_foods;3;0)&lt;&gt;[.E608];&quot;X&quot;;&quot;&quot;));&quot;&quot;;IF(VLOOKUP([.E608];suspect_foods;3;0)&lt;&gt;[.E60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608]=&quot;X&quot;;IF(VLOOKUP([.E608];suspect_foods;3;0) &lt;&gt;[.E608];VLOOKUP([.E60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0" calcext:value-type="date">
            <text:p>10/07/25</text:p>
          </table:table-cell>
          <table:table-cell table:style-name="ce5" office:value-type="string" calcext:value-type="string">
            <text:p>15:15</text:p>
          </table:table-cell>
          <table:table-cell table:style-name="ce8" table:formula="of:=IF(ISERROR(IF(VLOOKUP([.E609];suspect_foods;3;0)&lt;&gt;[.E609];&quot;X&quot;;&quot;&quot;));&quot;&quot;;IF(VLOOKUP([.E609];suspect_foods;3;0)&lt;&gt;[.E60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609]=&quot;X&quot;;IF(VLOOKUP([.E609];suspect_foods;3;0) &lt;&gt;[.E609];VLOOKUP([.E60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0" calcext:value-type="date">
            <text:p>10/07/25</text:p>
          </table:table-cell>
          <table:table-cell table:style-name="ce5" office:value-type="string" calcext:value-type="string">
            <text:p>15:15</text:p>
          </table:table-cell>
          <table:table-cell table:style-name="ce8" table:formula="of:=IF(ISERROR(IF(VLOOKUP([.E610];suspect_foods;3;0)&lt;&gt;[.E610];&quot;X&quot;;&quot;&quot;));&quot;&quot;;IF(VLOOKUP([.E610];suspect_foods;3;0)&lt;&gt;[.E61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610]=&quot;X&quot;;IF(VLOOKUP([.E610];suspect_foods;3;0) &lt;&gt;[.E610];VLOOKUP([.E61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0" calcext:value-type="date">
            <text:p>10/07/25</text:p>
          </table:table-cell>
          <table:table-cell table:style-name="ce5" office:value-type="string" calcext:value-type="string">
            <text:p>15:15</text:p>
          </table:table-cell>
          <table:table-cell table:style-name="ce8" table:formula="of:=IF(ISERROR(IF(VLOOKUP([.E611];suspect_foods;3;0)&lt;&gt;[.E611];&quot;X&quot;;&quot;&quot;));&quot;&quot;;IF(VLOOKUP([.E611];suspect_foods;3;0)&lt;&gt;[.E61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rrot</text:p>
          </table:table-cell>
          <table:table-cell table:style-name="ce11" table:formula="of:=IF([.C611]=&quot;X&quot;;IF(VLOOKUP([.E611];suspect_foods;3;0) &lt;&gt;[.E611];VLOOKUP([.E61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1" calcext:value-type="date">
            <text:p>11/07/25</text:p>
          </table:table-cell>
          <table:table-cell table:style-name="ce5" office:value-type="string" calcext:value-type="string">
            <text:p>10:04</text:p>
          </table:table-cell>
          <table:table-cell table:style-name="ce8" table:formula="of:=IF(ISERROR(IF(VLOOKUP([.E612];suspect_foods;3;0)&lt;&gt;[.E612];&quot;X&quot;;&quot;&quot;));&quot;&quot;;IF(VLOOKUP([.E612];suspect_foods;3;0)&lt;&gt;[.E61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612]=&quot;X&quot;;IF(VLOOKUP([.E612];suspect_foods;3;0) &lt;&gt;[.E612];VLOOKUP([.E61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1" calcext:value-type="date">
            <text:p>11/07/25</text:p>
          </table:table-cell>
          <table:table-cell table:style-name="ce5" office:value-type="string" calcext:value-type="string">
            <text:p>10:04</text:p>
          </table:table-cell>
          <table:table-cell table:style-name="ce8" table:formula="of:=IF(ISERROR(IF(VLOOKUP([.E613];suspect_foods;3;0)&lt;&gt;[.E613];&quot;X&quot;;&quot;&quot;));&quot;&quot;;IF(VLOOKUP([.E613];suspect_foods;3;0)&lt;&gt;[.E61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613]=&quot;X&quot;;IF(VLOOKUP([.E613];suspect_foods;3;0) &lt;&gt;[.E613];VLOOKUP([.E61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1" calcext:value-type="date">
            <text:p>11/07/25</text:p>
          </table:table-cell>
          <table:table-cell table:style-name="ce5" office:value-type="string" calcext:value-type="string">
            <text:p>10:04</text:p>
          </table:table-cell>
          <table:table-cell table:style-name="ce8" table:formula="of:=IF(ISERROR(IF(VLOOKUP([.E614];suspect_foods;3;0)&lt;&gt;[.E614];&quot;X&quot;;&quot;&quot;));&quot;&quot;;IF(VLOOKUP([.E614];suspect_foods;3;0)&lt;&gt;[.E61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614]=&quot;X&quot;;IF(VLOOKUP([.E614];suspect_foods;3;0) &lt;&gt;[.E614];VLOOKUP([.E61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1" calcext:value-type="date">
            <text:p>11/07/25</text:p>
          </table:table-cell>
          <table:table-cell table:style-name="ce5" office:value-type="string" calcext:value-type="string">
            <text:p>10:04</text:p>
          </table:table-cell>
          <table:table-cell table:style-name="ce8" table:formula="of:=IF(ISERROR(IF(VLOOKUP([.E615];suspect_foods;3;0)&lt;&gt;[.E615];&quot;X&quot;;&quot;&quot;));&quot;&quot;;IF(VLOOKUP([.E615];suspect_foods;3;0)&lt;&gt;[.E61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615]=&quot;X&quot;;IF(VLOOKUP([.E615];suspect_foods;3;0) &lt;&gt;[.E615];VLOOKUP([.E61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1" calcext:value-type="date">
            <text:p>11/07/25</text:p>
          </table:table-cell>
          <table:table-cell table:style-name="ce5" office:value-type="string" calcext:value-type="string">
            <text:p>13:47</text:p>
          </table:table-cell>
          <table:table-cell table:style-name="ce8" table:formula="of:=IF(ISERROR(IF(VLOOKUP([.E616];suspect_foods;3;0)&lt;&gt;[.E616];&quot;X&quot;;&quot;&quot;));&quot;&quot;;IF(VLOOKUP([.E616];suspect_foods;3;0)&lt;&gt;[.E61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mash Burger</text:p>
          </table:table-cell>
          <table:table-cell table:style-name="ce11" table:formula="of:=IF([.C616]=&quot;X&quot;;IF(VLOOKUP([.E616];suspect_foods;3;0) &lt;&gt;[.E616];VLOOKUP([.E61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1" calcext:value-type="date">
            <text:p>11/07/25</text:p>
          </table:table-cell>
          <table:table-cell table:style-name="ce5" office:value-type="string" calcext:value-type="string">
            <text:p>13:48</text:p>
          </table:table-cell>
          <table:table-cell table:style-name="ce8" table:formula="of:=IF(ISERROR(IF(VLOOKUP([.E617];suspect_foods;3;0)&lt;&gt;[.E617];&quot;X&quot;;&quot;&quot;));&quot;&quot;;IF(VLOOKUP([.E617];suspect_foods;3;0)&lt;&gt;[.E61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mash Burger</text:p>
          </table:table-cell>
          <table:table-cell table:style-name="ce11" table:formula="of:=IF([.C617]=&quot;X&quot;;IF(VLOOKUP([.E617];suspect_foods;3;0) &lt;&gt;[.E617];VLOOKUP([.E61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1" calcext:value-type="date">
            <text:p>11/07/25</text:p>
          </table:table-cell>
          <table:table-cell table:style-name="ce5" office:value-type="string" calcext:value-type="string">
            <text:p>13:54</text:p>
          </table:table-cell>
          <table:table-cell table:style-name="ce8" table:formula="of:=IF(ISERROR(IF(VLOOKUP([.E618];suspect_foods;3;0)&lt;&gt;[.E618];&quot;X&quot;;&quot;&quot;));&quot;&quot;;IF(VLOOKUP([.E618];suspect_foods;3;0)&lt;&gt;[.E61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Seeded Roll</text:p>
          </table:table-cell>
          <table:table-cell table:style-name="ce11" table:formula="of:=IF([.C618]=&quot;X&quot;;IF(VLOOKUP([.E618];suspect_foods;3;0) &lt;&gt;[.E618];VLOOKUP([.E61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1" calcext:value-type="date">
            <text:p>11/07/25</text:p>
          </table:table-cell>
          <table:table-cell table:style-name="ce5" office:value-type="string" calcext:value-type="string">
            <text:p>13:54</text:p>
          </table:table-cell>
          <table:table-cell table:style-name="ce8" table:formula="of:=IF(ISERROR(IF(VLOOKUP([.E619];suspect_foods;3;0)&lt;&gt;[.E619];&quot;X&quot;;&quot;&quot;));&quot;&quot;;IF(VLOOKUP([.E619];suspect_foods;3;0)&lt;&gt;[.E61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619]=&quot;X&quot;;IF(VLOOKUP([.E619];suspect_foods;3;0) &lt;&gt;[.E619];VLOOKUP([.E61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1" calcext:value-type="date">
            <text:p>11/07/25</text:p>
          </table:table-cell>
          <table:table-cell table:style-name="ce5" office:value-type="string" calcext:value-type="string">
            <text:p>13:54</text:p>
          </table:table-cell>
          <table:table-cell table:style-name="ce8" table:formula="of:=IF(ISERROR(IF(VLOOKUP([.E620];suspect_foods;3;0)&lt;&gt;[.E620];&quot;X&quot;;&quot;&quot;));&quot;&quot;;IF(VLOOKUP([.E620];suspect_foods;3;0)&lt;&gt;[.E62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620]=&quot;X&quot;;IF(VLOOKUP([.E620];suspect_foods;3;0) &lt;&gt;[.E620];VLOOKUP([.E62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1" calcext:value-type="date">
            <text:p>11/07/25</text:p>
          </table:table-cell>
          <table:table-cell table:style-name="ce5" office:value-type="string" calcext:value-type="string">
            <text:p>13:54</text:p>
          </table:table-cell>
          <table:table-cell table:style-name="ce8" table:formula="of:=IF(ISERROR(IF(VLOOKUP([.E621];suspect_foods;3;0)&lt;&gt;[.E621];&quot;X&quot;;&quot;&quot;));&quot;&quot;;IF(VLOOKUP([.E621];suspect_foods;3;0)&lt;&gt;[.E62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621]=&quot;X&quot;;IF(VLOOKUP([.E621];suspect_foods;3;0) &lt;&gt;[.E621];VLOOKUP([.E62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1" calcext:value-type="date">
            <text:p>11/07/25</text:p>
          </table:table-cell>
          <table:table-cell table:style-name="ce5" office:value-type="string" calcext:value-type="string">
            <text:p>13:54</text:p>
          </table:table-cell>
          <table:table-cell table:style-name="ce8" table:formula="of:=IF(ISERROR(IF(VLOOKUP([.E622];suspect_foods;3;0)&lt;&gt;[.E622];&quot;X&quot;;&quot;&quot;));&quot;&quot;;IF(VLOOKUP([.E622];suspect_foods;3;0)&lt;&gt;[.E62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rrot</text:p>
          </table:table-cell>
          <table:table-cell table:style-name="ce11" table:formula="of:=IF([.C622]=&quot;X&quot;;IF(VLOOKUP([.E622];suspect_foods;3;0) &lt;&gt;[.E622];VLOOKUP([.E62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3">
          <table:table-cell table:style-name="ce2" office:value-type="date" office:date-value="2025-07-11" calcext:value-type="date">
            <text:p>11/07/25</text:p>
          </table:table-cell>
          <table:table-cell table:style-name="ce5" office:value-type="string" calcext:value-type="string">
            <text:p>13:54</text:p>
          </table:table-cell>
          <table:table-cell table:style-name="ce8" table:formula="of:=IF(ISERROR(IF(VLOOKUP([.E623];suspect_foods;3;0)&lt;&gt;[.E623];&quot;X&quot;;&quot;&quot;));&quot;&quot;;IF(VLOOKUP([.E623];suspect_foods;3;0)&lt;&gt;[.E623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weetcorn &amp; Red Pepper Relish</text:p>
          </table:table-cell>
          <table:table-cell table:style-name="ce11" table:formula="of:=IF([.C623]=&quot;X&quot;;IF(VLOOKUP([.E623];suspect_foods;3;0) &lt;&gt;[.E623];VLOOKUP([.E623];suspect_foods;3;0);&quot;&quot;);&quot;&quot;)" office:value-type="string" office:string-value="Sweetcorn &amp; Red Pepper Relish – HISTAMINE – Red Pepper" calcext:value-type="string">
            <text:p>Sweetcorn &amp; Red Pepper Relish – HISTAMINE – Red Pepper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1" calcext:value-type="date">
            <text:p>11/07/25</text:p>
          </table:table-cell>
          <table:table-cell table:style-name="ce5" office:value-type="string" calcext:value-type="string">
            <text:p>20:09</text:p>
          </table:table-cell>
          <table:table-cell table:style-name="ce8" table:formula="of:=IF(ISERROR(IF(VLOOKUP([.E624];suspect_foods;3;0)&lt;&gt;[.E624];&quot;X&quot;;&quot;&quot;));&quot;&quot;;IF(VLOOKUP([.E624];suspect_foods;3;0)&lt;&gt;[.E62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624]=&quot;X&quot;;IF(VLOOKUP([.E624];suspect_foods;3;0) &lt;&gt;[.E624];VLOOKUP([.E62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1" calcext:value-type="date">
            <text:p>11/07/25</text:p>
          </table:table-cell>
          <table:table-cell table:style-name="ce5" office:value-type="string" calcext:value-type="string">
            <text:p>20:09</text:p>
          </table:table-cell>
          <table:table-cell table:style-name="ce8" table:formula="of:=IF(ISERROR(IF(VLOOKUP([.E625];suspect_foods;3;0)&lt;&gt;[.E625];&quot;X&quot;;&quot;&quot;));&quot;&quot;;IF(VLOOKUP([.E625];suspect_foods;3;0)&lt;&gt;[.E625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orn on the Cob</text:p>
          </table:table-cell>
          <table:table-cell table:style-name="ce11" table:formula="of:=IF([.C625]=&quot;X&quot;;IF(VLOOKUP([.E625];suspect_foods;3;0) &lt;&gt;[.E625];VLOOKUP([.E625];suspect_foods;3;0);&quot;&quot;);&quot;&quot;)" office:value-type="string" office:string-value="Corn on the cob" calcext:value-type="string">
            <text:p>Corn on the cob</text:p>
          </table:table-cell>
          <table:table-cell table:style-name="ce5" table:number-columns-repeated="7"/>
          <table:table-cell table:number-columns-repeated="16371"/>
        </table:table-row>
        <table:table-row table:style-name="ro3">
          <table:table-cell table:style-name="ce2" office:value-type="date" office:date-value="2025-07-11" calcext:value-type="date">
            <text:p>11/07/25</text:p>
          </table:table-cell>
          <table:table-cell table:style-name="ce5" office:value-type="string" calcext:value-type="string">
            <text:p>20:09</text:p>
          </table:table-cell>
          <table:table-cell table:style-name="ce8" table:formula="of:=IF(ISERROR(IF(VLOOKUP([.E626];suspect_foods;3;0)&lt;&gt;[.E626];&quot;X&quot;;&quot;&quot;));&quot;&quot;;IF(VLOOKUP([.E626];suspect_foods;3;0)&lt;&gt;[.E626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Harissa Spice Mix</text:p>
          </table:table-cell>
          <table:table-cell table:style-name="ce11" table:formula="of:=IF([.C626]=&quot;X&quot;;IF(VLOOKUP([.E626];suspect_foods;3;0) &lt;&gt;[.E626];VLOOKUP([.E626];suspect_foods;3;0);&quot;&quot;);&quot;&quot;)" office:value-type="string" office:string-value="Harissa Spice Mix – Nightshade Family – Chillis" calcext:value-type="string">
            <text:p>Harissa Spice Mix – Nightshade Family – Chillis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1" calcext:value-type="date">
            <text:p>11/07/25</text:p>
          </table:table-cell>
          <table:table-cell table:style-name="ce5" office:value-type="string" calcext:value-type="string">
            <text:p>20:09</text:p>
          </table:table-cell>
          <table:table-cell table:style-name="ce8" table:formula="of:=IF(ISERROR(IF(VLOOKUP([.E627];suspect_foods;3;0)&lt;&gt;[.E627];&quot;X&quot;;&quot;&quot;));&quot;&quot;;IF(VLOOKUP([.E627];suspect_foods;3;0)&lt;&gt;[.E62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627]=&quot;X&quot;;IF(VLOOKUP([.E627];suspect_foods;3;0) &lt;&gt;[.E627];VLOOKUP([.E62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1" calcext:value-type="date">
            <text:p>11/07/25</text:p>
          </table:table-cell>
          <table:table-cell table:style-name="ce5" office:value-type="string" calcext:value-type="string">
            <text:p>20:09</text:p>
          </table:table-cell>
          <table:table-cell table:style-name="ce8" table:formula="of:=IF(ISERROR(IF(VLOOKUP([.E628];suspect_foods;3;0)&lt;&gt;[.E628];&quot;X&quot;;&quot;&quot;));&quot;&quot;;IF(VLOOKUP([.E628];suspect_foods;3;0)&lt;&gt;[.E62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628]=&quot;X&quot;;IF(VLOOKUP([.E628];suspect_foods;3;0) &lt;&gt;[.E628];VLOOKUP([.E62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1" calcext:value-type="date">
            <text:p>11/07/25</text:p>
          </table:table-cell>
          <table:table-cell table:style-name="ce5" office:value-type="string" calcext:value-type="string">
            <text:p>20:09</text:p>
          </table:table-cell>
          <table:table-cell table:style-name="ce8" table:formula="of:=IF(ISERROR(IF(VLOOKUP([.E629];suspect_foods;3;0)&lt;&gt;[.E629];&quot;X&quot;;&quot;&quot;));&quot;&quot;;IF(VLOOKUP([.E629];suspect_foods;3;0)&lt;&gt;[.E62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629]=&quot;X&quot;;IF(VLOOKUP([.E629];suspect_foods;3;0) &lt;&gt;[.E629];VLOOKUP([.E62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1" calcext:value-type="date">
            <text:p>11/07/25</text:p>
          </table:table-cell>
          <table:table-cell table:style-name="ce5" office:value-type="string" calcext:value-type="string">
            <text:p>20:09</text:p>
          </table:table-cell>
          <table:table-cell table:style-name="ce8" table:formula="of:=IF(ISERROR(IF(VLOOKUP([.E630];suspect_foods;3;0)&lt;&gt;[.E630];&quot;X&quot;;&quot;&quot;));&quot;&quot;;IF(VLOOKUP([.E630];suspect_foods;3;0)&lt;&gt;[.E63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rrot</text:p>
          </table:table-cell>
          <table:table-cell table:style-name="ce11" table:formula="of:=IF([.C630]=&quot;X&quot;;IF(VLOOKUP([.E630];suspect_foods;3;0) &lt;&gt;[.E630];VLOOKUP([.E63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1" calcext:value-type="date">
            <text:p>11/07/25</text:p>
          </table:table-cell>
          <table:table-cell table:style-name="ce5" office:value-type="string" calcext:value-type="string">
            <text:p>20:09</text:p>
          </table:table-cell>
          <table:table-cell table:style-name="ce8" table:formula="of:=IF(ISERROR(IF(VLOOKUP([.E631];suspect_foods;3;0)&lt;&gt;[.E631];&quot;X&quot;;&quot;&quot;));&quot;&quot;;IF(VLOOKUP([.E631];suspect_foods;3;0)&lt;&gt;[.E63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otatoes</text:p>
          </table:table-cell>
          <table:table-cell table:style-name="ce11" table:formula="of:=IF([.C631]=&quot;X&quot;;IF(VLOOKUP([.E631];suspect_foods;3;0) &lt;&gt;[.E631];VLOOKUP([.E63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1" calcext:value-type="date">
            <text:p>11/07/25</text:p>
          </table:table-cell>
          <table:table-cell table:style-name="ce5" office:value-type="string" calcext:value-type="string">
            <text:p>20:11</text:p>
          </table:table-cell>
          <table:table-cell table:style-name="ce8" table:formula="of:=IF(ISERROR(IF(VLOOKUP([.E632];suspect_foods;3;0)&lt;&gt;[.E632];&quot;X&quot;;&quot;&quot;));&quot;&quot;;IF(VLOOKUP([.E632];suspect_foods;3;0)&lt;&gt;[.E63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pple</text:p>
          </table:table-cell>
          <table:table-cell table:style-name="ce11" table:formula="of:=IF([.C632]=&quot;X&quot;;IF(VLOOKUP([.E632];suspect_foods;3;0) &lt;&gt;[.E632];VLOOKUP([.E63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1" calcext:value-type="date">
            <text:p>11/07/25</text:p>
          </table:table-cell>
          <table:table-cell table:style-name="ce5" office:value-type="string" calcext:value-type="string">
            <text:p>20:12</text:p>
          </table:table-cell>
          <table:table-cell table:style-name="ce8" table:formula="of:=IF(ISERROR(IF(VLOOKUP([.E633];suspect_foods;3;0)&lt;&gt;[.E633];&quot;X&quot;;&quot;&quot;));&quot;&quot;;IF(VLOOKUP([.E633];suspect_foods;3;0)&lt;&gt;[.E63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trawberries</text:p>
          </table:table-cell>
          <table:table-cell table:style-name="ce11" table:formula="of:=IF([.C633]=&quot;X&quot;;IF(VLOOKUP([.E633];suspect_foods;3;0) &lt;&gt;[.E633];VLOOKUP([.E63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2" calcext:value-type="date">
            <text:p>12/07/25</text:p>
          </table:table-cell>
          <table:table-cell table:style-name="ce5" office:value-type="string" calcext:value-type="string">
            <text:p>08:50</text:p>
          </table:table-cell>
          <table:table-cell table:style-name="ce8" table:formula="of:=IF(ISERROR(IF(VLOOKUP([.E634];suspect_foods;3;0)&lt;&gt;[.E634];&quot;X&quot;;&quot;&quot;));&quot;&quot;;IF(VLOOKUP([.E634];suspect_foods;3;0)&lt;&gt;[.E63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634]=&quot;X&quot;;IF(VLOOKUP([.E634];suspect_foods;3;0) &lt;&gt;[.E634];VLOOKUP([.E63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2" calcext:value-type="date">
            <text:p>12/07/25</text:p>
          </table:table-cell>
          <table:table-cell table:style-name="ce5" office:value-type="string" calcext:value-type="string">
            <text:p>08:50</text:p>
          </table:table-cell>
          <table:table-cell table:style-name="ce8" table:formula="of:=IF(ISERROR(IF(VLOOKUP([.E635];suspect_foods;3;0)&lt;&gt;[.E635];&quot;X&quot;;&quot;&quot;));&quot;&quot;;IF(VLOOKUP([.E635];suspect_foods;3;0)&lt;&gt;[.E63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635]=&quot;X&quot;;IF(VLOOKUP([.E635];suspect_foods;3;0) &lt;&gt;[.E635];VLOOKUP([.E63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2" calcext:value-type="date">
            <text:p>12/07/25</text:p>
          </table:table-cell>
          <table:table-cell table:style-name="ce5" office:value-type="string" calcext:value-type="string">
            <text:p>08:50</text:p>
          </table:table-cell>
          <table:table-cell table:style-name="ce8" table:formula="of:=IF(ISERROR(IF(VLOOKUP([.E636];suspect_foods;3;0)&lt;&gt;[.E636];&quot;X&quot;;&quot;&quot;));&quot;&quot;;IF(VLOOKUP([.E636];suspect_foods;3;0)&lt;&gt;[.E63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636]=&quot;X&quot;;IF(VLOOKUP([.E636];suspect_foods;3;0) &lt;&gt;[.E636];VLOOKUP([.E63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2" calcext:value-type="date">
            <text:p>12/07/25</text:p>
          </table:table-cell>
          <table:table-cell table:style-name="ce5" office:value-type="string" calcext:value-type="string">
            <text:p>08:50</text:p>
          </table:table-cell>
          <table:table-cell table:style-name="ce8" table:formula="of:=IF(ISERROR(IF(VLOOKUP([.E637];suspect_foods;3;0)&lt;&gt;[.E637];&quot;X&quot;;&quot;&quot;));&quot;&quot;;IF(VLOOKUP([.E637];suspect_foods;3;0)&lt;&gt;[.E63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637]=&quot;X&quot;;IF(VLOOKUP([.E637];suspect_foods;3;0) &lt;&gt;[.E637];VLOOKUP([.E63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2" calcext:value-type="date">
            <text:p>12/07/25</text:p>
          </table:table-cell>
          <table:table-cell table:style-name="ce5" office:value-type="string" calcext:value-type="string">
            <text:p>09:01</text:p>
          </table:table-cell>
          <table:table-cell table:style-name="ce8" table:formula="of:=IF(ISERROR(IF(VLOOKUP([.E638];suspect_foods;3;0)&lt;&gt;[.E638];&quot;X&quot;;&quot;&quot;));&quot;&quot;;IF(VLOOKUP([.E638];suspect_foods;3;0)&lt;&gt;[.E638];&quot;X&quot;;&quot;&quot;))">
            <text:p/>
          </table:table-cell>
          <table:table-cell table:style-name="ce5" office:value-type="string" calcext:value-type="string">
            <text:p>HEADACHE</text:p>
          </table:table-cell>
          <table:table-cell table:style-name="ce5" office:value-type="string" calcext:value-type="string">
            <text:p>Severity</text:p>
          </table:table-cell>
          <table:table-cell table:style-name="ce11" table:formula="of:=IF([.C638]=&quot;X&quot;;IF(VLOOKUP([.E638];suspect_foods;3;0) &lt;&gt;[.E638];VLOOKUP([.E63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2" calcext:value-type="date">
            <text:p>12/07/25</text:p>
          </table:table-cell>
          <table:table-cell table:style-name="ce5" office:value-type="string" calcext:value-type="string">
            <text:p>13:18</text:p>
          </table:table-cell>
          <table:table-cell table:style-name="ce8" table:formula="of:=IF(ISERROR(IF(VLOOKUP([.E639];suspect_foods;3;0)&lt;&gt;[.E639];&quot;X&quot;;&quot;&quot;));&quot;&quot;;IF(VLOOKUP([.E639];suspect_foods;3;0)&lt;&gt;[.E63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Sourdough Bread Sliced</text:p>
          </table:table-cell>
          <table:table-cell table:style-name="ce11" table:formula="of:=IF([.C639]=&quot;X&quot;;IF(VLOOKUP([.E639];suspect_foods;3;0) &lt;&gt;[.E639];VLOOKUP([.E63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2" calcext:value-type="date">
            <text:p>12/07/25</text:p>
          </table:table-cell>
          <table:table-cell table:style-name="ce5" office:value-type="string" calcext:value-type="string">
            <text:p>13:18</text:p>
          </table:table-cell>
          <table:table-cell table:style-name="ce8" table:formula="of:=IF(ISERROR(IF(VLOOKUP([.E640];suspect_foods;3;0)&lt;&gt;[.E640];&quot;X&quot;;&quot;&quot;));&quot;&quot;;IF(VLOOKUP([.E640];suspect_foods;3;0)&lt;&gt;[.E64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640]=&quot;X&quot;;IF(VLOOKUP([.E640];suspect_foods;3;0) &lt;&gt;[.E640];VLOOKUP([.E64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2" calcext:value-type="date">
            <text:p>12/07/25</text:p>
          </table:table-cell>
          <table:table-cell table:style-name="ce5" office:value-type="string" calcext:value-type="string">
            <text:p>13:18</text:p>
          </table:table-cell>
          <table:table-cell table:style-name="ce8" table:formula="of:=IF(ISERROR(IF(VLOOKUP([.E641];suspect_foods;3;0)&lt;&gt;[.E641];&quot;X&quot;;&quot;&quot;));&quot;&quot;;IF(VLOOKUP([.E641];suspect_foods;3;0)&lt;&gt;[.E64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641]=&quot;X&quot;;IF(VLOOKUP([.E641];suspect_foods;3;0) &lt;&gt;[.E641];VLOOKUP([.E64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2" calcext:value-type="date">
            <text:p>12/07/25</text:p>
          </table:table-cell>
          <table:table-cell table:style-name="ce5" office:value-type="string" calcext:value-type="string">
            <text:p>13:18</text:p>
          </table:table-cell>
          <table:table-cell table:style-name="ce8" table:formula="of:=IF(ISERROR(IF(VLOOKUP([.E642];suspect_foods;3;0)&lt;&gt;[.E642];&quot;X&quot;;&quot;&quot;));&quot;&quot;;IF(VLOOKUP([.E642];suspect_foods;3;0)&lt;&gt;[.E64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642]=&quot;X&quot;;IF(VLOOKUP([.E642];suspect_foods;3;0) &lt;&gt;[.E642];VLOOKUP([.E64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2" calcext:value-type="date">
            <text:p>12/07/25</text:p>
          </table:table-cell>
          <table:table-cell table:style-name="ce5" office:value-type="string" calcext:value-type="string">
            <text:p>13:18</text:p>
          </table:table-cell>
          <table:table-cell table:style-name="ce8" table:formula="of:=IF(ISERROR(IF(VLOOKUP([.E643];suspect_foods;3;0)&lt;&gt;[.E643];&quot;X&quot;;&quot;&quot;));&quot;&quot;;IF(VLOOKUP([.E643];suspect_foods;3;0)&lt;&gt;[.E64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643]=&quot;X&quot;;IF(VLOOKUP([.E643];suspect_foods;3;0) &lt;&gt;[.E643];VLOOKUP([.E64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2" calcext:value-type="date">
            <text:p>12/07/25</text:p>
          </table:table-cell>
          <table:table-cell table:style-name="ce5" office:value-type="string" calcext:value-type="string">
            <text:p>13:18</text:p>
          </table:table-cell>
          <table:table-cell table:style-name="ce8" table:formula="of:=IF(ISERROR(IF(VLOOKUP([.E644];suspect_foods;3;0)&lt;&gt;[.E644];&quot;X&quot;;&quot;&quot;));&quot;&quot;;IF(VLOOKUP([.E644];suspect_foods;3;0)&lt;&gt;[.E64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rrot</text:p>
          </table:table-cell>
          <table:table-cell table:style-name="ce11" table:formula="of:=IF([.C644]=&quot;X&quot;;IF(VLOOKUP([.E644];suspect_foods;3;0) &lt;&gt;[.E644];VLOOKUP([.E64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2" calcext:value-type="date">
            <text:p>12/07/25</text:p>
          </table:table-cell>
          <table:table-cell table:style-name="ce5" office:value-type="string" calcext:value-type="string">
            <text:p>20:49</text:p>
          </table:table-cell>
          <table:table-cell table:style-name="ce8" table:formula="of:=IF(ISERROR(IF(VLOOKUP([.E645];suspect_foods;3;0)&lt;&gt;[.E645];&quot;X&quot;;&quot;&quot;));&quot;&quot;;IF(VLOOKUP([.E645];suspect_foods;3;0)&lt;&gt;[.E64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mash Burger</text:p>
          </table:table-cell>
          <table:table-cell table:style-name="ce11" table:formula="of:=IF([.C645]=&quot;X&quot;;IF(VLOOKUP([.E645];suspect_foods;3;0) &lt;&gt;[.E645];VLOOKUP([.E64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2" calcext:value-type="date">
            <text:p>12/07/25</text:p>
          </table:table-cell>
          <table:table-cell table:style-name="ce5" office:value-type="string" calcext:value-type="string">
            <text:p>20:49</text:p>
          </table:table-cell>
          <table:table-cell table:style-name="ce8" table:formula="of:=IF(ISERROR(IF(VLOOKUP([.E646];suspect_foods;3;0)&lt;&gt;[.E646];&quot;X&quot;;&quot;&quot;));&quot;&quot;;IF(VLOOKUP([.E646];suspect_foods;3;0)&lt;&gt;[.E64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White Muffin Roll</text:p>
          </table:table-cell>
          <table:table-cell table:style-name="ce11" table:formula="of:=IF([.C646]=&quot;X&quot;;IF(VLOOKUP([.E646];suspect_foods;3;0) &lt;&gt;[.E646];VLOOKUP([.E64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2" calcext:value-type="date">
            <text:p>12/07/25</text:p>
          </table:table-cell>
          <table:table-cell table:style-name="ce5" office:value-type="string" calcext:value-type="string">
            <text:p>20:49</text:p>
          </table:table-cell>
          <table:table-cell table:style-name="ce8" table:formula="of:=IF(ISERROR(IF(VLOOKUP([.E647];suspect_foods;3;0)&lt;&gt;[.E647];&quot;X&quot;;&quot;&quot;));&quot;&quot;;IF(VLOOKUP([.E647];suspect_foods;3;0)&lt;&gt;[.E64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647]=&quot;X&quot;;IF(VLOOKUP([.E647];suspect_foods;3;0) &lt;&gt;[.E647];VLOOKUP([.E64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2" calcext:value-type="date">
            <text:p>12/07/25</text:p>
          </table:table-cell>
          <table:table-cell table:style-name="ce5" office:value-type="string" calcext:value-type="string">
            <text:p>20:49</text:p>
          </table:table-cell>
          <table:table-cell table:style-name="ce8" table:formula="of:=IF(ISERROR(IF(VLOOKUP([.E648];suspect_foods;3;0)&lt;&gt;[.E648];&quot;X&quot;;&quot;&quot;));&quot;&quot;;IF(VLOOKUP([.E648];suspect_foods;3;0)&lt;&gt;[.E64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648]=&quot;X&quot;;IF(VLOOKUP([.E648];suspect_foods;3;0) &lt;&gt;[.E648];VLOOKUP([.E64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2" calcext:value-type="date">
            <text:p>12/07/25</text:p>
          </table:table-cell>
          <table:table-cell table:style-name="ce5" office:value-type="string" calcext:value-type="string">
            <text:p>20:49</text:p>
          </table:table-cell>
          <table:table-cell table:style-name="ce8" table:formula="of:=IF(ISERROR(IF(VLOOKUP([.E649];suspect_foods;3;0)&lt;&gt;[.E649];&quot;X&quot;;&quot;&quot;));&quot;&quot;;IF(VLOOKUP([.E649];suspect_foods;3;0)&lt;&gt;[.E64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649]=&quot;X&quot;;IF(VLOOKUP([.E649];suspect_foods;3;0) &lt;&gt;[.E649];VLOOKUP([.E64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2" calcext:value-type="date">
            <text:p>12/07/25</text:p>
          </table:table-cell>
          <table:table-cell table:style-name="ce5" office:value-type="string" calcext:value-type="string">
            <text:p>20:49</text:p>
          </table:table-cell>
          <table:table-cell table:style-name="ce8" table:formula="of:=IF(ISERROR(IF(VLOOKUP([.E650];suspect_foods;3;0)&lt;&gt;[.E650];&quot;X&quot;;&quot;&quot;));&quot;&quot;;IF(VLOOKUP([.E650];suspect_foods;3;0)&lt;&gt;[.E65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rrot</text:p>
          </table:table-cell>
          <table:table-cell table:style-name="ce11" table:formula="of:=IF([.C650]=&quot;X&quot;;IF(VLOOKUP([.E650];suspect_foods;3;0) &lt;&gt;[.E650];VLOOKUP([.E65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3">
          <table:table-cell table:style-name="ce2" office:value-type="date" office:date-value="2025-07-12" calcext:value-type="date">
            <text:p>12/07/25</text:p>
          </table:table-cell>
          <table:table-cell table:style-name="ce5" office:value-type="string" calcext:value-type="string">
            <text:p>20:49</text:p>
          </table:table-cell>
          <table:table-cell table:style-name="ce8" table:formula="of:=IF(ISERROR(IF(VLOOKUP([.E651];suspect_foods;3;0)&lt;&gt;[.E651];&quot;X&quot;;&quot;&quot;));&quot;&quot;;IF(VLOOKUP([.E651];suspect_foods;3;0)&lt;&gt;[.E651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weetcorn &amp; Red Pepper Relish</text:p>
          </table:table-cell>
          <table:table-cell table:style-name="ce11" table:formula="of:=IF([.C651]=&quot;X&quot;;IF(VLOOKUP([.E651];suspect_foods;3;0) &lt;&gt;[.E651];VLOOKUP([.E651];suspect_foods;3;0);&quot;&quot;);&quot;&quot;)" office:value-type="string" office:string-value="Sweetcorn &amp; Red Pepper Relish – HISTAMINE – Red Pepper" calcext:value-type="string">
            <text:p>Sweetcorn &amp; Red Pepper Relish – HISTAMINE – Red Pepper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2" calcext:value-type="date">
            <text:p>12/07/25</text:p>
          </table:table-cell>
          <table:table-cell table:style-name="ce5" office:value-type="string" calcext:value-type="string">
            <text:p>20:50</text:p>
          </table:table-cell>
          <table:table-cell table:style-name="ce8" table:formula="of:=IF(ISERROR(IF(VLOOKUP([.E652];suspect_foods;3;0)&lt;&gt;[.E652];&quot;X&quot;;&quot;&quot;));&quot;&quot;;IF(VLOOKUP([.E652];suspect_foods;3;0)&lt;&gt;[.E65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otatoes</text:p>
          </table:table-cell>
          <table:table-cell table:style-name="ce11" table:formula="of:=IF([.C652]=&quot;X&quot;;IF(VLOOKUP([.E652];suspect_foods;3;0) &lt;&gt;[.E652];VLOOKUP([.E65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3" calcext:value-type="date">
            <text:p>13/07/25</text:p>
          </table:table-cell>
          <table:table-cell table:style-name="ce5" office:value-type="string" calcext:value-type="string">
            <text:p>08:53</text:p>
          </table:table-cell>
          <table:table-cell table:style-name="ce8" table:formula="of:=IF(ISERROR(IF(VLOOKUP([.E653];suspect_foods;3;0)&lt;&gt;[.E653];&quot;X&quot;;&quot;&quot;));&quot;&quot;;IF(VLOOKUP([.E653];suspect_foods;3;0)&lt;&gt;[.E65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653]=&quot;X&quot;;IF(VLOOKUP([.E653];suspect_foods;3;0) &lt;&gt;[.E653];VLOOKUP([.E65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3" calcext:value-type="date">
            <text:p>13/07/25</text:p>
          </table:table-cell>
          <table:table-cell table:style-name="ce5" office:value-type="string" calcext:value-type="string">
            <text:p>08:53</text:p>
          </table:table-cell>
          <table:table-cell table:style-name="ce8" table:formula="of:=IF(ISERROR(IF(VLOOKUP([.E654];suspect_foods;3;0)&lt;&gt;[.E654];&quot;X&quot;;&quot;&quot;));&quot;&quot;;IF(VLOOKUP([.E654];suspect_foods;3;0)&lt;&gt;[.E65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654]=&quot;X&quot;;IF(VLOOKUP([.E654];suspect_foods;3;0) &lt;&gt;[.E654];VLOOKUP([.E65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3" calcext:value-type="date">
            <text:p>13/07/25</text:p>
          </table:table-cell>
          <table:table-cell table:style-name="ce5" office:value-type="string" calcext:value-type="string">
            <text:p>08:53</text:p>
          </table:table-cell>
          <table:table-cell table:style-name="ce8" table:formula="of:=IF(ISERROR(IF(VLOOKUP([.E655];suspect_foods;3;0)&lt;&gt;[.E655];&quot;X&quot;;&quot;&quot;));&quot;&quot;;IF(VLOOKUP([.E655];suspect_foods;3;0)&lt;&gt;[.E65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655]=&quot;X&quot;;IF(VLOOKUP([.E655];suspect_foods;3;0) &lt;&gt;[.E655];VLOOKUP([.E65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3" calcext:value-type="date">
            <text:p>13/07/25</text:p>
          </table:table-cell>
          <table:table-cell table:style-name="ce5" office:value-type="string" calcext:value-type="string">
            <text:p>08:53</text:p>
          </table:table-cell>
          <table:table-cell table:style-name="ce8" table:formula="of:=IF(ISERROR(IF(VLOOKUP([.E656];suspect_foods;3;0)&lt;&gt;[.E656];&quot;X&quot;;&quot;&quot;));&quot;&quot;;IF(VLOOKUP([.E656];suspect_foods;3;0)&lt;&gt;[.E65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656]=&quot;X&quot;;IF(VLOOKUP([.E656];suspect_foods;3;0) &lt;&gt;[.E656];VLOOKUP([.E65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3" calcext:value-type="date">
            <text:p>13/07/25</text:p>
          </table:table-cell>
          <table:table-cell table:style-name="ce5" office:value-type="string" calcext:value-type="string">
            <text:p>17:14</text:p>
          </table:table-cell>
          <table:table-cell table:style-name="ce8" table:formula="of:=IF(ISERROR(IF(VLOOKUP([.E657];suspect_foods;3;0)&lt;&gt;[.E657];&quot;X&quot;;&quot;&quot;));&quot;&quot;;IF(VLOOKUP([.E657];suspect_foods;3;0)&lt;&gt;[.E65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Sourdough Bread Sliced</text:p>
          </table:table-cell>
          <table:table-cell table:style-name="ce11" table:formula="of:=IF([.C657]=&quot;X&quot;;IF(VLOOKUP([.E657];suspect_foods;3;0) &lt;&gt;[.E657];VLOOKUP([.E65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3" calcext:value-type="date">
            <text:p>13/07/25</text:p>
          </table:table-cell>
          <table:table-cell table:style-name="ce5" office:value-type="string" calcext:value-type="string">
            <text:p>17:14</text:p>
          </table:table-cell>
          <table:table-cell table:style-name="ce8" table:formula="of:=IF(ISERROR(IF(VLOOKUP([.E658];suspect_foods;3;0)&lt;&gt;[.E658];&quot;X&quot;;&quot;&quot;));&quot;&quot;;IF(VLOOKUP([.E658];suspect_foods;3;0)&lt;&gt;[.E65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658]=&quot;X&quot;;IF(VLOOKUP([.E658];suspect_foods;3;0) &lt;&gt;[.E658];VLOOKUP([.E65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3" calcext:value-type="date">
            <text:p>13/07/25</text:p>
          </table:table-cell>
          <table:table-cell table:style-name="ce5" office:value-type="string" calcext:value-type="string">
            <text:p>17:14</text:p>
          </table:table-cell>
          <table:table-cell table:style-name="ce8" table:formula="of:=IF(ISERROR(IF(VLOOKUP([.E659];suspect_foods;3;0)&lt;&gt;[.E659];&quot;X&quot;;&quot;&quot;));&quot;&quot;;IF(VLOOKUP([.E659];suspect_foods;3;0)&lt;&gt;[.E65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659]=&quot;X&quot;;IF(VLOOKUP([.E659];suspect_foods;3;0) &lt;&gt;[.E659];VLOOKUP([.E65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3" calcext:value-type="date">
            <text:p>13/07/25</text:p>
          </table:table-cell>
          <table:table-cell table:style-name="ce5" office:value-type="string" calcext:value-type="string">
            <text:p>17:14</text:p>
          </table:table-cell>
          <table:table-cell table:style-name="ce8" table:formula="of:=IF(ISERROR(IF(VLOOKUP([.E660];suspect_foods;3;0)&lt;&gt;[.E660];&quot;X&quot;;&quot;&quot;));&quot;&quot;;IF(VLOOKUP([.E660];suspect_foods;3;0)&lt;&gt;[.E66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660]=&quot;X&quot;;IF(VLOOKUP([.E660];suspect_foods;3;0) &lt;&gt;[.E660];VLOOKUP([.E66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3" calcext:value-type="date">
            <text:p>13/07/25</text:p>
          </table:table-cell>
          <table:table-cell table:style-name="ce5" office:value-type="string" calcext:value-type="string">
            <text:p>17:14</text:p>
          </table:table-cell>
          <table:table-cell table:style-name="ce8" table:formula="of:=IF(ISERROR(IF(VLOOKUP([.E661];suspect_foods;3;0)&lt;&gt;[.E661];&quot;X&quot;;&quot;&quot;));&quot;&quot;;IF(VLOOKUP([.E661];suspect_foods;3;0)&lt;&gt;[.E66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661]=&quot;X&quot;;IF(VLOOKUP([.E661];suspect_foods;3;0) &lt;&gt;[.E661];VLOOKUP([.E66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3" calcext:value-type="date">
            <text:p>13/07/25</text:p>
          </table:table-cell>
          <table:table-cell table:style-name="ce5" office:value-type="string" calcext:value-type="string">
            <text:p>20:24</text:p>
          </table:table-cell>
          <table:table-cell table:style-name="ce8" table:formula="of:=IF(ISERROR(IF(VLOOKUP([.E662];suspect_foods;3;0)&lt;&gt;[.E662];&quot;X&quot;;&quot;&quot;));&quot;&quot;;IF(VLOOKUP([.E662];suspect_foods;3;0)&lt;&gt;[.E66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Spaghetti</text:p>
          </table:table-cell>
          <table:table-cell table:style-name="ce11" table:formula="of:=IF([.C662]=&quot;X&quot;;IF(VLOOKUP([.E662];suspect_foods;3;0) &lt;&gt;[.E662];VLOOKUP([.E66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3" calcext:value-type="date">
            <text:p>13/07/25</text:p>
          </table:table-cell>
          <table:table-cell table:style-name="ce5" office:value-type="string" calcext:value-type="string">
            <text:p>20:24</text:p>
          </table:table-cell>
          <table:table-cell table:style-name="ce8" table:formula="of:=IF(ISERROR(IF(VLOOKUP([.E663];suspect_foods;3;0)&lt;&gt;[.E663];&quot;X&quot;;&quot;&quot;));&quot;&quot;;IF(VLOOKUP([.E663];suspect_foods;3;0)&lt;&gt;[.E66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Bolognaise Sauce</text:p>
          </table:table-cell>
          <table:table-cell table:style-name="ce11" table:formula="of:=IF([.C663]=&quot;X&quot;;IF(VLOOKUP([.E663];suspect_foods;3;0) &lt;&gt;[.E663];VLOOKUP([.E66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3" calcext:value-type="date">
            <text:p>13/07/25</text:p>
          </table:table-cell>
          <table:table-cell table:style-name="ce5" office:value-type="string" calcext:value-type="string">
            <text:p>20:24</text:p>
          </table:table-cell>
          <table:table-cell table:style-name="ce8" table:formula="of:=IF(ISERROR(IF(VLOOKUP([.E664];suspect_foods;3;0)&lt;&gt;[.E664];&quot;X&quot;;&quot;&quot;));&quot;&quot;;IF(VLOOKUP([.E664];suspect_foods;3;0)&lt;&gt;[.E66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pple</text:p>
          </table:table-cell>
          <table:table-cell table:style-name="ce11" table:formula="of:=IF([.C664]=&quot;X&quot;;IF(VLOOKUP([.E664];suspect_foods;3;0) &lt;&gt;[.E664];VLOOKUP([.E66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3" calcext:value-type="date">
            <text:p>13/07/25</text:p>
          </table:table-cell>
          <table:table-cell table:style-name="ce5" office:value-type="string" calcext:value-type="string">
            <text:p>20:24</text:p>
          </table:table-cell>
          <table:table-cell table:style-name="ce8" table:formula="of:=IF(ISERROR(IF(VLOOKUP([.E665];suspect_foods;3;0)&lt;&gt;[.E665];&quot;X&quot;;&quot;&quot;));&quot;&quot;;IF(VLOOKUP([.E665];suspect_foods;3;0)&lt;&gt;[.E66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trawberries</text:p>
          </table:table-cell>
          <table:table-cell table:style-name="ce11" table:formula="of:=IF([.C665]=&quot;X&quot;;IF(VLOOKUP([.E665];suspect_foods;3;0) &lt;&gt;[.E665];VLOOKUP([.E66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4" calcext:value-type="date">
            <text:p>14/07/25</text:p>
          </table:table-cell>
          <table:table-cell table:style-name="ce5" office:value-type="string" calcext:value-type="string">
            <text:p>07:59</text:p>
          </table:table-cell>
          <table:table-cell table:style-name="ce8" table:formula="of:=IF(ISERROR(IF(VLOOKUP([.E666];suspect_foods;3;0)&lt;&gt;[.E666];&quot;X&quot;;&quot;&quot;));&quot;&quot;;IF(VLOOKUP([.E666];suspect_foods;3;0)&lt;&gt;[.E66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oconut Oil</text:p>
          </table:table-cell>
          <table:table-cell table:style-name="ce11" table:formula="of:=IF([.C666]=&quot;X&quot;;IF(VLOOKUP([.E666];suspect_foods;3;0) &lt;&gt;[.E666];VLOOKUP([.E66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4" calcext:value-type="date">
            <text:p>14/07/25</text:p>
          </table:table-cell>
          <table:table-cell table:style-name="ce5" office:value-type="string" calcext:value-type="string">
            <text:p>09:04</text:p>
          </table:table-cell>
          <table:table-cell table:style-name="ce8" table:formula="of:=IF(ISERROR(IF(VLOOKUP([.E667];suspect_foods;3;0)&lt;&gt;[.E667];&quot;X&quot;;&quot;&quot;));&quot;&quot;;IF(VLOOKUP([.E667];suspect_foods;3;0)&lt;&gt;[.E66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667]=&quot;X&quot;;IF(VLOOKUP([.E667];suspect_foods;3;0) &lt;&gt;[.E667];VLOOKUP([.E66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4" calcext:value-type="date">
            <text:p>14/07/25</text:p>
          </table:table-cell>
          <table:table-cell table:style-name="ce5" office:value-type="string" calcext:value-type="string">
            <text:p>09:04</text:p>
          </table:table-cell>
          <table:table-cell table:style-name="ce8" table:formula="of:=IF(ISERROR(IF(VLOOKUP([.E668];suspect_foods;3;0)&lt;&gt;[.E668];&quot;X&quot;;&quot;&quot;));&quot;&quot;;IF(VLOOKUP([.E668];suspect_foods;3;0)&lt;&gt;[.E66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668]=&quot;X&quot;;IF(VLOOKUP([.E668];suspect_foods;3;0) &lt;&gt;[.E668];VLOOKUP([.E66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4" calcext:value-type="date">
            <text:p>14/07/25</text:p>
          </table:table-cell>
          <table:table-cell table:style-name="ce5" office:value-type="string" calcext:value-type="string">
            <text:p>09:04</text:p>
          </table:table-cell>
          <table:table-cell table:style-name="ce8" table:formula="of:=IF(ISERROR(IF(VLOOKUP([.E669];suspect_foods;3;0)&lt;&gt;[.E669];&quot;X&quot;;&quot;&quot;));&quot;&quot;;IF(VLOOKUP([.E669];suspect_foods;3;0)&lt;&gt;[.E66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669]=&quot;X&quot;;IF(VLOOKUP([.E669];suspect_foods;3;0) &lt;&gt;[.E669];VLOOKUP([.E66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4" calcext:value-type="date">
            <text:p>14/07/25</text:p>
          </table:table-cell>
          <table:table-cell table:style-name="ce5" office:value-type="string" calcext:value-type="string">
            <text:p>09:04</text:p>
          </table:table-cell>
          <table:table-cell table:style-name="ce8" table:formula="of:=IF(ISERROR(IF(VLOOKUP([.E670];suspect_foods;3;0)&lt;&gt;[.E670];&quot;X&quot;;&quot;&quot;));&quot;&quot;;IF(VLOOKUP([.E670];suspect_foods;3;0)&lt;&gt;[.E67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670]=&quot;X&quot;;IF(VLOOKUP([.E670];suspect_foods;3;0) &lt;&gt;[.E670];VLOOKUP([.E67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4" calcext:value-type="date">
            <text:p>14/07/25</text:p>
          </table:table-cell>
          <table:table-cell table:style-name="ce5" office:value-type="string" calcext:value-type="string">
            <text:p>12:59</text:p>
          </table:table-cell>
          <table:table-cell table:style-name="ce8" table:formula="of:=IF(ISERROR(IF(VLOOKUP([.E671];suspect_foods;3;0)&lt;&gt;[.E671];&quot;X&quot;;&quot;&quot;));&quot;&quot;;IF(VLOOKUP([.E671];suspect_foods;3;0)&lt;&gt;[.E67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 Spice Mix</text:p>
          </table:table-cell>
          <table:table-cell table:style-name="ce11" table:formula="of:=IF([.C671]=&quot;X&quot;;IF(VLOOKUP([.E671];suspect_foods;3;0) &lt;&gt;[.E671];VLOOKUP([.E67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4" calcext:value-type="date">
            <text:p>14/07/25</text:p>
          </table:table-cell>
          <table:table-cell table:style-name="ce5" office:value-type="string" calcext:value-type="string">
            <text:p>17:12</text:p>
          </table:table-cell>
          <table:table-cell table:style-name="ce8" table:formula="of:=IF(ISERROR(IF(VLOOKUP([.E672];suspect_foods;3;0)&lt;&gt;[.E672];&quot;X&quot;;&quot;&quot;));&quot;&quot;;IF(VLOOKUP([.E672];suspect_foods;3;0)&lt;&gt;[.E67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Sourdough Bread Sliced</text:p>
          </table:table-cell>
          <table:table-cell table:style-name="ce11" table:formula="of:=IF([.C672]=&quot;X&quot;;IF(VLOOKUP([.E672];suspect_foods;3;0) &lt;&gt;[.E672];VLOOKUP([.E67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4" calcext:value-type="date">
            <text:p>14/07/25</text:p>
          </table:table-cell>
          <table:table-cell table:style-name="ce5" office:value-type="string" calcext:value-type="string">
            <text:p>17:12</text:p>
          </table:table-cell>
          <table:table-cell table:style-name="ce8" table:formula="of:=IF(ISERROR(IF(VLOOKUP([.E673];suspect_foods;3;0)&lt;&gt;[.E673];&quot;X&quot;;&quot;&quot;));&quot;&quot;;IF(VLOOKUP([.E673];suspect_foods;3;0)&lt;&gt;[.E67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673]=&quot;X&quot;;IF(VLOOKUP([.E673];suspect_foods;3;0) &lt;&gt;[.E673];VLOOKUP([.E67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4" calcext:value-type="date">
            <text:p>14/07/25</text:p>
          </table:table-cell>
          <table:table-cell table:style-name="ce5" office:value-type="string" calcext:value-type="string">
            <text:p>17:12</text:p>
          </table:table-cell>
          <table:table-cell table:style-name="ce8" table:formula="of:=IF(ISERROR(IF(VLOOKUP([.E674];suspect_foods;3;0)&lt;&gt;[.E674];&quot;X&quot;;&quot;&quot;));&quot;&quot;;IF(VLOOKUP([.E674];suspect_foods;3;0)&lt;&gt;[.E67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674]=&quot;X&quot;;IF(VLOOKUP([.E674];suspect_foods;3;0) &lt;&gt;[.E674];VLOOKUP([.E67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4" calcext:value-type="date">
            <text:p>14/07/25</text:p>
          </table:table-cell>
          <table:table-cell table:style-name="ce5" office:value-type="string" calcext:value-type="string">
            <text:p>17:12</text:p>
          </table:table-cell>
          <table:table-cell table:style-name="ce8" table:formula="of:=IF(ISERROR(IF(VLOOKUP([.E675];suspect_foods;3;0)&lt;&gt;[.E675];&quot;X&quot;;&quot;&quot;));&quot;&quot;;IF(VLOOKUP([.E675];suspect_foods;3;0)&lt;&gt;[.E67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675]=&quot;X&quot;;IF(VLOOKUP([.E675];suspect_foods;3;0) &lt;&gt;[.E675];VLOOKUP([.E67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4" calcext:value-type="date">
            <text:p>14/07/25</text:p>
          </table:table-cell>
          <table:table-cell table:style-name="ce5" office:value-type="string" calcext:value-type="string">
            <text:p>17:12</text:p>
          </table:table-cell>
          <table:table-cell table:style-name="ce8" table:formula="of:=IF(ISERROR(IF(VLOOKUP([.E676];suspect_foods;3;0)&lt;&gt;[.E676];&quot;X&quot;;&quot;&quot;));&quot;&quot;;IF(VLOOKUP([.E676];suspect_foods;3;0)&lt;&gt;[.E67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676]=&quot;X&quot;;IF(VLOOKUP([.E676];suspect_foods;3;0) &lt;&gt;[.E676];VLOOKUP([.E67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4" calcext:value-type="date">
            <text:p>14/07/25</text:p>
          </table:table-cell>
          <table:table-cell table:style-name="ce5" office:value-type="string" calcext:value-type="string">
            <text:p>17:12</text:p>
          </table:table-cell>
          <table:table-cell table:style-name="ce8" table:formula="of:=IF(ISERROR(IF(VLOOKUP([.E677];suspect_foods;3;0)&lt;&gt;[.E677];&quot;X&quot;;&quot;&quot;));&quot;&quot;;IF(VLOOKUP([.E677];suspect_foods;3;0)&lt;&gt;[.E67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rrot</text:p>
          </table:table-cell>
          <table:table-cell table:style-name="ce11" table:formula="of:=IF([.C677]=&quot;X&quot;;IF(VLOOKUP([.E677];suspect_foods;3;0) &lt;&gt;[.E677];VLOOKUP([.E67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4" calcext:value-type="date">
            <text:p>14/07/25</text:p>
          </table:table-cell>
          <table:table-cell table:style-name="ce5" office:value-type="string" calcext:value-type="string">
            <text:p>17:12</text:p>
          </table:table-cell>
          <table:table-cell table:style-name="ce8" table:formula="of:=IF(ISERROR(IF(VLOOKUP([.E678];suspect_foods;3;0)&lt;&gt;[.E678];&quot;X&quot;;&quot;&quot;));&quot;&quot;;IF(VLOOKUP([.E678];suspect_foods;3;0)&lt;&gt;[.E678];&quot;X&quot;;&quot;&quot;))">
            <text:p/>
          </table:table-cell>
          <table:table-cell table:style-name="ce5" office:value-type="string" calcext:value-type="string">
            <text:p>HEADACHE</text:p>
          </table:table-cell>
          <table:table-cell table:style-name="ce5" office:value-type="string" calcext:value-type="string">
            <text:p>Severity</text:p>
          </table:table-cell>
          <table:table-cell table:style-name="ce11" table:formula="of:=IF([.C678]=&quot;X&quot;;IF(VLOOKUP([.E678];suspect_foods;3;0) &lt;&gt;[.E678];VLOOKUP([.E67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4" calcext:value-type="date">
            <text:p>14/07/25</text:p>
          </table:table-cell>
          <table:table-cell table:style-name="ce5" office:value-type="string" calcext:value-type="string">
            <text:p>19:59</text:p>
          </table:table-cell>
          <table:table-cell table:style-name="ce8" table:formula="of:=IF(ISERROR(IF(VLOOKUP([.E679];suspect_foods;3;0)&lt;&gt;[.E679];&quot;X&quot;;&quot;&quot;));&quot;&quot;;IF(VLOOKUP([.E679];suspect_foods;3;0)&lt;&gt;[.E67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679]=&quot;X&quot;;IF(VLOOKUP([.E679];suspect_foods;3;0) &lt;&gt;[.E679];VLOOKUP([.E67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4" calcext:value-type="date">
            <text:p>14/07/25</text:p>
          </table:table-cell>
          <table:table-cell table:style-name="ce5" office:value-type="string" calcext:value-type="string">
            <text:p>19:59</text:p>
          </table:table-cell>
          <table:table-cell table:style-name="ce8" table:formula="of:=IF(ISERROR(IF(VLOOKUP([.E680];suspect_foods;3;0)&lt;&gt;[.E680];&quot;X&quot;;&quot;&quot;));&quot;&quot;;IF(VLOOKUP([.E680];suspect_foods;3;0)&lt;&gt;[.E68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680]=&quot;X&quot;;IF(VLOOKUP([.E680];suspect_foods;3;0) &lt;&gt;[.E680];VLOOKUP([.E68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4" calcext:value-type="date">
            <text:p>14/07/25</text:p>
          </table:table-cell>
          <table:table-cell table:style-name="ce5" office:value-type="string" calcext:value-type="string">
            <text:p>19:59</text:p>
          </table:table-cell>
          <table:table-cell table:style-name="ce8" table:formula="of:=IF(ISERROR(IF(VLOOKUP([.E681];suspect_foods;3;0)&lt;&gt;[.E681];&quot;X&quot;;&quot;&quot;));&quot;&quot;;IF(VLOOKUP([.E681];suspect_foods;3;0)&lt;&gt;[.E68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681]=&quot;X&quot;;IF(VLOOKUP([.E681];suspect_foods;3;0) &lt;&gt;[.E681];VLOOKUP([.E68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4" calcext:value-type="date">
            <text:p>14/07/25</text:p>
          </table:table-cell>
          <table:table-cell table:style-name="ce5" office:value-type="string" calcext:value-type="string">
            <text:p>19:59</text:p>
          </table:table-cell>
          <table:table-cell table:style-name="ce8" table:formula="of:=IF(ISERROR(IF(VLOOKUP([.E682];suspect_foods;3;0)&lt;&gt;[.E682];&quot;X&quot;;&quot;&quot;));&quot;&quot;;IF(VLOOKUP([.E682];suspect_foods;3;0)&lt;&gt;[.E68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rrot</text:p>
          </table:table-cell>
          <table:table-cell table:style-name="ce11" table:formula="of:=IF([.C682]=&quot;X&quot;;IF(VLOOKUP([.E682];suspect_foods;3;0) &lt;&gt;[.E682];VLOOKUP([.E68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4" calcext:value-type="date">
            <text:p>14/07/25</text:p>
          </table:table-cell>
          <table:table-cell table:style-name="ce5" office:value-type="string" calcext:value-type="string">
            <text:p>19:59</text:p>
          </table:table-cell>
          <table:table-cell table:style-name="ce8" table:formula="of:=IF(ISERROR(IF(VLOOKUP([.E683];suspect_foods;3;0)&lt;&gt;[.E683];&quot;X&quot;;&quot;&quot;));&quot;&quot;;IF(VLOOKUP([.E683];suspect_foods;3;0)&lt;&gt;[.E68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otatoes</text:p>
          </table:table-cell>
          <table:table-cell table:style-name="ce11" table:formula="of:=IF([.C683]=&quot;X&quot;;IF(VLOOKUP([.E683];suspect_foods;3;0) &lt;&gt;[.E683];VLOOKUP([.E68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4" calcext:value-type="date">
            <text:p>14/07/25</text:p>
          </table:table-cell>
          <table:table-cell table:style-name="ce5" office:value-type="string" calcext:value-type="string">
            <text:p>19:59</text:p>
          </table:table-cell>
          <table:table-cell table:style-name="ce8" table:formula="of:=IF(ISERROR(IF(VLOOKUP([.E684];suspect_foods;3;0)&lt;&gt;[.E684];&quot;X&quot;;&quot;&quot;));&quot;&quot;;IF(VLOOKUP([.E684];suspect_foods;3;0)&lt;&gt;[.E68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684]=&quot;X&quot;;IF(VLOOKUP([.E684];suspect_foods;3;0) &lt;&gt;[.E684];VLOOKUP([.E68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4" calcext:value-type="date">
            <text:p>14/07/25</text:p>
          </table:table-cell>
          <table:table-cell table:style-name="ce5" office:value-type="string" calcext:value-type="string">
            <text:p>19:59</text:p>
          </table:table-cell>
          <table:table-cell table:style-name="ce8" table:formula="of:=IF(ISERROR(IF(VLOOKUP([.E685];suspect_foods;3;0)&lt;&gt;[.E685];&quot;X&quot;;&quot;&quot;));&quot;&quot;;IF(VLOOKUP([.E685];suspect_foods;3;0)&lt;&gt;[.E68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 Spice Mix</text:p>
          </table:table-cell>
          <table:table-cell table:style-name="ce11" table:formula="of:=IF([.C685]=&quot;X&quot;;IF(VLOOKUP([.E685];suspect_foods;3;0) &lt;&gt;[.E685];VLOOKUP([.E68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4" calcext:value-type="date">
            <text:p>14/07/25</text:p>
          </table:table-cell>
          <table:table-cell table:style-name="ce5" office:value-type="string" calcext:value-type="string">
            <text:p>19:59</text:p>
          </table:table-cell>
          <table:table-cell table:style-name="ce8" table:formula="of:=IF(ISERROR(IF(VLOOKUP([.E686];suspect_foods;3;0)&lt;&gt;[.E686];&quot;X&quot;;&quot;&quot;));&quot;&quot;;IF(VLOOKUP([.E686];suspect_foods;3;0)&lt;&gt;[.E68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pple</text:p>
          </table:table-cell>
          <table:table-cell table:style-name="ce11" table:formula="of:=IF([.C686]=&quot;X&quot;;IF(VLOOKUP([.E686];suspect_foods;3;0) &lt;&gt;[.E686];VLOOKUP([.E68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4" calcext:value-type="date">
            <text:p>14/07/25</text:p>
          </table:table-cell>
          <table:table-cell table:style-name="ce5" office:value-type="string" calcext:value-type="string">
            <text:p>19:59</text:p>
          </table:table-cell>
          <table:table-cell table:style-name="ce8" table:formula="of:=IF(ISERROR(IF(VLOOKUP([.E687];suspect_foods;3;0)&lt;&gt;[.E687];&quot;X&quot;;&quot;&quot;));&quot;&quot;;IF(VLOOKUP([.E687];suspect_foods;3;0)&lt;&gt;[.E68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trawberries</text:p>
          </table:table-cell>
          <table:table-cell table:style-name="ce11" table:formula="of:=IF([.C687]=&quot;X&quot;;IF(VLOOKUP([.E687];suspect_foods;3;0) &lt;&gt;[.E687];VLOOKUP([.E68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3">
          <table:table-cell table:style-name="ce2" office:value-type="date" office:date-value="2025-07-14" calcext:value-type="date">
            <text:p>14/07/25</text:p>
          </table:table-cell>
          <table:table-cell table:style-name="ce5" office:value-type="string" calcext:value-type="string">
            <text:p>22:27</text:p>
          </table:table-cell>
          <table:table-cell table:style-name="ce8" table:formula="of:=IF(ISERROR(IF(VLOOKUP([.E688];suspect_foods;3;0)&lt;&gt;[.E688];&quot;X&quot;;&quot;&quot;));&quot;&quot;;IF(VLOOKUP([.E688];suspect_foods;3;0)&lt;&gt;[.E688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Harissa Spice Mix</text:p>
          </table:table-cell>
          <table:table-cell table:style-name="ce11" table:formula="of:=IF([.C688]=&quot;X&quot;;IF(VLOOKUP([.E688];suspect_foods;3;0) &lt;&gt;[.E688];VLOOKUP([.E688];suspect_foods;3;0);&quot;&quot;);&quot;&quot;)" office:value-type="string" office:string-value="Harissa Spice Mix – Nightshade Family – Chillis" calcext:value-type="string">
            <text:p>Harissa Spice Mix – Nightshade Family – Chillis</text:p>
          </table:table-cell>
          <table:table-cell table:style-name="ce5" table:number-columns-repeated="7"/>
          <table:table-cell table:number-columns-repeated="16371"/>
        </table:table-row>
        <table:table-row table:style-name="ro3">
          <table:table-cell table:style-name="ce2" office:value-type="date" office:date-value="2025-07-14" calcext:value-type="date">
            <text:p>14/07/25</text:p>
          </table:table-cell>
          <table:table-cell table:style-name="ce5" office:value-type="string" calcext:value-type="string">
            <text:p>22:27</text:p>
          </table:table-cell>
          <table:table-cell table:style-name="ce8" table:formula="of:=IF(ISERROR(IF(VLOOKUP([.E689];suspect_foods;3;0)&lt;&gt;[.E689];&quot;X&quot;;&quot;&quot;));&quot;&quot;;IF(VLOOKUP([.E689];suspect_foods;3;0)&lt;&gt;[.E689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eri Spice Mix</text:p>
          </table:table-cell>
          <table:table-cell table:style-name="ce11" table:formula="of:=IF([.C689]=&quot;X&quot;;IF(VLOOKUP([.E689];suspect_foods;3;0) &lt;&gt;[.E689];VLOOKUP([.E689];suspect_foods;3;0);&quot;&quot;);&quot;&quot;)" office:value-type="string" office:string-value="Peri Peri Spice Mix – Nightshade Family – Chillis" calcext:value-type="string">
            <text:p>Peri Peri Spice Mix – Nightshade Family – Chillis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5" calcext:value-type="date">
            <text:p>15/07/25</text:p>
          </table:table-cell>
          <table:table-cell table:style-name="ce5" office:value-type="string" calcext:value-type="string">
            <text:p>07:39</text:p>
          </table:table-cell>
          <table:table-cell table:style-name="ce8" table:formula="of:=IF(ISERROR(IF(VLOOKUP([.E690];suspect_foods;3;0)&lt;&gt;[.E690];&quot;X&quot;;&quot;&quot;));&quot;&quot;;IF(VLOOKUP([.E690];suspect_foods;3;0)&lt;&gt;[.E690];&quot;X&quot;;&quot;&quot;))">
            <text:p/>
          </table:table-cell>
          <table:table-cell table:style-name="ce5" office:value-type="string" calcext:value-type="string">
            <text:p>HEADACHE</text:p>
          </table:table-cell>
          <table:table-cell table:style-name="ce5" office:value-type="string" calcext:value-type="string">
            <text:p>Severity</text:p>
          </table:table-cell>
          <table:table-cell table:style-name="ce11" table:formula="of:=IF([.C690]=&quot;X&quot;;IF(VLOOKUP([.E690];suspect_foods;3;0) &lt;&gt;[.E690];VLOOKUP([.E69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5" calcext:value-type="date">
            <text:p>15/07/25</text:p>
          </table:table-cell>
          <table:table-cell table:style-name="ce5" office:value-type="string" calcext:value-type="string">
            <text:p>08:30</text:p>
          </table:table-cell>
          <table:table-cell table:style-name="ce8" table:formula="of:=IF(ISERROR(IF(VLOOKUP([.E691];suspect_foods;3;0)&lt;&gt;[.E691];&quot;X&quot;;&quot;&quot;));&quot;&quot;;IF(VLOOKUP([.E691];suspect_foods;3;0)&lt;&gt;[.E69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691]=&quot;X&quot;;IF(VLOOKUP([.E691];suspect_foods;3;0) &lt;&gt;[.E691];VLOOKUP([.E69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5" calcext:value-type="date">
            <text:p>15/07/25</text:p>
          </table:table-cell>
          <table:table-cell table:style-name="ce5" office:value-type="string" calcext:value-type="string">
            <text:p>08:30</text:p>
          </table:table-cell>
          <table:table-cell table:style-name="ce8" table:formula="of:=IF(ISERROR(IF(VLOOKUP([.E692];suspect_foods;3;0)&lt;&gt;[.E692];&quot;X&quot;;&quot;&quot;));&quot;&quot;;IF(VLOOKUP([.E692];suspect_foods;3;0)&lt;&gt;[.E69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692]=&quot;X&quot;;IF(VLOOKUP([.E692];suspect_foods;3;0) &lt;&gt;[.E692];VLOOKUP([.E69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5" calcext:value-type="date">
            <text:p>15/07/25</text:p>
          </table:table-cell>
          <table:table-cell table:style-name="ce5" office:value-type="string" calcext:value-type="string">
            <text:p>08:30</text:p>
          </table:table-cell>
          <table:table-cell table:style-name="ce8" table:formula="of:=IF(ISERROR(IF(VLOOKUP([.E693];suspect_foods;3;0)&lt;&gt;[.E693];&quot;X&quot;;&quot;&quot;));&quot;&quot;;IF(VLOOKUP([.E693];suspect_foods;3;0)&lt;&gt;[.E69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693]=&quot;X&quot;;IF(VLOOKUP([.E693];suspect_foods;3;0) &lt;&gt;[.E693];VLOOKUP([.E69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5" calcext:value-type="date">
            <text:p>15/07/25</text:p>
          </table:table-cell>
          <table:table-cell table:style-name="ce5" office:value-type="string" calcext:value-type="string">
            <text:p>08:30</text:p>
          </table:table-cell>
          <table:table-cell table:style-name="ce8" table:formula="of:=IF(ISERROR(IF(VLOOKUP([.E694];suspect_foods;3;0)&lt;&gt;[.E694];&quot;X&quot;;&quot;&quot;));&quot;&quot;;IF(VLOOKUP([.E694];suspect_foods;3;0)&lt;&gt;[.E69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694]=&quot;X&quot;;IF(VLOOKUP([.E694];suspect_foods;3;0) &lt;&gt;[.E694];VLOOKUP([.E69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5" calcext:value-type="date">
            <text:p>15/07/25</text:p>
          </table:table-cell>
          <table:table-cell table:style-name="ce5" office:value-type="string" calcext:value-type="string">
            <text:p>20:42</text:p>
          </table:table-cell>
          <table:table-cell table:style-name="ce8" table:formula="of:=IF(ISERROR(IF(VLOOKUP([.E695];suspect_foods;3;0)&lt;&gt;[.E695];&quot;X&quot;;&quot;&quot;));&quot;&quot;;IF(VLOOKUP([.E695];suspect_foods;3;0)&lt;&gt;[.E69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695]=&quot;X&quot;;IF(VLOOKUP([.E695];suspect_foods;3;0) &lt;&gt;[.E695];VLOOKUP([.E69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5" calcext:value-type="date">
            <text:p>15/07/25</text:p>
          </table:table-cell>
          <table:table-cell table:style-name="ce5" office:value-type="string" calcext:value-type="string">
            <text:p>20:42</text:p>
          </table:table-cell>
          <table:table-cell table:style-name="ce8" table:formula="of:=IF(ISERROR(IF(VLOOKUP([.E696];suspect_foods;3;0)&lt;&gt;[.E696];&quot;X&quot;;&quot;&quot;));&quot;&quot;;IF(VLOOKUP([.E696];suspect_foods;3;0)&lt;&gt;[.E69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mash Burger</text:p>
          </table:table-cell>
          <table:table-cell table:style-name="ce11" table:formula="of:=IF([.C696]=&quot;X&quot;;IF(VLOOKUP([.E696];suspect_foods;3;0) &lt;&gt;[.E696];VLOOKUP([.E69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5" calcext:value-type="date">
            <text:p>15/07/25</text:p>
          </table:table-cell>
          <table:table-cell table:style-name="ce5" office:value-type="string" calcext:value-type="string">
            <text:p>20:42</text:p>
          </table:table-cell>
          <table:table-cell table:style-name="ce8" table:formula="of:=IF(ISERROR(IF(VLOOKUP([.E697];suspect_foods;3;0)&lt;&gt;[.E697];&quot;X&quot;;&quot;&quot;));&quot;&quot;;IF(VLOOKUP([.E697];suspect_foods;3;0)&lt;&gt;[.E69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697]=&quot;X&quot;;IF(VLOOKUP([.E697];suspect_foods;3;0) &lt;&gt;[.E697];VLOOKUP([.E69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5" calcext:value-type="date">
            <text:p>15/07/25</text:p>
          </table:table-cell>
          <table:table-cell table:style-name="ce5" office:value-type="string" calcext:value-type="string">
            <text:p>20:42</text:p>
          </table:table-cell>
          <table:table-cell table:style-name="ce8" table:formula="of:=IF(ISERROR(IF(VLOOKUP([.E698];suspect_foods;3;0)&lt;&gt;[.E698];&quot;X&quot;;&quot;&quot;));&quot;&quot;;IF(VLOOKUP([.E698];suspect_foods;3;0)&lt;&gt;[.E69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698]=&quot;X&quot;;IF(VLOOKUP([.E698];suspect_foods;3;0) &lt;&gt;[.E698];VLOOKUP([.E69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5" calcext:value-type="date">
            <text:p>15/07/25</text:p>
          </table:table-cell>
          <table:table-cell table:style-name="ce5" office:value-type="string" calcext:value-type="string">
            <text:p>20:42</text:p>
          </table:table-cell>
          <table:table-cell table:style-name="ce8" table:formula="of:=IF(ISERROR(IF(VLOOKUP([.E699];suspect_foods;3;0)&lt;&gt;[.E699];&quot;X&quot;;&quot;&quot;));&quot;&quot;;IF(VLOOKUP([.E699];suspect_foods;3;0)&lt;&gt;[.E69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699]=&quot;X&quot;;IF(VLOOKUP([.E699];suspect_foods;3;0) &lt;&gt;[.E699];VLOOKUP([.E69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5" calcext:value-type="date">
            <text:p>15/07/25</text:p>
          </table:table-cell>
          <table:table-cell table:style-name="ce5" office:value-type="string" calcext:value-type="string">
            <text:p>20:42</text:p>
          </table:table-cell>
          <table:table-cell table:style-name="ce8" table:formula="of:=IF(ISERROR(IF(VLOOKUP([.E700];suspect_foods;3;0)&lt;&gt;[.E700];&quot;X&quot;;&quot;&quot;));&quot;&quot;;IF(VLOOKUP([.E700];suspect_foods;3;0)&lt;&gt;[.E70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rrot</text:p>
          </table:table-cell>
          <table:table-cell table:style-name="ce11" table:formula="of:=IF([.C700]=&quot;X&quot;;IF(VLOOKUP([.E700];suspect_foods;3;0) &lt;&gt;[.E700];VLOOKUP([.E70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5" calcext:value-type="date">
            <text:p>15/07/25</text:p>
          </table:table-cell>
          <table:table-cell table:style-name="ce5" office:value-type="string" calcext:value-type="string">
            <text:p>20:42</text:p>
          </table:table-cell>
          <table:table-cell table:style-name="ce8" table:formula="of:=IF(ISERROR(IF(VLOOKUP([.E701];suspect_foods;3;0)&lt;&gt;[.E701];&quot;X&quot;;&quot;&quot;));&quot;&quot;;IF(VLOOKUP([.E701];suspect_foods;3;0)&lt;&gt;[.E70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White Muffin Roll</text:p>
          </table:table-cell>
          <table:table-cell table:style-name="ce11" table:formula="of:=IF([.C701]=&quot;X&quot;;IF(VLOOKUP([.E701];suspect_foods;3;0) &lt;&gt;[.E701];VLOOKUP([.E70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5" calcext:value-type="date">
            <text:p>15/07/25</text:p>
          </table:table-cell>
          <table:table-cell table:style-name="ce5" office:value-type="string" calcext:value-type="string">
            <text:p>20:43</text:p>
          </table:table-cell>
          <table:table-cell table:style-name="ce8" table:formula="of:=IF(ISERROR(IF(VLOOKUP([.E702];suspect_foods;3;0)&lt;&gt;[.E702];&quot;X&quot;;&quot;&quot;));&quot;&quot;;IF(VLOOKUP([.E702];suspect_foods;3;0)&lt;&gt;[.E70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pple</text:p>
          </table:table-cell>
          <table:table-cell table:style-name="ce11" table:formula="of:=IF([.C702]=&quot;X&quot;;IF(VLOOKUP([.E702];suspect_foods;3;0) &lt;&gt;[.E702];VLOOKUP([.E70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5" calcext:value-type="date">
            <text:p>15/07/25</text:p>
          </table:table-cell>
          <table:table-cell table:style-name="ce5" office:value-type="string" calcext:value-type="string">
            <text:p>20:43</text:p>
          </table:table-cell>
          <table:table-cell table:style-name="ce8" table:formula="of:=IF(ISERROR(IF(VLOOKUP([.E703];suspect_foods;3;0)&lt;&gt;[.E703];&quot;X&quot;;&quot;&quot;));&quot;&quot;;IF(VLOOKUP([.E703];suspect_foods;3;0)&lt;&gt;[.E70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trawberries</text:p>
          </table:table-cell>
          <table:table-cell table:style-name="ce11" table:formula="of:=IF([.C703]=&quot;X&quot;;IF(VLOOKUP([.E703];suspect_foods;3;0) &lt;&gt;[.E703];VLOOKUP([.E70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6" calcext:value-type="date">
            <text:p>16/07/25</text:p>
          </table:table-cell>
          <table:table-cell table:style-name="ce5" office:value-type="string" calcext:value-type="string">
            <text:p>08:30</text:p>
          </table:table-cell>
          <table:table-cell table:style-name="ce8" table:formula="of:=IF(ISERROR(IF(VLOOKUP([.E704];suspect_foods;3;0)&lt;&gt;[.E704];&quot;X&quot;;&quot;&quot;));&quot;&quot;;IF(VLOOKUP([.E704];suspect_foods;3;0)&lt;&gt;[.E70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704]=&quot;X&quot;;IF(VLOOKUP([.E704];suspect_foods;3;0) &lt;&gt;[.E704];VLOOKUP([.E70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6" calcext:value-type="date">
            <text:p>16/07/25</text:p>
          </table:table-cell>
          <table:table-cell table:style-name="ce5" office:value-type="string" calcext:value-type="string">
            <text:p>08:30</text:p>
          </table:table-cell>
          <table:table-cell table:style-name="ce8" table:formula="of:=IF(ISERROR(IF(VLOOKUP([.E705];suspect_foods;3;0)&lt;&gt;[.E705];&quot;X&quot;;&quot;&quot;));&quot;&quot;;IF(VLOOKUP([.E705];suspect_foods;3;0)&lt;&gt;[.E70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705]=&quot;X&quot;;IF(VLOOKUP([.E705];suspect_foods;3;0) &lt;&gt;[.E705];VLOOKUP([.E70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6" calcext:value-type="date">
            <text:p>16/07/25</text:p>
          </table:table-cell>
          <table:table-cell table:style-name="ce5" office:value-type="string" calcext:value-type="string">
            <text:p>08:30</text:p>
          </table:table-cell>
          <table:table-cell table:style-name="ce8" table:formula="of:=IF(ISERROR(IF(VLOOKUP([.E706];suspect_foods;3;0)&lt;&gt;[.E706];&quot;X&quot;;&quot;&quot;));&quot;&quot;;IF(VLOOKUP([.E706];suspect_foods;3;0)&lt;&gt;[.E70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706]=&quot;X&quot;;IF(VLOOKUP([.E706];suspect_foods;3;0) &lt;&gt;[.E706];VLOOKUP([.E70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6" calcext:value-type="date">
            <text:p>16/07/25</text:p>
          </table:table-cell>
          <table:table-cell table:style-name="ce5" office:value-type="string" calcext:value-type="string">
            <text:p>08:30</text:p>
          </table:table-cell>
          <table:table-cell table:style-name="ce8" table:formula="of:=IF(ISERROR(IF(VLOOKUP([.E707];suspect_foods;3;0)&lt;&gt;[.E707];&quot;X&quot;;&quot;&quot;));&quot;&quot;;IF(VLOOKUP([.E707];suspect_foods;3;0)&lt;&gt;[.E70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707]=&quot;X&quot;;IF(VLOOKUP([.E707];suspect_foods;3;0) &lt;&gt;[.E707];VLOOKUP([.E70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6" calcext:value-type="date">
            <text:p>16/07/25</text:p>
          </table:table-cell>
          <table:table-cell table:style-name="ce5" office:value-type="string" calcext:value-type="string">
            <text:p>13:51</text:p>
          </table:table-cell>
          <table:table-cell table:style-name="ce8" table:formula="of:=IF(ISERROR(IF(VLOOKUP([.E708];suspect_foods;3;0)&lt;&gt;[.E708];&quot;X&quot;;&quot;&quot;));&quot;&quot;;IF(VLOOKUP([.E708];suspect_foods;3;0)&lt;&gt;[.E70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Sourdough Bread Sliced</text:p>
          </table:table-cell>
          <table:table-cell table:style-name="ce11" table:formula="of:=IF([.C708]=&quot;X&quot;;IF(VLOOKUP([.E708];suspect_foods;3;0) &lt;&gt;[.E708];VLOOKUP([.E70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6" calcext:value-type="date">
            <text:p>16/07/25</text:p>
          </table:table-cell>
          <table:table-cell table:style-name="ce5" office:value-type="string" calcext:value-type="string">
            <text:p>13:51</text:p>
          </table:table-cell>
          <table:table-cell table:style-name="ce8" table:formula="of:=IF(ISERROR(IF(VLOOKUP([.E709];suspect_foods;3;0)&lt;&gt;[.E709];&quot;X&quot;;&quot;&quot;));&quot;&quot;;IF(VLOOKUP([.E709];suspect_foods;3;0)&lt;&gt;[.E70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709]=&quot;X&quot;;IF(VLOOKUP([.E709];suspect_foods;3;0) &lt;&gt;[.E709];VLOOKUP([.E70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6" calcext:value-type="date">
            <text:p>16/07/25</text:p>
          </table:table-cell>
          <table:table-cell table:style-name="ce5" office:value-type="string" calcext:value-type="string">
            <text:p>13:51</text:p>
          </table:table-cell>
          <table:table-cell table:style-name="ce8" table:formula="of:=IF(ISERROR(IF(VLOOKUP([.E710];suspect_foods;3;0)&lt;&gt;[.E710];&quot;X&quot;;&quot;&quot;));&quot;&quot;;IF(VLOOKUP([.E710];suspect_foods;3;0)&lt;&gt;[.E71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710]=&quot;X&quot;;IF(VLOOKUP([.E710];suspect_foods;3;0) &lt;&gt;[.E710];VLOOKUP([.E71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6" calcext:value-type="date">
            <text:p>16/07/25</text:p>
          </table:table-cell>
          <table:table-cell table:style-name="ce5" office:value-type="string" calcext:value-type="string">
            <text:p>13:51</text:p>
          </table:table-cell>
          <table:table-cell table:style-name="ce8" table:formula="of:=IF(ISERROR(IF(VLOOKUP([.E711];suspect_foods;3;0)&lt;&gt;[.E711];&quot;X&quot;;&quot;&quot;));&quot;&quot;;IF(VLOOKUP([.E711];suspect_foods;3;0)&lt;&gt;[.E71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711]=&quot;X&quot;;IF(VLOOKUP([.E711];suspect_foods;3;0) &lt;&gt;[.E711];VLOOKUP([.E71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6" calcext:value-type="date">
            <text:p>16/07/25</text:p>
          </table:table-cell>
          <table:table-cell table:style-name="ce5" office:value-type="string" calcext:value-type="string">
            <text:p>13:51</text:p>
          </table:table-cell>
          <table:table-cell table:style-name="ce8" table:formula="of:=IF(ISERROR(IF(VLOOKUP([.E712];suspect_foods;3;0)&lt;&gt;[.E712];&quot;X&quot;;&quot;&quot;));&quot;&quot;;IF(VLOOKUP([.E712];suspect_foods;3;0)&lt;&gt;[.E71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712]=&quot;X&quot;;IF(VLOOKUP([.E712];suspect_foods;3;0) &lt;&gt;[.E712];VLOOKUP([.E71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6" calcext:value-type="date">
            <text:p>16/07/25</text:p>
          </table:table-cell>
          <table:table-cell table:style-name="ce5" office:value-type="string" calcext:value-type="string">
            <text:p>13:51</text:p>
          </table:table-cell>
          <table:table-cell table:style-name="ce8" table:formula="of:=IF(ISERROR(IF(VLOOKUP([.E713];suspect_foods;3;0)&lt;&gt;[.E713];&quot;X&quot;;&quot;&quot;));&quot;&quot;;IF(VLOOKUP([.E713];suspect_foods;3;0)&lt;&gt;[.E71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rrot</text:p>
          </table:table-cell>
          <table:table-cell table:style-name="ce11" table:formula="of:=IF([.C713]=&quot;X&quot;;IF(VLOOKUP([.E713];suspect_foods;3;0) &lt;&gt;[.E713];VLOOKUP([.E71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3">
          <table:table-cell table:style-name="ce2" office:value-type="date" office:date-value="2025-07-16" calcext:value-type="date">
            <text:p>16/07/25</text:p>
          </table:table-cell>
          <table:table-cell table:style-name="ce5" office:value-type="string" calcext:value-type="string">
            <text:p>13:51</text:p>
          </table:table-cell>
          <table:table-cell table:style-name="ce8" table:formula="of:=IF(ISERROR(IF(VLOOKUP([.E714];suspect_foods;3;0)&lt;&gt;[.E714];&quot;X&quot;;&quot;&quot;));&quot;&quot;;IF(VLOOKUP([.E714];suspect_foods;3;0)&lt;&gt;[.E714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lli &amp; Lime Peanuts</text:p>
          </table:table-cell>
          <table:table-cell table:style-name="ce11" table:formula="of:=IF([.C714]=&quot;X&quot;;IF(VLOOKUP([.E714];suspect_foods;3;0) &lt;&gt;[.E714];VLOOKUP([.E714];suspect_foods;3;0);&quot;&quot;);&quot;&quot;)" office:value-type="string" office:string-value="Chilli &amp; Lime Peanuts - Nightshade family – Chillis" calcext:value-type="string">
            <text:p>Chilli &amp; Lime Peanuts - Nightshade family – Chillis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6" calcext:value-type="date">
            <text:p>16/07/25</text:p>
          </table:table-cell>
          <table:table-cell table:style-name="ce5" office:value-type="string" calcext:value-type="string">
            <text:p>20:42</text:p>
          </table:table-cell>
          <table:table-cell table:style-name="ce8" table:formula="of:=IF(ISERROR(IF(VLOOKUP([.E715];suspect_foods;3;0)&lt;&gt;[.E715];&quot;X&quot;;&quot;&quot;));&quot;&quot;;IF(VLOOKUP([.E715];suspect_foods;3;0)&lt;&gt;[.E71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Roast Pork</text:p>
          </table:table-cell>
          <table:table-cell table:style-name="ce11" table:formula="of:=IF([.C715]=&quot;X&quot;;IF(VLOOKUP([.E715];suspect_foods;3;0) &lt;&gt;[.E715];VLOOKUP([.E71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6" calcext:value-type="date">
            <text:p>16/07/25</text:p>
          </table:table-cell>
          <table:table-cell table:style-name="ce5" office:value-type="string" calcext:value-type="string">
            <text:p>20:42</text:p>
          </table:table-cell>
          <table:table-cell table:style-name="ce8" table:formula="of:=IF(ISERROR(IF(VLOOKUP([.E716];suspect_foods;3;0)&lt;&gt;[.E716];&quot;X&quot;;&quot;&quot;));&quot;&quot;;IF(VLOOKUP([.E716];suspect_foods;3;0)&lt;&gt;[.E71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otatoes</text:p>
          </table:table-cell>
          <table:table-cell table:style-name="ce11" table:formula="of:=IF([.C716]=&quot;X&quot;;IF(VLOOKUP([.E716];suspect_foods;3;0) &lt;&gt;[.E716];VLOOKUP([.E71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6" calcext:value-type="date">
            <text:p>16/07/25</text:p>
          </table:table-cell>
          <table:table-cell table:style-name="ce5" office:value-type="string" calcext:value-type="string">
            <text:p>20:42</text:p>
          </table:table-cell>
          <table:table-cell table:style-name="ce8" table:formula="of:=IF(ISERROR(IF(VLOOKUP([.E717];suspect_foods;3;0)&lt;&gt;[.E717];&quot;X&quot;;&quot;&quot;));&quot;&quot;;IF(VLOOKUP([.E717];suspect_foods;3;0)&lt;&gt;[.E71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717]=&quot;X&quot;;IF(VLOOKUP([.E717];suspect_foods;3;0) &lt;&gt;[.E717];VLOOKUP([.E71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6" calcext:value-type="date">
            <text:p>16/07/25</text:p>
          </table:table-cell>
          <table:table-cell table:style-name="ce5" office:value-type="string" calcext:value-type="string">
            <text:p>20:42</text:p>
          </table:table-cell>
          <table:table-cell table:style-name="ce8" table:formula="of:=IF(ISERROR(IF(VLOOKUP([.E718];suspect_foods;3;0)&lt;&gt;[.E718];&quot;X&quot;;&quot;&quot;));&quot;&quot;;IF(VLOOKUP([.E718];suspect_foods;3;0)&lt;&gt;[.E71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718]=&quot;X&quot;;IF(VLOOKUP([.E718];suspect_foods;3;0) &lt;&gt;[.E718];VLOOKUP([.E71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6" calcext:value-type="date">
            <text:p>16/07/25</text:p>
          </table:table-cell>
          <table:table-cell table:style-name="ce5" office:value-type="string" calcext:value-type="string">
            <text:p>20:42</text:p>
          </table:table-cell>
          <table:table-cell table:style-name="ce8" table:formula="of:=IF(ISERROR(IF(VLOOKUP([.E719];suspect_foods;3;0)&lt;&gt;[.E719];&quot;X&quot;;&quot;&quot;));&quot;&quot;;IF(VLOOKUP([.E719];suspect_foods;3;0)&lt;&gt;[.E71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719]=&quot;X&quot;;IF(VLOOKUP([.E719];suspect_foods;3;0) &lt;&gt;[.E719];VLOOKUP([.E71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6" calcext:value-type="date">
            <text:p>16/07/25</text:p>
          </table:table-cell>
          <table:table-cell table:style-name="ce5" office:value-type="string" calcext:value-type="string">
            <text:p>20:42</text:p>
          </table:table-cell>
          <table:table-cell table:style-name="ce8" table:formula="of:=IF(ISERROR(IF(VLOOKUP([.E720];suspect_foods;3;0)&lt;&gt;[.E720];&quot;X&quot;;&quot;&quot;));&quot;&quot;;IF(VLOOKUP([.E720];suspect_foods;3;0)&lt;&gt;[.E72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rrot</text:p>
          </table:table-cell>
          <table:table-cell table:style-name="ce11" table:formula="of:=IF([.C720]=&quot;X&quot;;IF(VLOOKUP([.E720];suspect_foods;3;0) &lt;&gt;[.E720];VLOOKUP([.E72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6" calcext:value-type="date">
            <text:p>16/07/25</text:p>
          </table:table-cell>
          <table:table-cell table:style-name="ce5" office:value-type="string" calcext:value-type="string">
            <text:p>20:43</text:p>
          </table:table-cell>
          <table:table-cell table:style-name="ce8" table:formula="of:=IF(ISERROR(IF(VLOOKUP([.E721];suspect_foods;3;0)&lt;&gt;[.E721];&quot;X&quot;;&quot;&quot;));&quot;&quot;;IF(VLOOKUP([.E721];suspect_foods;3;0)&lt;&gt;[.E72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pple</text:p>
          </table:table-cell>
          <table:table-cell table:style-name="ce11" table:formula="of:=IF([.C721]=&quot;X&quot;;IF(VLOOKUP([.E721];suspect_foods;3;0) &lt;&gt;[.E721];VLOOKUP([.E72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6" calcext:value-type="date">
            <text:p>16/07/25</text:p>
          </table:table-cell>
          <table:table-cell table:style-name="ce5" office:value-type="string" calcext:value-type="string">
            <text:p>20:43</text:p>
          </table:table-cell>
          <table:table-cell table:style-name="ce8" table:formula="of:=IF(ISERROR(IF(VLOOKUP([.E722];suspect_foods;3;0)&lt;&gt;[.E722];&quot;X&quot;;&quot;&quot;));&quot;&quot;;IF(VLOOKUP([.E722];suspect_foods;3;0)&lt;&gt;[.E72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trawberries</text:p>
          </table:table-cell>
          <table:table-cell table:style-name="ce11" table:formula="of:=IF([.C722]=&quot;X&quot;;IF(VLOOKUP([.E722];suspect_foods;3;0) &lt;&gt;[.E722];VLOOKUP([.E72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7" calcext:value-type="date">
            <text:p>17/07/25</text:p>
          </table:table-cell>
          <table:table-cell table:style-name="ce5" office:value-type="string" calcext:value-type="string">
            <text:p>08:23</text:p>
          </table:table-cell>
          <table:table-cell table:style-name="ce8" table:formula="of:=IF(ISERROR(IF(VLOOKUP([.E723];suspect_foods;3;0)&lt;&gt;[.E723];&quot;X&quot;;&quot;&quot;));&quot;&quot;;IF(VLOOKUP([.E723];suspect_foods;3;0)&lt;&gt;[.E72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723]=&quot;X&quot;;IF(VLOOKUP([.E723];suspect_foods;3;0) &lt;&gt;[.E723];VLOOKUP([.E72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7" calcext:value-type="date">
            <text:p>17/07/25</text:p>
          </table:table-cell>
          <table:table-cell table:style-name="ce5" office:value-type="string" calcext:value-type="string">
            <text:p>08:23</text:p>
          </table:table-cell>
          <table:table-cell table:style-name="ce8" table:formula="of:=IF(ISERROR(IF(VLOOKUP([.E724];suspect_foods;3;0)&lt;&gt;[.E724];&quot;X&quot;;&quot;&quot;));&quot;&quot;;IF(VLOOKUP([.E724];suspect_foods;3;0)&lt;&gt;[.E72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724]=&quot;X&quot;;IF(VLOOKUP([.E724];suspect_foods;3;0) &lt;&gt;[.E724];VLOOKUP([.E72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7" calcext:value-type="date">
            <text:p>17/07/25</text:p>
          </table:table-cell>
          <table:table-cell table:style-name="ce5" office:value-type="string" calcext:value-type="string">
            <text:p>08:23</text:p>
          </table:table-cell>
          <table:table-cell table:style-name="ce8" table:formula="of:=IF(ISERROR(IF(VLOOKUP([.E725];suspect_foods;3;0)&lt;&gt;[.E725];&quot;X&quot;;&quot;&quot;));&quot;&quot;;IF(VLOOKUP([.E725];suspect_foods;3;0)&lt;&gt;[.E72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725]=&quot;X&quot;;IF(VLOOKUP([.E725];suspect_foods;3;0) &lt;&gt;[.E725];VLOOKUP([.E72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7" calcext:value-type="date">
            <text:p>17/07/25</text:p>
          </table:table-cell>
          <table:table-cell table:style-name="ce5" office:value-type="string" calcext:value-type="string">
            <text:p>08:23</text:p>
          </table:table-cell>
          <table:table-cell table:style-name="ce8" table:formula="of:=IF(ISERROR(IF(VLOOKUP([.E726];suspect_foods;3;0)&lt;&gt;[.E726];&quot;X&quot;;&quot;&quot;));&quot;&quot;;IF(VLOOKUP([.E726];suspect_foods;3;0)&lt;&gt;[.E72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726]=&quot;X&quot;;IF(VLOOKUP([.E726];suspect_foods;3;0) &lt;&gt;[.E726];VLOOKUP([.E72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7" calcext:value-type="date">
            <text:p>17/07/25</text:p>
          </table:table-cell>
          <table:table-cell table:style-name="ce5" office:value-type="string" calcext:value-type="string">
            <text:p>13:41</text:p>
          </table:table-cell>
          <table:table-cell table:style-name="ce8" table:formula="of:=IF(ISERROR(IF(VLOOKUP([.E727];suspect_foods;3;0)&lt;&gt;[.E727];&quot;X&quot;;&quot;&quot;));&quot;&quot;;IF(VLOOKUP([.E727];suspect_foods;3;0)&lt;&gt;[.E72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Sourdough Bread Sliced</text:p>
          </table:table-cell>
          <table:table-cell table:style-name="ce11" table:formula="of:=IF([.C727]=&quot;X&quot;;IF(VLOOKUP([.E727];suspect_foods;3;0) &lt;&gt;[.E727];VLOOKUP([.E72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7" calcext:value-type="date">
            <text:p>17/07/25</text:p>
          </table:table-cell>
          <table:table-cell table:style-name="ce5" office:value-type="string" calcext:value-type="string">
            <text:p>13:41</text:p>
          </table:table-cell>
          <table:table-cell table:style-name="ce8" table:formula="of:=IF(ISERROR(IF(VLOOKUP([.E728];suspect_foods;3;0)&lt;&gt;[.E728];&quot;X&quot;;&quot;&quot;));&quot;&quot;;IF(VLOOKUP([.E728];suspect_foods;3;0)&lt;&gt;[.E72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728]=&quot;X&quot;;IF(VLOOKUP([.E728];suspect_foods;3;0) &lt;&gt;[.E728];VLOOKUP([.E72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7" calcext:value-type="date">
            <text:p>17/07/25</text:p>
          </table:table-cell>
          <table:table-cell table:style-name="ce5" office:value-type="string" calcext:value-type="string">
            <text:p>13:41</text:p>
          </table:table-cell>
          <table:table-cell table:style-name="ce8" table:formula="of:=IF(ISERROR(IF(VLOOKUP([.E729];suspect_foods;3;0)&lt;&gt;[.E729];&quot;X&quot;;&quot;&quot;));&quot;&quot;;IF(VLOOKUP([.E729];suspect_foods;3;0)&lt;&gt;[.E72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729]=&quot;X&quot;;IF(VLOOKUP([.E729];suspect_foods;3;0) &lt;&gt;[.E729];VLOOKUP([.E72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7" calcext:value-type="date">
            <text:p>17/07/25</text:p>
          </table:table-cell>
          <table:table-cell table:style-name="ce5" office:value-type="string" calcext:value-type="string">
            <text:p>13:41</text:p>
          </table:table-cell>
          <table:table-cell table:style-name="ce8" table:formula="of:=IF(ISERROR(IF(VLOOKUP([.E730];suspect_foods;3;0)&lt;&gt;[.E730];&quot;X&quot;;&quot;&quot;));&quot;&quot;;IF(VLOOKUP([.E730];suspect_foods;3;0)&lt;&gt;[.E73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730]=&quot;X&quot;;IF(VLOOKUP([.E730];suspect_foods;3;0) &lt;&gt;[.E730];VLOOKUP([.E73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7" calcext:value-type="date">
            <text:p>17/07/25</text:p>
          </table:table-cell>
          <table:table-cell table:style-name="ce5" office:value-type="string" calcext:value-type="string">
            <text:p>13:41</text:p>
          </table:table-cell>
          <table:table-cell table:style-name="ce8" table:formula="of:=IF(ISERROR(IF(VLOOKUP([.E731];suspect_foods;3;0)&lt;&gt;[.E731];&quot;X&quot;;&quot;&quot;));&quot;&quot;;IF(VLOOKUP([.E731];suspect_foods;3;0)&lt;&gt;[.E73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731]=&quot;X&quot;;IF(VLOOKUP([.E731];suspect_foods;3;0) &lt;&gt;[.E731];VLOOKUP([.E73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7" calcext:value-type="date">
            <text:p>17/07/25</text:p>
          </table:table-cell>
          <table:table-cell table:style-name="ce5" office:value-type="string" calcext:value-type="string">
            <text:p>13:41</text:p>
          </table:table-cell>
          <table:table-cell table:style-name="ce8" table:formula="of:=IF(ISERROR(IF(VLOOKUP([.E732];suspect_foods;3;0)&lt;&gt;[.E732];&quot;X&quot;;&quot;&quot;));&quot;&quot;;IF(VLOOKUP([.E732];suspect_foods;3;0)&lt;&gt;[.E73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rrot</text:p>
          </table:table-cell>
          <table:table-cell table:style-name="ce11" table:formula="of:=IF([.C732]=&quot;X&quot;;IF(VLOOKUP([.E732];suspect_foods;3;0) &lt;&gt;[.E732];VLOOKUP([.E73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3">
          <table:table-cell table:style-name="ce2" office:value-type="date" office:date-value="2025-07-17" calcext:value-type="date">
            <text:p>17/07/25</text:p>
          </table:table-cell>
          <table:table-cell table:style-name="ce5" office:value-type="string" calcext:value-type="string">
            <text:p>13:59</text:p>
          </table:table-cell>
          <table:table-cell table:style-name="ce8" table:formula="of:=IF(ISERROR(IF(VLOOKUP([.E733];suspect_foods;3;0)&lt;&gt;[.E733];&quot;X&quot;;&quot;&quot;));&quot;&quot;;IF(VLOOKUP([.E733];suspect_foods;3;0)&lt;&gt;[.E733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lli &amp; Lime Peanuts</text:p>
          </table:table-cell>
          <table:table-cell table:style-name="ce11" table:formula="of:=IF([.C733]=&quot;X&quot;;IF(VLOOKUP([.E733];suspect_foods;3;0) &lt;&gt;[.E733];VLOOKUP([.E733];suspect_foods;3;0);&quot;&quot;);&quot;&quot;)" office:value-type="string" office:string-value="Chilli &amp; Lime Peanuts - Nightshade family – Chillis" calcext:value-type="string">
            <text:p>Chilli &amp; Lime Peanuts - Nightshade family – Chillis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7" calcext:value-type="date">
            <text:p>17/07/25</text:p>
          </table:table-cell>
          <table:table-cell table:style-name="ce5" office:value-type="string" calcext:value-type="string">
            <text:p>21:44</text:p>
          </table:table-cell>
          <table:table-cell table:style-name="ce8" table:formula="of:=IF(ISERROR(IF(VLOOKUP([.E734];suspect_foods;3;0)&lt;&gt;[.E734];&quot;X&quot;;&quot;&quot;));&quot;&quot;;IF(VLOOKUP([.E734];suspect_foods;3;0)&lt;&gt;[.E73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panish Omelette</text:p>
          </table:table-cell>
          <table:table-cell table:style-name="ce11" table:formula="of:=IF([.C734]=&quot;X&quot;;IF(VLOOKUP([.E734];suspect_foods;3;0) &lt;&gt;[.E734];VLOOKUP([.E73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7" calcext:value-type="date">
            <text:p>17/07/25</text:p>
          </table:table-cell>
          <table:table-cell table:style-name="ce5" office:value-type="string" calcext:value-type="string">
            <text:p>21:44</text:p>
          </table:table-cell>
          <table:table-cell table:style-name="ce8" table:formula="of:=IF(ISERROR(IF(VLOOKUP([.E735];suspect_foods;3;0)&lt;&gt;[.E735];&quot;X&quot;;&quot;&quot;));&quot;&quot;;IF(VLOOKUP([.E735];suspect_foods;3;0)&lt;&gt;[.E73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735]=&quot;X&quot;;IF(VLOOKUP([.E735];suspect_foods;3;0) &lt;&gt;[.E735];VLOOKUP([.E73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7" calcext:value-type="date">
            <text:p>17/07/25</text:p>
          </table:table-cell>
          <table:table-cell table:style-name="ce5" office:value-type="string" calcext:value-type="string">
            <text:p>21:44</text:p>
          </table:table-cell>
          <table:table-cell table:style-name="ce8" table:formula="of:=IF(ISERROR(IF(VLOOKUP([.E736];suspect_foods;3;0)&lt;&gt;[.E736];&quot;X&quot;;&quot;&quot;));&quot;&quot;;IF(VLOOKUP([.E736];suspect_foods;3;0)&lt;&gt;[.E73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736]=&quot;X&quot;;IF(VLOOKUP([.E736];suspect_foods;3;0) &lt;&gt;[.E736];VLOOKUP([.E73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7" calcext:value-type="date">
            <text:p>17/07/25</text:p>
          </table:table-cell>
          <table:table-cell table:style-name="ce5" office:value-type="string" calcext:value-type="string">
            <text:p>21:44</text:p>
          </table:table-cell>
          <table:table-cell table:style-name="ce8" table:formula="of:=IF(ISERROR(IF(VLOOKUP([.E737];suspect_foods;3;0)&lt;&gt;[.E737];&quot;X&quot;;&quot;&quot;));&quot;&quot;;IF(VLOOKUP([.E737];suspect_foods;3;0)&lt;&gt;[.E73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rrot</text:p>
          </table:table-cell>
          <table:table-cell table:style-name="ce11" table:formula="of:=IF([.C737]=&quot;X&quot;;IF(VLOOKUP([.E737];suspect_foods;3;0) &lt;&gt;[.E737];VLOOKUP([.E73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7" calcext:value-type="date">
            <text:p>17/07/25</text:p>
          </table:table-cell>
          <table:table-cell table:style-name="ce5" office:value-type="string" calcext:value-type="string">
            <text:p>21:44</text:p>
          </table:table-cell>
          <table:table-cell table:style-name="ce8" table:formula="of:=IF(ISERROR(IF(VLOOKUP([.E738];suspect_foods;3;0)&lt;&gt;[.E738];&quot;X&quot;;&quot;&quot;));&quot;&quot;;IF(VLOOKUP([.E738];suspect_foods;3;0)&lt;&gt;[.E73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pple</text:p>
          </table:table-cell>
          <table:table-cell table:style-name="ce11" table:formula="of:=IF([.C738]=&quot;X&quot;;IF(VLOOKUP([.E738];suspect_foods;3;0) &lt;&gt;[.E738];VLOOKUP([.E73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7" calcext:value-type="date">
            <text:p>17/07/25</text:p>
          </table:table-cell>
          <table:table-cell table:style-name="ce5" office:value-type="string" calcext:value-type="string">
            <text:p>21:44</text:p>
          </table:table-cell>
          <table:table-cell table:style-name="ce8" table:formula="of:=IF(ISERROR(IF(VLOOKUP([.E739];suspect_foods;3;0)&lt;&gt;[.E739];&quot;X&quot;;&quot;&quot;));&quot;&quot;;IF(VLOOKUP([.E739];suspect_foods;3;0)&lt;&gt;[.E73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trawberries</text:p>
          </table:table-cell>
          <table:table-cell table:style-name="ce11" table:formula="of:=IF([.C739]=&quot;X&quot;;IF(VLOOKUP([.E739];suspect_foods;3;0) &lt;&gt;[.E739];VLOOKUP([.E73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3">
          <table:table-cell table:style-name="ce2" office:value-type="date" office:date-value="2025-07-17" calcext:value-type="date">
            <text:p>17/07/25</text:p>
          </table:table-cell>
          <table:table-cell table:style-name="ce5" office:value-type="string" calcext:value-type="string">
            <text:p>21:44</text:p>
          </table:table-cell>
          <table:table-cell table:style-name="ce8" table:formula="of:=IF(ISERROR(IF(VLOOKUP([.E740];suspect_foods;3;0)&lt;&gt;[.E740];&quot;X&quot;;&quot;&quot;));&quot;&quot;;IF(VLOOKUP([.E740];suspect_foods;3;0)&lt;&gt;[.E740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lli &amp; Lime Peanuts</text:p>
          </table:table-cell>
          <table:table-cell table:style-name="ce11" table:formula="of:=IF([.C740]=&quot;X&quot;;IF(VLOOKUP([.E740];suspect_foods;3;0) &lt;&gt;[.E740];VLOOKUP([.E740];suspect_foods;3;0);&quot;&quot;);&quot;&quot;)" office:value-type="string" office:string-value="Chilli &amp; Lime Peanuts - Nightshade family – Chillis" calcext:value-type="string">
            <text:p>Chilli &amp; Lime Peanuts - Nightshade family – Chillis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8" calcext:value-type="date">
            <text:p>18/07/25</text:p>
          </table:table-cell>
          <table:table-cell table:style-name="ce5" office:value-type="string" calcext:value-type="string">
            <text:p>08:17</text:p>
          </table:table-cell>
          <table:table-cell table:style-name="ce8" table:formula="of:=IF(ISERROR(IF(VLOOKUP([.E741];suspect_foods;3;0)&lt;&gt;[.E741];&quot;X&quot;;&quot;&quot;));&quot;&quot;;IF(VLOOKUP([.E741];suspect_foods;3;0)&lt;&gt;[.E74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741]=&quot;X&quot;;IF(VLOOKUP([.E741];suspect_foods;3;0) &lt;&gt;[.E741];VLOOKUP([.E74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8" calcext:value-type="date">
            <text:p>18/07/25</text:p>
          </table:table-cell>
          <table:table-cell table:style-name="ce5" office:value-type="string" calcext:value-type="string">
            <text:p>10:17</text:p>
          </table:table-cell>
          <table:table-cell table:style-name="ce8" table:formula="of:=IF(ISERROR(IF(VLOOKUP([.E742];suspect_foods;3;0)&lt;&gt;[.E742];&quot;X&quot;;&quot;&quot;));&quot;&quot;;IF(VLOOKUP([.E742];suspect_foods;3;0)&lt;&gt;[.E74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742]=&quot;X&quot;;IF(VLOOKUP([.E742];suspect_foods;3;0) &lt;&gt;[.E742];VLOOKUP([.E74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8" calcext:value-type="date">
            <text:p>18/07/25</text:p>
          </table:table-cell>
          <table:table-cell table:style-name="ce5" office:value-type="string" calcext:value-type="string">
            <text:p>10:17</text:p>
          </table:table-cell>
          <table:table-cell table:style-name="ce8" table:formula="of:=IF(ISERROR(IF(VLOOKUP([.E743];suspect_foods;3;0)&lt;&gt;[.E743];&quot;X&quot;;&quot;&quot;));&quot;&quot;;IF(VLOOKUP([.E743];suspect_foods;3;0)&lt;&gt;[.E74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743]=&quot;X&quot;;IF(VLOOKUP([.E743];suspect_foods;3;0) &lt;&gt;[.E743];VLOOKUP([.E74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8" calcext:value-type="date">
            <text:p>18/07/25</text:p>
          </table:table-cell>
          <table:table-cell table:style-name="ce5" office:value-type="string" calcext:value-type="string">
            <text:p>10:17</text:p>
          </table:table-cell>
          <table:table-cell table:style-name="ce8" table:formula="of:=IF(ISERROR(IF(VLOOKUP([.E744];suspect_foods;3;0)&lt;&gt;[.E744];&quot;X&quot;;&quot;&quot;));&quot;&quot;;IF(VLOOKUP([.E744];suspect_foods;3;0)&lt;&gt;[.E74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744]=&quot;X&quot;;IF(VLOOKUP([.E744];suspect_foods;3;0) &lt;&gt;[.E744];VLOOKUP([.E74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8" calcext:value-type="date">
            <text:p>18/07/25</text:p>
          </table:table-cell>
          <table:table-cell table:style-name="ce5" office:value-type="string" calcext:value-type="string">
            <text:p>11:58</text:p>
          </table:table-cell>
          <table:table-cell table:style-name="ce8" table:formula="of:=IF(ISERROR(IF(VLOOKUP([.E745];suspect_foods;3;0)&lt;&gt;[.E745];&quot;X&quot;;&quot;&quot;));&quot;&quot;;IF(VLOOKUP([.E745];suspect_foods;3;0)&lt;&gt;[.E745];&quot;X&quot;;&quot;&quot;))">
            <text:p/>
          </table:table-cell>
          <table:table-cell table:style-name="ce5" office:value-type="string" calcext:value-type="string">
            <text:p>HEADACHE</text:p>
          </table:table-cell>
          <table:table-cell table:style-name="ce5" office:value-type="string" calcext:value-type="string">
            <text:p>Severity</text:p>
          </table:table-cell>
          <table:table-cell table:style-name="ce11" table:formula="of:=IF([.C745]=&quot;X&quot;;IF(VLOOKUP([.E745];suspect_foods;3;0) &lt;&gt;[.E745];VLOOKUP([.E74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8" calcext:value-type="date">
            <text:p>18/07/25</text:p>
          </table:table-cell>
          <table:table-cell table:style-name="ce5" office:value-type="string" calcext:value-type="string">
            <text:p>13:13</text:p>
          </table:table-cell>
          <table:table-cell table:style-name="ce8" table:formula="of:=IF(ISERROR(IF(VLOOKUP([.E746];suspect_foods;3;0)&lt;&gt;[.E746];&quot;X&quot;;&quot;&quot;));&quot;&quot;;IF(VLOOKUP([.E746];suspect_foods;3;0)&lt;&gt;[.E74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White Muffin Roll</text:p>
          </table:table-cell>
          <table:table-cell table:style-name="ce11" table:formula="of:=IF([.C746]=&quot;X&quot;;IF(VLOOKUP([.E746];suspect_foods;3;0) &lt;&gt;[.E746];VLOOKUP([.E74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8" calcext:value-type="date">
            <text:p>18/07/25</text:p>
          </table:table-cell>
          <table:table-cell table:style-name="ce5" office:value-type="string" calcext:value-type="string">
            <text:p>13:13</text:p>
          </table:table-cell>
          <table:table-cell table:style-name="ce8" table:formula="of:=IF(ISERROR(IF(VLOOKUP([.E747];suspect_foods;3;0)&lt;&gt;[.E747];&quot;X&quot;;&quot;&quot;));&quot;&quot;;IF(VLOOKUP([.E747];suspect_foods;3;0)&lt;&gt;[.E74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mash Burger</text:p>
          </table:table-cell>
          <table:table-cell table:style-name="ce11" table:formula="of:=IF([.C747]=&quot;X&quot;;IF(VLOOKUP([.E747];suspect_foods;3;0) &lt;&gt;[.E747];VLOOKUP([.E74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8" calcext:value-type="date">
            <text:p>18/07/25</text:p>
          </table:table-cell>
          <table:table-cell table:style-name="ce5" office:value-type="string" calcext:value-type="string">
            <text:p>13:13</text:p>
          </table:table-cell>
          <table:table-cell table:style-name="ce8" table:formula="of:=IF(ISERROR(IF(VLOOKUP([.E748];suspect_foods;3;0)&lt;&gt;[.E748];&quot;X&quot;;&quot;&quot;));&quot;&quot;;IF(VLOOKUP([.E748];suspect_foods;3;0)&lt;&gt;[.E74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748]=&quot;X&quot;;IF(VLOOKUP([.E748];suspect_foods;3;0) &lt;&gt;[.E748];VLOOKUP([.E74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3">
          <table:table-cell table:style-name="ce2" office:value-type="date" office:date-value="2025-07-18" calcext:value-type="date">
            <text:p>18/07/25</text:p>
          </table:table-cell>
          <table:table-cell table:style-name="ce5" office:value-type="string" calcext:value-type="string">
            <text:p>13:13</text:p>
          </table:table-cell>
          <table:table-cell table:style-name="ce8" table:formula="of:=IF(ISERROR(IF(VLOOKUP([.E749];suspect_foods;3;0)&lt;&gt;[.E749];&quot;X&quot;;&quot;&quot;));&quot;&quot;;IF(VLOOKUP([.E749];suspect_foods;3;0)&lt;&gt;[.E749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weetcorn &amp; Red Pepper Relish</text:p>
          </table:table-cell>
          <table:table-cell table:style-name="ce11" table:formula="of:=IF([.C749]=&quot;X&quot;;IF(VLOOKUP([.E749];suspect_foods;3;0) &lt;&gt;[.E749];VLOOKUP([.E749];suspect_foods;3;0);&quot;&quot;);&quot;&quot;)" office:value-type="string" office:string-value="Sweetcorn &amp; Red Pepper Relish – HISTAMINE – Red Pepper" calcext:value-type="string">
            <text:p>Sweetcorn &amp; Red Pepper Relish – HISTAMINE – Red Pepper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8" calcext:value-type="date">
            <text:p>18/07/25</text:p>
          </table:table-cell>
          <table:table-cell table:style-name="ce5" office:value-type="string" calcext:value-type="string">
            <text:p>19:51</text:p>
          </table:table-cell>
          <table:table-cell table:style-name="ce8" table:formula="of:=IF(ISERROR(IF(VLOOKUP([.E750];suspect_foods;3;0)&lt;&gt;[.E750];&quot;X&quot;;&quot;&quot;));&quot;&quot;;IF(VLOOKUP([.E750];suspect_foods;3;0)&lt;&gt;[.E75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panish Omelette</text:p>
          </table:table-cell>
          <table:table-cell table:style-name="ce11" table:formula="of:=IF([.C750]=&quot;X&quot;;IF(VLOOKUP([.E750];suspect_foods;3;0) &lt;&gt;[.E750];VLOOKUP([.E75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8" calcext:value-type="date">
            <text:p>18/07/25</text:p>
          </table:table-cell>
          <table:table-cell table:style-name="ce5" office:value-type="string" calcext:value-type="string">
            <text:p>19:51</text:p>
          </table:table-cell>
          <table:table-cell table:style-name="ce8" table:formula="of:=IF(ISERROR(IF(VLOOKUP([.E751];suspect_foods;3;0)&lt;&gt;[.E751];&quot;X&quot;;&quot;&quot;));&quot;&quot;;IF(VLOOKUP([.E751];suspect_foods;3;0)&lt;&gt;[.E75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751]=&quot;X&quot;;IF(VLOOKUP([.E751];suspect_foods;3;0) &lt;&gt;[.E751];VLOOKUP([.E75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8" calcext:value-type="date">
            <text:p>18/07/25</text:p>
          </table:table-cell>
          <table:table-cell table:style-name="ce5" office:value-type="string" calcext:value-type="string">
            <text:p>19:51</text:p>
          </table:table-cell>
          <table:table-cell table:style-name="ce8" table:formula="of:=IF(ISERROR(IF(VLOOKUP([.E752];suspect_foods;3;0)&lt;&gt;[.E752];&quot;X&quot;;&quot;&quot;));&quot;&quot;;IF(VLOOKUP([.E752];suspect_foods;3;0)&lt;&gt;[.E75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752]=&quot;X&quot;;IF(VLOOKUP([.E752];suspect_foods;3;0) &lt;&gt;[.E752];VLOOKUP([.E75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8" calcext:value-type="date">
            <text:p>18/07/25</text:p>
          </table:table-cell>
          <table:table-cell table:style-name="ce5" office:value-type="string" calcext:value-type="string">
            <text:p>19:51</text:p>
          </table:table-cell>
          <table:table-cell table:style-name="ce8" table:formula="of:=IF(ISERROR(IF(VLOOKUP([.E753];suspect_foods;3;0)&lt;&gt;[.E753];&quot;X&quot;;&quot;&quot;));&quot;&quot;;IF(VLOOKUP([.E753];suspect_foods;3;0)&lt;&gt;[.E75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rrot</text:p>
          </table:table-cell>
          <table:table-cell table:style-name="ce11" table:formula="of:=IF([.C753]=&quot;X&quot;;IF(VLOOKUP([.E753];suspect_foods;3;0) &lt;&gt;[.E753];VLOOKUP([.E75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8" calcext:value-type="date">
            <text:p>18/07/25</text:p>
          </table:table-cell>
          <table:table-cell table:style-name="ce5" office:value-type="string" calcext:value-type="string">
            <text:p>21:21</text:p>
          </table:table-cell>
          <table:table-cell table:style-name="ce8" table:formula="of:=IF(ISERROR(IF(VLOOKUP([.E754];suspect_foods;3;0)&lt;&gt;[.E754];&quot;X&quot;;&quot;&quot;));&quot;&quot;;IF(VLOOKUP([.E754];suspect_foods;3;0)&lt;&gt;[.E75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pple</text:p>
          </table:table-cell>
          <table:table-cell table:style-name="ce11" table:formula="of:=IF([.C754]=&quot;X&quot;;IF(VLOOKUP([.E754];suspect_foods;3;0) &lt;&gt;[.E754];VLOOKUP([.E75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8" calcext:value-type="date">
            <text:p>18/07/25</text:p>
          </table:table-cell>
          <table:table-cell table:style-name="ce5" office:value-type="string" calcext:value-type="string">
            <text:p>21:21</text:p>
          </table:table-cell>
          <table:table-cell table:style-name="ce8" table:formula="of:=IF(ISERROR(IF(VLOOKUP([.E755];suspect_foods;3;0)&lt;&gt;[.E755];&quot;X&quot;;&quot;&quot;));&quot;&quot;;IF(VLOOKUP([.E755];suspect_foods;3;0)&lt;&gt;[.E75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trawberries</text:p>
          </table:table-cell>
          <table:table-cell table:style-name="ce11" table:formula="of:=IF([.C755]=&quot;X&quot;;IF(VLOOKUP([.E755];suspect_foods;3;0) &lt;&gt;[.E755];VLOOKUP([.E75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9" calcext:value-type="date">
            <text:p>19/07/25</text:p>
          </table:table-cell>
          <table:table-cell table:style-name="ce5" office:value-type="string" calcext:value-type="string">
            <text:p>07:43</text:p>
          </table:table-cell>
          <table:table-cell table:style-name="ce8" table:formula="of:=IF(ISERROR(IF(VLOOKUP([.E756];suspect_foods;3;0)&lt;&gt;[.E756];&quot;X&quot;;&quot;&quot;));&quot;&quot;;IF(VLOOKUP([.E756];suspect_foods;3;0)&lt;&gt;[.E756];&quot;X&quot;;&quot;&quot;))">
            <text:p/>
          </table:table-cell>
          <table:table-cell table:style-name="ce5" office:value-type="string" calcext:value-type="string">
            <text:p>HEADACHE</text:p>
          </table:table-cell>
          <table:table-cell table:style-name="ce5" office:value-type="string" calcext:value-type="string">
            <text:p>Severity</text:p>
          </table:table-cell>
          <table:table-cell table:style-name="ce11" table:formula="of:=IF([.C756]=&quot;X&quot;;IF(VLOOKUP([.E756];suspect_foods;3;0) &lt;&gt;[.E756];VLOOKUP([.E75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9" calcext:value-type="date">
            <text:p>19/07/25</text:p>
          </table:table-cell>
          <table:table-cell table:style-name="ce5" office:value-type="string" calcext:value-type="string">
            <text:p>13:28</text:p>
          </table:table-cell>
          <table:table-cell table:style-name="ce8" table:formula="of:=IF(ISERROR(IF(VLOOKUP([.E757];suspect_foods;3;0)&lt;&gt;[.E757];&quot;X&quot;;&quot;&quot;));&quot;&quot;;IF(VLOOKUP([.E757];suspect_foods;3;0)&lt;&gt;[.E75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Hash Brown</text:p>
          </table:table-cell>
          <table:table-cell table:style-name="ce11" table:formula="of:=IF([.C757]=&quot;X&quot;;IF(VLOOKUP([.E757];suspect_foods;3;0) &lt;&gt;[.E757];VLOOKUP([.E75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9" calcext:value-type="date">
            <text:p>19/07/25</text:p>
          </table:table-cell>
          <table:table-cell table:style-name="ce5" office:value-type="string" calcext:value-type="string">
            <text:p>13:28</text:p>
          </table:table-cell>
          <table:table-cell table:style-name="ce8" table:formula="of:=IF(ISERROR(IF(VLOOKUP([.E758];suspect_foods;3;0)&lt;&gt;[.E758];&quot;X&quot;;&quot;&quot;));&quot;&quot;;IF(VLOOKUP([.E758];suspect_foods;3;0)&lt;&gt;[.E75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Eggs</text:p>
          </table:table-cell>
          <table:table-cell table:style-name="ce11" table:formula="of:=IF([.C758]=&quot;X&quot;;IF(VLOOKUP([.E758];suspect_foods;3;0) &lt;&gt;[.E758];VLOOKUP([.E75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9" calcext:value-type="date">
            <text:p>19/07/25</text:p>
          </table:table-cell>
          <table:table-cell table:style-name="ce5" office:value-type="string" calcext:value-type="string">
            <text:p>13:28</text:p>
          </table:table-cell>
          <table:table-cell table:style-name="ce8" table:formula="of:=IF(ISERROR(IF(VLOOKUP([.E759];suspect_foods;3;0)&lt;&gt;[.E759];&quot;X&quot;;&quot;&quot;));&quot;&quot;;IF(VLOOKUP([.E759];suspect_foods;3;0)&lt;&gt;[.E75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Bacon</text:p>
          </table:table-cell>
          <table:table-cell table:style-name="ce11" table:formula="of:=IF([.C759]=&quot;X&quot;;IF(VLOOKUP([.E759];suspect_foods;3;0) &lt;&gt;[.E759];VLOOKUP([.E75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9" calcext:value-type="date">
            <text:p>19/07/25</text:p>
          </table:table-cell>
          <table:table-cell table:style-name="ce5" office:value-type="string" calcext:value-type="string">
            <text:p>20:07</text:p>
          </table:table-cell>
          <table:table-cell table:style-name="ce8" table:formula="of:=IF(ISERROR(IF(VLOOKUP([.E760];suspect_foods;3;0)&lt;&gt;[.E760];&quot;X&quot;;&quot;&quot;));&quot;&quot;;IF(VLOOKUP([.E760];suspect_foods;3;0)&lt;&gt;[.E76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760]=&quot;X&quot;;IF(VLOOKUP([.E760];suspect_foods;3;0) &lt;&gt;[.E760];VLOOKUP([.E76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9" calcext:value-type="date">
            <text:p>19/07/25</text:p>
          </table:table-cell>
          <table:table-cell table:style-name="ce5" office:value-type="string" calcext:value-type="string">
            <text:p>20:07</text:p>
          </table:table-cell>
          <table:table-cell table:style-name="ce8" table:formula="of:=IF(ISERROR(IF(VLOOKUP([.E761];suspect_foods;3;0)&lt;&gt;[.E761];&quot;X&quot;;&quot;&quot;));&quot;&quot;;IF(VLOOKUP([.E761];suspect_foods;3;0)&lt;&gt;[.E76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761]=&quot;X&quot;;IF(VLOOKUP([.E761];suspect_foods;3;0) &lt;&gt;[.E761];VLOOKUP([.E76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9" calcext:value-type="date">
            <text:p>19/07/25</text:p>
          </table:table-cell>
          <table:table-cell table:style-name="ce5" office:value-type="string" calcext:value-type="string">
            <text:p>20:07</text:p>
          </table:table-cell>
          <table:table-cell table:style-name="ce8" table:formula="of:=IF(ISERROR(IF(VLOOKUP([.E762];suspect_foods;3;0)&lt;&gt;[.E762];&quot;X&quot;;&quot;&quot;));&quot;&quot;;IF(VLOOKUP([.E762];suspect_foods;3;0)&lt;&gt;[.E76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762]=&quot;X&quot;;IF(VLOOKUP([.E762];suspect_foods;3;0) &lt;&gt;[.E762];VLOOKUP([.E76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9" calcext:value-type="date">
            <text:p>19/07/25</text:p>
          </table:table-cell>
          <table:table-cell table:style-name="ce5" office:value-type="string" calcext:value-type="string">
            <text:p>20:07</text:p>
          </table:table-cell>
          <table:table-cell table:style-name="ce8" table:formula="of:=IF(ISERROR(IF(VLOOKUP([.E763];suspect_foods;3;0)&lt;&gt;[.E763];&quot;X&quot;;&quot;&quot;));&quot;&quot;;IF(VLOOKUP([.E763];suspect_foods;3;0)&lt;&gt;[.E76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763]=&quot;X&quot;;IF(VLOOKUP([.E763];suspect_foods;3;0) &lt;&gt;[.E763];VLOOKUP([.E76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9" calcext:value-type="date">
            <text:p>19/07/25</text:p>
          </table:table-cell>
          <table:table-cell table:style-name="ce5" office:value-type="string" calcext:value-type="string">
            <text:p>20:08</text:p>
          </table:table-cell>
          <table:table-cell table:style-name="ce8" table:formula="of:=IF(ISERROR(IF(VLOOKUP([.E764];suspect_foods;3;0)&lt;&gt;[.E764];&quot;X&quot;;&quot;&quot;));&quot;&quot;;IF(VLOOKUP([.E764];suspect_foods;3;0)&lt;&gt;[.E76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rrot</text:p>
          </table:table-cell>
          <table:table-cell table:style-name="ce11" table:formula="of:=IF([.C764]=&quot;X&quot;;IF(VLOOKUP([.E764];suspect_foods;3;0) &lt;&gt;[.E764];VLOOKUP([.E76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9" calcext:value-type="date">
            <text:p>19/07/25</text:p>
          </table:table-cell>
          <table:table-cell table:style-name="ce5" office:value-type="string" calcext:value-type="string">
            <text:p>20:08</text:p>
          </table:table-cell>
          <table:table-cell table:style-name="ce8" table:formula="of:=IF(ISERROR(IF(VLOOKUP([.E765];suspect_foods;3;0)&lt;&gt;[.E765];&quot;X&quot;;&quot;&quot;));&quot;&quot;;IF(VLOOKUP([.E765];suspect_foods;3;0)&lt;&gt;[.E76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Oven Chips</text:p>
          </table:table-cell>
          <table:table-cell table:style-name="ce11" table:formula="of:=IF([.C765]=&quot;X&quot;;IF(VLOOKUP([.E765];suspect_foods;3;0) &lt;&gt;[.E765];VLOOKUP([.E76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9" calcext:value-type="date">
            <text:p>19/07/25</text:p>
          </table:table-cell>
          <table:table-cell table:style-name="ce5" office:value-type="string" calcext:value-type="string">
            <text:p>20:08</text:p>
          </table:table-cell>
          <table:table-cell table:style-name="ce8" table:formula="of:=IF(ISERROR(IF(VLOOKUP([.E766];suspect_foods;3;0)&lt;&gt;[.E766];&quot;X&quot;;&quot;&quot;));&quot;&quot;;IF(VLOOKUP([.E766];suspect_foods;3;0)&lt;&gt;[.E76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 Spice Mix</text:p>
          </table:table-cell>
          <table:table-cell table:style-name="ce11" table:formula="of:=IF([.C766]=&quot;X&quot;;IF(VLOOKUP([.E766];suspect_foods;3;0) &lt;&gt;[.E766];VLOOKUP([.E76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9" calcext:value-type="date">
            <text:p>19/07/25</text:p>
          </table:table-cell>
          <table:table-cell table:style-name="ce5" office:value-type="string" calcext:value-type="string">
            <text:p>20:30</text:p>
          </table:table-cell>
          <table:table-cell table:style-name="ce8" table:formula="of:=IF(ISERROR(IF(VLOOKUP([.E767];suspect_foods;3;0)&lt;&gt;[.E767];&quot;X&quot;;&quot;&quot;));&quot;&quot;;IF(VLOOKUP([.E767];suspect_foods;3;0)&lt;&gt;[.E76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pple</text:p>
          </table:table-cell>
          <table:table-cell table:style-name="ce11" table:formula="of:=IF([.C767]=&quot;X&quot;;IF(VLOOKUP([.E767];suspect_foods;3;0) &lt;&gt;[.E767];VLOOKUP([.E76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19" calcext:value-type="date">
            <text:p>19/07/25</text:p>
          </table:table-cell>
          <table:table-cell table:style-name="ce5" office:value-type="string" calcext:value-type="string">
            <text:p>20:30</text:p>
          </table:table-cell>
          <table:table-cell table:style-name="ce8" table:formula="of:=IF(ISERROR(IF(VLOOKUP([.E768];suspect_foods;3;0)&lt;&gt;[.E768];&quot;X&quot;;&quot;&quot;));&quot;&quot;;IF(VLOOKUP([.E768];suspect_foods;3;0)&lt;&gt;[.E76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trawberries</text:p>
          </table:table-cell>
          <table:table-cell table:style-name="ce11" table:formula="of:=IF([.C768]=&quot;X&quot;;IF(VLOOKUP([.E768];suspect_foods;3;0) &lt;&gt;[.E768];VLOOKUP([.E76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0" calcext:value-type="date">
            <text:p>20/07/25</text:p>
          </table:table-cell>
          <table:table-cell table:style-name="ce5" office:value-type="string" calcext:value-type="string">
            <text:p>11:20</text:p>
          </table:table-cell>
          <table:table-cell table:style-name="ce8" table:formula="of:=IF(ISERROR(IF(VLOOKUP([.E769];suspect_foods;3;0)&lt;&gt;[.E769];&quot;X&quot;;&quot;&quot;));&quot;&quot;;IF(VLOOKUP([.E769];suspect_foods;3;0)&lt;&gt;[.E76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Bacon (Newlyns)</text:p>
          </table:table-cell>
          <table:table-cell table:style-name="ce11" table:formula="of:=IF([.C769]=&quot;X&quot;;IF(VLOOKUP([.E769];suspect_foods;3;0) &lt;&gt;[.E769];VLOOKUP([.E76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0" calcext:value-type="date">
            <text:p>20/07/25</text:p>
          </table:table-cell>
          <table:table-cell table:style-name="ce5" office:value-type="string" calcext:value-type="string">
            <text:p>11:20</text:p>
          </table:table-cell>
          <table:table-cell table:style-name="ce8" table:formula="of:=IF(ISERROR(IF(VLOOKUP([.E770];suspect_foods;3;0)&lt;&gt;[.E770];&quot;X&quot;;&quot;&quot;));&quot;&quot;;IF(VLOOKUP([.E770];suspect_foods;3;0)&lt;&gt;[.E770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Hash Brown (Newlyns)</text:p>
          </table:table-cell>
          <table:table-cell table:style-name="ce11" table:formula="of:=IF([.C770]=&quot;X&quot;;IF(VLOOKUP([.E770];suspect_foods;3;0) &lt;&gt;[.E770];VLOOKUP([.E770];suspect_foods;3;0);&quot;&quot;);&quot;&quot;)" office:value-type="string" office:string-value="SUSPECT – Hash Brown (Newlyns)" calcext:value-type="string">
            <text:p>SUSPECT – Hash Brown (Newlyns)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0" calcext:value-type="date">
            <text:p>20/07/25</text:p>
          </table:table-cell>
          <table:table-cell table:style-name="ce5" office:value-type="string" calcext:value-type="string">
            <text:p>11:20</text:p>
          </table:table-cell>
          <table:table-cell table:style-name="ce8" table:formula="of:=IF(ISERROR(IF(VLOOKUP([.E771];suspect_foods;3;0)&lt;&gt;[.E771];&quot;X&quot;;&quot;&quot;));&quot;&quot;;IF(VLOOKUP([.E771];suspect_foods;3;0)&lt;&gt;[.E771];&quot;X&quot;;&quot;&quot;))" office:value-type="string" office:string-value="X" calcext:value-type="string">
            <text:p>X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oy Latte (Newlyns)</text:p>
          </table:table-cell>
          <table:table-cell table:style-name="ce11" table:formula="of:=IF([.C771]=&quot;X&quot;;IF(VLOOKUP([.E771];suspect_foods;3;0) &lt;&gt;[.E771];VLOOKUP([.E771];suspect_foods;3;0);&quot;&quot;);&quot;&quot;)" office:value-type="string" office:string-value="SUSPECT - Soy Latte (Newlyns)" calcext:value-type="string">
            <text:p>SUSPECT - Soy Latte (Newlyns)</text:p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0" calcext:value-type="date">
            <text:p>20/07/25</text:p>
          </table:table-cell>
          <table:table-cell table:style-name="ce5" office:value-type="string" calcext:value-type="string">
            <text:p>11:20</text:p>
          </table:table-cell>
          <table:table-cell table:style-name="ce8" table:formula="of:=IF(ISERROR(IF(VLOOKUP([.E772];suspect_foods;3;0)&lt;&gt;[.E772];&quot;X&quot;;&quot;&quot;));&quot;&quot;;IF(VLOOKUP([.E772];suspect_foods;3;0)&lt;&gt;[.E77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Fried Egg (Newlyns)</text:p>
          </table:table-cell>
          <table:table-cell table:style-name="ce11" table:formula="of:=IF([.C772]=&quot;X&quot;;IF(VLOOKUP([.E772];suspect_foods;3;0) &lt;&gt;[.E772];VLOOKUP([.E77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0" calcext:value-type="date">
            <text:p>20/07/25</text:p>
          </table:table-cell>
          <table:table-cell table:style-name="ce5" office:value-type="string" calcext:value-type="string">
            <text:p>11:56</text:p>
          </table:table-cell>
          <table:table-cell table:style-name="ce8" table:formula="of:=IF(ISERROR(IF(VLOOKUP([.E773];suspect_foods;3;0)&lt;&gt;[.E773];&quot;X&quot;;&quot;&quot;));&quot;&quot;;IF(VLOOKUP([.E773];suspect_foods;3;0)&lt;&gt;[.E77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Bacon</text:p>
          </table:table-cell>
          <table:table-cell table:style-name="ce11" table:formula="of:=IF([.C773]=&quot;X&quot;;IF(VLOOKUP([.E773];suspect_foods;3;0) &lt;&gt;[.E773];VLOOKUP([.E77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0" calcext:value-type="date">
            <text:p>20/07/25</text:p>
          </table:table-cell>
          <table:table-cell table:style-name="ce5" office:value-type="string" calcext:value-type="string">
            <text:p>11:56</text:p>
          </table:table-cell>
          <table:table-cell table:style-name="ce8" table:formula="of:=IF(ISERROR(IF(VLOOKUP([.E774];suspect_foods;3;0)&lt;&gt;[.E774];&quot;X&quot;;&quot;&quot;));&quot;&quot;;IF(VLOOKUP([.E774];suspect_foods;3;0)&lt;&gt;[.E77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Hash Brown</text:p>
          </table:table-cell>
          <table:table-cell table:style-name="ce11" table:formula="of:=IF([.C774]=&quot;X&quot;;IF(VLOOKUP([.E774];suspect_foods;3;0) &lt;&gt;[.E774];VLOOKUP([.E77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0" calcext:value-type="date">
            <text:p>20/07/25</text:p>
          </table:table-cell>
          <table:table-cell table:style-name="ce5" office:value-type="string" calcext:value-type="string">
            <text:p>11:56</text:p>
          </table:table-cell>
          <table:table-cell table:style-name="ce8" table:formula="of:=IF(ISERROR(IF(VLOOKUP([.E775];suspect_foods;3;0)&lt;&gt;[.E775];&quot;X&quot;;&quot;&quot;));&quot;&quot;;IF(VLOOKUP([.E775];suspect_foods;3;0)&lt;&gt;[.E77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Eggs</text:p>
          </table:table-cell>
          <table:table-cell table:style-name="ce11" table:formula="of:=IF([.C775]=&quot;X&quot;;IF(VLOOKUP([.E775];suspect_foods;3;0) &lt;&gt;[.E775];VLOOKUP([.E77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0" calcext:value-type="date">
            <text:p>20/07/25</text:p>
          </table:table-cell>
          <table:table-cell table:style-name="ce5" office:value-type="string" calcext:value-type="string">
            <text:p>19:56</text:p>
          </table:table-cell>
          <table:table-cell table:style-name="ce8" table:formula="of:=IF(ISERROR(IF(VLOOKUP([.E776];suspect_foods;3;0)&lt;&gt;[.E776];&quot;X&quot;;&quot;&quot;));&quot;&quot;;IF(VLOOKUP([.E776];suspect_foods;3;0)&lt;&gt;[.E77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776]=&quot;X&quot;;IF(VLOOKUP([.E776];suspect_foods;3;0) &lt;&gt;[.E776];VLOOKUP([.E77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0" calcext:value-type="date">
            <text:p>20/07/25</text:p>
          </table:table-cell>
          <table:table-cell table:style-name="ce5" office:value-type="string" calcext:value-type="string">
            <text:p>19:57</text:p>
          </table:table-cell>
          <table:table-cell table:style-name="ce8" table:formula="of:=IF(ISERROR(IF(VLOOKUP([.E777];suspect_foods;3;0)&lt;&gt;[.E777];&quot;X&quot;;&quot;&quot;));&quot;&quot;;IF(VLOOKUP([.E777];suspect_foods;3;0)&lt;&gt;[.E77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 Spice Mix</text:p>
          </table:table-cell>
          <table:table-cell table:style-name="ce11" table:formula="of:=IF([.C777]=&quot;X&quot;;IF(VLOOKUP([.E777];suspect_foods;3;0) &lt;&gt;[.E777];VLOOKUP([.E77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0" calcext:value-type="date">
            <text:p>20/07/25</text:p>
          </table:table-cell>
          <table:table-cell table:style-name="ce5" office:value-type="string" calcext:value-type="string">
            <text:p>19:57</text:p>
          </table:table-cell>
          <table:table-cell table:style-name="ce8" table:formula="of:=IF(ISERROR(IF(VLOOKUP([.E778];suspect_foods;3;0)&lt;&gt;[.E778];&quot;X&quot;;&quot;&quot;));&quot;&quot;;IF(VLOOKUP([.E778];suspect_foods;3;0)&lt;&gt;[.E77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778]=&quot;X&quot;;IF(VLOOKUP([.E778];suspect_foods;3;0) &lt;&gt;[.E778];VLOOKUP([.E77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0" calcext:value-type="date">
            <text:p>20/07/25</text:p>
          </table:table-cell>
          <table:table-cell table:style-name="ce5" office:value-type="string" calcext:value-type="string">
            <text:p>19:57</text:p>
          </table:table-cell>
          <table:table-cell table:style-name="ce8" table:formula="of:=IF(ISERROR(IF(VLOOKUP([.E779];suspect_foods;3;0)&lt;&gt;[.E779];&quot;X&quot;;&quot;&quot;));&quot;&quot;;IF(VLOOKUP([.E779];suspect_foods;3;0)&lt;&gt;[.E77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779]=&quot;X&quot;;IF(VLOOKUP([.E779];suspect_foods;3;0) &lt;&gt;[.E779];VLOOKUP([.E77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0" calcext:value-type="date">
            <text:p>20/07/25</text:p>
          </table:table-cell>
          <table:table-cell table:style-name="ce5" office:value-type="string" calcext:value-type="string">
            <text:p>19:57</text:p>
          </table:table-cell>
          <table:table-cell table:style-name="ce8" table:formula="of:=IF(ISERROR(IF(VLOOKUP([.E780];suspect_foods;3;0)&lt;&gt;[.E780];&quot;X&quot;;&quot;&quot;));&quot;&quot;;IF(VLOOKUP([.E780];suspect_foods;3;0)&lt;&gt;[.E78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rrot</text:p>
          </table:table-cell>
          <table:table-cell table:style-name="ce11" table:formula="of:=IF([.C780]=&quot;X&quot;;IF(VLOOKUP([.E780];suspect_foods;3;0) &lt;&gt;[.E780];VLOOKUP([.E78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0" calcext:value-type="date">
            <text:p>20/07/25</text:p>
          </table:table-cell>
          <table:table-cell table:style-name="ce5" office:value-type="string" calcext:value-type="string">
            <text:p>19:58</text:p>
          </table:table-cell>
          <table:table-cell table:style-name="ce8" table:formula="of:=IF(ISERROR(IF(VLOOKUP([.E781];suspect_foods;3;0)&lt;&gt;[.E781];&quot;X&quot;;&quot;&quot;));&quot;&quot;;IF(VLOOKUP([.E781];suspect_foods;3;0)&lt;&gt;[.E78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781]=&quot;X&quot;;IF(VLOOKUP([.E781];suspect_foods;3;0) &lt;&gt;[.E781];VLOOKUP([.E78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0" calcext:value-type="date">
            <text:p>20/07/25</text:p>
          </table:table-cell>
          <table:table-cell table:style-name="ce5" office:value-type="string" calcext:value-type="string">
            <text:p>20:35</text:p>
          </table:table-cell>
          <table:table-cell table:style-name="ce8" table:formula="of:=IF(ISERROR(IF(VLOOKUP([.E782];suspect_foods;3;0)&lt;&gt;[.E782];&quot;X&quot;;&quot;&quot;));&quot;&quot;;IF(VLOOKUP([.E782];suspect_foods;3;0)&lt;&gt;[.E78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trawberries</text:p>
          </table:table-cell>
          <table:table-cell table:style-name="ce11" table:formula="of:=IF([.C782]=&quot;X&quot;;IF(VLOOKUP([.E782];suspect_foods;3;0) &lt;&gt;[.E782];VLOOKUP([.E78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0" calcext:value-type="date">
            <text:p>20/07/25</text:p>
          </table:table-cell>
          <table:table-cell table:style-name="ce5" office:value-type="string" calcext:value-type="string">
            <text:p>20:35</text:p>
          </table:table-cell>
          <table:table-cell table:style-name="ce8" table:formula="of:=IF(ISERROR(IF(VLOOKUP([.E783];suspect_foods;3;0)&lt;&gt;[.E783];&quot;X&quot;;&quot;&quot;));&quot;&quot;;IF(VLOOKUP([.E783];suspect_foods;3;0)&lt;&gt;[.E78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pple</text:p>
          </table:table-cell>
          <table:table-cell table:style-name="ce11" table:formula="of:=IF([.C783]=&quot;X&quot;;IF(VLOOKUP([.E783];suspect_foods;3;0) &lt;&gt;[.E783];VLOOKUP([.E78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1" calcext:value-type="date">
            <text:p>21/07/25</text:p>
          </table:table-cell>
          <table:table-cell table:style-name="ce5" office:value-type="string" calcext:value-type="string">
            <text:p>07:30</text:p>
          </table:table-cell>
          <table:table-cell table:style-name="ce8" table:formula="of:=IF(ISERROR(IF(VLOOKUP([.E784];suspect_foods;3;0)&lt;&gt;[.E784];&quot;X&quot;;&quot;&quot;));&quot;&quot;;IF(VLOOKUP([.E784];suspect_foods;3;0)&lt;&gt;[.E784];&quot;X&quot;;&quot;&quot;))">
            <text:p/>
          </table:table-cell>
          <table:table-cell table:style-name="ce5" office:value-type="string" calcext:value-type="string">
            <text:p>HEADACHE</text:p>
          </table:table-cell>
          <table:table-cell table:style-name="ce5" office:value-type="string" calcext:value-type="string">
            <text:p>Severity</text:p>
          </table:table-cell>
          <table:table-cell table:style-name="ce11" table:formula="of:=IF([.C784]=&quot;X&quot;;IF(VLOOKUP([.E784];suspect_foods;3;0) &lt;&gt;[.E784];VLOOKUP([.E78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1" calcext:value-type="date">
            <text:p>21/07/25</text:p>
          </table:table-cell>
          <table:table-cell table:style-name="ce5" office:value-type="string" calcext:value-type="string">
            <text:p>08:17</text:p>
          </table:table-cell>
          <table:table-cell table:style-name="ce8" table:formula="of:=IF(ISERROR(IF(VLOOKUP([.E785];suspect_foods;3;0)&lt;&gt;[.E785];&quot;X&quot;;&quot;&quot;));&quot;&quot;;IF(VLOOKUP([.E785];suspect_foods;3;0)&lt;&gt;[.E78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785]=&quot;X&quot;;IF(VLOOKUP([.E785];suspect_foods;3;0) &lt;&gt;[.E785];VLOOKUP([.E78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1" calcext:value-type="date">
            <text:p>21/07/25</text:p>
          </table:table-cell>
          <table:table-cell table:style-name="ce5" office:value-type="string" calcext:value-type="string">
            <text:p>08:17</text:p>
          </table:table-cell>
          <table:table-cell table:style-name="ce8" table:formula="of:=IF(ISERROR(IF(VLOOKUP([.E786];suspect_foods;3;0)&lt;&gt;[.E786];&quot;X&quot;;&quot;&quot;));&quot;&quot;;IF(VLOOKUP([.E786];suspect_foods;3;0)&lt;&gt;[.E78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786]=&quot;X&quot;;IF(VLOOKUP([.E786];suspect_foods;3;0) &lt;&gt;[.E786];VLOOKUP([.E78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1" calcext:value-type="date">
            <text:p>21/07/25</text:p>
          </table:table-cell>
          <table:table-cell table:style-name="ce5" office:value-type="string" calcext:value-type="string">
            <text:p>08:17</text:p>
          </table:table-cell>
          <table:table-cell table:style-name="ce8" table:formula="of:=IF(ISERROR(IF(VLOOKUP([.E787];suspect_foods;3;0)&lt;&gt;[.E787];&quot;X&quot;;&quot;&quot;));&quot;&quot;;IF(VLOOKUP([.E787];suspect_foods;3;0)&lt;&gt;[.E78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787]=&quot;X&quot;;IF(VLOOKUP([.E787];suspect_foods;3;0) &lt;&gt;[.E787];VLOOKUP([.E78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1" calcext:value-type="date">
            <text:p>21/07/25</text:p>
          </table:table-cell>
          <table:table-cell table:style-name="ce5" office:value-type="string" calcext:value-type="string">
            <text:p>08:17</text:p>
          </table:table-cell>
          <table:table-cell table:style-name="ce8" table:formula="of:=IF(ISERROR(IF(VLOOKUP([.E788];suspect_foods;3;0)&lt;&gt;[.E788];&quot;X&quot;;&quot;&quot;));&quot;&quot;;IF(VLOOKUP([.E788];suspect_foods;3;0)&lt;&gt;[.E78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788]=&quot;X&quot;;IF(VLOOKUP([.E788];suspect_foods;3;0) &lt;&gt;[.E788];VLOOKUP([.E78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1" calcext:value-type="date">
            <text:p>21/07/25</text:p>
          </table:table-cell>
          <table:table-cell table:style-name="ce5" office:value-type="string" calcext:value-type="string">
            <text:p>13:22</text:p>
          </table:table-cell>
          <table:table-cell table:style-name="ce8" table:formula="of:=IF(ISERROR(IF(VLOOKUP([.E789];suspect_foods;3;0)&lt;&gt;[.E789];&quot;X&quot;;&quot;&quot;));&quot;&quot;;IF(VLOOKUP([.E789];suspect_foods;3;0)&lt;&gt;[.E78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Sourdough Bread Sliced</text:p>
          </table:table-cell>
          <table:table-cell table:style-name="ce11" table:formula="of:=IF([.C789]=&quot;X&quot;;IF(VLOOKUP([.E789];suspect_foods;3;0) &lt;&gt;[.E789];VLOOKUP([.E78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1" calcext:value-type="date">
            <text:p>21/07/25</text:p>
          </table:table-cell>
          <table:table-cell table:style-name="ce5" office:value-type="string" calcext:value-type="string">
            <text:p>13:23</text:p>
          </table:table-cell>
          <table:table-cell table:style-name="ce8" table:formula="of:=IF(ISERROR(IF(VLOOKUP([.E790];suspect_foods;3;0)&lt;&gt;[.E790];&quot;X&quot;;&quot;&quot;));&quot;&quot;;IF(VLOOKUP([.E790];suspect_foods;3;0)&lt;&gt;[.E79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Bacon</text:p>
          </table:table-cell>
          <table:table-cell table:style-name="ce11" table:formula="of:=IF([.C790]=&quot;X&quot;;IF(VLOOKUP([.E790];suspect_foods;3;0) &lt;&gt;[.E790];VLOOKUP([.E79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1" calcext:value-type="date">
            <text:p>21/07/25</text:p>
          </table:table-cell>
          <table:table-cell table:style-name="ce5" office:value-type="string" calcext:value-type="string">
            <text:p>19:33</text:p>
          </table:table-cell>
          <table:table-cell table:style-name="ce8" table:formula="of:=IF(ISERROR(IF(VLOOKUP([.E791];suspect_foods;3;0)&lt;&gt;[.E791];&quot;X&quot;;&quot;&quot;));&quot;&quot;;IF(VLOOKUP([.E791];suspect_foods;3;0)&lt;&gt;[.E79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mash Burger</text:p>
          </table:table-cell>
          <table:table-cell table:style-name="ce11" table:formula="of:=IF([.C791]=&quot;X&quot;;IF(VLOOKUP([.E791];suspect_foods;3;0) &lt;&gt;[.E791];VLOOKUP([.E79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1" calcext:value-type="date">
            <text:p>21/07/25</text:p>
          </table:table-cell>
          <table:table-cell table:style-name="ce5" office:value-type="string" calcext:value-type="string">
            <text:p>19:33</text:p>
          </table:table-cell>
          <table:table-cell table:style-name="ce8" table:formula="of:=IF(ISERROR(IF(VLOOKUP([.E792];suspect_foods;3;0)&lt;&gt;[.E792];&quot;X&quot;;&quot;&quot;));&quot;&quot;;IF(VLOOKUP([.E792];suspect_foods;3;0)&lt;&gt;[.E79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White Muffin Roll</text:p>
          </table:table-cell>
          <table:table-cell table:style-name="ce11" table:formula="of:=IF([.C792]=&quot;X&quot;;IF(VLOOKUP([.E792];suspect_foods;3;0) &lt;&gt;[.E792];VLOOKUP([.E79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1" calcext:value-type="date">
            <text:p>21/07/25</text:p>
          </table:table-cell>
          <table:table-cell table:style-name="ce5" office:value-type="string" calcext:value-type="string">
            <text:p>19:33</text:p>
          </table:table-cell>
          <table:table-cell table:style-name="ce8" table:formula="of:=IF(ISERROR(IF(VLOOKUP([.E793];suspect_foods;3;0)&lt;&gt;[.E793];&quot;X&quot;;&quot;&quot;));&quot;&quot;;IF(VLOOKUP([.E793];suspect_foods;3;0)&lt;&gt;[.E79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793]=&quot;X&quot;;IF(VLOOKUP([.E793];suspect_foods;3;0) &lt;&gt;[.E793];VLOOKUP([.E79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1" calcext:value-type="date">
            <text:p>21/07/25</text:p>
          </table:table-cell>
          <table:table-cell table:style-name="ce5" office:value-type="string" calcext:value-type="string">
            <text:p>19:33</text:p>
          </table:table-cell>
          <table:table-cell table:style-name="ce8" table:formula="of:=IF(ISERROR(IF(VLOOKUP([.E794];suspect_foods;3;0)&lt;&gt;[.E794];&quot;X&quot;;&quot;&quot;));&quot;&quot;;IF(VLOOKUP([.E794];suspect_foods;3;0)&lt;&gt;[.E79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794]=&quot;X&quot;;IF(VLOOKUP([.E794];suspect_foods;3;0) &lt;&gt;[.E794];VLOOKUP([.E79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1" calcext:value-type="date">
            <text:p>21/07/25</text:p>
          </table:table-cell>
          <table:table-cell table:style-name="ce5" office:value-type="string" calcext:value-type="string">
            <text:p>19:33</text:p>
          </table:table-cell>
          <table:table-cell table:style-name="ce8" table:formula="of:=IF(ISERROR(IF(VLOOKUP([.E795];suspect_foods;3;0)&lt;&gt;[.E795];&quot;X&quot;;&quot;&quot;));&quot;&quot;;IF(VLOOKUP([.E795];suspect_foods;3;0)&lt;&gt;[.E79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795]=&quot;X&quot;;IF(VLOOKUP([.E795];suspect_foods;3;0) &lt;&gt;[.E795];VLOOKUP([.E79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1" calcext:value-type="date">
            <text:p>21/07/25</text:p>
          </table:table-cell>
          <table:table-cell table:style-name="ce5" office:value-type="string" calcext:value-type="string">
            <text:p>19:33</text:p>
          </table:table-cell>
          <table:table-cell table:style-name="ce8" table:formula="of:=IF(ISERROR(IF(VLOOKUP([.E796];suspect_foods;3;0)&lt;&gt;[.E796];&quot;X&quot;;&quot;&quot;));&quot;&quot;;IF(VLOOKUP([.E796];suspect_foods;3;0)&lt;&gt;[.E79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rrot</text:p>
          </table:table-cell>
          <table:table-cell table:style-name="ce11" table:formula="of:=IF([.C796]=&quot;X&quot;;IF(VLOOKUP([.E796];suspect_foods;3;0) &lt;&gt;[.E796];VLOOKUP([.E79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1" calcext:value-type="date">
            <text:p>21/07/25</text:p>
          </table:table-cell>
          <table:table-cell table:style-name="ce5" office:value-type="string" calcext:value-type="string">
            <text:p>19:34</text:p>
          </table:table-cell>
          <table:table-cell table:style-name="ce8" table:formula="of:=IF(ISERROR(IF(VLOOKUP([.E797];suspect_foods;3;0)&lt;&gt;[.E797];&quot;X&quot;;&quot;&quot;));&quot;&quot;;IF(VLOOKUP([.E797];suspect_foods;3;0)&lt;&gt;[.E79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Oven Chips</text:p>
          </table:table-cell>
          <table:table-cell table:style-name="ce11" table:formula="of:=IF([.C797]=&quot;X&quot;;IF(VLOOKUP([.E797];suspect_foods;3;0) &lt;&gt;[.E797];VLOOKUP([.E79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1" calcext:value-type="date">
            <text:p>21/07/25</text:p>
          </table:table-cell>
          <table:table-cell table:style-name="ce5" office:value-type="string" calcext:value-type="string">
            <text:p>19:36</text:p>
          </table:table-cell>
          <table:table-cell table:style-name="ce8" table:formula="of:=IF(ISERROR(IF(VLOOKUP([.E798];suspect_foods;3;0)&lt;&gt;[.E798];&quot;X&quot;;&quot;&quot;));&quot;&quot;;IF(VLOOKUP([.E798];suspect_foods;3;0)&lt;&gt;[.E79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weetcorn Relish</text:p>
          </table:table-cell>
          <table:table-cell table:style-name="ce11" table:formula="of:=IF([.C798]=&quot;X&quot;;IF(VLOOKUP([.E798];suspect_foods;3;0) &lt;&gt;[.E798];VLOOKUP([.E79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1" calcext:value-type="date">
            <text:p>21/07/25</text:p>
          </table:table-cell>
          <table:table-cell table:style-name="ce5" office:value-type="string" calcext:value-type="string">
            <text:p>19:36</text:p>
          </table:table-cell>
          <table:table-cell table:style-name="ce8" table:formula="of:=IF(ISERROR(IF(VLOOKUP([.E799];suspect_foods;3;0)&lt;&gt;[.E799];&quot;X&quot;;&quot;&quot;));&quot;&quot;;IF(VLOOKUP([.E799];suspect_foods;3;0)&lt;&gt;[.E79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pple</text:p>
          </table:table-cell>
          <table:table-cell table:style-name="ce11" table:formula="of:=IF([.C799]=&quot;X&quot;;IF(VLOOKUP([.E799];suspect_foods;3;0) &lt;&gt;[.E799];VLOOKUP([.E79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1" calcext:value-type="date">
            <text:p>21/07/25</text:p>
          </table:table-cell>
          <table:table-cell table:style-name="ce5" office:value-type="string" calcext:value-type="string">
            <text:p>19:36</text:p>
          </table:table-cell>
          <table:table-cell table:style-name="ce8" table:formula="of:=IF(ISERROR(IF(VLOOKUP([.E800];suspect_foods;3;0)&lt;&gt;[.E800];&quot;X&quot;;&quot;&quot;));&quot;&quot;;IF(VLOOKUP([.E800];suspect_foods;3;0)&lt;&gt;[.E80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trawberries</text:p>
          </table:table-cell>
          <table:table-cell table:style-name="ce11" table:formula="of:=IF([.C800]=&quot;X&quot;;IF(VLOOKUP([.E800];suspect_foods;3;0) &lt;&gt;[.E800];VLOOKUP([.E80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2" calcext:value-type="date">
            <text:p>22/07/25</text:p>
          </table:table-cell>
          <table:table-cell table:style-name="ce5" office:value-type="string" calcext:value-type="string">
            <text:p>10:15</text:p>
          </table:table-cell>
          <table:table-cell table:style-name="ce8" table:formula="of:=IF(ISERROR(IF(VLOOKUP([.E801];suspect_foods;3;0)&lt;&gt;[.E801];&quot;X&quot;;&quot;&quot;));&quot;&quot;;IF(VLOOKUP([.E801];suspect_foods;3;0)&lt;&gt;[.E80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801]=&quot;X&quot;;IF(VLOOKUP([.E801];suspect_foods;3;0) &lt;&gt;[.E801];VLOOKUP([.E80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2" calcext:value-type="date">
            <text:p>22/07/25</text:p>
          </table:table-cell>
          <table:table-cell table:style-name="ce5" office:value-type="string" calcext:value-type="string">
            <text:p>10:15</text:p>
          </table:table-cell>
          <table:table-cell table:style-name="ce8" table:formula="of:=IF(ISERROR(IF(VLOOKUP([.E802];suspect_foods;3;0)&lt;&gt;[.E802];&quot;X&quot;;&quot;&quot;));&quot;&quot;;IF(VLOOKUP([.E802];suspect_foods;3;0)&lt;&gt;[.E80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802]=&quot;X&quot;;IF(VLOOKUP([.E802];suspect_foods;3;0) &lt;&gt;[.E802];VLOOKUP([.E80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2" calcext:value-type="date">
            <text:p>22/07/25</text:p>
          </table:table-cell>
          <table:table-cell table:style-name="ce5" office:value-type="string" calcext:value-type="string">
            <text:p>10:15</text:p>
          </table:table-cell>
          <table:table-cell table:style-name="ce8" table:formula="of:=IF(ISERROR(IF(VLOOKUP([.E803];suspect_foods;3;0)&lt;&gt;[.E803];&quot;X&quot;;&quot;&quot;));&quot;&quot;;IF(VLOOKUP([.E803];suspect_foods;3;0)&lt;&gt;[.E80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803]=&quot;X&quot;;IF(VLOOKUP([.E803];suspect_foods;3;0) &lt;&gt;[.E803];VLOOKUP([.E80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2" calcext:value-type="date">
            <text:p>22/07/25</text:p>
          </table:table-cell>
          <table:table-cell table:style-name="ce5" office:value-type="string" calcext:value-type="string">
            <text:p>10:15</text:p>
          </table:table-cell>
          <table:table-cell table:style-name="ce8" table:formula="of:=IF(ISERROR(IF(VLOOKUP([.E804];suspect_foods;3;0)&lt;&gt;[.E804];&quot;X&quot;;&quot;&quot;));&quot;&quot;;IF(VLOOKUP([.E804];suspect_foods;3;0)&lt;&gt;[.E80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804]=&quot;X&quot;;IF(VLOOKUP([.E804];suspect_foods;3;0) &lt;&gt;[.E804];VLOOKUP([.E80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2" calcext:value-type="date">
            <text:p>22/07/25</text:p>
          </table:table-cell>
          <table:table-cell table:style-name="ce5" office:value-type="string" calcext:value-type="string">
            <text:p>10:16</text:p>
          </table:table-cell>
          <table:table-cell table:style-name="ce8" table:formula="of:=IF(ISERROR(IF(VLOOKUP([.E805];suspect_foods;3;0)&lt;&gt;[.E805];&quot;X&quot;;&quot;&quot;));&quot;&quot;;IF(VLOOKUP([.E805];suspect_foods;3;0)&lt;&gt;[.E80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Custard Creams</text:p>
          </table:table-cell>
          <table:table-cell table:style-name="ce11" table:formula="of:=IF([.C805]=&quot;X&quot;;IF(VLOOKUP([.E805];suspect_foods;3;0) &lt;&gt;[.E805];VLOOKUP([.E80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2" calcext:value-type="date">
            <text:p>22/07/25</text:p>
          </table:table-cell>
          <table:table-cell table:style-name="ce5" office:value-type="string" calcext:value-type="string">
            <text:p>13:06</text:p>
          </table:table-cell>
          <table:table-cell table:style-name="ce8" table:formula="of:=IF(ISERROR(IF(VLOOKUP([.E806];suspect_foods;3;0)&lt;&gt;[.E806];&quot;X&quot;;&quot;&quot;));&quot;&quot;;IF(VLOOKUP([.E806];suspect_foods;3;0)&lt;&gt;[.E80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Sourdough Bread Sliced</text:p>
          </table:table-cell>
          <table:table-cell table:style-name="ce11" table:formula="of:=IF([.C806]=&quot;X&quot;;IF(VLOOKUP([.E806];suspect_foods;3;0) &lt;&gt;[.E806];VLOOKUP([.E80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2" calcext:value-type="date">
            <text:p>22/07/25</text:p>
          </table:table-cell>
          <table:table-cell table:style-name="ce5" office:value-type="string" calcext:value-type="string">
            <text:p>14:06</text:p>
          </table:table-cell>
          <table:table-cell table:style-name="ce8" table:formula="of:=IF(ISERROR(IF(VLOOKUP([.E807];suspect_foods;3;0)&lt;&gt;[.E807];&quot;X&quot;;&quot;&quot;));&quot;&quot;;IF(VLOOKUP([.E807];suspect_foods;3;0)&lt;&gt;[.E80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807]=&quot;X&quot;;IF(VLOOKUP([.E807];suspect_foods;3;0) &lt;&gt;[.E807];VLOOKUP([.E80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2" calcext:value-type="date">
            <text:p>22/07/25</text:p>
          </table:table-cell>
          <table:table-cell table:style-name="ce5" office:value-type="string" calcext:value-type="string">
            <text:p>14:06</text:p>
          </table:table-cell>
          <table:table-cell table:style-name="ce8" table:formula="of:=IF(ISERROR(IF(VLOOKUP([.E808];suspect_foods;3;0)&lt;&gt;[.E808];&quot;X&quot;;&quot;&quot;));&quot;&quot;;IF(VLOOKUP([.E808];suspect_foods;3;0)&lt;&gt;[.E80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808]=&quot;X&quot;;IF(VLOOKUP([.E808];suspect_foods;3;0) &lt;&gt;[.E808];VLOOKUP([.E80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2" calcext:value-type="date">
            <text:p>22/07/25</text:p>
          </table:table-cell>
          <table:table-cell table:style-name="ce5" office:value-type="string" calcext:value-type="string">
            <text:p>14:06</text:p>
          </table:table-cell>
          <table:table-cell table:style-name="ce8" table:formula="of:=IF(ISERROR(IF(VLOOKUP([.E809];suspect_foods;3;0)&lt;&gt;[.E809];&quot;X&quot;;&quot;&quot;));&quot;&quot;;IF(VLOOKUP([.E809];suspect_foods;3;0)&lt;&gt;[.E80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809]=&quot;X&quot;;IF(VLOOKUP([.E809];suspect_foods;3;0) &lt;&gt;[.E809];VLOOKUP([.E80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2" calcext:value-type="date">
            <text:p>22/07/25</text:p>
          </table:table-cell>
          <table:table-cell table:style-name="ce5" office:value-type="string" calcext:value-type="string">
            <text:p>14:06</text:p>
          </table:table-cell>
          <table:table-cell table:style-name="ce8" table:formula="of:=IF(ISERROR(IF(VLOOKUP([.E810];suspect_foods;3;0)&lt;&gt;[.E810];&quot;X&quot;;&quot;&quot;));&quot;&quot;;IF(VLOOKUP([.E810];suspect_foods;3;0)&lt;&gt;[.E81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810]=&quot;X&quot;;IF(VLOOKUP([.E810];suspect_foods;3;0) &lt;&gt;[.E810];VLOOKUP([.E81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2" calcext:value-type="date">
            <text:p>22/07/25</text:p>
          </table:table-cell>
          <table:table-cell table:style-name="ce5" office:value-type="string" calcext:value-type="string">
            <text:p>14:06</text:p>
          </table:table-cell>
          <table:table-cell table:style-name="ce8" table:formula="of:=IF(ISERROR(IF(VLOOKUP([.E811];suspect_foods;3;0)&lt;&gt;[.E811];&quot;X&quot;;&quot;&quot;));&quot;&quot;;IF(VLOOKUP([.E811];suspect_foods;3;0)&lt;&gt;[.E81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rrot</text:p>
          </table:table-cell>
          <table:table-cell table:style-name="ce11" table:formula="of:=IF([.C811]=&quot;X&quot;;IF(VLOOKUP([.E811];suspect_foods;3;0) &lt;&gt;[.E811];VLOOKUP([.E81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2" calcext:value-type="date">
            <text:p>22/07/25</text:p>
          </table:table-cell>
          <table:table-cell table:style-name="ce5" office:value-type="string" calcext:value-type="string">
            <text:p>20:05</text:p>
          </table:table-cell>
          <table:table-cell table:style-name="ce8" table:formula="of:=IF(ISERROR(IF(VLOOKUP([.E812];suspect_foods;3;0)&lt;&gt;[.E812];&quot;X&quot;;&quot;&quot;));&quot;&quot;;IF(VLOOKUP([.E812];suspect_foods;3;0)&lt;&gt;[.E81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812]=&quot;X&quot;;IF(VLOOKUP([.E812];suspect_foods;3;0) &lt;&gt;[.E812];VLOOKUP([.E81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2" calcext:value-type="date">
            <text:p>22/07/25</text:p>
          </table:table-cell>
          <table:table-cell table:style-name="ce5" office:value-type="string" calcext:value-type="string">
            <text:p>20:05</text:p>
          </table:table-cell>
          <table:table-cell table:style-name="ce8" table:formula="of:=IF(ISERROR(IF(VLOOKUP([.E813];suspect_foods;3;0)&lt;&gt;[.E813];&quot;X&quot;;&quot;&quot;));&quot;&quot;;IF(VLOOKUP([.E813];suspect_foods;3;0)&lt;&gt;[.E81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813]=&quot;X&quot;;IF(VLOOKUP([.E813];suspect_foods;3;0) &lt;&gt;[.E813];VLOOKUP([.E81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2" calcext:value-type="date">
            <text:p>22/07/25</text:p>
          </table:table-cell>
          <table:table-cell table:style-name="ce5" office:value-type="string" calcext:value-type="string">
            <text:p>20:05</text:p>
          </table:table-cell>
          <table:table-cell table:style-name="ce8" table:formula="of:=IF(ISERROR(IF(VLOOKUP([.E814];suspect_foods;3;0)&lt;&gt;[.E814];&quot;X&quot;;&quot;&quot;));&quot;&quot;;IF(VLOOKUP([.E814];suspect_foods;3;0)&lt;&gt;[.E81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814]=&quot;X&quot;;IF(VLOOKUP([.E814];suspect_foods;3;0) &lt;&gt;[.E814];VLOOKUP([.E81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2" calcext:value-type="date">
            <text:p>22/07/25</text:p>
          </table:table-cell>
          <table:table-cell table:style-name="ce5" office:value-type="string" calcext:value-type="string">
            <text:p>20:05</text:p>
          </table:table-cell>
          <table:table-cell table:style-name="ce8" table:formula="of:=IF(ISERROR(IF(VLOOKUP([.E815];suspect_foods;3;0)&lt;&gt;[.E815];&quot;X&quot;;&quot;&quot;));&quot;&quot;;IF(VLOOKUP([.E815];suspect_foods;3;0)&lt;&gt;[.E81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815]=&quot;X&quot;;IF(VLOOKUP([.E815];suspect_foods;3;0) &lt;&gt;[.E815];VLOOKUP([.E81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2" calcext:value-type="date">
            <text:p>22/07/25</text:p>
          </table:table-cell>
          <table:table-cell table:style-name="ce5" office:value-type="string" calcext:value-type="string">
            <text:p>20:05</text:p>
          </table:table-cell>
          <table:table-cell table:style-name="ce8" table:formula="of:=IF(ISERROR(IF(VLOOKUP([.E816];suspect_foods;3;0)&lt;&gt;[.E816];&quot;X&quot;;&quot;&quot;));&quot;&quot;;IF(VLOOKUP([.E816];suspect_foods;3;0)&lt;&gt;[.E81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rrot</text:p>
          </table:table-cell>
          <table:table-cell table:style-name="ce11" table:formula="of:=IF([.C816]=&quot;X&quot;;IF(VLOOKUP([.E816];suspect_foods;3;0) &lt;&gt;[.E816];VLOOKUP([.E81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2" calcext:value-type="date">
            <text:p>22/07/25</text:p>
          </table:table-cell>
          <table:table-cell table:style-name="ce5" office:value-type="string" calcext:value-type="string">
            <text:p>20:05</text:p>
          </table:table-cell>
          <table:table-cell table:style-name="ce8" table:formula="of:=IF(ISERROR(IF(VLOOKUP([.E817];suspect_foods;3;0)&lt;&gt;[.E817];&quot;X&quot;;&quot;&quot;));&quot;&quot;;IF(VLOOKUP([.E817];suspect_foods;3;0)&lt;&gt;[.E81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Oven Chips</text:p>
          </table:table-cell>
          <table:table-cell table:style-name="ce11" table:formula="of:=IF([.C817]=&quot;X&quot;;IF(VLOOKUP([.E817];suspect_foods;3;0) &lt;&gt;[.E817];VLOOKUP([.E81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2" calcext:value-type="date">
            <text:p>22/07/25</text:p>
          </table:table-cell>
          <table:table-cell table:style-name="ce5" office:value-type="string" calcext:value-type="string">
            <text:p>20:05</text:p>
          </table:table-cell>
          <table:table-cell table:style-name="ce8" table:formula="of:=IF(ISERROR(IF(VLOOKUP([.E818];suspect_foods;3;0)&lt;&gt;[.E818];&quot;X&quot;;&quot;&quot;));&quot;&quot;;IF(VLOOKUP([.E818];suspect_foods;3;0)&lt;&gt;[.E81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pple</text:p>
          </table:table-cell>
          <table:table-cell table:style-name="ce11" table:formula="of:=IF([.C818]=&quot;X&quot;;IF(VLOOKUP([.E818];suspect_foods;3;0) &lt;&gt;[.E818];VLOOKUP([.E81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2" calcext:value-type="date">
            <text:p>22/07/25</text:p>
          </table:table-cell>
          <table:table-cell table:style-name="ce5" office:value-type="string" calcext:value-type="string">
            <text:p>20:05</text:p>
          </table:table-cell>
          <table:table-cell table:style-name="ce8" table:formula="of:=IF(ISERROR(IF(VLOOKUP([.E819];suspect_foods;3;0)&lt;&gt;[.E819];&quot;X&quot;;&quot;&quot;));&quot;&quot;;IF(VLOOKUP([.E819];suspect_foods;3;0)&lt;&gt;[.E81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trawberries</text:p>
          </table:table-cell>
          <table:table-cell table:style-name="ce11" table:formula="of:=IF([.C819]=&quot;X&quot;;IF(VLOOKUP([.E819];suspect_foods;3;0) &lt;&gt;[.E819];VLOOKUP([.E81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2" calcext:value-type="date">
            <text:p>22/07/25</text:p>
          </table:table-cell>
          <table:table-cell table:style-name="ce5" office:value-type="string" calcext:value-type="string">
            <text:p>20:51</text:p>
          </table:table-cell>
          <table:table-cell table:style-name="ce8" table:formula="of:=IF(ISERROR(IF(VLOOKUP([.E820];suspect_foods;3;0)&lt;&gt;[.E820];&quot;X&quot;;&quot;&quot;));&quot;&quot;;IF(VLOOKUP([.E820];suspect_foods;3;0)&lt;&gt;[.E82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 Spice Mix</text:p>
          </table:table-cell>
          <table:table-cell table:style-name="ce11" table:formula="of:=IF([.C820]=&quot;X&quot;;IF(VLOOKUP([.E820];suspect_foods;3;0) &lt;&gt;[.E820];VLOOKUP([.E82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3" calcext:value-type="date">
            <text:p>23/07/25</text:p>
          </table:table-cell>
          <table:table-cell table:style-name="ce5" office:value-type="string" calcext:value-type="string">
            <text:p>09:57</text:p>
          </table:table-cell>
          <table:table-cell table:style-name="ce8" table:formula="of:=IF(ISERROR(IF(VLOOKUP([.E821];suspect_foods;3;0)&lt;&gt;[.E821];&quot;X&quot;;&quot;&quot;));&quot;&quot;;IF(VLOOKUP([.E821];suspect_foods;3;0)&lt;&gt;[.E82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821]=&quot;X&quot;;IF(VLOOKUP([.E821];suspect_foods;3;0) &lt;&gt;[.E821];VLOOKUP([.E82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3" calcext:value-type="date">
            <text:p>23/07/25</text:p>
          </table:table-cell>
          <table:table-cell table:style-name="ce5" office:value-type="string" calcext:value-type="string">
            <text:p>09:57</text:p>
          </table:table-cell>
          <table:table-cell table:style-name="ce8" table:formula="of:=IF(ISERROR(IF(VLOOKUP([.E822];suspect_foods;3;0)&lt;&gt;[.E822];&quot;X&quot;;&quot;&quot;));&quot;&quot;;IF(VLOOKUP([.E822];suspect_foods;3;0)&lt;&gt;[.E82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822]=&quot;X&quot;;IF(VLOOKUP([.E822];suspect_foods;3;0) &lt;&gt;[.E822];VLOOKUP([.E82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3" calcext:value-type="date">
            <text:p>23/07/25</text:p>
          </table:table-cell>
          <table:table-cell table:style-name="ce5" office:value-type="string" calcext:value-type="string">
            <text:p>09:57</text:p>
          </table:table-cell>
          <table:table-cell table:style-name="ce8" table:formula="of:=IF(ISERROR(IF(VLOOKUP([.E823];suspect_foods;3;0)&lt;&gt;[.E823];&quot;X&quot;;&quot;&quot;));&quot;&quot;;IF(VLOOKUP([.E823];suspect_foods;3;0)&lt;&gt;[.E82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823]=&quot;X&quot;;IF(VLOOKUP([.E823];suspect_foods;3;0) &lt;&gt;[.E823];VLOOKUP([.E82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3" calcext:value-type="date">
            <text:p>23/07/25</text:p>
          </table:table-cell>
          <table:table-cell table:style-name="ce5" office:value-type="string" calcext:value-type="string">
            <text:p>09:57</text:p>
          </table:table-cell>
          <table:table-cell table:style-name="ce8" table:formula="of:=IF(ISERROR(IF(VLOOKUP([.E824];suspect_foods;3;0)&lt;&gt;[.E824];&quot;X&quot;;&quot;&quot;));&quot;&quot;;IF(VLOOKUP([.E824];suspect_foods;3;0)&lt;&gt;[.E82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824]=&quot;X&quot;;IF(VLOOKUP([.E824];suspect_foods;3;0) &lt;&gt;[.E824];VLOOKUP([.E82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3" calcext:value-type="date">
            <text:p>23/07/25</text:p>
          </table:table-cell>
          <table:table-cell table:style-name="ce5" office:value-type="string" calcext:value-type="string">
            <text:p>14:56</text:p>
          </table:table-cell>
          <table:table-cell table:style-name="ce8" table:formula="of:=IF(ISERROR(IF(VLOOKUP([.E825];suspect_foods;3;0)&lt;&gt;[.E825];&quot;X&quot;;&quot;&quot;));&quot;&quot;;IF(VLOOKUP([.E825];suspect_foods;3;0)&lt;&gt;[.E82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Sourdough Bread Sliced</text:p>
          </table:table-cell>
          <table:table-cell table:style-name="ce11" table:formula="of:=IF([.C825]=&quot;X&quot;;IF(VLOOKUP([.E825];suspect_foods;3;0) &lt;&gt;[.E825];VLOOKUP([.E82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3" calcext:value-type="date">
            <text:p>23/07/25</text:p>
          </table:table-cell>
          <table:table-cell table:style-name="ce5" office:value-type="string" calcext:value-type="string">
            <text:p>14:56</text:p>
          </table:table-cell>
          <table:table-cell table:style-name="ce8" table:formula="of:=IF(ISERROR(IF(VLOOKUP([.E826];suspect_foods;3;0)&lt;&gt;[.E826];&quot;X&quot;;&quot;&quot;));&quot;&quot;;IF(VLOOKUP([.E826];suspect_foods;3;0)&lt;&gt;[.E82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826]=&quot;X&quot;;IF(VLOOKUP([.E826];suspect_foods;3;0) &lt;&gt;[.E826];VLOOKUP([.E82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3" calcext:value-type="date">
            <text:p>23/07/25</text:p>
          </table:table-cell>
          <table:table-cell table:style-name="ce5" office:value-type="string" calcext:value-type="string">
            <text:p>14:56</text:p>
          </table:table-cell>
          <table:table-cell table:style-name="ce8" table:formula="of:=IF(ISERROR(IF(VLOOKUP([.E827];suspect_foods;3;0)&lt;&gt;[.E827];&quot;X&quot;;&quot;&quot;));&quot;&quot;;IF(VLOOKUP([.E827];suspect_foods;3;0)&lt;&gt;[.E82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827]=&quot;X&quot;;IF(VLOOKUP([.E827];suspect_foods;3;0) &lt;&gt;[.E827];VLOOKUP([.E82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3" calcext:value-type="date">
            <text:p>23/07/25</text:p>
          </table:table-cell>
          <table:table-cell table:style-name="ce5" office:value-type="string" calcext:value-type="string">
            <text:p>14:56</text:p>
          </table:table-cell>
          <table:table-cell table:style-name="ce8" table:formula="of:=IF(ISERROR(IF(VLOOKUP([.E828];suspect_foods;3;0)&lt;&gt;[.E828];&quot;X&quot;;&quot;&quot;));&quot;&quot;;IF(VLOOKUP([.E828];suspect_foods;3;0)&lt;&gt;[.E82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828]=&quot;X&quot;;IF(VLOOKUP([.E828];suspect_foods;3;0) &lt;&gt;[.E828];VLOOKUP([.E82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3" calcext:value-type="date">
            <text:p>23/07/25</text:p>
          </table:table-cell>
          <table:table-cell table:style-name="ce5" office:value-type="string" calcext:value-type="string">
            <text:p>14:56</text:p>
          </table:table-cell>
          <table:table-cell table:style-name="ce8" table:formula="of:=IF(ISERROR(IF(VLOOKUP([.E829];suspect_foods;3;0)&lt;&gt;[.E829];&quot;X&quot;;&quot;&quot;));&quot;&quot;;IF(VLOOKUP([.E829];suspect_foods;3;0)&lt;&gt;[.E82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829]=&quot;X&quot;;IF(VLOOKUP([.E829];suspect_foods;3;0) &lt;&gt;[.E829];VLOOKUP([.E82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3" calcext:value-type="date">
            <text:p>23/07/25</text:p>
          </table:table-cell>
          <table:table-cell table:style-name="ce5" office:value-type="string" calcext:value-type="string">
            <text:p>14:56</text:p>
          </table:table-cell>
          <table:table-cell table:style-name="ce8" table:formula="of:=IF(ISERROR(IF(VLOOKUP([.E830];suspect_foods;3;0)&lt;&gt;[.E830];&quot;X&quot;;&quot;&quot;));&quot;&quot;;IF(VLOOKUP([.E830];suspect_foods;3;0)&lt;&gt;[.E83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rrot</text:p>
          </table:table-cell>
          <table:table-cell table:style-name="ce11" table:formula="of:=IF([.C830]=&quot;X&quot;;IF(VLOOKUP([.E830];suspect_foods;3;0) &lt;&gt;[.E830];VLOOKUP([.E83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3" calcext:value-type="date">
            <text:p>23/07/25</text:p>
          </table:table-cell>
          <table:table-cell table:style-name="ce5" office:value-type="string" calcext:value-type="string">
            <text:p>14:56</text:p>
          </table:table-cell>
          <table:table-cell table:style-name="ce8" table:formula="of:=IF(ISERROR(IF(VLOOKUP([.E831];suspect_foods;3;0)&lt;&gt;[.E831];&quot;X&quot;;&quot;&quot;));&quot;&quot;;IF(VLOOKUP([.E831];suspect_foods;3;0)&lt;&gt;[.E83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F Custard Creams</text:p>
          </table:table-cell>
          <table:table-cell table:style-name="ce11" table:formula="of:=IF([.C831]=&quot;X&quot;;IF(VLOOKUP([.E831];suspect_foods;3;0) &lt;&gt;[.E831];VLOOKUP([.E83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3" calcext:value-type="date">
            <text:p>23/07/25</text:p>
          </table:table-cell>
          <table:table-cell table:style-name="ce5" office:value-type="string" calcext:value-type="string">
            <text:p>20:26</text:p>
          </table:table-cell>
          <table:table-cell table:style-name="ce8" table:formula="of:=IF(ISERROR(IF(VLOOKUP([.E832];suspect_foods;3;0)&lt;&gt;[.E832];&quot;X&quot;;&quot;&quot;));&quot;&quot;;IF(VLOOKUP([.E832];suspect_foods;3;0)&lt;&gt;[.E83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</text:p>
          </table:table-cell>
          <table:table-cell table:style-name="ce11" table:formula="of:=IF([.C832]=&quot;X&quot;;IF(VLOOKUP([.E832];suspect_foods;3;0) &lt;&gt;[.E832];VLOOKUP([.E83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3" calcext:value-type="date">
            <text:p>23/07/25</text:p>
          </table:table-cell>
          <table:table-cell table:style-name="ce5" office:value-type="string" calcext:value-type="string">
            <text:p>20:26</text:p>
          </table:table-cell>
          <table:table-cell table:style-name="ce8" table:formula="of:=IF(ISERROR(IF(VLOOKUP([.E833];suspect_foods;3;0)&lt;&gt;[.E833];&quot;X&quot;;&quot;&quot;));&quot;&quot;;IF(VLOOKUP([.E833];suspect_foods;3;0)&lt;&gt;[.E83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yonnaise</text:p>
          </table:table-cell>
          <table:table-cell table:style-name="ce11" table:formula="of:=IF([.C833]=&quot;X&quot;;IF(VLOOKUP([.E833];suspect_foods;3;0) &lt;&gt;[.E833];VLOOKUP([.E83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3" calcext:value-type="date">
            <text:p>23/07/25</text:p>
          </table:table-cell>
          <table:table-cell table:style-name="ce5" office:value-type="string" calcext:value-type="string">
            <text:p>20:26</text:p>
          </table:table-cell>
          <table:table-cell table:style-name="ce8" table:formula="of:=IF(ISERROR(IF(VLOOKUP([.E834];suspect_foods;3;0)&lt;&gt;[.E834];&quot;X&quot;;&quot;&quot;));&quot;&quot;;IF(VLOOKUP([.E834];suspect_foods;3;0)&lt;&gt;[.E834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ettuce</text:p>
          </table:table-cell>
          <table:table-cell table:style-name="ce11" table:formula="of:=IF([.C834]=&quot;X&quot;;IF(VLOOKUP([.E834];suspect_foods;3;0) &lt;&gt;[.E834];VLOOKUP([.E834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3" calcext:value-type="date">
            <text:p>23/07/25</text:p>
          </table:table-cell>
          <table:table-cell table:style-name="ce5" office:value-type="string" calcext:value-type="string">
            <text:p>20:26</text:p>
          </table:table-cell>
          <table:table-cell table:style-name="ce8" table:formula="of:=IF(ISERROR(IF(VLOOKUP([.E835];suspect_foods;3;0)&lt;&gt;[.E835];&quot;X&quot;;&quot;&quot;));&quot;&quot;;IF(VLOOKUP([.E835];suspect_foods;3;0)&lt;&gt;[.E835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ucumber</text:p>
          </table:table-cell>
          <table:table-cell table:style-name="ce11" table:formula="of:=IF([.C835]=&quot;X&quot;;IF(VLOOKUP([.E835];suspect_foods;3;0) &lt;&gt;[.E835];VLOOKUP([.E835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3" calcext:value-type="date">
            <text:p>23/07/25</text:p>
          </table:table-cell>
          <table:table-cell table:style-name="ce5" office:value-type="string" calcext:value-type="string">
            <text:p>20:26</text:p>
          </table:table-cell>
          <table:table-cell table:style-name="ce8" table:formula="of:=IF(ISERROR(IF(VLOOKUP([.E836];suspect_foods;3;0)&lt;&gt;[.E836];&quot;X&quot;;&quot;&quot;));&quot;&quot;;IF(VLOOKUP([.E836];suspect_foods;3;0)&lt;&gt;[.E836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rrot</text:p>
          </table:table-cell>
          <table:table-cell table:style-name="ce11" table:formula="of:=IF([.C836]=&quot;X&quot;;IF(VLOOKUP([.E836];suspect_foods;3;0) &lt;&gt;[.E836];VLOOKUP([.E836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3" calcext:value-type="date">
            <text:p>23/07/25</text:p>
          </table:table-cell>
          <table:table-cell table:style-name="ce5" office:value-type="string" calcext:value-type="string">
            <text:p>20:26</text:p>
          </table:table-cell>
          <table:table-cell table:style-name="ce8" table:formula="of:=IF(ISERROR(IF(VLOOKUP([.E837];suspect_foods;3;0)&lt;&gt;[.E837];&quot;X&quot;;&quot;&quot;));&quot;&quot;;IF(VLOOKUP([.E837];suspect_foods;3;0)&lt;&gt;[.E837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cken Spice Mix</text:p>
          </table:table-cell>
          <table:table-cell table:style-name="ce11" table:formula="of:=IF([.C837]=&quot;X&quot;;IF(VLOOKUP([.E837];suspect_foods;3;0) &lt;&gt;[.E837];VLOOKUP([.E837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3" calcext:value-type="date">
            <text:p>23/07/25</text:p>
          </table:table-cell>
          <table:table-cell table:style-name="ce5" office:value-type="string" calcext:value-type="string">
            <text:p>20:27</text:p>
          </table:table-cell>
          <table:table-cell table:style-name="ce8" table:formula="of:=IF(ISERROR(IF(VLOOKUP([.E838];suspect_foods;3;0)&lt;&gt;[.E838];&quot;X&quot;;&quot;&quot;));&quot;&quot;;IF(VLOOKUP([.E838];suspect_foods;3;0)&lt;&gt;[.E838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pple</text:p>
          </table:table-cell>
          <table:table-cell table:style-name="ce11" table:formula="of:=IF([.C838]=&quot;X&quot;;IF(VLOOKUP([.E838];suspect_foods;3;0) &lt;&gt;[.E838];VLOOKUP([.E838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3" calcext:value-type="date">
            <text:p>23/07/25</text:p>
          </table:table-cell>
          <table:table-cell table:style-name="ce5" office:value-type="string" calcext:value-type="string">
            <text:p>20:27</text:p>
          </table:table-cell>
          <table:table-cell table:style-name="ce8" table:formula="of:=IF(ISERROR(IF(VLOOKUP([.E839];suspect_foods;3;0)&lt;&gt;[.E839];&quot;X&quot;;&quot;&quot;));&quot;&quot;;IF(VLOOKUP([.E839];suspect_foods;3;0)&lt;&gt;[.E839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trawberries</text:p>
          </table:table-cell>
          <table:table-cell table:style-name="ce11" table:formula="of:=IF([.C839]=&quot;X&quot;;IF(VLOOKUP([.E839];suspect_foods;3;0) &lt;&gt;[.E839];VLOOKUP([.E839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4" calcext:value-type="date">
            <text:p>24/07/25</text:p>
          </table:table-cell>
          <table:table-cell table:style-name="ce5" office:value-type="string" calcext:value-type="string">
            <text:p>08:24</text:p>
          </table:table-cell>
          <table:table-cell table:style-name="ce8" table:formula="of:=IF(ISERROR(IF(VLOOKUP([.E840];suspect_foods;3;0)&lt;&gt;[.E840];&quot;X&quot;;&quot;&quot;));&quot;&quot;;IF(VLOOKUP([.E840];suspect_foods;3;0)&lt;&gt;[.E840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utribrex</text:p>
          </table:table-cell>
          <table:table-cell table:style-name="ce11" table:formula="of:=IF([.C840]=&quot;X&quot;;IF(VLOOKUP([.E840];suspect_foods;3;0) &lt;&gt;[.E840];VLOOKUP([.E840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4" calcext:value-type="date">
            <text:p>24/07/25</text:p>
          </table:table-cell>
          <table:table-cell table:style-name="ce5" office:value-type="string" calcext:value-type="string">
            <text:p>08:24</text:p>
          </table:table-cell>
          <table:table-cell table:style-name="ce8" table:formula="of:=IF(ISERROR(IF(VLOOKUP([.E841];suspect_foods;3;0)&lt;&gt;[.E841];&quot;X&quot;;&quot;&quot;));&quot;&quot;;IF(VLOOKUP([.E841];suspect_foods;3;0)&lt;&gt;[.E841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ugar</text:p>
          </table:table-cell>
          <table:table-cell table:style-name="ce11" table:formula="of:=IF([.C841]=&quot;X&quot;;IF(VLOOKUP([.E841];suspect_foods;3;0) &lt;&gt;[.E841];VLOOKUP([.E841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4" calcext:value-type="date">
            <text:p>24/07/25</text:p>
          </table:table-cell>
          <table:table-cell table:style-name="ce5" office:value-type="string" calcext:value-type="string">
            <text:p>08:24</text:p>
          </table:table-cell>
          <table:table-cell table:style-name="ce8" table:formula="of:=IF(ISERROR(IF(VLOOKUP([.E842];suspect_foods;3;0)&lt;&gt;[.E842];&quot;X&quot;;&quot;&quot;));&quot;&quot;;IF(VLOOKUP([.E842];suspect_foods;3;0)&lt;&gt;[.E842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Lactose Free Milk</text:p>
          </table:table-cell>
          <table:table-cell table:style-name="ce11" table:formula="of:=IF([.C842]=&quot;X&quot;;IF(VLOOKUP([.E842];suspect_foods;3;0) &lt;&gt;[.E842];VLOOKUP([.E842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 office:value-type="date" office:date-value="2025-07-24" calcext:value-type="date">
            <text:p>24/07/25</text:p>
          </table:table-cell>
          <table:table-cell table:style-name="ce5" office:value-type="string" calcext:value-type="string">
            <text:p>08:24</text:p>
          </table:table-cell>
          <table:table-cell table:style-name="ce8" table:formula="of:=IF(ISERROR(IF(VLOOKUP([.E843];suspect_foods;3;0)&lt;&gt;[.E843];&quot;X&quot;;&quot;&quot;));&quot;&quot;;IF(VLOOKUP([.E843];suspect_foods;3;0)&lt;&gt;[.E843];&quot;X&quot;;&quot;&quot;))">
            <text:p/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a Seeds</text:p>
          </table:table-cell>
          <table:table-cell table:style-name="ce11" table:formula="of:=IF([.C843]=&quot;X&quot;;IF(VLOOKUP([.E843];suspect_foods;3;0) &lt;&gt;[.E843];VLOOKUP([.E843];suspect_foods;3;0);&quot;&quot;);&quot;&quot;)">
            <text:p/>
          </table:table-cell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44];suspect_foods;3;0)&lt;&gt;[.E844];&quot;X&quot;;&quot;&quot;));&quot;&quot;;IF(VLOOKUP([.E844];suspect_foods;3;0)&lt;&gt;[.E844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45];suspect_foods;3;0)&lt;&gt;[.E845];&quot;X&quot;;&quot;&quot;));&quot;&quot;;IF(VLOOKUP([.E845];suspect_foods;3;0)&lt;&gt;[.E845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46];suspect_foods;3;0)&lt;&gt;[.E846];&quot;X&quot;;&quot;&quot;));&quot;&quot;;IF(VLOOKUP([.E846];suspect_foods;3;0)&lt;&gt;[.E846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47];suspect_foods;3;0)&lt;&gt;[.E847];&quot;X&quot;;&quot;&quot;));&quot;&quot;;IF(VLOOKUP([.E847];suspect_foods;3;0)&lt;&gt;[.E847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48];suspect_foods;3;0)&lt;&gt;[.E848];&quot;X&quot;;&quot;&quot;));&quot;&quot;;IF(VLOOKUP([.E848];suspect_foods;3;0)&lt;&gt;[.E848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49];suspect_foods;3;0)&lt;&gt;[.E849];&quot;X&quot;;&quot;&quot;));&quot;&quot;;IF(VLOOKUP([.E849];suspect_foods;3;0)&lt;&gt;[.E849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50];suspect_foods;3;0)&lt;&gt;[.E850];&quot;X&quot;;&quot;&quot;));&quot;&quot;;IF(VLOOKUP([.E850];suspect_foods;3;0)&lt;&gt;[.E850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51];suspect_foods;3;0)&lt;&gt;[.E851];&quot;X&quot;;&quot;&quot;));&quot;&quot;;IF(VLOOKUP([.E851];suspect_foods;3;0)&lt;&gt;[.E851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52];suspect_foods;3;0)&lt;&gt;[.E852];&quot;X&quot;;&quot;&quot;));&quot;&quot;;IF(VLOOKUP([.E852];suspect_foods;3;0)&lt;&gt;[.E852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53];suspect_foods;3;0)&lt;&gt;[.E853];&quot;X&quot;;&quot;&quot;));&quot;&quot;;IF(VLOOKUP([.E853];suspect_foods;3;0)&lt;&gt;[.E853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54];suspect_foods;3;0)&lt;&gt;[.E854];&quot;X&quot;;&quot;&quot;));&quot;&quot;;IF(VLOOKUP([.E854];suspect_foods;3;0)&lt;&gt;[.E854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55];suspect_foods;3;0)&lt;&gt;[.E855];&quot;X&quot;;&quot;&quot;));&quot;&quot;;IF(VLOOKUP([.E855];suspect_foods;3;0)&lt;&gt;[.E855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56];suspect_foods;3;0)&lt;&gt;[.E856];&quot;X&quot;;&quot;&quot;));&quot;&quot;;IF(VLOOKUP([.E856];suspect_foods;3;0)&lt;&gt;[.E856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57];suspect_foods;3;0)&lt;&gt;[.E857];&quot;X&quot;;&quot;&quot;));&quot;&quot;;IF(VLOOKUP([.E857];suspect_foods;3;0)&lt;&gt;[.E857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58];suspect_foods;3;0)&lt;&gt;[.E858];&quot;X&quot;;&quot;&quot;));&quot;&quot;;IF(VLOOKUP([.E858];suspect_foods;3;0)&lt;&gt;[.E858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59];suspect_foods;3;0)&lt;&gt;[.E859];&quot;X&quot;;&quot;&quot;));&quot;&quot;;IF(VLOOKUP([.E859];suspect_foods;3;0)&lt;&gt;[.E859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60];suspect_foods;3;0)&lt;&gt;[.E860];&quot;X&quot;;&quot;&quot;));&quot;&quot;;IF(VLOOKUP([.E860];suspect_foods;3;0)&lt;&gt;[.E860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61];suspect_foods;3;0)&lt;&gt;[.E861];&quot;X&quot;;&quot;&quot;));&quot;&quot;;IF(VLOOKUP([.E861];suspect_foods;3;0)&lt;&gt;[.E861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62];suspect_foods;3;0)&lt;&gt;[.E862];&quot;X&quot;;&quot;&quot;));&quot;&quot;;IF(VLOOKUP([.E862];suspect_foods;3;0)&lt;&gt;[.E862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63];suspect_foods;3;0)&lt;&gt;[.E863];&quot;X&quot;;&quot;&quot;));&quot;&quot;;IF(VLOOKUP([.E863];suspect_foods;3;0)&lt;&gt;[.E863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64];suspect_foods;3;0)&lt;&gt;[.E864];&quot;X&quot;;&quot;&quot;));&quot;&quot;;IF(VLOOKUP([.E864];suspect_foods;3;0)&lt;&gt;[.E864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65];suspect_foods;3;0)&lt;&gt;[.E865];&quot;X&quot;;&quot;&quot;));&quot;&quot;;IF(VLOOKUP([.E865];suspect_foods;3;0)&lt;&gt;[.E865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66];suspect_foods;3;0)&lt;&gt;[.E866];&quot;X&quot;;&quot;&quot;));&quot;&quot;;IF(VLOOKUP([.E866];suspect_foods;3;0)&lt;&gt;[.E866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67];suspect_foods;3;0)&lt;&gt;[.E867];&quot;X&quot;;&quot;&quot;));&quot;&quot;;IF(VLOOKUP([.E867];suspect_foods;3;0)&lt;&gt;[.E867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68];suspect_foods;3;0)&lt;&gt;[.E868];&quot;X&quot;;&quot;&quot;));&quot;&quot;;IF(VLOOKUP([.E868];suspect_foods;3;0)&lt;&gt;[.E868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69];suspect_foods;3;0)&lt;&gt;[.E869];&quot;X&quot;;&quot;&quot;));&quot;&quot;;IF(VLOOKUP([.E869];suspect_foods;3;0)&lt;&gt;[.E869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70];suspect_foods;3;0)&lt;&gt;[.E870];&quot;X&quot;;&quot;&quot;));&quot;&quot;;IF(VLOOKUP([.E870];suspect_foods;3;0)&lt;&gt;[.E870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71];suspect_foods;3;0)&lt;&gt;[.E871];&quot;X&quot;;&quot;&quot;));&quot;&quot;;IF(VLOOKUP([.E871];suspect_foods;3;0)&lt;&gt;[.E871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72];suspect_foods;3;0)&lt;&gt;[.E872];&quot;X&quot;;&quot;&quot;));&quot;&quot;;IF(VLOOKUP([.E872];suspect_foods;3;0)&lt;&gt;[.E872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73];suspect_foods;3;0)&lt;&gt;[.E873];&quot;X&quot;;&quot;&quot;));&quot;&quot;;IF(VLOOKUP([.E873];suspect_foods;3;0)&lt;&gt;[.E873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74];suspect_foods;3;0)&lt;&gt;[.E874];&quot;X&quot;;&quot;&quot;));&quot;&quot;;IF(VLOOKUP([.E874];suspect_foods;3;0)&lt;&gt;[.E874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75];suspect_foods;3;0)&lt;&gt;[.E875];&quot;X&quot;;&quot;&quot;));&quot;&quot;;IF(VLOOKUP([.E875];suspect_foods;3;0)&lt;&gt;[.E875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76];suspect_foods;3;0)&lt;&gt;[.E876];&quot;X&quot;;&quot;&quot;));&quot;&quot;;IF(VLOOKUP([.E876];suspect_foods;3;0)&lt;&gt;[.E876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77];suspect_foods;3;0)&lt;&gt;[.E877];&quot;X&quot;;&quot;&quot;));&quot;&quot;;IF(VLOOKUP([.E877];suspect_foods;3;0)&lt;&gt;[.E877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78];suspect_foods;3;0)&lt;&gt;[.E878];&quot;X&quot;;&quot;&quot;));&quot;&quot;;IF(VLOOKUP([.E878];suspect_foods;3;0)&lt;&gt;[.E878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79];suspect_foods;3;0)&lt;&gt;[.E879];&quot;X&quot;;&quot;&quot;));&quot;&quot;;IF(VLOOKUP([.E879];suspect_foods;3;0)&lt;&gt;[.E879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80];suspect_foods;3;0)&lt;&gt;[.E880];&quot;X&quot;;&quot;&quot;));&quot;&quot;;IF(VLOOKUP([.E880];suspect_foods;3;0)&lt;&gt;[.E880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81];suspect_foods;3;0)&lt;&gt;[.E881];&quot;X&quot;;&quot;&quot;));&quot;&quot;;IF(VLOOKUP([.E881];suspect_foods;3;0)&lt;&gt;[.E881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82];suspect_foods;3;0)&lt;&gt;[.E882];&quot;X&quot;;&quot;&quot;));&quot;&quot;;IF(VLOOKUP([.E882];suspect_foods;3;0)&lt;&gt;[.E882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83];suspect_foods;3;0)&lt;&gt;[.E883];&quot;X&quot;;&quot;&quot;));&quot;&quot;;IF(VLOOKUP([.E883];suspect_foods;3;0)&lt;&gt;[.E883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84];suspect_foods;3;0)&lt;&gt;[.E884];&quot;X&quot;;&quot;&quot;));&quot;&quot;;IF(VLOOKUP([.E884];suspect_foods;3;0)&lt;&gt;[.E884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85];suspect_foods;3;0)&lt;&gt;[.E885];&quot;X&quot;;&quot;&quot;));&quot;&quot;;IF(VLOOKUP([.E885];suspect_foods;3;0)&lt;&gt;[.E885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86];suspect_foods;3;0)&lt;&gt;[.E886];&quot;X&quot;;&quot;&quot;));&quot;&quot;;IF(VLOOKUP([.E886];suspect_foods;3;0)&lt;&gt;[.E886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87];suspect_foods;3;0)&lt;&gt;[.E887];&quot;X&quot;;&quot;&quot;));&quot;&quot;;IF(VLOOKUP([.E887];suspect_foods;3;0)&lt;&gt;[.E887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88];suspect_foods;3;0)&lt;&gt;[.E888];&quot;X&quot;;&quot;&quot;));&quot;&quot;;IF(VLOOKUP([.E888];suspect_foods;3;0)&lt;&gt;[.E888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89];suspect_foods;3;0)&lt;&gt;[.E889];&quot;X&quot;;&quot;&quot;));&quot;&quot;;IF(VLOOKUP([.E889];suspect_foods;3;0)&lt;&gt;[.E889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90];suspect_foods;3;0)&lt;&gt;[.E890];&quot;X&quot;;&quot;&quot;));&quot;&quot;;IF(VLOOKUP([.E890];suspect_foods;3;0)&lt;&gt;[.E890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91];suspect_foods;3;0)&lt;&gt;[.E891];&quot;X&quot;;&quot;&quot;));&quot;&quot;;IF(VLOOKUP([.E891];suspect_foods;3;0)&lt;&gt;[.E891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92];suspect_foods;3;0)&lt;&gt;[.E892];&quot;X&quot;;&quot;&quot;));&quot;&quot;;IF(VLOOKUP([.E892];suspect_foods;3;0)&lt;&gt;[.E892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93];suspect_foods;3;0)&lt;&gt;[.E893];&quot;X&quot;;&quot;&quot;));&quot;&quot;;IF(VLOOKUP([.E893];suspect_foods;3;0)&lt;&gt;[.E893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94];suspect_foods;3;0)&lt;&gt;[.E894];&quot;X&quot;;&quot;&quot;));&quot;&quot;;IF(VLOOKUP([.E894];suspect_foods;3;0)&lt;&gt;[.E894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95];suspect_foods;3;0)&lt;&gt;[.E895];&quot;X&quot;;&quot;&quot;));&quot;&quot;;IF(VLOOKUP([.E895];suspect_foods;3;0)&lt;&gt;[.E895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96];suspect_foods;3;0)&lt;&gt;[.E896];&quot;X&quot;;&quot;&quot;));&quot;&quot;;IF(VLOOKUP([.E896];suspect_foods;3;0)&lt;&gt;[.E896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97];suspect_foods;3;0)&lt;&gt;[.E897];&quot;X&quot;;&quot;&quot;));&quot;&quot;;IF(VLOOKUP([.E897];suspect_foods;3;0)&lt;&gt;[.E897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98];suspect_foods;3;0)&lt;&gt;[.E898];&quot;X&quot;;&quot;&quot;));&quot;&quot;;IF(VLOOKUP([.E898];suspect_foods;3;0)&lt;&gt;[.E898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899];suspect_foods;3;0)&lt;&gt;[.E899];&quot;X&quot;;&quot;&quot;));&quot;&quot;;IF(VLOOKUP([.E899];suspect_foods;3;0)&lt;&gt;[.E899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900];suspect_foods;3;0)&lt;&gt;[.E900];&quot;X&quot;;&quot;&quot;));&quot;&quot;;IF(VLOOKUP([.E900];suspect_foods;3;0)&lt;&gt;[.E900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901];suspect_foods;3;0)&lt;&gt;[.E901];&quot;X&quot;;&quot;&quot;));&quot;&quot;;IF(VLOOKUP([.E901];suspect_foods;3;0)&lt;&gt;[.E901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902];suspect_foods;3;0)&lt;&gt;[.E902];&quot;X&quot;;&quot;&quot;));&quot;&quot;;IF(VLOOKUP([.E902];suspect_foods;3;0)&lt;&gt;[.E902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903];suspect_foods;3;0)&lt;&gt;[.E903];&quot;X&quot;;&quot;&quot;));&quot;&quot;;IF(VLOOKUP([.E903];suspect_foods;3;0)&lt;&gt;[.E903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904];suspect_foods;3;0)&lt;&gt;[.E904];&quot;X&quot;;&quot;&quot;));&quot;&quot;;IF(VLOOKUP([.E904];suspect_foods;3;0)&lt;&gt;[.E904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905];suspect_foods;3;0)&lt;&gt;[.E905];&quot;X&quot;;&quot;&quot;));&quot;&quot;;IF(VLOOKUP([.E905];suspect_foods;3;0)&lt;&gt;[.E905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906];suspect_foods;3;0)&lt;&gt;[.E906];&quot;X&quot;;&quot;&quot;));&quot;&quot;;IF(VLOOKUP([.E906];suspect_foods;3;0)&lt;&gt;[.E906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907];suspect_foods;3;0)&lt;&gt;[.E907];&quot;X&quot;;&quot;&quot;));&quot;&quot;;IF(VLOOKUP([.E907];suspect_foods;3;0)&lt;&gt;[.E907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908];suspect_foods;3;0)&lt;&gt;[.E908];&quot;X&quot;;&quot;&quot;));&quot;&quot;;IF(VLOOKUP([.E908];suspect_foods;3;0)&lt;&gt;[.E908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>
          <table:table-cell table:style-name="ce2"/>
          <table:table-cell table:style-name="ce5"/>
          <table:table-cell table:style-name="ce8" table:formula="of:=IF(ISERROR(IF(VLOOKUP([.E909];suspect_foods;3;0)&lt;&gt;[.E909];&quot;X&quot;;&quot;&quot;));&quot;&quot;;IF(VLOOKUP([.E909];suspect_foods;3;0)&lt;&gt;[.E909];&quot;X&quot;;&quot;&quot;))">
            <text:p/>
          </table:table-cell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2" table:number-rows-repeated="2531">
          <table:table-cell table:style-name="ce2"/>
          <table:table-cell table:style-name="ce5"/>
          <table:table-cell table:style-name="ce8"/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4" table:number-rows-repeated="6559">
          <table:table-cell table:style-name="ce2"/>
          <table:table-cell table:style-name="ce5"/>
          <table:table-cell table:style-name="ce8"/>
          <table:table-cell table:style-name="ce5" table:number-columns-repeated="2"/>
          <table:table-cell table:style-name="ce11"/>
          <table:table-cell table:style-name="ce5" table:number-columns-repeated="7"/>
          <table:table-cell table:number-columns-repeated="16371"/>
        </table:table-row>
        <table:table-row table:style-name="ro4" table:number-rows-repeated="1038576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Tracker_Sheet.A2:Tracker_Sheet.M9999">
            <calcext:condition calcext:apply-style-name="New_Day_Underline" calcext:value="formula-is([.$A3]&lt;&gt;[.$A2])" calcext:base-cell-address="Tracker_Sheet.A2"/>
            <calcext:condition calcext:apply-style-name="Bad" calcext:value="formula-is(AND([.$A2]&lt;&gt;[.A3]; SEARCH(&quot;HEADACHE&quot;;[.$D2])))" calcext:base-cell-address="Tracker_Sheet.A2"/>
          </calcext:conditional-format>
          <calcext:conditional-format calcext:target-range-address="Tracker_Sheet.A2:Tracker_Sheet.M9999">
            <calcext:condition calcext:apply-style-name="Neutral" calcext:value="formula-is(OR(AND([.$C2]=&quot;X&quot;)))" calcext:base-cell-address="Tracker_Sheet.A2"/>
          </calcext:conditional-format>
        </calcext:conditional-formats>
      </table:table>
      <table:table table:name="Suspect_Foods" table:style-name="ta1">
        <table:table-column table:style-name="co14" table:number-columns-repeated="2" table:default-cell-style-name="ce14"/>
        <table:table-column table:style-name="co15" table:default-cell-style-name="ce14"/>
        <table:table-row table:style-name="ro4">
          <table:table-cell office:value-type="string" calcext:value-type="string">
            <text:p>Item</text:p>
          </table:table-cell>
          <table:table-cell office:value-type="string" calcext:value-type="string">
            <text:p>Ingredients</text:p>
          </table:table-cell>
          <table:table-cell office:value-type="string" calcext:value-type="string">
            <text:p>Ingredients_list <text:s/>(If this different from Item, an ‘X’ will be placed in column C on the tracker_sheet</text:p>
          </table:table-cell>
        </table:table-row>
        <table:table-row table:style-name="ro4">
          <table:table-cell office:value-type="string" calcext:value-type="string">
            <text:p>Almonds</text:p>
          </table:table-cell>
          <table:table-cell table:number-columns-repeated="2" office:value-type="string" calcext:value-type="string">
            <text:p>Nuts</text:p>
          </table:table-cell>
        </table:table-row>
        <table:table-row table:style-name="ro4">
          <table:table-cell table:number-columns-repeated="3" office:value-type="string" calcext:value-type="string">
            <text:p>Apple</text:p>
          </table:table-cell>
        </table:table-row>
        <table:table-row table:style-name="ro4">
          <table:table-cell table:number-columns-repeated="3" office:value-type="string" calcext:value-type="string">
            <text:p>Apple Juice</text:p>
          </table:table-cell>
        </table:table-row>
        <table:table-row table:style-name="ro4">
          <table:table-cell table:number-columns-repeated="3" office:value-type="string" calcext:value-type="string">
            <text:p>Bacon</text:p>
          </table:table-cell>
        </table:table-row>
        <table:table-row table:style-name="ro4">
          <table:table-cell table:style-name="ce15" office:value-type="string" calcext:value-type="string">
            <text:p>Bell Pepper (Green)</text:p>
          </table:table-cell>
          <table:table-cell office:value-type="string" calcext:value-type="string">
            <text:p>Nightshade Family </text:p>
          </table:table-cell>
          <table:table-cell office:value-type="string" calcext:value-type="string">
            <text:p>Capsicum (Green) - Nightshade Family</text:p>
          </table:table-cell>
        </table:table-row>
        <table:table-row table:style-name="ro4">
          <table:table-cell table:style-name="ce15" office:value-type="string" calcext:value-type="string">
            <text:p>Bell Pepper (Red)</text:p>
          </table:table-cell>
          <table:table-cell office:value-type="string" calcext:value-type="string">
            <text:p>Nightshade Family </text:p>
          </table:table-cell>
          <table:table-cell office:value-type="string" calcext:value-type="string">
            <text:p>Capsicum (Red) – Nightshade Family</text:p>
          </table:table-cell>
        </table:table-row>
        <table:table-row table:style-name="ro4">
          <table:table-cell table:style-name="ce15" office:value-type="string" calcext:value-type="string">
            <text:p>Bell Pepper (Yel/Org)</text:p>
          </table:table-cell>
          <table:table-cell office:value-type="string" calcext:value-type="string">
            <text:p>Nightshade Family </text:p>
          </table:table-cell>
          <table:table-cell table:style-name="ce15" office:value-type="string" calcext:value-type="string">
            <text:p>Capsicum (Yellow/Orange) - Nightshade Family</text:p>
          </table:table-cell>
        </table:table-row>
        <table:table-row table:style-name="ro4">
          <table:table-cell office:value-type="string" calcext:value-type="string">
            <text:p>Black Bean Sauce</text:p>
          </table:table-cell>
          <table:table-cell office:value-type="string" calcext:value-type="string">
            <text:p>Wheat/Gluten</text:p>
          </table:table-cell>
          <table:table-cell table:style-name="ce15" office:value-type="string" calcext:value-type="string">
            <text:p>Black Bean Sauce - Wheat/Gluten</text:p>
          </table:table-cell>
        </table:table-row>
        <table:table-row table:style-name="ro4">
          <table:table-cell table:number-columns-repeated="3" office:value-type="string" calcext:value-type="string">
            <text:p>Sugar</text:p>
          </table:table-cell>
        </table:table-row>
        <table:table-row table:style-name="ro4">
          <table:table-cell table:number-columns-repeated="3" office:value-type="string" calcext:value-type="string">
            <text:p>HEADACHE</text:p>
          </table:table-cell>
        </table:table-row>
        <table:table-row table:style-name="ro4">
          <table:table-cell table:number-columns-repeated="3" office:value-type="string" calcext:value-type="string">
            <text:p>Bolognaise Sauce</text:p>
          </table:table-cell>
        </table:table-row>
        <table:table-row table:style-name="ro4">
          <table:table-cell office:value-type="string" calcext:value-type="string">
            <text:p>Butter</text:p>
          </table:table-cell>
          <table:table-cell office:value-type="string" calcext:value-type="string">
            <text:p>Casein/Whey/Lactose</text:p>
          </table:table-cell>
          <table:table-cell table:style-name="ce15" office:value-type="string" calcext:value-type="string">
            <text:p>Butter - Casein/Lactose</text:p>
          </table:table-cell>
        </table:table-row>
        <table:table-row table:style-name="ro4">
          <table:table-cell office:value-type="string" calcext:value-type="string">
            <text:p>Capsicum</text:p>
          </table:table-cell>
          <table:table-cell office:value-type="string" calcext:value-type="string">
            <text:p>Nightshade Family </text:p>
          </table:table-cell>
          <table:table-cell office:value-type="string" calcext:value-type="string">
            <text:p>Capsicum - Nightshade Family</text:p>
          </table:table-cell>
        </table:table-row>
        <table:table-row table:style-name="ro4">
          <table:table-cell office:value-type="string" calcext:value-type="string">
            <text:p>Capsicum (Yellow)</text:p>
          </table:table-cell>
          <table:table-cell office:value-type="string" calcext:value-type="string">
            <text:p>Nightshade Family </text:p>
          </table:table-cell>
          <table:table-cell office:value-type="string" calcext:value-type="string">
            <text:p>Capsicum (Yellow/Orange) - Nightshade Family</text:p>
          </table:table-cell>
        </table:table-row>
        <table:table-row table:style-name="ro4">
          <table:table-cell table:number-columns-repeated="3" office:value-type="string" calcext:value-type="string">
            <text:p>Carrot</text:p>
          </table:table-cell>
        </table:table-row>
        <table:table-row table:style-name="ro4">
          <table:table-cell table:number-columns-repeated="2" office:value-type="string" calcext:value-type="string">
            <text:p>Celery</text:p>
          </table:table-cell>
          <table:table-cell office:value-type="string" calcext:value-type="string">
            <text:p>Celery Allergenic</text:p>
          </table:table-cell>
        </table:table-row>
        <table:table-row table:style-name="ro4">
          <table:table-cell office:value-type="string" calcext:value-type="string">
            <text:p>Cheese</text:p>
          </table:table-cell>
          <table:table-cell office:value-type="string" calcext:value-type="string">
            <text:p>Casein/Whey/Lactose</text:p>
          </table:table-cell>
          <table:table-cell table:style-name="ce15" office:value-type="string" calcext:value-type="string">
            <text:p>Cheese - Casein/Whey/Lactose</text:p>
          </table:table-cell>
        </table:table-row>
        <table:table-row table:style-name="ro4">
          <table:table-cell table:number-columns-repeated="3" office:value-type="string" calcext:value-type="string">
            <text:p>Chia Seeds</text:p>
          </table:table-cell>
        </table:table-row>
        <table:table-row table:style-name="ro4">
          <table:table-cell table:number-columns-repeated="3" office:value-type="string" calcext:value-type="string">
            <text:p>Chicken</text:p>
          </table:table-cell>
        </table:table-row>
        <table:table-row table:style-name="ro4">
          <table:table-cell office:value-type="string" calcext:value-type="string">
            <text:p>Chicken Satay</text:p>
          </table:table-cell>
          <table:table-cell office:value-type="string" calcext:value-type="string">
            <text:p>Wheat/Gluten</text:p>
          </table:table-cell>
          <table:table-cell table:style-name="ce15" office:value-type="string" calcext:value-type="string">
            <text:p>Chicken Satay - Wheat/Gluten</text:p>
          </table:table-cell>
        </table:table-row>
        <table:table-row table:style-name="ro4">
          <table:table-cell table:number-columns-repeated="3" office:value-type="string" calcext:value-type="string">
            <text:p>Chicken seasoning</text:p>
          </table:table-cell>
        </table:table-row>
        <table:table-row table:style-name="ro4">
          <table:table-cell table:number-columns-repeated="3" office:value-type="string" calcext:value-type="string">
            <text:p>Chicken Spice Mix</text:p>
          </table:table-cell>
        </table:table-row>
        <table:table-row table:style-name="ro4">
          <table:table-cell table:number-columns-repeated="3" office:value-type="string" calcext:value-type="string">
            <text:p>Chicken Stock</text:p>
          </table:table-cell>
        </table:table-row>
        <table:table-row table:style-name="ro4">
          <table:table-cell office:value-type="string" calcext:value-type="string">
            <text:p>Chip Shop Burger Chips</text:p>
          </table:table-cell>
          <table:table-cell office:value-type="string" calcext:value-type="string">
            <text:p>Wheat/Gluten, Casein/Whey/Lactose</text:p>
          </table:table-cell>
          <table:table-cell office:value-type="string" calcext:value-type="string">
            <text:p>Chip Shop Burger Chips - Wheat/Gluten,Chip Shop Burger Chips – Casein/Whey/Lactose</text:p>
          </table:table-cell>
        </table:table-row>
        <table:table-row table:style-name="ro4">
          <table:table-cell office:value-type="string" calcext:value-type="string">
            <text:p>Chipolata Sausages</text:p>
          </table:table-cell>
          <table:table-cell office:value-type="string" calcext:value-type="string">
            <text:p>Wheat/Gluten</text:p>
          </table:table-cell>
          <table:table-cell table:style-name="ce15" office:value-type="string" calcext:value-type="string">
            <text:p>Chipolata Sausages - Wheat/Gluten</text:p>
          </table:table-cell>
        </table:table-row>
        <table:table-row table:style-name="ro4">
          <table:table-cell table:number-columns-repeated="3" office:value-type="string" calcext:value-type="string">
            <text:p>Chips</text:p>
          </table:table-cell>
        </table:table-row>
        <table:table-row table:style-name="ro4">
          <table:table-cell table:number-columns-repeated="3" office:value-type="string" calcext:value-type="string">
            <text:p>Chips (Prince William Pub)</text:p>
          </table:table-cell>
        </table:table-row>
        <table:table-row table:style-name="ro4">
          <table:table-cell office:value-type="string" calcext:value-type="string">
            <text:p>Choccie Coffee</text:p>
          </table:table-cell>
          <table:table-cell office:value-type="string" calcext:value-type="string">
            <text:p>Casein/Whey/Lactose</text:p>
          </table:table-cell>
          <table:table-cell table:style-name="ce15" office:value-type="string" calcext:value-type="string">
            <text:p>Choccie Coffee - Casein/Whey/Lactose</text:p>
          </table:table-cell>
        </table:table-row>
        <table:table-row table:style-name="ro4">
          <table:table-cell office:value-type="string" calcext:value-type="string">
            <text:p>Cofast Potato Spicy Snack</text:p>
          </table:table-cell>
          <table:table-cell office:value-type="string" calcext:value-type="string">
            <text:p>Wheat/Gluten</text:p>
          </table:table-cell>
          <table:table-cell table:style-name="ce15" office:value-type="string" calcext:value-type="string">
            <text:p>Cofast Potato Spicy Snack - Wheat/Gluten</text:p>
          </table:table-cell>
        </table:table-row>
        <table:table-row table:style-name="ro4">
          <table:table-cell table:number-columns-repeated="3" office:value-type="string" calcext:value-type="string">
            <text:p>Coffee</text:p>
          </table:table-cell>
        </table:table-row>
        <table:table-row table:style-name="ro4">
          <table:table-cell table:number-columns-repeated="3" office:value-type="string" calcext:value-type="string">
            <text:p>Coriander</text:p>
          </table:table-cell>
        </table:table-row>
        <table:table-row table:style-name="ro4">
          <table:table-cell table:number-columns-repeated="3" office:value-type="string" calcext:value-type="string">
            <text:p>Corn on the cob</text:p>
          </table:table-cell>
        </table:table-row>
        <table:table-row table:style-name="ro4">
          <table:table-cell office:value-type="string" calcext:value-type="string">
            <text:p>Cornish Pasty</text:p>
          </table:table-cell>
          <table:table-cell office:value-type="string" calcext:value-type="string">
            <text:p>Wheat/Gluten</text:p>
          </table:table-cell>
          <table:table-cell table:style-name="ce15" office:value-type="string" calcext:value-type="string">
            <text:p>Cornish Pasty - Wheat/Gluten</text:p>
          </table:table-cell>
        </table:table-row>
        <table:table-row table:style-name="ro4">
          <table:table-cell table:number-columns-repeated="3" office:value-type="string" calcext:value-type="string">
            <text:p>Cucumber</text:p>
          </table:table-cell>
        </table:table-row>
        <table:table-row table:style-name="ro4">
          <table:table-cell table:number-columns-repeated="3" office:value-type="string" calcext:value-type="string">
            <text:p>Cumin</text:p>
          </table:table-cell>
        </table:table-row>
        <table:table-row table:style-name="ro4">
          <table:table-cell table:number-columns-repeated="3" office:value-type="string" calcext:value-type="string">
            <text:p>Dairy / Gluten Free choc</text:p>
          </table:table-cell>
        </table:table-row>
        <table:table-row table:style-name="ro4">
          <table:table-cell table:number-columns-repeated="3" office:value-type="string" calcext:value-type="string">
            <text:p>Dark Chocolate</text:p>
          </table:table-cell>
        </table:table-row>
        <table:table-row table:style-name="ro4">
          <table:table-cell office:value-type="string" calcext:value-type="string">
            <text:p>Diabetic Chocolate</text:p>
          </table:table-cell>
          <table:table-cell office:value-type="string" calcext:value-type="string">
            <text:p>Casein/Whey/Lactose</text:p>
          </table:table-cell>
          <table:table-cell table:style-name="ce15" office:value-type="string" calcext:value-type="string">
            <text:p>Diabetic Chocolate - Casein/Whey/Lactose</text:p>
          </table:table-cell>
        </table:table-row>
        <table:table-row table:style-name="ro4">
          <table:table-cell table:number-columns-repeated="3" office:value-type="string" calcext:value-type="string">
            <text:p>Egg</text:p>
          </table:table-cell>
        </table:table-row>
        <table:table-row table:style-name="ro4">
          <table:table-cell office:value-type="string" calcext:value-type="string">
            <text:p>Frozen Burgers</text:p>
          </table:table-cell>
          <table:table-cell office:value-type="string" calcext:value-type="string">
            <text:p>Wheat/Gluten</text:p>
          </table:table-cell>
          <table:table-cell table:style-name="ce15" office:value-type="string" calcext:value-type="string">
            <text:p>Frozen Burgers - Wheat/Gluten</text:p>
          </table:table-cell>
        </table:table-row>
        <table:table-row table:style-name="ro4">
          <table:table-cell office:value-type="string" calcext:value-type="string">
            <text:p>Frozen Pork Pattie</text:p>
          </table:table-cell>
          <table:table-cell office:value-type="string" calcext:value-type="string">
            <text:p>Wheat/Gluten</text:p>
          </table:table-cell>
          <table:table-cell table:style-name="ce15" office:value-type="string" calcext:value-type="string">
            <text:p>Frozen Pork Pattie - Wheat/Gluten</text:p>
          </table:table-cell>
        </table:table-row>
        <table:table-row table:style-name="ro4">
          <table:table-cell office:value-type="string" calcext:value-type="string">
            <text:p>Garam Masala Spice Mix</text:p>
          </table:table-cell>
          <table:table-cell office:value-type="string" calcext:value-type="string">
            <text:p>Wheat/Gluten</text:p>
          </table:table-cell>
          <table:table-cell table:style-name="ce15" office:value-type="string" calcext:value-type="string">
            <text:p>Garam Masala Spice Mix - Wheat/Gluten</text:p>
          </table:table-cell>
        </table:table-row>
        <table:table-row table:style-name="ro4">
          <table:table-cell table:number-columns-repeated="3" office:value-type="string" calcext:value-type="string">
            <text:p>Garlic</text:p>
          </table:table-cell>
        </table:table-row>
        <table:table-row table:style-name="ro4">
          <table:table-cell table:number-columns-repeated="3" office:value-type="string" calcext:value-type="string">
            <text:p>Garlic Dried</text:p>
          </table:table-cell>
        </table:table-row>
        <table:table-row table:style-name="ro4">
          <table:table-cell table:number-columns-repeated="3" office:value-type="string" calcext:value-type="string">
            <text:p>Gluten Free (Promise) White Muffin Roll</text:p>
          </table:table-cell>
        </table:table-row>
        <table:table-row table:style-name="ro4">
          <table:table-cell table:number-columns-repeated="3" office:value-type="string" calcext:value-type="string">
            <text:p>Gluten Free / Dairy <text:s/>free Custard Creams</text:p>
          </table:table-cell>
        </table:table-row>
        <table:table-row table:style-name="ro4">
          <table:table-cell table:number-columns-repeated="3" office:value-type="string" calcext:value-type="string">
            <text:p>Gluten Free Black Bean Sauce</text:p>
          </table:table-cell>
        </table:table-row>
        <table:table-row table:style-name="ro4">
          <table:table-cell table:number-columns-repeated="3" office:value-type="string" calcext:value-type="string">
            <text:p>Gluten Free Brioche Roll</text:p>
          </table:table-cell>
        </table:table-row>
        <table:table-row table:style-name="ro4">
          <table:table-cell table:number-columns-repeated="3" office:value-type="string" calcext:value-type="string">
            <text:p>Gluten Free Choccie snack</text:p>
          </table:table-cell>
        </table:table-row>
        <table:table-row table:style-name="ro4">
          <table:table-cell table:number-columns-repeated="3" office:value-type="string" calcext:value-type="string">
            <text:p>Gluten Free Chocolate Hobknobs</text:p>
          </table:table-cell>
        </table:table-row>
        <table:table-row table:style-name="ro4">
          <table:table-cell table:number-columns-repeated="3" office:value-type="string" calcext:value-type="string">
            <text:p>Gluten Free Crumpet (ugh!)</text:p>
          </table:table-cell>
        </table:table-row>
        <table:table-row table:style-name="ro4">
          <table:table-cell table:number-columns-repeated="3" office:value-type="string" calcext:value-type="string">
            <text:p>Gluten Free Dark Chocolate Hazlenut Bar</text:p>
          </table:table-cell>
        </table:table-row>
        <table:table-row table:style-name="ro4">
          <table:table-cell table:number-columns-repeated="3" office:value-type="string" calcext:value-type="string">
            <text:p>Gluten Free Oatmeal Walnut Cookies</text:p>
          </table:table-cell>
        </table:table-row>
        <table:table-row table:style-name="ro4">
          <table:table-cell table:number-columns-repeated="3" office:value-type="string" calcext:value-type="string">
            <text:p>Gluten Free Seeded Roll</text:p>
          </table:table-cell>
        </table:table-row>
        <table:table-row table:style-name="ro4">
          <table:table-cell table:number-columns-repeated="3" office:value-type="string" calcext:value-type="string">
            <text:p>Gluten Free Singapore Chow Mein (Gluten Free Spaghetti)</text:p>
          </table:table-cell>
        </table:table-row>
        <table:table-row table:style-name="ro4">
          <table:table-cell table:number-columns-repeated="3" office:value-type="string" calcext:value-type="string">
            <text:p>Gluten Free Sourdough Bread Slice</text:p>
          </table:table-cell>
        </table:table-row>
        <table:table-row table:style-name="ro4">
          <table:table-cell table:number-columns-repeated="3" office:value-type="string" calcext:value-type="string">
            <text:p>Gluten Free Spaghetti</text:p>
          </table:table-cell>
        </table:table-row>
        <table:table-row table:style-name="ro4">
          <table:table-cell table:number-columns-repeated="3" office:value-type="string" calcext:value-type="string">
            <text:p>Gluten Free Spaghetti Bolognaise</text:p>
          </table:table-cell>
        </table:table-row>
        <table:table-row table:style-name="ro4">
          <table:table-cell table:number-columns-repeated="3" office:value-type="string" calcext:value-type="string">
            <text:p>Gluten Free White Roll</text:p>
          </table:table-cell>
        </table:table-row>
        <table:table-row table:style-name="ro4">
          <table:table-cell table:style-name="ce15" office:value-type="string" calcext:value-type="string">
            <text:p>Harissa Spice Mix</text:p>
          </table:table-cell>
          <table:table-cell office:value-type="string" calcext:value-type="string">
            <text:p>Nightshade family – Chillis</text:p>
          </table:table-cell>
          <table:table-cell table:style-name="ce15" office:value-type="string" calcext:value-type="string">
            <text:p>Harissa Spice Mix – Nightshade Family – Chillis</text:p>
          </table:table-cell>
        </table:table-row>
        <table:table-row table:style-name="ro4">
          <table:table-cell table:number-columns-repeated="3" office:value-type="string" calcext:value-type="string">
            <text:p>Hash Brown</text:p>
          </table:table-cell>
        </table:table-row>
        <table:table-row table:style-name="ro4">
          <table:table-cell table:number-columns-repeated="3" office:value-type="string" calcext:value-type="string">
            <text:p>Honey</text:p>
          </table:table-cell>
        </table:table-row>
        <table:table-row table:style-name="ro4">
          <table:table-cell office:value-type="string" calcext:value-type="string">
            <text:p>Hot Dog</text:p>
          </table:table-cell>
          <table:table-cell office:value-type="string" calcext:value-type="string">
            <text:p>Wheat/Gluten</text:p>
          </table:table-cell>
          <table:table-cell table:style-name="ce15" office:value-type="string" calcext:value-type="string">
            <text:p>Hot Dog - Wheat/Gluten</text:p>
          </table:table-cell>
        </table:table-row>
        <table:table-row table:style-name="ro4">
          <table:table-cell office:value-type="string" calcext:value-type="string">
            <text:p>Lactose Free Cheese</text:p>
          </table:table-cell>
          <table:table-cell office:value-type="string" calcext:value-type="string">
            <text:p>Casein/Whey/Lactose</text:p>
          </table:table-cell>
          <table:table-cell table:style-name="ce15" office:value-type="string" calcext:value-type="string">
            <text:p>Lactose Free Cheese - Casein/Whey/Lactose</text:p>
          </table:table-cell>
        </table:table-row>
        <table:table-row table:style-name="ro4">
          <table:table-cell table:number-columns-repeated="3" office:value-type="string" calcext:value-type="string">
            <text:p>Lactose Free Milk</text:p>
          </table:table-cell>
        </table:table-row>
        <table:table-row table:style-name="ro4">
          <table:table-cell table:number-columns-repeated="3" office:value-type="string" calcext:value-type="string">
            <text:p>Lettuce</text:p>
          </table:table-cell>
        </table:table-row>
        <table:table-row table:style-name="ro4">
          <table:table-cell office:value-type="string" calcext:value-type="string">
            <text:p>Lime and Chili Peanuts</text:p>
          </table:table-cell>
          <table:table-cell office:value-type="string" calcext:value-type="string">
            <text:p>Chillies</text:p>
          </table:table-cell>
          <table:table-cell office:value-type="string" calcext:value-type="string">
            <text:p>Lime and Chili Peanuts - Chillies</text:p>
          </table:table-cell>
        </table:table-row>
        <table:table-row table:style-name="ro4">
          <table:table-cell table:number-columns-repeated="3" office:value-type="string" calcext:value-type="string">
            <text:p>Mayonnaise</text:p>
          </table:table-cell>
        </table:table-row>
        <table:table-row table:style-name="ro4">
          <table:table-cell table:number-columns-repeated="3" office:value-type="string" calcext:value-type="string">
            <text:p>Nandos Peri Sauce</text:p>
          </table:table-cell>
        </table:table-row>
        <table:table-row table:style-name="ro4">
          <table:table-cell table:number-columns-repeated="3" office:value-type="string" calcext:value-type="string">
            <text:p>Note</text:p>
          </table:table-cell>
        </table:table-row>
        <table:table-row table:style-name="ro4">
          <table:table-cell table:number-columns-repeated="3" office:value-type="string" calcext:value-type="string">
            <text:p>Nutribrex</text:p>
          </table:table-cell>
        </table:table-row>
        <table:table-row table:style-name="ro4">
          <table:table-cell table:number-columns-repeated="3" office:value-type="string" calcext:value-type="string">
            <text:p>Oats</text:p>
          </table:table-cell>
        </table:table-row>
        <table:table-row table:style-name="ro4">
          <table:table-cell table:number-columns-repeated="3" office:value-type="string" calcext:value-type="string">
            <text:p>Onion</text:p>
          </table:table-cell>
        </table:table-row>
        <table:table-row table:style-name="ro4">
          <table:table-cell table:number-columns-repeated="3" office:value-type="string" calcext:value-type="string">
            <text:p>Oven Chips</text:p>
          </table:table-cell>
        </table:table-row>
        <table:table-row table:style-name="ro4">
          <table:table-cell table:number-columns-repeated="3" office:value-type="string" calcext:value-type="string">
            <text:p>Paella</text:p>
          </table:table-cell>
        </table:table-row>
        <table:table-row table:style-name="ro4">
          <table:table-cell table:number-columns-repeated="3" office:value-type="string" calcext:value-type="string">
            <text:p>Paprika</text:p>
          </table:table-cell>
        </table:table-row>
        <table:table-row table:style-name="ro4">
          <table:table-cell office:value-type="string" calcext:value-type="string">
            <text:p>Parmaggio Regianna Cheese</text:p>
          </table:table-cell>
          <table:table-cell office:value-type="string" calcext:value-type="string">
            <text:p>Casein/Whey/Lactose</text:p>
          </table:table-cell>
          <table:table-cell table:style-name="ce15" office:value-type="string" calcext:value-type="string">
            <text:p>Parmaggio Regianna Cheese - Casein/Whey/Lactose</text:p>
          </table:table-cell>
        </table:table-row>
        <table:table-row table:style-name="ro4">
          <table:table-cell table:number-columns-repeated="2" office:value-type="string" calcext:value-type="string">
            <text:p>Peanuts</text:p>
          </table:table-cell>
          <table:table-cell office:value-type="string" calcext:value-type="string">
            <text:p>Peanuts – HISTAMINE</text:p>
          </table:table-cell>
        </table:table-row>
        <table:table-row table:style-name="ro4">
          <table:table-cell office:value-type="string" calcext:value-type="string">
            <text:p>Peri Spice Mix</text:p>
          </table:table-cell>
          <table:table-cell office:value-type="string" calcext:value-type="string">
            <text:p>Nightshade Family</text:p>
          </table:table-cell>
          <table:table-cell table:style-name="ce15" office:value-type="string" calcext:value-type="string">
            <text:p>Peri Peri Spice Mix – Nightshade Family – Chillis</text:p>
          </table:table-cell>
        </table:table-row>
        <table:table-row table:style-name="ro4">
          <table:table-cell table:number-columns-repeated="3" office:value-type="string" calcext:value-type="string">
            <text:p>Pistachio</text:p>
          </table:table-cell>
        </table:table-row>
        <table:table-row table:style-name="ro4">
          <table:table-cell table:number-columns-repeated="3" office:value-type="string" calcext:value-type="string">
            <text:p>Popcorn</text:p>
          </table:table-cell>
        </table:table-row>
        <table:table-row table:style-name="ro4">
          <table:table-cell office:value-type="string" calcext:value-type="string">
            <text:p>Poppadum</text:p>
          </table:table-cell>
          <table:table-cell office:value-type="string" calcext:value-type="string">
            <text:p>Wheat/Gluten</text:p>
          </table:table-cell>
          <table:table-cell table:style-name="ce15" office:value-type="string" calcext:value-type="string">
            <text:p>Poppadum - Wheat/Gluten</text:p>
          </table:table-cell>
        </table:table-row>
        <table:table-row table:style-name="ro4">
          <table:table-cell table:number-columns-repeated="3" office:value-type="string" calcext:value-type="string">
            <text:p>Potato Salad (mayo)</text:p>
          </table:table-cell>
        </table:table-row>
        <table:table-row table:style-name="ro4">
          <table:table-cell table:number-columns-repeated="3" office:value-type="string" calcext:value-type="string">
            <text:p>Potatoes</text:p>
          </table:table-cell>
        </table:table-row>
        <table:table-row table:style-name="ro4">
          <table:table-cell table:number-columns-repeated="3" office:value-type="string" calcext:value-type="string">
            <text:p>Protein Shake</text:p>
          </table:table-cell>
        </table:table-row>
        <table:table-row table:style-name="ro4">
          <table:table-cell table:number-columns-repeated="2" office:value-type="string" calcext:value-type="string">
            <text:p>Red Sezchuan Bean Sauce</text:p>
          </table:table-cell>
          <table:table-cell office:value-type="string" calcext:value-type="string">
            <text:p>Red Szechuan Bean Sauce – Wheat/Gluten</text:p>
          </table:table-cell>
        </table:table-row>
        <table:table-row table:style-name="ro4">
          <table:table-cell table:number-columns-repeated="3" office:value-type="string" calcext:value-type="string">
            <text:p>Rice</text:p>
          </table:table-cell>
        </table:table-row>
        <table:table-row table:style-name="ro4">
          <table:table-cell table:style-name="ce16" office:value-type="string" calcext:value-type="string">
            <text:p>Lime and Chili Peanuts</text:p>
          </table:table-cell>
          <table:table-cell office:value-type="string" calcext:value-type="string">
            <text:p>Chillies</text:p>
          </table:table-cell>
          <table:table-cell office:value-type="string" calcext:value-type="string">
            <text:p>Lime and Chili Peanuts - Chillies</text:p>
          </table:table-cell>
        </table:table-row>
        <table:table-row table:style-name="ro4">
          <table:table-cell table:number-columns-repeated="3" office:value-type="string" calcext:value-type="string">
            <text:p>Rice Noodles</text:p>
          </table:table-cell>
        </table:table-row>
        <table:table-row table:style-name="ro4">
          <table:table-cell table:number-columns-repeated="3" office:value-type="string" calcext:value-type="string">
            <text:p>Roast Pork</text:p>
          </table:table-cell>
        </table:table-row>
        <table:table-row table:style-name="ro4">
          <table:table-cell office:value-type="string" calcext:value-type="string">
            <text:p>Ryvita</text:p>
          </table:table-cell>
          <table:table-cell office:value-type="string" calcext:value-type="string">
            <text:p>Wheat/Gluten</text:p>
          </table:table-cell>
          <table:table-cell table:style-name="ce15" office:value-type="string" calcext:value-type="string">
            <text:p>Ryvita - Wheat/Gluten</text:p>
          </table:table-cell>
        </table:table-row>
        <table:table-row table:style-name="ro4">
          <table:table-cell table:number-columns-repeated="3" office:value-type="string" calcext:value-type="string">
            <text:p>Salad</text:p>
          </table:table-cell>
        </table:table-row>
        <table:table-row table:style-name="ro4">
          <table:table-cell office:value-type="string" calcext:value-type="string">
            <text:p>Sausages</text:p>
          </table:table-cell>
          <table:table-cell office:value-type="string" calcext:value-type="string">
            <text:p>Wheat/Gluten</text:p>
          </table:table-cell>
          <table:table-cell table:style-name="ce15" office:value-type="string" calcext:value-type="string">
            <text:p>Sausages - Wheat/Gluten</text:p>
          </table:table-cell>
        </table:table-row>
        <table:table-row table:style-name="ro4">
          <table:table-cell table:number-columns-repeated="3" office:value-type="string" calcext:value-type="string">
            <text:p>Smash Burger (Fresh)</text:p>
          </table:table-cell>
        </table:table-row>
        <table:table-row table:style-name="ro4">
          <table:table-cell office:value-type="string" calcext:value-type="string">
            <text:p>Sourdough Baguette</text:p>
          </table:table-cell>
          <table:table-cell office:value-type="string" calcext:value-type="string">
            <text:p>Wheat/Gluten</text:p>
          </table:table-cell>
          <table:table-cell table:style-name="ce15" office:value-type="string" calcext:value-type="string">
            <text:p>Sourdough Baguette - Wheat/Gluten</text:p>
          </table:table-cell>
        </table:table-row>
        <table:table-row table:style-name="ro4">
          <table:table-cell table:number-columns-repeated="2" office:value-type="string" calcext:value-type="string">
            <text:p>Soy Late (Stourhead)</text:p>
          </table:table-cell>
          <table:table-cell office:value-type="string" calcext:value-type="string">
            <text:p>Coffee</text:p>
          </table:table-cell>
        </table:table-row>
        <table:table-row table:style-name="ro4">
          <table:table-cell table:number-columns-repeated="2" office:value-type="string" calcext:value-type="string">
            <text:p>Spaghetti Bolognaise</text:p>
          </table:table-cell>
          <table:table-cell table:style-name="ce15" office:value-type="string" calcext:value-type="string">
            <text:p>Spaghetti Bolognaise - Wheat/Gluten</text:p>
          </table:table-cell>
        </table:table-row>
        <table:table-row table:style-name="ro4">
          <table:table-cell office:value-type="string" calcext:value-type="string">
            <text:p>Spaghetti</text:p>
          </table:table-cell>
          <table:table-cell office:value-type="string" calcext:value-type="string">
            <text:p>Wheat/Gluten</text:p>
          </table:table-cell>
          <table:table-cell table:style-name="ce15" office:value-type="string" calcext:value-type="string">
            <text:p>Spaghetti - Wheat/Gluten</text:p>
          </table:table-cell>
        </table:table-row>
        <table:table-row table:style-name="ro4">
          <table:table-cell table:number-columns-repeated="3" office:value-type="string" calcext:value-type="string">
            <text:p>Spanish Omelette</text:p>
          </table:table-cell>
        </table:table-row>
        <table:table-row table:style-name="ro4">
          <table:table-cell table:number-columns-repeated="3" office:value-type="string" calcext:value-type="string">
            <text:p>Steak</text:p>
          </table:table-cell>
        </table:table-row>
        <table:table-row table:style-name="ro4">
          <table:table-cell table:number-columns-repeated="3" office:value-type="string" calcext:value-type="string">
            <text:p>Steak / Garlic Butter (Prince William Pub)</text:p>
          </table:table-cell>
        </table:table-row>
        <table:table-row table:style-name="ro4">
          <table:table-cell table:number-columns-repeated="3" office:value-type="string" calcext:value-type="string">
            <text:p>Strawberries</text:p>
          </table:table-cell>
        </table:table-row>
        <table:table-row table:style-name="ro4">
          <table:table-cell office:value-type="string" calcext:value-type="string">
            <text:p>Stuffing Ball (10g Carbs)</text:p>
          </table:table-cell>
          <table:table-cell office:value-type="string" calcext:value-type="string">
            <text:p>Wheat/Gluten</text:p>
          </table:table-cell>
          <table:table-cell table:style-name="ce15" office:value-type="string" calcext:value-type="string">
            <text:p>Stuffing Ball (10g Carbs) - Wheat/Gluten</text:p>
          </table:table-cell>
        </table:table-row>
        <table:table-row table:style-name="ro4">
          <table:table-cell office:value-type="string" calcext:value-type="string">
            <text:p>Stuffing Sage &amp; Onion</text:p>
          </table:table-cell>
          <table:table-cell office:value-type="string" calcext:value-type="string">
            <text:p>Wheat/Gluten</text:p>
          </table:table-cell>
          <table:table-cell table:style-name="ce15" office:value-type="string" calcext:value-type="string">
            <text:p>Stuffing Sage &amp; Onion - Wheat/Gluten</text:p>
          </table:table-cell>
        </table:table-row>
        <table:table-row table:style-name="ro4">
          <table:table-cell table:number-columns-repeated="3" office:value-type="string" calcext:value-type="string">
            <text:p>Sugar</text:p>
          </table:table-cell>
        </table:table-row>
        <table:table-row table:style-name="ro4">
          <table:table-cell table:number-columns-repeated="3" office:value-type="string" calcext:value-type="string">
            <text:p>SUSPECT</text:p>
          </table:table-cell>
        </table:table-row>
        <table:table-row table:style-name="ro4">
          <table:table-cell table:number-columns-repeated="2" office:value-type="string" calcext:value-type="string">
            <text:p>Sweetcorn &amp; Red Pepper Relish</text:p>
          </table:table-cell>
          <table:table-cell office:value-type="string" calcext:value-type="string">
            <text:p>Sweetcorn &amp; Red Pepper Relish – HISTAMINE – Red Pepper</text:p>
          </table:table-cell>
        </table:table-row>
        <table:table-row table:style-name="ro4">
          <table:table-cell office:value-type="string" calcext:value-type="string">
            <text:p>Tiger Roll</text:p>
          </table:table-cell>
          <table:table-cell office:value-type="string" calcext:value-type="string">
            <text:p>Wheat/Gluten</text:p>
          </table:table-cell>
          <table:table-cell table:style-name="ce15" office:value-type="string" calcext:value-type="string">
            <text:p>Tiger Roll - Wheat/Gluten</text:p>
          </table:table-cell>
        </table:table-row>
        <table:table-row table:style-name="ro4">
          <table:table-cell table:number-columns-repeated="3" office:value-type="string" calcext:value-type="string">
            <text:p>Vegetable Stock</text:p>
          </table:table-cell>
        </table:table-row>
        <table:table-row table:style-name="ro4">
          <table:table-cell table:number-columns-repeated="3" office:value-type="string" calcext:value-type="string">
            <text:p>Vegetables</text:p>
          </table:table-cell>
        </table:table-row>
        <table:table-row table:style-name="ro4">
          <table:table-cell table:number-columns-repeated="3" office:value-type="string" calcext:value-type="string">
            <text:p>Walnuts</text:p>
          </table:table-cell>
        </table:table-row>
        <table:table-row table:style-name="ro4">
          <table:table-cell office:value-type="string" calcext:value-type="string">
            <text:p>Weetabix</text:p>
          </table:table-cell>
          <table:table-cell office:value-type="string" calcext:value-type="string">
            <text:p>Wheat/Gluten</text:p>
          </table:table-cell>
          <table:table-cell table:style-name="ce15" office:value-type="string" calcext:value-type="string">
            <text:p>Weetabix - Wheat/Gluten</text:p>
          </table:table-cell>
        </table:table-row>
        <table:table-row table:style-name="ro4">
          <table:table-cell office:value-type="string" calcext:value-type="string">
            <text:p>White baguette</text:p>
          </table:table-cell>
          <table:table-cell office:value-type="string" calcext:value-type="string">
            <text:p>Wheat/Gluten</text:p>
          </table:table-cell>
          <table:table-cell table:style-name="ce15" office:value-type="string" calcext:value-type="string">
            <text:p>White baguette - Wheat/Gluten</text:p>
          </table:table-cell>
        </table:table-row>
        <table:table-row table:style-name="ro4">
          <table:table-cell office:value-type="string" calcext:value-type="string">
            <text:p>White Baguette</text:p>
          </table:table-cell>
          <table:table-cell office:value-type="string" calcext:value-type="string">
            <text:p>Wheat/Gluten</text:p>
          </table:table-cell>
          <table:table-cell table:style-name="ce15" office:value-type="string" calcext:value-type="string">
            <text:p>White Baguette - Wheat/Gluten</text:p>
          </table:table-cell>
        </table:table-row>
        <table:table-row table:style-name="ro4">
          <table:table-cell office:value-type="string" calcext:value-type="string">
            <text:p>Wholemeal Baguette</text:p>
          </table:table-cell>
          <table:table-cell office:value-type="string" calcext:value-type="string">
            <text:p>Wheat/Gluten</text:p>
          </table:table-cell>
          <table:table-cell table:style-name="ce15" office:value-type="string" calcext:value-type="string">
            <text:p>Wholemeal Baguette - Wheat/Gluten</text:p>
          </table:table-cell>
        </table:table-row>
        <table:table-row table:style-name="ro4">
          <table:table-cell office:value-type="string" calcext:value-type="string">
            <text:p>Wholemeal Bap</text:p>
          </table:table-cell>
          <table:table-cell office:value-type="string" calcext:value-type="string">
            <text:p>Wheat/Gluten</text:p>
          </table:table-cell>
          <table:table-cell table:style-name="ce15" office:value-type="string" calcext:value-type="string">
            <text:p>Wholemeal Bap - Wheat/Gluten</text:p>
          </table:table-cell>
        </table:table-row>
        <table:table-row table:style-name="ro4">
          <table:table-cell office:value-type="string" calcext:value-type="string">
            <text:p>Wholemeal Roll</text:p>
          </table:table-cell>
          <table:table-cell office:value-type="string" calcext:value-type="string">
            <text:p>Wheat/Gluten</text:p>
          </table:table-cell>
          <table:table-cell table:style-name="ce15" office:value-type="string" calcext:value-type="string">
            <text:p>Wholemeal Roll - Wheat/Gluten</text:p>
          </table:table-cell>
        </table:table-row>
        <table:table-row table:style-name="ro4">
          <table:table-cell office:value-type="string" calcext:value-type="string">
            <text:p>Yorkshire Pudding</text:p>
          </table:table-cell>
          <table:table-cell office:value-type="string" calcext:value-type="string">
            <text:p>Wheat/Gluten</text:p>
          </table:table-cell>
          <table:table-cell table:style-name="ce15" office:value-type="string" calcext:value-type="string">
            <text:p>Yorkshire Pudding - Wheat/Gluten</text:p>
          </table:table-cell>
        </table:table-row>
        <table:table-row table:style-name="ro4">
          <table:table-cell office:value-type="string" calcext:value-type="string">
            <text:p>Chilli &amp; Lime Peanuts</text:p>
          </table:table-cell>
          <table:table-cell office:value-type="string" calcext:value-type="string">
            <text:p>Nightshade family – Chillis</text:p>
          </table:table-cell>
          <table:table-cell table:style-name="ce15" office:value-type="string" calcext:value-type="string">
            <text:p>Chilli &amp; Lime Peanuts - Nightshade family – Chillis</text:p>
          </table:table-cell>
        </table:table-row>
        <table:table-row table:style-name="ro4">
          <table:table-cell table:number-columns-repeated="3" table:style-name="ce15" office:value-type="string" calcext:value-type="string">
            <text:p>Bacon (Newlyns)</text:p>
          </table:table-cell>
        </table:table-row>
        <table:table-row table:style-name="ro4">
          <table:table-cell table:number-columns-repeated="2" table:style-name="ce15" office:value-type="string" calcext:value-type="string">
            <text:p>Hash Brown (Newlyns)</text:p>
          </table:table-cell>
          <table:table-cell table:style-name="ce15" office:value-type="string" calcext:value-type="string">
            <text:p>SUSPECT – Hash Brown (Newlyns)</text:p>
          </table:table-cell>
        </table:table-row>
        <table:table-row table:style-name="ro4">
          <table:table-cell table:number-columns-repeated="2" table:style-name="ce15" office:value-type="string" calcext:value-type="string">
            <text:p>Soy Latte (Newlyns)</text:p>
          </table:table-cell>
          <table:table-cell table:style-name="ce15" office:value-type="string" calcext:value-type="string">
            <text:p>SUSPECT - Soy Latte (Newlyns)</text:p>
          </table:table-cell>
        </table:table-row>
        <table:table-row table:style-name="ro4">
          <table:table-cell table:number-columns-repeated="3" table:style-name="ce15" office:value-type="string" calcext:value-type="string">
            <text:p>Fried Egg (Newlyns)</text:p>
          </table:table-cell>
        </table:table-row>
        <calcext:conditional-formats>
          <calcext:conditional-format calcext:target-range-address="Suspect_Foods.A89:Suspect_Foods.A89">
            <calcext:condition calcext:apply-style-name="Bad" calcext:value="formula-is([.$D89] = &quot;HEADACHE&quot;)" calcext:base-cell-address="Suspect_Foods.A89"/>
          </calcext:conditional-format>
          <calcext:conditional-format calcext:target-range-address="Suspect_Foods.A89:Suspect_Foods.A89">
            <calcext:condition calcext:apply-style-name="Neutral" calcext:value="formula-is([.$C89]=&quot;X&quot;)" calcext:base-cell-address="Suspect_Foods.A89"/>
          </calcext:conditional-format>
          <calcext:conditional-format calcext:target-range-address="Suspect_Foods.A89:Suspect_Foods.A89">
            <calcext:condition calcext:apply-style-name="New_Day_Underline" calcext:value="formula-is([.$A89]&lt;&gt;[.$A88])" calcext:base-cell-address="Suspect_Foods.A89"/>
          </calcext:conditional-format>
        </calcext:conditional-formats>
      </table:table>
      <table:named-expressions/>
      <table:database-ranges>
        <table:database-range table:name="suspect_foods" table:target-range-address="Suspect_Foods.A1:Suspect_Foods.C124" table:on-update-keep-styles="true" table:on-update-keep-size="false"/>
        <table:database-range table:name="__Anonymous_Sheet_DB__0" table:target-range-address="Tracker_Sheet.A3:Tracker_Sheet.E909">
          <table:filter table:target-range-address="" table:condition-source-range-address="Tracker_Sheet.A3:Tracker_Sheet.M999999" table:display-duplicates="false">
            <table:filter-or>
              <table:filter-and>
                <table:filter-condition table:value="30/05/2025" table:operator="=" table:field-number="0"/>
                <table:filter-condition table:value="12:49" table:operator="=" table:field-number="1"/>
                <table:filter-condition table:value="FOOD" table:operator="=" table:field-number="3"/>
                <table:filter-condition table:value="Potatoes" table:operator="=" table:field-number="4"/>
              </table:filter-and>
              <table:filter-and>
                <table:filter-condition table:value="30/05/2025" table:operator="=" table:field-number="0"/>
                <table:filter-condition table:value="16:14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30/05/2025" table:operator="=" table:field-number="0"/>
                <table:filter-condition table:value="16:14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30/05/2025" table:operator="=" table:field-number="0"/>
                <table:filter-condition table:value="16:14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30/05/2025" table:operator="=" table:field-number="0"/>
                <table:filter-condition table:value="16:14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30/05/2025" table:operator="=" table:field-number="0"/>
                <table:filter-condition table:value="16:14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30/05/2025" table:operator="=" table:field-number="0"/>
                <table:filter-condition table:value="21:15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Capsicum" table:operator="=" table:field-number="4"/>
              </table:filter-and>
              <table:filter-and>
                <table:filter-condition table:value="30/05/2025" table:operator="=" table:field-number="0"/>
                <table:filter-condition table:value="21:15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30/05/2025" table:operator="=" table:field-number="0"/>
                <table:filter-condition table:value="21:15" table:operator="=" table:field-number="1"/>
                <table:filter-condition table:value="FOOD" table:operator="=" table:field-number="3"/>
                <table:filter-condition table:value="Chicken Stock" table:operator="=" table:field-number="4"/>
              </table:filter-and>
              <table:filter-and>
                <table:filter-condition table:value="30/05/2025" table:operator="=" table:field-number="0"/>
                <table:filter-condition table:value="21:15" table:operator="=" table:field-number="1"/>
                <table:filter-condition table:value="FOOD" table:operator="=" table:field-number="3"/>
                <table:filter-condition table:value="Garlic" table:operator="=" table:field-number="4"/>
              </table:filter-and>
              <table:filter-and>
                <table:filter-condition table:value="30/05/2025" table:operator="=" table:field-number="0"/>
                <table:filter-condition table:value="21:15" table:operator="=" table:field-number="1"/>
                <table:filter-condition table:value="FOOD" table:operator="=" table:field-number="3"/>
                <table:filter-condition table:value="Onion" table:operator="=" table:field-number="4"/>
              </table:filter-and>
              <table:filter-and>
                <table:filter-condition table:value="30/05/2025" table:operator="=" table:field-number="0"/>
                <table:filter-condition table:value="21:15" table:operator="=" table:field-number="1"/>
                <table:filter-condition table:value="FOOD" table:operator="=" table:field-number="3"/>
                <table:filter-condition table:value="Paella" table:operator="=" table:field-number="4"/>
              </table:filter-and>
              <table:filter-and>
                <table:filter-condition table:value="30/05/2025" table:operator="=" table:field-number="0"/>
                <table:filter-condition table:value="21:15" table:operator="=" table:field-number="1"/>
                <table:filter-condition table:value="FOOD" table:operator="=" table:field-number="3"/>
                <table:filter-condition table:value="Rice" table:operator="=" table:field-number="4"/>
              </table:filter-and>
              <table:filter-and>
                <table:filter-condition table:value="30/05/2025" table:operator="=" table:field-number="0"/>
                <table:filter-condition table:value="21:16" table:operator="=" table:field-number="1"/>
                <table:filter-condition table:value="FOOD" table:operator="=" table:field-number="3"/>
                <table:filter-condition table:value="Apple" table:operator="=" table:field-number="4"/>
              </table:filter-and>
              <table:filter-and>
                <table:filter-condition table:value="30/05/2025" table:operator="=" table:field-number="0"/>
                <table:filter-condition table:value="21:16" table:operator="=" table:field-number="1"/>
                <table:filter-condition table:value="FOOD" table:operator="=" table:field-number="3"/>
                <table:filter-condition table:value="Strawberries" table:operator="=" table:field-number="4"/>
              </table:filter-and>
              <table:filter-and>
                <table:filter-condition table:value="30/05/2025" table:operator="=" table:field-number="0"/>
                <table:filter-condition table:value="21:16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31/05/2025" table:operator="=" table:field-number="0"/>
                <table:filter-condition table:value="08:31" table:operator="=" table:field-number="1"/>
                <table:filter-condition table:value="HEADACHE" table:operator="=" table:field-number="3"/>
              </table:filter-and>
              <table:filter-and>
                <table:filter-condition table:value="31/05/2025" table:operator="=" table:field-number="0"/>
                <table:filter-condition table:value="13:59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Capsicum" table:operator="=" table:field-number="4"/>
              </table:filter-and>
              <table:filter-and>
                <table:filter-condition table:value="31/05/2025" table:operator="=" table:field-number="0"/>
                <table:filter-condition table:value="13:59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Celery" table:operator="=" table:field-number="4"/>
              </table:filter-and>
              <table:filter-and>
                <table:filter-condition table:value="31/05/2025" table:operator="=" table:field-number="0"/>
                <table:filter-condition table:value="13:59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31/05/2025" table:operator="=" table:field-number="0"/>
                <table:filter-condition table:value="13:59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31/05/2025" table:operator="=" table:field-number="0"/>
                <table:filter-condition table:value="13:59" table:operator="=" table:field-number="1"/>
                <table:filter-condition table:value="FOOD" table:operator="=" table:field-number="3"/>
                <table:filter-condition table:value="GF Sourdough Bread Slice" table:operator="=" table:field-number="4"/>
              </table:filter-and>
              <table:filter-and>
                <table:filter-condition table:value="31/05/2025" table:operator="=" table:field-number="0"/>
                <table:filter-condition table:value="13:59" table:operator="=" table:field-number="1"/>
                <table:filter-condition table:value="FOOD" table:operator="=" table:field-number="3"/>
                <table:filter-condition table:value="GF Sourdough Bread Slice" table:operator="=" table:field-number="4"/>
              </table:filter-and>
              <table:filter-and>
                <table:filter-condition table:value="31/05/2025" table:operator="=" table:field-number="0"/>
                <table:filter-condition table:value="13:59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31/05/2025" table:operator="=" table:field-number="0"/>
                <table:filter-condition table:value="13:59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31/05/2025" table:operator="=" table:field-number="0"/>
                <table:filter-condition table:value="13:59" table:operator="=" table:field-number="1"/>
                <table:filter-condition table:value="FOOD" table:operator="=" table:field-number="3"/>
                <table:filter-condition table:value="Potatoes" table:operator="=" table:field-number="4"/>
              </table:filter-and>
              <table:filter-and>
                <table:filter-condition table:value="31/05/2025" table:operator="=" table:field-number="0"/>
                <table:filter-condition table:value="15:40" table:operator="=" table:field-number="1"/>
                <table:filter-condition table:value="FOOD" table:operator="=" table:field-number="3"/>
                <table:filter-condition table:value="Apple" table:operator="=" table:field-number="4"/>
              </table:filter-and>
              <table:filter-and>
                <table:filter-condition table:value="31/05/2025" table:operator="=" table:field-number="0"/>
                <table:filter-condition table:value="15:40" table:operator="=" table:field-number="1"/>
                <table:filter-condition table:value="FOOD" table:operator="=" table:field-number="3"/>
                <table:filter-condition table:value="Strawberries" table:operator="=" table:field-number="4"/>
              </table:filter-and>
              <table:filter-and>
                <table:filter-condition table:value="31/05/2025" table:operator="=" table:field-number="0"/>
                <table:filter-condition table:value="19:56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Capsicum" table:operator="=" table:field-number="4"/>
              </table:filter-and>
              <table:filter-and>
                <table:filter-condition table:value="31/05/2025" table:operator="=" table:field-number="0"/>
                <table:filter-condition table:value="19:56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31/05/2025" table:operator="=" table:field-number="0"/>
                <table:filter-condition table:value="19:56" table:operator="=" table:field-number="1"/>
                <table:filter-condition table:value="FOOD" table:operator="=" table:field-number="3"/>
                <table:filter-condition table:value="Chicken Stock" table:operator="=" table:field-number="4"/>
              </table:filter-and>
              <table:filter-and>
                <table:filter-condition table:value="31/05/2025" table:operator="=" table:field-number="0"/>
                <table:filter-condition table:value="19:56" table:operator="=" table:field-number="1"/>
                <table:filter-condition table:value="FOOD" table:operator="=" table:field-number="3"/>
                <table:filter-condition table:value="Onion" table:operator="=" table:field-number="4"/>
              </table:filter-and>
              <table:filter-and>
                <table:filter-condition table:value="31/05/2025" table:operator="=" table:field-number="0"/>
                <table:filter-condition table:value="19:56" table:operator="=" table:field-number="1"/>
                <table:filter-condition table:value="FOOD" table:operator="=" table:field-number="3"/>
                <table:filter-condition table:value="Rice" table:operator="=" table:field-number="4"/>
              </table:filter-and>
              <table:filter-and>
                <table:filter-condition table:value="01/06/2025" table:operator="=" table:field-number="0"/>
                <table:filter-condition table:value="08:12" table:operator="=" table:field-number="1"/>
                <table:filter-condition table:value="HEADACHE" table:operator="=" table:field-number="3"/>
                <table:filter-condition table:value="RECORD" table:operator="=" table:field-number="4"/>
              </table:filter-and>
              <table:filter-and>
                <table:filter-condition table:value="01/06/2025" table:operator="=" table:field-number="0"/>
                <table:filter-condition table:value="11:34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01/06/2025" table:operator="=" table:field-number="0"/>
                <table:filter-condition table:value="11:34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01/06/2025" table:operator="=" table:field-number="0"/>
                <table:filter-condition table:value="11:34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01/06/2025" table:operator="=" table:field-number="0"/>
                <table:filter-condition table:value="11:34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01/06/2025" table:operator="=" table:field-number="0"/>
                <table:filter-condition table:value="11:34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01/06/2025" table:operator="=" table:field-number="0"/>
                <table:filter-condition table:value="16:19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01/06/2025" table:operator="=" table:field-number="0"/>
                <table:filter-condition table:value="16:19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01/06/2025" table:operator="=" table:field-number="0"/>
                <table:filter-condition table:value="16:19" table:operator="=" table:field-number="1"/>
                <table:filter-condition table:value="FOOD" table:operator="=" table:field-number="3"/>
                <table:filter-condition table:value="GF Sourdough Bread Slice" table:operator="=" table:field-number="4"/>
              </table:filter-and>
              <table:filter-and>
                <table:filter-condition table:value="01/06/2025" table:operator="=" table:field-number="0"/>
                <table:filter-condition table:value="16:19" table:operator="=" table:field-number="1"/>
                <table:filter-condition table:value="FOOD" table:operator="=" table:field-number="3"/>
                <table:filter-condition table:value="GF Sourdough Bread Slice" table:operator="=" table:field-number="4"/>
              </table:filter-and>
              <table:filter-and>
                <table:filter-condition table:value="01/06/2025" table:operator="=" table:field-number="0"/>
                <table:filter-condition table:value="16:19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01/06/2025" table:operator="=" table:field-number="0"/>
                <table:filter-condition table:value="16:19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01/06/2025" table:operator="=" table:field-number="0"/>
                <table:filter-condition table:value="16:20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Capsicum" table:operator="=" table:field-number="4"/>
              </table:filter-and>
              <table:filter-and>
                <table:filter-condition table:value="01/06/2025" table:operator="=" table:field-number="0"/>
                <table:filter-condition table:value="16:20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Celery" table:operator="=" table:field-number="4"/>
              </table:filter-and>
              <table:filter-and>
                <table:filter-condition table:value="01/06/2025" table:operator="=" table:field-number="0"/>
                <table:filter-condition table:value="16:20" table:operator="=" table:field-number="1"/>
                <table:filter-condition table:value="FOOD" table:operator="=" table:field-number="3"/>
                <table:filter-condition table:value="Potatoes" table:operator="=" table:field-number="4"/>
              </table:filter-and>
              <table:filter-and>
                <table:filter-condition table:value="02/06/2025" table:operator="=" table:field-number="0"/>
                <table:filter-condition table:value="09:55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02/06/2025" table:operator="=" table:field-number="0"/>
                <table:filter-condition table:value="09:55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02/06/2025" table:operator="=" table:field-number="0"/>
                <table:filter-condition table:value="09:55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02/06/2025" table:operator="=" table:field-number="0"/>
                <table:filter-condition table:value="09:55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02/06/2025" table:operator="=" table:field-number="0"/>
                <table:filter-condition table:value="20:55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Frozen Burgers" table:operator="=" table:field-number="4"/>
              </table:filter-and>
              <table:filter-and>
                <table:filter-condition table:value="02/06/2025" table:operator="=" table:field-number="0"/>
                <table:filter-condition table:value="20:55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Frozen Burgers" table:operator="=" table:field-number="4"/>
              </table:filter-and>
              <table:filter-and>
                <table:filter-condition table:value="02/06/2025" table:operator="=" table:field-number="0"/>
                <table:filter-condition table:value="20:55" table:operator="=" table:field-number="1"/>
                <table:filter-condition table:value="FOOD" table:operator="=" table:field-number="3"/>
                <table:filter-condition table:value="GF (Promise) White Muffin Roll" table:operator="=" table:field-number="4"/>
              </table:filter-and>
              <table:filter-and>
                <table:filter-condition table:value="02/06/2025" table:operator="=" table:field-number="0"/>
                <table:filter-condition table:value="20:55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02/06/2025" table:operator="=" table:field-number="0"/>
                <table:filter-condition table:value="20:55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02/06/2025" table:operator="=" table:field-number="0"/>
                <table:filter-condition table:value="20:55" table:operator="=" table:field-number="1"/>
                <table:filter-condition table:value="FOOD" table:operator="=" table:field-number="3"/>
                <table:filter-condition table:value="Salad" table:operator="=" table:field-number="4"/>
              </table:filter-and>
              <table:filter-and>
                <table:filter-condition table:value="02/06/2025" table:operator="=" table:field-number="0"/>
                <table:filter-condition table:value="20:55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Spaghetti Bolognaise" table:operator="=" table:field-number="4"/>
              </table:filter-and>
              <table:filter-and>
                <table:filter-condition table:value="02/06/2025" table:operator="=" table:field-number="0"/>
                <table:filter-condition table:value="20:56" table:operator="=" table:field-number="1"/>
                <table:filter-condition table:value="FOOD" table:operator="=" table:field-number="3"/>
                <table:filter-condition table:value="Apple" table:operator="=" table:field-number="4"/>
              </table:filter-and>
              <table:filter-and>
                <table:filter-condition table:value="02/06/2025" table:operator="=" table:field-number="0"/>
                <table:filter-condition table:value="20:56" table:operator="=" table:field-number="1"/>
                <table:filter-condition table:value="FOOD" table:operator="=" table:field-number="3"/>
                <table:filter-condition table:value="Strawberries" table:operator="=" table:field-number="4"/>
              </table:filter-and>
              <table:filter-and>
                <table:filter-condition table:value="03/06/2025" table:operator="=" table:field-number="0"/>
                <table:filter-condition table:value="07:50" table:operator="=" table:field-number="1"/>
                <table:filter-condition table:value="HEADACHE" table:operator="=" table:field-number="3"/>
                <table:filter-condition table:value="RECORD" table:operator="=" table:field-number="4"/>
              </table:filter-and>
              <table:filter-and>
                <table:filter-condition table:value="03/06/2025" table:operator="=" table:field-number="0"/>
                <table:filter-condition table:value="08:44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03/06/2025" table:operator="=" table:field-number="0"/>
                <table:filter-condition table:value="08:44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03/06/2025" table:operator="=" table:field-number="0"/>
                <table:filter-condition table:value="08:44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03/06/2025" table:operator="=" table:field-number="0"/>
                <table:filter-condition table:value="08:44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03/06/2025" table:operator="=" table:field-number="0"/>
                <table:filter-condition table:value="08:44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04/06/2025" table:operator="=" table:field-number="0"/>
                <table:filter-condition table:value="07:45" table:operator="=" table:field-number="1"/>
                <table:filter-condition table:value="HEADACHE" table:operator="=" table:field-number="3"/>
                <table:filter-condition table:value="RECORD" table:operator="=" table:field-number="4"/>
              </table:filter-and>
              <table:filter-and>
                <table:filter-condition table:value="04/06/2025" table:operator="=" table:field-number="0"/>
                <table:filter-condition table:value="07:50" table:operator="=" table:field-number="1"/>
                <table:filter-condition table:value="HEADACHE" table:operator="=" table:field-number="3"/>
                <table:filter-condition table:value="RECORD" table:operator="=" table:field-number="4"/>
              </table:filter-and>
              <table:filter-and>
                <table:filter-condition table:value="04/06/2025" table:operator="=" table:field-number="0"/>
                <table:filter-condition table:value="08:19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04/06/2025" table:operator="=" table:field-number="0"/>
                <table:filter-condition table:value="08:19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04/06/2025" table:operator="=" table:field-number="0"/>
                <table:filter-condition table:value="08:19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04/06/2025" table:operator="=" table:field-number="0"/>
                <table:filter-condition table:value="08:19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04/06/2025" table:operator="=" table:field-number="0"/>
                <table:filter-condition table:value="08:19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04/06/2025" table:operator="=" table:field-number="0"/>
                <table:filter-condition table:value="13:27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04/06/2025" table:operator="=" table:field-number="0"/>
                <table:filter-condition table:value="13:27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04/06/2025" table:operator="=" table:field-number="0"/>
                <table:filter-condition table:value="13:27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04/06/2025" table:operator="=" table:field-number="0"/>
                <table:filter-condition table:value="13:27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04/06/2025" table:operator="=" table:field-number="0"/>
                <table:filter-condition table:value="13:27" table:operator="=" table:field-number="1"/>
                <table:filter-condition table:value="FOOD" table:operator="=" table:field-number="3"/>
                <table:filter-condition table:value="Potatoes" table:operator="=" table:field-number="4"/>
              </table:filter-and>
              <table:filter-and>
                <table:filter-condition table:value="04/06/2025" table:operator="=" table:field-number="0"/>
                <table:filter-condition table:value="13:27" table:operator="=" table:field-number="1"/>
                <table:filter-condition table:value="FOOD" table:operator="=" table:field-number="3"/>
                <table:filter-condition table:value="Strawberries" table:operator="=" table:field-number="4"/>
              </table:filter-and>
              <table:filter-and>
                <table:filter-condition table:value="04/06/2025" table:operator="=" table:field-number="0"/>
                <table:filter-condition table:value="19:51" table:operator="=" table:field-number="1"/>
                <table:filter-condition table:value="FOOD" table:operator="=" table:field-number="3"/>
                <table:filter-condition table:value="Apple" table:operator="=" table:field-number="4"/>
              </table:filter-and>
              <table:filter-and>
                <table:filter-condition table:value="04/06/2025" table:operator="=" table:field-number="0"/>
                <table:filter-condition table:value="19:51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04/06/2025" table:operator="=" table:field-number="0"/>
                <table:filter-condition table:value="19:51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04/06/2025" table:operator="=" table:field-number="0"/>
                <table:filter-condition table:value="19:51" table:operator="=" table:field-number="1"/>
                <table:filter-condition table:value="FOOD" table:operator="=" table:field-number="3"/>
                <table:filter-condition table:value="GF Crumpet (ugh!)" table:operator="=" table:field-number="4"/>
              </table:filter-and>
              <table:filter-and>
                <table:filter-condition table:value="04/06/2025" table:operator="=" table:field-number="0"/>
                <table:filter-condition table:value="19:51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04/06/2025" table:operator="=" table:field-number="0"/>
                <table:filter-condition table:value="19:51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04/06/2025" table:operator="=" table:field-number="0"/>
                <table:filter-condition table:value="19:51" table:operator="=" table:field-number="1"/>
                <table:filter-condition table:value="FOOD" table:operator="=" table:field-number="3"/>
                <table:filter-condition table:value="Potatoes" table:operator="=" table:field-number="4"/>
              </table:filter-and>
              <table:filter-and>
                <table:filter-condition table:value="04/06/2025" table:operator="=" table:field-number="0"/>
                <table:filter-condition table:value="19:51" table:operator="=" table:field-number="1"/>
                <table:filter-condition table:value="FOOD" table:operator="=" table:field-number="3"/>
                <table:filter-condition table:value="Strawberries" table:operator="=" table:field-number="4"/>
              </table:filter-and>
              <table:filter-and>
                <table:filter-condition table:value="05/06/2025" table:operator="=" table:field-number="0"/>
                <table:filter-condition table:value="09:39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05/06/2025" table:operator="=" table:field-number="0"/>
                <table:filter-condition table:value="09:39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05/06/2025" table:operator="=" table:field-number="0"/>
                <table:filter-condition table:value="09:39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05/06/2025" table:operator="=" table:field-number="0"/>
                <table:filter-condition table:value="09:39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05/06/2025" table:operator="=" table:field-number="0"/>
                <table:filter-condition table:value="09:39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05/06/2025" table:operator="=" table:field-number="0"/>
                <table:filter-condition table:value="13:14" table:operator="=" table:field-number="1"/>
                <table:filter-condition table:value="FOOD" table:operator="=" table:field-number="3"/>
                <table:filter-condition table:value="Bacon" table:operator="=" table:field-number="4"/>
              </table:filter-and>
              <table:filter-and>
                <table:filter-condition table:value="05/06/2025" table:operator="=" table:field-number="0"/>
                <table:filter-condition table:value="13:14" table:operator="=" table:field-number="1"/>
                <table:filter-condition table:value="FOOD" table:operator="=" table:field-number="3"/>
                <table:filter-condition table:value="Bacon" table:operator="=" table:field-number="4"/>
              </table:filter-and>
              <table:filter-and>
                <table:filter-condition table:value="05/06/2025" table:operator="=" table:field-number="0"/>
                <table:filter-condition table:value="13:14" table:operator="=" table:field-number="1"/>
                <table:filter-condition table:value="FOOD" table:operator="=" table:field-number="3"/>
                <table:filter-condition table:value="Bacon" table:operator="=" table:field-number="4"/>
              </table:filter-and>
              <table:filter-and>
                <table:filter-condition table:value="05/06/2025" table:operator="=" table:field-number="0"/>
                <table:filter-condition table:value="13:14" table:operator="=" table:field-number="1"/>
                <table:filter-condition table:value="FOOD" table:operator="=" table:field-number="3"/>
                <table:filter-condition table:value="Potatoes" table:operator="=" table:field-number="4"/>
              </table:filter-and>
              <table:filter-and>
                <table:filter-condition table:value="05/06/2025" table:operator="=" table:field-number="0"/>
                <table:filter-condition table:value="13:15" table:operator="=" table:field-number="1"/>
                <table:filter-condition table:value="FOOD" table:operator="=" table:field-number="3"/>
                <table:filter-condition table:value="Egg" table:operator="=" table:field-number="4"/>
              </table:filter-and>
              <table:filter-and>
                <table:filter-condition table:value="05/06/2025" table:operator="=" table:field-number="0"/>
                <table:filter-condition table:value="13:15" table:operator="=" table:field-number="1"/>
                <table:filter-condition table:value="FOOD" table:operator="=" table:field-number="3"/>
                <table:filter-condition table:value="Egg" table:operator="=" table:field-number="4"/>
              </table:filter-and>
              <table:filter-and>
                <table:filter-condition table:value="05/06/2025" table:operator="=" table:field-number="0"/>
                <table:filter-condition table:value="13:15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Lime and Chili Peanuts" table:operator="=" table:field-number="4"/>
              </table:filter-and>
              <table:filter-and>
                <table:filter-condition table:value="06/06/2025" table:operator="=" table:field-number="0"/>
                <table:filter-condition table:value="08:56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06/06/2025" table:operator="=" table:field-number="0"/>
                <table:filter-condition table:value="08:56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06/06/2025" table:operator="=" table:field-number="0"/>
                <table:filter-condition table:value="08:56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06/06/2025" table:operator="=" table:field-number="0"/>
                <table:filter-condition table:value="08:56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06/06/2025" table:operator="=" table:field-number="0"/>
                <table:filter-condition table:value="08:56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06/06/2025" table:operator="=" table:field-number="0"/>
                <table:filter-condition table:value="12:15" table:operator="=" table:field-number="1"/>
                <table:filter-condition table:value="HEADACHE" table:operator="=" table:field-number="3"/>
                <table:filter-condition table:value="RECORD" table:operator="=" table:field-number="4"/>
              </table:filter-and>
              <table:filter-and>
                <table:filter-condition table:value="06/06/2025" table:operator="=" table:field-number="0"/>
                <table:filter-condition table:value="13:04" table:operator="=" table:field-number="1"/>
                <table:filter-condition table:value="FOOD" table:operator="=" table:field-number="3"/>
                <table:filter-condition table:value="Bacon" table:operator="=" table:field-number="4"/>
              </table:filter-and>
              <table:filter-and>
                <table:filter-condition table:value="06/06/2025" table:operator="=" table:field-number="0"/>
                <table:filter-condition table:value="13:04" table:operator="=" table:field-number="1"/>
                <table:filter-condition table:value="FOOD" table:operator="=" table:field-number="3"/>
                <table:filter-condition table:value="Bacon" table:operator="=" table:field-number="4"/>
              </table:filter-and>
              <table:filter-and>
                <table:filter-condition table:value="06/06/2025" table:operator="=" table:field-number="0"/>
                <table:filter-condition table:value="13:04" table:operator="=" table:field-number="1"/>
                <table:filter-condition table:value="FOOD" table:operator="=" table:field-number="3"/>
                <table:filter-condition table:value="Bacon" table:operator="=" table:field-number="4"/>
              </table:filter-and>
              <table:filter-and>
                <table:filter-condition table:value="06/06/2025" table:operator="=" table:field-number="0"/>
                <table:filter-condition table:value="13:04" table:operator="=" table:field-number="1"/>
                <table:filter-condition table:value="FOOD" table:operator="=" table:field-number="3"/>
                <table:filter-condition table:value="GF Sourdough Bread Slice" table:operator="=" table:field-number="4"/>
              </table:filter-and>
              <table:filter-and>
                <table:filter-condition table:value="06/06/2025" table:operator="=" table:field-number="0"/>
                <table:filter-condition table:value="13:04" table:operator="=" table:field-number="1"/>
                <table:filter-condition table:value="FOOD" table:operator="=" table:field-number="3"/>
                <table:filter-condition table:value="GF Sourdough Bread Slice" table:operator="=" table:field-number="4"/>
              </table:filter-and>
              <table:filter-and>
                <table:filter-condition table:value="06/06/2025" table:operator="=" table:field-number="0"/>
                <table:filter-condition table:value="13:04" table:operator="=" table:field-number="1"/>
                <table:filter-condition table:value="FOOD" table:operator="=" table:field-number="3"/>
                <table:filter-condition table:value="Potatoes" table:operator="=" table:field-number="4"/>
              </table:filter-and>
              <table:filter-and>
                <table:filter-condition table:value="06/06/2025" table:operator="=" table:field-number="0"/>
                <table:filter-condition table:value="20:04" table:operator="=" table:field-number="1"/>
                <table:filter-condition table:value="FOOD" table:operator="=" table:field-number="3"/>
                <table:filter-condition table:value="Apple" table:operator="=" table:field-number="4"/>
              </table:filter-and>
              <table:filter-and>
                <table:filter-condition table:value="06/06/2025" table:operator="=" table:field-number="0"/>
                <table:filter-condition table:value="20:04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Black Bean Sauce" table:operator="=" table:field-number="4"/>
              </table:filter-and>
              <table:filter-and>
                <table:filter-condition table:value="06/06/2025" table:operator="=" table:field-number="0"/>
                <table:filter-condition table:value="20:04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Capsicum" table:operator="=" table:field-number="4"/>
              </table:filter-and>
              <table:filter-and>
                <table:filter-condition table:value="06/06/2025" table:operator="=" table:field-number="0"/>
                <table:filter-condition table:value="20:04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06/06/2025" table:operator="=" table:field-number="0"/>
                <table:filter-condition table:value="20:04" table:operator="=" table:field-number="1"/>
                <table:filter-condition table:value="FOOD" table:operator="=" table:field-number="3"/>
                <table:filter-condition table:value="Onion" table:operator="=" table:field-number="4"/>
              </table:filter-and>
              <table:filter-and>
                <table:filter-condition table:value="06/06/2025" table:operator="=" table:field-number="0"/>
                <table:filter-condition table:value="20:04" table:operator="=" table:field-number="1"/>
                <table:filter-condition table:value="FOOD" table:operator="=" table:field-number="3"/>
                <table:filter-condition table:value="Rice" table:operator="=" table:field-number="4"/>
              </table:filter-and>
              <table:filter-and>
                <table:filter-condition table:value="06/06/2025" table:operator="=" table:field-number="0"/>
                <table:filter-condition table:value="20:04" table:operator="=" table:field-number="1"/>
                <table:filter-condition table:value="FOOD" table:operator="=" table:field-number="3"/>
                <table:filter-condition table:value="Strawberries" table:operator="=" table:field-number="4"/>
              </table:filter-and>
              <table:filter-and>
                <table:filter-condition table:value="06/06/2025" table:operator="=" table:field-number="0"/>
                <table:filter-condition table:value="22:04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06/06/2025" table:operator="=" table:field-number="0"/>
                <table:filter-condition table:value="22:04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06/06/2025" table:operator="=" table:field-number="0"/>
                <table:filter-condition table:value="22:04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06/06/2025" table:operator="=" table:field-number="0"/>
                <table:filter-condition table:value="22:04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07/06/2025" table:operator="=" table:field-number="0"/>
                <table:filter-condition table:value="08:30" table:operator="=" table:field-number="1"/>
                <table:filter-condition table:value="HEADACHE" table:operator="=" table:field-number="3"/>
                <table:filter-condition table:value="RECORD" table:operator="=" table:field-number="4"/>
              </table:filter-and>
              <table:filter-and>
                <table:filter-condition table:value="07/06/2025" table:operator="=" table:field-number="0"/>
                <table:filter-condition table:value="09:00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07/06/2025" table:operator="=" table:field-number="0"/>
                <table:filter-condition table:value="09:00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07/06/2025" table:operator="=" table:field-number="0"/>
                <table:filter-condition table:value="09:00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07/06/2025" table:operator="=" table:field-number="0"/>
                <table:filter-condition table:value="09:00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07/06/2025" table:operator="=" table:field-number="0"/>
                <table:filter-condition table:value="09:00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07/06/2025" table:operator="=" table:field-number="0"/>
                <table:filter-condition table:value="20:03" table:operator="=" table:field-number="1"/>
                <table:filter-condition table:value="FOOD" table:operator="=" table:field-number="3"/>
                <table:filter-condition table:value="GF Singapore Chow Mein (GF Spaghetti)" table:operator="=" table:field-number="4"/>
              </table:filter-and>
              <table:filter-and>
                <table:filter-condition table:value="08/06/2025" table:operator="=" table:field-number="0"/>
                <table:filter-condition table:value="13:19" table:operator="=" table:field-number="1"/>
                <table:filter-condition table:value="FOOD" table:operator="=" table:field-number="3"/>
                <table:filter-condition table:value="Bacon" table:operator="=" table:field-number="4"/>
              </table:filter-and>
              <table:filter-and>
                <table:filter-condition table:value="08/06/2025" table:operator="=" table:field-number="0"/>
                <table:filter-condition table:value="13:19" table:operator="=" table:field-number="1"/>
                <table:filter-condition table:value="FOOD" table:operator="=" table:field-number="3"/>
                <table:filter-condition table:value="Bacon" table:operator="=" table:field-number="4"/>
              </table:filter-and>
              <table:filter-and>
                <table:filter-condition table:value="08/06/2025" table:operator="=" table:field-number="0"/>
                <table:filter-condition table:value="13:19" table:operator="=" table:field-number="1"/>
                <table:filter-condition table:value="FOOD" table:operator="=" table:field-number="3"/>
                <table:filter-condition table:value="Bacon" table:operator="=" table:field-number="4"/>
              </table:filter-and>
              <table:filter-and>
                <table:filter-condition table:value="08/06/2025" table:operator="=" table:field-number="0"/>
                <table:filter-condition table:value="13:19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08/06/2025" table:operator="=" table:field-number="0"/>
                <table:filter-condition table:value="13:19" table:operator="=" table:field-number="1"/>
                <table:filter-condition table:value="FOOD" table:operator="=" table:field-number="3"/>
                <table:filter-condition table:value="Egg" table:operator="=" table:field-number="4"/>
              </table:filter-and>
              <table:filter-and>
                <table:filter-condition table:value="08/06/2025" table:operator="=" table:field-number="0"/>
                <table:filter-condition table:value="13:19" table:operator="=" table:field-number="1"/>
                <table:filter-condition table:value="FOOD" table:operator="=" table:field-number="3"/>
                <table:filter-condition table:value="Egg" table:operator="=" table:field-number="4"/>
              </table:filter-and>
              <table:filter-and>
                <table:filter-condition table:value="08/06/2025" table:operator="=" table:field-number="0"/>
                <table:filter-condition table:value="13:19" table:operator="=" table:field-number="1"/>
                <table:filter-condition table:value="FOOD" table:operator="=" table:field-number="3"/>
                <table:filter-condition table:value="Hash Brown" table:operator="=" table:field-number="4"/>
              </table:filter-and>
              <table:filter-and>
                <table:filter-condition table:value="08/06/2025" table:operator="=" table:field-number="0"/>
                <table:filter-condition table:value="13:19" table:operator="=" table:field-number="1"/>
                <table:filter-condition table:value="FOOD" table:operator="=" table:field-number="3"/>
                <table:filter-condition table:value="Hash Brown" table:operator="=" table:field-number="4"/>
              </table:filter-and>
              <table:filter-and>
                <table:filter-condition table:value="08/06/2025" table:operator="=" table:field-number="0"/>
                <table:filter-condition table:value="13:19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08/06/2025" table:operator="=" table:field-number="0"/>
                <table:filter-condition table:value="13:19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08/06/2025" table:operator="=" table:field-number="0"/>
                <table:filter-condition table:value="13:19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08/06/2025" table:operator="=" table:field-number="0"/>
                <table:filter-condition table:value="13:19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08/06/2025" table:operator="=" table:field-number="0"/>
                <table:filter-condition table:value="20:35" table:operator="=" table:field-number="1"/>
                <table:filter-condition table:value="FOOD" table:operator="=" table:field-number="3"/>
                <table:filter-condition table:value="Apple" table:operator="=" table:field-number="4"/>
              </table:filter-and>
              <table:filter-and>
                <table:filter-condition table:value="08/06/2025" table:operator="=" table:field-number="0"/>
                <table:filter-condition table:value="20:35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Capsicum" table:operator="=" table:field-number="4"/>
              </table:filter-and>
              <table:filter-and>
                <table:filter-condition table:value="08/06/2025" table:operator="=" table:field-number="0"/>
                <table:filter-condition table:value="20:35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Celery" table:operator="=" table:field-number="4"/>
              </table:filter-and>
              <table:filter-and>
                <table:filter-condition table:value="08/06/2025" table:operator="=" table:field-number="0"/>
                <table:filter-condition table:value="20:35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08/06/2025" table:operator="=" table:field-number="0"/>
                <table:filter-condition table:value="20:35" table:operator="=" table:field-number="1"/>
                <table:filter-condition table:value="FOOD" table:operator="=" table:field-number="3"/>
                <table:filter-condition table:value="Chicken Stock" table:operator="=" table:field-number="4"/>
              </table:filter-and>
              <table:filter-and>
                <table:filter-condition table:value="08/06/2025" table:operator="=" table:field-number="0"/>
                <table:filter-condition table:value="20:35" table:operator="=" table:field-number="1"/>
                <table:filter-condition table:value="FOOD" table:operator="=" table:field-number="3"/>
                <table:filter-condition table:value="Egg" table:operator="=" table:field-number="4"/>
              </table:filter-and>
              <table:filter-and>
                <table:filter-condition table:value="08/06/2025" table:operator="=" table:field-number="0"/>
                <table:filter-condition table:value="20:35" table:operator="=" table:field-number="1"/>
                <table:filter-condition table:value="FOOD" table:operator="=" table:field-number="3"/>
                <table:filter-condition table:value="Garlic" table:operator="=" table:field-number="4"/>
              </table:filter-and>
              <table:filter-and>
                <table:filter-condition table:value="08/06/2025" table:operator="=" table:field-number="0"/>
                <table:filter-condition table:value="20:35" table:operator="=" table:field-number="1"/>
                <table:filter-condition table:value="FOOD" table:operator="=" table:field-number="3"/>
                <table:filter-condition table:value="Onion" table:operator="=" table:field-number="4"/>
              </table:filter-and>
              <table:filter-and>
                <table:filter-condition table:value="08/06/2025" table:operator="=" table:field-number="0"/>
                <table:filter-condition table:value="20:35" table:operator="=" table:field-number="1"/>
                <table:filter-condition table:value="FOOD" table:operator="=" table:field-number="3"/>
                <table:filter-condition table:value="Rice" table:operator="=" table:field-number="4"/>
              </table:filter-and>
              <table:filter-and>
                <table:filter-condition table:value="08/06/2025" table:operator="=" table:field-number="0"/>
                <table:filter-condition table:value="20:35" table:operator="=" table:field-number="1"/>
                <table:filter-condition table:value="FOOD" table:operator="=" table:field-number="3"/>
                <table:filter-condition table:value="Strawberries" table:operator="=" table:field-number="4"/>
              </table:filter-and>
              <table:filter-and>
                <table:filter-condition table:value="09/06/2025" table:operator="=" table:field-number="0"/>
                <table:filter-condition table:value="08:41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09/06/2025" table:operator="=" table:field-number="0"/>
                <table:filter-condition table:value="08:41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09/06/2025" table:operator="=" table:field-number="0"/>
                <table:filter-condition table:value="08:41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09/06/2025" table:operator="=" table:field-number="0"/>
                <table:filter-condition table:value="08:41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09/06/2025" table:operator="=" table:field-number="0"/>
                <table:filter-condition table:value="08:41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10/06/2025" table:operator="=" table:field-number="0"/>
                <table:filter-condition table:value="11:19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10/06/2025" table:operator="=" table:field-number="0"/>
                <table:filter-condition table:value="11:19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10/06/2025" table:operator="=" table:field-number="0"/>
                <table:filter-condition table:value="11:20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10/06/2025" table:operator="=" table:field-number="0"/>
                <table:filter-condition table:value="11:20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10/06/2025" table:operator="=" table:field-number="0"/>
                <table:filter-condition table:value="11:20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10/06/2025" table:operator="=" table:field-number="0"/>
                <table:filter-condition table:value="13:42" table:operator="=" table:field-number="1"/>
                <table:filter-condition table:value="FOOD" table:operator="=" table:field-number="3"/>
                <table:filter-condition table:value="Apple" table:operator="=" table:field-number="4"/>
              </table:filter-and>
              <table:filter-and>
                <table:filter-condition table:value="10/06/2025" table:operator="=" table:field-number="0"/>
                <table:filter-condition table:value="13:42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10/06/2025" table:operator="=" table:field-number="0"/>
                <table:filter-condition table:value="13:42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10/06/2025" table:operator="=" table:field-number="0"/>
                <table:filter-condition table:value="13:42" table:operator="=" table:field-number="1"/>
                <table:filter-condition table:value="FOOD" table:operator="=" table:field-number="3"/>
                <table:filter-condition table:value="GF Sourdough Bread Slice" table:operator="=" table:field-number="4"/>
              </table:filter-and>
              <table:filter-and>
                <table:filter-condition table:value="10/06/2025" table:operator="=" table:field-number="0"/>
                <table:filter-condition table:value="13:42" table:operator="=" table:field-number="1"/>
                <table:filter-condition table:value="FOOD" table:operator="=" table:field-number="3"/>
                <table:filter-condition table:value="GF Sourdough Bread Slice" table:operator="=" table:field-number="4"/>
              </table:filter-and>
              <table:filter-and>
                <table:filter-condition table:value="10/06/2025" table:operator="=" table:field-number="0"/>
                <table:filter-condition table:value="13:42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10/06/2025" table:operator="=" table:field-number="0"/>
                <table:filter-condition table:value="13:42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10/06/2025" table:operator="=" table:field-number="0"/>
                <table:filter-condition table:value="13:42" table:operator="=" table:field-number="1"/>
                <table:filter-condition table:value="FOOD" table:operator="=" table:field-number="3"/>
                <table:filter-condition table:value="Potatoes" table:operator="=" table:field-number="4"/>
              </table:filter-and>
              <table:filter-and>
                <table:filter-condition table:value="10/06/2025" table:operator="=" table:field-number="0"/>
                <table:filter-condition table:value="13:42" table:operator="=" table:field-number="1"/>
                <table:filter-condition table:value="FOOD" table:operator="=" table:field-number="3"/>
                <table:filter-condition table:value="Strawberries" table:operator="=" table:field-number="4"/>
              </table:filter-and>
              <table:filter-and>
                <table:filter-condition table:value="10/06/2025" table:operator="=" table:field-number="0"/>
                <table:filter-condition table:value="13:49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10/06/2025" table:operator="=" table:field-number="0"/>
                <table:filter-condition table:value="20:15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10/06/2025" table:operator="=" table:field-number="0"/>
                <table:filter-condition table:value="20:16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Capsicum" table:operator="=" table:field-number="4"/>
              </table:filter-and>
              <table:filter-and>
                <table:filter-condition table:value="10/06/2025" table:operator="=" table:field-number="0"/>
                <table:filter-condition table:value="20:16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10/06/2025" table:operator="=" table:field-number="0"/>
                <table:filter-condition table:value="20:16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10/06/2025" table:operator="=" table:field-number="0"/>
                <table:filter-condition table:value="20:16" table:operator="=" table:field-number="1"/>
                <table:filter-condition table:value="FOOD" table:operator="=" table:field-number="3"/>
                <table:filter-condition table:value="Spanish Omelette" table:operator="=" table:field-number="4"/>
              </table:filter-and>
              <table:filter-and>
                <table:filter-condition table:value="11/06/2025" table:operator="=" table:field-number="0"/>
                <table:filter-condition table:value="12:56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11/06/2025" table:operator="=" table:field-number="0"/>
                <table:filter-condition table:value="12:56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11/06/2025" table:operator="=" table:field-number="0"/>
                <table:filter-condition table:value="12:56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11/06/2025" table:operator="=" table:field-number="0"/>
                <table:filter-condition table:value="12:57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Capsicum" table:operator="=" table:field-number="4"/>
              </table:filter-and>
              <table:filter-and>
                <table:filter-condition table:value="11/06/2025" table:operator="=" table:field-number="0"/>
                <table:filter-condition table:value="12:57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Celery" table:operator="=" table:field-number="4"/>
              </table:filter-and>
              <table:filter-and>
                <table:filter-condition table:value="11/06/2025" table:operator="=" table:field-number="0"/>
                <table:filter-condition table:value="12:57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Peri Spice Mix" table:operator="=" table:field-number="4"/>
              </table:filter-and>
              <table:filter-and>
                <table:filter-condition table:value="11/06/2025" table:operator="=" table:field-number="0"/>
                <table:filter-condition table:value="12:57" table:operator="=" table:field-number="1"/>
                <table:filter-condition table:value="FOOD" table:operator="=" table:field-number="3"/>
                <table:filter-condition table:value="Spanish Omelette" table:operator="=" table:field-number="4"/>
              </table:filter-and>
              <table:filter-and>
                <table:filter-condition table:value="11/06/2025" table:operator="=" table:field-number="0"/>
                <table:filter-condition table:value="21:05" table:operator="=" table:field-number="1"/>
                <table:filter-condition table:value="FOOD" table:operator="=" table:field-number="3"/>
                <table:filter-condition table:value="Apple" table:operator="=" table:field-number="4"/>
              </table:filter-and>
              <table:filter-and>
                <table:filter-condition table:value="11/06/2025" table:operator="=" table:field-number="0"/>
                <table:filter-condition table:value="21:05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Spaghetti Bolognaise" table:operator="=" table:field-number="4"/>
              </table:filter-and>
              <table:filter-and>
                <table:filter-condition table:value="11/06/2025" table:operator="=" table:field-number="0"/>
                <table:filter-condition table:value="21:05" table:operator="=" table:field-number="1"/>
                <table:filter-condition table:value="FOOD" table:operator="=" table:field-number="3"/>
                <table:filter-condition table:value="Strawberries" table:operator="=" table:field-number="4"/>
              </table:filter-and>
              <table:filter-and>
                <table:filter-condition table:value="12/06/2025" table:operator="=" table:field-number="0"/>
                <table:filter-condition table:value="07:50" table:operator="=" table:field-number="1"/>
                <table:filter-condition table:value="HEADACHE" table:operator="=" table:field-number="3"/>
                <table:filter-condition table:value="RECORD" table:operator="=" table:field-number="4"/>
              </table:filter-and>
              <table:filter-and>
                <table:filter-condition table:value="12/06/2025" table:operator="=" table:field-number="0"/>
                <table:filter-condition table:value="13:52" table:operator="=" table:field-number="1"/>
                <table:filter-condition table:value="FOOD" table:operator="=" table:field-number="3"/>
                <table:filter-condition table:value="Apple" table:operator="=" table:field-number="4"/>
              </table:filter-and>
              <table:filter-and>
                <table:filter-condition table:value="12/06/2025" table:operator="=" table:field-number="0"/>
                <table:filter-condition table:value="13:52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Capsicum" table:operator="=" table:field-number="4"/>
              </table:filter-and>
              <table:filter-and>
                <table:filter-condition table:value="12/06/2025" table:operator="=" table:field-number="0"/>
                <table:filter-condition table:value="13:52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Celery" table:operator="=" table:field-number="4"/>
              </table:filter-and>
              <table:filter-and>
                <table:filter-condition table:value="12/06/2025" table:operator="=" table:field-number="0"/>
                <table:filter-condition table:value="13:52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12/06/2025" table:operator="=" table:field-number="0"/>
                <table:filter-condition table:value="13:52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12/06/2025" table:operator="=" table:field-number="0"/>
                <table:filter-condition table:value="13:52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12/06/2025" table:operator="=" table:field-number="0"/>
                <table:filter-condition table:value="13:52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12/06/2025" table:operator="=" table:field-number="0"/>
                <table:filter-condition table:value="13:52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12/06/2025" table:operator="=" table:field-number="0"/>
                <table:filter-condition table:value="13:52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12/06/2025" table:operator="=" table:field-number="0"/>
                <table:filter-condition table:value="13:52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12/06/2025" table:operator="=" table:field-number="0"/>
                <table:filter-condition table:value="13:52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12/06/2025" table:operator="=" table:field-number="0"/>
                <table:filter-condition table:value="13:52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Peanuts" table:operator="=" table:field-number="4"/>
              </table:filter-and>
              <table:filter-and>
                <table:filter-condition table:value="12/06/2025" table:operator="=" table:field-number="0"/>
                <table:filter-condition table:value="13:52" table:operator="=" table:field-number="1"/>
                <table:filter-condition table:value="FOOD" table:operator="=" table:field-number="3"/>
                <table:filter-condition table:value="Spanish Omelette" table:operator="=" table:field-number="4"/>
              </table:filter-and>
              <table:filter-and>
                <table:filter-condition table:value="12/06/2025" table:operator="=" table:field-number="0"/>
                <table:filter-condition table:value="13:52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12/06/2025" table:operator="=" table:field-number="0"/>
                <table:filter-condition table:value="20:11" table:operator="=" table:field-number="1"/>
                <table:filter-condition table:value="FOOD" table:operator="=" table:field-number="3"/>
                <table:filter-condition table:value="Apple" table:operator="=" table:field-number="4"/>
              </table:filter-and>
              <table:filter-and>
                <table:filter-condition table:value="12/06/2025" table:operator="=" table:field-number="0"/>
                <table:filter-condition table:value="20:11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Capsicum" table:operator="=" table:field-number="4"/>
              </table:filter-and>
              <table:filter-and>
                <table:filter-condition table:value="12/06/2025" table:operator="=" table:field-number="0"/>
                <table:filter-condition table:value="20:11" table:operator="=" table:field-number="1"/>
                <table:filter-condition table:value="FOOD" table:operator="=" table:field-number="3"/>
                <table:filter-condition table:value="Chicken Stock" table:operator="=" table:field-number="4"/>
              </table:filter-and>
              <table:filter-and>
                <table:filter-condition table:value="12/06/2025" table:operator="=" table:field-number="0"/>
                <table:filter-condition table:value="20:11" table:operator="=" table:field-number="1"/>
                <table:filter-condition table:value="FOOD" table:operator="=" table:field-number="3"/>
                <table:filter-condition table:value="Onion" table:operator="=" table:field-number="4"/>
              </table:filter-and>
              <table:filter-and>
                <table:filter-condition table:value="12/06/2025" table:operator="=" table:field-number="0"/>
                <table:filter-condition table:value="20:11" table:operator="=" table:field-number="1"/>
                <table:filter-condition table:value="FOOD" table:operator="=" table:field-number="3"/>
                <table:filter-condition table:value="Rice" table:operator="=" table:field-number="4"/>
              </table:filter-and>
              <table:filter-and>
                <table:filter-condition table:value="12/06/2025" table:operator="=" table:field-number="0"/>
                <table:filter-condition table:value="20:11" table:operator="=" table:field-number="1"/>
                <table:filter-condition table:value="FOOD" table:operator="=" table:field-number="3"/>
                <table:filter-condition table:value="Roast Pork" table:operator="=" table:field-number="4"/>
              </table:filter-and>
              <table:filter-and>
                <table:filter-condition table:value="12/06/2025" table:operator="=" table:field-number="0"/>
                <table:filter-condition table:value="20:11" table:operator="=" table:field-number="1"/>
                <table:filter-condition table:value="FOOD" table:operator="=" table:field-number="3"/>
                <table:filter-condition table:value="Strawberries" table:operator="=" table:field-number="4"/>
              </table:filter-and>
              <table:filter-and>
                <table:filter-condition table:value="13/06/2025" table:operator="=" table:field-number="0"/>
                <table:filter-condition table:value="09:18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13/06/2025" table:operator="=" table:field-number="0"/>
                <table:filter-condition table:value="09:18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13/06/2025" table:operator="=" table:field-number="0"/>
                <table:filter-condition table:value="09:18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13/06/2025" table:operator="=" table:field-number="0"/>
                <table:filter-condition table:value="09:18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13/06/2025" table:operator="=" table:field-number="0"/>
                <table:filter-condition table:value="09:18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13/06/2025" table:operator="=" table:field-number="0"/>
                <table:filter-condition table:value="14:05" table:operator="=" table:field-number="1"/>
                <table:filter-condition table:value="FOOD" table:operator="=" table:field-number="3"/>
                <table:filter-condition table:value="Bacon" table:operator="=" table:field-number="4"/>
              </table:filter-and>
              <table:filter-and>
                <table:filter-condition table:value="13/06/2025" table:operator="=" table:field-number="0"/>
                <table:filter-condition table:value="14:05" table:operator="=" table:field-number="1"/>
                <table:filter-condition table:value="FOOD" table:operator="=" table:field-number="3"/>
                <table:filter-condition table:value="Bacon" table:operator="=" table:field-number="4"/>
              </table:filter-and>
              <table:filter-and>
                <table:filter-condition table:value="13/06/2025" table:operator="=" table:field-number="0"/>
                <table:filter-condition table:value="14:05" table:operator="=" table:field-number="1"/>
                <table:filter-condition table:value="FOOD" table:operator="=" table:field-number="3"/>
                <table:filter-condition table:value="Bacon" table:operator="=" table:field-number="4"/>
              </table:filter-and>
              <table:filter-and>
                <table:filter-condition table:value="13/06/2025" table:operator="=" table:field-number="0"/>
                <table:filter-condition table:value="14:05" table:operator="=" table:field-number="1"/>
                <table:filter-condition table:value="FOOD" table:operator="=" table:field-number="3"/>
                <table:filter-condition table:value="GF Sourdough Bread Slice" table:operator="=" table:field-number="4"/>
              </table:filter-and>
              <table:filter-and>
                <table:filter-condition table:value="13/06/2025" table:operator="=" table:field-number="0"/>
                <table:filter-condition table:value="14:05" table:operator="=" table:field-number="1"/>
                <table:filter-condition table:value="FOOD" table:operator="=" table:field-number="3"/>
                <table:filter-condition table:value="GF Sourdough Bread Slice" table:operator="=" table:field-number="4"/>
              </table:filter-and>
              <table:filter-and>
                <table:filter-condition table:value="13/06/2025" table:operator="=" table:field-number="0"/>
                <table:filter-condition table:value="14:06" table:operator="=" table:field-number="1"/>
                <table:filter-condition table:value="FOOD" table:operator="=" table:field-number="3"/>
                <table:filter-condition table:value="Apple" table:operator="=" table:field-number="4"/>
              </table:filter-and>
              <table:filter-and>
                <table:filter-condition table:value="13/06/2025" table:operator="=" table:field-number="0"/>
                <table:filter-condition table:value="14:06" table:operator="=" table:field-number="1"/>
                <table:filter-condition table:value="FOOD" table:operator="=" table:field-number="3"/>
                <table:filter-condition table:value="Potatoes" table:operator="=" table:field-number="4"/>
              </table:filter-and>
              <table:filter-and>
                <table:filter-condition table:value="13/06/2025" table:operator="=" table:field-number="0"/>
                <table:filter-condition table:value="14:06" table:operator="=" table:field-number="1"/>
                <table:filter-condition table:value="FOOD" table:operator="=" table:field-number="3"/>
                <table:filter-condition table:value="Strawberries" table:operator="=" table:field-number="4"/>
              </table:filter-and>
              <table:filter-and>
                <table:filter-condition table:value="13/06/2025" table:operator="=" table:field-number="0"/>
                <table:filter-condition table:value="21:48" table:operator="=" table:field-number="1"/>
                <table:filter-condition table:value="HEADACHE" table:operator="=" table:field-number="3"/>
                <table:filter-condition table:value="RECORD" table:operator="=" table:field-number="4"/>
              </table:filter-and>
              <table:filter-and>
                <table:filter-condition table:value="14/06/2025" table:operator="=" table:field-number="0"/>
                <table:filter-condition table:value="10:25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14/06/2025" table:operator="=" table:field-number="0"/>
                <table:filter-condition table:value="10:25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14/06/2025" table:operator="=" table:field-number="0"/>
                <table:filter-condition table:value="10:25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14/06/2025" table:operator="=" table:field-number="0"/>
                <table:filter-condition table:value="10:25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14/06/2025" table:operator="=" table:field-number="0"/>
                <table:filter-condition table:value="10:25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14/06/2025" table:operator="=" table:field-number="0"/>
                <table:filter-condition table:value="13:07" table:operator="=" table:field-number="1"/>
                <table:filter-condition table:value="FOOD" table:operator="=" table:field-number="3"/>
                <table:filter-condition table:value="Bacon" table:operator="=" table:field-number="4"/>
              </table:filter-and>
              <table:filter-and>
                <table:filter-condition table:value="14/06/2025" table:operator="=" table:field-number="0"/>
                <table:filter-condition table:value="13:07" table:operator="=" table:field-number="1"/>
                <table:filter-condition table:value="FOOD" table:operator="=" table:field-number="3"/>
                <table:filter-condition table:value="Bacon" table:operator="=" table:field-number="4"/>
              </table:filter-and>
              <table:filter-and>
                <table:filter-condition table:value="14/06/2025" table:operator="=" table:field-number="0"/>
                <table:filter-condition table:value="13:07" table:operator="=" table:field-number="1"/>
                <table:filter-condition table:value="FOOD" table:operator="=" table:field-number="3"/>
                <table:filter-condition table:value="Bacon" table:operator="=" table:field-number="4"/>
              </table:filter-and>
              <table:filter-and>
                <table:filter-condition table:value="14/06/2025" table:operator="=" table:field-number="0"/>
                <table:filter-condition table:value="13:07" table:operator="=" table:field-number="1"/>
                <table:filter-condition table:value="FOOD" table:operator="=" table:field-number="3"/>
                <table:filter-condition table:value="GF Sourdough Bread Slice" table:operator="=" table:field-number="4"/>
              </table:filter-and>
              <table:filter-and>
                <table:filter-condition table:value="14/06/2025" table:operator="=" table:field-number="0"/>
                <table:filter-condition table:value="13:07" table:operator="=" table:field-number="1"/>
                <table:filter-condition table:value="FOOD" table:operator="=" table:field-number="3"/>
                <table:filter-condition table:value="GF Sourdough Bread Slice" table:operator="=" table:field-number="4"/>
              </table:filter-and>
              <table:filter-and>
                <table:filter-condition table:value="14/06/2025" table:operator="=" table:field-number="0"/>
                <table:filter-condition table:value="13:07" table:operator="=" table:field-number="1"/>
                <table:filter-condition table:value="FOOD" table:operator="=" table:field-number="3"/>
                <table:filter-condition table:value="Potatoes" table:operator="=" table:field-number="4"/>
              </table:filter-and>
              <table:filter-and>
                <table:filter-condition table:value="14/06/2025" table:operator="=" table:field-number="0"/>
                <table:filter-condition table:value="20:44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Capsicum" table:operator="=" table:field-number="4"/>
              </table:filter-and>
              <table:filter-and>
                <table:filter-condition table:value="14/06/2025" table:operator="=" table:field-number="0"/>
                <table:filter-condition table:value="20:44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Celery" table:operator="=" table:field-number="4"/>
              </table:filter-and>
              <table:filter-and>
                <table:filter-condition table:value="14/06/2025" table:operator="=" table:field-number="0"/>
                <table:filter-condition table:value="20:44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14/06/2025" table:operator="=" table:field-number="0"/>
                <table:filter-condition table:value="20:44" table:operator="=" table:field-number="1"/>
                <table:filter-condition table:value="FOOD" table:operator="=" table:field-number="3"/>
                <table:filter-condition table:value="Onion" table:operator="=" table:field-number="4"/>
              </table:filter-and>
              <table:filter-and>
                <table:filter-condition table:value="14/06/2025" table:operator="=" table:field-number="0"/>
                <table:filter-condition table:value="20:44" table:operator="=" table:field-number="1"/>
                <table:filter-condition table:value="FOOD" table:operator="=" table:field-number="3"/>
                <table:filter-condition table:value="Rice" table:operator="=" table:field-number="4"/>
              </table:filter-and>
              <table:filter-and>
                <table:filter-condition table:value="14/06/2025" table:operator="=" table:field-number="0"/>
                <table:filter-condition table:value="20:45" table:operator="=" table:field-number="1"/>
                <table:filter-condition table:value="FOOD" table:operator="=" table:field-number="3"/>
                <table:filter-condition table:value="Apple" table:operator="=" table:field-number="4"/>
              </table:filter-and>
              <table:filter-and>
                <table:filter-condition table:value="14/06/2025" table:operator="=" table:field-number="0"/>
                <table:filter-condition table:value="20:45" table:operator="=" table:field-number="1"/>
                <table:filter-condition table:value="FOOD" table:operator="=" table:field-number="3"/>
                <table:filter-condition table:value="Strawberries" table:operator="=" table:field-number="4"/>
              </table:filter-and>
              <table:filter-and>
                <table:filter-condition table:value="15/06/2025" table:operator="=" table:field-number="0"/>
                <table:filter-condition table:value="08:35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15/06/2025" table:operator="=" table:field-number="0"/>
                <table:filter-condition table:value="08:35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15/06/2025" table:operator="=" table:field-number="0"/>
                <table:filter-condition table:value="08:35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15/06/2025" table:operator="=" table:field-number="0"/>
                <table:filter-condition table:value="08:35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15/06/2025" table:operator="=" table:field-number="0"/>
                <table:filter-condition table:value="08:35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15/06/2025" table:operator="=" table:field-number="0"/>
                <table:filter-condition table:value="09:14" table:operator="=" table:field-number="1"/>
                <table:filter-condition table:value="HEADACHE" table:operator="=" table:field-number="3"/>
                <table:filter-condition table:value="RECORD" table:operator="=" table:field-number="4"/>
              </table:filter-and>
              <table:filter-and>
                <table:filter-condition table:value="15/06/2025" table:operator="=" table:field-number="0"/>
                <table:filter-condition table:value="12:30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Capsicum" table:operator="=" table:field-number="4"/>
              </table:filter-and>
              <table:filter-and>
                <table:filter-condition table:value="15/06/2025" table:operator="=" table:field-number="0"/>
                <table:filter-condition table:value="12:30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15/06/2025" table:operator="=" table:field-number="0"/>
                <table:filter-condition table:value="12:30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15/06/2025" table:operator="=" table:field-number="0"/>
                <table:filter-condition table:value="12:30" table:operator="=" table:field-number="1"/>
                <table:filter-condition table:value="FOOD" table:operator="=" table:field-number="3"/>
                <table:filter-condition table:value="Hash Brown" table:operator="=" table:field-number="4"/>
              </table:filter-and>
              <table:filter-and>
                <table:filter-condition table:value="15/06/2025" table:operator="=" table:field-number="0"/>
                <table:filter-condition table:value="12:30" table:operator="=" table:field-number="1"/>
                <table:filter-condition table:value="FOOD" table:operator="=" table:field-number="3"/>
                <table:filter-condition table:value="Hash Brown" table:operator="=" table:field-number="4"/>
              </table:filter-and>
              <table:filter-and>
                <table:filter-condition table:value="15/06/2025" table:operator="=" table:field-number="0"/>
                <table:filter-condition table:value="12:30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15/06/2025" table:operator="=" table:field-number="0"/>
                <table:filter-condition table:value="12:30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15/06/2025" table:operator="=" table:field-number="0"/>
                <table:filter-condition table:value="20:52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Capsicum" table:operator="=" table:field-number="4"/>
              </table:filter-and>
              <table:filter-and>
                <table:filter-condition table:value="15/06/2025" table:operator="=" table:field-number="0"/>
                <table:filter-condition table:value="20:52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15/06/2025" table:operator="=" table:field-number="0"/>
                <table:filter-condition table:value="20:52" table:operator="=" table:field-number="1"/>
                <table:filter-condition table:value="FOOD" table:operator="=" table:field-number="3"/>
                <table:filter-condition table:value="Chicken Stock" table:operator="=" table:field-number="4"/>
              </table:filter-and>
              <table:filter-and>
                <table:filter-condition table:value="15/06/2025" table:operator="=" table:field-number="0"/>
                <table:filter-condition table:value="20:52" table:operator="=" table:field-number="1"/>
                <table:filter-condition table:value="FOOD" table:operator="=" table:field-number="3"/>
                <table:filter-condition table:value="Onion" table:operator="=" table:field-number="4"/>
              </table:filter-and>
              <table:filter-and>
                <table:filter-condition table:value="15/06/2025" table:operator="=" table:field-number="0"/>
                <table:filter-condition table:value="20:52" table:operator="=" table:field-number="1"/>
                <table:filter-condition table:value="FOOD" table:operator="=" table:field-number="3"/>
                <table:filter-condition table:value="Rice" table:operator="=" table:field-number="4"/>
              </table:filter-and>
              <table:filter-and>
                <table:filter-condition table:value="16/06/2025" table:operator="=" table:field-number="0"/>
                <table:filter-condition table:value="10:47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16/06/2025" table:operator="=" table:field-number="0"/>
                <table:filter-condition table:value="10:47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16/06/2025" table:operator="=" table:field-number="0"/>
                <table:filter-condition table:value="10:47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16/06/2025" table:operator="=" table:field-number="0"/>
                <table:filter-condition table:value="10:47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16/06/2025" table:operator="=" table:field-number="0"/>
                <table:filter-condition table:value="10:47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16/06/2025" table:operator="=" table:field-number="0"/>
                <table:filter-condition table:value="13:00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16/06/2025" table:operator="=" table:field-number="0"/>
                <table:filter-condition table:value="13:00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16/06/2025" table:operator="=" table:field-number="0"/>
                <table:filter-condition table:value="13:00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16/06/2025" table:operator="=" table:field-number="0"/>
                <table:filter-condition table:value="13:00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16/06/2025" table:operator="=" table:field-number="0"/>
                <table:filter-condition table:value="13:04" table:operator="=" table:field-number="1"/>
                <table:filter-condition table:value="FOOD" table:operator="=" table:field-number="3"/>
                <table:filter-condition table:value="Potatoes" table:operator="=" table:field-number="4"/>
              </table:filter-and>
              <table:filter-and>
                <table:filter-condition table:value="16/06/2025" table:operator="=" table:field-number="0"/>
                <table:filter-condition table:value="20:17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Capsicum" table:operator="=" table:field-number="4"/>
              </table:filter-and>
              <table:filter-and>
                <table:filter-condition table:value="16/06/2025" table:operator="=" table:field-number="0"/>
                <table:filter-condition table:value="20:17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16/06/2025" table:operator="=" table:field-number="0"/>
                <table:filter-condition table:value="20:17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16/06/2025" table:operator="=" table:field-number="0"/>
                <table:filter-condition table:value="20:17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16/06/2025" table:operator="=" table:field-number="0"/>
                <table:filter-condition table:value="20:17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16/06/2025" table:operator="=" table:field-number="0"/>
                <table:filter-condition table:value="20:18" table:operator="=" table:field-number="1"/>
                <table:filter-condition table:value="FOOD" table:operator="=" table:field-number="3"/>
                <table:filter-condition table:value="Potatoes" table:operator="=" table:field-number="4"/>
              </table:filter-and>
              <table:filter-and>
                <table:filter-condition table:value="16/06/2025" table:operator="=" table:field-number="0"/>
                <table:filter-condition table:value="22:01" table:operator="=" table:field-number="1"/>
                <table:filter-condition table:value="FOOD" table:operator="=" table:field-number="3"/>
                <table:filter-condition table:value="Apple" table:operator="=" table:field-number="4"/>
              </table:filter-and>
              <table:filter-and>
                <table:filter-condition table:value="16/06/2025" table:operator="=" table:field-number="0"/>
                <table:filter-condition table:value="22:01" table:operator="=" table:field-number="1"/>
                <table:filter-condition table:value="FOOD" table:operator="=" table:field-number="3"/>
                <table:filter-condition table:value="Strawberries" table:operator="=" table:field-number="4"/>
              </table:filter-and>
              <table:filter-and>
                <table:filter-condition table:value="17/06/2025" table:operator="=" table:field-number="0"/>
                <table:filter-condition table:value="10:56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17/06/2025" table:operator="=" table:field-number="0"/>
                <table:filter-condition table:value="10:56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17/06/2025" table:operator="=" table:field-number="0"/>
                <table:filter-condition table:value="10:56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17/06/2025" table:operator="=" table:field-number="0"/>
                <table:filter-condition table:value="10:56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17/06/2025" table:operator="=" table:field-number="0"/>
                <table:filter-condition table:value="10:56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17/06/2025" table:operator="=" table:field-number="0"/>
                <table:filter-condition table:value="20:01" table:operator="=" table:field-number="1"/>
                <table:filter-condition table:value="FOOD" table:operator="=" table:field-number="3"/>
                <table:filter-condition table:value="Apple" table:operator="=" table:field-number="4"/>
              </table:filter-and>
              <table:filter-and>
                <table:filter-condition table:value="17/06/2025" table:operator="=" table:field-number="0"/>
                <table:filter-condition table:value="20:01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Spaghetti Bolognaise" table:operator="=" table:field-number="4"/>
              </table:filter-and>
              <table:filter-and>
                <table:filter-condition table:value="17/06/2025" table:operator="=" table:field-number="0"/>
                <table:filter-condition table:value="20:01" table:operator="=" table:field-number="1"/>
                <table:filter-condition table:value="FOOD" table:operator="=" table:field-number="3"/>
                <table:filter-condition table:value="Strawberries" table:operator="=" table:field-number="4"/>
              </table:filter-and>
              <table:filter-and>
                <table:filter-condition table:value="18/06/2025" table:operator="=" table:field-number="0"/>
                <table:filter-condition table:value="08:30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18/06/2025" table:operator="=" table:field-number="0"/>
                <table:filter-condition table:value="08:30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18/06/2025" table:operator="=" table:field-number="0"/>
                <table:filter-condition table:value="08:30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18/06/2025" table:operator="=" table:field-number="0"/>
                <table:filter-condition table:value="08:30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18/06/2025" table:operator="=" table:field-number="0"/>
                <table:filter-condition table:value="08:30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18/06/2025" table:operator="=" table:field-number="0"/>
                <table:filter-condition table:value="13:50" table:operator="=" table:field-number="1"/>
                <table:filter-condition table:value="FOOD" table:operator="=" table:field-number="3"/>
                <table:filter-condition table:value="Bacon" table:operator="=" table:field-number="4"/>
              </table:filter-and>
              <table:filter-and>
                <table:filter-condition table:value="18/06/2025" table:operator="=" table:field-number="0"/>
                <table:filter-condition table:value="13:50" table:operator="=" table:field-number="1"/>
                <table:filter-condition table:value="FOOD" table:operator="=" table:field-number="3"/>
                <table:filter-condition table:value="Bacon" table:operator="=" table:field-number="4"/>
              </table:filter-and>
              <table:filter-and>
                <table:filter-condition table:value="18/06/2025" table:operator="=" table:field-number="0"/>
                <table:filter-condition table:value="13:50" table:operator="=" table:field-number="1"/>
                <table:filter-condition table:value="FOOD" table:operator="=" table:field-number="3"/>
                <table:filter-condition table:value="Bacon" table:operator="=" table:field-number="4"/>
              </table:filter-and>
              <table:filter-and>
                <table:filter-condition table:value="18/06/2025" table:operator="=" table:field-number="0"/>
                <table:filter-condition table:value="13:50" table:operator="=" table:field-number="1"/>
                <table:filter-condition table:value="FOOD" table:operator="=" table:field-number="3"/>
                <table:filter-condition table:value="GF Sourdough Bread Slice" table:operator="=" table:field-number="4"/>
              </table:filter-and>
              <table:filter-and>
                <table:filter-condition table:value="18/06/2025" table:operator="=" table:field-number="0"/>
                <table:filter-condition table:value="13:50" table:operator="=" table:field-number="1"/>
                <table:filter-condition table:value="FOOD" table:operator="=" table:field-number="3"/>
                <table:filter-condition table:value="GF Sourdough Bread Slice" table:operator="=" table:field-number="4"/>
              </table:filter-and>
              <table:filter-and>
                <table:filter-condition table:value="18/06/2025" table:operator="=" table:field-number="0"/>
                <table:filter-condition table:value="13:50" table:operator="=" table:field-number="1"/>
                <table:filter-condition table:value="FOOD" table:operator="=" table:field-number="3"/>
                <table:filter-condition table:value="Potatoes" table:operator="=" table:field-number="4"/>
              </table:filter-and>
              <table:filter-and>
                <table:filter-condition table:value="18/06/2025" table:operator="=" table:field-number="0"/>
                <table:filter-condition table:value="20:59" table:operator="=" table:field-number="1"/>
                <table:filter-condition table:value="FOOD" table:operator="=" table:field-number="3"/>
                <table:filter-condition table:value="Apple" table:operator="=" table:field-number="4"/>
              </table:filter-and>
              <table:filter-and>
                <table:filter-condition table:value="18/06/2025" table:operator="=" table:field-number="0"/>
                <table:filter-condition table:value="20:59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Spaghetti Bolognaise" table:operator="=" table:field-number="4"/>
              </table:filter-and>
              <table:filter-and>
                <table:filter-condition table:value="18/06/2025" table:operator="=" table:field-number="0"/>
                <table:filter-condition table:value="20:59" table:operator="=" table:field-number="1"/>
                <table:filter-condition table:value="FOOD" table:operator="=" table:field-number="3"/>
                <table:filter-condition table:value="Strawberries" table:operator="=" table:field-number="4"/>
              </table:filter-and>
              <table:filter-and>
                <table:filter-condition table:value="18/06/2025" table:operator="=" table:field-number="0"/>
                <table:filter-condition table:value="20:59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19/06/2025" table:operator="=" table:field-number="0"/>
                <table:filter-condition table:value="08:41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19/06/2025" table:operator="=" table:field-number="0"/>
                <table:filter-condition table:value="08:41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19/06/2025" table:operator="=" table:field-number="0"/>
                <table:filter-condition table:value="08:41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19/06/2025" table:operator="=" table:field-number="0"/>
                <table:filter-condition table:value="08:41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19/06/2025" table:operator="=" table:field-number="0"/>
                <table:filter-condition table:value="08:41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19/06/2025" table:operator="=" table:field-number="0"/>
                <table:filter-condition table:value="13:00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Capsicum" table:operator="=" table:field-number="4"/>
              </table:filter-and>
              <table:filter-and>
                <table:filter-condition table:value="19/06/2025" table:operator="=" table:field-number="0"/>
                <table:filter-condition table:value="13:00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19/06/2025" table:operator="=" table:field-number="0"/>
                <table:filter-condition table:value="13:00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Frozen Burgers" table:operator="=" table:field-number="4"/>
              </table:filter-and>
              <table:filter-and>
                <table:filter-condition table:value="19/06/2025" table:operator="=" table:field-number="0"/>
                <table:filter-condition table:value="13:00" table:operator="=" table:field-number="1"/>
                <table:filter-condition table:value="FOOD" table:operator="=" table:field-number="3"/>
                <table:filter-condition table:value="GF (Promise) White Muffin Roll" table:operator="=" table:field-number="4"/>
              </table:filter-and>
              <table:filter-and>
                <table:filter-condition table:value="19/06/2025" table:operator="=" table:field-number="0"/>
                <table:filter-condition table:value="13:00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19/06/2025" table:operator="=" table:field-number="0"/>
                <table:filter-condition table:value="13:00" table:operator="=" table:field-number="1"/>
                <table:filter-condition table:value="FOOD" table:operator="=" table:field-number="3"/>
                <table:filter-condition table:value="Potatoes" table:operator="=" table:field-number="4"/>
              </table:filter-and>
              <table:filter-and>
                <table:filter-condition table:value="19/06/2025" table:operator="=" table:field-number="0"/>
                <table:filter-condition table:value="13:00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Sweetcorn &amp; Red Pepper Relish" table:operator="=" table:field-number="4"/>
              </table:filter-and>
              <table:filter-and>
                <table:filter-condition table:value="19/06/2025" table:operator="=" table:field-number="0"/>
                <table:filter-condition table:value="21:08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Frozen Burgers" table:operator="=" table:field-number="4"/>
              </table:filter-and>
              <table:filter-and>
                <table:filter-condition table:value="19/06/2025" table:operator="=" table:field-number="0"/>
                <table:filter-condition table:value="21:08" table:operator="=" table:field-number="1"/>
                <table:filter-condition table:value="FOOD" table:operator="=" table:field-number="3"/>
                <table:filter-condition table:value="GF (Promise) White Muffin Roll" table:operator="=" table:field-number="4"/>
              </table:filter-and>
              <table:filter-and>
                <table:filter-condition table:value="19/06/2025" table:operator="=" table:field-number="0"/>
                <table:filter-condition table:value="21:08" table:operator="=" table:field-number="1"/>
                <table:filter-condition table:value="FOOD" table:operator="=" table:field-number="3"/>
                <table:filter-condition table:value="Potatoes" table:operator="=" table:field-number="4"/>
              </table:filter-and>
              <table:filter-and>
                <table:filter-condition table:value="19/06/2025" table:operator="=" table:field-number="0"/>
                <table:filter-condition table:value="21:09" table:operator="=" table:field-number="1"/>
                <table:filter-condition table:value="FOOD" table:operator="=" table:field-number="3"/>
                <table:filter-condition table:value="Apple" table:operator="=" table:field-number="4"/>
              </table:filter-and>
              <table:filter-and>
                <table:filter-condition table:value="19/06/2025" table:operator="=" table:field-number="0"/>
                <table:filter-condition table:value="21:09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Capsicum" table:operator="=" table:field-number="4"/>
              </table:filter-and>
              <table:filter-and>
                <table:filter-condition table:value="19/06/2025" table:operator="=" table:field-number="0"/>
                <table:filter-condition table:value="21:09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19/06/2025" table:operator="=" table:field-number="0"/>
                <table:filter-condition table:value="21:09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19/06/2025" table:operator="=" table:field-number="0"/>
                <table:filter-condition table:value="21:09" table:operator="=" table:field-number="1"/>
                <table:filter-condition table:value="FOOD" table:operator="=" table:field-number="3"/>
                <table:filter-condition table:value="Strawberries" table:operator="=" table:field-number="4"/>
              </table:filter-and>
              <table:filter-and>
                <table:filter-condition table:value="20/06/2025" table:operator="=" table:field-number="0"/>
                <table:filter-condition table:value="07:43" table:operator="=" table:field-number="1"/>
                <table:filter-condition table:value="HEADACHE" table:operator="=" table:field-number="3"/>
                <table:filter-condition table:value="RECORD" table:operator="=" table:field-number="4"/>
              </table:filter-and>
              <table:filter-and>
                <table:filter-condition table:value="20/06/2025" table:operator="=" table:field-number="0"/>
                <table:filter-condition table:value="11:02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20/06/2025" table:operator="=" table:field-number="0"/>
                <table:filter-condition table:value="11:02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20/06/2025" table:operator="=" table:field-number="0"/>
                <table:filter-condition table:value="11:02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20/06/2025" table:operator="=" table:field-number="0"/>
                <table:filter-condition table:value="11:02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20/06/2025" table:operator="=" table:field-number="0"/>
                <table:filter-condition table:value="11:02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20/06/2025" table:operator="=" table:field-number="0"/>
                <table:filter-condition table:value="13:02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Capsicum" table:operator="=" table:field-number="4"/>
              </table:filter-and>
              <table:filter-and>
                <table:filter-condition table:value="20/06/2025" table:operator="=" table:field-number="0"/>
                <table:filter-condition table:value="13:02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20/06/2025" table:operator="=" table:field-number="0"/>
                <table:filter-condition table:value="13:02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Frozen Burgers" table:operator="=" table:field-number="4"/>
              </table:filter-and>
              <table:filter-and>
                <table:filter-condition table:value="20/06/2025" table:operator="=" table:field-number="0"/>
                <table:filter-condition table:value="13:02" table:operator="=" table:field-number="1"/>
                <table:filter-condition table:value="FOOD" table:operator="=" table:field-number="3"/>
                <table:filter-condition table:value="GF White Roll" table:operator="=" table:field-number="4"/>
              </table:filter-and>
              <table:filter-and>
                <table:filter-condition table:value="20/06/2025" table:operator="=" table:field-number="0"/>
                <table:filter-condition table:value="13:02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20/06/2025" table:operator="=" table:field-number="0"/>
                <table:filter-condition table:value="19:46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Capsicum" table:operator="=" table:field-number="4"/>
              </table:filter-and>
              <table:filter-and>
                <table:filter-condition table:value="20/06/2025" table:operator="=" table:field-number="0"/>
                <table:filter-condition table:value="19:46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20/06/2025" table:operator="=" table:field-number="0"/>
                <table:filter-condition table:value="19:46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Frozen Burgers" table:operator="=" table:field-number="4"/>
              </table:filter-and>
              <table:filter-and>
                <table:filter-condition table:value="20/06/2025" table:operator="=" table:field-number="0"/>
                <table:filter-condition table:value="19:46" table:operator="=" table:field-number="1"/>
                <table:filter-condition table:value="FOOD" table:operator="=" table:field-number="3"/>
                <table:filter-condition table:value="GF White Roll" table:operator="=" table:field-number="4"/>
              </table:filter-and>
              <table:filter-and>
                <table:filter-condition table:value="20/06/2025" table:operator="=" table:field-number="0"/>
                <table:filter-condition table:value="19:46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20/06/2025" table:operator="=" table:field-number="0"/>
                <table:filter-condition table:value="19:46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20/06/2025" table:operator="=" table:field-number="0"/>
                <table:filter-condition table:value="19:46" table:operator="=" table:field-number="1"/>
                <table:filter-condition table:value="FOOD" table:operator="=" table:field-number="3"/>
                <table:filter-condition table:value="Potatoes" table:operator="=" table:field-number="4"/>
              </table:filter-and>
              <table:filter-and>
                <table:filter-condition table:value="21/06/2025" table:operator="=" table:field-number="0"/>
                <table:filter-condition table:value="08:53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21/06/2025" table:operator="=" table:field-number="0"/>
                <table:filter-condition table:value="08:53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21/06/2025" table:operator="=" table:field-number="0"/>
                <table:filter-condition table:value="08:53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21/06/2025" table:operator="=" table:field-number="0"/>
                <table:filter-condition table:value="08:53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21/06/2025" table:operator="=" table:field-number="0"/>
                <table:filter-condition table:value="08:53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22/06/2025" table:operator="=" table:field-number="0"/>
                <table:filter-condition table:value="13:40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22/06/2025" table:operator="=" table:field-number="0"/>
                <table:filter-condition table:value="13:40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22/06/2025" table:operator="=" table:field-number="0"/>
                <table:filter-condition table:value="13:40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22/06/2025" table:operator="=" table:field-number="0"/>
                <table:filter-condition table:value="13:40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22/06/2025" table:operator="=" table:field-number="0"/>
                <table:filter-condition table:value="13:40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22/06/2025" table:operator="=" table:field-number="0"/>
                <table:filter-condition table:value="13:40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22/06/2025" table:operator="=" table:field-number="0"/>
                <table:filter-condition table:value="13:40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22/06/2025" table:operator="=" table:field-number="0"/>
                <table:filter-condition table:value="13:40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22/06/2025" table:operator="=" table:field-number="0"/>
                <table:filter-condition table:value="13:41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Capsicum" table:operator="=" table:field-number="4"/>
              </table:filter-and>
              <table:filter-and>
                <table:filter-condition table:value="22/06/2025" table:operator="=" table:field-number="0"/>
                <table:filter-condition table:value="13:41" table:operator="=" table:field-number="1"/>
                <table:filter-condition table:value="FOOD" table:operator="=" table:field-number="3"/>
                <table:filter-condition table:value="Carrot" table:operator="=" table:field-number="4"/>
              </table:filter-and>
              <table:filter-and>
                <table:filter-condition table:value="22/06/2025" table:operator="=" table:field-number="0"/>
                <table:filter-condition table:value="13:41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22/06/2025" table:operator="=" table:field-number="0"/>
                <table:filter-condition table:value="14:09" table:operator="=" table:field-number="1"/>
                <table:filter-condition table:value="HEADACHE" table:operator="=" table:field-number="3"/>
                <table:filter-condition table:value="RECORD" table:operator="=" table:field-number="4"/>
              </table:filter-and>
              <table:filter-and>
                <table:filter-condition table:value="22/06/2025" table:operator="=" table:field-number="0"/>
                <table:filter-condition table:value="20:00" table:operator="=" table:field-number="1"/>
                <table:filter-condition table:value="FOOD" table:operator="=" table:field-number="3"/>
                <table:filter-condition table:value="Apple" table:operator="=" table:field-number="4"/>
              </table:filter-and>
              <table:filter-and>
                <table:filter-condition table:value="22/06/2025" table:operator="=" table:field-number="0"/>
                <table:filter-condition table:value="20:00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22/06/2025" table:operator="=" table:field-number="0"/>
                <table:filter-condition table:value="20:00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22/06/2025" table:operator="=" table:field-number="0"/>
                <table:filter-condition table:value="20:00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22/06/2025" table:operator="=" table:field-number="0"/>
                <table:filter-condition table:value="20:00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22/06/2025" table:operator="=" table:field-number="0"/>
                <table:filter-condition table:value="20:00" table:operator="=" table:field-number="1"/>
                <table:filter-condition table:value="FOOD" table:operator="=" table:field-number="3"/>
                <table:filter-condition table:value="Potatoes" table:operator="=" table:field-number="4"/>
              </table:filter-and>
              <table:filter-and>
                <table:filter-condition table:value="22/06/2025" table:operator="=" table:field-number="0"/>
                <table:filter-condition table:value="20:00" table:operator="=" table:field-number="1"/>
                <table:filter-condition table:value="FOOD" table:operator="=" table:field-number="3"/>
                <table:filter-condition table:value="Strawberries" table:operator="=" table:field-number="4"/>
              </table:filter-and>
              <table:filter-and>
                <table:filter-condition table:value="23/06/2025" table:operator="=" table:field-number="0"/>
                <table:filter-condition table:value="08:22" table:operator="=" table:field-number="1"/>
                <table:filter-condition table:value="HEADACHE" table:operator="=" table:field-number="3"/>
                <table:filter-condition table:value="RECORD" table:operator="=" table:field-number="4"/>
              </table:filter-and>
              <table:filter-and>
                <table:filter-condition table:value="23/06/2025" table:operator="=" table:field-number="0"/>
                <table:filter-condition table:value="09:02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23/06/2025" table:operator="=" table:field-number="0"/>
                <table:filter-condition table:value="09:02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23/06/2025" table:operator="=" table:field-number="0"/>
                <table:filter-condition table:value="09:02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23/06/2025" table:operator="=" table:field-number="0"/>
                <table:filter-condition table:value="09:02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23/06/2025" table:operator="=" table:field-number="0"/>
                <table:filter-condition table:value="13:41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Capsicum" table:operator="=" table:field-number="4"/>
              </table:filter-and>
              <table:filter-and>
                <table:filter-condition table:value="23/06/2025" table:operator="=" table:field-number="0"/>
                <table:filter-condition table:value="13:41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23/06/2025" table:operator="=" table:field-number="0"/>
                <table:filter-condition table:value="13:41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23/06/2025" table:operator="=" table:field-number="0"/>
                <table:filter-condition table:value="13:41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23/06/2025" table:operator="=" table:field-number="0"/>
                <table:filter-condition table:value="13:41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23/06/2025" table:operator="=" table:field-number="0"/>
                <table:filter-condition table:value="20:28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Capsicum" table:operator="=" table:field-number="4"/>
              </table:filter-and>
              <table:filter-and>
                <table:filter-condition table:value="23/06/2025" table:operator="=" table:field-number="0"/>
                <table:filter-condition table:value="20:28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23/06/2025" table:operator="=" table:field-number="0"/>
                <table:filter-condition table:value="20:28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23/06/2025" table:operator="=" table:field-number="0"/>
                <table:filter-condition table:value="20:28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23/06/2025" table:operator="=" table:field-number="0"/>
                <table:filter-condition table:value="20:28" table:operator="=" table:field-number="1"/>
                <table:filter-condition table:value="FOOD" table:operator="=" table:field-number="3"/>
                <table:filter-condition table:value="Potatoes" table:operator="=" table:field-number="4"/>
              </table:filter-and>
              <table:filter-and>
                <table:filter-condition table:value="23/06/2025" table:operator="=" table:field-number="0"/>
                <table:filter-condition table:value="22:25" table:operator="=" table:field-number="1"/>
                <table:filter-condition table:value="FOOD" table:operator="=" table:field-number="3"/>
                <table:filter-condition table:value="Apple" table:operator="=" table:field-number="4"/>
              </table:filter-and>
              <table:filter-and>
                <table:filter-condition table:value="23/06/2025" table:operator="=" table:field-number="0"/>
                <table:filter-condition table:value="22:25" table:operator="=" table:field-number="1"/>
                <table:filter-condition table:value="FOOD" table:operator="=" table:field-number="3"/>
                <table:filter-condition table:value="Carrot" table:operator="=" table:field-number="4"/>
              </table:filter-and>
              <table:filter-and>
                <table:filter-condition table:value="23/06/2025" table:operator="=" table:field-number="0"/>
                <table:filter-condition table:value="22:25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23/06/2025" table:operator="=" table:field-number="0"/>
                <table:filter-condition table:value="22:25" table:operator="=" table:field-number="1"/>
                <table:filter-condition table:value="FOOD" table:operator="=" table:field-number="3"/>
                <table:filter-condition table:value="Strawberries" table:operator="=" table:field-number="4"/>
              </table:filter-and>
              <table:filter-and>
                <table:filter-condition table:value="24/06/2025" table:operator="=" table:field-number="0"/>
                <table:filter-condition table:value="08:41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24/06/2025" table:operator="=" table:field-number="0"/>
                <table:filter-condition table:value="08:41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24/06/2025" table:operator="=" table:field-number="0"/>
                <table:filter-condition table:value="08:41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24/06/2025" table:operator="=" table:field-number="0"/>
                <table:filter-condition table:value="08:41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24/06/2025" table:operator="=" table:field-number="0"/>
                <table:filter-condition table:value="08:41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24/06/2025" table:operator="=" table:field-number="0"/>
                <table:filter-condition table:value="13:09" table:operator="=" table:field-number="1"/>
                <table:filter-condition table:value="FOOD" table:operator="=" table:field-number="3"/>
                <table:filter-condition table:value="Bacon" table:operator="=" table:field-number="4"/>
              </table:filter-and>
              <table:filter-and>
                <table:filter-condition table:value="24/06/2025" table:operator="=" table:field-number="0"/>
                <table:filter-condition table:value="13:09" table:operator="=" table:field-number="1"/>
                <table:filter-condition table:value="FOOD" table:operator="=" table:field-number="3"/>
                <table:filter-condition table:value="Bacon" table:operator="=" table:field-number="4"/>
              </table:filter-and>
              <table:filter-and>
                <table:filter-condition table:value="24/06/2025" table:operator="=" table:field-number="0"/>
                <table:filter-condition table:value="13:09" table:operator="=" table:field-number="1"/>
                <table:filter-condition table:value="FOOD" table:operator="=" table:field-number="3"/>
                <table:filter-condition table:value="Bacon" table:operator="=" table:field-number="4"/>
              </table:filter-and>
              <table:filter-and>
                <table:filter-condition table:value="24/06/2025" table:operator="=" table:field-number="0"/>
                <table:filter-condition table:value="13:09" table:operator="=" table:field-number="1"/>
                <table:filter-condition table:value="FOOD" table:operator="=" table:field-number="3"/>
                <table:filter-condition table:value="Egg" table:operator="=" table:field-number="4"/>
              </table:filter-and>
              <table:filter-and>
                <table:filter-condition table:value="24/06/2025" table:operator="=" table:field-number="0"/>
                <table:filter-condition table:value="13:09" table:operator="=" table:field-number="1"/>
                <table:filter-condition table:value="FOOD" table:operator="=" table:field-number="3"/>
                <table:filter-condition table:value="Egg" table:operator="=" table:field-number="4"/>
              </table:filter-and>
              <table:filter-and>
                <table:filter-condition table:value="24/06/2025" table:operator="=" table:field-number="0"/>
                <table:filter-condition table:value="13:09" table:operator="=" table:field-number="1"/>
                <table:filter-condition table:value="FOOD" table:operator="=" table:field-number="3"/>
                <table:filter-condition table:value="Potatoes" table:operator="=" table:field-number="4"/>
              </table:filter-and>
              <table:filter-and>
                <table:filter-condition table:value="24/06/2025" table:operator="=" table:field-number="0"/>
                <table:filter-condition table:value="21:33" table:operator="=" table:field-number="1"/>
                <table:filter-condition table:value="FOOD" table:operator="=" table:field-number="3"/>
                <table:filter-condition table:value="Apple" table:operator="=" table:field-number="4"/>
              </table:filter-and>
              <table:filter-and>
                <table:filter-condition table:value="24/06/2025" table:operator="=" table:field-number="0"/>
                <table:filter-condition table:value="21:33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Capsicum" table:operator="=" table:field-number="4"/>
              </table:filter-and>
              <table:filter-and>
                <table:filter-condition table:value="24/06/2025" table:operator="=" table:field-number="0"/>
                <table:filter-condition table:value="21:33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24/06/2025" table:operator="=" table:field-number="0"/>
                <table:filter-condition table:value="21:33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24/06/2025" table:operator="=" table:field-number="0"/>
                <table:filter-condition table:value="21:33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24/06/2025" table:operator="=" table:field-number="0"/>
                <table:filter-condition table:value="21:33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24/06/2025" table:operator="=" table:field-number="0"/>
                <table:filter-condition table:value="21:33" table:operator="=" table:field-number="1"/>
                <table:filter-condition table:value="FOOD" table:operator="=" table:field-number="3"/>
                <table:filter-condition table:value="Potatoes" table:operator="=" table:field-number="4"/>
              </table:filter-and>
              <table:filter-and>
                <table:filter-condition table:value="24/06/2025" table:operator="=" table:field-number="0"/>
                <table:filter-condition table:value="21:33" table:operator="=" table:field-number="1"/>
                <table:filter-condition table:value="FOOD" table:operator="=" table:field-number="3"/>
                <table:filter-condition table:value="Strawberries" table:operator="=" table:field-number="4"/>
              </table:filter-and>
              <table:filter-and>
                <table:filter-condition table:value="25/06/2025" table:operator="=" table:field-number="0"/>
                <table:filter-condition table:value="09:54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25/06/2025" table:operator="=" table:field-number="0"/>
                <table:filter-condition table:value="09:54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25/06/2025" table:operator="=" table:field-number="0"/>
                <table:filter-condition table:value="09:54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25/06/2025" table:operator="=" table:field-number="0"/>
                <table:filter-condition table:value="09:54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25/06/2025" table:operator="=" table:field-number="0"/>
                <table:filter-condition table:value="09:54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25/06/2025" table:operator="=" table:field-number="0"/>
                <table:filter-condition table:value="12:50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Capsicum" table:operator="=" table:field-number="4"/>
              </table:filter-and>
              <table:filter-and>
                <table:filter-condition table:value="25/06/2025" table:operator="=" table:field-number="0"/>
                <table:filter-condition table:value="12:50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25/06/2025" table:operator="=" table:field-number="0"/>
                <table:filter-condition table:value="12:50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25/06/2025" table:operator="=" table:field-number="0"/>
                <table:filter-condition table:value="12:50" table:operator="=" table:field-number="1"/>
                <table:filter-condition table:value="FOOD" table:operator="=" table:field-number="3"/>
                <table:filter-condition table:value="GF Sourdough Bread Slice" table:operator="=" table:field-number="4"/>
              </table:filter-and>
              <table:filter-and>
                <table:filter-condition table:value="25/06/2025" table:operator="=" table:field-number="0"/>
                <table:filter-condition table:value="12:50" table:operator="=" table:field-number="1"/>
                <table:filter-condition table:value="FOOD" table:operator="=" table:field-number="3"/>
                <table:filter-condition table:value="GF Sourdough Bread Slice" table:operator="=" table:field-number="4"/>
              </table:filter-and>
              <table:filter-and>
                <table:filter-condition table:value="25/06/2025" table:operator="=" table:field-number="0"/>
                <table:filter-condition table:value="12:50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25/06/2025" table:operator="=" table:field-number="0"/>
                <table:filter-condition table:value="12:50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25/06/2025" table:operator="=" table:field-number="0"/>
                <table:filter-condition table:value="20:06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25/06/2025" table:operator="=" table:field-number="0"/>
                <table:filter-condition table:value="20:06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Frozen Burgers" table:operator="=" table:field-number="4"/>
              </table:filter-and>
              <table:filter-and>
                <table:filter-condition table:value="25/06/2025" table:operator="=" table:field-number="0"/>
                <table:filter-condition table:value="20:06" table:operator="=" table:field-number="1"/>
                <table:filter-condition table:value="FOOD" table:operator="=" table:field-number="3"/>
                <table:filter-condition table:value="GF White Roll" table:operator="=" table:field-number="4"/>
              </table:filter-and>
              <table:filter-and>
                <table:filter-condition table:value="25/06/2025" table:operator="=" table:field-number="0"/>
                <table:filter-condition table:value="20:06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25/06/2025" table:operator="=" table:field-number="0"/>
                <table:filter-condition table:value="20:06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25/06/2025" table:operator="=" table:field-number="0"/>
                <table:filter-condition table:value="20:06" table:operator="=" table:field-number="1"/>
                <table:filter-condition table:value="FOOD" table:operator="=" table:field-number="3"/>
                <table:filter-condition table:value="Potatoes" table:operator="=" table:field-number="4"/>
              </table:filter-and>
              <table:filter-and>
                <table:filter-condition table:value="25/06/2025" table:operator="=" table:field-number="0"/>
                <table:filter-condition table:value="20:07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Capsicum" table:operator="=" table:field-number="4"/>
              </table:filter-and>
              <table:filter-and>
                <table:filter-condition table:value="25/06/2025" table:operator="=" table:field-number="0"/>
                <table:filter-condition table:value="20:07" table:operator="=" table:field-number="1"/>
                <table:filter-condition table:value="FOOD" table:operator="=" table:field-number="3"/>
                <table:filter-condition table:value="Garlic" table:operator="=" table:field-number="4"/>
              </table:filter-and>
              <table:filter-and>
                <table:filter-condition table:value="25/06/2025" table:operator="=" table:field-number="0"/>
                <table:filter-condition table:value="20:53" table:operator="=" table:field-number="1"/>
                <table:filter-condition table:value="FOOD" table:operator="=" table:field-number="3"/>
                <table:filter-condition table:value="Apple" table:operator="=" table:field-number="4"/>
              </table:filter-and>
              <table:filter-and>
                <table:filter-condition table:value="25/06/2025" table:operator="=" table:field-number="0"/>
                <table:filter-condition table:value="20:53" table:operator="=" table:field-number="1"/>
                <table:filter-condition table:value="FOOD" table:operator="=" table:field-number="3"/>
                <table:filter-condition table:value="Strawberries" table:operator="=" table:field-number="4"/>
              </table:filter-and>
              <table:filter-and>
                <table:filter-condition table:value="26/06/2025" table:operator="=" table:field-number="0"/>
                <table:filter-condition table:value="12:49" table:operator="=" table:field-number="1"/>
                <table:filter-condition table:value="FOOD" table:operator="=" table:field-number="3"/>
                <table:filter-condition table:value="Bacon" table:operator="=" table:field-number="4"/>
              </table:filter-and>
              <table:filter-and>
                <table:filter-condition table:value="26/06/2025" table:operator="=" table:field-number="0"/>
                <table:filter-condition table:value="12:49" table:operator="=" table:field-number="1"/>
                <table:filter-condition table:value="FOOD" table:operator="=" table:field-number="3"/>
                <table:filter-condition table:value="Bacon" table:operator="=" table:field-number="4"/>
              </table:filter-and>
              <table:filter-and>
                <table:filter-condition table:value="26/06/2025" table:operator="=" table:field-number="0"/>
                <table:filter-condition table:value="12:49" table:operator="=" table:field-number="1"/>
                <table:filter-condition table:value="FOOD" table:operator="=" table:field-number="3"/>
                <table:filter-condition table:value="Bacon" table:operator="=" table:field-number="4"/>
              </table:filter-and>
              <table:filter-and>
                <table:filter-condition table:value="26/06/2025" table:operator="=" table:field-number="0"/>
                <table:filter-condition table:value="12:49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26/06/2025" table:operator="=" table:field-number="0"/>
                <table:filter-condition table:value="12:49" table:operator="=" table:field-number="1"/>
                <table:filter-condition table:value="FOOD" table:operator="=" table:field-number="3"/>
                <table:filter-condition table:value="GF Sourdough Bread Slice" table:operator="=" table:field-number="4"/>
              </table:filter-and>
              <table:filter-and>
                <table:filter-condition table:value="26/06/2025" table:operator="=" table:field-number="0"/>
                <table:filter-condition table:value="12:49" table:operator="=" table:field-number="1"/>
                <table:filter-condition table:value="FOOD" table:operator="=" table:field-number="3"/>
                <table:filter-condition table:value="GF Sourdough Bread Slice" table:operator="=" table:field-number="4"/>
              </table:filter-and>
              <table:filter-and>
                <table:filter-condition table:value="26/06/2025" table:operator="=" table:field-number="0"/>
                <table:filter-condition table:value="12:49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26/06/2025" table:operator="=" table:field-number="0"/>
                <table:filter-condition table:value="12:49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26/06/2025" table:operator="=" table:field-number="0"/>
                <table:filter-condition table:value="12:49" table:operator="=" table:field-number="1"/>
                <table:filter-condition table:value="FOOD" table:operator="=" table:field-number="3"/>
                <table:filter-condition table:value="Potatoes" table:operator="=" table:field-number="4"/>
              </table:filter-and>
              <table:filter-and>
                <table:filter-condition table:value="26/06/2025" table:operator="=" table:field-number="0"/>
                <table:filter-condition table:value="19:49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Frozen Burgers" table:operator="=" table:field-number="4"/>
              </table:filter-and>
              <table:filter-and>
                <table:filter-condition table:value="26/06/2025" table:operator="=" table:field-number="0"/>
                <table:filter-condition table:value="19:49" table:operator="=" table:field-number="1"/>
                <table:filter-condition table:value="FOOD" table:operator="=" table:field-number="3"/>
                <table:filter-condition table:value="GF White Roll" table:operator="=" table:field-number="4"/>
              </table:filter-and>
              <table:filter-and>
                <table:filter-condition table:value="26/06/2025" table:operator="=" table:field-number="0"/>
                <table:filter-condition table:value="19:50" table:operator="=" table:field-number="1"/>
                <table:filter-condition table:value="FOOD" table:operator="=" table:field-number="3"/>
                <table:filter-condition table:value="Potatoes" table:operator="=" table:field-number="4"/>
              </table:filter-and>
              <table:filter-and>
                <table:filter-condition table:value="26/06/2025" table:operator="=" table:field-number="0"/>
                <table:filter-condition table:value="19:53" table:operator="=" table:field-number="1"/>
                <table:filter-condition table:value="FOOD" table:operator="=" table:field-number="3"/>
                <table:filter-condition table:value="Apple" table:operator="=" table:field-number="4"/>
              </table:filter-and>
              <table:filter-and>
                <table:filter-condition table:value="26/06/2025" table:operator="=" table:field-number="0"/>
                <table:filter-condition table:value="19:53" table:operator="=" table:field-number="1"/>
                <table:filter-condition table:value="FOOD" table:operator="=" table:field-number="3"/>
                <table:filter-condition table:value="Strawberries" table:operator="=" table:field-number="4"/>
              </table:filter-and>
              <table:filter-and>
                <table:filter-condition table:value="27/06/2025" table:operator="=" table:field-number="0"/>
                <table:filter-condition table:value="08:22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27/06/2025" table:operator="=" table:field-number="0"/>
                <table:filter-condition table:value="08:22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27/06/2025" table:operator="=" table:field-number="0"/>
                <table:filter-condition table:value="08:22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27/06/2025" table:operator="=" table:field-number="0"/>
                <table:filter-condition table:value="08:22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27/06/2025" table:operator="=" table:field-number="0"/>
                <table:filter-condition table:value="08:22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27/06/2025" table:operator="=" table:field-number="0"/>
                <table:filter-condition table:value="12:56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27/06/2025" table:operator="=" table:field-number="0"/>
                <table:filter-condition table:value="12:56" table:operator="=" table:field-number="1"/>
                <table:filter-condition table:value="FOOD" table:operator="=" table:field-number="3"/>
                <table:filter-condition table:value="GF Sourdough Bread Slice" table:operator="=" table:field-number="4"/>
              </table:filter-and>
              <table:filter-and>
                <table:filter-condition table:value="27/06/2025" table:operator="=" table:field-number="0"/>
                <table:filter-condition table:value="12:56" table:operator="=" table:field-number="1"/>
                <table:filter-condition table:value="FOOD" table:operator="=" table:field-number="3"/>
                <table:filter-condition table:value="GF Sourdough Bread Slice" table:operator="=" table:field-number="4"/>
              </table:filter-and>
              <table:filter-and>
                <table:filter-condition table:value="27/06/2025" table:operator="=" table:field-number="0"/>
                <table:filter-condition table:value="12:56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27/06/2025" table:operator="=" table:field-number="0"/>
                <table:filter-condition table:value="12:56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27/06/2025" table:operator="=" table:field-number="0"/>
                <table:filter-condition table:value="19:56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27/06/2025" table:operator="=" table:field-number="0"/>
                <table:filter-condition table:value="19:56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27/06/2025" table:operator="=" table:field-number="0"/>
                <table:filter-condition table:value="19:56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27/06/2025" table:operator="=" table:field-number="0"/>
                <table:filter-condition table:value="19:56" table:operator="=" table:field-number="1"/>
                <table:filter-condition table:value="FOOD" table:operator="=" table:field-number="3"/>
                <table:filter-condition table:value="GF Spaghetti Bolognaise" table:operator="=" table:field-number="4"/>
              </table:filter-and>
              <table:filter-and>
                <table:filter-condition table:value="28/06/2025" table:operator="=" table:field-number="0"/>
                <table:filter-condition table:value="07:56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28/06/2025" table:operator="=" table:field-number="0"/>
                <table:filter-condition table:value="07:56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28/06/2025" table:operator="=" table:field-number="0"/>
                <table:filter-condition table:value="07:56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28/06/2025" table:operator="=" table:field-number="0"/>
                <table:filter-condition table:value="07:56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28/06/2025" table:operator="=" table:field-number="0"/>
                <table:filter-condition table:value="07:56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28/06/2025" table:operator="=" table:field-number="0"/>
                <table:filter-condition table:value="12:55" table:operator="=" table:field-number="1"/>
                <table:filter-condition table:value="FOOD" table:operator="=" table:field-number="3"/>
                <table:filter-condition table:value="GF White Roll" table:operator="=" table:field-number="4"/>
              </table:filter-and>
              <table:filter-and>
                <table:filter-condition table:value="28/06/2025" table:operator="=" table:field-number="0"/>
                <table:filter-condition table:value="12:56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Capsicum" table:operator="=" table:field-number="4"/>
              </table:filter-and>
              <table:filter-and>
                <table:filter-condition table:value="28/06/2025" table:operator="=" table:field-number="0"/>
                <table:filter-condition table:value="12:56" table:operator="=" table:field-number="1"/>
                <table:filter-condition table:value="FOOD" table:operator="=" table:field-number="3"/>
                <table:filter-condition table:value="Carrot" table:operator="=" table:field-number="4"/>
              </table:filter-and>
              <table:filter-and>
                <table:filter-condition table:value="28/06/2025" table:operator="=" table:field-number="0"/>
                <table:filter-condition table:value="12:56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28/06/2025" table:operator="=" table:field-number="0"/>
                <table:filter-condition table:value="12:56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28/06/2025" table:operator="=" table:field-number="0"/>
                <table:filter-condition table:value="12:56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28/06/2025" table:operator="=" table:field-number="0"/>
                <table:filter-condition table:value="12:56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28/06/2025" table:operator="=" table:field-number="0"/>
                <table:filter-condition table:value="20:07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Capsicum" table:operator="=" table:field-number="4"/>
              </table:filter-and>
              <table:filter-and>
                <table:filter-condition table:value="28/06/2025" table:operator="=" table:field-number="0"/>
                <table:filter-condition table:value="20:07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28/06/2025" table:operator="=" table:field-number="0"/>
                <table:filter-condition table:value="20:07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28/06/2025" table:operator="=" table:field-number="0"/>
                <table:filter-condition table:value="20:07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28/06/2025" table:operator="=" table:field-number="0"/>
                <table:filter-condition table:value="20:07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28/06/2025" table:operator="=" table:field-number="0"/>
                <table:filter-condition table:value="20:07" table:operator="=" table:field-number="1"/>
                <table:filter-condition table:value="FOOD" table:operator="=" table:field-number="3"/>
                <table:filter-condition table:value="Potatoes" table:operator="=" table:field-number="4"/>
              </table:filter-and>
              <table:filter-and>
                <table:filter-condition table:value="28/06/2025" table:operator="=" table:field-number="0"/>
                <table:filter-condition table:value="20:25" table:operator="=" table:field-number="1"/>
                <table:filter-condition table:value="FOOD" table:operator="=" table:field-number="3"/>
                <table:filter-condition table:value="Apple" table:operator="=" table:field-number="4"/>
              </table:filter-and>
              <table:filter-and>
                <table:filter-condition table:value="28/06/2025" table:operator="=" table:field-number="0"/>
                <table:filter-condition table:value="20:25" table:operator="=" table:field-number="1"/>
                <table:filter-condition table:value="FOOD" table:operator="=" table:field-number="3"/>
                <table:filter-condition table:value="Strawberries" table:operator="=" table:field-number="4"/>
              </table:filter-and>
              <table:filter-and>
                <table:filter-condition table:value="29/06/2025" table:operator="=" table:field-number="0"/>
                <table:filter-condition table:value="09:59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29/06/2025" table:operator="=" table:field-number="0"/>
                <table:filter-condition table:value="09:59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29/06/2025" table:operator="=" table:field-number="0"/>
                <table:filter-condition table:value="09:59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29/06/2025" table:operator="=" table:field-number="0"/>
                <table:filter-condition table:value="09:59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29/06/2025" table:operator="=" table:field-number="0"/>
                <table:filter-condition table:value="09:59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29/06/2025" table:operator="=" table:field-number="0"/>
                <table:filter-condition table:value="12:52" table:operator="=" table:field-number="1"/>
                <table:filter-condition table:value="FOOD" table:operator="=" table:field-number="3"/>
                <table:filter-condition table:value="Carrot" table:operator="=" table:field-number="4"/>
              </table:filter-and>
              <table:filter-and>
                <table:filter-condition table:value="29/06/2025" table:operator="=" table:field-number="0"/>
                <table:filter-condition table:value="12:52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29/06/2025" table:operator="=" table:field-number="0"/>
                <table:filter-condition table:value="12:52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29/06/2025" table:operator="=" table:field-number="0"/>
                <table:filter-condition table:value="12:52" table:operator="=" table:field-number="1"/>
                <table:filter-condition table:value="FOOD" table:operator="=" table:field-number="3"/>
                <table:filter-condition table:value="GF Sourdough Bread Slice" table:operator="=" table:field-number="4"/>
              </table:filter-and>
              <table:filter-and>
                <table:filter-condition table:value="29/06/2025" table:operator="=" table:field-number="0"/>
                <table:filter-condition table:value="12:52" table:operator="=" table:field-number="1"/>
                <table:filter-condition table:value="FOOD" table:operator="=" table:field-number="3"/>
                <table:filter-condition table:value="GF Sourdough Bread Slice" table:operator="=" table:field-number="4"/>
              </table:filter-and>
              <table:filter-and>
                <table:filter-condition table:value="29/06/2025" table:operator="=" table:field-number="0"/>
                <table:filter-condition table:value="12:52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29/06/2025" table:operator="=" table:field-number="0"/>
                <table:filter-condition table:value="12:52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29/06/2025" table:operator="=" table:field-number="0"/>
                <table:filter-condition table:value="20:07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29/06/2025" table:operator="=" table:field-number="0"/>
                <table:filter-condition table:value="20:07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29/06/2025" table:operator="=" table:field-number="0"/>
                <table:filter-condition table:value="20:07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29/06/2025" table:operator="=" table:field-number="0"/>
                <table:filter-condition table:value="20:07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29/06/2025" table:operator="=" table:field-number="0"/>
                <table:filter-condition table:value="20:07" table:operator="=" table:field-number="1"/>
                <table:filter-condition table:value="FOOD" table:operator="=" table:field-number="3"/>
                <table:filter-condition table:value="Potatoes" table:operator="=" table:field-number="4"/>
              </table:filter-and>
              <table:filter-and>
                <table:filter-condition table:value="29/06/2025" table:operator="=" table:field-number="0"/>
                <table:filter-condition table:value="20:08" table:operator="=" table:field-number="1"/>
                <table:filter-condition table:value="FOOD" table:operator="=" table:field-number="3"/>
                <table:filter-condition table:value="Carrot" table:operator="=" table:field-number="4"/>
              </table:filter-and>
              <table:filter-and>
                <table:filter-condition table:value="29/06/2025" table:operator="=" table:field-number="0"/>
                <table:filter-condition table:value="21:18" table:operator="=" table:field-number="1"/>
                <table:filter-condition table:value="FOOD" table:operator="=" table:field-number="3"/>
                <table:filter-condition table:value="Apple" table:operator="=" table:field-number="4"/>
              </table:filter-and>
              <table:filter-and>
                <table:filter-condition table:value="29/06/2025" table:operator="=" table:field-number="0"/>
                <table:filter-condition table:value="21:18" table:operator="=" table:field-number="1"/>
                <table:filter-condition table:value="FOOD" table:operator="=" table:field-number="3"/>
                <table:filter-condition table:value="Strawberries" table:operator="=" table:field-number="4"/>
              </table:filter-and>
              <table:filter-and>
                <table:filter-condition table:value="30/06/2025" table:operator="=" table:field-number="0"/>
                <table:filter-condition table:value="09:55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30/06/2025" table:operator="=" table:field-number="0"/>
                <table:filter-condition table:value="09:55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30/06/2025" table:operator="=" table:field-number="0"/>
                <table:filter-condition table:value="09:55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30/06/2025" table:operator="=" table:field-number="0"/>
                <table:filter-condition table:value="09:55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30/06/2025" table:operator="=" table:field-number="0"/>
                <table:filter-condition table:value="09:55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30/06/2025" table:operator="=" table:field-number="0"/>
                <table:filter-condition table:value="13:02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30/06/2025" table:operator="=" table:field-number="0"/>
                <table:filter-condition table:value="13:02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Frozen Burgers" table:operator="=" table:field-number="4"/>
              </table:filter-and>
              <table:filter-and>
                <table:filter-condition table:value="30/06/2025" table:operator="=" table:field-number="0"/>
                <table:filter-condition table:value="13:02" table:operator="=" table:field-number="1"/>
                <table:filter-condition table:value="FOOD" table:operator="=" table:field-number="3"/>
                <table:filter-condition table:value="GF (Promise) White Muffin Roll" table:operator="=" table:field-number="4"/>
              </table:filter-and>
              <table:filter-and>
                <table:filter-condition table:value="30/06/2025" table:operator="=" table:field-number="0"/>
                <table:filter-condition table:value="13:02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30/06/2025" table:operator="=" table:field-number="0"/>
                <table:filter-condition table:value="13:02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30/06/2025" table:operator="=" table:field-number="0"/>
                <table:filter-condition table:value="13:02" table:operator="=" table:field-number="1"/>
                <table:filter-condition table:value="FOOD" table:operator="=" table:field-number="3"/>
                <table:filter-condition table:value="Potatoes" table:operator="=" table:field-number="4"/>
              </table:filter-and>
              <table:filter-and>
                <table:filter-condition table:value="30/06/2025" table:operator="=" table:field-number="0"/>
                <table:filter-condition table:value="20:07" table:operator="=" table:field-number="1"/>
                <table:filter-condition table:value="FOOD" table:operator="=" table:field-number="3"/>
                <table:filter-condition table:value="Carrot" table:operator="=" table:field-number="4"/>
              </table:filter-and>
              <table:filter-and>
                <table:filter-condition table:value="30/06/2025" table:operator="=" table:field-number="0"/>
                <table:filter-condition table:value="20:07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30/06/2025" table:operator="=" table:field-number="0"/>
                <table:filter-condition table:value="20:07" table:operator="=" table:field-number="1"/>
                <table:filter-condition table:value="FOOD" table:operator="=" table:field-number="3"/>
                <table:filter-condition table:value="Chicken seasoning" table:operator="=" table:field-number="4"/>
              </table:filter-and>
              <table:filter-and>
                <table:filter-condition table:value="30/06/2025" table:operator="=" table:field-number="0"/>
                <table:filter-condition table:value="20:07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30/06/2025" table:operator="=" table:field-number="0"/>
                <table:filter-condition table:value="20:07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30/06/2025" table:operator="=" table:field-number="0"/>
                <table:filter-condition table:value="20:07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30/06/2025" table:operator="=" table:field-number="0"/>
                <table:filter-condition table:value="21:24" table:operator="=" table:field-number="1"/>
                <table:filter-condition table:value="FOOD" table:operator="=" table:field-number="3"/>
                <table:filter-condition table:value="Apple" table:operator="=" table:field-number="4"/>
              </table:filter-and>
              <table:filter-and>
                <table:filter-condition table:value="30/06/2025" table:operator="=" table:field-number="0"/>
                <table:filter-condition table:value="21:25" table:operator="=" table:field-number="1"/>
                <table:filter-condition table:value="FOOD" table:operator="=" table:field-number="3"/>
                <table:filter-condition table:value="Strawberries" table:operator="=" table:field-number="4"/>
              </table:filter-and>
              <table:filter-and>
                <table:filter-condition table:value="01/07/2025" table:operator="=" table:field-number="0"/>
                <table:filter-condition table:value="10:04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01/07/2025" table:operator="=" table:field-number="0"/>
                <table:filter-condition table:value="10:04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01/07/2025" table:operator="=" table:field-number="0"/>
                <table:filter-condition table:value="10:04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01/07/2025" table:operator="=" table:field-number="0"/>
                <table:filter-condition table:value="10:04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01/07/2025" table:operator="=" table:field-number="0"/>
                <table:filter-condition table:value="10:04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01/07/2025" table:operator="=" table:field-number="0"/>
                <table:filter-condition table:value="13:29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Celery" table:operator="=" table:field-number="4"/>
              </table:filter-and>
              <table:filter-and>
                <table:filter-condition table:value="01/07/2025" table:operator="=" table:field-number="0"/>
                <table:filter-condition table:value="13:29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01/07/2025" table:operator="=" table:field-number="0"/>
                <table:filter-condition table:value="13:29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01/07/2025" table:operator="=" table:field-number="0"/>
                <table:filter-condition table:value="13:29" table:operator="=" table:field-number="1"/>
                <table:filter-condition table:value="FOOD" table:operator="=" table:field-number="3"/>
                <table:filter-condition table:value="GF Sourdough Bread Slice" table:operator="=" table:field-number="4"/>
              </table:filter-and>
              <table:filter-and>
                <table:filter-condition table:value="01/07/2025" table:operator="=" table:field-number="0"/>
                <table:filter-condition table:value="13:29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01/07/2025" table:operator="=" table:field-number="0"/>
                <table:filter-condition table:value="13:29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01/07/2025" table:operator="=" table:field-number="0"/>
                <table:filter-condition table:value="20:53" table:operator="=" table:field-number="1"/>
                <table:filter-condition table:value="FOOD" table:operator="=" table:field-number="3"/>
                <table:filter-condition table:value="Apple" table:operator="=" table:field-number="4"/>
              </table:filter-and>
              <table:filter-and>
                <table:filter-condition table:value="01/07/2025" table:operator="=" table:field-number="0"/>
                <table:filter-condition table:value="20:53" table:operator="=" table:field-number="1"/>
                <table:filter-condition table:value="FOOD" table:operator="=" table:field-number="3"/>
                <table:filter-condition table:value="Carrot" table:operator="=" table:field-number="4"/>
              </table:filter-and>
              <table:filter-and>
                <table:filter-condition table:value="01/07/2025" table:operator="=" table:field-number="0"/>
                <table:filter-condition table:value="20:53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Celery" table:operator="=" table:field-number="4"/>
              </table:filter-and>
              <table:filter-and>
                <table:filter-condition table:value="01/07/2025" table:operator="=" table:field-number="0"/>
                <table:filter-condition table:value="20:53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01/07/2025" table:operator="=" table:field-number="0"/>
                <table:filter-condition table:value="20:53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01/07/2025" table:operator="=" table:field-number="0"/>
                <table:filter-condition table:value="20:53" table:operator="=" table:field-number="1"/>
                <table:filter-condition table:value="FOOD" table:operator="=" table:field-number="3"/>
                <table:filter-condition table:value="Potatoes" table:operator="=" table:field-number="4"/>
              </table:filter-and>
              <table:filter-and>
                <table:filter-condition table:value="01/07/2025" table:operator="=" table:field-number="0"/>
                <table:filter-condition table:value="20:53" table:operator="=" table:field-number="1"/>
                <table:filter-condition table:value="FOOD" table:operator="=" table:field-number="3"/>
                <table:filter-condition table:value="Roast Pork" table:operator="=" table:field-number="4"/>
              </table:filter-and>
              <table:filter-and>
                <table:filter-condition table:value="01/07/2025" table:operator="=" table:field-number="0"/>
                <table:filter-condition table:value="20:53" table:operator="=" table:field-number="1"/>
                <table:filter-condition table:value="FOOD" table:operator="=" table:field-number="3"/>
                <table:filter-condition table:value="Strawberries" table:operator="=" table:field-number="4"/>
              </table:filter-and>
              <table:filter-and>
                <table:filter-condition table:value="02/07/2025" table:operator="=" table:field-number="0"/>
                <table:filter-condition table:value="08:28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02/07/2025" table:operator="=" table:field-number="0"/>
                <table:filter-condition table:value="08:28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02/07/2025" table:operator="=" table:field-number="0"/>
                <table:filter-condition table:value="08:28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02/07/2025" table:operator="=" table:field-number="0"/>
                <table:filter-condition table:value="08:28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02/07/2025" table:operator="=" table:field-number="0"/>
                <table:filter-condition table:value="12:39" table:operator="=" table:field-number="1"/>
                <table:filter-condition table:value="FOOD" table:operator="=" table:field-number="3"/>
                <table:filter-condition table:value="Carrot" table:operator="=" table:field-number="4"/>
              </table:filter-and>
              <table:filter-and>
                <table:filter-condition table:value="02/07/2025" table:operator="=" table:field-number="0"/>
                <table:filter-condition table:value="12:39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02/07/2025" table:operator="=" table:field-number="0"/>
                <table:filter-condition table:value="12:39" table:operator="=" table:field-number="1"/>
                <table:filter-condition table:value="FOOD" table:operator="=" table:field-number="3"/>
                <table:filter-condition table:value="GF Seeded Roll" table:operator="=" table:field-number="4"/>
              </table:filter-and>
              <table:filter-and>
                <table:filter-condition table:value="02/07/2025" table:operator="=" table:field-number="0"/>
                <table:filter-condition table:value="12:39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02/07/2025" table:operator="=" table:field-number="0"/>
                <table:filter-condition table:value="12:39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02/07/2025" table:operator="=" table:field-number="0"/>
                <table:filter-condition table:value="12:39" table:operator="=" table:field-number="1"/>
                <table:filter-condition table:value="FOOD" table:operator="=" table:field-number="3"/>
                <table:filter-condition table:value="Smash Burger (Fresh)" table:operator="=" table:field-number="4"/>
              </table:filter-and>
              <table:filter-and>
                <table:filter-condition table:value="02/07/2025" table:operator="=" table:field-number="0"/>
                <table:filter-condition table:value="12:41" table:operator="=" table:field-number="1"/>
                <table:filter-condition table:value="FOOD" table:operator="=" table:field-number="3"/>
                <table:filter-condition table:value="Potatoes" table:operator="=" table:field-number="4"/>
              </table:filter-and>
              <table:filter-and>
                <table:filter-condition table:value="02/07/2025" table:operator="=" table:field-number="0"/>
                <table:filter-condition table:value="12:41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Sweetcorn &amp; Red Pepper Relish" table:operator="=" table:field-number="4"/>
              </table:filter-and>
              <table:filter-and>
                <table:filter-condition table:value="02/07/2025" table:operator="=" table:field-number="0"/>
                <table:filter-condition table:value="20:18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02/07/2025" table:operator="=" table:field-number="0"/>
                <table:filter-condition table:value="20:19" table:operator="=" table:field-number="1"/>
                <table:filter-condition table:value="FOOD" table:operator="=" table:field-number="3"/>
                <table:filter-condition table:value="Potatoes" table:operator="=" table:field-number="4"/>
              </table:filter-and>
              <table:filter-and>
                <table:filter-condition table:value="02/07/2025" table:operator="=" table:field-number="0"/>
                <table:filter-condition table:value="20:19" table:operator="=" table:field-number="1"/>
                <table:filter-condition table:value="FOOD" table:operator="=" table:field-number="3"/>
                <table:filter-condition table:value="Egg" table:operator="=" table:field-number="4"/>
              </table:filter-and>
              <table:filter-and>
                <table:filter-condition table:value="02/07/2025" table:operator="=" table:field-number="0"/>
                <table:filter-condition table:value="20:20" table:operator="=" table:field-number="1"/>
                <table:filter-condition table:value="FOOD" table:operator="=" table:field-number="3"/>
                <table:filter-condition table:value="Bacon" table:operator="=" table:field-number="4"/>
              </table:filter-and>
              <table:filter-and>
                <table:filter-condition table:value="02/07/2025" table:operator="=" table:field-number="0"/>
                <table:filter-condition table:value="20:21" table:operator="=" table:field-number="1"/>
                <table:filter-condition table:value="FOOD" table:operator="=" table:field-number="3"/>
                <table:filter-condition table:value="Apple" table:operator="=" table:field-number="4"/>
              </table:filter-and>
              <table:filter-and>
                <table:filter-condition table:value="02/07/2025" table:operator="=" table:field-number="0"/>
                <table:filter-condition table:value="20:21" table:operator="=" table:field-number="1"/>
                <table:filter-condition table:value="FOOD" table:operator="=" table:field-number="3"/>
                <table:filter-condition table:value="Strawberries" table:operator="=" table:field-number="4"/>
              </table:filter-and>
              <table:filter-and>
                <table:filter-condition table:value="03/07/2025" table:operator="=" table:field-number="0"/>
                <table:filter-condition table:value="09:40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03/07/2025" table:operator="=" table:field-number="0"/>
                <table:filter-condition table:value="09:40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03/07/2025" table:operator="=" table:field-number="0"/>
                <table:filter-condition table:value="09:40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03/07/2025" table:operator="=" table:field-number="0"/>
                <table:filter-condition table:value="09:40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03/07/2025" table:operator="=" table:field-number="0"/>
                <table:filter-condition table:value="13:23" table:operator="=" table:field-number="1"/>
                <table:filter-condition table:value="FOOD" table:operator="=" table:field-number="3"/>
                <table:filter-condition table:value="GF Sourdough Bread Slice" table:operator="=" table:field-number="4"/>
              </table:filter-and>
              <table:filter-and>
                <table:filter-condition table:value="03/07/2025" table:operator="=" table:field-number="0"/>
                <table:filter-condition table:value="13:23" table:operator="=" table:field-number="1"/>
                <table:filter-condition table:value="FOOD" table:operator="=" table:field-number="3"/>
                <table:filter-condition table:value="Bacon" table:operator="=" table:field-number="4"/>
              </table:filter-and>
              <table:filter-and>
                <table:filter-condition table:value="03/07/2025" table:operator="=" table:field-number="0"/>
                <table:filter-condition table:value="19:55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03/07/2025" table:operator="=" table:field-number="0"/>
                <table:filter-condition table:value="19:55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03/07/2025" table:operator="=" table:field-number="0"/>
                <table:filter-condition table:value="19:55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03/07/2025" table:operator="=" table:field-number="0"/>
                <table:filter-condition table:value="19:55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03/07/2025" table:operator="=" table:field-number="0"/>
                <table:filter-condition table:value="19:55" table:operator="=" table:field-number="1"/>
                <table:filter-condition table:value="FOOD" table:operator="=" table:field-number="3"/>
                <table:filter-condition table:value="Carrot" table:operator="=" table:field-number="4"/>
              </table:filter-and>
              <table:filter-and>
                <table:filter-condition table:value="03/07/2025" table:operator="=" table:field-number="0"/>
                <table:filter-condition table:value="19:55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Celery" table:operator="=" table:field-number="4"/>
              </table:filter-and>
              <table:filter-and>
                <table:filter-condition table:value="03/07/2025" table:operator="=" table:field-number="0"/>
                <table:filter-condition table:value="19:59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Chicken Seasoning" table:operator="=" table:field-number="4"/>
              </table:filter-and>
              <table:filter-and>
                <table:filter-condition table:value="03/07/2025" table:operator="=" table:field-number="0"/>
                <table:filter-condition table:value="20:22" table:operator="=" table:field-number="1"/>
                <table:filter-condition table:value="FOOD" table:operator="=" table:field-number="3"/>
                <table:filter-condition table:value="Apple" table:operator="=" table:field-number="4"/>
              </table:filter-and>
              <table:filter-and>
                <table:filter-condition table:value="03/07/2025" table:operator="=" table:field-number="0"/>
                <table:filter-condition table:value="20:22" table:operator="=" table:field-number="1"/>
                <table:filter-condition table:value="FOOD" table:operator="=" table:field-number="3"/>
                <table:filter-condition table:value="Strawberries" table:operator="=" table:field-number="4"/>
              </table:filter-and>
              <table:filter-and>
                <table:filter-condition table:value="04/07/2025" table:operator="=" table:field-number="0"/>
                <table:filter-condition table:value="09:34" table:operator="=" table:field-number="1"/>
                <table:filter-condition table:value="HEADACHE" table:operator="=" table:field-number="3"/>
                <table:filter-condition table:value="RECORD" table:operator="=" table:field-number="4"/>
              </table:filter-and>
              <table:filter-and>
                <table:filter-condition table:value="04/07/2025" table:operator="=" table:field-number="0"/>
                <table:filter-condition table:value="12:54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04/07/2025" table:operator="=" table:field-number="0"/>
                <table:filter-condition table:value="12:54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04/07/2025" table:operator="=" table:field-number="0"/>
                <table:filter-condition table:value="12:54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04/07/2025" table:operator="=" table:field-number="0"/>
                <table:filter-condition table:value="12:54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04/07/2025" table:operator="=" table:field-number="0"/>
                <table:filter-condition table:value="12:54" table:operator="=" table:field-number="1"/>
                <table:filter-condition table:value="FOOD" table:operator="=" table:field-number="3"/>
                <table:filter-condition table:value="GF Sourdough Bread Sliced" table:operator="=" table:field-number="4"/>
              </table:filter-and>
              <table:filter-and>
                <table:filter-condition table:value="04/07/2025" table:operator="=" table:field-number="0"/>
                <table:filter-condition table:value="12:54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04/07/2025" table:operator="=" table:field-number="0"/>
                <table:filter-condition table:value="12:55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04/07/2025" table:operator="=" table:field-number="0"/>
                <table:filter-condition table:value="12:55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04/07/2025" table:operator="=" table:field-number="0"/>
                <table:filter-condition table:value="12:55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04/07/2025" table:operator="=" table:field-number="0"/>
                <table:filter-condition table:value="12:55" table:operator="=" table:field-number="1"/>
                <table:filter-condition table:value="FOOD" table:operator="=" table:field-number="3"/>
                <table:filter-condition table:value="Carrot" table:operator="=" table:field-number="4"/>
              </table:filter-and>
              <table:filter-and>
                <table:filter-condition table:value="04/07/2025" table:operator="=" table:field-number="0"/>
                <table:filter-condition table:value="20:26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04/07/2025" table:operator="=" table:field-number="0"/>
                <table:filter-condition table:value="20:26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04/07/2025" table:operator="=" table:field-number="0"/>
                <table:filter-condition table:value="20:26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04/07/2025" table:operator="=" table:field-number="0"/>
                <table:filter-condition table:value="20:26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04/07/2025" table:operator="=" table:field-number="0"/>
                <table:filter-condition table:value="20:26" table:operator="=" table:field-number="1"/>
                <table:filter-condition table:value="FOOD" table:operator="=" table:field-number="3"/>
                <table:filter-condition table:value="Carrot" table:operator="=" table:field-number="4"/>
              </table:filter-and>
              <table:filter-and>
                <table:filter-condition table:value="04/07/2025" table:operator="=" table:field-number="0"/>
                <table:filter-condition table:value="20:26" table:operator="=" table:field-number="1"/>
                <table:filter-condition table:value="FOOD" table:operator="=" table:field-number="3"/>
                <table:filter-condition table:value="Potatoes" table:operator="=" table:field-number="4"/>
              </table:filter-and>
              <table:filter-and>
                <table:filter-condition table:value="04/07/2025" table:operator="=" table:field-number="0"/>
                <table:filter-condition table:value="20:38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Chicken Seasoning" table:operator="=" table:field-number="4"/>
              </table:filter-and>
              <table:filter-and>
                <table:filter-condition table:value="04/07/2025" table:operator="=" table:field-number="0"/>
                <table:filter-condition table:value="20:38" table:operator="=" table:field-number="1"/>
                <table:filter-condition table:value="FOOD" table:operator="=" table:field-number="3"/>
                <table:filter-condition table:value="Apple" table:operator="=" table:field-number="4"/>
              </table:filter-and>
              <table:filter-and>
                <table:filter-condition table:value="05/07/2025" table:operator="=" table:field-number="0"/>
                <table:filter-condition table:value="10:11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05/07/2025" table:operator="=" table:field-number="0"/>
                <table:filter-condition table:value="10:11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05/07/2025" table:operator="=" table:field-number="0"/>
                <table:filter-condition table:value="10:11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05/07/2025" table:operator="=" table:field-number="0"/>
                <table:filter-condition table:value="10:11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05/07/2025" table:operator="=" table:field-number="0"/>
                <table:filter-condition table:value="13:57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05/07/2025" table:operator="=" table:field-number="0"/>
                <table:filter-condition table:value="13:57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05/07/2025" table:operator="=" table:field-number="0"/>
                <table:filter-condition table:value="13:57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05/07/2025" table:operator="=" table:field-number="0"/>
                <table:filter-condition table:value="13:57" table:operator="=" table:field-number="1"/>
                <table:filter-condition table:value="FOOD" table:operator="=" table:field-number="3"/>
                <table:filter-condition table:value="Carrot" table:operator="=" table:field-number="4"/>
              </table:filter-and>
              <table:filter-and>
                <table:filter-condition table:value="05/07/2025" table:operator="=" table:field-number="0"/>
                <table:filter-condition table:value="13:57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05/07/2025" table:operator="=" table:field-number="0"/>
                <table:filter-condition table:value="13:57" table:operator="=" table:field-number="1"/>
                <table:filter-condition table:value="FOOD" table:operator="=" table:field-number="3"/>
                <table:filter-condition table:value="Potatoes" table:operator="=" table:field-number="4"/>
              </table:filter-and>
              <table:filter-and>
                <table:filter-condition table:value="05/07/2025" table:operator="=" table:field-number="0"/>
                <table:filter-condition table:value="20:26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05/07/2025" table:operator="=" table:field-number="0"/>
                <table:filter-condition table:value="20:26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05/07/2025" table:operator="=" table:field-number="0"/>
                <table:filter-condition table:value="20:26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05/07/2025" table:operator="=" table:field-number="0"/>
                <table:filter-condition table:value="20:26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05/07/2025" table:operator="=" table:field-number="0"/>
                <table:filter-condition table:value="20:26" table:operator="=" table:field-number="1"/>
                <table:filter-condition table:value="FOOD" table:operator="=" table:field-number="3"/>
                <table:filter-condition table:value="Carrot" table:operator="=" table:field-number="4"/>
              </table:filter-and>
              <table:filter-and>
                <table:filter-condition table:value="05/07/2025" table:operator="=" table:field-number="0"/>
                <table:filter-condition table:value="20:26" table:operator="=" table:field-number="1"/>
                <table:filter-condition table:value="FOOD" table:operator="=" table:field-number="3"/>
                <table:filter-condition table:value="Potatoes" table:operator="=" table:field-number="4"/>
              </table:filter-and>
              <table:filter-and>
                <table:filter-condition table:value="05/07/2025" table:operator="=" table:field-number="0"/>
                <table:filter-condition table:value="20:38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Chicken Seasoning" table:operator="=" table:field-number="4"/>
              </table:filter-and>
              <table:filter-and>
                <table:filter-condition table:value="05/07/2025" table:operator="=" table:field-number="0"/>
                <table:filter-condition table:value="20:38" table:operator="=" table:field-number="1"/>
                <table:filter-condition table:value="FOOD" table:operator="=" table:field-number="3"/>
                <table:filter-condition table:value="Apple" table:operator="=" table:field-number="4"/>
              </table:filter-and>
              <table:filter-and>
                <table:filter-condition table:value="05/07/2025" table:operator="=" table:field-number="0"/>
                <table:filter-condition table:value="20:38" table:operator="=" table:field-number="1"/>
                <table:filter-condition table:value="FOOD" table:operator="=" table:field-number="3"/>
                <table:filter-condition table:value="Strawberries" table:operator="=" table:field-number="4"/>
              </table:filter-and>
              <table:filter-and>
                <table:filter-condition table:value="06/07/2025" table:operator="=" table:field-number="0"/>
                <table:filter-condition table:value="08:49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06/07/2025" table:operator="=" table:field-number="0"/>
                <table:filter-condition table:value="08:49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06/07/2025" table:operator="=" table:field-number="0"/>
                <table:filter-condition table:value="08:49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06/07/2025" table:operator="=" table:field-number="0"/>
                <table:filter-condition table:value="08:49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06/07/2025" table:operator="=" table:field-number="0"/>
                <table:filter-condition table:value="13:11" table:operator="=" table:field-number="1"/>
                <table:filter-condition table:value="FOOD" table:operator="=" table:field-number="3"/>
                <table:filter-condition table:value="GF Sourdough Bread Sliced" table:operator="=" table:field-number="4"/>
              </table:filter-and>
              <table:filter-and>
                <table:filter-condition table:value="06/07/2025" table:operator="=" table:field-number="0"/>
                <table:filter-condition table:value="13:11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06/07/2025" table:operator="=" table:field-number="0"/>
                <table:filter-condition table:value="13:11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06/07/2025" table:operator="=" table:field-number="0"/>
                <table:filter-condition table:value="13:11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06/07/2025" table:operator="=" table:field-number="0"/>
                <table:filter-condition table:value="13:11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06/07/2025" table:operator="=" table:field-number="0"/>
                <table:filter-condition table:value="13:11" table:operator="=" table:field-number="1"/>
                <table:filter-condition table:value="FOOD" table:operator="=" table:field-number="3"/>
                <table:filter-condition table:value="Carrot" table:operator="=" table:field-number="4"/>
              </table:filter-and>
              <table:filter-and>
                <table:filter-condition table:value="06/07/2025" table:operator="=" table:field-number="0"/>
                <table:filter-condition table:value="20:33" table:operator="=" table:field-number="1"/>
                <table:filter-condition table:value="FOOD" table:operator="=" table:field-number="3"/>
                <table:filter-condition table:value="Gluten Free White Roll (25g Carbs)" table:operator="=" table:field-number="4"/>
              </table:filter-and>
              <table:filter-and>
                <table:filter-condition table:value="06/07/2025" table:operator="=" table:field-number="0"/>
                <table:filter-condition table:value="20:33" table:operator="=" table:field-number="1"/>
                <table:filter-condition table:value="FOOD" table:operator="=" table:field-number="3"/>
                <table:filter-condition table:value="Smash Burger" table:operator="=" table:field-number="4"/>
              </table:filter-and>
              <table:filter-and>
                <table:filter-condition table:value="06/07/2025" table:operator="=" table:field-number="0"/>
                <table:filter-condition table:value="20:33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06/07/2025" table:operator="=" table:field-number="0"/>
                <table:filter-condition table:value="20:33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06/07/2025" table:operator="=" table:field-number="0"/>
                <table:filter-condition table:value="20:33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06/07/2025" table:operator="=" table:field-number="0"/>
                <table:filter-condition table:value="20:33" table:operator="=" table:field-number="1"/>
                <table:filter-condition table:value="FOOD" table:operator="=" table:field-number="3"/>
                <table:filter-condition table:value="Carrot" table:operator="=" table:field-number="4"/>
              </table:filter-and>
              <table:filter-and>
                <table:filter-condition table:value="06/07/2025" table:operator="=" table:field-number="0"/>
                <table:filter-condition table:value="20:33" table:operator="=" table:field-number="1"/>
                <table:filter-condition table:value="FOOD" table:operator="=" table:field-number="3"/>
                <table:filter-condition table:value="Potatoes" table:operator="=" table:field-number="4"/>
              </table:filter-and>
              <table:filter-and>
                <table:filter-condition table:value="06/07/2025" table:operator="=" table:field-number="0"/>
                <table:filter-condition table:value="20:33" table:operator="=" table:field-number="1"/>
                <table:filter-condition table:value="FOOD" table:operator="=" table:field-number="3"/>
                <table:filter-condition table:value="Apple" table:operator="=" table:field-number="4"/>
              </table:filter-and>
              <table:filter-and>
                <table:filter-condition table:value="06/07/2025" table:operator="=" table:field-number="0"/>
                <table:filter-condition table:value="20:33" table:operator="=" table:field-number="1"/>
                <table:filter-condition table:value="FOOD" table:operator="=" table:field-number="3"/>
                <table:filter-condition table:value="Strawberries" table:operator="=" table:field-number="4"/>
              </table:filter-and>
              <table:filter-and>
                <table:filter-condition table:value="07/07/2025" table:operator="=" table:field-number="0"/>
                <table:filter-condition table:value="08:39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07/07/2025" table:operator="=" table:field-number="0"/>
                <table:filter-condition table:value="08:39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07/07/2025" table:operator="=" table:field-number="0"/>
                <table:filter-condition table:value="08:39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07/07/2025" table:operator="=" table:field-number="0"/>
                <table:filter-condition table:value="08:39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07/07/2025" table:operator="=" table:field-number="0"/>
                <table:filter-condition table:value="13:05" table:operator="=" table:field-number="1"/>
                <table:filter-condition table:value="FOOD" table:operator="=" table:field-number="3"/>
                <table:filter-condition table:value="GF Sourdough Bread Sliced" table:operator="=" table:field-number="4"/>
              </table:filter-and>
              <table:filter-and>
                <table:filter-condition table:value="07/07/2025" table:operator="=" table:field-number="0"/>
                <table:filter-condition table:value="13:05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07/07/2025" table:operator="=" table:field-number="0"/>
                <table:filter-condition table:value="13:05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07/07/2025" table:operator="=" table:field-number="0"/>
                <table:filter-condition table:value="13:05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07/07/2025" table:operator="=" table:field-number="0"/>
                <table:filter-condition table:value="13:05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07/07/2025" table:operator="=" table:field-number="0"/>
                <table:filter-condition table:value="13:05" table:operator="=" table:field-number="1"/>
                <table:filter-condition table:value="FOOD" table:operator="=" table:field-number="3"/>
                <table:filter-condition table:value="Carrot" table:operator="=" table:field-number="4"/>
              </table:filter-and>
              <table:filter-and>
                <table:filter-condition table:value="07/07/2025" table:operator="=" table:field-number="0"/>
                <table:filter-condition table:value="20:02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07/07/2025" table:operator="=" table:field-number="0"/>
                <table:filter-condition table:value="20:02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07/07/2025" table:operator="=" table:field-number="0"/>
                <table:filter-condition table:value="20:02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07/07/2025" table:operator="=" table:field-number="0"/>
                <table:filter-condition table:value="20:02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07/07/2025" table:operator="=" table:field-number="0"/>
                <table:filter-condition table:value="20:02" table:operator="=" table:field-number="1"/>
                <table:filter-condition table:value="FOOD" table:operator="=" table:field-number="3"/>
                <table:filter-condition table:value="Carrot" table:operator="=" table:field-number="4"/>
              </table:filter-and>
              <table:filter-and>
                <table:filter-condition table:value="07/07/2025" table:operator="=" table:field-number="0"/>
                <table:filter-condition table:value="20:02" table:operator="=" table:field-number="1"/>
                <table:filter-condition table:value="FOOD" table:operator="=" table:field-number="3"/>
                <table:filter-condition table:value="Potatoes" table:operator="=" table:field-number="4"/>
              </table:filter-and>
              <table:filter-and>
                <table:filter-condition table:value="07/07/2025" table:operator="=" table:field-number="0"/>
                <table:filter-condition table:value="20:02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Peri Spice Mix" table:operator="=" table:field-number="4"/>
              </table:filter-and>
              <table:filter-and>
                <table:filter-condition table:value="07/07/2025" table:operator="=" table:field-number="0"/>
                <table:filter-condition table:value="20:02" table:operator="=" table:field-number="1"/>
                <table:filter-condition table:value="FOOD" table:operator="=" table:field-number="3"/>
                <table:filter-condition table:value="Apple" table:operator="=" table:field-number="4"/>
              </table:filter-and>
              <table:filter-and>
                <table:filter-condition table:value="07/07/2025" table:operator="=" table:field-number="0"/>
                <table:filter-condition table:value="20:02" table:operator="=" table:field-number="1"/>
                <table:filter-condition table:value="FOOD" table:operator="=" table:field-number="3"/>
                <table:filter-condition table:value="Strawberries" table:operator="=" table:field-number="4"/>
              </table:filter-and>
              <table:filter-and>
                <table:filter-condition table:value="08/07/2025" table:operator="=" table:field-number="0"/>
                <table:filter-condition table:value="16:01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08/07/2025" table:operator="=" table:field-number="0"/>
                <table:filter-condition table:value="16:01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08/07/2025" table:operator="=" table:field-number="0"/>
                <table:filter-condition table:value="16:01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08/07/2025" table:operator="=" table:field-number="0"/>
                <table:filter-condition table:value="16:01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08/07/2025" table:operator="=" table:field-number="0"/>
                <table:filter-condition table:value="19:11" table:operator="=" table:field-number="1"/>
                <table:filter-condition table:value="FOOD" table:operator="=" table:field-number="3"/>
                <table:filter-condition table:value="GF DF Custard Creams" table:operator="=" table:field-number="4"/>
              </table:filter-and>
              <table:filter-and>
                <table:filter-condition table:value="09/07/2025" table:operator="=" table:field-number="0"/>
                <table:filter-condition table:value="09:51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09/07/2025" table:operator="=" table:field-number="0"/>
                <table:filter-condition table:value="09:51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09/07/2025" table:operator="=" table:field-number="0"/>
                <table:filter-condition table:value="09:51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09/07/2025" table:operator="=" table:field-number="0"/>
                <table:filter-condition table:value="09:51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09/07/2025" table:operator="=" table:field-number="0"/>
                <table:filter-condition table:value="14:46" table:operator="=" table:field-number="1"/>
                <table:filter-condition table:value="FOOD" table:operator="=" table:field-number="3"/>
                <table:filter-condition table:value="GF Sourdough Bread Sliced" table:operator="=" table:field-number="4"/>
              </table:filter-and>
              <table:filter-and>
                <table:filter-condition table:value="09/07/2025" table:operator="=" table:field-number="0"/>
                <table:filter-condition table:value="14:46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09/07/2025" table:operator="=" table:field-number="0"/>
                <table:filter-condition table:value="14:46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09/07/2025" table:operator="=" table:field-number="0"/>
                <table:filter-condition table:value="14:46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09/07/2025" table:operator="=" table:field-number="0"/>
                <table:filter-condition table:value="14:46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09/07/2025" table:operator="=" table:field-number="0"/>
                <table:filter-condition table:value="14:46" table:operator="=" table:field-number="1"/>
                <table:filter-condition table:value="FOOD" table:operator="=" table:field-number="3"/>
                <table:filter-condition table:value="Carrot" table:operator="=" table:field-number="4"/>
              </table:filter-and>
              <table:filter-and>
                <table:filter-condition table:value="09/07/2025" table:operator="=" table:field-number="0"/>
                <table:filter-condition table:value="14:52" table:operator="=" table:field-number="1"/>
                <table:filter-condition table:value="FOOD" table:operator="=" table:field-number="3"/>
                <table:filter-condition table:value="Chilli Lime Peanuts" table:operator="=" table:field-number="4"/>
              </table:filter-and>
              <table:filter-and>
                <table:filter-condition table:value="09/07/2025" table:operator="=" table:field-number="0"/>
                <table:filter-condition table:value="19:57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09/07/2025" table:operator="=" table:field-number="0"/>
                <table:filter-condition table:value="19:57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09/07/2025" table:operator="=" table:field-number="0"/>
                <table:filter-condition table:value="19:57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09/07/2025" table:operator="=" table:field-number="0"/>
                <table:filter-condition table:value="19:57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09/07/2025" table:operator="=" table:field-number="0"/>
                <table:filter-condition table:value="19:57" table:operator="=" table:field-number="1"/>
                <table:filter-condition table:value="FOOD" table:operator="=" table:field-number="3"/>
                <table:filter-condition table:value="Carrot" table:operator="=" table:field-number="4"/>
              </table:filter-and>
              <table:filter-and>
                <table:filter-condition table:value="09/07/2025" table:operator="=" table:field-number="0"/>
                <table:filter-condition table:value="19:58" table:operator="=" table:field-number="1"/>
                <table:filter-condition table:value="FOOD" table:operator="=" table:field-number="3"/>
                <table:filter-condition table:value="Potatoes" table:operator="=" table:field-number="4"/>
              </table:filter-and>
              <table:filter-and>
                <table:filter-condition table:value="09/07/2025" table:operator="=" table:field-number="0"/>
                <table:filter-condition table:value="19:58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Peri Spice Mix" table:operator="=" table:field-number="4"/>
              </table:filter-and>
              <table:filter-and>
                <table:filter-condition table:value="09/07/2025" table:operator="=" table:field-number="0"/>
                <table:filter-condition table:value="19:58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Peri Spice Mix" table:operator="=" table:field-number="4"/>
              </table:filter-and>
              <table:filter-and>
                <table:filter-condition table:value="09/07/2025" table:operator="=" table:field-number="0"/>
                <table:filter-condition table:value="19:59" table:operator="=" table:field-number="1"/>
                <table:filter-condition table:value="FOOD" table:operator="=" table:field-number="3"/>
                <table:filter-condition table:value="Apple" table:operator="=" table:field-number="4"/>
              </table:filter-and>
              <table:filter-and>
                <table:filter-condition table:value="09/07/2025" table:operator="=" table:field-number="0"/>
                <table:filter-condition table:value="19:59" table:operator="=" table:field-number="1"/>
                <table:filter-condition table:value="FOOD" table:operator="=" table:field-number="3"/>
                <table:filter-condition table:value="Strawberries" table:operator="=" table:field-number="4"/>
              </table:filter-and>
              <table:filter-and>
                <table:filter-condition table:value="10/07/2025" table:operator="=" table:field-number="0"/>
                <table:filter-condition table:value="09:43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10/07/2025" table:operator="=" table:field-number="0"/>
                <table:filter-condition table:value="09:43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10/07/2025" table:operator="=" table:field-number="0"/>
                <table:filter-condition table:value="09:43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10/07/2025" table:operator="=" table:field-number="0"/>
                <table:filter-condition table:value="09:43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10/07/2025" table:operator="=" table:field-number="0"/>
                <table:filter-condition table:value="12:03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Peri Spice Mix" table:operator="=" table:field-number="4"/>
              </table:filter-and>
              <table:filter-and>
                <table:filter-condition table:value="10/07/2025" table:operator="=" table:field-number="0"/>
                <table:filter-condition table:value="15:15" table:operator="=" table:field-number="1"/>
                <table:filter-condition table:value="FOOD" table:operator="=" table:field-number="3"/>
                <table:filter-condition table:value="GF Sourdough Bread Sliced" table:operator="=" table:field-number="4"/>
              </table:filter-and>
              <table:filter-and>
                <table:filter-condition table:value="10/07/2025" table:operator="=" table:field-number="0"/>
                <table:filter-condition table:value="15:15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10/07/2025" table:operator="=" table:field-number="0"/>
                <table:filter-condition table:value="15:15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10/07/2025" table:operator="=" table:field-number="0"/>
                <table:filter-condition table:value="15:15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10/07/2025" table:operator="=" table:field-number="0"/>
                <table:filter-condition table:value="15:15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10/07/2025" table:operator="=" table:field-number="0"/>
                <table:filter-condition table:value="15:15" table:operator="=" table:field-number="1"/>
                <table:filter-condition table:value="FOOD" table:operator="=" table:field-number="3"/>
                <table:filter-condition table:value="Carrot" table:operator="=" table:field-number="4"/>
              </table:filter-and>
              <table:filter-and>
                <table:filter-condition table:value="11/07/2025" table:operator="=" table:field-number="0"/>
                <table:filter-condition table:value="10:04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11/07/2025" table:operator="=" table:field-number="0"/>
                <table:filter-condition table:value="10:04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11/07/2025" table:operator="=" table:field-number="0"/>
                <table:filter-condition table:value="10:04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11/07/2025" table:operator="=" table:field-number="0"/>
                <table:filter-condition table:value="10:04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11/07/2025" table:operator="=" table:field-number="0"/>
                <table:filter-condition table:value="13:47" table:operator="=" table:field-number="1"/>
                <table:filter-condition table:value="FOOD" table:operator="=" table:field-number="3"/>
                <table:filter-condition table:value="Smash Burger" table:operator="=" table:field-number="4"/>
              </table:filter-and>
              <table:filter-and>
                <table:filter-condition table:value="11/07/2025" table:operator="=" table:field-number="0"/>
                <table:filter-condition table:value="13:48" table:operator="=" table:field-number="1"/>
                <table:filter-condition table:value="FOOD" table:operator="=" table:field-number="3"/>
                <table:filter-condition table:value="Smash Burger" table:operator="=" table:field-number="4"/>
              </table:filter-and>
              <table:filter-and>
                <table:filter-condition table:value="11/07/2025" table:operator="=" table:field-number="0"/>
                <table:filter-condition table:value="13:54" table:operator="=" table:field-number="1"/>
                <table:filter-condition table:value="FOOD" table:operator="=" table:field-number="3"/>
                <table:filter-condition table:value="GF Seeded Roll" table:operator="=" table:field-number="4"/>
              </table:filter-and>
              <table:filter-and>
                <table:filter-condition table:value="11/07/2025" table:operator="=" table:field-number="0"/>
                <table:filter-condition table:value="13:54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11/07/2025" table:operator="=" table:field-number="0"/>
                <table:filter-condition table:value="13:54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11/07/2025" table:operator="=" table:field-number="0"/>
                <table:filter-condition table:value="13:54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11/07/2025" table:operator="=" table:field-number="0"/>
                <table:filter-condition table:value="13:54" table:operator="=" table:field-number="1"/>
                <table:filter-condition table:value="FOOD" table:operator="=" table:field-number="3"/>
                <table:filter-condition table:value="Carrot" table:operator="=" table:field-number="4"/>
              </table:filter-and>
              <table:filter-and>
                <table:filter-condition table:value="11/07/2025" table:operator="=" table:field-number="0"/>
                <table:filter-condition table:value="13:54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Sweetcorn &amp; Red Pepper Relish" table:operator="=" table:field-number="4"/>
              </table:filter-and>
              <table:filter-and>
                <table:filter-condition table:value="11/07/2025" table:operator="=" table:field-number="0"/>
                <table:filter-condition table:value="20:09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11/07/2025" table:operator="=" table:field-number="0"/>
                <table:filter-condition table:value="20:09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Corn on the Cob" table:operator="=" table:field-number="4"/>
              </table:filter-and>
              <table:filter-and>
                <table:filter-condition table:value="11/07/2025" table:operator="=" table:field-number="0"/>
                <table:filter-condition table:value="20:09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Harissa Spice Mix" table:operator="=" table:field-number="4"/>
              </table:filter-and>
              <table:filter-and>
                <table:filter-condition table:value="11/07/2025" table:operator="=" table:field-number="0"/>
                <table:filter-condition table:value="20:09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11/07/2025" table:operator="=" table:field-number="0"/>
                <table:filter-condition table:value="20:09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11/07/2025" table:operator="=" table:field-number="0"/>
                <table:filter-condition table:value="20:09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11/07/2025" table:operator="=" table:field-number="0"/>
                <table:filter-condition table:value="20:09" table:operator="=" table:field-number="1"/>
                <table:filter-condition table:value="FOOD" table:operator="=" table:field-number="3"/>
                <table:filter-condition table:value="Carrot" table:operator="=" table:field-number="4"/>
              </table:filter-and>
              <table:filter-and>
                <table:filter-condition table:value="11/07/2025" table:operator="=" table:field-number="0"/>
                <table:filter-condition table:value="20:09" table:operator="=" table:field-number="1"/>
                <table:filter-condition table:value="FOOD" table:operator="=" table:field-number="3"/>
                <table:filter-condition table:value="Potatoes" table:operator="=" table:field-number="4"/>
              </table:filter-and>
              <table:filter-and>
                <table:filter-condition table:value="11/07/2025" table:operator="=" table:field-number="0"/>
                <table:filter-condition table:value="20:11" table:operator="=" table:field-number="1"/>
                <table:filter-condition table:value="FOOD" table:operator="=" table:field-number="3"/>
                <table:filter-condition table:value="Apple" table:operator="=" table:field-number="4"/>
              </table:filter-and>
              <table:filter-and>
                <table:filter-condition table:value="11/07/2025" table:operator="=" table:field-number="0"/>
                <table:filter-condition table:value="20:12" table:operator="=" table:field-number="1"/>
                <table:filter-condition table:value="FOOD" table:operator="=" table:field-number="3"/>
                <table:filter-condition table:value="Strawberries" table:operator="=" table:field-number="4"/>
              </table:filter-and>
              <table:filter-and>
                <table:filter-condition table:value="12/07/2025" table:operator="=" table:field-number="0"/>
                <table:filter-condition table:value="08:50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12/07/2025" table:operator="=" table:field-number="0"/>
                <table:filter-condition table:value="08:50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12/07/2025" table:operator="=" table:field-number="0"/>
                <table:filter-condition table:value="08:50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12/07/2025" table:operator="=" table:field-number="0"/>
                <table:filter-condition table:value="08:50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12/07/2025" table:operator="=" table:field-number="0"/>
                <table:filter-condition table:value="09:01" table:operator="=" table:field-number="1"/>
                <table:filter-condition table:value="HEADACHE" table:operator="=" table:field-number="3"/>
                <table:filter-condition table:value="Severity" table:operator="=" table:field-number="4"/>
              </table:filter-and>
              <table:filter-and>
                <table:filter-condition table:value="12/07/2025" table:operator="=" table:field-number="0"/>
                <table:filter-condition table:value="13:18" table:operator="=" table:field-number="1"/>
                <table:filter-condition table:value="FOOD" table:operator="=" table:field-number="3"/>
                <table:filter-condition table:value="GF Sourdough Bread Sliced" table:operator="=" table:field-number="4"/>
              </table:filter-and>
              <table:filter-and>
                <table:filter-condition table:value="12/07/2025" table:operator="=" table:field-number="0"/>
                <table:filter-condition table:value="13:18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12/07/2025" table:operator="=" table:field-number="0"/>
                <table:filter-condition table:value="13:18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12/07/2025" table:operator="=" table:field-number="0"/>
                <table:filter-condition table:value="13:18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12/07/2025" table:operator="=" table:field-number="0"/>
                <table:filter-condition table:value="13:18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12/07/2025" table:operator="=" table:field-number="0"/>
                <table:filter-condition table:value="13:18" table:operator="=" table:field-number="1"/>
                <table:filter-condition table:value="FOOD" table:operator="=" table:field-number="3"/>
                <table:filter-condition table:value="Carrot" table:operator="=" table:field-number="4"/>
              </table:filter-and>
              <table:filter-and>
                <table:filter-condition table:value="12/07/2025" table:operator="=" table:field-number="0"/>
                <table:filter-condition table:value="20:49" table:operator="=" table:field-number="1"/>
                <table:filter-condition table:value="FOOD" table:operator="=" table:field-number="3"/>
                <table:filter-condition table:value="Smash Burger" table:operator="=" table:field-number="4"/>
              </table:filter-and>
              <table:filter-and>
                <table:filter-condition table:value="12/07/2025" table:operator="=" table:field-number="0"/>
                <table:filter-condition table:value="20:49" table:operator="=" table:field-number="1"/>
                <table:filter-condition table:value="FOOD" table:operator="=" table:field-number="3"/>
                <table:filter-condition table:value="GF White Muffin Roll" table:operator="=" table:field-number="4"/>
              </table:filter-and>
              <table:filter-and>
                <table:filter-condition table:value="12/07/2025" table:operator="=" table:field-number="0"/>
                <table:filter-condition table:value="20:49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12/07/2025" table:operator="=" table:field-number="0"/>
                <table:filter-condition table:value="20:49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12/07/2025" table:operator="=" table:field-number="0"/>
                <table:filter-condition table:value="20:49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12/07/2025" table:operator="=" table:field-number="0"/>
                <table:filter-condition table:value="20:49" table:operator="=" table:field-number="1"/>
                <table:filter-condition table:value="FOOD" table:operator="=" table:field-number="3"/>
                <table:filter-condition table:value="Carrot" table:operator="=" table:field-number="4"/>
              </table:filter-and>
              <table:filter-and>
                <table:filter-condition table:value="12/07/2025" table:operator="=" table:field-number="0"/>
                <table:filter-condition table:value="20:49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Sweetcorn &amp; Red Pepper Relish" table:operator="=" table:field-number="4"/>
              </table:filter-and>
              <table:filter-and>
                <table:filter-condition table:value="12/07/2025" table:operator="=" table:field-number="0"/>
                <table:filter-condition table:value="20:50" table:operator="=" table:field-number="1"/>
                <table:filter-condition table:value="FOOD" table:operator="=" table:field-number="3"/>
                <table:filter-condition table:value="Potatoes" table:operator="=" table:field-number="4"/>
              </table:filter-and>
              <table:filter-and>
                <table:filter-condition table:value="13/07/2025" table:operator="=" table:field-number="0"/>
                <table:filter-condition table:value="08:53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13/07/2025" table:operator="=" table:field-number="0"/>
                <table:filter-condition table:value="08:53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13/07/2025" table:operator="=" table:field-number="0"/>
                <table:filter-condition table:value="08:53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13/07/2025" table:operator="=" table:field-number="0"/>
                <table:filter-condition table:value="08:53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13/07/2025" table:operator="=" table:field-number="0"/>
                <table:filter-condition table:value="17:14" table:operator="=" table:field-number="1"/>
                <table:filter-condition table:value="FOOD" table:operator="=" table:field-number="3"/>
                <table:filter-condition table:value="GF Sourdough Bread Sliced" table:operator="=" table:field-number="4"/>
              </table:filter-and>
              <table:filter-and>
                <table:filter-condition table:value="13/07/2025" table:operator="=" table:field-number="0"/>
                <table:filter-condition table:value="17:14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13/07/2025" table:operator="=" table:field-number="0"/>
                <table:filter-condition table:value="17:14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13/07/2025" table:operator="=" table:field-number="0"/>
                <table:filter-condition table:value="17:14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13/07/2025" table:operator="=" table:field-number="0"/>
                <table:filter-condition table:value="17:14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13/07/2025" table:operator="=" table:field-number="0"/>
                <table:filter-condition table:value="20:24" table:operator="=" table:field-number="1"/>
                <table:filter-condition table:value="FOOD" table:operator="=" table:field-number="3"/>
                <table:filter-condition table:value="GF Spaghetti" table:operator="=" table:field-number="4"/>
              </table:filter-and>
              <table:filter-and>
                <table:filter-condition table:value="13/07/2025" table:operator="=" table:field-number="0"/>
                <table:filter-condition table:value="20:24" table:operator="=" table:field-number="1"/>
                <table:filter-condition table:value="FOOD" table:operator="=" table:field-number="3"/>
                <table:filter-condition table:value="Bolognaise Sauce" table:operator="=" table:field-number="4"/>
              </table:filter-and>
              <table:filter-and>
                <table:filter-condition table:value="13/07/2025" table:operator="=" table:field-number="0"/>
                <table:filter-condition table:value="20:24" table:operator="=" table:field-number="1"/>
                <table:filter-condition table:value="FOOD" table:operator="=" table:field-number="3"/>
                <table:filter-condition table:value="Apple" table:operator="=" table:field-number="4"/>
              </table:filter-and>
              <table:filter-and>
                <table:filter-condition table:value="13/07/2025" table:operator="=" table:field-number="0"/>
                <table:filter-condition table:value="20:24" table:operator="=" table:field-number="1"/>
                <table:filter-condition table:value="FOOD" table:operator="=" table:field-number="3"/>
                <table:filter-condition table:value="Strawberries" table:operator="=" table:field-number="4"/>
              </table:filter-and>
              <table:filter-and>
                <table:filter-condition table:value="14/07/2025" table:operator="=" table:field-number="0"/>
                <table:filter-condition table:value="07:59" table:operator="=" table:field-number="1"/>
                <table:filter-condition table:value="FOOD" table:operator="=" table:field-number="3"/>
                <table:filter-condition table:value="Coconut Oil" table:operator="=" table:field-number="4"/>
              </table:filter-and>
              <table:filter-and>
                <table:filter-condition table:value="14/07/2025" table:operator="=" table:field-number="0"/>
                <table:filter-condition table:value="09:04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14/07/2025" table:operator="=" table:field-number="0"/>
                <table:filter-condition table:value="09:04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14/07/2025" table:operator="=" table:field-number="0"/>
                <table:filter-condition table:value="09:04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14/07/2025" table:operator="=" table:field-number="0"/>
                <table:filter-condition table:value="09:04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14/07/2025" table:operator="=" table:field-number="0"/>
                <table:filter-condition table:value="12:59" table:operator="=" table:field-number="1"/>
                <table:filter-condition table:value="FOOD" table:operator="=" table:field-number="3"/>
                <table:filter-condition table:value="Chicken Spice Mix" table:operator="=" table:field-number="4"/>
              </table:filter-and>
              <table:filter-and>
                <table:filter-condition table:value="14/07/2025" table:operator="=" table:field-number="0"/>
                <table:filter-condition table:value="17:12" table:operator="=" table:field-number="1"/>
                <table:filter-condition table:value="FOOD" table:operator="=" table:field-number="3"/>
                <table:filter-condition table:value="GF Sourdough Bread Sliced" table:operator="=" table:field-number="4"/>
              </table:filter-and>
              <table:filter-and>
                <table:filter-condition table:value="14/07/2025" table:operator="=" table:field-number="0"/>
                <table:filter-condition table:value="17:12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14/07/2025" table:operator="=" table:field-number="0"/>
                <table:filter-condition table:value="17:12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14/07/2025" table:operator="=" table:field-number="0"/>
                <table:filter-condition table:value="17:12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14/07/2025" table:operator="=" table:field-number="0"/>
                <table:filter-condition table:value="17:12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14/07/2025" table:operator="=" table:field-number="0"/>
                <table:filter-condition table:value="17:12" table:operator="=" table:field-number="1"/>
                <table:filter-condition table:value="FOOD" table:operator="=" table:field-number="3"/>
                <table:filter-condition table:value="Carrot" table:operator="=" table:field-number="4"/>
              </table:filter-and>
              <table:filter-and>
                <table:filter-condition table:value="14/07/2025" table:operator="=" table:field-number="0"/>
                <table:filter-condition table:value="17:12" table:operator="=" table:field-number="1"/>
                <table:filter-condition table:value="HEADACHE" table:operator="=" table:field-number="3"/>
                <table:filter-condition table:value="Severity" table:operator="=" table:field-number="4"/>
              </table:filter-and>
              <table:filter-and>
                <table:filter-condition table:value="14/07/2025" table:operator="=" table:field-number="0"/>
                <table:filter-condition table:value="19:59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14/07/2025" table:operator="=" table:field-number="0"/>
                <table:filter-condition table:value="19:59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14/07/2025" table:operator="=" table:field-number="0"/>
                <table:filter-condition table:value="19:59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14/07/2025" table:operator="=" table:field-number="0"/>
                <table:filter-condition table:value="19:59" table:operator="=" table:field-number="1"/>
                <table:filter-condition table:value="FOOD" table:operator="=" table:field-number="3"/>
                <table:filter-condition table:value="Carrot" table:operator="=" table:field-number="4"/>
              </table:filter-and>
              <table:filter-and>
                <table:filter-condition table:value="14/07/2025" table:operator="=" table:field-number="0"/>
                <table:filter-condition table:value="19:59" table:operator="=" table:field-number="1"/>
                <table:filter-condition table:value="FOOD" table:operator="=" table:field-number="3"/>
                <table:filter-condition table:value="Potatoes" table:operator="=" table:field-number="4"/>
              </table:filter-and>
              <table:filter-and>
                <table:filter-condition table:value="14/07/2025" table:operator="=" table:field-number="0"/>
                <table:filter-condition table:value="19:59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14/07/2025" table:operator="=" table:field-number="0"/>
                <table:filter-condition table:value="19:59" table:operator="=" table:field-number="1"/>
                <table:filter-condition table:value="FOOD" table:operator="=" table:field-number="3"/>
                <table:filter-condition table:value="Chicken Spice Mix" table:operator="=" table:field-number="4"/>
              </table:filter-and>
              <table:filter-and>
                <table:filter-condition table:value="14/07/2025" table:operator="=" table:field-number="0"/>
                <table:filter-condition table:value="19:59" table:operator="=" table:field-number="1"/>
                <table:filter-condition table:value="FOOD" table:operator="=" table:field-number="3"/>
                <table:filter-condition table:value="Apple" table:operator="=" table:field-number="4"/>
              </table:filter-and>
              <table:filter-and>
                <table:filter-condition table:value="14/07/2025" table:operator="=" table:field-number="0"/>
                <table:filter-condition table:value="19:59" table:operator="=" table:field-number="1"/>
                <table:filter-condition table:value="FOOD" table:operator="=" table:field-number="3"/>
                <table:filter-condition table:value="Strawberries" table:operator="=" table:field-number="4"/>
              </table:filter-and>
              <table:filter-and>
                <table:filter-condition table:value="14/07/2025" table:operator="=" table:field-number="0"/>
                <table:filter-condition table:value="22:27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Harissa Spice Mix" table:operator="=" table:field-number="4"/>
              </table:filter-and>
              <table:filter-and>
                <table:filter-condition table:value="14/07/2025" table:operator="=" table:field-number="0"/>
                <table:filter-condition table:value="22:27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Peri Spice Mix" table:operator="=" table:field-number="4"/>
              </table:filter-and>
              <table:filter-and>
                <table:filter-condition table:value="15/07/2025" table:operator="=" table:field-number="0"/>
                <table:filter-condition table:value="07:39" table:operator="=" table:field-number="1"/>
                <table:filter-condition table:value="HEADACHE" table:operator="=" table:field-number="3"/>
                <table:filter-condition table:value="Severity" table:operator="=" table:field-number="4"/>
              </table:filter-and>
              <table:filter-and>
                <table:filter-condition table:value="15/07/2025" table:operator="=" table:field-number="0"/>
                <table:filter-condition table:value="08:30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15/07/2025" table:operator="=" table:field-number="0"/>
                <table:filter-condition table:value="08:30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15/07/2025" table:operator="=" table:field-number="0"/>
                <table:filter-condition table:value="08:30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15/07/2025" table:operator="=" table:field-number="0"/>
                <table:filter-condition table:value="08:30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15/07/2025" table:operator="=" table:field-number="0"/>
                <table:filter-condition table:value="20:42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15/07/2025" table:operator="=" table:field-number="0"/>
                <table:filter-condition table:value="20:42" table:operator="=" table:field-number="1"/>
                <table:filter-condition table:value="FOOD" table:operator="=" table:field-number="3"/>
                <table:filter-condition table:value="Smash Burger" table:operator="=" table:field-number="4"/>
              </table:filter-and>
              <table:filter-and>
                <table:filter-condition table:value="15/07/2025" table:operator="=" table:field-number="0"/>
                <table:filter-condition table:value="20:42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15/07/2025" table:operator="=" table:field-number="0"/>
                <table:filter-condition table:value="20:42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15/07/2025" table:operator="=" table:field-number="0"/>
                <table:filter-condition table:value="20:42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15/07/2025" table:operator="=" table:field-number="0"/>
                <table:filter-condition table:value="20:42" table:operator="=" table:field-number="1"/>
                <table:filter-condition table:value="FOOD" table:operator="=" table:field-number="3"/>
                <table:filter-condition table:value="Carrot" table:operator="=" table:field-number="4"/>
              </table:filter-and>
              <table:filter-and>
                <table:filter-condition table:value="15/07/2025" table:operator="=" table:field-number="0"/>
                <table:filter-condition table:value="20:42" table:operator="=" table:field-number="1"/>
                <table:filter-condition table:value="FOOD" table:operator="=" table:field-number="3"/>
                <table:filter-condition table:value="GF White Muffin Roll" table:operator="=" table:field-number="4"/>
              </table:filter-and>
              <table:filter-and>
                <table:filter-condition table:value="15/07/2025" table:operator="=" table:field-number="0"/>
                <table:filter-condition table:value="20:43" table:operator="=" table:field-number="1"/>
                <table:filter-condition table:value="FOOD" table:operator="=" table:field-number="3"/>
                <table:filter-condition table:value="Apple" table:operator="=" table:field-number="4"/>
              </table:filter-and>
              <table:filter-and>
                <table:filter-condition table:value="15/07/2025" table:operator="=" table:field-number="0"/>
                <table:filter-condition table:value="20:43" table:operator="=" table:field-number="1"/>
                <table:filter-condition table:value="FOOD" table:operator="=" table:field-number="3"/>
                <table:filter-condition table:value="Strawberries" table:operator="=" table:field-number="4"/>
              </table:filter-and>
              <table:filter-and>
                <table:filter-condition table:value="16/07/2025" table:operator="=" table:field-number="0"/>
                <table:filter-condition table:value="08:30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16/07/2025" table:operator="=" table:field-number="0"/>
                <table:filter-condition table:value="08:30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16/07/2025" table:operator="=" table:field-number="0"/>
                <table:filter-condition table:value="08:30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16/07/2025" table:operator="=" table:field-number="0"/>
                <table:filter-condition table:value="08:30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16/07/2025" table:operator="=" table:field-number="0"/>
                <table:filter-condition table:value="13:51" table:operator="=" table:field-number="1"/>
                <table:filter-condition table:value="FOOD" table:operator="=" table:field-number="3"/>
                <table:filter-condition table:value="GF Sourdough Bread Sliced" table:operator="=" table:field-number="4"/>
              </table:filter-and>
              <table:filter-and>
                <table:filter-condition table:value="16/07/2025" table:operator="=" table:field-number="0"/>
                <table:filter-condition table:value="13:51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16/07/2025" table:operator="=" table:field-number="0"/>
                <table:filter-condition table:value="13:51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16/07/2025" table:operator="=" table:field-number="0"/>
                <table:filter-condition table:value="13:51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16/07/2025" table:operator="=" table:field-number="0"/>
                <table:filter-condition table:value="13:51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16/07/2025" table:operator="=" table:field-number="0"/>
                <table:filter-condition table:value="13:51" table:operator="=" table:field-number="1"/>
                <table:filter-condition table:value="FOOD" table:operator="=" table:field-number="3"/>
                <table:filter-condition table:value="Carrot" table:operator="=" table:field-number="4"/>
              </table:filter-and>
              <table:filter-and>
                <table:filter-condition table:value="16/07/2025" table:operator="=" table:field-number="0"/>
                <table:filter-condition table:value="13:51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Chilli &amp; Lime Peanuts" table:operator="=" table:field-number="4"/>
              </table:filter-and>
              <table:filter-and>
                <table:filter-condition table:value="16/07/2025" table:operator="=" table:field-number="0"/>
                <table:filter-condition table:value="20:42" table:operator="=" table:field-number="1"/>
                <table:filter-condition table:value="FOOD" table:operator="=" table:field-number="3"/>
                <table:filter-condition table:value="Roast Pork" table:operator="=" table:field-number="4"/>
              </table:filter-and>
              <table:filter-and>
                <table:filter-condition table:value="16/07/2025" table:operator="=" table:field-number="0"/>
                <table:filter-condition table:value="20:42" table:operator="=" table:field-number="1"/>
                <table:filter-condition table:value="FOOD" table:operator="=" table:field-number="3"/>
                <table:filter-condition table:value="Potatoes" table:operator="=" table:field-number="4"/>
              </table:filter-and>
              <table:filter-and>
                <table:filter-condition table:value="16/07/2025" table:operator="=" table:field-number="0"/>
                <table:filter-condition table:value="20:42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16/07/2025" table:operator="=" table:field-number="0"/>
                <table:filter-condition table:value="20:42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16/07/2025" table:operator="=" table:field-number="0"/>
                <table:filter-condition table:value="20:42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16/07/2025" table:operator="=" table:field-number="0"/>
                <table:filter-condition table:value="20:42" table:operator="=" table:field-number="1"/>
                <table:filter-condition table:value="FOOD" table:operator="=" table:field-number="3"/>
                <table:filter-condition table:value="Carrot" table:operator="=" table:field-number="4"/>
              </table:filter-and>
              <table:filter-and>
                <table:filter-condition table:value="16/07/2025" table:operator="=" table:field-number="0"/>
                <table:filter-condition table:value="20:43" table:operator="=" table:field-number="1"/>
                <table:filter-condition table:value="FOOD" table:operator="=" table:field-number="3"/>
                <table:filter-condition table:value="Apple" table:operator="=" table:field-number="4"/>
              </table:filter-and>
              <table:filter-and>
                <table:filter-condition table:value="16/07/2025" table:operator="=" table:field-number="0"/>
                <table:filter-condition table:value="20:43" table:operator="=" table:field-number="1"/>
                <table:filter-condition table:value="FOOD" table:operator="=" table:field-number="3"/>
                <table:filter-condition table:value="Strawberries" table:operator="=" table:field-number="4"/>
              </table:filter-and>
              <table:filter-and>
                <table:filter-condition table:value="17/07/2025" table:operator="=" table:field-number="0"/>
                <table:filter-condition table:value="08:23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17/07/2025" table:operator="=" table:field-number="0"/>
                <table:filter-condition table:value="08:23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17/07/2025" table:operator="=" table:field-number="0"/>
                <table:filter-condition table:value="08:23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17/07/2025" table:operator="=" table:field-number="0"/>
                <table:filter-condition table:value="08:23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17/07/2025" table:operator="=" table:field-number="0"/>
                <table:filter-condition table:value="13:41" table:operator="=" table:field-number="1"/>
                <table:filter-condition table:value="FOOD" table:operator="=" table:field-number="3"/>
                <table:filter-condition table:value="GF Sourdough Bread Sliced" table:operator="=" table:field-number="4"/>
              </table:filter-and>
              <table:filter-and>
                <table:filter-condition table:value="17/07/2025" table:operator="=" table:field-number="0"/>
                <table:filter-condition table:value="13:41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17/07/2025" table:operator="=" table:field-number="0"/>
                <table:filter-condition table:value="13:41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17/07/2025" table:operator="=" table:field-number="0"/>
                <table:filter-condition table:value="13:41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17/07/2025" table:operator="=" table:field-number="0"/>
                <table:filter-condition table:value="13:41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17/07/2025" table:operator="=" table:field-number="0"/>
                <table:filter-condition table:value="13:41" table:operator="=" table:field-number="1"/>
                <table:filter-condition table:value="FOOD" table:operator="=" table:field-number="3"/>
                <table:filter-condition table:value="Carrot" table:operator="=" table:field-number="4"/>
              </table:filter-and>
              <table:filter-and>
                <table:filter-condition table:value="17/07/2025" table:operator="=" table:field-number="0"/>
                <table:filter-condition table:value="13:59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Chilli &amp; Lime Peanuts" table:operator="=" table:field-number="4"/>
              </table:filter-and>
              <table:filter-and>
                <table:filter-condition table:value="17/07/2025" table:operator="=" table:field-number="0"/>
                <table:filter-condition table:value="21:44" table:operator="=" table:field-number="1"/>
                <table:filter-condition table:value="FOOD" table:operator="=" table:field-number="3"/>
                <table:filter-condition table:value="Spanish Omelette" table:operator="=" table:field-number="4"/>
              </table:filter-and>
              <table:filter-and>
                <table:filter-condition table:value="17/07/2025" table:operator="=" table:field-number="0"/>
                <table:filter-condition table:value="21:44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17/07/2025" table:operator="=" table:field-number="0"/>
                <table:filter-condition table:value="21:44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17/07/2025" table:operator="=" table:field-number="0"/>
                <table:filter-condition table:value="21:44" table:operator="=" table:field-number="1"/>
                <table:filter-condition table:value="FOOD" table:operator="=" table:field-number="3"/>
                <table:filter-condition table:value="Carrot" table:operator="=" table:field-number="4"/>
              </table:filter-and>
              <table:filter-and>
                <table:filter-condition table:value="17/07/2025" table:operator="=" table:field-number="0"/>
                <table:filter-condition table:value="21:44" table:operator="=" table:field-number="1"/>
                <table:filter-condition table:value="FOOD" table:operator="=" table:field-number="3"/>
                <table:filter-condition table:value="Apple" table:operator="=" table:field-number="4"/>
              </table:filter-and>
              <table:filter-and>
                <table:filter-condition table:value="17/07/2025" table:operator="=" table:field-number="0"/>
                <table:filter-condition table:value="21:44" table:operator="=" table:field-number="1"/>
                <table:filter-condition table:value="FOOD" table:operator="=" table:field-number="3"/>
                <table:filter-condition table:value="Strawberries" table:operator="=" table:field-number="4"/>
              </table:filter-and>
              <table:filter-and>
                <table:filter-condition table:value="17/07/2025" table:operator="=" table:field-number="0"/>
                <table:filter-condition table:value="21:44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Chilli &amp; Lime Peanuts" table:operator="=" table:field-number="4"/>
              </table:filter-and>
              <table:filter-and>
                <table:filter-condition table:value="18/07/2025" table:operator="=" table:field-number="0"/>
                <table:filter-condition table:value="08:17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18/07/2025" table:operator="=" table:field-number="0"/>
                <table:filter-condition table:value="10:17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18/07/2025" table:operator="=" table:field-number="0"/>
                <table:filter-condition table:value="10:17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18/07/2025" table:operator="=" table:field-number="0"/>
                <table:filter-condition table:value="10:17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18/07/2025" table:operator="=" table:field-number="0"/>
                <table:filter-condition table:value="11:58" table:operator="=" table:field-number="1"/>
                <table:filter-condition table:value="HEADACHE" table:operator="=" table:field-number="3"/>
                <table:filter-condition table:value="Severity" table:operator="=" table:field-number="4"/>
              </table:filter-and>
              <table:filter-and>
                <table:filter-condition table:value="18/07/2025" table:operator="=" table:field-number="0"/>
                <table:filter-condition table:value="13:13" table:operator="=" table:field-number="1"/>
                <table:filter-condition table:value="FOOD" table:operator="=" table:field-number="3"/>
                <table:filter-condition table:value="GF White Muffin Roll" table:operator="=" table:field-number="4"/>
              </table:filter-and>
              <table:filter-and>
                <table:filter-condition table:value="18/07/2025" table:operator="=" table:field-number="0"/>
                <table:filter-condition table:value="13:13" table:operator="=" table:field-number="1"/>
                <table:filter-condition table:value="FOOD" table:operator="=" table:field-number="3"/>
                <table:filter-condition table:value="Smash Burger" table:operator="=" table:field-number="4"/>
              </table:filter-and>
              <table:filter-and>
                <table:filter-condition table:value="18/07/2025" table:operator="=" table:field-number="0"/>
                <table:filter-condition table:value="13:13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18/07/2025" table:operator="=" table:field-number="0"/>
                <table:filter-condition table:value="13:13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Sweetcorn &amp; Red Pepper Relish" table:operator="=" table:field-number="4"/>
              </table:filter-and>
              <table:filter-and>
                <table:filter-condition table:value="18/07/2025" table:operator="=" table:field-number="0"/>
                <table:filter-condition table:value="19:51" table:operator="=" table:field-number="1"/>
                <table:filter-condition table:value="FOOD" table:operator="=" table:field-number="3"/>
                <table:filter-condition table:value="Spanish Omelette" table:operator="=" table:field-number="4"/>
              </table:filter-and>
              <table:filter-and>
                <table:filter-condition table:value="18/07/2025" table:operator="=" table:field-number="0"/>
                <table:filter-condition table:value="19:51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18/07/2025" table:operator="=" table:field-number="0"/>
                <table:filter-condition table:value="19:51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18/07/2025" table:operator="=" table:field-number="0"/>
                <table:filter-condition table:value="19:51" table:operator="=" table:field-number="1"/>
                <table:filter-condition table:value="FOOD" table:operator="=" table:field-number="3"/>
                <table:filter-condition table:value="Carrot" table:operator="=" table:field-number="4"/>
              </table:filter-and>
              <table:filter-and>
                <table:filter-condition table:value="18/07/2025" table:operator="=" table:field-number="0"/>
                <table:filter-condition table:value="21:21" table:operator="=" table:field-number="1"/>
                <table:filter-condition table:value="FOOD" table:operator="=" table:field-number="3"/>
                <table:filter-condition table:value="Apple" table:operator="=" table:field-number="4"/>
              </table:filter-and>
              <table:filter-and>
                <table:filter-condition table:value="18/07/2025" table:operator="=" table:field-number="0"/>
                <table:filter-condition table:value="21:21" table:operator="=" table:field-number="1"/>
                <table:filter-condition table:value="FOOD" table:operator="=" table:field-number="3"/>
                <table:filter-condition table:value="Strawberries" table:operator="=" table:field-number="4"/>
              </table:filter-and>
              <table:filter-and>
                <table:filter-condition table:value="19/07/2025" table:operator="=" table:field-number="0"/>
                <table:filter-condition table:value="07:43" table:operator="=" table:field-number="1"/>
                <table:filter-condition table:value="HEADACHE" table:operator="=" table:field-number="3"/>
                <table:filter-condition table:value="Severity" table:operator="=" table:field-number="4"/>
              </table:filter-and>
              <table:filter-and>
                <table:filter-condition table:value="19/07/2025" table:operator="=" table:field-number="0"/>
                <table:filter-condition table:value="13:28" table:operator="=" table:field-number="1"/>
                <table:filter-condition table:value="FOOD" table:operator="=" table:field-number="3"/>
                <table:filter-condition table:value="Hash Brown" table:operator="=" table:field-number="4"/>
              </table:filter-and>
              <table:filter-and>
                <table:filter-condition table:value="19/07/2025" table:operator="=" table:field-number="0"/>
                <table:filter-condition table:value="13:28" table:operator="=" table:field-number="1"/>
                <table:filter-condition table:value="FOOD" table:operator="=" table:field-number="3"/>
                <table:filter-condition table:value="Eggs" table:operator="=" table:field-number="4"/>
              </table:filter-and>
              <table:filter-and>
                <table:filter-condition table:value="19/07/2025" table:operator="=" table:field-number="0"/>
                <table:filter-condition table:value="13:28" table:operator="=" table:field-number="1"/>
                <table:filter-condition table:value="FOOD" table:operator="=" table:field-number="3"/>
                <table:filter-condition table:value="Bacon" table:operator="=" table:field-number="4"/>
              </table:filter-and>
              <table:filter-and>
                <table:filter-condition table:value="19/07/2025" table:operator="=" table:field-number="0"/>
                <table:filter-condition table:value="20:07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19/07/2025" table:operator="=" table:field-number="0"/>
                <table:filter-condition table:value="20:07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19/07/2025" table:operator="=" table:field-number="0"/>
                <table:filter-condition table:value="20:07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19/07/2025" table:operator="=" table:field-number="0"/>
                <table:filter-condition table:value="20:07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19/07/2025" table:operator="=" table:field-number="0"/>
                <table:filter-condition table:value="20:08" table:operator="=" table:field-number="1"/>
                <table:filter-condition table:value="FOOD" table:operator="=" table:field-number="3"/>
                <table:filter-condition table:value="Carrot" table:operator="=" table:field-number="4"/>
              </table:filter-and>
              <table:filter-and>
                <table:filter-condition table:value="19/07/2025" table:operator="=" table:field-number="0"/>
                <table:filter-condition table:value="20:08" table:operator="=" table:field-number="1"/>
                <table:filter-condition table:value="FOOD" table:operator="=" table:field-number="3"/>
                <table:filter-condition table:value="Oven Chips" table:operator="=" table:field-number="4"/>
              </table:filter-and>
              <table:filter-and>
                <table:filter-condition table:value="19/07/2025" table:operator="=" table:field-number="0"/>
                <table:filter-condition table:value="20:08" table:operator="=" table:field-number="1"/>
                <table:filter-condition table:value="FOOD" table:operator="=" table:field-number="3"/>
                <table:filter-condition table:value="Chicken Spice Mix" table:operator="=" table:field-number="4"/>
              </table:filter-and>
              <table:filter-and>
                <table:filter-condition table:value="19/07/2025" table:operator="=" table:field-number="0"/>
                <table:filter-condition table:value="20:30" table:operator="=" table:field-number="1"/>
                <table:filter-condition table:value="FOOD" table:operator="=" table:field-number="3"/>
                <table:filter-condition table:value="Apple" table:operator="=" table:field-number="4"/>
              </table:filter-and>
              <table:filter-and>
                <table:filter-condition table:value="19/07/2025" table:operator="=" table:field-number="0"/>
                <table:filter-condition table:value="20:30" table:operator="=" table:field-number="1"/>
                <table:filter-condition table:value="FOOD" table:operator="=" table:field-number="3"/>
                <table:filter-condition table:value="Strawberries" table:operator="=" table:field-number="4"/>
              </table:filter-and>
              <table:filter-and>
                <table:filter-condition table:value="20/07/2025" table:operator="=" table:field-number="0"/>
                <table:filter-condition table:value="11:20" table:operator="=" table:field-number="1"/>
                <table:filter-condition table:value="FOOD" table:operator="=" table:field-number="3"/>
                <table:filter-condition table:value="Bacon (Newlyns)" table:operator="=" table:field-number="4"/>
              </table:filter-and>
              <table:filter-and>
                <table:filter-condition table:value="20/07/2025" table:operator="=" table:field-number="0"/>
                <table:filter-condition table:value="11:20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Hash Brown (Newlyns)" table:operator="=" table:field-number="4"/>
              </table:filter-and>
              <table:filter-and>
                <table:filter-condition table:value="20/07/2025" table:operator="=" table:field-number="0"/>
                <table:filter-condition table:value="11:20" table:operator="=" table:field-number="1"/>
                <table:filter-condition table:value="X" table:operator="=" table:field-number="2"/>
                <table:filter-condition table:value="FOOD" table:operator="=" table:field-number="3"/>
                <table:filter-condition table:value="Soy Latte (Newlyns)" table:operator="=" table:field-number="4"/>
              </table:filter-and>
              <table:filter-and>
                <table:filter-condition table:value="20/07/2025" table:operator="=" table:field-number="0"/>
                <table:filter-condition table:value="11:20" table:operator="=" table:field-number="1"/>
                <table:filter-condition table:value="FOOD" table:operator="=" table:field-number="3"/>
                <table:filter-condition table:value="Fried Egg (Newlyns)" table:operator="=" table:field-number="4"/>
              </table:filter-and>
              <table:filter-and>
                <table:filter-condition table:value="20/07/2025" table:operator="=" table:field-number="0"/>
                <table:filter-condition table:value="11:56" table:operator="=" table:field-number="1"/>
                <table:filter-condition table:value="FOOD" table:operator="=" table:field-number="3"/>
                <table:filter-condition table:value="Bacon" table:operator="=" table:field-number="4"/>
              </table:filter-and>
              <table:filter-and>
                <table:filter-condition table:value="20/07/2025" table:operator="=" table:field-number="0"/>
                <table:filter-condition table:value="11:56" table:operator="=" table:field-number="1"/>
                <table:filter-condition table:value="FOOD" table:operator="=" table:field-number="3"/>
                <table:filter-condition table:value="Hash Brown" table:operator="=" table:field-number="4"/>
              </table:filter-and>
              <table:filter-and>
                <table:filter-condition table:value="20/07/2025" table:operator="=" table:field-number="0"/>
                <table:filter-condition table:value="11:56" table:operator="=" table:field-number="1"/>
                <table:filter-condition table:value="FOOD" table:operator="=" table:field-number="3"/>
                <table:filter-condition table:value="Eggs" table:operator="=" table:field-number="4"/>
              </table:filter-and>
              <table:filter-and>
                <table:filter-condition table:value="20/07/2025" table:operator="=" table:field-number="0"/>
                <table:filter-condition table:value="19:56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20/07/2025" table:operator="=" table:field-number="0"/>
                <table:filter-condition table:value="19:57" table:operator="=" table:field-number="1"/>
                <table:filter-condition table:value="FOOD" table:operator="=" table:field-number="3"/>
                <table:filter-condition table:value="Chicken Spice Mix" table:operator="=" table:field-number="4"/>
              </table:filter-and>
              <table:filter-and>
                <table:filter-condition table:value="20/07/2025" table:operator="=" table:field-number="0"/>
                <table:filter-condition table:value="19:57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20/07/2025" table:operator="=" table:field-number="0"/>
                <table:filter-condition table:value="19:57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20/07/2025" table:operator="=" table:field-number="0"/>
                <table:filter-condition table:value="19:57" table:operator="=" table:field-number="1"/>
                <table:filter-condition table:value="FOOD" table:operator="=" table:field-number="3"/>
                <table:filter-condition table:value="Carrot" table:operator="=" table:field-number="4"/>
              </table:filter-and>
              <table:filter-and>
                <table:filter-condition table:value="20/07/2025" table:operator="=" table:field-number="0"/>
                <table:filter-condition table:value="19:58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20/07/2025" table:operator="=" table:field-number="0"/>
                <table:filter-condition table:value="20:35" table:operator="=" table:field-number="1"/>
                <table:filter-condition table:value="FOOD" table:operator="=" table:field-number="3"/>
                <table:filter-condition table:value="Strawberries" table:operator="=" table:field-number="4"/>
              </table:filter-and>
              <table:filter-and>
                <table:filter-condition table:value="20/07/2025" table:operator="=" table:field-number="0"/>
                <table:filter-condition table:value="20:35" table:operator="=" table:field-number="1"/>
                <table:filter-condition table:value="FOOD" table:operator="=" table:field-number="3"/>
                <table:filter-condition table:value="Apple" table:operator="=" table:field-number="4"/>
              </table:filter-and>
              <table:filter-and>
                <table:filter-condition table:value="21/07/2025" table:operator="=" table:field-number="0"/>
                <table:filter-condition table:value="07:30" table:operator="=" table:field-number="1"/>
                <table:filter-condition table:value="HEADACHE" table:operator="=" table:field-number="3"/>
                <table:filter-condition table:value="Severity" table:operator="=" table:field-number="4"/>
              </table:filter-and>
              <table:filter-and>
                <table:filter-condition table:value="21/07/2025" table:operator="=" table:field-number="0"/>
                <table:filter-condition table:value="08:17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21/07/2025" table:operator="=" table:field-number="0"/>
                <table:filter-condition table:value="08:17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21/07/2025" table:operator="=" table:field-number="0"/>
                <table:filter-condition table:value="08:17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21/07/2025" table:operator="=" table:field-number="0"/>
                <table:filter-condition table:value="08:17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21/07/2025" table:operator="=" table:field-number="0"/>
                <table:filter-condition table:value="13:22" table:operator="=" table:field-number="1"/>
                <table:filter-condition table:value="FOOD" table:operator="=" table:field-number="3"/>
                <table:filter-condition table:value="GF Sourdough Bread Sliced" table:operator="=" table:field-number="4"/>
              </table:filter-and>
              <table:filter-and>
                <table:filter-condition table:value="21/07/2025" table:operator="=" table:field-number="0"/>
                <table:filter-condition table:value="13:23" table:operator="=" table:field-number="1"/>
                <table:filter-condition table:value="FOOD" table:operator="=" table:field-number="3"/>
                <table:filter-condition table:value="Bacon" table:operator="=" table:field-number="4"/>
              </table:filter-and>
              <table:filter-and>
                <table:filter-condition table:value="21/07/2025" table:operator="=" table:field-number="0"/>
                <table:filter-condition table:value="19:33" table:operator="=" table:field-number="1"/>
                <table:filter-condition table:value="FOOD" table:operator="=" table:field-number="3"/>
                <table:filter-condition table:value="Smash Burger" table:operator="=" table:field-number="4"/>
              </table:filter-and>
              <table:filter-and>
                <table:filter-condition table:value="21/07/2025" table:operator="=" table:field-number="0"/>
                <table:filter-condition table:value="19:33" table:operator="=" table:field-number="1"/>
                <table:filter-condition table:value="FOOD" table:operator="=" table:field-number="3"/>
                <table:filter-condition table:value="GF White Muffin Roll" table:operator="=" table:field-number="4"/>
              </table:filter-and>
              <table:filter-and>
                <table:filter-condition table:value="21/07/2025" table:operator="=" table:field-number="0"/>
                <table:filter-condition table:value="19:33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21/07/2025" table:operator="=" table:field-number="0"/>
                <table:filter-condition table:value="19:33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21/07/2025" table:operator="=" table:field-number="0"/>
                <table:filter-condition table:value="19:33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21/07/2025" table:operator="=" table:field-number="0"/>
                <table:filter-condition table:value="19:33" table:operator="=" table:field-number="1"/>
                <table:filter-condition table:value="FOOD" table:operator="=" table:field-number="3"/>
                <table:filter-condition table:value="Carrot" table:operator="=" table:field-number="4"/>
              </table:filter-and>
              <table:filter-and>
                <table:filter-condition table:value="21/07/2025" table:operator="=" table:field-number="0"/>
                <table:filter-condition table:value="19:34" table:operator="=" table:field-number="1"/>
                <table:filter-condition table:value="FOOD" table:operator="=" table:field-number="3"/>
                <table:filter-condition table:value="Oven Chips" table:operator="=" table:field-number="4"/>
              </table:filter-and>
              <table:filter-and>
                <table:filter-condition table:value="21/07/2025" table:operator="=" table:field-number="0"/>
                <table:filter-condition table:value="19:36" table:operator="=" table:field-number="1"/>
                <table:filter-condition table:value="FOOD" table:operator="=" table:field-number="3"/>
                <table:filter-condition table:value="Sweetcorn Relish" table:operator="=" table:field-number="4"/>
              </table:filter-and>
              <table:filter-and>
                <table:filter-condition table:value="21/07/2025" table:operator="=" table:field-number="0"/>
                <table:filter-condition table:value="19:36" table:operator="=" table:field-number="1"/>
                <table:filter-condition table:value="FOOD" table:operator="=" table:field-number="3"/>
                <table:filter-condition table:value="Apple" table:operator="=" table:field-number="4"/>
              </table:filter-and>
              <table:filter-and>
                <table:filter-condition table:value="21/07/2025" table:operator="=" table:field-number="0"/>
                <table:filter-condition table:value="19:36" table:operator="=" table:field-number="1"/>
                <table:filter-condition table:value="FOOD" table:operator="=" table:field-number="3"/>
                <table:filter-condition table:value="Strawberries" table:operator="=" table:field-number="4"/>
              </table:filter-and>
              <table:filter-and>
                <table:filter-condition table:value="22/07/2025" table:operator="=" table:field-number="0"/>
                <table:filter-condition table:value="10:15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22/07/2025" table:operator="=" table:field-number="0"/>
                <table:filter-condition table:value="10:15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22/07/2025" table:operator="=" table:field-number="0"/>
                <table:filter-condition table:value="10:15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22/07/2025" table:operator="=" table:field-number="0"/>
                <table:filter-condition table:value="10:15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22/07/2025" table:operator="=" table:field-number="0"/>
                <table:filter-condition table:value="10:16" table:operator="=" table:field-number="1"/>
                <table:filter-condition table:value="FOOD" table:operator="=" table:field-number="3"/>
                <table:filter-condition table:value="GF Custard Creams" table:operator="=" table:field-number="4"/>
              </table:filter-and>
              <table:filter-and>
                <table:filter-condition table:value="22/07/2025" table:operator="=" table:field-number="0"/>
                <table:filter-condition table:value="13:06" table:operator="=" table:field-number="1"/>
                <table:filter-condition table:value="FOOD" table:operator="=" table:field-number="3"/>
                <table:filter-condition table:value="GF Sourdough Bread Sliced" table:operator="=" table:field-number="4"/>
              </table:filter-and>
              <table:filter-and>
                <table:filter-condition table:value="22/07/2025" table:operator="=" table:field-number="0"/>
                <table:filter-condition table:value="14:06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22/07/2025" table:operator="=" table:field-number="0"/>
                <table:filter-condition table:value="14:06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22/07/2025" table:operator="=" table:field-number="0"/>
                <table:filter-condition table:value="14:06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22/07/2025" table:operator="=" table:field-number="0"/>
                <table:filter-condition table:value="14:06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22/07/2025" table:operator="=" table:field-number="0"/>
                <table:filter-condition table:value="14:06" table:operator="=" table:field-number="1"/>
                <table:filter-condition table:value="FOOD" table:operator="=" table:field-number="3"/>
                <table:filter-condition table:value="Carrot" table:operator="=" table:field-number="4"/>
              </table:filter-and>
              <table:filter-and>
                <table:filter-condition table:value="22/07/2025" table:operator="=" table:field-number="0"/>
                <table:filter-condition table:value="20:05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22/07/2025" table:operator="=" table:field-number="0"/>
                <table:filter-condition table:value="20:05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22/07/2025" table:operator="=" table:field-number="0"/>
                <table:filter-condition table:value="20:05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22/07/2025" table:operator="=" table:field-number="0"/>
                <table:filter-condition table:value="20:05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22/07/2025" table:operator="=" table:field-number="0"/>
                <table:filter-condition table:value="20:05" table:operator="=" table:field-number="1"/>
                <table:filter-condition table:value="FOOD" table:operator="=" table:field-number="3"/>
                <table:filter-condition table:value="Carrot" table:operator="=" table:field-number="4"/>
              </table:filter-and>
              <table:filter-and>
                <table:filter-condition table:value="22/07/2025" table:operator="=" table:field-number="0"/>
                <table:filter-condition table:value="20:05" table:operator="=" table:field-number="1"/>
                <table:filter-condition table:value="FOOD" table:operator="=" table:field-number="3"/>
                <table:filter-condition table:value="Oven Chips" table:operator="=" table:field-number="4"/>
              </table:filter-and>
              <table:filter-and>
                <table:filter-condition table:value="22/07/2025" table:operator="=" table:field-number="0"/>
                <table:filter-condition table:value="20:05" table:operator="=" table:field-number="1"/>
                <table:filter-condition table:value="FOOD" table:operator="=" table:field-number="3"/>
                <table:filter-condition table:value="Apple" table:operator="=" table:field-number="4"/>
              </table:filter-and>
              <table:filter-and>
                <table:filter-condition table:value="22/07/2025" table:operator="=" table:field-number="0"/>
                <table:filter-condition table:value="20:05" table:operator="=" table:field-number="1"/>
                <table:filter-condition table:value="FOOD" table:operator="=" table:field-number="3"/>
                <table:filter-condition table:value="Strawberries" table:operator="=" table:field-number="4"/>
              </table:filter-and>
              <table:filter-and>
                <table:filter-condition table:value="22/07/2025" table:operator="=" table:field-number="0"/>
                <table:filter-condition table:value="20:51" table:operator="=" table:field-number="1"/>
                <table:filter-condition table:value="FOOD" table:operator="=" table:field-number="3"/>
                <table:filter-condition table:value="Chicken Spice Mix" table:operator="=" table:field-number="4"/>
              </table:filter-and>
              <table:filter-and>
                <table:filter-condition table:value="23/07/2025" table:operator="=" table:field-number="0"/>
                <table:filter-condition table:value="09:57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23/07/2025" table:operator="=" table:field-number="0"/>
                <table:filter-condition table:value="09:57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23/07/2025" table:operator="=" table:field-number="0"/>
                <table:filter-condition table:value="09:57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23/07/2025" table:operator="=" table:field-number="0"/>
                <table:filter-condition table:value="09:57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  <table:filter-and>
                <table:filter-condition table:value="23/07/2025" table:operator="=" table:field-number="0"/>
                <table:filter-condition table:value="14:56" table:operator="=" table:field-number="1"/>
                <table:filter-condition table:value="FOOD" table:operator="=" table:field-number="3"/>
                <table:filter-condition table:value="GF Sourdough Bread Sliced" table:operator="=" table:field-number="4"/>
              </table:filter-and>
              <table:filter-and>
                <table:filter-condition table:value="23/07/2025" table:operator="=" table:field-number="0"/>
                <table:filter-condition table:value="14:56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23/07/2025" table:operator="=" table:field-number="0"/>
                <table:filter-condition table:value="14:56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23/07/2025" table:operator="=" table:field-number="0"/>
                <table:filter-condition table:value="14:56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23/07/2025" table:operator="=" table:field-number="0"/>
                <table:filter-condition table:value="14:56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23/07/2025" table:operator="=" table:field-number="0"/>
                <table:filter-condition table:value="14:56" table:operator="=" table:field-number="1"/>
                <table:filter-condition table:value="FOOD" table:operator="=" table:field-number="3"/>
                <table:filter-condition table:value="Carrot" table:operator="=" table:field-number="4"/>
              </table:filter-and>
              <table:filter-and>
                <table:filter-condition table:value="23/07/2025" table:operator="=" table:field-number="0"/>
                <table:filter-condition table:value="14:56" table:operator="=" table:field-number="1"/>
                <table:filter-condition table:value="FOOD" table:operator="=" table:field-number="3"/>
                <table:filter-condition table:value="GF Custard Creams" table:operator="=" table:field-number="4"/>
              </table:filter-and>
              <table:filter-and>
                <table:filter-condition table:value="23/07/2025" table:operator="=" table:field-number="0"/>
                <table:filter-condition table:value="20:26" table:operator="=" table:field-number="1"/>
                <table:filter-condition table:value="FOOD" table:operator="=" table:field-number="3"/>
                <table:filter-condition table:value="Chicken" table:operator="=" table:field-number="4"/>
              </table:filter-and>
              <table:filter-and>
                <table:filter-condition table:value="23/07/2025" table:operator="=" table:field-number="0"/>
                <table:filter-condition table:value="20:26" table:operator="=" table:field-number="1"/>
                <table:filter-condition table:value="FOOD" table:operator="=" table:field-number="3"/>
                <table:filter-condition table:value="Mayonnaise" table:operator="=" table:field-number="4"/>
              </table:filter-and>
              <table:filter-and>
                <table:filter-condition table:value="23/07/2025" table:operator="=" table:field-number="0"/>
                <table:filter-condition table:value="20:26" table:operator="=" table:field-number="1"/>
                <table:filter-condition table:value="FOOD" table:operator="=" table:field-number="3"/>
                <table:filter-condition table:value="Lettuce" table:operator="=" table:field-number="4"/>
              </table:filter-and>
              <table:filter-and>
                <table:filter-condition table:value="23/07/2025" table:operator="=" table:field-number="0"/>
                <table:filter-condition table:value="20:26" table:operator="=" table:field-number="1"/>
                <table:filter-condition table:value="FOOD" table:operator="=" table:field-number="3"/>
                <table:filter-condition table:value="Cucumber" table:operator="=" table:field-number="4"/>
              </table:filter-and>
              <table:filter-and>
                <table:filter-condition table:value="23/07/2025" table:operator="=" table:field-number="0"/>
                <table:filter-condition table:value="20:26" table:operator="=" table:field-number="1"/>
                <table:filter-condition table:value="FOOD" table:operator="=" table:field-number="3"/>
                <table:filter-condition table:value="Carrot" table:operator="=" table:field-number="4"/>
              </table:filter-and>
              <table:filter-and>
                <table:filter-condition table:value="23/07/2025" table:operator="=" table:field-number="0"/>
                <table:filter-condition table:value="20:26" table:operator="=" table:field-number="1"/>
                <table:filter-condition table:value="FOOD" table:operator="=" table:field-number="3"/>
                <table:filter-condition table:value="Chicken Spice Mix" table:operator="=" table:field-number="4"/>
              </table:filter-and>
              <table:filter-and>
                <table:filter-condition table:value="23/07/2025" table:operator="=" table:field-number="0"/>
                <table:filter-condition table:value="20:27" table:operator="=" table:field-number="1"/>
                <table:filter-condition table:value="FOOD" table:operator="=" table:field-number="3"/>
                <table:filter-condition table:value="Apple" table:operator="=" table:field-number="4"/>
              </table:filter-and>
              <table:filter-and>
                <table:filter-condition table:value="23/07/2025" table:operator="=" table:field-number="0"/>
                <table:filter-condition table:value="20:27" table:operator="=" table:field-number="1"/>
                <table:filter-condition table:value="FOOD" table:operator="=" table:field-number="3"/>
                <table:filter-condition table:value="Strawberries" table:operator="=" table:field-number="4"/>
              </table:filter-and>
              <table:filter-and>
                <table:filter-condition table:value="24/07/2025" table:operator="=" table:field-number="0"/>
                <table:filter-condition table:value="08:24" table:operator="=" table:field-number="1"/>
                <table:filter-condition table:value="FOOD" table:operator="=" table:field-number="3"/>
                <table:filter-condition table:value="Nutribrex" table:operator="=" table:field-number="4"/>
              </table:filter-and>
              <table:filter-and>
                <table:filter-condition table:value="24/07/2025" table:operator="=" table:field-number="0"/>
                <table:filter-condition table:value="08:24" table:operator="=" table:field-number="1"/>
                <table:filter-condition table:value="FOOD" table:operator="=" table:field-number="3"/>
                <table:filter-condition table:value="Sugar" table:operator="=" table:field-number="4"/>
              </table:filter-and>
              <table:filter-and>
                <table:filter-condition table:value="24/07/2025" table:operator="=" table:field-number="0"/>
                <table:filter-condition table:value="08:24" table:operator="=" table:field-number="1"/>
                <table:filter-condition table:value="FOOD" table:operator="=" table:field-number="3"/>
                <table:filter-condition table:value="Lactose Free Milk" table:operator="=" table:field-number="4"/>
              </table:filter-and>
              <table:filter-and>
                <table:filter-condition table:value="24/07/2025" table:operator="=" table:field-number="0"/>
                <table:filter-condition table:value="08:24" table:operator="=" table:field-number="1"/>
                <table:filter-condition table:value="FOOD" table:operator="=" table:field-number="3"/>
                <table:filter-condition table:value="Chia Seeds" table:operator="=" table:field-number="4"/>
              </table:filter-and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ew_5f_Day_5f_Underline" style:display-name="New_Day_Underline" style:family="table-cell" style:parent-style-name="Default">
      <style:table-cell-properties fo:border-bottom="1.5pt solid #000000" style:diagonal-bl-tr="none" style:diagonal-tl-br="none" fo:border-left="none" fo:border-right="none" fo:border-top="none"/>
    </style:style>
    <style:style style:name="New_20_Day_5f_underline_5f_headache" style:display-name="New Day_underline_headache" style:family="table-cell" style:parent-style-name="New_5f_Day_5f_Underline">
      <style:table-cell-properties fo:border-bottom="none" fo:background-color="#ffa6a6" style:diagonal-bl-tr="none" style:diagonal-tl-br="none" fo:border-left="none" fo:border-right="none" fo:border-top="1.5pt solid #000000"/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4T10:27:39.617219152</meta:creation-date>
    <dc:date>2025-07-24T16:59:42.540162638</dc:date>
    <meta:editing-duration>PT6H32M3S</meta:editing-duration>
    <meta:editing-cycles>2</meta:editing-cycles>
    <meta:generator>LibreOffice/7.4.7.2$Linux_X86_64 LibreOffice_project/40$Build-2</meta:generator>
    <meta:document-statistic meta:table-count="2" meta:cell-count="5501" meta:object-count="0"/>
  </office:meta>
</office:document-meta>
</file>